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graphics"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graphics"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graphics" manifest:version="1.2" manifest:full-path="Object 31/"/>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 manifest:full-path="ObjectReplacements/Object 28"/>
  <manifest:file-entry manifest:media-type="application/x-openoffice-gdimetafile;windows_formatname=&quot;GDIMetaFile&quot;" manifest:full-path="ObjectReplacements/Object 16"/>
  <manifest:file-entry manifest:media-type="" manifest:full-path="ObjectReplacements/Object 21"/>
  <manifest:file-entry manifest:media-type=""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 manifest:full-path="ObjectReplacements/Object 10"/>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7"/>
  <manifest:file-entry manifest:media-type="" manifest:full-path="ObjectReplacements/Object 11"/>
  <manifest:file-entry manifest:media-type="" manifest:full-path="ObjectReplacements/Object 24"/>
  <manifest:file-entry manifest:media-type="" manifest:full-path="ObjectReplacements/Object 25"/>
  <manifest:file-entry manifest:media-type="" manifest:full-path="ObjectReplacements/Object 30"/>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charset="x-symbol"/>
    <style:font-face style:name="OpenSymbol3" svg:font-family="OpenSymbol" style:font-adornments="Cyrillic" style:font-charset="x-symbol"/>
    <style:font-face style:name="StarSymbol1" svg:font-family="StarSymbol" style:font-charset="x-symbol"/>
    <style:font-face style:name="Symbol2" svg:font-family="Symbol" style:font-charset="x-symbol"/>
    <style:font-face style:name="Symbol1" svg:font-family="Symbol" style:font-adornments="Cyrillic" style:font-charset="x-symbol"/>
    <style:font-face style:name="Symbol3" svg:font-family="Symbol" style:font-adornments="Обычный" style:font-charset="x-symbol"/>
    <style:font-face style:name="Lucida Sans Unicode3" svg:font-family="'Lucida Sans Unicode'" style:font-pitch="variable" style:font-charset="x-symbol"/>
    <style:font-face style:name="OpenSymbol1" svg:font-family="OpenSymbol" style:font-pitch="variable" style:font-charset="x-symbol"/>
    <style:font-face style:name="OpenSymbol4" svg:font-family="OpenSymbol" style:font-adornments="Regular" style:font-pitch="variable" style:font-charset="x-symbol"/>
    <style:font-face style:name="OpenSymbol5" svg:font-family="OpenSymbol, 'Arial Unicode MS'" style:font-pitch="variable" style:font-charset="x-symbol"/>
    <style:font-face style:name="StarSymbol2" svg:font-family="StarSymbol" style:font-pitch="variable" style:font-charset="x-symbol"/>
    <style:font-face style:name="StarSymbol" svg:font-family="StarSymbol" style:font-adornments="Regular" style:font-pitch="variable" style:font-charset="x-symbol"/>
    <style:font-face style:name="Tahoma4" svg:font-family="Tahoma"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Lucida Sans Unicode4" svg:font-family="'Lucida Sans Unicode'" style:font-family-generic="roman" style:font-pitch="variable" style:font-charset="x-symbol"/>
    <style:font-face style:name="MT Extra" svg:font-family="'MT Extra'" style:font-family-generic="roman" style:font-pitch="variable" style:font-charset="x-symbol"/>
    <style:font-face style:name="Symbol" svg:font-family="Symbol" style:font-family-generic="roman" style:font-pitch="variable" style:font-charset="x-symbol"/>
    <style:font-face style:name="Symbol4" svg:font-family="Symbol" style:font-adornments="Regular" style:font-family-generic="roman" style:font-pitch="variable" style:font-charset="x-symbol"/>
    <style:font-face style:name="Tahoma5" svg:font-family="Tahoma" style:font-family-generic="roman" style:font-pitch="variable" style:font-charset="x-symbol"/>
    <style:font-face style:name="Times New Roman3" svg:font-family="'Times New Roman'" style:font-family-generic="roman" style:font-pitch="variable" style:font-charset="x-symbol"/>
    <style:font-face style:name="Lucida Sans Unicode2" svg:font-family="'Lucida Sans Unicode'" style:font-family-generic="system" style:font-pitch="variable" style:font-charset="x-symbol"/>
    <style:font-face style:name="Tahoma3" svg:font-family="Tahoma" style:font-family-generic="system" style:font-pitch="variable" style:font-charset="x-symbol"/>
    <style:font-face style:name="OpenSymbol" svg:font-family="OpenSymbol"/>
    <style:font-face style:name="Petersburg2" svg:font-family="Petersburg" style:font-adornments="Cyrillic"/>
    <style:font-face style:name="Sylfaen" svg:font-family="Sylfaen"/>
    <style:font-face style:name="Tahoma6" svg:font-family="Tahoma"/>
    <style:font-face style:name="Courier New" svg:font-family="'Courier New'" style:font-family-generic="modern"/>
    <style:font-face style:name="Times New Roman1" svg:font-family="'Times New Roman'" style:font-family-generic="roman"/>
    <style:font-face style:name="Times New Roman2" svg:font-family="'Times New Roman'" style:font-adornments="Cyrillic" style:font-family-generic="roman"/>
    <style:font-face style:name="Consolas" svg:font-family="Consolas" style:font-adornments="Обычный" style:font-family-generic="modern" style:font-pitch="fixed"/>
    <style:font-face style:name="Courier New1" svg:font-family="'Courier New'" style:font-family-generic="modern" style:font-pitch="fixed"/>
    <style:font-face style:name="Mangal" svg:font-family="Mangal" style:font-pitch="variable"/>
    <style:font-face style:name="msam10" svg:font-family="msam10"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adornments="Полужирный" style:font-family-generic="swiss" style:font-pitch="variable"/>
    <style:font-face style:name="Open Sans1" svg:font-family="'Open Sans'" style:font-adornments="Полужирный курсив" style:font-family-generic="swiss" style:font-pitch="variable"/>
    <style:font-face style:name="Petersburg1" svg:font-family="Petersburg" style:font-family-generic="swiss" style:font-pitch="variable"/>
    <style:font-face style:name="Petersburg" svg:font-family="Petersburg" style:font-adornments="Cyril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3cm" fo:margin-left="4.863cm" fo:margin-right="4.994cm" table:align="margins" style:writing-mode="lr-tb"/>
    </style:style>
    <style:style style:name="Table1.A" style:family="table-column">
      <style:table-column-properties style:column-width="3.016cm" style:rel-column-width="34416*"/>
    </style:style>
    <style:style style:name="Table1.B" style:family="table-column">
      <style:table-column-properties style:column-width="2.727cm" style:rel-column-width="31119*"/>
    </style:style>
    <style:style style:name="Table1.1" style:family="table-row">
      <style:table-row-properties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row">
      <style:table-row-properties style:min-row-height="0.469cm" style:keep-together="false" fo:keep-together="always"/>
    </style:style>
    <style:style style:name="Table1.4" style:family="table-row">
      <style:table-row-properties style:min-row-height="0.109cm" style:keep-together="false" fo:keep-together="always"/>
    </style:style>
    <style:style style:name="P1" style:family="paragraph" style:parent-style-name="Footer">
      <style:paragraph-properties fo:margin-left="0cm" fo:margin-right="0.635cm" fo:text-indent="0.7cm" style:auto-text-indent="false"/>
      <style:text-properties fo:language="ru" fo:country="RU"/>
    </style:style>
    <style:style style:name="P2" style:family="paragraph" style:parent-style-name="Footer">
      <style:paragraph-properties fo:text-align="center" style:justify-single-word="false"/>
    </style:style>
    <style:style style:name="P3" style:family="paragraph" style:parent-style-name="Footer">
      <style:text-properties fo:language="ru" fo:country="RU"/>
    </style:style>
    <style:style style:name="P4" style:family="paragraph" style:parent-style-name="Standard">
      <style:text-properties fo:language="ru" fo:country="RU"/>
    </style:style>
    <style:style style:name="P5" style:family="paragraph" style:parent-style-name="Standard">
      <style:paragraph-properties fo:line-height="150%"/>
      <style:text-properties fo:language="ru" fo:country="RU"/>
    </style:style>
    <style:style style:name="P6" style:family="paragraph" style:parent-style-name="Standard">
      <style:paragraph-properties fo:line-height="150%"/>
      <style:text-properties fo:language="ru" fo:country="RU" fo:background-color="transparent"/>
    </style:style>
    <style:style style:name="P7" style:family="paragraph" style:parent-style-name="Standard">
      <style:text-properties fo:language="ru" fo:country="RU" fo:background-color="transparent" style:font-name-asian="OpenSymbol1" style:font-name-complex="OpenSymbol1"/>
    </style:style>
    <style:style style:name="P8" style:family="paragraph" style:parent-style-name="Standard">
      <style:text-properties fo:language="ru" fo:country="RU" style:font-weight-complex="bold"/>
    </style:style>
    <style:style style:name="P9" style:family="paragraph" style:parent-style-name="Standard">
      <style:paragraph-properties fo:line-height="150%"/>
      <style:text-properties fo:language="ru" fo:country="RU" fo:font-style="normal" fo:background-color="transparent" style:font-style-asian="normal" style:font-style-complex="normal"/>
    </style:style>
    <style:style style:name="P10" style:family="paragraph" style:parent-style-name="Standard">
      <style:paragraph-properties fo:line-height="150%"/>
      <style:text-properties fo:language="ru" fo:country="RU" fo:font-style="italic" fo:background-color="transparent" style:font-style-asian="italic" style:font-style-complex="italic"/>
    </style:style>
    <style:style style:name="P11" style:family="paragraph" style:parent-style-name="Standard">
      <style:paragraph-properties fo:text-align="center" style:justify-single-word="false"/>
      <style:text-properties fo:language="ru" fo:country="RU"/>
    </style:style>
    <style:style style:name="P12" style:family="paragraph" style:parent-style-name="Standard">
      <style:text-properties style:text-position="0% 100%" style:font-name="Petersburg" fo:language="ru" fo:country="RU" fo:background-color="transparent" style:font-name-asian="Times New Roman" style:font-name-complex="Times New Roman"/>
    </style:style>
    <style:style style:name="P13" style:family="paragraph" style:parent-style-name="Standard">
      <style:text-properties style:text-position="0% 100%" fo:font-size="2pt" fo:language="ru" fo:country="RU" fo:background-color="transparent" style:font-size-asian="2pt" style:font-size-complex="2pt"/>
    </style:style>
    <style:style style:name="P14" style:family="paragraph" style:parent-style-name="Standard">
      <style:text-properties style:font-name="Petersburg" fo:language="ru" fo:country="RU" fo:font-style="normal" fo:background-color="transparent" style:font-name-asian="Times New Roman" style:font-style-asian="normal" style:font-name-complex="Times New Roman" style:font-style-complex="normal"/>
    </style:style>
    <style:style style:name="P15" style:family="paragraph" style:parent-style-name="Standard">
      <style:text-properties style:font-name="Petersburg" fo:language="ru" fo:country="RU" style:font-name-asian="Times New Roman" style:font-name-complex="Times New Roman"/>
    </style:style>
    <style:style style:name="P16" style:family="paragraph" style:parent-style-name="Standard">
      <style:text-properties style:font-name="Petersburg" style:font-name-asian="Times New Roman" style:font-name-complex="Times New Roman"/>
    </style:style>
    <style:style style:name="P17" style:family="paragraph" style:parent-style-name="Standard">
      <style:paragraph-properties fo:text-align="center" style:justify-single-word="false"/>
      <style:text-properties style:font-name="Petersburg" fo:font-size="40pt" fo:language="ru" fo:country="RU" fo:font-weight="bold" style:font-size-asian="40pt" style:font-weight-asian="bold" style:font-size-complex="40pt" style:font-weight-complex="bold"/>
    </style:style>
    <style:style style:name="P18" style:family="paragraph" style:parent-style-name="Standard">
      <style:text-properties fo:font-size="2pt" fo:language="ru" fo:country="RU" fo:background-color="transparent" style:font-size-asian="2pt" style:font-size-complex="2pt"/>
    </style:style>
    <style:style style:name="P19" style:family="paragraph" style:parent-style-name="Standard">
      <style:text-properties fo:font-size="2pt" fo:language="ru" fo:country="RU" fo:background-color="transparent" style:font-name-asian="OpenSymbol1" style:font-size-asian="2pt" style:font-name-complex="OpenSymbol1" style:font-size-complex="2pt"/>
    </style:style>
    <style:style style:name="P20" style:family="paragraph" style:parent-style-name="Standard">
      <style:text-properties fo:font-size="2pt" fo:language="ru" fo:country="RU" style:font-size-asian="2pt" style:font-size-complex="2pt"/>
    </style:style>
    <style:style style:name="P21" style:family="paragraph" style:parent-style-name="Standard">
      <style:paragraph-properties fo:line-height="150%"/>
      <style:text-properties fo:color="#000000" fo:language="ru" fo:country="RU"/>
    </style:style>
    <style:style style:name="P22" style:family="paragraph" style:parent-style-name="Standard">
      <style:paragraph-properties fo:line-height="150%"/>
      <style:text-properties fo:color="#000000" fo:language="ru" fo:country="RU" fo:background-color="transparent"/>
    </style:style>
    <style:style style:name="P23" style:family="paragraph" style:parent-style-name="Standard">
      <style:text-properties fo:font-size="6pt" fo:language="ru" fo:country="RU" fo:background-color="transparent" style:font-name-asian="OpenSymbol1" style:font-size-asian="6pt" style:font-name-complex="OpenSymbol1" style:font-size-complex="6pt"/>
    </style:style>
    <style:style style:name="P24" style:family="paragraph" style:parent-style-name="Standard">
      <style:text-properties fo:font-size="6pt" fo:language="ru" fo:country="RU" fo:background-color="transparent" style:font-size-asian="6pt" style:font-size-complex="6pt"/>
    </style:style>
    <style:style style:name="P25" style:family="paragraph" style:parent-style-name="Standard">
      <style:text-properties fo:font-size="6pt" style:font-size-asian="6pt" style:font-size-complex="6pt"/>
    </style:style>
    <style:style style:name="P26" style:family="paragraph" style:parent-style-name="Standard">
      <style:text-properties fo:font-size="9pt" fo:language="ru" fo:country="RU" fo:background-color="transparent" style:font-name-asian="OpenSymbol1" style:font-size-asian="9pt" style:font-name-complex="OpenSymbol1" style:font-size-complex="9pt"/>
    </style:style>
    <style:style style:name="P27" style:family="paragraph" style:parent-style-name="Standard">
      <style:text-properties fo:font-size="10pt" fo:language="ru" fo:country="RU" fo:background-color="transparent" style:font-name-asian="OpenSymbol1" style:font-size-asian="10pt" style:font-name-complex="OpenSymbol1" style:font-size-complex="10pt"/>
    </style:style>
    <style:style style:name="P28" style:family="paragraph" style:parent-style-name="Standard">
      <style:paragraph-properties fo:text-align="center" style:justify-single-word="false"/>
      <style:text-properties fo:language="en" fo:country="US"/>
    </style:style>
    <style:style style:name="P29" style:family="paragraph" style:parent-style-name="Standard">
      <style:paragraph-properties fo:text-align="center" style:justify-single-word="false"/>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fo:language="ru" fo:country="RU"/>
    </style:style>
    <style:style style:name="P32" style:family="paragraph" style:parent-style-name="Standard">
      <style:paragraph-properties fo:margin-left="0cm" fo:margin-right="0cm" fo:text-align="justify" style:justify-single-word="false" fo:text-indent="0cm" style:auto-text-indent="false"/>
      <style:text-properties fo:language="ru" fo:country="RU" style:text-underline-style="solid" style:text-underline-type="double" style:text-underline-width="auto" style:text-underline-color="font-color"/>
    </style:style>
    <style:style style:name="P33" style:family="paragraph" style:parent-style-name="Standard">
      <style:paragraph-properties fo:margin-left="0cm" fo:margin-right="0cm" fo:line-height="150%" fo:text-indent="0cm" style:auto-text-indent="false"/>
      <style:text-properties fo:language="ru" fo:country="RU"/>
    </style:style>
    <style:style style:name="P34" style:family="paragraph" style:parent-style-name="Standard">
      <style:paragraph-properties fo:margin-left="0cm" fo:margin-right="0cm" fo:line-height="150%" fo:text-align="center" style:justify-single-word="false" fo:text-indent="0cm" style:auto-text-indent="false" style:snap-to-layout-grid="false"/>
      <style:text-properties fo:language="ru" fo:country="RU"/>
    </style:style>
    <style:style style:name="P35" style:family="paragraph" style:parent-style-name="Standard">
      <style:paragraph-properties fo:margin-left="0cm" fo:margin-right="0cm" fo:text-indent="0cm" style:auto-text-indent="false"/>
      <style:text-properties fo:language="ru" fo:country="RU" fo:background-color="transparent" style:font-name-asian="OpenSymbol1" style:font-name-complex="OpenSymbol1"/>
    </style:style>
    <style:style style:name="P36" style:family="paragraph" style:parent-style-name="Standard">
      <style:paragraph-properties fo:margin-left="0cm" fo:margin-right="0cm" fo:text-align="center" style:justify-single-word="false" fo:text-indent="0cm" style:auto-text-indent="false"/>
      <style:text-properties fo:language="ru" fo:country="RU"/>
    </style:style>
    <style:style style:name="P37" style:family="paragraph" style:parent-style-name="Standard">
      <style:paragraph-properties fo:margin-left="0cm" fo:margin-right="0cm" fo:text-indent="0cm" style:auto-text-indent="false"/>
      <style:text-properties style:text-position="0% 100%" style:font-name="Petersburg" fo:language="ru" fo:country="RU" fo:background-color="transparent" style:font-name-asian="Times New Roman" style:font-name-complex="Times New Roman"/>
    </style:style>
    <style:style style:name="P38" style:family="paragraph" style:parent-style-name="Standard">
      <style:paragraph-properties fo:margin-left="0cm" fo:margin-right="0cm" fo:line-height="150%" fo:text-indent="0cm" style:auto-text-indent="false"/>
      <style:text-properties style:text-position="0% 100%" style:font-name="Petersburg" fo:language="ru" fo:country="RU" fo:background-color="transparent" style:font-name-asian="Times New Roman" style:font-name-complex="Times New Roman"/>
    </style:style>
    <style:style style:name="P39" style:family="paragraph" style:parent-style-name="Standard">
      <style:paragraph-properties fo:margin-left="0cm" fo:margin-right="0cm" fo:line-height="150%" fo:text-indent="0cm" style:auto-text-indent="false"/>
      <style:text-properties style:text-position="0% 100%" style:font-name="Petersburg" fo:language="ru" fo:country="RU" fo:font-style="normal" fo:background-color="transparent" style:font-name-asian="Times New Roman" style:font-style-asian="normal" style:font-name-complex="Times New Roman" style:font-style-complex="normal"/>
    </style:style>
    <style:style style:name="P40" style:family="paragraph" style:parent-style-name="Standard">
      <style:paragraph-properties fo:margin-left="0cm" fo:margin-right="0cm" fo:text-indent="0cm" style:auto-text-indent="false" fo:break-before="page"/>
      <style:text-properties fo:language="ru" fo:country="RU"/>
    </style:style>
    <style:style style:name="P41" style:family="paragraph" style:parent-style-name="Standard">
      <style:paragraph-properties fo:margin-left="0cm" fo:margin-right="0cm" fo:line-height="150%" fo:text-align="center" style:justify-single-word="false" fo:text-indent="0cm" style:auto-text-indent="false" fo:keep-with-next="always" style:snap-to-layout-grid="false"/>
      <style:text-properties fo:language="ru" fo:country="RU"/>
    </style:style>
    <style:style style:name="P42" style:family="paragraph" style:parent-style-name="Caption">
      <style:paragraph-properties fo:margin-left="0cm" fo:margin-right="0cm" fo:text-align="center" style:justify-single-word="false" fo:text-indent="0cm" style:auto-text-indent="false"/>
      <style:text-properties fo:language="ru" fo:country="RU"/>
    </style:style>
    <style:style style:name="P43" style:family="paragraph" style:parent-style-name="Standard" style:master-page-name="">
      <style:paragraph-properties fo:margin-left="0cm" fo:margin-right="0cm" fo:margin-top="0.212cm" fo:margin-bottom="0.212cm" fo:line-height="150%" fo:text-align="justify" style:justify-single-word="false" fo:orphans="2" fo:widows="2" fo:text-indent="0cm" style:auto-text-indent="false" style:page-number="auto" style:writing-mode="lr-tb"/>
      <style:text-properties style:text-position="0% 100%" fo:language="ru" fo:country="RU" fo:background-color="transparent"/>
    </style:style>
    <style:style style:name="P44" style:family="paragraph" style:parent-style-name="Standard">
      <style:paragraph-properties fo:margin-top="0.212cm" fo:margin-bottom="0.212cm" fo:line-height="150%"/>
      <style:text-properties fo:color="#000000" fo:language="ru" fo:country="RU" fo:background-color="transparent"/>
    </style:style>
    <style:style style:name="P45" style:family="paragraph" style:parent-style-name="Standard">
      <style:paragraph-properties fo:margin-top="0.212cm" fo:margin-bottom="0.212cm" fo:line-height="150%"/>
      <style:text-properties fo:color="#000000" fo:language="ru" fo:country="RU"/>
    </style:style>
    <style:style style:name="P46" style:family="paragraph" style:parent-style-name="Standard">
      <style:paragraph-properties fo:margin-top="0.212cm" fo:margin-bottom="0.212cm" fo:line-height="150%"/>
      <style:text-properties fo:language="ru" fo:country="RU" fo:background-color="transparent"/>
    </style:style>
    <style:style style:name="P47" style:family="paragraph" style:parent-style-name="Standard">
      <style:paragraph-properties fo:margin-top="0.212cm" fo:margin-bottom="0.212cm" fo:line-height="150%"/>
      <style:text-properties fo:language="ru" fo:country="RU"/>
    </style:style>
    <style:style style:name="P48" style:family="paragraph" style:parent-style-name="Standard">
      <style:paragraph-properties fo:margin-top="0.212cm" fo:margin-bottom="0.212cm" fo:line-height="150%"/>
      <style:text-properties style:text-position="0% 100%" fo:language="ru" fo:country="RU" fo:background-color="transparent"/>
    </style:style>
    <style:style style:name="P49" style:family="paragraph" style:parent-style-name="Standard">
      <style:paragraph-properties fo:margin-top="0.212cm" fo:margin-bottom="0.212cm"/>
      <style:text-properties fo:font-variant="normal" fo:text-transform="none" fo:color="#000000" style:text-line-through-style="none" style:text-position="sub 58%" style:font-name="Times New Roman1" fo:font-size="12pt" fo:language="ru" fo:country="RU"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50" style:family="paragraph" style:parent-style-name="Standard">
      <style:paragraph-properties fo:margin-top="0.212cm" fo:margin-bottom="0.212cm"/>
      <style:text-properties fo:font-variant="normal" fo:text-transform="none" fo:color="#000000" style:text-line-through-style="none" style:text-position="0% 100%" style:font-name="Times New Roman1" fo:font-size="14pt" fo:language="ru" fo:country="RU" fo:font-style="normal" style:text-underline-style="none" fo:font-weight="normal" style:text-blinking="false" fo:background-color="transparent" style:font-size-asian="14pt" style:font-style-asian="italic" style:font-size-complex="14pt" style:font-style-complex="italic"/>
    </style:style>
    <style:style style:name="P51" style:family="paragraph" style:parent-style-name="Text_20_body_20_indent">
      <style:paragraph-properties fo:line-height="150%"/>
      <style:text-properties fo:language="ru" fo:country="RU" fo:background-color="transparent"/>
    </style:style>
    <style:style style:name="P52" style:family="paragraph" style:parent-style-name="Text_20_body_20_indent">
      <style:paragraph-properties fo:line-height="150%"/>
      <style:text-properties fo:language="ru" fo:country="RU"/>
    </style:style>
    <style:style style:name="P53" style:family="paragraph" style:parent-style-name="Text_20_body_20_indent">
      <style:paragraph-properties fo:line-height="150%"/>
      <style:text-properties fo:language="ru" fo:country="RU" fo:font-style="italic" fo:background-color="transparent" style:font-style-asian="italic" style:font-style-complex="italic"/>
    </style:style>
    <style:style style:name="P54" style:family="paragraph" style:parent-style-name="Text_20_body_20_indent">
      <style:paragraph-properties fo:line-height="150%"/>
      <style:text-properties style:font-name="Petersburg" fo:language="ru" fo:country="RU" fo:font-style="normal" fo:background-color="transparent" style:font-name-asian="Times New Roman" style:font-style-asian="normal" style:font-name-complex="Times New Roman" style:font-style-complex="normal"/>
    </style:style>
    <style:style style:name="P55" style:family="paragraph" style:parent-style-name="Text_20_body_20_indent">
      <style:paragraph-properties fo:line-height="150%"/>
      <style:text-properties style:text-position="0% 100%" style:font-name="Petersburg" fo:language="ru" fo:country="RU" fo:font-style="normal" fo:background-color="transparent" style:font-name-asian="Times New Roman" style:font-style-asian="normal" style:font-name-complex="Times New Roman" style:font-style-complex="normal"/>
    </style:style>
    <style:style style:name="P56" style:family="paragraph" style:parent-style-name="Text_20_body_20_indent">
      <style:paragraph-properties fo:line-height="150%"/>
      <style:text-properties fo:font-size="6pt" fo:language="ru" fo:country="RU" fo:background-color="transparent" style:font-size-asian="6pt" style:font-size-complex="6pt"/>
    </style:style>
    <style:style style:name="P57" style:family="paragraph" style:parent-style-name="Standard" style:master-page-name="">
      <style:paragraph-properties fo:margin-left="0cm" fo:margin-right="0cm" fo:margin-top="0cm" fo:margin-bottom="0cm" fo:line-height="150%" fo:text-align="justify" style:justify-single-word="false" fo:orphans="2" fo:widows="2" fo:text-indent="0.079cm" style:auto-text-indent="false" style:page-number="auto" style:writing-mode="lr-tb"/>
      <style:text-properties fo:language="ru" fo:country="RU"/>
    </style:style>
    <style:style style:name="P58" style:family="paragraph" style:parent-style-name="Текст_20_примечания1">
      <style:text-properties fo:font-size="12pt" fo:language="ru" fo:country="RU" style:font-size-asian="12pt" style:language-asian="zxx" style:country-asian="none"/>
    </style:style>
    <style:style style:name="P59" style:family="paragraph" style:parent-style-name="Текст_20_примечания1">
      <style:text-properties fo:language="ru" fo:country="RU" style:language-asian="zxx" style:country-asian="none" style:font-size-complex="12pt"/>
    </style:style>
    <style:style style:name="P60" style:family="paragraph" style:parent-style-name="Текст_20_примечания1">
      <style:text-properties fo:font-size="14pt" fo:language="ru" fo:country="RU" style:font-size-asian="14pt" style:font-size-complex="14pt"/>
    </style:style>
    <style:style style:name="P61" style:family="paragraph" style:parent-style-name="Текст_20_примечания1">
      <style:paragraph-properties fo:margin-top="0cm" fo:margin-bottom="0cm"/>
      <style:text-properties style:font-name="Courier New" fo:language="ru" fo:country="RU" style:language-asian="zxx" style:country-asian="none" style:font-name-complex="Courier New" style:font-size-complex="12pt"/>
    </style:style>
    <style:style style:name="P62" style:family="paragraph" style:parent-style-name="Standard" style:master-page-name="">
      <style:paragraph-properties fo:margin-left="0cm" fo:margin-right="0cm" fo:margin-top="0cm" fo:margin-bottom="0cm" fo:line-height="150%" fo:text-align="justify" style:justify-single-word="false" fo:orphans="2" fo:widows="2" fo:text-indent="-0.152cm" style:auto-text-indent="false" style:page-number="auto" style:writing-mode="lr-tb"/>
      <style:text-properties fo:language="ru" fo:country="RU" fo:background-color="transparent"/>
    </style:style>
    <style:style style:name="P63" style:family="paragraph" style:parent-style-name="Standard">
      <style:paragraph-properties fo:margin-left="0cm" fo:margin-right="0cm" fo:line-height="150%" fo:text-indent="1.249cm" style:auto-text-indent="false"/>
      <style:text-properties fo:language="ru" fo:country="RU"/>
    </style:style>
    <style:style style:name="P64" style:family="paragraph" style:parent-style-name="Standard">
      <style:paragraph-properties fo:margin-top="0cm" fo:margin-bottom="0.212cm" fo:line-height="150%"/>
      <style:text-properties fo:language="ru" fo:country="RU"/>
    </style:style>
    <style:style style:name="P65" style:family="paragraph" style:parent-style-name="Standard">
      <style:paragraph-properties fo:margin-top="0.212cm" fo:margin-bottom="0cm" fo:line-height="150%"/>
      <style:text-properties fo:language="ru" fo:country="RU"/>
    </style:style>
    <style:style style:name="P66" style:family="paragraph" style:parent-style-name="Standard">
      <style:paragraph-properties fo:margin-left="0.7cm" fo:margin-right="0cm" fo:line-height="150%" fo:text-indent="0.7cm" style:auto-text-indent="false"/>
      <style:text-properties fo:language="ru" fo:country="RU"/>
    </style:style>
    <style:style style:name="P67" style:family="paragraph" style:parent-style-name="Header">
      <style:paragraph-properties fo:line-height="150%">
        <style:tab-stops/>
      </style:paragraph-properties>
      <style:text-properties fo:language="ru" fo:country="RU"/>
    </style:style>
    <style:style style:name="P68" style:family="paragraph" style:parent-style-name="Caption">
      <style:text-properties fo:language="ru" fo:country="RU"/>
    </style:style>
    <style:style style:name="P69" style:family="paragraph" style:parent-style-name="Caption">
      <style:paragraph-properties fo:text-align="center" style:justify-single-word="false"/>
      <style:text-properties fo:language="ru" fo:country="RU"/>
    </style:style>
    <style:style style:name="P70" style:family="paragraph" style:parent-style-name="Обычный_20__28_веб_29_">
      <style:text-properties style:font-name="Courier New" fo:language="ru" fo:country="RU" style:font-name-complex="Courier New"/>
    </style:style>
    <style:style style:name="P71" style:family="paragraph" style:parent-style-name="Drawing">
      <style:text-properties fo:language="ru" fo:country="RU"/>
    </style:style>
    <style:style style:name="P72" style:family="paragraph" style:parent-style-name="Drawing">
      <style:paragraph-properties fo:text-align="center" style:justify-single-word="false"/>
      <style:text-properties fo:language="ru" fo:country="RU"/>
    </style:style>
    <style:style style:name="P73" style:family="paragraph" style:parent-style-name="Text_20_body_20_indent">
      <style:paragraph-properties fo:line-height="150%"/>
      <style:text-properties fo:language="ru" fo:country="RU"/>
    </style:style>
    <style:style style:name="P74" style:family="paragraph" style:parent-style-name="Text_20_body_20_indent" style:list-style-name="L1">
      <style:paragraph-properties fo:line-height="150%"/>
      <style:text-properties fo:language="ru" fo:country="RU"/>
    </style:style>
    <style:style style:name="P75" style:family="paragraph" style:parent-style-name="Text_20_body_20_indent" style:list-style-name="L18">
      <style:paragraph-properties fo:line-height="150%"/>
      <style:text-properties fo:language="ru" fo:country="RU"/>
    </style:style>
    <style:style style:name="P76" style:family="paragraph" style:parent-style-name="Text_20_body_20_indent" style:list-style-name="L19">
      <style:paragraph-properties fo:line-height="150%"/>
      <style:text-properties fo:language="ru" fo:country="RU"/>
    </style:style>
    <style:style style:name="P77" style:family="paragraph" style:parent-style-name="Text_20_body_20_indent" style:list-style-name="L19">
      <style:paragraph-properties fo:line-height="150%"/>
      <style:text-properties style:text-position="0% 100%" style:font-name="Petersburg" fo:language="ru" fo:country="RU" fo:background-color="transparent" style:font-name-asian="Times New Roman" style:font-name-complex="Times New Roman"/>
    </style:style>
    <style:style style:name="P78" style:family="paragraph" style:parent-style-name="Text_20_body_20_indent" style:list-style-name="L18">
      <style:paragraph-properties fo:line-height="150%"/>
      <style:text-properties style:font-name="Petersburg" fo:language="ru" fo:country="RU" fo:font-style="normal" fo:background-color="transparent" style:font-name-asian="Times New Roman" style:font-style-asian="normal" style:font-name-complex="Times New Roman" style:font-style-complex="normal"/>
    </style:style>
    <style:style style:name="P79" style:family="paragraph" style:parent-style-name="Heading_20_4">
      <style:text-properties fo:language="ru" fo:country="RU"/>
    </style:style>
    <style:style style:name="P80" style:family="paragraph" style:parent-style-name="Heading_20_4">
      <style:text-properties fo:language="ru" fo:country="RU" fo:background-color="transparent"/>
    </style:style>
    <style:style style:name="P81" style:family="paragraph" style:parent-style-name="Heading_20_4">
      <style:text-properties fo:font-size="6pt" fo:language="ru" fo:country="RU" style:font-size-asian="6pt" style:font-size-complex="6pt"/>
    </style:style>
    <style:style style:name="P82" style:family="paragraph" style:parent-style-name="Heading_20_4">
      <style:text-properties fo:font-variant="normal" fo:text-transform="none" fo:color="#000000" style:text-line-through-style="none" fo:language="ru" fo:country="RU" fo:font-style="normal" style:text-underline-style="none" style:text-blinking="false" fo:background-color="transparent"/>
    </style:style>
    <style:style style:name="P83" style:family="paragraph" style:parent-style-name="Heading_20_4">
      <style:text-properties fo:font-size="2pt" fo:language="ru" fo:country="RU" fo:background-color="transparent" style:font-name-asian="OpenSymbol1" style:font-size-asian="2pt" style:font-name-complex="OpenSymbol1" style:font-size-complex="2pt"/>
    </style:style>
    <style:style style:name="P84" style:family="paragraph" style:parent-style-name="Heading_20_4">
      <style:text-properties fo:font-size="14pt" fo:language="ru" fo:country="RU" style:font-size-asian="14pt" style:font-size-complex="14pt"/>
    </style:style>
    <style:style style:name="P85" style:family="paragraph" style:parent-style-name="Heading_20_4">
      <style:text-properties style:font-name="Petersburg1" fo:language="ru" fo:country="RU"/>
    </style:style>
    <style:style style:name="P86" style:family="paragraph" style:parent-style-name="Heading_20_4">
      <style:text-properties style:font-name="Petersburg1" fo:font-size="14pt" fo:language="ru" fo:country="RU" style:font-size-asian="14pt" style:font-size-complex="14pt"/>
    </style:style>
    <style:style style:name="P87" style:family="paragraph" style:parent-style-name="Heading_20_4">
      <style:paragraph-properties fo:break-before="page"/>
      <style:text-properties fo:language="ru" fo:country="RU"/>
    </style:style>
    <style:style style:name="P88" style:family="paragraph" style:parent-style-name="Heading_20_4" style:master-page-name="Landscape">
      <style:paragraph-properties style:page-number="auto"/>
      <style:text-properties fo:language="ru" fo:country="RU"/>
    </style:style>
    <style:style style:name="P89" style:family="paragraph" style:parent-style-name="Heading_20_1">
      <style:paragraph-properties fo:line-height="150%"/>
      <style:text-properties fo:language="ru" fo:country="RU"/>
    </style:style>
    <style:style style:name="P90" style:family="paragraph" style:parent-style-name="Heading_20_1">
      <style:paragraph-properties fo:break-before="page"/>
      <style:text-properties fo:language="ru" fo:country="RU"/>
    </style:style>
    <style:style style:name="P91" style:family="paragraph" style:parent-style-name="Heading_20_1" style:list-style-name="" style:master-page-name="Standard">
      <style:paragraph-properties style:page-number="auto"/>
      <style:text-properties fo:language="ru" fo:country="RU"/>
    </style:style>
    <style:style style:name="P92" style:family="paragraph" style:parent-style-name="Heading_20_2">
      <style:text-properties fo:language="ru" fo:country="RU"/>
    </style:style>
    <style:style style:name="P93" style:family="paragraph" style:parent-style-name="Heading_20_2">
      <style:paragraph-properties fo:line-height="150%"/>
      <style:text-properties fo:language="ru" fo:country="RU"/>
    </style:style>
    <style:style style:name="P94" style:family="paragraph" style:parent-style-name="Heading_20_2">
      <style:paragraph-properties fo:line-height="150%"/>
      <style:text-properties fo:language="ru" fo:country="RU" fo:background-color="transparent"/>
    </style:style>
    <style:style style:name="P95" style:family="paragraph" style:parent-style-name="Heading_20_3">
      <style:paragraph-properties fo:line-height="150%"/>
      <style:text-properties fo:language="ru" fo:country="RU"/>
    </style:style>
    <style:style style:name="P96" style:family="paragraph" style:parent-style-name="Heading_20_3">
      <style:paragraph-properties fo:line-height="150%"/>
      <style:text-properties fo:language="ru" fo:country="RU" fo:background-color="transparent"/>
    </style:style>
    <style:style style:name="P97" style:family="paragraph" style:parent-style-name="Standard" style:master-page-name="First_20_Page">
      <style:paragraph-properties fo:margin-left="0cm" fo:margin-right="0cm" fo:text-align="center" style:justify-single-word="false" fo:text-indent="0cm" style:auto-text-indent="false" style:page-number="auto"/>
      <style:text-properties fo:language="ru" fo:country="RU"/>
    </style:style>
    <style:style style:name="P98" style:family="paragraph" style:parent-style-name="Standard" style:list-style-name="WW8Num5">
      <style:paragraph-properties fo:margin-left="0cm" fo:margin-right="0cm" fo:line-height="150%" fo:text-indent="0cm" style:auto-text-indent="false"/>
      <style:text-properties fo:language="ru" fo:country="RU"/>
    </style:style>
    <style:style style:name="P99" style:family="paragraph" style:parent-style-name="Standard" style:list-style-name="WW8Num2">
      <style:paragraph-properties fo:margin-left="0cm" fo:margin-right="0cm" fo:line-height="150%" fo:text-indent="0cm" style:auto-text-indent="false"/>
      <style:text-properties fo:language="ru" fo:country="RU"/>
    </style:style>
    <style:style style:name="P100" style:family="paragraph" style:parent-style-name="Standard" style:list-style-name="WW8Num6">
      <style:paragraph-properties fo:margin-left="0cm" fo:margin-right="0cm" fo:line-height="150%" fo:text-indent="0cm" style:auto-text-indent="false"/>
      <style:text-properties fo:language="ru" fo:country="RU"/>
    </style:style>
    <style:style style:name="P101" style:family="paragraph" style:parent-style-name="Standard" style:list-style-name="WW8Num5">
      <style:paragraph-properties fo:margin-left="0cm" fo:margin-right="0cm" fo:line-height="150%" fo:text-indent="0cm" style:auto-text-indent="false"/>
      <style:text-properties fo:language="ru" fo:country="RU" fo:background-color="transparent"/>
    </style:style>
    <style:style style:name="P102" style:family="paragraph" style:parent-style-name="Standard" style:list-style-name="WW8Num6">
      <style:paragraph-properties fo:margin-left="0cm" fo:margin-right="0cm" fo:line-height="150%" fo:text-indent="0cm" style:auto-text-indent="false"/>
      <style:text-properties fo:language="ru" fo:country="RU" fo:background-color="transparent"/>
    </style:style>
    <style:style style:name="P103" style:family="paragraph" style:parent-style-name="Standard" style:list-style-name="WW8Num7">
      <style:paragraph-properties fo:margin-left="0cm" fo:margin-right="0cm" fo:line-height="150%" fo:text-indent="0cm" style:auto-text-indent="false"/>
      <style:text-properties fo:language="ru" fo:country="RU" fo:background-color="transparent"/>
    </style:style>
    <style:style style:name="P104" style:family="paragraph" style:parent-style-name="Standard" style:list-style-name="WW8Num3">
      <style:paragraph-properties fo:margin-left="0cm" fo:margin-right="0cm" fo:line-height="150%" fo:text-indent="0cm" style:auto-text-indent="false"/>
      <style:text-properties fo:language="ru" fo:country="RU" fo:font-style="italic" style:font-style-asian="italic" style:font-style-complex="italic"/>
    </style:style>
    <style:style style:name="P105" style:family="paragraph" style:parent-style-name="Standard">
      <style:paragraph-properties fo:margin-left="0cm" fo:margin-right="0cm" fo:line-height="150%" fo:text-indent="0cm" style:auto-text-indent="false"/>
      <style:text-properties style:text-position="0% 100%" fo:language="ru" fo:country="RU" fo:font-style="normal" fo:background-color="transparent" style:font-style-asian="normal" style:font-style-complex="normal"/>
    </style:style>
    <style:style style:name="P106" style:family="paragraph" style:parent-style-name="Standard" style:list-style-name="WW8Num8">
      <style:paragraph-properties fo:margin-left="0cm" fo:margin-right="0cm" fo:line-height="150%" fo:text-indent="0cm" style:auto-text-indent="false"/>
      <style:text-properties fo:color="#000000" fo:language="ru" fo:country="RU"/>
    </style:style>
    <style:style style:name="P107" style:family="paragraph" style:parent-style-name="Standard" style:list-style-name="WW8Num7">
      <style:paragraph-properties fo:margin-left="0cm" fo:margin-right="0cm" fo:line-height="150%" fo:text-indent="0cm" style:auto-text-indent="false"/>
      <style:text-properties fo:color="#000000" fo:language="ru" fo:country="RU" fo:font-style="italic" fo:background-color="transparent" style:font-style-asian="italic" style:font-style-complex="italic"/>
    </style:style>
    <style:style style:name="P108" style:family="paragraph" style:parent-style-name="Standard">
      <style:paragraph-properties fo:margin-left="0cm" fo:margin-right="0cm" fo:line-height="100%" fo:text-align="start" style:justify-single-word="false" fo:text-indent="0cm" style:auto-text-indent="false"/>
      <style:text-properties fo:font-size="12pt" fo:language="en" fo:country="US" style:font-size-asian="12pt" style:font-size-complex="12pt"/>
    </style:style>
    <style:style style:name="P109" style:family="paragraph" style:parent-style-name="Standard" style:list-style-name="L9">
      <style:paragraph-properties fo:margin-left="0cm" fo:margin-right="0cm" fo:margin-top="0.212cm" fo:margin-bottom="0.212cm" fo:text-indent="0cm" style:auto-text-indent="false"/>
      <style:text-properties fo:font-variant="normal" fo:text-transform="none" fo:color="#000000" style:text-line-through-style="none" style:font-name="Times New Roman1" fo:font-size="14pt" fo:language="ru" fo:country="RU" fo:font-style="normal" style:text-underline-style="none" fo:font-weight="normal" style:text-blinking="false" fo:background-color="transparent" style:font-size-asian="14pt" style:font-style-asian="italic" style:font-size-complex="14pt" style:font-style-complex="italic"/>
    </style:style>
    <style:style style:name="P110" style:family="paragraph" style:parent-style-name="Standard" style:list-style-name="L9">
      <style:paragraph-properties fo:margin-left="0cm" fo:margin-right="0cm" fo:margin-top="0.212cm" fo:margin-bottom="0.212cm" fo:text-indent="0cm" style:auto-text-indent="false"/>
      <style:text-properties fo:font-variant="normal" fo:text-transform="none" fo:color="#000000" style:text-line-through-style="none" style:text-position="sub 58%" style:font-name="Times New Roman1" fo:font-size="14pt" fo:language="ru" fo:country="RU" fo:font-style="normal"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P111" style:family="paragraph" style:parent-style-name="Standard" style:list-style-name="L9">
      <style:paragraph-properties fo:margin-left="0cm" fo:margin-right="0cm" fo:margin-top="0.212cm" fo:margin-bottom="0.212cm" fo:text-indent="0cm" style:auto-text-indent="false"/>
      <style:text-properties fo:font-size="14pt" fo:language="ru" fo:country="RU" fo:background-color="transparent" style:font-size-asian="14pt" style:font-size-complex="14pt"/>
    </style:style>
    <style:style style:name="P112" style:family="paragraph" style:parent-style-name="Standard">
      <style:text-properties fo:language="ru" fo:country="RU"/>
    </style:style>
    <style:style style:name="P113" style:family="paragraph" style:parent-style-name="Standard" style:list-style-name="L2">
      <style:paragraph-properties fo:line-height="150%"/>
      <style:text-properties fo:language="ru" fo:country="RU"/>
    </style:style>
    <style:style style:name="P114" style:family="paragraph" style:parent-style-name="Standard" style:list-style-name="L5">
      <style:paragraph-properties fo:line-height="150%"/>
      <style:text-properties fo:language="ru" fo:country="RU"/>
    </style:style>
    <style:style style:name="P115" style:family="paragraph" style:parent-style-name="Standard" style:list-style-name="L4">
      <style:paragraph-properties fo:line-height="150%"/>
      <style:text-properties fo:language="ru" fo:country="RU"/>
    </style:style>
    <style:style style:name="P116" style:family="paragraph" style:parent-style-name="Standard" style:list-style-name="L6">
      <style:paragraph-properties fo:line-height="150%"/>
      <style:text-properties fo:language="ru" fo:country="RU"/>
    </style:style>
    <style:style style:name="P117" style:family="paragraph" style:parent-style-name="Standard" style:list-style-name="L7">
      <style:paragraph-properties fo:line-height="150%"/>
      <style:text-properties fo:language="ru" fo:country="RU"/>
    </style:style>
    <style:style style:name="P118" style:family="paragraph" style:parent-style-name="Standard" style:list-style-name="L8">
      <style:paragraph-properties fo:line-height="150%"/>
      <style:text-properties fo:language="ru" fo:country="RU"/>
    </style:style>
    <style:style style:name="P119" style:family="paragraph" style:parent-style-name="Standard" style:list-style-name="L9">
      <style:paragraph-properties fo:line-height="150%"/>
      <style:text-properties fo:language="ru" fo:country="RU"/>
    </style:style>
    <style:style style:name="P120" style:family="paragraph" style:parent-style-name="Standard">
      <style:paragraph-properties fo:line-height="150%"/>
      <style:text-properties fo:language="ru" fo:country="RU" fo:background-color="transparent"/>
    </style:style>
    <style:style style:name="P121" style:family="paragraph" style:parent-style-name="Standard" style:list-style-name="L4">
      <style:paragraph-properties fo:line-height="150%"/>
      <style:text-properties fo:language="ru" fo:country="RU" fo:background-color="transparent"/>
    </style:style>
    <style:style style:name="P122" style:family="paragraph" style:parent-style-name="Standard" style:list-style-name="L10">
      <style:text-properties fo:language="ru" fo:country="RU"/>
    </style:style>
    <style:style style:name="P123" style:family="paragraph" style:parent-style-name="Standard" style:list-style-name="L11">
      <style:text-properties fo:language="ru" fo:country="RU"/>
    </style:style>
    <style:style style:name="P124" style:family="paragraph" style:parent-style-name="Standard" style:list-style-name="L12">
      <style:text-properties fo:language="ru" fo:country="RU"/>
    </style:style>
    <style:style style:name="P125" style:family="paragraph" style:parent-style-name="Standard" style:list-style-name="L13">
      <style:text-properties fo:language="ru" fo:country="RU"/>
    </style:style>
    <style:style style:name="P126" style:family="paragraph" style:parent-style-name="Standard" style:list-style-name="L9">
      <style:paragraph-properties fo:line-height="150%"/>
      <style:text-properties style:font-name="Times New Roman" fo:font-size="14pt" fo:language="ru" fo:country="RU" style:font-size-asian="14pt" style:font-size-complex="14pt"/>
    </style:style>
    <style:style style:name="P127" style:family="paragraph" style:parent-style-name="Standard">
      <style:paragraph-properties fo:line-height="150%"/>
    </style:style>
    <style:style style:name="P128" style:family="paragraph" style:parent-style-name="Standard" style:list-style-name="L9" style:master-page-name="">
      <style:paragraph-properties fo:margin-top="0.212cm" fo:margin-bottom="0.212cm" fo:line-height="150%" style:page-number="auto" style:shadow="none">
        <style:tab-stops/>
      </style:paragraph-properties>
      <style:text-properties style:font-name="Petersburg1" fo:font-size="14pt" fo:language="ru" fo:country="RU" fo:background-color="transparent" style:font-size-asian="14pt" style:font-size-complex="14pt"/>
    </style:style>
    <style:style style:name="P129" style:family="paragraph" style:parent-style-name="Standard" style:list-style-name="L9">
      <style:paragraph-properties fo:margin-top="0.212cm" fo:margin-bottom="0.212cm" fo:line-height="150%" style:shadow="none">
        <style:tab-stops/>
      </style:paragraph-properties>
      <style:text-properties style:font-name="Petersburg1" fo:font-size="14pt" fo:language="ru" fo:country="RU" fo:background-color="transparent" style:font-size-asian="14pt" style:font-size-complex="14pt"/>
    </style:style>
    <style:style style:name="P130" style:family="paragraph" style:parent-style-name="Standard" style:list-style-name="L9">
      <style:paragraph-properties fo:margin-top="0.212cm" fo:margin-bottom="0.212cm"/>
      <style:text-properties fo:font-variant="normal" fo:text-transform="none" fo:color="#000000" style:text-line-through-style="none" style:text-position="0% 100%" style:font-name="Petersburg1" fo:font-size="14pt" fo:language="ru" fo:country="RU" fo:font-style="normal" style:text-underline-style="none" fo:font-weight="normal" style:text-blinking="false" fo:background-color="transparent" style:font-size-asian="14pt" style:font-style-asian="italic" style:font-weight-asian="normal" style:font-size-complex="14pt" style:font-style-complex="italic" style:font-weight-complex="normal"/>
    </style:style>
    <style:style style:name="P131" style:family="paragraph" style:parent-style-name="Standard" style:list-style-name="L9">
      <style:paragraph-properties fo:margin-top="0.212cm" fo:margin-bottom="0.212cm"/>
      <style:text-properties fo:font-variant="normal" fo:text-transform="none" fo:color="#000000" style:text-line-through-style="none" style:text-position="0% 100%" style:font-name="Times New Roman1" fo:font-size="14pt" fo:language="ru" fo:country="RU" fo:font-style="normal" style:text-underline-style="none" fo:font-weight="normal" style:text-blinking="false" fo:background-color="transparent" style:font-size-asian="14pt" style:font-style-asian="italic" style:font-weight-asian="normal" style:font-size-complex="14pt" style:font-style-complex="italic" style:font-weight-complex="normal"/>
    </style:style>
    <style:style style:name="P132" style:family="paragraph" style:parent-style-name="Standard" style:list-style-name="L9">
      <style:paragraph-properties fo:margin-top="0.212cm" fo:margin-bottom="0.212cm"/>
      <style:text-properties fo:font-variant="normal" fo:text-transform="none" fo:color="#000000" style:text-line-through-style="none" style:text-position="0% 100%" style:font-name="Times New Roman1" fo:font-size="14pt" fo:language="ru" fo:country="RU" fo:font-style="normal" style:text-underline-style="none" fo:font-weight="normal" style:text-blinking="false" fo:background-color="transparent" style:font-size-asian="14pt" style:font-style-asian="italic" style:font-size-complex="14pt" style:font-style-complex="italic"/>
    </style:style>
    <style:style style:name="P133" style:family="paragraph" style:parent-style-name="Standard" style:list-style-name="L9">
      <style:paragraph-properties fo:margin-top="0.212cm" fo:margin-bottom="0.212cm"/>
      <style:text-properties fo:font-variant="normal" fo:text-transform="none" fo:color="#000000" style:text-line-through-style="none" style:font-name="Petersburg1" fo:font-size="14pt" fo:language="ru" fo:country="RU" fo:font-style="normal" style:text-underline-style="none" fo:font-weight="normal" style:text-blinking="false" fo:background-color="transparent" style:font-size-asian="14pt" style:font-style-asian="italic" style:font-size-complex="14pt" style:font-style-complex="italic"/>
    </style:style>
    <style:style style:name="P134" style:family="paragraph" style:parent-style-name="Standard" style:list-style-name="L9">
      <style:paragraph-properties fo:margin-top="0.212cm" fo:margin-bottom="0.212cm"/>
      <style:text-properties style:font-name="Petersburg1" fo:font-size="14pt" fo:language="ru" fo:country="RU" fo:background-color="transparent" style:font-size-asian="14pt" style:font-size-complex="14pt"/>
    </style:style>
    <style:style style:name="P135" style:family="paragraph" style:parent-style-name="Standard" style:list-style-name="L9">
      <style:paragraph-properties fo:margin-top="0.212cm" fo:margin-bottom="0.212cm" fo:text-align="start" style:justify-single-word="false"/>
      <style:text-properties style:font-name="Petersburg1" fo:font-size="14pt" fo:language="ru" fo:country="RU" fo:background-color="transparent" style:font-size-asian="14pt" style:font-size-complex="14pt"/>
    </style:style>
    <style:style style:name="P136" style:family="paragraph" style:parent-style-name="Standard" style:list-style-name="L9">
      <style:paragraph-properties fo:margin-top="0.212cm" fo:margin-bottom="0.212cm"/>
      <style:text-properties fo:font-size="14pt" fo:language="ru" fo:country="RU" fo:background-color="transparent" style:font-size-asian="14pt" style:font-size-complex="14pt"/>
    </style:style>
    <style:style style:name="P137" style:family="paragraph" style:parent-style-name="Standard" style:list-style-name="L9">
      <style:paragraph-properties fo:margin-top="0.212cm" fo:margin-bottom="0.212cm" fo:text-align="start" style:justify-single-word="false"/>
      <style:text-properties fo:font-size="14pt" fo:language="ru" fo:country="RU" fo:font-weight="bold" fo:background-color="transparent" style:font-size-asian="14pt" style:font-weight-asian="bold" style:font-size-complex="14pt" style:font-weight-complex="bold"/>
    </style:style>
    <style:style style:name="P138" style:family="paragraph" style:parent-style-name="Standard" style:master-page-name="Landscape">
      <style:paragraph-properties style:page-number="auto"/>
      <style:text-properties fo:font-size="2pt" fo:language="ru" fo:country="RU" style:font-size-asian="2pt" style:font-size-complex="2pt"/>
    </style:style>
    <style:style style:name="P139" style:family="paragraph" style:parent-style-name="LiteratureList">
      <style:text-properties fo:language="ru" fo:country="RU"/>
    </style:style>
    <style:style style:name="P140" style:family="paragraph" style:parent-style-name="LiteratureList">
      <style:text-properties fo:language="ru" fo:country="RU" fo:background-color="transparent"/>
    </style:style>
    <style:style style:name="P141" style:family="paragraph" style:parent-style-name="Contents_20_2">
      <style:paragraph-properties>
        <style:tab-stops>
          <style:tab-stop style:position="15.101cm" style:type="right" style:leader-style="dotted" style:leader-text="."/>
        </style:tab-stops>
      </style:paragraph-properties>
    </style:style>
    <style:style style:name="P142" style:family="paragraph" style:parent-style-name="Текст_20_примечания1">
      <style:paragraph-properties fo:margin-left="0cm" fo:margin-right="0cm" fo:text-indent="0cm" style:auto-text-indent="false"/>
      <style:text-properties fo:font-size="12pt" fo:language="ru" fo:country="RU" style:font-size-asian="12pt"/>
    </style:style>
    <style:style style:name="P143" style:family="paragraph" style:parent-style-name="_2d__20_обычный_20_для_20_таблицы">
      <style:paragraph-properties fo:margin-left="0cm" fo:margin-right="0cm" fo:line-height="150%" fo:text-indent="0cm" style:auto-text-indent="false">
        <style:tab-stops>
          <style:tab-stop style:position="0.93cm"/>
        </style:tab-stops>
      </style:paragraph-properties>
      <style:text-properties fo:language="ru" fo:country="RU" fo:background-color="transparent"/>
    </style:style>
    <style:style style:name="P144" style:family="paragraph" style:parent-style-name="_2d__20_обычный_20_для_20_таблицы" style:list-style-name="WW8Num4">
      <style:paragraph-properties fo:margin-left="0cm" fo:margin-right="0cm" fo:line-height="150%" fo:text-indent="0cm" style:auto-text-indent="false">
        <style:tab-stops>
          <style:tab-stop style:position="0.93cm"/>
        </style:tab-stops>
      </style:paragraph-properties>
      <style:text-properties fo:language="ru" fo:country="RU" fo:background-color="transparent"/>
    </style:style>
    <style:style style:name="P145" style:family="paragraph" style:parent-style-name="_2d__20_обычный_20_для_20_таблицы">
      <style:paragraph-properties fo:margin-left="3.175cm" fo:margin-right="0cm" fo:line-height="150%" fo:text-indent="0cm" style:auto-text-indent="false">
        <style:tab-stops>
          <style:tab-stop style:position="-2.245cm"/>
        </style:tab-stops>
      </style:paragraph-properties>
      <style:text-properties fo:language="ru" fo:country="RU" fo:background-color="transparent"/>
    </style:style>
    <style:style style:name="P146" style:family="paragraph" style:parent-style-name="_2d__20_обычный_20_для_20_таблицы" style:list-style-name="WW8Num4">
      <style:paragraph-properties fo:margin-left="3.175cm" fo:margin-right="0cm" fo:line-height="150%" fo:text-indent="0cm" style:auto-text-indent="false">
        <style:tab-stops>
          <style:tab-stop style:position="-2.245cm"/>
        </style:tab-stops>
      </style:paragraph-properties>
      <style:text-properties fo:language="ru" fo:country="RU" fo:background-color="transparent"/>
    </style:style>
    <style:style style:name="P147" style:family="paragraph" style:parent-style-name="Contents_20_3">
      <style:paragraph-properties>
        <style:tab-stops>
          <style:tab-stop style:position="14.601cm" style:type="right" style:leader-style="dotted" style:leader-text="."/>
        </style:tab-stops>
      </style:paragraph-properties>
    </style:style>
    <style:style style:name="P148" style:family="paragraph" style:parent-style-name="Contents_20_1">
      <style:paragraph-properties>
        <style:tab-stops>
          <style:tab-stop style:position="15.6cm" style:type="right" style:leader-style="dotted" style:leader-text="."/>
        </style:tab-stops>
      </style:paragraph-properties>
    </style:style>
    <style:style style:name="P149" style:family="paragraph" style:parent-style-name="Листинг" style:list-style-name="L14">
      <style:text-properties fo:font-size="14pt" fo:language="ru" fo:country="RU" style:font-size-asian="14pt" style:font-size-complex="14pt"/>
    </style:style>
    <style:style style:name="P150" style:family="paragraph" style:parent-style-name="Листинг" style:list-style-name="L15">
      <style:text-properties fo:font-size="14pt" fo:language="ru" fo:country="RU" style:font-size-asian="14pt" style:font-size-complex="14pt"/>
    </style:style>
    <style:style style:name="P151" style:family="paragraph" style:parent-style-name="Листинг" style:list-style-name="L16">
      <style:text-properties fo:font-size="14pt" fo:language="ru" fo:country="RU" style:font-size-asian="14pt" style:font-size-complex="14pt"/>
    </style:style>
    <style:style style:name="P152" style:family="paragraph" style:parent-style-name="Листинг" style:list-style-name="L14">
      <style:text-properties fo:font-variant="normal" fo:text-transform="none" fo:color="#000000" style:text-line-through-style="none" fo:font-size="14pt" fo:language="ru" fo:country="RU" fo:font-style="normal" style:text-underline-style="none" style:text-blinking="false" style:font-size-asian="14pt" style:font-size-complex="14pt"/>
    </style:style>
    <style:style style:name="P153" style:family="paragraph" style:parent-style-name="Листинг" style:list-style-name="L15">
      <style:text-properties fo:font-variant="normal" fo:text-transform="none" fo:color="#000000" style:text-line-through-style="none" fo:font-size="14pt" fo:language="ru" fo:country="RU" fo:font-style="normal" style:text-underline-style="none" style:text-blinking="false" style:font-size-asian="14pt" style:font-size-complex="14pt"/>
    </style:style>
    <style:style style:name="P154" style:family="paragraph" style:parent-style-name="Листинг" style:list-style-name="L16">
      <style:text-properties fo:language="ru" fo:country="RU"/>
    </style:style>
    <style:style style:name="P155" style:family="paragraph" style:parent-style-name="Листинг" style:list-style-name="L14">
      <style:paragraph-properties fo:break-before="column"/>
      <style:text-properties fo:font-variant="normal" fo:text-transform="none" fo:color="#000000" style:text-line-through-style="none" fo:font-size="14pt" fo:language="ru" fo:country="RU" fo:font-style="normal" style:text-underline-style="none" style:text-blinking="false" style:font-size-asian="14pt" style:font-size-complex="14pt"/>
    </style:style>
    <style:style style:name="P156" style:family="paragraph">
      <style:paragraph-properties fo:text-align="center" style:writing-mode="lr-tb"/>
      <style:text-properties fo:font-size="24pt"/>
    </style:style>
    <style:style style:name="P157" style:family="paragraph">
      <style:paragraph-properties fo:margin-left="0cm" fo:margin-right="0cm" fo:text-align="center" fo:text-indent="0cm" style:writing-mode="lr-tb"/>
    </style:style>
    <style:style style:name="P158" style:family="paragraph">
      <style:paragraph-properties style:writing-mode="lr-tb"/>
    </style:style>
    <style:style style:name="P159" style:family="paragraph">
      <style:paragraph-properties fo:margin-left="0cm" fo:margin-right="0cm" fo:text-align="justify" fo:text-indent="0cm" style:writing-mode="lr-tb"/>
    </style:style>
    <style:style style:name="P160" style:family="paragraph">
      <style:paragraph-properties fo:margin-left="0cm" fo:margin-right="0cm" fo:text-align="justify" fo:text-indent="0.7cm" style:writing-mode="lr-tb"/>
    </style:style>
    <style:style style:name="P161" style:family="paragraph">
      <style:paragraph-properties fo:margin-left="0cm" fo:margin-right="0cm" fo:text-align="start" fo:text-indent="0.7cm" style:writing-mode="lr-tb"/>
    </style:style>
    <style:style style:name="P162" style:family="paragraph">
      <style:paragraph-properties fo:margin-left="0cm" fo:margin-right="0cm" fo:text-align="start" fo:text-indent="0cm" style:writing-mode="lr-tb"/>
    </style:style>
    <style:style style:name="P163" style:family="paragraph">
      <style:paragraph-properties fo:text-align="center" style:writing-mode="lr-tb"/>
    </style:style>
    <style:style style:name="P164" style:family="paragraph">
      <style:paragraph-properties fo:text-align="center" style:writing-mode="lr-tb"/>
      <style:text-properties fo:font-size="14pt" style:font-size-asian="14pt" style:font-size-complex="14pt"/>
    </style:style>
    <style:style style:name="P165" style:family="paragraph">
      <style:paragraph-properties fo:text-align="center"/>
    </style:style>
    <style:style style:name="P166" style:family="paragraph">
      <style:paragraph-properties fo:text-align="center" style:writing-mode="lr-tb"/>
      <style:text-properties fo:font-size="15pt" style:font-size-asian="15pt" style:font-size-complex="15pt"/>
    </style:style>
    <style:style style:name="P167" style:family="paragraph">
      <style:paragraph-properties style:writing-mode="lr-tb"/>
      <style:text-properties fo:font-size="12pt"/>
    </style:style>
    <style:style style:name="P168" style:family="paragraph">
      <style:paragraph-properties fo:text-align="center" style:writing-mode="lr-tb"/>
      <style:text-properties fo:font-size="12pt"/>
    </style:style>
    <style:style style:name="P169" style:family="paragraph">
      <style:paragraph-properties fo:text-align="center"/>
      <style:text-properties fo:font-size="12pt"/>
    </style:style>
    <style:style style:name="P170" style:family="paragraph">
      <style:paragraph-properties style:writing-mode="lr-tb"/>
      <style:text-properties fo:font-size="15pt" style:font-size-asian="15pt" style:font-size-complex="15pt"/>
    </style:style>
    <style:style style:name="T1" style:family="text">
      <style:text-properties fo:language="ru" fo:country="RU"/>
    </style:style>
    <style:style style:name="T2" style:family="text">
      <style:text-properties fo:language="ru" fo:country="RU" fo:background-color="transparen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language-complex="ar" style:country-complex="SA"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background-color="transparent" style:font-style-asian="italic" style:font-style-complex="italic"/>
    </style:style>
    <style:style style:name="T8" style:family="text">
      <style:text-properties fo:font-style="italic" fo:background-color="transparent" style:font-name-asian="OpenSymbol1" style:font-style-asian="italic" style:font-name-complex="OpenSymbol1" style:font-style-complex="italic"/>
    </style:style>
    <style:style style:name="T9" style:family="text">
      <style:text-properties fo:font-style="italic" style:text-underline-style="none" fo:background-color="transparent"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style:text-position="sub 58%"/>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background-color="transparent" style:font-style-asian="italic" style:font-style-complex="italic"/>
    </style:style>
    <style:style style:name="T15" style:family="text">
      <style:text-properties style:text-position="sub 58%" fo:font-weight="bold" style:font-weight-asian="bold" style:font-weight-complex="bold"/>
    </style:style>
    <style:style style:name="T16" style:family="text">
      <style:text-properties style:text-position="sub 58%" fo:font-weight="bold" fo:background-color="transparent" style:font-weight-asian="bold" style:font-weight-complex="bold"/>
    </style:style>
    <style:style style:name="T17" style:family="text">
      <style:text-properties style:text-position="sub 58%" style:font-name="Symbol"/>
    </style:style>
    <style:style style:name="T18" style:family="text">
      <style:text-properties style:text-position="sub 58%" style:font-name="Times New Roman" style:font-name-asian="OpenSymbol1" style:font-name-complex="OpenSymbol1"/>
    </style:style>
    <style:style style:name="T19" style:family="text">
      <style:text-properties style:text-position="sub 58%" style:font-name="Times New Roman" fo:font-style="normal" style:font-name-asian="OpenSymbol1" style:font-style-asian="normal" style:font-name-complex="OpenSymbol1" style:font-style-complex="normal"/>
    </style:style>
    <style:style style:name="T20" style:family="text">
      <style:text-properties style:text-position="sub 58%" style:font-name="Times New Roman" fo:font-style="normal" fo:background-color="transparent" style:font-name-asian="OpenSymbol1" style:font-style-asian="normal" style:font-name-complex="OpenSymbol1" style:font-style-complex="normal"/>
    </style:style>
    <style:style style:name="T21" style:family="text">
      <style:text-properties style:text-position="sub 58%" fo:font-style="normal" style:font-style-asian="normal" style:font-style-complex="normal"/>
    </style:style>
    <style:style style:name="T22" style:family="text">
      <style:text-properties style:text-position="sub 58%" fo:font-style="normal" fo:background-color="transparent" style:font-style-asian="normal" style:font-style-complex="normal"/>
    </style:style>
    <style:style style:name="T23" style:family="text">
      <style:text-properties style:text-position="sub 58%" fo:font-weight="normal" style:font-weight-asian="normal" style:font-weight-complex="normal"/>
    </style:style>
    <style:style style:name="T24" style:family="text">
      <style:text-properties style:text-position="sub 58%" fo:background-color="transparent"/>
    </style:style>
    <style:style style:name="T25" style:family="text">
      <style:text-properties style:text-position="sub 58%" style:font-name="Petersburg" fo:background-color="transparent" style:font-name-asian="Times New Roman" style:font-name-complex="Times New Roman"/>
    </style:style>
    <style:style style:name="T26" style:family="text">
      <style:text-properties style:text-position="sub 58%" style:font-name="Petersburg" fo:font-style="normal" fo:background-color="transparent" style:font-name-asian="Times New Roman" style:font-style-asian="normal" style:font-name-complex="Times New Roman" style:font-style-complex="normal"/>
    </style:style>
    <style:style style:name="T27" style:family="text">
      <style:text-properties style:text-position="sub 58%" style:font-name="Petersburg" style:font-name-asian="Times New Roman" style:font-name-complex="Times New Roman"/>
    </style:style>
    <style:style style:name="T28" style:family="text">
      <style:text-properties style:text-position="sub 58%" style:font-name="Petersburg" fo:font-style="italic" fo:background-color="transparent" style:font-name-asian="Times New Roman" style:font-style-asian="italic" style:font-name-complex="Times New Roman" style:font-style-complex="italic"/>
    </style:style>
    <style:style style:name="T29" style:family="text">
      <style:text-properties style:text-position="sub 58%" fo:language="en" fo:country="US" fo:font-style="italic" style:font-style-asian="italic" style:font-style-complex="italic"/>
    </style:style>
    <style:style style:name="T30" style:family="text">
      <style:text-properties style:font-name="Symbol"/>
    </style:style>
    <style:style style:name="T31" style:family="text">
      <style:text-properties style:font-name="Symbol" style:font-name-asian="OpenSymbol1" style:font-name-complex="OpenSymbol1"/>
    </style:style>
    <style:style style:name="T32" style:family="text">
      <style:text-properties style:font-name="Symbol" fo:background-color="transparent"/>
    </style:style>
    <style:style style:name="T33" style:family="text">
      <style:text-properties style:font-name="Symbol" fo:background-color="transparent" style:font-name-asian="OpenSymbol1" style:font-name-complex="OpenSymbol1"/>
    </style:style>
    <style:style style:name="T34" style:family="text">
      <style:text-properties style:font-name="Symbol" fo:background-color="transparent" style:font-name-asian="Times New Roman" style:font-name-complex="Times New Roman"/>
    </style:style>
    <style:style style:name="T35" style:family="text">
      <style:text-properties style:font-name="Symbol" fo:font-size="12pt" style:font-size-asian="12pt"/>
    </style:style>
    <style:style style:name="T36" style:family="text">
      <style:text-properties style:font-name="Symbol" fo:font-style="normal" style:font-style-asian="normal" style:font-style-complex="normal"/>
    </style:style>
    <style:style style:name="T37" style:family="text">
      <style:text-properties style:font-name="Symbol" fo:font-style="normal" fo:background-color="transparent" style:font-name-asian="Times New Roman" style:font-style-asian="normal" style:font-name-complex="Times New Roman" style:font-style-complex="normal"/>
    </style:style>
    <style:style style:name="T38" style:family="text">
      <style:text-properties style:font-name="Symbol" fo:font-style="italic" style:font-style-asian="italic" style:font-style-complex="italic"/>
    </style:style>
    <style:style style:name="T39" style:family="text">
      <style:text-properties style:font-name="Symbol" style:font-name-asian="Symbol" style:font-name-complex="Symbol"/>
    </style:style>
    <style:style style:name="T40" style:family="text">
      <style:text-properties style:text-position="super 58%"/>
    </style:style>
    <style:style style:name="T41" style:family="text">
      <style:text-properties style:text-position="super 58%" fo:font-style="italic" style:font-style-asian="italic" style:font-style-complex="italic"/>
    </style:style>
    <style:style style:name="T42" style:family="text">
      <style:text-properties style:text-position="super 58%" style:font-name="Times New Roman" style:font-name-asian="OpenSymbol1" style:font-name-complex="OpenSymbol1"/>
    </style:style>
    <style:style style:name="T43" style:family="text">
      <style:text-properties style:text-position="super 58%" style:font-name="Times New Roman" fo:font-style="normal" fo:background-color="transparent" style:font-name-asian="OpenSymbol1" style:font-style-asian="normal" style:font-name-complex="OpenSymbol1" style:font-style-complex="normal"/>
    </style:style>
    <style:style style:name="T44" style:family="text">
      <style:text-properties style:text-position="super 58%" fo:background-color="transparent"/>
    </style:style>
    <style:style style:name="T45" style:family="text">
      <style:text-properties style:text-position="super 58%" style:font-name="Petersburg" fo:background-color="transparent" style:font-name-asian="Times New Roman" style:font-name-complex="Times New Roman"/>
    </style:style>
    <style:style style:name="T46" style:family="text">
      <style:text-properties style:text-position="super 58%" style:font-name="Petersburg" fo:font-style="normal" style:font-name-asian="Times New Roman" style:font-style-asian="normal" style:font-name-complex="Times New Roman" style:font-style-complex="normal"/>
    </style:style>
    <style:style style:name="T47" style:family="text">
      <style:text-properties style:text-position="super 58%" style:font-name="Petersburg" fo:font-style="normal" fo:background-color="transparent" style:font-name-asian="Times New Roman" style:font-style-asian="normal" style:font-name-complex="Times New Roman" style:font-style-complex="normal"/>
    </style:style>
    <style:style style:name="T48" style:family="text">
      <style:text-properties style:text-position="super 58%" style:font-name="Petersburg" fo:language="ru" fo:country="RU" fo:font-style="italic" style:font-name-asian="Times New Roman" style:font-style-asian="italic" style:font-name-complex="Times New Roman" style:font-style-complex="italic"/>
    </style:style>
    <style:style style:name="T49" style:family="text">
      <style:text-properties style:text-position="super 58%" fo:font-style="normal" style:font-style-asian="normal" style:font-style-complex="normal"/>
    </style:style>
    <style:style style:name="T50" style:family="text">
      <style:text-properties style:font-name="MT Extra"/>
    </style:style>
    <style:style style:name="T51" style:family="text">
      <style:text-properties style:font-name="Arial" fo:font-style="italic" style:font-style-asian="italic" style:font-name-complex="Arial" style:font-style-complex="italic"/>
    </style:style>
    <style:style style:name="T52" style:family="text">
      <style:text-properties style:font-name="OpenSymbol1" style:font-name-asian="OpenSymbol1" style:font-name-complex="OpenSymbol1"/>
    </style:style>
    <style:style style:name="T53" style:family="text">
      <style:text-properties style:font-name="OpenSymbol1" fo:font-style="normal" style:font-name-asian="OpenSymbol1" style:font-style-asian="normal" style:font-name-complex="OpenSymbol1" style:font-style-complex="normal"/>
    </style:style>
    <style:style style:name="T54" style:family="text">
      <style:text-properties style:font-name="OpenSymbol1" fo:background-color="transparent" style:font-name-asian="OpenSymbol1" style:font-name-complex="OpenSymbol1"/>
    </style:style>
    <style:style style:name="T55" style:family="text">
      <style:text-properties style:font-name="Times New Roman"/>
    </style:style>
    <style:style style:name="T56" style:family="text">
      <style:text-properties style:font-name="Times New Roman" style:font-name-asian="OpenSymbol1" style:font-name-complex="OpenSymbol1"/>
    </style:style>
    <style:style style:name="T57" style:family="text">
      <style:text-properties style:font-name="Times New Roman" style:font-name-asian="Times New Roman" style:font-name-complex="Times New Roman"/>
    </style:style>
    <style:style style:name="T58" style:family="text">
      <style:text-properties style:font-name="Times New Roman" style:font-name-asian="OpenSymbol2" style:font-name-complex="OpenSymbol2"/>
    </style:style>
    <style:style style:name="T59" style:family="text">
      <style:text-properties style:font-name="Times New Roman" fo:font-style="italic" style:font-name-asian="OpenSymbol1" style:font-style-asian="italic" style:font-name-complex="OpenSymbol1" style:font-style-complex="italic"/>
    </style:style>
    <style:style style:name="T60" style:family="text">
      <style:text-properties style:font-name="Times New Roman" fo:font-style="italic" fo:background-color="transparent" style:font-name-asian="OpenSymbol1" style:font-style-asian="italic" style:font-name-complex="OpenSymbol1" style:font-style-complex="italic"/>
    </style:style>
    <style:style style:name="T61" style:family="text">
      <style:text-properties style:font-name="Times New Roman" fo:font-style="italic" style:font-name-asian="Times New Roman" style:font-style-asian="italic" style:font-name-complex="Times New Roman" style:language-complex="ar" style:country-complex="SA" style:font-style-complex="italic"/>
    </style:style>
    <style:style style:name="T62" style:family="text">
      <style:text-properties style:font-name="Times New Roman" fo:font-style="normal" style:font-name-asian="OpenSymbol1" style:font-style-asian="normal" style:font-name-complex="OpenSymbol1" style:font-style-complex="normal"/>
    </style:style>
    <style:style style:name="T63" style:family="text">
      <style:text-properties style:font-name="Times New Roman" fo:font-style="normal" fo:background-color="transparent" style:font-name-asian="OpenSymbol1" style:font-style-asian="normal" style:font-name-complex="OpenSymbol1" style:font-style-complex="normal"/>
    </style:style>
    <style:style style:name="T64" style:family="text">
      <style:text-properties style:font-name="Times New Roman" fo:background-color="transparent" style:font-name-asian="OpenSymbol1" style:font-name-complex="OpenSymbol1"/>
    </style:style>
    <style:style style:name="T65" style:family="text">
      <style:text-properties style:text-position="0% 100%"/>
    </style:style>
    <style:style style:name="T66" style:family="text">
      <style:text-properties style:text-position="0% 100%" style:font-name="OpenSymbol1" style:font-name-asian="OpenSymbol1" style:font-name-complex="OpenSymbol1"/>
    </style:style>
    <style:style style:name="T67" style:family="text">
      <style:text-properties style:text-position="0% 100%" style:font-name="OpenSymbol1" fo:font-style="italic" style:font-name-asian="OpenSymbol1" style:font-style-asian="italic" style:font-name-complex="OpenSymbol1" style:font-style-complex="italic"/>
    </style:style>
    <style:style style:name="T68" style:family="text">
      <style:text-properties style:text-position="0% 100%" style:font-name="Symbol"/>
    </style:style>
    <style:style style:name="T69" style:family="text">
      <style:text-properties style:text-position="0% 100%" style:font-name="Symbol" fo:font-style="normal" fo:background-color="transparent" style:font-name-asian="Times New Roman" style:font-style-asian="normal" style:font-name-complex="Times New Roman" style:font-style-complex="normal"/>
    </style:style>
    <style:style style:name="T70" style:family="text">
      <style:text-properties style:text-position="0% 100%" style:font-name="Symbol" fo:background-color="transparent" style:font-name-asian="Times New Roman" style:font-name-complex="Times New Roman"/>
    </style:style>
    <style:style style:name="T71" style:family="text">
      <style:text-properties style:text-position="0% 100%" fo:font-style="italic" style:font-style-asian="italic" style:font-style-complex="italic"/>
    </style:style>
    <style:style style:name="T72" style:family="text">
      <style:text-properties style:text-position="0% 100%" fo:font-style="italic" style:font-style-asian="italic" style:language-complex="ar" style:country-complex="SA" style:font-style-complex="italic"/>
    </style:style>
    <style:style style:name="T73" style:family="text">
      <style:text-properties style:text-position="0% 100%" fo:font-style="italic" fo:background-color="transparent" style:font-style-asian="italic" style:font-style-complex="italic"/>
    </style:style>
    <style:style style:name="T74" style:family="text">
      <style:text-properties style:text-position="0% 100%" fo:font-style="italic" style:text-underline-style="none" style:font-style-asian="italic" style:font-style-complex="italic"/>
    </style:style>
    <style:style style:name="T75" style:family="text">
      <style:text-properties style:text-position="0% 100%" fo:font-style="italic" style:text-underline-style="none" fo:font-weight="normal" style:font-style-asian="italic" style:font-weight-asian="normal" style:font-style-complex="italic" style:font-weight-complex="normal"/>
    </style:style>
    <style:style style:name="T76" style:family="text">
      <style:text-properties style:text-position="0% 100%" fo:font-style="italic" fo:font-weight="normal" style:font-style-asian="italic" style:font-weight-asian="normal" style:font-style-complex="italic" style:font-weight-complex="normal"/>
    </style:style>
    <style:style style:name="T77" style:family="text">
      <style:text-properties style:text-position="0% 100%" style:font-name="Times New Roman1" fo:font-style="normal" fo:font-weight="normal" style:font-name-asian="Times New Roman" style:font-style-asian="normal" style:font-weight-asian="normal" style:font-name-complex="Times New Roman" style:font-style-complex="normal" style:font-weight-complex="normal"/>
    </style:style>
    <style:style style:name="T78" style:family="text">
      <style:text-properties style:text-position="0% 100%" style:font-name="Times New Roman1" fo:font-style="normal" style:font-name-asian="Times New Roman" style:font-style-asian="normal" style:font-name-complex="Times New Roman" style:font-style-complex="normal"/>
    </style:style>
    <style:style style:name="T79" style:family="text">
      <style:text-properties style:text-position="0% 100%" fo:font-style="normal" fo:font-weight="normal" style:font-style-asian="normal" style:font-weight-asian="normal" style:font-style-complex="normal" style:font-weight-complex="normal"/>
    </style:style>
    <style:style style:name="T80" style:family="text">
      <style:text-properties style:text-position="0% 100%" fo:font-style="normal" style:font-style-asian="normal" style:font-style-complex="normal"/>
    </style:style>
    <style:style style:name="T81" style:family="text">
      <style:text-properties style:text-position="0% 100%" fo:font-style="normal" style:font-style-asian="normal" style:language-complex="ar" style:country-complex="SA" style:font-style-complex="normal"/>
    </style:style>
    <style:style style:name="T82" style:family="text">
      <style:text-properties style:text-position="0% 100%" fo:font-style="normal" fo:background-color="transparent" style:font-style-asian="normal" style:font-style-complex="normal"/>
    </style:style>
    <style:style style:name="T83" style:family="text">
      <style:text-properties style:text-position="0% 100%" fo:font-weight="normal" style:font-weight-asian="normal" style:font-weight-complex="normal"/>
    </style:style>
    <style:style style:name="T84" style:family="text">
      <style:text-properties style:text-position="0% 100%" style:font-name="Times New Roman" fo:font-weight="bold" style:font-name-asian="OpenSymbol1" style:font-weight-asian="bold" style:font-name-complex="OpenSymbol1" style:font-weight-complex="bold"/>
    </style:style>
    <style:style style:name="T85" style:family="text">
      <style:text-properties style:text-position="0% 100%" style:font-name="Times New Roman" fo:font-weight="normal" style:font-name-asian="OpenSymbol1" style:font-weight-asian="normal" style:font-name-complex="OpenSymbol1" style:font-weight-complex="normal"/>
    </style:style>
    <style:style style:name="T86" style:family="text">
      <style:text-properties style:text-position="0% 100%" style:font-name="Times New Roman" fo:font-style="normal" fo:background-color="transparent" style:font-name-asian="OpenSymbol1" style:font-style-asian="normal" style:font-name-complex="OpenSymbol1" style:font-style-complex="normal"/>
    </style:style>
    <style:style style:name="T87" style:family="text">
      <style:text-properties style:text-position="0% 100%" fo:font-weight="bold" style:font-weight-asian="bold" style:font-weight-complex="bold"/>
    </style:style>
    <style:style style:name="T88" style:family="text">
      <style:text-properties style:text-position="0% 100%" style:font-name="Petersburg" fo:background-color="transparent" style:font-name-asian="Times New Roman" style:font-name-complex="Times New Roman"/>
    </style:style>
    <style:style style:name="T89" style:family="text">
      <style:text-properties style:text-position="0% 100%" style:font-name="Petersburg" fo:font-style="italic" fo:background-color="transparent" style:font-name-asian="Times New Roman" style:font-style-asian="italic" style:font-name-complex="Times New Roman" style:font-style-complex="italic"/>
    </style:style>
    <style:style style:name="T90" style:family="text">
      <style:text-properties style:text-position="0% 100%" style:font-name="Petersburg" fo:font-style="normal" fo:background-color="transparent" style:font-name-asian="Times New Roman" style:font-style-asian="normal" style:font-name-complex="Times New Roman" style:font-style-complex="normal"/>
    </style:style>
    <style:style style:name="T91" style:family="text">
      <style:text-properties style:text-position="0% 100%" style:font-name="Times New Roman2" fo:background-color="transparent" style:font-name-asian="Times New Roman2" style:font-name-complex="Times New Roman2"/>
    </style:style>
    <style:style style:name="T92" style:family="text">
      <style:text-properties style:text-position="0% 100%" style:font-name="Times New Roman2" fo:font-style="normal" fo:background-color="transparent" style:font-name-asian="Times New Roman2" style:font-style-asian="normal" style:font-name-complex="Times New Roman2" style:font-style-complex="normal"/>
    </style:style>
    <style:style style:name="T93" style:family="text">
      <style:text-properties style:text-position="0% 100%" style:font-name="Times New Roman2" style:font-name-asian="Times New Roman2" style:font-name-complex="Times New Roman2"/>
    </style:style>
    <style:style style:name="T94" style:family="text">
      <style:text-properties style:text-position="0% 100%" style:font-name="Petersburg1" fo:font-style="normal" fo:background-color="transparent" style:font-name-asian="Times New Roman" style:font-style-asian="normal" style:font-name-complex="Times New Roman" style:font-style-complex="normal"/>
    </style:style>
    <style:style style:name="T95" style:family="text">
      <style:text-properties style:text-position="0% 100%" style:font-name="Symbol1" fo:font-style="normal" fo:background-color="transparent" style:font-name-asian="Symbol1" style:font-style-asian="normal" style:font-name-complex="Symbol1" style:font-style-complex="normal"/>
    </style:style>
    <style:style style:name="T96" style:family="text">
      <style:text-properties style:text-position="0% 100%" style:font-name="Symbol1" style:font-name-asian="Symbol1" style:font-name-complex="Symbol1"/>
    </style:style>
    <style:style style:name="T97" style:family="text">
      <style:text-properties style:text-position="0% 100%" fo:background-color="transparent"/>
    </style:style>
    <style:style style:name="T98" style:family="text">
      <style:text-properties style:font-name="msam10" style:font-name-asian="Times New Roman" style:font-name-complex="Times New Roman"/>
    </style:style>
    <style:style style:name="T99" style:family="text">
      <style:text-properties style:font-name="Times New Roman1" style:font-name-asian="OpenSymbol1" style:font-name-complex="OpenSymbol1"/>
    </style:style>
    <style:style style:name="T100" style:family="text">
      <style:text-properties style:font-name="Times New Roman1" style:font-name-asian="Times New Roman1" style:font-name-complex="Times New Roman1"/>
    </style:style>
    <style:style style:name="T101" style:family="text">
      <style:text-properties style:font-name="Times New Roman1" fo:background-color="transparent" style:font-name-asian="Times New Roman1" style:font-name-complex="Times New Roman1"/>
    </style:style>
    <style:style style:name="T102" style:family="text">
      <style:text-properties style:font-name="Times New Roman1" fo:font-style="italic" fo:background-color="transparent" style:font-name-asian="Times New Roman1" style:font-style-asian="italic" style:font-name-complex="Times New Roman1" style:font-style-complex="italic"/>
    </style:style>
    <style:style style:name="T103" style:family="text">
      <style:text-properties fo:background-color="transparent"/>
    </style:style>
    <style:style style:name="T104" style:family="text">
      <style:text-properties fo:background-color="transparent" style:font-name-asian="OpenSymbol1" style:font-name-complex="OpenSymbol1"/>
    </style:style>
    <style:style style:name="T105" style:family="text">
      <style:text-properties fo:font-variant="normal" fo:text-transform="none" fo:color="#000000" style:text-line-through-style="none" style:text-underline-style="none" fo:font-weight="normal" style:text-blinking="false" fo:background-color="transparent"/>
    </style:style>
    <style:style style:name="T106"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07"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style-asian="normal" style:font-name-complex="OpenSymbol1" style:font-size-complex="14pt" style:font-style-complex="normal"/>
    </style:style>
    <style:style style:name="T108" style:family="text">
      <style:text-properties fo:font-variant="normal" fo:text-transform="none" fo:color="#000000" style:text-line-through-style="none" style:text-position="sub 58%" style:font-name="Times New Roman1" fo:font-style="normal" style:text-underline-style="none" fo:font-weight="normal" style:text-blinking="false" style:font-style-asian="italic" style:font-style-complex="italic"/>
    </style:style>
    <style:style style:name="T109" style:family="text">
      <style:text-properties fo:font-variant="normal" fo:text-transform="none" fo:color="#000000" style:text-line-through-style="none" style:text-position="sub 58%" style:font-name="Times New Roman1" fo:font-style="normal" style:text-underline-style="none" fo:font-weight="normal" style:text-blinking="false" style:font-style-asian="italic" style:font-weight-asian="bold" style:font-style-complex="italic" style:font-weight-complex="bold"/>
    </style:style>
    <style:style style:name="T110" style:family="text">
      <style:text-properties fo:font-variant="normal" fo:text-transform="none" fo:color="#000000" style:text-line-through-style="none" style:text-position="sub 58%" style:font-name="Times New Roman1" fo:font-style="normal" style:text-underline-style="none" fo:font-weight="normal" style:text-blinking="false" style:font-name-asian="Times New Roman1" style:font-style-asian="italic" style:font-name-complex="Times New Roman1" style:font-style-complex="italic"/>
    </style:style>
    <style:style style:name="T111" style:family="text">
      <style:text-properties fo:font-variant="normal" fo:text-transform="none" fo:color="#000000" style:text-line-through-style="none" style:text-position="sub 58%" style:font-name="Times New Roman1" fo:font-style="normal" style:text-underline-style="none" fo:font-weight="normal" style:text-blinking="false" style:font-name-asian="Times New Roman1" style:font-style-asian="italic" style:font-weight-asian="bold" style:font-name-complex="Times New Roman1" style:font-style-complex="italic" style:font-weight-complex="bold"/>
    </style:style>
    <style:style style:name="T112" style:family="text">
      <style:text-properties fo:font-variant="normal" fo:text-transform="none" fo:color="#000000" style:text-line-through-style="none" style:text-position="sub 58%" fo:font-style="normal" style:text-underline-style="none" fo:font-weight="normal" style:text-blinking="false" style:font-name-asian="Times New Roman1" style:font-style-asian="italic" style:font-weight-asian="normal" style:font-name-complex="Times New Roman1" style:font-style-complex="italic" style:font-weight-complex="normal"/>
    </style:style>
    <style:style style:name="T113" style:family="text">
      <style:text-properties fo:font-variant="normal" fo:text-transform="none" fo:color="#000000" style:text-line-through-style="none" style:text-position="sub 58%" fo:font-style="normal" style:text-underline-style="none" fo:font-weight="normal" style:text-blinking="false" style:font-name-asian="Times New Roman1" style:font-style-asian="italic" style:font-name-complex="Times New Roman1" style:font-style-complex="italic"/>
    </style:style>
    <style:style style:name="T114" style:family="text">
      <style:text-properties fo:font-variant="normal" fo:text-transform="none" fo:color="#000000" style:text-line-through-style="none" style:text-position="sub 58%" fo:font-style="normal" style:text-underline-style="none" fo:font-weight="normal" style:text-blinking="false" style:font-style-asian="italic" style:font-style-complex="italic"/>
    </style:style>
    <style:style style:name="T115" style:family="text">
      <style:text-properties fo:font-variant="normal" fo:text-transform="none" fo:color="#000000" style:text-line-through-style="none" style:text-position="sub 58%" fo:font-style="normal" style:text-underline-style="none" fo:font-weight="normal" style:text-blinking="false" style:font-style-asian="italic" style:font-weight-asian="normal" style:font-style-complex="italic" style:font-weight-complex="normal"/>
    </style:style>
    <style:style style:name="T116" style:family="text">
      <style:text-properties fo:font-variant="normal" fo:text-transform="none" fo:color="#000000" style:text-line-through-style="none" style:text-position="sub 58%" fo:font-style="normal" style:text-underline-style="none" fo:font-weight="normal" style:text-blinking="false" style:font-style-asian="italic" style:font-weight-asian="bold" style:font-style-complex="italic" style:font-weight-complex="bold"/>
    </style:style>
    <style:style style:name="T117" style:family="text">
      <style:text-properties fo:font-variant="normal" fo:text-transform="none" fo:color="#000000" style:text-line-through-style="none" style:text-position="sub 58%" fo:font-style="normal" style:text-underline-style="none" fo:font-weight="normal" style:text-blinking="false" fo:background-color="transparent" style:font-name-asian="OpenSymbol1" style:font-style-asian="normal" style:font-name-complex="OpenSymbol1" style:font-style-complex="normal"/>
    </style:style>
    <style:style style:name="T118" style:family="text">
      <style:text-properties fo:font-variant="normal" fo:text-transform="none" fo:color="#000000" style:text-line-through-style="none" style:font-name="Symbol" fo:font-style="normal" style:text-underline-style="none" fo:font-weight="normal" style:text-blinking="false" fo:background-color="transparent" style:font-name-asian="OpenSymbol1" style:font-name-complex="OpenSymbol1"/>
    </style:style>
    <style:style style:name="T119"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T120" style:family="text">
      <style:text-properties fo:font-variant="normal" fo:text-transform="none" fo:color="#000000" style:text-line-through-style="none" style:font-name="Times New Roman" fo:font-size="14pt" fo:font-style="italic" style:text-underline-style="none" fo:font-weight="normal" style:text-blinking="false" fo:background-color="transparent" style:font-name-asian="OpenSymbol1" style:font-size-asian="14pt" style:font-style-asian="italic" style:font-name-complex="OpenSymbol1" style:font-size-complex="14pt" style:font-style-complex="italic"/>
    </style:style>
    <style:style style:name="T121" style:family="text">
      <style:text-properties fo:font-variant="normal" fo:text-transform="none" fo:color="#000000" style:text-line-through-style="none" style:font-name="Times New Roman1" fo:font-style="normal" style:text-underline-style="none" fo:font-weight="normal" style:text-blinking="false" style:font-style-asian="italic" style:font-style-complex="italic"/>
    </style:style>
    <style:style style:name="T122" style:family="text">
      <style:text-properties fo:font-variant="normal" fo:text-transform="none" fo:color="#000000" style:text-line-through-style="none" style:text-position="0% 100%" style:font-name="Times New Roman1" fo:font-style="normal" style:text-underline-style="none" fo:font-weight="normal" style:text-blinking="false" style:font-style-asian="italic" style:font-style-complex="italic"/>
    </style:style>
    <style:style style:name="T123" style:family="text">
      <style:text-properties fo:font-variant="normal" fo:text-transform="none" fo:color="#000000" style:text-line-through-style="none" style:text-position="0% 100%" style:font-name="Times New Roman1" fo:font-style="normal" style:text-underline-style="none" fo:font-weight="normal" style:text-blinking="false" style:font-style-asian="italic" style:font-weight-asian="bold" style:font-style-complex="italic" style:font-weight-complex="bold"/>
    </style:style>
    <style:style style:name="T124" style:family="text">
      <style:text-properties fo:font-variant="normal" fo:text-transform="none" fo:color="#000000" style:text-line-through-style="none" style:text-position="0% 100%" style:font-name="Times New Roman1" fo:font-style="normal" style:text-underline-style="none" fo:font-weight="normal" style:text-blinking="false" style:font-style-asian="italic" style:font-weight-asian="normal" style:font-style-complex="italic" style:font-weight-complex="normal"/>
    </style:style>
    <style:style style:name="T125" style:family="text">
      <style:text-properties fo:font-variant="normal" fo:text-transform="none" fo:color="#000000" style:text-line-through-style="none" style:text-position="0% 100%" style:font-name="Times New Roman1" fo:font-style="normal" style:text-underline-style="none" fo:font-weight="normal" style:text-blinking="false" style:font-name-asian="Times New Roman1" style:font-style-asian="italic" style:font-name-complex="Times New Roman1" style:font-style-complex="italic"/>
    </style:style>
    <style:style style:name="T126" style:family="text">
      <style:text-properties fo:font-variant="normal" fo:text-transform="none" fo:color="#000000" style:text-line-through-style="none" style:text-position="0% 100%" style:font-name="Times New Roman1" fo:font-style="normal" style:text-underline-style="none" fo:font-weight="normal" style:text-blinking="false" style:font-name-asian="Times New Roman1" style:font-style-asian="italic" style:font-weight-asian="bold" style:font-name-complex="Times New Roman1" style:font-style-complex="italic" style:font-weight-complex="bold"/>
    </style:style>
    <style:style style:name="T127" style:family="text">
      <style:text-properties fo:font-variant="normal" fo:text-transform="none" fo:color="#000000" style:text-line-through-style="none" style:text-position="0% 100%" style:font-name="Symbol2" fo:font-style="normal" style:text-underline-style="none" fo:font-weight="normal" style:text-blinking="false" style:font-name-asian="Symbol2" style:font-style-asian="italic" style:font-name-complex="Symbol2" style:font-style-complex="italic"/>
    </style:style>
    <style:style style:name="T128" style:family="text">
      <style:text-properties fo:font-variant="normal" fo:text-transform="none" fo:color="#000000" style:text-line-through-style="none" style:text-position="0% 100%" fo:font-style="normal" style:text-underline-style="none" fo:font-weight="normal" style:text-blinking="false" style:font-name-asian="Times New Roman1" style:font-style-asian="italic" style:font-weight-asian="normal" style:font-name-complex="Times New Roman1" style:font-style-complex="italic" style:font-weight-complex="normal"/>
    </style:style>
    <style:style style:name="T129" style:family="text">
      <style:text-properties fo:font-variant="normal" fo:text-transform="none" fo:color="#000000" style:text-line-through-style="none" style:text-position="0% 100%" fo:font-style="normal" style:text-underline-style="none" fo:font-weight="normal" style:text-blinking="false" style:font-name-asian="Times New Roman1" style:font-style-asian="italic" style:font-name-complex="Times New Roman1" style:font-style-complex="italic"/>
    </style:style>
    <style:style style:name="T130" style:family="text">
      <style:text-properties fo:font-variant="normal" fo:text-transform="none" fo:color="#000000" style:text-line-through-style="none" style:text-position="0% 100%" fo:font-style="normal" style:text-underline-style="none" fo:font-weight="normal" style:text-blinking="false" style:font-style-asian="italic" style:font-weight-asian="normal" style:font-style-complex="italic" style:font-weight-complex="normal"/>
    </style:style>
    <style:style style:name="T131" style:family="text">
      <style:text-properties fo:font-variant="normal" fo:text-transform="none" fo:color="#000000" style:text-line-through-style="none" style:text-position="0% 100%" fo:font-style="normal" style:text-underline-style="none" fo:font-weight="normal" style:text-blinking="false" style:font-style-asian="italic" style:font-style-complex="italic"/>
    </style:style>
    <style:style style:name="T132" style:family="text">
      <style:text-properties fo:font-variant="normal" fo:text-transform="none" fo:color="#000000" style:text-line-through-style="none" style:text-position="0% 100%" fo:font-style="normal" style:text-underline-style="none" fo:font-weight="normal" style:text-blinking="false" style:font-style-asian="italic" style:font-weight-asian="bold" style:font-style-complex="italic" style:font-weight-complex="bold"/>
    </style:style>
    <style:style style:name="T133" style:family="text">
      <style:text-properties fo:font-variant="normal" fo:text-transform="none" fo:color="#000000" style:text-line-through-style="none" style:text-position="0% 100%" fo:font-style="normal" style:text-underline-style="none" fo:font-weight="normal" style:text-blinking="false" style:font-name-asian="SimSun" style:font-style-asian="italic" style:font-name-complex="Mangal1" style:font-style-complex="italic"/>
    </style:style>
    <style:style style:name="T134" style:family="text">
      <style:text-properties fo:font-variant="normal" fo:text-transform="none" fo:color="#000000" style:text-line-through-style="none" style:text-position="0% 100%" fo:font-style="italic" style:text-underline-style="none" fo:font-weight="normal" style:text-blinking="false" style:font-name-asian="Times New Roman1" style:font-style-asian="italic" style:font-weight-asian="normal" style:font-name-complex="Times New Roman1" style:font-style-complex="italic" style:font-weight-complex="normal"/>
    </style:style>
    <style:style style:name="T135" style:family="text">
      <style:text-properties fo:font-variant="normal" fo:text-transform="none" fo:color="#000000" style:text-line-through-style="none" fo:font-style="normal" style:text-underline-style="none" style:text-blinking="false"/>
    </style:style>
    <style:style style:name="T136" style:family="text">
      <style:text-properties fo:font-variant="normal" fo:text-transform="none" fo:color="#000000" style:text-line-through-style="none" fo:font-style="normal" style:text-underline-style="none" fo:font-weight="normal" style:text-blinking="false" fo:background-color="transparent"/>
    </style:style>
    <style:style style:name="T137" style:family="text">
      <style:text-properties fo:font-variant="normal" fo:text-transform="none" fo:color="#000000" style:text-line-through-style="none" fo:font-style="normal" style:text-underline-style="none" fo:font-weight="normal" style:text-blinking="false" fo:background-color="transparent" style:font-name-asian="OpenSymbol1" style:font-name-complex="OpenSymbol1"/>
    </style:style>
    <style:style style:name="T138" style:family="text">
      <style:text-properties fo:font-variant="normal" fo:text-transform="none" fo:color="#000000" style:text-line-through-style="none" fo:font-style="normal" style:text-underline-style="none" fo:font-weight="normal" style:text-blinking="false" fo:background-color="transparent" style:font-name-asian="OpenSymbol1" style:font-style-asian="normal" style:font-name-complex="OpenSymbol1" style:font-style-complex="normal"/>
    </style:style>
    <style:style style:name="T139" style:family="text">
      <style:text-properties fo:font-variant="normal" fo:text-transform="none" fo:color="#000000" style:text-line-through-style="none" fo:font-style="normal" style:text-underline-style="none" fo:font-weight="normal" style:text-blinking="false" style:font-style-asian="italic" style:font-style-complex="italic"/>
    </style:style>
    <style:style style:name="T140" style:family="text">
      <style:text-properties fo:font-variant="normal" fo:text-transform="none" fo:color="#000000" style:text-line-through-style="none" fo:font-style="normal" style:text-underline-style="none" fo:font-weight="normal" style:text-blinking="false" style:font-name-asian="Times New Roman1" style:font-style-asian="italic" style:font-name-complex="Times New Roman1" style:font-style-complex="italic"/>
    </style:style>
    <style:style style:name="T141" style:family="text">
      <style:text-properties fo:font-variant="normal" fo:text-transform="none" fo:color="#000000" style:text-line-through-style="none" fo:font-style="normal" style:text-underline-style="none" fo:font-weight="normal" style:text-blinking="false" style:font-name-asian="SimSun" style:font-style-asian="italic" style:font-name-complex="Mangal1" style:font-style-complex="italic"/>
    </style:style>
    <style:style style:name="T142" style:family="text">
      <style:text-properties fo:font-variant="normal" fo:text-transform="none" fo:color="#000000" style:text-line-through-style="none" fo:font-style="italic" style:text-underline-style="none" fo:font-weight="normal" style:text-blinking="false" fo:background-color="transparent" style:font-name-asian="OpenSymbol1" style:font-style-asian="italic" style:font-name-complex="OpenSymbol1" style:font-style-complex="italic"/>
    </style:style>
    <style:style style:name="T143" style:family="text">
      <style:text-properties fo:font-variant="normal" fo:text-transform="none" style:font-name="msam10" fo:letter-spacing="normal" style:font-name-asian="Times New Roman" style:font-name-complex="Times New Roman"/>
    </style:style>
    <style:style style:name="T144" style:family="text">
      <style:text-properties fo:font-variant="normal" fo:text-transform="none" fo:letter-spacing="normal"/>
    </style:style>
    <style:style style:name="T145" style:family="text">
      <style:text-properties style:font-name="OpenSymbol2" style:font-name-asian="OpenSymbol2" style:font-name-complex="OpenSymbol2"/>
    </style:style>
    <style:style style:name="T146" style:family="text">
      <style:text-properties fo:font-style="normal" style:font-style-asian="normal" style:font-style-complex="normal"/>
    </style:style>
    <style:style style:name="T147" style:family="text">
      <style:text-properties fo:font-style="normal" fo:background-color="transparent" style:font-style-asian="normal" style:font-style-complex="normal"/>
    </style:style>
    <style:style style:name="T148" style:family="text">
      <style:text-properties fo:font-weight="normal" style:font-weight-asian="normal" style:font-weight-complex="normal"/>
    </style:style>
    <style:style style:name="T149" style:family="text">
      <style:text-properties fo:color="#000000" fo:font-style="italic" style:font-style-asian="italic" style:font-style-complex="italic"/>
    </style:style>
    <style:style style:name="T150" style:family="text">
      <style:text-properties fo:color="#000000" fo:language="en" fo:country="US" fo:font-style="italic" style:font-style-asian="italic" style:font-style-complex="italic"/>
    </style:style>
    <style:style style:name="T151" style:family="text">
      <style:text-properties style:font-name="OpenSymbol3" style:font-name-asian="Times New Roman" style:font-name-complex="Times New Roman"/>
    </style:style>
    <style:style style:name="T152" style:family="text">
      <style:text-properties style:font-name="OpenSymbol3" style:font-name-asian="OpenSymbol3" style:font-name-complex="OpenSymbol3"/>
    </style:style>
    <style:style style:name="T153" style:family="text">
      <style:text-properties style:font-name="OpenSymbol3" fo:language="ru" fo:country="RU" style:font-name-asian="Times New Roman" style:font-name-complex="Times New Roman"/>
    </style:style>
    <style:style style:name="T154" style:family="text">
      <style:text-properties style:font-name="Petersburg" fo:font-style="normal" fo:background-color="transparent" style:font-name-asian="Times New Roman" style:font-style-asian="normal" style:font-name-complex="Times New Roman" style:font-style-complex="normal"/>
    </style:style>
    <style:style style:name="T155" style:family="text">
      <style:text-properties style:font-name="Petersburg" style:font-name-asian="Times New Roman" style:font-name-complex="Times New Roman"/>
    </style:style>
    <style:style style:name="T156" style:family="text">
      <style:text-properties style:font-name="Petersburg" fo:font-style="italic" style:font-name-asian="Times New Roman" style:font-style-asian="italic" style:font-name-complex="Times New Roman" style:font-style-complex="italic"/>
    </style:style>
    <style:style style:name="T157" style:family="text">
      <style:text-properties style:font-name="Petersburg" fo:font-style="italic" fo:background-color="transparent" style:font-name-asian="Times New Roman" style:font-style-asian="italic" style:font-name-complex="Times New Roman" style:font-style-complex="italic"/>
    </style:style>
    <style:style style:name="T158" style:family="text">
      <style:text-properties style:font-name="Petersburg" fo:background-color="transparent" style:font-name-asian="Times New Roman" style:font-name-complex="Times New Roman"/>
    </style:style>
    <style:style style:name="T159" style:family="text">
      <style:text-properties style:font-name="Petersburg" fo:language="ru" fo:country="RU" style:font-name-asian="Times New Roman" style:font-name-complex="Times New Roman"/>
    </style:style>
    <style:style style:name="T160" style:family="text">
      <style:text-properties style:font-name="Petersburg" fo:language="ru" fo:country="RU" fo:font-style="italic" style:font-name-asian="Times New Roman" style:font-style-asian="italic" style:font-name-complex="Times New Roman" style:font-style-complex="italic"/>
    </style:style>
    <style:style style:name="T161" style:family="text">
      <style:text-properties style:font-name="Symbol2" style:font-name-asian="Symbol2" style:font-name-complex="Symbol2"/>
    </style:style>
    <style:style style:name="T162" style:family="text">
      <style:text-properties style:font-name="Symbol3" style:font-name-asian="Symbol3" style:font-name-complex="Symbol3"/>
    </style:style>
    <style:style style:name="T163" style:family="text">
      <style:text-properties style:use-window-font-color="true" style:text-outline="false" style:text-line-through-style="none" style:font-name="Times New Roman" fo:font-size="14pt" fo:font-style="normal" fo:text-shadow="none" style:text-underline-style="none" fo:font-weight="normal"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64" style:family="text">
      <style:text-properties style:use-window-font-color="true" style:text-outline="false" style:text-line-through-style="none" style:font-name="Times New Roman"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text-overline-style="none" style:text-overline-color="font-color"/>
    </style:style>
    <style:style style:name="T165" style:family="text">
      <style:text-properties style:use-window-font-color="true" style:text-outline="false" style:text-line-through-style="none" style:font-name="Times New Roman" fo:font-size="14pt" fo:font-style="italic" fo:text-shadow="none" style:text-underline-style="none" fo:font-weight="normal"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166" style:family="text">
      <style:text-properties style:use-window-font-color="true" style:text-outline="false" style:text-line-through-style="none" style:font-name="Times New Roman" fo:font-size="14pt" fo:font-style="italic" fo:text-shadow="none" style:text-underline-style="none" fo:font-weight="normal" style:letter-kerning="true" style:font-size-asian="14pt" style:font-style-asian="italic" style:font-weight-asian="normal" style:font-size-complex="14pt" style:font-style-complex="italic" style:font-weight-complex="normal" style:text-emphasize="none" style:text-overline-style="none" style:text-overline-color="font-color"/>
    </style:style>
    <style:style style:name="T167" style:family="text">
      <style:text-properties style:use-window-font-color="true" style:text-outline="false" style:text-line-through-style="none" style:font-name="Times New Roman"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68" style:family="text">
      <style:text-properties style:use-window-font-color="true" style:text-outline="false" style:text-line-through-style="none" style:font-name="Times New Roman1" fo:font-size="14pt" fo:font-style="normal" fo:text-shadow="none"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T169" style:family="text">
      <style:text-properties style:use-window-font-color="true" style:text-outline="false" style:text-line-through-style="none" style:font-name="Times New Roman1" fo:font-size="14pt" fo:text-shadow="none" style:text-underline-style="none" fo:font-weight="normal" style:letter-kerning="true" style:font-name-asian="Times New Roman1" style:font-size-asian="14pt" style:font-weight-asian="normal" style:font-name-complex="Times New Roman1" style:font-size-complex="14pt" style:font-weight-complex="normal" style:text-emphasize="none" style:text-overline-style="none" style:text-overline-color="font-color"/>
    </style:style>
    <style:style style:name="T170" style:family="text">
      <style:text-properties style:use-window-font-color="true" style:text-outline="false" style:text-line-through-style="none" style:text-position="sub 58%" style:font-name="Times New Roman" fo:font-size="14pt" fo:font-style="normal" fo:text-shadow="none" style:text-underline-style="none" fo:font-weight="normal"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71" style:family="text">
      <style:text-properties style:use-window-font-color="true" style:text-outline="false" style:text-line-through-style="none" style:text-position="sub 58%" style:font-name="Times New Roman"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text-overline-style="none" style:text-overline-color="font-color"/>
    </style:style>
    <style:style style:name="T172" style:family="text">
      <style:text-properties style:use-window-font-color="true" style:text-outline="false" style:text-line-through-style="none" style:text-position="sub 58%" style:font-name="Times New Roman" fo:font-size="14pt" fo:font-style="normal" fo:text-shadow="none" style:text-underline-style="none" fo:font-weight="normal" style:letter-kerning="true" fo:background-color="transparent"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73" style:family="text">
      <style:text-properties style:use-window-font-color="true" style:text-outline="false" style:text-line-through-style="none" style:text-position="sub 58%" style:font-name="Times New Roman"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74" style:family="text">
      <style:text-properties style:use-window-font-color="true" style:text-outline="false" style:text-line-through-style="none" style:text-position="sub 58%" style:font-name="Petersburg" fo:font-size="14pt" fo:font-style="normal" fo:text-shadow="none" style:text-underline-style="none" fo:font-weight="normal" style:letter-kerning="true" fo:background-color="transparent"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75" style:family="text">
      <style:text-properties style:use-window-font-color="true" style:text-outline="false" style:text-line-through-style="none" style:text-position="sub 58%"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text-overline-style="none" style:text-overline-color="font-color"/>
    </style:style>
    <style:style style:name="T176" style:family="text">
      <style:text-properties style:use-window-font-color="true" style:text-outline="false" style:text-line-through-style="none" style:text-position="sub 58%"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77" style:family="text">
      <style:text-properties style:use-window-font-color="true" style:text-outline="false" style:text-line-through-style="none" style:text-position="sub 58%" style:font-name="Petersburg1" fo:font-size="14pt" fo:font-style="normal" fo:text-shadow="none" style:text-underline-style="none" fo:font-weight="normal" style:letter-kerning="true" fo:background-color="transparent"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78" style:family="text">
      <style:text-properties style:use-window-font-color="true" style:text-outline="false" style:text-line-through-style="none" style:font-name="Petersburg" fo:font-size="14pt" fo:font-style="italic" fo:text-shadow="none" style:text-underline-style="none" fo:font-weight="normal" style:letter-kerning="true" fo:background-color="transparent"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179" style:family="text">
      <style:text-properties style:use-window-font-color="true" style:text-outline="false" style:text-line-through-style="none" style:text-position="0% 100%" style:font-name="Times New Roman" fo:font-size="14pt" fo:font-style="normal" fo:text-shadow="none" style:text-underline-style="none" fo:font-weight="normal" style:letter-kerning="true" fo:background-color="transparent"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80" style:family="text">
      <style:text-properties style:use-window-font-color="true" style:text-outline="false" style:text-line-through-style="none" style:text-position="0% 100%" style:font-name="Times New Roman" fo:font-size="14pt" fo:font-style="italic" fo:text-shadow="none" style:text-underline-style="none" fo:font-weight="normal" style:letter-kerning="true" fo:background-color="transparent"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181" style:family="text">
      <style:text-properties style:use-window-font-color="true" style:text-outline="false" style:text-line-through-style="none" style:text-position="0% 100%" style:font-name="Times New Roman" fo:font-size="14pt" fo:font-style="italic" fo:text-shadow="none" style:text-underline-style="none" fo:font-weight="normal" style:letter-kerning="true" style:font-size-asian="14pt" style:font-style-asian="italic" style:font-weight-asian="normal" style:font-size-complex="14pt" style:font-style-complex="italic" style:font-weight-complex="normal" style:text-emphasize="none" style:text-overline-style="none" style:text-overline-color="font-color"/>
    </style:style>
    <style:style style:name="T182" style:family="text">
      <style:text-properties style:use-window-font-color="true" style:text-outline="false" style:text-line-through-style="none" style:text-position="0% 100%" style:font-name="Times New Roman"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83" style:family="text">
      <style:text-properties style:use-window-font-color="true" style:text-outline="false" style:text-line-through-style="none" style:text-position="0% 100%" style:font-name="Petersburg" fo:font-size="14pt" fo:font-style="italic" fo:text-shadow="none" style:text-underline-style="none" fo:font-weight="normal" style:letter-kerning="true" fo:background-color="transparent"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184" style:family="text">
      <style:text-properties style:use-window-font-color="true" style:text-outline="false" style:text-line-through-style="none" style:text-position="0% 100%" style:font-name="Petersburg" fo:font-size="14pt" fo:font-style="normal" fo:text-shadow="none" style:text-underline-style="none" fo:font-weight="normal" style:letter-kerning="true" fo:background-color="transparent"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85" style:family="text">
      <style:text-properties style:use-window-font-color="true" style:text-outline="false" style:text-line-through-style="none" style:text-position="0% 100%" style:font-name="Times New Roman1" fo:font-size="14pt" fo:font-style="normal" fo:text-shadow="none" style:text-underline-style="none" fo:font-weight="normal" style:letter-kerning="true" fo:background-color="transparent" style:font-name-asian="Times New Roman1" style:font-size-asian="14pt" style:font-style-asian="normal" style:font-weight-asian="normal" style:font-name-complex="Times New Roman1" style:font-size-complex="14pt" style:font-style-complex="normal" style:font-weight-complex="normal" style:text-emphasize="none" style:text-overline-style="none" style:text-overline-color="font-color"/>
    </style:style>
    <style:style style:name="T186" style:family="text">
      <style:text-properties style:use-window-font-color="true" style:text-outline="false" style:text-line-through-style="none" style:text-position="0% 100%" style:font-name="Times New Roman1" fo:font-size="14pt" fo:text-shadow="none" style:text-underline-style="none" fo:font-weight="normal" style:letter-kerning="true" style:font-name-asian="Times New Roman1" style:font-size-asian="14pt" style:font-weight-asian="normal" style:font-name-complex="Times New Roman1" style:font-size-complex="14pt" style:font-weight-complex="normal" style:text-emphasize="none" style:text-overline-style="none" style:text-overline-color="font-color"/>
    </style:style>
    <style:style style:name="T187" style:family="text">
      <style:text-properties style:use-window-font-color="true" style:text-outline="false" style:text-line-through-style="none" style:text-position="0% 100%" style:font-name="Symbol"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88" style:family="text">
      <style:text-properties style:use-window-font-color="true" style:text-outline="false" style:text-line-through-style="none" style:text-position="0% 100%" style:font-name="Symbol" fo:font-size="14pt" fo:font-style="normal" fo:text-shadow="none" style:text-underline-style="none" fo:font-weight="normal" style:letter-kerning="true" fo:background-color="transparent"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89" style:family="text">
      <style:text-properties style:use-window-font-color="true" style:text-outline="false" style:text-line-through-style="none" style:text-position="0% 100%" style:font-name="Petersburg1" fo:font-size="14pt" fo:font-style="normal" fo:text-shadow="none" style:text-underline-style="none" fo:font-weight="normal" style:letter-kerning="true" fo:background-color="transparent"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190" style:family="text">
      <style:text-properties style:use-window-font-color="true" style:text-outline="false" style:text-line-through-style="none" style:text-position="0% 100%" style:font-name="Petersburg1"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91" style:family="text">
      <style:text-properties style:use-window-font-color="true" style:text-outline="false" style:text-line-through-style="none" style:text-position="0% 100%" style:font-name="Petersburg1" fo:font-size="14pt" fo:font-style="italic" fo:text-shadow="none" style:text-underline-style="none" fo:font-weight="normal" style:letter-kerning="true" fo:background-color="transparent"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192" style:family="text">
      <style:text-properties style:use-window-font-color="true" style:text-outline="false" style:text-line-through-style="none" style:text-position="0% 100%" fo:font-size="14pt" fo:font-style="italic" fo:text-shadow="none" style:text-underline-style="none" fo:font-weight="normal" style:letter-kerning="true" style:font-size-asian="14pt" style:font-style-asian="italic" style:font-weight-asian="normal" style:font-size-complex="14pt" style:font-style-complex="italic" style:font-weight-complex="normal" style:text-emphasize="none" style:text-overline-style="none" style:text-overline-color="font-color"/>
    </style:style>
    <style:style style:name="T193" style:family="text">
      <style:text-properties style:use-window-font-color="true" style:text-outline="false" style:text-line-through-style="none" style:text-position="0% 100%"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94" style:family="text">
      <style:text-properties style:use-window-font-color="true" style:text-outline="false" style:text-line-through-style="none" fo:font-size="14pt" fo:font-style="italic" fo:text-shadow="none" style:text-underline-style="none" fo:font-weight="normal" style:letter-kerning="true" style:font-size-asian="14pt" style:font-style-asian="italic" style:font-weight-asian="normal" style:font-size-complex="14pt" style:font-style-complex="italic" style:font-weight-complex="normal" style:text-emphasize="none" style:text-overline-style="none" style:text-overline-color="font-color"/>
    </style:style>
    <style:style style:name="T195" style:family="text">
      <style:text-properties style:use-window-font-color="true" style:text-outline="false" style:text-line-through-styl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text-overline-style="none" style:text-overline-color="font-color"/>
    </style:style>
    <style:style style:name="T196" style:family="text">
      <style:text-properties style:use-window-font-color="true" style:text-outline="false" style:text-line-through-style="none"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97" style:family="text">
      <style:text-properties style:use-window-font-color="true" style:text-outline="false" style:text-line-through-style="none" style:font-name="Symbol"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198" style:family="text">
      <style:text-properties style:use-window-font-color="true" style:text-outline="false" style:text-line-through-style="none" style:font-name="Symbol"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text-overline-style="none" style:text-overline-color="font-color"/>
    </style:style>
    <style:style style:name="T199" style:family="text">
      <style:text-properties style:use-window-font-color="true" style:text-outline="false" style:text-line-through-style="none" style:font-name="Petersburg1" fo:font-size="14pt" fo:text-shadow="none" style:text-underline-style="none" fo:font-weight="normal" style:letter-kerning="true" style:font-size-asian="14pt" style:font-weight-asian="normal" style:font-size-complex="14pt" style:font-weight-complex="normal" style:text-emphasize="none" style:text-overline-style="none" style:text-overline-color="font-color"/>
    </style:style>
    <style:style style:name="T200" style:family="text">
      <style:text-properties style:font-name="Times New Roman2" fo:background-color="transparent" style:font-name-asian="Times New Roman2" style:font-name-complex="Times New Roman2"/>
    </style:style>
    <style:style style:name="T201" style:family="text">
      <style:text-properties style:font-name="Times New Roman2" style:font-name-asian="Times New Roman2" style:font-name-complex="Times New Roman2"/>
    </style:style>
    <style:style style:name="T202" style:family="text">
      <style:text-properties style:font-name="Symbol1" style:font-name-asian="Symbol1" style:font-name-complex="Symbol1"/>
    </style:style>
    <style:style style:name="T203" style:family="text">
      <style:text-properties fo:font-size="14pt" style:font-size-asian="14pt" style:font-size-complex="14pt"/>
    </style:style>
    <style:style style:name="T204" style:family="text">
      <style:text-properties style:font-name-asian="OpenSymbol1" style:font-name-complex="OpenSymbol1"/>
    </style:style>
    <style:style style:name="T205" style:family="text">
      <style:text-properties style:language-complex="ar" style:country-complex="SA"/>
    </style:style>
    <style:style style:name="T206" style:family="text">
      <style:text-properties fo:language="en" fo:country="US"/>
    </style:style>
    <style:style style:name="T207" style:family="text">
      <style:text-properties fo:language="en" fo:country="US" fo:font-style="italic" style:font-style-asian="italic" style:font-style-complex="italic"/>
    </style:style>
    <style:style style:name="T208" style:family="text">
      <style:text-properties fo:language="en" fo:country="US" fo:font-weight="bold" style:font-weight-asian="bold" style:font-weight-complex="bold"/>
    </style:style>
    <style:style style:name="T209" style:family="text">
      <style:text-properties style:font-name="Petersburg2" fo:language="ru" fo:country="RU" fo:font-weight="normal" style:font-name-asian="Times New Roman" style:font-weight-asian="normal" style:font-name-complex="Times New Roman" style:font-weight-complex="normal"/>
    </style:style>
    <style:style style:name="T210"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211" style:family="text">
      <style:text-properties style:use-window-font-color="true" style:font-name="Times New Roman" fo:font-size="11pt" fo:language="ru" fo:country="RU" style:font-name-asian="Times New Roman" style:font-size-asian="11pt" style:font-name-complex="Times New Roman" style:font-size-complex="12pt" style:language-complex="ar" style:country-complex="SA"/>
    </style:style>
    <style:style style:name="T21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2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15" style:family="text">
      <style:text-properties style:use-window-font-color="true" style:font-name="Symbol" fo:font-size="12pt" fo:language="ru" fo:country="RU" style:font-name-asian="Times New Roman" style:font-size-asian="12pt" style:font-name-complex="Times New Roman" style:font-size-complex="12pt" style:language-complex="ar" style:country-complex="SA"/>
    </style:style>
    <style:style style:name="T216"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217" style:family="text">
      <style:text-properties style:use-window-font-color="true" style:text-position="sub 58%"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18" style:family="text">
      <style:text-properties style:use-window-font-color="true" style:font-name="Symbol" fo:font-size="12pt" fo:language="en" fo:country="US" style:font-name-asian="Times New Roman" style:font-size-asian="12pt" style:font-name-complex="Times New Roman" style:font-size-complex="12pt" style:language-complex="ar" style:country-complex="SA"/>
    </style:style>
    <style:style style:name="T219" style:family="text">
      <style:text-properties style:use-window-font-color="true" style:text-position="0% 100%" style:font-name="OpenSymbol1" fo:font-size="12pt" fo:language="en" fo:country="US" style:font-name-asian="Times New Roman" style:font-size-asian="12pt" style:font-name-complex="Times New Roman" style:font-size-complex="12pt" style:language-complex="ar" style:country-complex="SA"/>
    </style:style>
    <style:style style:name="T2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21" style:family="text">
      <style:text-properties style:use-window-font-color="true" style:font-name="Times New Roman" fo:font-size="12pt" fo:language="ru" fo:country="RU" fo:font-style="italic" style:font-name-asian="Times New Roman" style:font-size-asian="12pt" style:font-style-asian="italic" style:font-name-complex="Times New Roman" style:font-size-complex="12pt" style:language-complex="ar" style:country-complex="SA" style:font-style-complex="italic"/>
    </style:style>
    <style:style style:name="T222" style:family="text">
      <style:text-properties style:use-window-font-color="true" style:text-position="sub 58%" style:font-name="Times New Roman" fo:font-size="12pt" fo:language="ru" fo:country="RU" fo:font-style="italic" style:font-name-asian="Times New Roman" style:font-size-asian="12pt" style:font-style-asian="italic" style:font-name-complex="Times New Roman" style:font-size-complex="12pt" style:language-complex="ar" style:country-complex="SA" style:font-style-complex="italic"/>
    </style:style>
    <style:style style:name="T223" style:family="text">
      <style:text-properties style:use-window-font-color="true" style:font-name="OpenSymbol4" fo:font-size="12pt" fo:language="en" fo:country="US" style:font-name-asian="OpenSymbol4" style:font-size-asian="12pt" style:font-name-complex="OpenSymbol4" style:font-size-complex="12pt" style:language-complex="ar" style:country-complex="SA"/>
    </style:style>
    <style:style style:name="T224" style:family="text">
      <style:text-properties style:use-window-font-color="true" style:font-name="Times New Roman" fo:font-size="14pt" fo:language="en" fo:country="US" style:font-name-asian="Times New Roman" style:font-size-asian="14pt" style:font-name-complex="Times New Roman" style:font-size-complex="14pt" style:language-complex="ar" style:country-complex="SA"/>
    </style:style>
    <style:style style:name="T225" style:family="text">
      <style:text-properties style:use-window-font-color="true" style:font-name="Times New Roman"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26" style:family="text">
      <style:text-properties style:use-window-font-color="true" style:text-position="sub 58%" style:font-name="Times New Roman"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27" style:family="text">
      <style:text-properties fo:color="#000000" style:font-name="Times New Roman"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28" style:family="text">
      <style:text-properties fo:color="#000000" style:text-position="sub 58%" style:font-name="Times New Roman"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29" style:family="text">
      <style:text-properties style:use-window-font-color="true" style:font-name="Symbol" fo:font-size="14pt" fo:language="en" fo:country="US" style:font-name-asian="Times New Roman" style:font-size-asian="14pt" style:font-name-complex="Times New Roman" style:font-size-complex="14pt" style:language-complex="ar" style:country-complex="SA"/>
    </style:style>
    <style:style style:name="T230" style:family="text">
      <style:text-properties fo:color="#000000" style:font-name="Times New Roman" fo:font-size="14pt" fo:language="en" fo:country="US" fo:font-style="normal" style:font-name-asian="Times New Roman" style:font-size-asian="14pt" style:font-style-asian="normal" style:font-name-complex="Times New Roman" style:font-size-complex="14pt" style:language-complex="ar" style:country-complex="SA" style:font-style-complex="normal"/>
    </style:style>
    <style:style style:name="T231" style:family="text">
      <style:text-properties style:use-window-font-color="true" style:font-name="Times New Roman" fo:font-size="14pt" fo:language="en" fo:country="US" fo:font-style="normal" style:font-name-asian="Times New Roman" style:font-size-asian="14pt" style:font-style-asian="normal" style:font-name-complex="Times New Roman" style:font-size-complex="14pt" style:language-complex="ar" style:country-complex="SA" style:font-style-complex="normal"/>
    </style:style>
    <style:style style:name="T232" style:family="text">
      <style:text-properties fo:color="#000000" style:font-name="Times New Roman" fo:font-size="14pt" fo:language="en" fo:country="US" style:font-name-asian="Times New Roman" style:font-size-asian="14pt" style:font-name-complex="Times New Roman" style:font-size-complex="14pt" style:language-complex="ar" style:country-complex="SA"/>
    </style:style>
    <style:style style:name="T233" style:family="text">
      <style:text-properties fo:color="#000000" style:font-name="StarSymbol" fo:font-size="14pt" fo:language="en" fo:country="US" style:font-name-asian="StarSymbol" style:font-size-asian="14pt" style:font-name-complex="StarSymbol" style:font-size-complex="14pt" style:language-complex="ar" style:country-complex="SA"/>
    </style:style>
    <style:style style:name="T234" style:family="text">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T235" style:family="text">
      <style:text-properties fo:color="#000000" style:text-position="0% 100%" style:font-name="Times New Roman"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36" style:family="text">
      <style:text-properties style:use-window-font-color="true" style:text-position="0% 100%" style:font-name="Times New Roman"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37" style:family="text">
      <style:text-properties style:use-window-font-color="true" style:text-position="0% 100%" style:font-name="Symbol" fo:font-size="14pt" fo:language="en" fo:country="US" fo:font-style="normal" style:font-name-asian="Times New Roman" style:font-size-asian="14pt" style:font-style-asian="normal" style:font-name-complex="Times New Roman" style:font-size-complex="14pt" style:language-complex="ar" style:country-complex="SA" style:font-style-complex="normal"/>
    </style:style>
    <style:style style:name="T238" style:family="text">
      <style:text-properties fo:color="#000000" style:text-position="0% 100%" style:font-name="Times New Roman" fo:font-size="14pt" fo:language="en" fo:country="US" fo:font-style="normal" style:font-name-asian="StarSymbol" style:font-size-asian="14pt" style:font-style-asian="normal" style:font-name-complex="StarSymbol" style:font-size-complex="14pt" style:language-complex="ar" style:country-complex="SA" style:font-style-complex="normal"/>
    </style:style>
    <style:style style:name="T239" style:family="text">
      <style:text-properties fo:color="#000000" style:text-position="0% 100%" style:font-name="Times New Roman" fo:font-size="14pt" fo:language="en" fo:country="US" fo:font-style="normal" style:font-name-asian="Times New Roman" style:font-size-asian="14pt" style:font-style-asian="normal" style:font-name-complex="Times New Roman" style:font-size-complex="14pt" style:language-complex="ar" style:country-complex="SA" style:font-style-complex="normal"/>
    </style:style>
    <style:style style:name="T240" style:family="text">
      <style:text-properties style:use-window-font-color="true" style:font-name="Times New Roman" fo:font-size="15pt" fo:language="en" fo:country="US" style:font-name-asian="Times New Roman" style:font-size-asian="15pt" style:font-name-complex="Times New Roman" style:font-size-complex="15pt" style:language-complex="ar" style:country-complex="SA"/>
    </style:style>
    <style:style style:name="T241" style:family="text">
      <style:text-properties style:use-window-font-color="true"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42" style:family="text">
      <style:text-properties style:use-window-font-color="true" style:text-position="sub 58%"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43" style:family="text">
      <style:text-properties style:use-window-font-color="true" style:font-name="Symbol" fo:font-size="15pt" fo:language="en" fo:country="US" style:font-name-asian="Times New Roman" style:font-size-asian="15pt" style:font-name-complex="Times New Roman" style:font-size-complex="15pt" style:language-complex="ar" style:country-complex="SA"/>
    </style:style>
    <style:style style:name="T244" style:family="text">
      <style:text-properties style:use-window-font-color="true" style:font-name="OpenSymbol4" fo:font-size="14pt" fo:language="en" fo:country="US" style:font-name-asian="OpenSymbol4" style:font-size-asian="14pt" style:font-name-complex="OpenSymbol4" style:font-size-complex="14pt" style:language-complex="ar" style:country-complex="SA"/>
    </style:style>
    <style:style style:name="T245" style:family="text">
      <style:text-properties fo:color="#000000" style:text-position="0% 100%" style:font-name="StarSymbol" fo:font-size="14pt" fo:language="en" fo:country="US" fo:font-style="italic" style:font-name-asian="StarSymbol" style:font-size-asian="14pt" style:font-style-asian="italic" style:font-name-complex="StarSymbol" style:font-size-complex="14pt" style:language-complex="ar" style:country-complex="SA" style:font-style-complex="italic"/>
    </style:style>
    <style:style style:name="T246" style:family="text">
      <style:text-properties style:use-window-font-color="true" style:font-name="Times New Roman" fo:font-size="15pt" fo:language="en" fo:country="US" fo:font-style="normal" style:font-name-asian="Times New Roman" style:font-size-asian="15pt" style:font-style-asian="normal" style:font-name-complex="Times New Roman" style:font-size-complex="15pt" style:language-complex="ar" style:country-complex="SA" style:font-style-complex="normal"/>
    </style:style>
    <style:style style:name="T247" style:family="text">
      <style:text-properties style:use-window-font-color="true" style:font-name="Times New Roman" fo:font-size="15pt" fo:language="en" fo:country="US" fo:font-style="italic" style:font-name-asian="Times New Roman" style:font-size-asian="15pt" style:language-asian="ar" style:country-asian="SA" style:font-style-asian="italic" style:font-name-complex="Times New Roman" style:font-size-complex="15pt" style:language-complex="ar" style:country-complex="SA" style:font-style-complex="italic"/>
    </style:style>
    <style:style style:name="T248" style:family="text">
      <style:text-properties style:use-window-font-color="true" style:text-position="0% 100%"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49" style:family="text">
      <style:text-properties fo:color="#000000" style:text-position="0% 100%"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50" style:family="text">
      <style:text-properties fo:color="#000000" style:text-position="-33% 58%"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51" style:family="text">
      <style:text-properties style:use-window-font-color="true" style:text-position="0% 100%" style:font-name="Times New Roman" fo:font-size="15pt" fo:language="en" fo:country="US" fo:font-style="normal" style:font-name-asian="Times New Roman" style:font-size-asian="15pt" style:font-style-asian="normal" style:font-name-complex="Times New Roman" style:font-size-complex="15pt" style:language-complex="ar" style:country-complex="SA" style:font-style-complex="normal"/>
    </style:style>
    <style:style style:name="T252" style:family="text">
      <style:text-properties style:use-window-font-color="true" style:text-position="-33% 58%"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53" style:family="text">
      <style:text-properties fo:color="#000000"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54" style:family="text">
      <style:text-properties fo:color="#000000" style:text-position="sub 58%" style:font-name="Times New Roman"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55" style:family="text">
      <style:text-properties fo:color="#000000" style:font-name="Times New Roman" fo:font-size="15pt" fo:language="en" fo:country="US" style:font-name-asian="Times New Roman" style:font-size-asian="15pt" style:font-name-complex="Times New Roman" style:font-size-complex="15pt" style:language-complex="ar" style:country-complex="SA"/>
    </style:style>
    <style:style style:name="T256" style:family="text">
      <style:text-properties style:use-window-font-color="true" style:font-name="OpenSymbol4" fo:font-size="15pt" fo:language="en" fo:country="US" style:font-name-asian="OpenSymbol4" style:font-size-asian="15pt" style:font-name-complex="OpenSymbol4" style:font-size-complex="15pt" style:language-complex="ar" style:country-complex="SA"/>
    </style:style>
    <style:style style:name="T257" style:family="text">
      <style:text-properties style:use-window-font-color="true" style:text-position="0% 100%" style:font-name="Times New Roman" fo:font-size="15pt" fo:language="en" fo:country="US" fo:font-style="normal" fo:font-weight="normal" style:font-name-asian="Times New Roman" style:font-size-asian="15pt" style:font-style-asian="normal" style:font-weight-asian="normal" style:font-name-complex="Times New Roman" style:font-size-complex="15pt" style:language-complex="ar" style:country-complex="SA" style:font-style-complex="normal" style:font-weight-complex="normal"/>
    </style:style>
    <style:style style:name="T258" style:family="text">
      <style:text-properties style:use-window-font-color="true" style:font-name="Symbol" fo:font-size="15pt" fo:language="en" fo:country="US" fo:font-style="normal" style:font-name-asian="Times New Roman" style:font-size-asian="15pt" style:font-style-asian="normal" style:font-name-complex="Times New Roman" style:font-size-complex="15pt" style:language-complex="ar" style:country-complex="SA" style:font-style-complex="normal"/>
    </style:style>
    <style:style style:name="T259" style:family="text">
      <style:text-properties fo:color="#000000" style:text-position="0% 100%" style:font-name="Times New Roman" fo:font-size="15pt" fo:language="en" fo:country="US" fo:font-style="normal" fo:font-weight="normal" style:font-name-asian="Times New Roman" style:font-size-asian="15pt" style:font-style-asian="normal" style:font-weight-asian="normal" style:font-name-complex="Times New Roman" style:font-size-complex="15pt" style:language-complex="ar" style:country-complex="SA" style:font-style-complex="normal" style:font-weight-complex="normal"/>
    </style:style>
    <style:style style:name="T260" style:family="text">
      <style:text-properties fo:color="#000000" style:font-name="Times New Roman" fo:font-size="15pt" fo:language="en" fo:country="US" fo:font-style="normal" style:font-name-asian="Times New Roman" style:font-size-asian="15pt" style:font-style-asian="normal" style:font-name-complex="Times New Roman" style:font-size-complex="15pt" style:language-complex="ar" style:country-complex="SA" style:font-style-complex="normal"/>
    </style:style>
    <style:style style:name="T261" style:family="text">
      <style:text-properties style:use-window-font-color="true" style:text-position="0% 100%" style:font-name="Symbol" fo:font-size="15pt" fo:language="en" fo:country="US" fo:font-style="normal" style:font-name-asian="Times New Roman" style:font-size-asian="15pt" style:font-style-asian="normal" style:font-name-complex="Times New Roman" style:font-size-complex="15pt" style:language-complex="ar" style:country-complex="SA" style:font-style-complex="normal"/>
    </style:style>
    <style:style style:name="T262" style:family="text">
      <style:text-properties style:use-window-font-color="true" style:font-name="Times New Roman" fo:font-size="14pt" fo:language="en" fo:country="US" fo:font-style="italic" style:font-name-asian="Times New Roman" style:font-size-asian="14pt" style:language-asian="ar" style:country-asian="SA" style:font-style-asian="italic" style:font-name-complex="Times New Roman" style:font-size-complex="14pt" style:language-complex="ar" style:country-complex="SA" style:font-style-complex="italic"/>
    </style:style>
    <style:style style:name="T263" style:family="text">
      <style:text-properties style:use-window-font-color="true" style:text-position="-33% 58%" style:font-name="Times New Roman"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64" style:family="text">
      <style:text-properties style:use-window-font-color="true" style:font-name="Symbol" fo:font-size="15pt" fo:language="en" fo:country="US" fo:font-style="italic" style:font-name-asian="Times New Roman" style:font-size-asian="15pt" style:font-style-asian="italic" style:font-name-complex="Times New Roman" style:font-size-complex="15pt" style:language-complex="ar" style:country-complex="SA" style:font-style-complex="italic"/>
    </style:style>
    <style:style style:name="T265" style:family="text">
      <style:text-properties style:use-window-font-color="true" style:text-position="sub 58%" style:font-name="Times New Roman" fo:font-size="15pt" fo:language="en" fo:country="US" style:font-name-asian="Times New Roman" style:font-size-asian="15pt" style:font-name-complex="Times New Roman" style:font-size-complex="15pt" style:language-complex="ar" style:country-complex="SA"/>
    </style:style>
    <style:style style:name="T266" style:family="text">
      <style:text-properties fo:color="#000000" style:text-position="0% 100%" style:font-name="StarSymbol" fo:font-size="15pt" fo:language="en" fo:country="US" fo:font-style="italic" style:font-name-asian="StarSymbol" style:font-size-asian="15pt" style:font-style-asian="italic" style:font-name-complex="StarSymbol" style:font-size-complex="15pt" style:language-complex="ar" style:country-complex="SA" style:font-style-complex="italic"/>
    </style:style>
    <style:style style:name="T267" style:family="text">
      <style:text-properties fo:color="#000000" style:text-position="0% 100%" style:font-name="Times New Roman" fo:font-size="15pt" fo:language="en" fo:country="US" fo:font-style="normal" style:font-name-asian="Times New Roman" style:font-size-asian="15pt" style:font-style-asian="normal" style:font-name-complex="Times New Roman" style:font-size-complex="15pt" style:language-complex="ar" style:country-complex="SA" style:font-style-complex="normal"/>
    </style:style>
    <style:style style:name="T268" style:family="text">
      <style:text-properties fo:color="#000000" style:font-name="Symbol" fo:font-size="15pt" fo:language="en" fo:country="US" style:font-name-asian="Times New Roman" style:font-size-asian="15pt" style:font-name-complex="Times New Roman" style:font-size-complex="15pt" style:language-complex="ar" style:country-complex="SA"/>
    </style:style>
    <style:style style:name="T269" style:family="text">
      <style:text-properties style:use-window-font-color="true" style:font-name="Symbol"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70" style:family="text">
      <style:text-properties style:use-window-font-color="true" style:text-position="0% 100%" style:font-name="Symbol" fo:font-size="14pt" fo:language="en" fo:country="US" fo:font-style="italic" style:font-name-asian="Times New Roman" style:font-size-asian="14pt" style:font-style-asian="italic" style:font-name-complex="Times New Roman" style:font-size-complex="14pt" style:language-complex="ar" style:country-complex="SA" style:font-style-complex="italic"/>
    </style:style>
    <style:style style:name="T271" style:family="text">
      <style:text-properties style:use-window-font-color="true" style:font-name="Times New Roman" fo:font-size="15pt" fo:language="fr" fo:country="FR" fo:font-style="italic" style:font-name-asian="Times New Roman" style:font-size-asian="15pt" style:font-style-asian="italic" style:font-name-complex="Times New Roman" style:font-size-complex="15pt" style:language-complex="ar" style:country-complex="SA" style:font-style-complex="italic"/>
    </style:style>
    <style:style style:name="T272" style:family="text">
      <style:text-properties style:use-window-font-color="true" style:text-position="sub 58%" style:font-name="Times New Roman" fo:font-size="15pt" fo:language="fr" fo:country="FR" fo:font-style="italic" style:font-name-asian="Times New Roman" style:font-size-asian="15pt" style:font-style-asian="italic" style:font-name-complex="Times New Roman" style:font-size-complex="15pt" style:language-complex="ar" style:country-complex="SA" style:font-style-complex="italic"/>
    </style:style>
    <style:style style:name="T273" style:family="text">
      <style:text-properties style:use-window-font-color="true" style:font-name="Times New Roman" fo:font-size="15pt" fo:language="fr" fo:country="FR" style:font-name-asian="Times New Roman" style:font-size-asian="15pt" style:font-name-complex="Times New Roman" style:font-size-complex="15pt" style:language-complex="ar" style:country-complex="SA"/>
    </style:style>
    <style:style style:name="T274"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275" style:family="text">
      <style:text-properties style:use-window-font-color="true" style:font-name="Times New Roman" fo:font-size="11pt" fo:language="en" fo:country="US" fo:font-style="italic" style:font-name-asian="Times New Roman" style:font-size-asian="11pt" style:font-style-asian="italic" style:font-name-complex="Times New Roman" style:font-size-complex="11pt" style:language-complex="ar" style:country-complex="SA" style:font-style-complex="italic"/>
    </style:style>
    <style:style style:name="T276" style:family="text">
      <style:text-properties style:use-window-font-color="true" style:text-position="sub 58%" style:font-name="Times New Roman" fo:font-size="11pt" fo:language="en" fo:country="US" fo:font-style="italic" style:font-name-asian="Times New Roman" style:font-size-asian="11pt" style:font-style-asian="italic" style:font-name-complex="Times New Roman" style:font-size-complex="11pt" style:language-complex="ar" style:country-complex="SA" style:font-style-complex="italic"/>
    </style:style>
    <style:style style:name="T277" style:family="text">
      <style:text-properties style:use-window-font-color="true" style:font-name="Symbol" fo:font-size="11pt" fo:language="ru" fo:country="RU" style:font-name-asian="Times New Roman" style:font-size-asian="11pt" style:font-name-complex="Times New Roman" style:font-size-complex="11pt" style:language-complex="ar" style:country-complex="SA"/>
    </style:style>
    <style:style style:name="T278" style:family="text">
      <style:text-properties style:use-window-font-color="true" style:text-position="sub 58%"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79" style:family="text">
      <style:text-properties style:use-window-font-color="true" style:text-position="-33% 58%" style:font-name="Times New Roman" fo:font-size="12pt" fo:language="en" fo:country="US" style:font-name-asian="Times New Roman" style:font-size-asian="12pt" style:font-name-complex="Times New Roman" style:font-size-complex="12pt" style:language-complex="ar" style:country-complex="SA"/>
    </style:style>
    <style:style style:name="T280" style:family="text">
      <style:text-properties style:use-window-font-color="true" style:font-name="OpenSymbol5" fo:font-size="12pt" fo:language="en" fo:country="US" style:font-name-asian="OpenSymbol5" style:font-size-asian="12pt" style:font-name-complex="OpenSymbol5" style:font-size-complex="12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100%" style:shadow="none" style:writing-mode="lr-tb" draw:wrap-influence-on-position="once-successive">
        <style:background-image/>
        <style:columns fo:column-count="1" fo:column-gap="0cm"/>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65cm" fo:padding-right="0.265cm" fo:padding-top="0.159cm" fo:padding-bottom="0.159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from-top" style:horizontal-pos="from-left" style:horizontal-rel="pag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2" style:family="graphic" style:parent-style-name="OLE">
      <style:graphic-properties fo:margin-left="0cm" fo:margin-right="0cm" fo:margin-top="0cm" fo:margin-bottom="0cm" style:run-through="foreground" style:protect="content" style:wrap="dynamic" style:number-wrapped-paragraphs="no-limit" style:wrap-contour="false" style:vertical-pos="middle" style:vertical-rel="baseline" style:horizontal-pos="from-left" style:horizontal-rel="paragraph" fo:background-color="#ffffff" style:background-transparency="100%" fo:padding="0cm" fo:border="none" style:shadow="none" draw:ole-draw-aspect="1">
        <style:background-image/>
      </style:graphic-properties>
    </style:style>
    <style:style style:name="fr1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4" style:family="graphic" style:parent-style-name="OLE">
      <style:graphic-properties style:run-through="foreground" style:wrap="none" style:vertical-pos="from-top" style:vertical-rel="paragraph" style:horizontal-pos="from-left" style:horizontal-rel="paragraph"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17" style:family="graphic" style:parent-style-name="OLE">
      <style:graphic-properties fo:margin-left="0cm" fo:margin-right="0cm" style:protect="content size position"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127cm" fo:padding-bottom="0.127cm" fo:padding-left="0cm" fo:padding-right="0cm" fo:wrap-option="wrap" draw:shadow="hidden"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dash" draw:stroke-dash="Dash_20_2" svg:stroke-width="0.026cm" svg:stroke-color="#000000" draw:marker-start="msArrowOvalEnd_20_5" draw:marker-start-width="0.37cm" draw:marker-start-center="tru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_20_2" svg:stroke-width="0.026cm" svg:stroke-color="#000000" draw:marker-end="msArrowOvalEnd_20_5" draw:marker-end-width="0.3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false" fo:padding-top="0.127cm" fo:padding-bottom="0.127cm" fo:padding-left="0.141cm" fo:padding-right="0.141cm" fo:wrap-option="no-wrap" draw:shadow="hidden" style:run-through="foreground"/>
    </style:style>
    <style:style style:name="gr1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fill="none" draw:fill-color="#ffffff" draw:textarea-horizontal-align="justify" draw:textarea-vertical-align="middle" draw:auto-grow-height="false" draw:auto-grow-width="false" fo:padding-top="0.101cm" fo:padding-bottom="0.101cm" fo:padding-left="0.254cm" fo:padding-right="0.254cm" fo:wrap-option="no-wrap" draw:shadow="hidden" style:run-through="foreground"/>
    </style:style>
    <style:style style:name="gr20"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229cm" fo:padding-bottom="0.229cm" fo:padding-left="0.254cm" fo:padding-right="0.254cm" fo:wrap-option="no-wrap" draw:shadow="hidden" style:run-through="foreground"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23" style:family="graphic">
      <style:graphic-properties draw:stroke="none" draw:fill="none" draw:fill-color="#ffffff" draw:textarea-horizontal-align="justify" draw:textarea-vertical-align="middle" draw:auto-grow-height="false" draw:auto-grow-width="false" fo:padding-top="0.127cm" fo:padding-bottom="0.127cm" fo:padding-left="0.106cm" fo:padding-right="0.106cm" fo:wrap-option="wrap" draw:shadow="hidden" style:run-through="foreground"/>
    </style:style>
    <style:style style:name="gr24"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5" style:family="graphic">
      <style:graphic-properties draw:stroke="none" draw:fill="none" draw:fill-color="#ffffff" draw:textarea-horizontal-align="justify" draw:textarea-vertical-align="middle" draw:auto-grow-height="false" draw:auto-grow-width="false" fo:padding-top="0.101cm" fo:padding-bottom="0.101cm" fo:padding-left="0.254cm" fo:padding-right="0.254cm" fo:wrap-option="wrap" draw:shadow="hidden" style:run-through="foreground"/>
    </style:style>
    <style:style style:name="gr2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27"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28"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29" style:family="graphic">
      <style:graphic-properties draw:stroke="solid" svg:stroke-width="0.026cm" svg:stroke-color="#000000" draw:stroke-linejoin="miter" draw:fill="none" draw:fill-color="#ffffff" draw:textarea-horizontal-align="left" draw:textarea-vertical-align="middle" draw:auto-grow-height="false" fo:padding-top="0cm" fo:padding-bottom="0cm" fo:padding-left="0.441cm" fo:padding-right="0.441cm" fo:wrap-option="no-wrap" draw:shadow="hidden" style:run-through="foreground"/>
    </style:style>
    <style:style style:name="gr30" style:family="graphic">
      <style:graphic-properties draw:stroke="none" draw:fill="none" draw:fill-color="#ffffff" draw:textarea-horizontal-align="justify" draw:textarea-vertical-align="middle" draw:auto-grow-height="false" draw:auto-grow-width="false" fo:padding-top="0cm" fo:padding-bottom="0cm" fo:padding-left="0.254cm" fo:padding-right="0.254cm" fo:wrap-option="no-wrap" draw:shadow="hidden" style:run-through="foreground"/>
    </style:style>
    <style:style style:name="gr31"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229cm" fo:padding-bottom="0.229cm" fo:padding-left="0.254cm" fo:padding-right="0.254cm" fo:wrap-option="no-wrap" draw:shadow="hidden" style:run-through="foreground"/>
    </style:style>
    <style:style style:name="gr32"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199cm" fo:padding-bottom="0.199cm" fo:padding-left="0.15cm" fo:padding-right="0.15cm" fo:wrap-option="wrap" draw:shadow="hidden" style:run-through="foreground"/>
    </style:style>
    <style:style style:name="gr33" style:family="graphic">
      <style:graphic-properties draw:stroke="solid" svg:stroke-width="0.026cm" svg:stroke-color="#000000" draw:marker-end="Arrow" draw:marker-end-width="0.305cm"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4" style:family="graphic">
      <style:graphic-properties draw:stroke="none" draw:fill="none" draw:fill-color="#ffffff" draw:textarea-horizontal-align="justify" draw:textarea-vertical-align="middle" draw:auto-grow-height="false" draw:auto-grow-width="false" fo:padding-top="0.127cm" fo:padding-bottom="0.127cm" fo:padding-left="0.141cm" fo:padding-right="0.141cm" fo:wrap-option="wrap" draw:shadow="hidden" style:run-through="foreground"/>
    </style:style>
    <style:style style:name="gr35" style:family="graphic">
      <style:graphic-properties draw:stroke="none" draw:fill="none" draw:fill-color="#ffffff" draw:textarea-horizontal-align="justify" draw:textarea-vertical-align="middle" draw:auto-grow-height="false" draw:auto-grow-width="false" fo:padding-top="0.229cm" fo:padding-bottom="0.229cm" fo:padding-left="0.254cm" fo:padding-right="0.254cm" fo:wrap-option="wrap" draw:shadow="hidden" style:run-through="foreground"/>
    </style:style>
    <style:style style:name="gr36"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229cm" fo:padding-bottom="0.229cm" fo:padding-left="0.254cm" fo:padding-right="0.254cm" fo:wrap-option="wrap" draw:shadow="hidden" style:run-through="foreground"/>
    </style:style>
    <style:style style:name="gr37" style:family="graphic">
      <style:graphic-properties draw:stroke="none" draw:fill="none" draw:fill-color="#ffffff" draw:textarea-horizontal-align="justify" draw:textarea-vertical-align="middle" draw:auto-grow-height="false" draw:auto-grow-width="false" fo:padding-top="0.127cm" fo:padding-bottom="0.127cm" fo:padding-left="0cm" fo:padding-right="0cm" fo:wrap-option="no-wrap" draw:shadow="hidden" style:run-through="foreground"/>
    </style:style>
    <style:style style:name="gr38" style:family="graphic">
      <style:graphic-properties draw:stroke="solid" svg:stroke-width="0.026cm" svg:stroke-color="#000000" draw:marker-end="Arrow" draw:marker-end-width="0.25cm"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9"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199cm" fo:padding-bottom="0.199cm" fo:padding-left="0.15cm" fo:padding-right="0.15cm" fo:wrap-option="no-wrap" draw:shadow="hidden" style:run-through="foreground"/>
    </style:style>
    <style:style style:name="gr40" style:family="graphic">
      <style:graphic-properties draw:stroke="none" draw:fill="none" draw:fill-color="#ffffff" draw:textarea-horizontal-align="justify" draw:textarea-vertical-align="middle" draw:auto-grow-height="false" draw:auto-grow-width="false" fo:padding-top="0.169cm" fo:padding-bottom="0.169cm" fo:padding-left="0.254cm" fo:padding-right="0.254cm" fo:wrap-option="wrap" draw:shadow="hidden" style:run-through="foreground"/>
    </style:style>
    <style:style style:name="gr41"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199cm" fo:padding-bottom="0.199cm" fo:padding-left="0.254cm" fo:padding-right="0.254cm" fo:wrap-option="wrap" draw:shadow="hidden" style:run-through="foreground"/>
    </style:style>
    <style:style style:name="gr4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3" style:family="graphic">
      <style:graphic-properties svg:stroke-color="#000000" draw:marker-end="Rounded_20_short_20_Arrow" draw:textarea-horizontal-align="center" draw:textarea-vertical-align="middle" style:run-through="foreground"/>
    </style:style>
    <style:style style:name="gr4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none" style:vertical-pos="from-top" style:horizontal-pos="from-left" style:horizontal-rel="paragraph" draw:wrap-influence-on-position="once-concurrent" style:flow-with-text="false"/>
    </style:style>
    <style:style style:name="gr46" style:family="graphic">
      <style:graphic-properties style:protect="size"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емма"/>
        <text:sequence-decl text:display-outline-level="0" text:name="Теорема"/>
      </text:sequence-decls>
      <text:p text:style-name="P97">Е.В. Корныхин, А.К. Петренко, А.В. Хорошилов</text:p>
      <text:p text:style-name="P11"/>
      <text:p text:style-name="P11"/>
      <text:p text:style-name="P11"/>
      <text:p text:style-name="P28"/>
      <text:p text:style-name="P17">ДЕДУКТИВНАЯ ВЕРИФИКАЦИЯ<text:line-break/>БЛОК-СХЕМ</text:p>
      <text:p text:style-name="P29"/>
      <text:p text:style-name="P36"/>
      <text:p text:style-name="P36"/>
      <text:p text:style-name="P36"/>
      <text:p text:style-name="P36"/>
      <text:p text:style-name="P36"/>
      <text:p text:style-name="P36"/>
      <text:p text:style-name="P36"/>
      <text:p text:style-name="P36"/>
      <text:p text:style-name="P36">Москва</text:p>
      <text:p text:style-name="P36">2020</text:p>
      <text:p text:style-name="P108"><text:span text:style-name="T209"/></text:p>
      <text:p text:style-name="P40"/>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Оглавление1_Head">
            <text:p text:style-name="Contents_20_Heading">Оглавление</text:p>
          </text:index-title>
          <text:p text:style-name="P148">1 Методы верификации Флойда<text:tab/>4</text:p>
          <text:p text:style-name="P141">1.1 Математическая модель программы<text:tab/>5</text:p>
          <text:p text:style-name="P147"><text:s/>Переменные программы<text:tab/>5</text:p>
          <text:p text:style-name="P147"><text:s/>Операторы программы<text:tab/>6</text:p>
          <text:p text:style-name="P147"><text:s/>Блок-схемы<text:tab/>8</text:p>
          <text:p text:style-name="P147"><text:s/>Семантика блок-схем<text:tab/>11</text:p>
          <text:p text:style-name="P147"><text:s/>Задачи и упражнения<text:tab/>13</text:p>
          <text:p text:style-name="P141">1.2 Математическая модель требований<text:tab/>14</text:p>
          <text:p text:style-name="P147"><text:s/>Входной и выходной предикаты<text:tab/>15</text:p>
          <text:p text:style-name="P147"><text:s/>Задачи и упражнения<text:tab/>15</text:p>
          <text:p text:style-name="P141">1.3 Задача верификации<text:tab/>17</text:p>
          <text:p text:style-name="P147"><text:s/>Частичная и полная корректность программ<text:tab/>17</text:p>
          <text:p text:style-name="P147"><text:s/>Верификация программы целочисленного деления<text:tab/>18</text:p>
          <text:p text:style-name="P147"><text:s/>Задачи и упражнения<text:tab/>23</text:p>
          <text:p text:style-name="P141">1.4 Формулировка методов Флойда для доказательства корректности программ<text:tab/>25</text:p>
          <text:p text:style-name="P147"><text:s/>Метод индуктивных утверждений Флойда<text:tab/>26</text:p>
          <text:p text:style-name="P147"><text:s/>Метод фундированных множеств Флойда<text:tab/>30</text:p>
          <text:p text:style-name="P147"><text:s/>Замечания к методам Флойда<text:tab/>32</text:p>
          <text:p text:style-name="P147"><text:s/>Доказательство полной корректности программы целочисленного деления при помощи методов Флойда<text:tab/>33</text:p>
          <text:p text:style-name="P147"><text:s/>Задачи и упражнения<text:tab/>37</text:p>
          <text:p text:style-name="P148">2 Практикум по методам Флойда<text:tab/>52</text:p>
          <text:p text:style-name="P141">2.1 Построение индуктивных утверждений и оценочных функций на основе контрпримеров<text:tab/>52</text:p>
          <text:p text:style-name="P141"><text:soft-page-break/>2.2 Задачи на метод индуктивных утверждений<text:tab/>59</text:p>
          <text:p text:style-name="P141">2.3 Задачи на метод фундированных множеств<text:tab/>62</text:p>
          <text:p text:style-name="P141">2.4 Общие задачи<text:tab/>67</text:p>
          <text:p text:style-name="P148"><text:s/>Литература <text:tab/>84</text:p>
        </text:index-body>
      </text:table-of-content>
      <text:h text:style-name="P89" text:outline-level="1">Методы верификации Флойда</text:h>
      <text:p text:style-name="P51">Данное пособие является введением в методы <text:span text:style-name="T4">дедуктивной</text:span><text:span text:style-name="T4"> ве­рификации</text:span> последовательных программ (или, как ее еще называют, <text:span text:style-name="T4">аналитической верификации</text:span>).</text:p>
      <text:p text:style-name="P51">Целью любой верификации программы (и, в частности, дедук­тивной верификации) является установление соответствия про­граммы ее требованиям. Дедуктивная верификация <text:span text:style-name="T146">устанавливает это соответствие в виде логического вывода утверждения о том, что программа соответствует требованиям</text:span>. При этом доказывается соответствие программы требованиям на всех входах программы. В отличие от этого, например, в таком методе верификации как те­стирование программа проверяется лишь при некоторых входах программы (тестах).</text:p>
      <text:p text:style-name="P51">Далее, без ограничения общности, под «методами верификации» будут пониматься «дедуктивные методы верификации».</text:p>
      <text:p text:style-name="P51">Поскольку дедуктивная верификация основана на использова­нии логических (математических) заключений, она должна опери­ровать с математическими («формальными») моделями как про­грамм, требований, так и с формально определенным отношением их соответствия.</text:p>
      <text:p text:style-name="P52">В данном пособии мы рассмотрим методы верификации на простейших моделях последовательных программ. Они будет соот­ветствовать программам, написанным на структурном языке про­граммирования</text:p>
      <text:list xml:id="list6308853856296181229" text:style-name="L1">
        <text:list-item>
          <text:p text:style-name="P74">без массивов;</text:p>
        </text:list-item>
        <text:list-item>
          <text:p text:style-name="P74">без использования адресной арифметики;</text:p>
        </text:list-item>
        <text:list-item>
          <text:p text:style-name="P74">без рекурсии и без вызова подпрограмм;</text:p>
        </text:list-item>
        <text:list-item>
          <text:p text:style-name="P74"><text:soft-page-break/>без взаимодействия с окружением (например, посредством операторов ввода-вывода).</text:p>
        </text:list-item>
      </text:list>
      <text:p text:style-name="P52"><text:span text:style-name="T103">Рассматриваемые нами методы верификации последовательных про­грамм называют </text:span><text:span text:style-name="T7">методами Флойда </text:span><text:span text:style-name="T147">(или</text:span><text:span text:style-name="T103"> </text:span><text:span text:style-name="T7">методами Флой­да-Хоара</text:span><text:span text:style-name="T103">). Корни этих методов уходят к Алану Тьюрингу, который в своей лекции Лондонскому математическому обществу в 1947 впервые озвучил идею индуктивных утверждений. До полноценных методов верификации эта идея была доведена независимо Робер­том Флойдом [1] и Тони Хоаром [2] в конце 60-х годов 20 века. В данном пособии изложение этих методов следует их трактовке в монографиях [5] и [6].</text:span></text:p>
      <text:p text:style-name="P52"><text:span text:style-name="T103">Данное пособие во многом повторяет пособие «Практикум по дедуктивной верификации программ» (подготовлено практически тем же коллективом авторов в 2014 году). Но по сравнению с ним ряд формальных определений упрощен и исправлен ряд опечаток.</text:span></text:p>
      <text:p text:style-name="P4"/>
      <text:h text:style-name="P93" text:outline-level="2">Математическая модель программы</text:h>
      <text:p text:style-name="P5">Описание математической модели мы начнем с нескольких вспомогательных определений.</text:p>
      <text:h text:style-name="P95" text:outline-level="3">Переменные программы</text:h>
      <text:p text:style-name="P5">Каждая программа работает с конечным числом переменных. Переменные разделяются на три типа: <text:span text:style-name="T4">входные</text:span>, <text:span text:style-name="T4">промежуточные</text:span> и <text:span text:style-name="T4">выходные</text:span>. Вектора этих переменных мы будем обозначать <text:span text:style-name="T10">x</text:span> = ( <text:span text:style-name="T4">x</text:span><text:span text:style-name="T21">1</text:span><text:span text:style-name="T4">, </text:span><text:span text:style-name="T4">x</text:span><text:span text:style-name="T21">2</text:span><text:span text:style-name="T4">, …, </text:span><text:span text:style-name="T4">x</text:span><text:span text:style-name="T13">a</text:span> ), <text:span text:style-name="T10">y</text:span> = ( <text:span text:style-name="T4">y</text:span><text:span text:style-name="T21">1</text:span><text:span text:style-name="T4">, </text:span><text:span text:style-name="T4">y</text:span><text:span text:style-name="T21">2</text:span><text:span text:style-name="T4">, …, </text:span><text:span text:style-name="T4">y</text:span><text:span text:style-name="T13">b</text:span> ) и <text:span text:style-name="T10">z</text:span> = ( <text:span text:style-name="T4">z</text:span><text:span text:style-name="T21">1</text:span><text:span text:style-name="T4">, </text:span><text:span text:style-name="T4">z</text:span><text:span text:style-name="T21">2</text:span><text:span text:style-name="T4">, …, </text:span><text:span text:style-name="T4">z</text:span><text:span text:style-name="T13">c</text:span> ) соответственно. Входные переменные содержат исход<text:span text:style-name="T103">ные входные значение и ни­когда не меняются во время работы программы. Промежуточные </text:span><text:span text:style-name="T103">переменные используются для хранения промежуточных результа­</text:span><text:soft-page-break/><text:span text:style-name="T103">тов в процессе вычисления. Выходные переменные содержат </text:span><text:span text:style-name="T103">значе­ния, вычисляемые данной программой. Далее, если не будет сказа­но специально, входные </text:span><text:span text:style-name="T103">переменные будем обозначать как </text:span><text:span text:style-name="T7">x</text:span><text:span text:style-name="T22">1</text:span><text:span text:style-name="T7">, </text:span><text:span text:style-name="T7">x</text:span><text:span text:style-name="T22">2</text:span><text:span text:style-name="T7">, …</text:span><text:span text:style-name="T103">, промежуточные как </text:span><text:span text:style-name="T7">y</text:span><text:span text:style-name="T22">1</text:span><text:span text:style-name="T82">,</text:span><text:span text:style-name="T73"> </text:span><text:span text:style-name="T7">y</text:span><text:span text:style-name="T22">2</text:span><text:span text:style-name="T7">,</text:span><text:span text:style-name="T7"> …</text:span><text:span text:style-name="T103">, выходные как </text:span><text:span text:style-name="T7">z</text:span><text:span text:style-name="T22">1</text:span><text:span text:style-name="T7">, </text:span><text:span text:style-name="T7">z</text:span><text:span text:style-name="T22">2</text:span><text:span text:style-name="T7">, … </text:span><text:span text:style-name="T103">.</text:span></text:p>
      <text:p text:style-name="P5"><text:span text:style-name="T103">Каждая переменная </text:span><text:span text:style-name="T7">v</text:span><text:span text:style-name="T103"> может принимать значения из некоторого множества D</text:span><text:span text:style-name="T14">v</text:span><text:span text:style-name="T103">, которое называется </text:span><text:span text:style-name="T7">доменом</text:span><text:span text:style-name="T103"> переменной. Также, мы будем выделять три </text:span>домена:</text:p>
      <text:list xml:id="list2779067586562588381" text:style-name="L2">
        <text:list-item>
          <text:p text:style-name="P113"><text:span text:style-name="T4">входной</text:span><text:span text:style-name="T4"> домен</text:span> D<text:span text:style-name="T15">x</text:span> = D<text:span text:style-name="T4">x</text:span><text:span text:style-name="T21">1</text:span> <text:span text:style-name="T30"></text:span> D<text:span text:style-name="T4">x</text:span><text:span text:style-name="T21">2</text:span> <text:span text:style-name="T30"></text:span> … <text:span text:style-name="T30"></text:span> D<text:span text:style-name="T4">x</text:span><text:span text:style-name="T13">a</text:span></text:p>
        </text:list-item>
        <text:list-item>
          <text:p text:style-name="P113"><text:span text:style-name="T4">домен программы</text:span> D<text:span text:style-name="T15">y</text:span> = D<text:span text:style-name="T4">y</text:span><text:span text:style-name="T21">1</text:span> <text:span text:style-name="T30"></text:span> D<text:span text:style-name="T4">y</text:span><text:span text:style-name="T21">2</text:span> <text:span text:style-name="T30"></text:span> … <text:span text:style-name="T30"></text:span> D<text:span text:style-name="T4">y</text:span><text:span text:style-name="T13">b</text:span></text:p>
        </text:list-item>
        <text:list-item>
          <text:p text:style-name="P113"><text:span text:style-name="T4">выходной домен</text:span> D<text:span text:style-name="T15">z</text:span> = D<text:span text:style-name="T4">z</text:span><text:span text:style-name="T12">1</text:span> <text:span text:style-name="T30"></text:span> D<text:span text:style-name="T4">z</text:span><text:span text:style-name="T12">2</text:span> <text:span text:style-name="T30"></text:span> … <text:span text:style-name="T30"></text:span> D<text:span text:style-name="T4">z</text:span><text:span text:style-name="T13">c</text:span></text:p>
        </text:list-item>
      </text:list>
      <text:p text:style-name="P5">Множество значений всех возможных переменных образует <text:span text:style-name="T4">универсальный домен</text:span> D. Это значит, что для любой переменной <text:span text:style-name="T4">v</text:span> выполнено соотношение: D<text:span text:style-name="T13">v</text:span> <text:span text:style-name="T30"></text:span> D. Кроме того, мы выделим два спе­циальных значения: Т (истина) и F (ложь). Функции, принимаю­щие значения только из множества {Т, F}, мы будем называть <text:span text:style-name="T4">пре­дикатами</text:span> на области определения функции. Напомним, что функ­цией из некоторого множества Х в некоторое множество Y называ­ется отображение, ставящее каждому элементу множества X неко­торый элемент множества Y единственным образом.</text:p>
      <text:p text:style-name="P5"><text:span text:style-name="T4">Расширенным доменом</text:span> D<text:span text:style-name="T40">+</text:span> будем называть домен, дополненный специальным значением <text:span text:style-name="T30"></text:span>, которое не входит в универсальный домен: D<text:span text:style-name="T40">+ </text:span>= D <text:span text:style-name="T30"></text:span> {<text:span text:style-name="T30"></text:span>}.</text:p>
      <text:h text:style-name="P95" text:outline-level="3">Операторы программы</text:h>
      <text:p text:style-name="P52">Мы будем рассматривать 5 видов операторов программы над данным множеством <text:s/>переменных. Некоторым из них приписана функция:</text:p>
      <text:list xml:id="list5649707527866084098" text:style-name="WW8Num5">
        <text:list-item>
          <text:p text:style-name="P98"><text:soft-page-break/><text:span text:style-name="T4">Начальный оператор</text:span> START: <text:span text:style-name="T10">y</text:span> <text:span text:style-name="T30"></text:span> <text:span text:style-name="T4">f</text:span><text:span text:style-name="T146">(</text:span><text:span text:style-name="T10">x</text:span><text:span text:style-name="T146">)</text:span>. Здесь <text:span text:style-name="T4">f</text:span> является функци<text:span text:style-name="T103">ей D</text:span><text:span text:style-name="T16">x</text:span><text:span text:style-name="T103"> </text:span><text:span text:style-name="T32"></text:span><text:span text:style-name="T103"> D</text:span><text:span text:style-name="T16">y</text:span><text:span text:style-name="T103">, инициализирующей промежуточные переменные программы на основе значений ее входных переменных.</text:span></text:p>
        </text:list-item>
        <text:list-item>
          <text:p text:style-name="P101"><text:span text:style-name="T4">Оператор присваивания</text:span> ASSIGN: <text:span text:style-name="T10">y</text:span> <text:span text:style-name="T30"></text:span> <text:span text:style-name="T4">g</text:span><text:span text:style-name="T146">(</text:span><text:span text:style-name="T10">x</text:span><text:span text:style-name="T4">, </text:span><text:span text:style-name="T10">y</text:span><text:span text:style-name="T146">)</text:span>. Здесь <text:span text:style-name="T4">g</text:span> яв­ляется функцией D<text:span text:style-name="T15">x </text:span><text:span text:style-name="T30"> </text:span>D<text:span text:style-name="T15">y </text:span><text:span text:style-name="T30"> </text:span>D<text:span text:style-name="T15">y</text:span>, вычисляющей новые зна­чения промежуточных переменных.</text:p>
        </text:list-item>
        <text:list-item>
          <text:p text:style-name="P101"><text:span text:style-name="T4">Условный оператор </text:span>TEST: <text:span text:style-name="T4">t </text:span><text:span text:style-name="T146">(</text:span><text:span text:style-name="T10">x</text:span><text:span text:style-name="T4">, </text:span><text:span text:style-name="T10">y</text:span><text:span text:style-name="T146">)</text:span>. Здесь <text:span text:style-name="T4">t</text:span> является преди­катом на множестве значений входных и промежуточных переменных программы.</text:p>
        </text:list-item>
        <text:list-item>
          <text:p text:style-name="P101"><text:span text:style-name="T4">Оператор соединения</text:span> JOIN.</text:p>
        </text:list-item>
        <text:list-item>
          <text:p text:style-name="P101"><text:span text:style-name="T4">Оператор завершения</text:span> HALT: <text:span text:style-name="T10">z</text:span> <text:span text:style-name="T30"></text:span> <text:span text:style-name="T4">h</text:span><text:span text:style-name="T146">(</text:span><text:span text:style-name="T10">x</text:span><text:span text:style-name="T4">, </text:span><text:span text:style-name="T10">y</text:span><text:span text:style-name="T146">)</text:span>. Здесь <text:span text:style-name="T4">h</text:span> является функцией D<text:span text:style-name="T15">x </text:span><text:span text:style-name="T30"> </text:span>D<text:span text:style-name="T15">у </text:span><text:span text:style-name="T30"> </text:span>D<text:span text:style-name="T15">z</text:span>, устанавливающей значения вы­ходных переменных программы.</text:p>
        </text:list-item>
      </text:list>
      <text:p text:style-name="P6">Графическое представление операторов показано на рисунке <text:reference-ref text:reference-format="text" text:ref-name="Рисунок: операторы блок-схемы">1</text:reference-ref>.</text:p>
      <text:p text:style-name="P6"/>
      <text:p text:style-name="P62"><draw:frame draw:style-name="fr2" draw:name="Frame1" text:anchor-type="char" svg:x="1.282cm" svg:y="-0.224cm" svg:width="13.538cm" svg:height="9.402cm" draw:z-index="4"><draw:text-box><text:p text:style-name="P68"><draw:g text:anchor-type="char" draw:z-index="8" draw:style-name="gr7"><draw:frame draw:style-name="gr4" draw:text-style-name="P157" svg:width="4.993cm" svg:height="0.847cm" svg:x="8.58cm" svg:y="2.81cm"><draw:text-box><text:p text:style-name="P160"><text:span text:style-name="T211"/></text:p><text:p text:style-name="P160"><text:span text:style-name="T211">Завершающий оператор</text:span></text:p></draw:text-box></draw:frame><draw:g draw:style-name="gr2"><draw:custom-shape draw:style-name="gr5" draw:text-style-name="P158" svg:width="3.493cm" svg:height="1.318cm" svg:x="9.33cm" svg:y="1.4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236cm" svg:height="1.223cm" svg:x="9.458cm" svg:y="1.466cm"><draw:text-box><text:p text:style-name="P157"><text:span text:style-name="T214">HALT</text:span><text:span text:style-name="T210">:</text:span></text:p><text:p text:style-name="P157"><text:span text:style-name="T213">z</text:span><text:span text:style-name="T214"> </text:span><text:span text:style-name="T215"></text:span><text:span text:style-name="T214"> </text:span><text:span text:style-name="T212">h( </text:span><text:span text:style-name="T213">x</text:span><text:span text:style-name="T212">, </text:span><text:span text:style-name="T213">y</text:span><text:span text:style-name="T212"> )</text:span></text:p></draw:text-box></draw:frame></draw:g><draw:line draw:style-name="gr3" draw:text-style-name="P156" svg:x1="11.079cm" svg:y1="0.519cm" svg:x2="11.079cm" svg:y2="1.47cm"><text:p/></draw:line></draw:g><draw:g text:anchor-type="char" draw:z-index="6" draw:style-name="gr7"><draw:g draw:style-name="gr2"><draw:custom-shape draw:style-name="gr5" draw:text-style-name="P158" svg:width="3.493cm" svg:height="1.588cm" svg:x="0.191cm" svg:y="0.48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236cm" svg:height="1.472cm" svg:x="0.319cm" svg:y="0.543cm"><draw:text-box><text:p text:style-name="P157"><text:span text:style-name="T214">START</text:span><text:span text:style-name="T210">:</text:span></text:p><text:p text:style-name="P157"><text:span text:style-name="T213">y</text:span><text:span text:style-name="T214"> </text:span><text:span text:style-name="T215"></text:span><text:span text:style-name="T214"> </text:span><text:span text:style-name="T212">f( </text:span><text:span text:style-name="T213">x</text:span><text:span text:style-name="T212"> )</text:span></text:p></draw:text-box></draw:frame></draw:g><draw:line draw:style-name="gr3" draw:text-style-name="P156" svg:x1="1.937cm" svg:y1="2.072cm" svg:x2="1.937cm" svg:y2="3.025cm"><text:p/></draw:line><draw:frame draw:style-name="gr4" draw:text-style-name="P157" svg:width="4.605cm" svg:height="0.847cm" svg:x="-0.365cm" svg:y="3.126cm"><draw:text-box><text:p text:style-name="P157"><text:span text:style-name="T216">Начальный оператор</text:span></text:p></draw:text-box></draw:frame></draw:g><draw:g text:anchor-type="char" draw:z-index="7" draw:style-name="gr7"><draw:frame draw:style-name="gr8" draw:text-style-name="P157" svg:width="4.128cm" svg:height="0.953cm" svg:x="4.335cm" svg:y="1.168cm"><draw:text-box><text:p text:style-name="P157"><text:span text:style-name="T213">y</text:span><text:span text:style-name="T214"> </text:span><text:span text:style-name="T215"></text:span><text:span text:style-name="T214"> </text:span><text:span text:style-name="T212">g( </text:span><text:span text:style-name="T213">x</text:span><text:span text:style-name="T212">, </text:span><text:span text:style-name="T213">y</text:span><text:span text:style-name="T212"> )</text:span></text:p></draw:text-box></draw:frame><draw:line draw:style-name="gr3" draw:text-style-name="P156" svg:x1="6.403cm" svg:y1="2.122cm" svg:x2="6.403cm" svg:y2="3.073cm"><text:p/></draw:line><draw:frame draw:style-name="gr4" draw:text-style-name="P157" svg:width="4.993cm" svg:height="0.847cm" svg:x="3.912cm" svg:y="3.126cm"><draw:text-box><text:p text:style-name="P157"><text:span text:style-name="T211">Оператор присваивания</text:span></text:p></draw:text-box></draw:frame><draw:line draw:style-name="gr3" draw:text-style-name="P156" svg:x1="6.396cm" svg:y1="0.227cm" svg:x2="6.396cm" svg:y2="1.178cm"><text:p/></draw:line></draw:g></text:p><text:p text:style-name="P68"/><text:p text:style-name="P69"/><text:p text:style-name="P69"/><text:p text:style-name="P69"/><text:p text:style-name="P69"><draw:g text:anchor-type="char" draw:z-index="5" draw:style-name="gr1"><draw:g draw:style-name="gr2"><draw:line draw:style-name="gr3" draw:text-style-name="P156" svg:x1="10.631cm" svg:y1="1.258cm" svg:x2="10.631cm" svg:y2="2.209cm"><text:p/></draw:line><draw:line draw:style-name="gr3" draw:text-style-name="P156" svg:x1="9.669cm" svg:y1="0.288cm" svg:x2="10.622cm" svg:y2="1.241cm"><text:p/></draw:line><draw:line draw:style-name="gr3" draw:text-style-name="P156" svg:x1="11.577cm" svg:y1="0.288cm" svg:x2="10.624cm" svg:y2="1.241cm"><text:p/></draw:line><draw:frame draw:style-name="gr4" draw:text-style-name="P157" svg:width="0.953cm" svg:height="0.636cm" svg:x="10.182cm" svg:y="-0.03cm"><draw:text-box><text:p text:style-name="P157"><text:span text:style-name="T210">…</text:span></text:p></draw:text-box></draw:frame><draw:frame draw:style-name="gr4" draw:text-style-name="P157" svg:width="4.993cm" svg:height="0.847cm" svg:x="8.137cm" svg:y="2.263cm"><draw:text-box><text:p text:style-name="P157"><text:span text:style-name="T211">Оператор соединения</text:span></text:p></draw:text-box></draw:frame></draw:g><draw:g draw:style-name="gr2"><draw:frame draw:style-name="gr4" draw:text-style-name="P157" svg:width="4.993cm" svg:height="0.847cm" svg:x="2.175cm" svg:y="2.263cm"><draw:text-box><text:p text:style-name="P157"><text:span text:style-name="T211">Условный оператор</text:span></text:p></draw:text-box></draw:frame><draw:g draw:style-name="gr2"><draw:custom-shape draw:style-name="gr5" draw:text-style-name="P158" svg:width="3.493cm" svg:height="0.953cm" svg:x="2.914cm" svg:y="1.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236cm" svg:height="0.883cm" svg:x="3.043cm" svg:y="1.275cm"><draw:text-box><text:p text:style-name="P157"><text:span text:style-name="T212">t( </text:span><text:span text:style-name="T213">x</text:span><text:span text:style-name="T212">,</text:span><text:span text:style-name="T213"> y</text:span><text:span text:style-name="T212"> )</text:span></text:p></draw:text-box></draw:frame></draw:g><draw:line draw:style-name="gr5" draw:text-style-name="P156" svg:x1="6.41cm" svg:y1="1.717cm" svg:x2="7.16cm" svg:y2="1.717cm"><text:p/></draw:line><draw:line draw:style-name="gr5" draw:text-style-name="P156" svg:x1="2.159cm" svg:y1="1.717cm" svg:x2="2.909cm" svg:y2="1.717cm"><text:p/></draw:line><draw:line draw:style-name="gr3" draw:text-style-name="P156" svg:x1="2.159cm" svg:y1="1.717cm" svg:x2="2.159cm" svg:y2="2.67cm"><text:p/></draw:line><draw:line draw:style-name="gr3" draw:text-style-name="P156" svg:x1="7.165cm" svg:y1="1.717cm" svg:x2="7.165cm" svg:y2="2.67cm"><text:p/></draw:line><draw:frame draw:style-name="gr4" draw:text-style-name="P157" svg:width="0.953cm" svg:height="0.636cm" svg:x="6.46cm" svg:y="1.081cm"><draw:text-box><text:p text:style-name="P157"><text:span text:style-name="T214">F</text:span></text:p><text:p text:style-name="P159"><text:span text:style-name="T214"/></text:p></draw:text-box></draw:frame><draw:frame draw:style-name="gr4" draw:text-style-name="P157" svg:width="0.953cm" svg:height="0.636cm" svg:x="1.909cm" svg:y="1.081cm"><draw:text-box><text:p text:style-name="P157"><text:span text:style-name="T214">T</text:span></text:p><text:p text:style-name="P159"><text:span text:style-name="T214"/></text:p></draw:text-box></draw:frame><draw:line draw:style-name="gr3" draw:text-style-name="P156" svg:x1="4.662cm" svg:y1="0.277cm" svg:x2="4.662cm" svg:y2="1.228cm"><text:p/></draw:line></draw:g></draw:g></text:p><text:p text:style-name="P42">Рисунок <text:reference-mark-start text:name="Рисунок: операторы блок-схемы"/><text:sequence text:ref-name="refDrawing0" text:name="Drawing" text:formula="ooow:Drawing+1" style:num-format="1">1</text:sequence><text:reference-mark-end text:name="Рисунок: операторы блок-схемы"/>. Графическое представление операторов блок-схемы</text:p></draw:text-box></draw:frame></text:p>
      <text:p text:style-name="P6"><text:soft-page-break/></text:p>
      <text:p text:style-name="P5"><text:span text:style-name="T103">В программу могут входить нескольк</text:span>о операторов одного и того же типа, помеченных одной и той же функцией. Поэтому для обеспечения уникальности одинаковых операторов в рамках одной программы, мы будем помечать каждый оператор уникальной меткой <text:span text:style-name="T50"></text:span><text:span text:style-name="T13">i</text:span>. Таким образом, каждый оператор программы состоит из <text:span text:style-name="T4">метки оператора</text:span> и <text:span text:style-name="T4">тела оператора</text:span>, принадлежащего к одному из пяти возможных типов. Множество меток всех операторов программы P будет обозначаться как <text:span text:style-name="T30"></text:span><text:span text:style-name="T12">P</text:span>.</text:p>
      <text:p text:style-name="P5"/>
      <text:h text:style-name="P95" text:outline-level="3">Блок-схемы</text:h>
      <text:p text:style-name="P5">В качестве модели программы мы будем использовать блок-схемы. <text:span text:style-name="T4">Блок-схемой</text:span> называется тройка ( <text:span text:style-name="T4">V</text:span>, <text:span text:style-name="T4">N</text:span>, <text:span text:style-name="T4">E </text:span>), где</text:p>
      <text:p text:style-name="P5"><text:span text:style-name="T4">V</text:span> – конечное множество переменных программы,</text:p>
      <text:p text:style-name="P5"><text:span text:style-name="T4">N</text:span> – конечное множество операторов блок-схемы, </text:p>
      <text:p text:style-name="P5"><text:span text:style-name="T4">E</text:span> <text:span text:style-name="T30"></text:span> <text:span text:style-name="T4">N</text:span> <text:span text:style-name="T30"></text:span> {T, F, <text:span text:style-name="T30"></text:span>} <text:span text:style-name="T30"></text:span> <text:span text:style-name="T4">N</text:span> – конечное множество связок блок-схемы, помеченных символами T, F или <text:span text:style-name="T30"></text:span>.</text:p>
      <text:p text:style-name="P5">Заметим, что блок-схема соответствует ориентированному графу, вершинами которого являются операторы программы, а ребрами – ее связки. При этом все ребра помечены одним из трех символов.</text:p>
      <text:p text:style-name="P5"><text:span text:style-name="T4">Корректно-определенной блок-схемой</text:span> мы будем называть блок-схему удовлетворяющую следующим требованиям:</text:p>
      <text:list xml:id="list145719304885031498" text:style-name="WW8Num2">
        <text:list-item>
          <text:p text:style-name="P99">В блок-схеме присутствует ровно один начальный оператор и не менее одного завершающего оператора.</text:p>
        </text:list-item>
        <text:list-item>
          <text:p text:style-name="P99"><text:soft-page-break/>Любой оператор находится на ориентированном пути от начального оператора к некоторому завершающему оператору.</text:p>
        </text:list-item>
        <text:list-item>
          <text:p text:style-name="P99">Число связок, выходящих из каждого оператора, и пометки этих связок соответствуют типу оператора:</text:p>
          <text:list>
            <text:list-item>
              <text:p text:style-name="P99">Из начального оператора выходит ровно 1 дуга, помеченная символом <text:span text:style-name="T30"></text:span>.</text:p>
            </text:list-item>
            <text:list-item>
              <text:p text:style-name="P99">Из оператора присваивания выходит ровно 1 дуга, помеченная символом <text:span text:style-name="T30"></text:span>.</text:p>
            </text:list-item>
            <text:list-item>
              <text:p text:style-name="P99">Из условного оператора выходит ровно 2 дуги, причем одна из них помечена символом T, а другая – символом F.</text:p>
            </text:list-item>
            <text:list-item>
              <text:p text:style-name="P99">Из оператора соединения выходит ровно 1 дуга, помеченная символом <text:span text:style-name="T30"></text:span>.</text:p>
            </text:list-item>
            <text:list-item>
              <text:p text:style-name="P99">Из завершающего оператора не выходит ни одной дуги.</text:p>
            </text:list-item>
          </text:list>
        </text:list-item>
        <text:list-item>
          <text:p text:style-name="P99">Число связок, входящих в каждый оператор, соответствует его типу:</text:p>
          <text:list>
            <text:list-item>
              <text:p text:style-name="P99">В начальный оператор не входит ни одна дуга.</text:p>
            </text:list-item>
            <text:list-item>
              <text:p text:style-name="P99">В оператор присваивания, условный и завершающий оператор входит ровно одна дуга.</text:p>
            </text:list-item>
            <text:list-item>
              <text:p text:style-name="P99">В оператор соединения входит не менее одной дуги.</text:p>
            </text:list-item>
          </text:list>
        </text:list-item>
      </text:list>
      <text:p text:style-name="P5">Заметим, что для каждого оператора <text:span text:style-name="T4">n</text:span> и символа <text:span text:style-name="T4">s</text:span> в корректно-определенной блок-схеме <text:span text:style-name="T146">(</text:span><text:span text:style-name="T4">V</text:span><text:span text:style-name="T146">,</text:span><text:span text:style-name="T4"> N</text:span><text:span text:style-name="T146">,</text:span><text:span text:style-name="T4"> E</text:span><text:span text:style-name="T146">)</text:span><text:span text:style-name="T4"> </text:span>существует не более одного оператора <text:span text:style-name="T4">n'</text:span><text:span text:style-name="T146">, </text:span><text:span text:style-name="T146">что</text:span> ( <text:span text:style-name="T4">n</text:span>, <text:span text:style-name="T4">s</text:span>, <text:span text:style-name="T4">n'</text:span><text:span text:style-name="T4"> </text:span>) <text:span text:style-name="T30"></text:span> <text:span text:style-name="T4">E</text:span>. Такой оператор <text:span text:style-name="T4">n</text:span><text:span text:style-name="T4">'</text:span> (если он существует) мы будем называть <text:span text:style-name="T4">последователем</text:span> оператора <text:span text:style-name="T4">n</text:span> по пометке <text:span text:style-name="T4">s</text:span> и обозначать как <text:span text:style-name="T4">succ</text:span>(<text:span text:style-name="T4">n</text:span>, <text:span text:style-name="T4">s</text:span>).</text:p>
      <text:p text:style-name="P5"><text:soft-page-break/>Далее мы будем рассматривать только корректно-определенные блок-схемы, и, поэтому, слово «корректно-определенная» будет опускаться.</text:p>
      <text:p text:style-name="P5">В графическом представлении блок-схем мы будем опускать некоторые детали. Например, ребра, помеченные символом <text:span text:style-name="T30">,</text:span> будут изображаться без соответствующей метки. Как правило, будут опускаться метки операторов блок-схемы, а в операторах соединения не все входящие ребра будут изображаться со стрелками на конце.</text:p>
      <text:p text:style-name="P52"><draw:frame draw:style-name="fr3" draw:name="Врезка22" text:anchor-type="char" svg:x="1.198cm" svg:y="-0.187cm" svg:width="13.363cm" draw:z-index="9"><draw:text-box fo:min-height="7.897cm"><text:p text:style-name="P71"><draw:g text:anchor-type="paragraph" draw:z-index="10" draw:name="Блок-схема программы целочисленного деления" draw:style-name="gr9"><draw:g draw:style-name="gr2"><draw:g draw:style-name="gr2"><draw:custom-shape draw:style-name="gr5" draw:text-style-name="P158" svg:width="4.22cm" svg:height="1.631cm" svg:x="4.937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91cm" svg:height="1.511cm" svg:x="5.092cm" svg:y="0.06cm"><draw:text-box><text:p text:style-name="P157"><text:span text:style-name="T214">START:</text:span></text:p><text:p text:style-name="P157"><text:span text:style-name="T214">( </text:span><text:span text:style-name="T212">y</text:span><text:span text:style-name="T217">1</text:span><text:span text:style-name="T212">, y</text:span><text:span text:style-name="T217">2</text:span><text:span text:style-name="T212"> </text:span><text:span text:style-name="T214">) </text:span><text:span text:style-name="T215"></text:span><text:span text:style-name="T214"> </text:span><text:span text:style-name="T212">( 0, x</text:span><text:span text:style-name="T217">1</text:span><text:span text:style-name="T212"> )</text:span></text:p></draw:text-box></draw:frame></draw:g><draw:line draw:style-name="gr5" draw:text-style-name="P156" svg:x1="7.044cm" svg:y1="1.631cm" svg:x2="7.044cm" svg:y2="2.609cm"><text:p/></draw:line><draw:line draw:style-name="gr3" draw:text-style-name="P156" svg:x1="7.044cm" svg:y1="2.596cm" svg:x2="7.044cm" svg:y2="3.572cm"><text:p/></draw:line><draw:g draw:style-name="gr2"><draw:custom-shape draw:style-name="gr5" draw:text-style-name="P158" svg:width="3.596cm" svg:height="0.978cm" svg:x="5.254cm" svg:y="3.60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331cm" svg:height="0.906cm" svg:x="5.385cm" svg:y="3.642cm"><draw:text-box><text:p text:style-name="P157"><text:span text:style-name="T212">y</text:span><text:span text:style-name="T217">2</text:span><text:span text:style-name="T214"> </text:span><text:span text:style-name="T218"></text:span><text:span text:style-name="T214"> </text:span><text:span text:style-name="T212">x</text:span><text:span text:style-name="T217">2</text:span></text:p></draw:text-box></draw:frame></draw:g><draw:line draw:style-name="gr5" draw:text-style-name="P156" svg:x1="8.852cm" svg:y1="4.093cm" svg:x2="9.624cm" svg:y2="4.093cm"><text:p/></draw:line><draw:line draw:style-name="gr5" draw:text-style-name="P156" svg:x1="4.474cm" svg:y1="4.093cm" svg:x2="5.246cm" svg:y2="4.093cm"><text:p/></draw:line><draw:line draw:style-name="gr3" draw:text-style-name="P156" svg:x1="4.467cm" svg:y1="4.093cm" svg:x2="4.467cm" svg:y2="5.071cm"><text:p/></draw:line><draw:line draw:style-name="gr3" draw:text-style-name="P156" svg:x1="9.629cm" svg:y1="4.093cm" svg:x2="9.629cm" svg:y2="5.071cm"><text:p/></draw:line><draw:frame draw:style-name="gr4" draw:text-style-name="P157" svg:width="0.981cm" svg:height="0.652cm" svg:x="8.904cm" svg:y="3.443cm"><draw:text-box><text:p text:style-name="P157"><text:span text:style-name="T214">F</text:span></text:p><text:p text:style-name="P159"><text:span text:style-name="T214"/></text:p></draw:text-box></draw:frame><draw:frame draw:style-name="gr4" draw:text-style-name="P157" svg:width="0.981cm" svg:height="0.652cm" svg:x="4.219cm" svg:y="3.443cm"><draw:text-box><text:p text:style-name="P157"><text:span text:style-name="T214">T</text:span></text:p><text:p text:style-name="P159"><text:span text:style-name="T214"/></text:p></draw:text-box></draw:frame><draw:frame draw:style-name="gr8" draw:text-style-name="P157" svg:width="5.148cm" svg:height="0.98cm" svg:x="1.894cm" svg:y="5.108cm"><draw:text-box><text:p text:style-name="P157"><text:span text:style-name="T214">( </text:span><text:span text:style-name="T212">y</text:span><text:span text:style-name="T217">1</text:span><text:span text:style-name="T212">, y</text:span><text:span text:style-name="T217">2</text:span><text:span text:style-name="T214"> ) </text:span><text:span text:style-name="T215"></text:span><text:span text:style-name="T214"> </text:span><text:span text:style-name="T212">( y</text:span><text:span text:style-name="T217">1</text:span><text:span text:style-name="T212">+</text:span><text:span text:style-name="T214">1</text:span><text:span text:style-name="T212">, y</text:span><text:span text:style-name="T217">2</text:span><text:span text:style-name="T212">- x</text:span><text:span text:style-name="T217">2</text:span><text:span text:style-name="T212"> )</text:span></text:p></draw:text-box></draw:frame><draw:line draw:style-name="gr5" draw:text-style-name="P156" svg:x1="4.467cm" svg:y1="6.086cm" svg:x2="4.467cm" svg:y2="7.062cm"><text:p/></draw:line><draw:line draw:style-name="gr5" draw:text-style-name="P156" svg:x1="4.471cm" svg:y1="7.065cm" svg:x2="1.621cm" svg:y2="7.065cm"><text:p/></draw:line><draw:line draw:style-name="gr5" draw:text-style-name="P156" svg:x1="1.621cm" svg:y1="7.065cm" svg:x2="1.621cm" svg:y2="2.502cm"><text:p/></draw:line><draw:line draw:style-name="gr3" draw:text-style-name="P156" svg:x1="1.617cm" svg:y1="2.502cm" svg:x2="7.051cm" svg:y2="2.502cm"><text:p/></draw:line><draw:g draw:style-name="gr2"><draw:custom-shape draw:style-name="gr5" draw:text-style-name="P158" svg:width="4.22cm" svg:height="1.354cm" svg:x="7.524cm" svg:y="5.1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908cm" svg:height="1.255cm" svg:x="7.678cm" svg:y="5.156cm"><draw:text-box><text:p text:style-name="P157"><text:span text:style-name="T214">HALT:</text:span></text:p><text:p text:style-name="P157"><text:span text:style-name="T214">( </text:span><text:span text:style-name="T212">z</text:span><text:span text:style-name="T217">1</text:span><text:span text:style-name="T212">, z</text:span><text:span text:style-name="T217">2</text:span><text:span text:style-name="T214"> ) </text:span><text:span text:style-name="T215"></text:span><text:span text:style-name="T214"> </text:span><text:span text:style-name="T212">( y</text:span><text:span text:style-name="T217">1</text:span><text:span text:style-name="T212">, y</text:span><text:span text:style-name="T217">2</text:span><text:span text:style-name="T212"> )</text:span></text:p></draw:text-box></draw:frame></draw:g></draw:g></draw:g>Рисунок <text:reference-mark-start text:name="Рисунок: блок-схема деления"/><text:sequence text:ref-name="refDrawing1" text:name="Drawing" text:formula="ooow:Drawing+1" style:num-format="1">2</text:sequence><text:reference-mark-end text:name="Рисунок: блок-схема деления"/>. Блок-схема программы целочисленного деления</text:p></draw:text-box></draw:frame>Для определения функций будет использоваться следующая нотация:</text:p>
      <text:p text:style-name="P63">( <text:span text:style-name="T4">y</text:span><text:span text:style-name="T21">1</text:span><text:span text:style-name="T13">,</text:span><text:span text:style-name="T4"> y</text:span><text:span text:style-name="T21">2</text:span><text:span text:style-name="T4">, …, y</text:span><text:span text:style-name="T13">b</text:span> ) <text:span text:style-name="T30"></text:span> ( <text:span text:style-name="T4">f</text:span><text:span text:style-name="T21">1</text:span><text:span text:style-name="T4">( </text:span><text:span text:style-name="T10">x</text:span><text:span text:style-name="T4">, </text:span><text:span text:style-name="T10">y</text:span><text:span text:style-name="T4"> )</text:span>, <text:span text:style-name="T4">f</text:span><text:span text:style-name="T21">2</text:span><text:span text:style-name="T4">( </text:span><text:span text:style-name="T10">x</text:span><text:span text:style-name="T4">, </text:span><text:span text:style-name="T10">y</text:span><text:span text:style-name="T4"> )</text:span>, …, <text:span text:style-name="T4">f</text:span><text:span text:style-name="T13">b</text:span><text:span text:style-name="T4">( </text:span><text:span text:style-name="T10">x</text:span><text:span text:style-name="T4">, </text:span><text:span text:style-name="T10">y</text:span><text:span text:style-name="T4"> )</text:span> )</text:p>
      <text:p text:style-name="P5">Пример графического представления блок-схем можно увидеть на рисунке <text:reference-ref text:reference-format="text" text:ref-name="Рисунок: блок-схема деления">2</text:reference-ref>, где представлена блок-схема программы целочисленного деления. В этом примере множество переменных <text:span text:style-name="T4">V</text:span> = {<text:span text:style-name="T4">x</text:span><text:span text:style-name="T21">1</text:span>, <text:span text:style-name="T4">x</text:span><text:span text:style-name="T21">2</text:span>, <text:span text:style-name="T4">y</text:span><text:span text:style-name="T21">1</text:span>, <text:span text:style-name="T4">y</text:span><text:span text:style-name="T21">2</text:span>, <text:span text:style-name="T4">z</text:span><text:span text:style-name="T21">1</text:span>, <text:span text:style-name="T4">z</text:span><text:span text:style-name="T21">2</text:span>} состоит из двух входных, двух промежуточных и двух выходных переменных. Доменом всех переменных является множество целых чисел.</text:p>
      <text:p text:style-name="P5"><text:soft-page-break/>Далее без ограничения общности под «программами» понимаются их блок-схемы.</text:p>
      <text:p text:style-name="P5"/>
      <text:h text:style-name="P95" text:outline-level="3">Семантика блок-схем</text:h>
      <text:p text:style-name="P5"><text:span text:style-name="T4">Конфигурацией</text:span> программы P будем называть пару ( <text:span text:style-name="T50"></text:span>, <text:span text:style-name="T30"></text:span> ), где</text:p>
      <text:p text:style-name="P5"><text:span text:style-name="T50"></text:span> <text:span text:style-name="T30"></text:span> <text:span text:style-name="T30"></text:span><text:span text:style-name="T12">P</text:span> – метка оператора программы,</text:p>
      <text:p text:style-name="P5"><text:span text:style-name="T30"></text:span> = ( d<text:span text:style-name="T21">1</text:span>, d<text:span text:style-name="T21">2</text:span>, …, d<text:span text:style-name="T13">a+b</text:span> ) <text:span text:style-name="T30"></text:span> D<text:span text:style-name="T15">x</text:span> <text:span text:style-name="T30"></text:span> D<text:span text:style-name="T15">y</text:span> – вектор значений входных и промежуточных переменных программы.</text:p>
      <text:p text:style-name="P5">Пусть некоторая функция <text:span text:style-name="T4">f </text:span>: D<text:span text:style-name="T15">x</text:span> <text:span text:style-name="T30"></text:span> D<text:span text:style-name="T15">y</text:span> <text:span text:style-name="T30"></text:span> D<text:span text:style-name="T15">y</text:span> вычисляет новые значения переменных <text:span text:style-name="T10">y</text:span>, тогда вектор значений входных и промежуточных переменных программы, полученный путем замены в <text:span text:style-name="T30"></text:span> значений переменных <text:span text:style-name="T10">y</text:span> на f(<text:span text:style-name="T30"></text:span>), мы будем обозначать как <text:span text:style-name="T30"></text:span>[<text:span text:style-name="T10">y</text:span> <text:span text:style-name="T30"></text:span> <text:span text:style-name="T4">f</text:span><text:span text:style-name="T146">(</text:span><text:span text:style-name="T10">x</text:span><text:span text:style-name="T4">, </text:span><text:span text:style-name="T10">y</text:span><text:span text:style-name="T146">)</text:span>].</text:p>
      <text:p text:style-name="P5">Конечная или бесконечная последовательность конфигураций { C<text:span text:style-name="T13">i</text:span> | <text:span text:style-name="T4">i</text:span> = 1, …, n, … } программы P называется <text:span text:style-name="T4">вычислением</text:span>, если</text:p>
      <text:list xml:id="list7142346987312370790" text:style-name="WW8Num6">
        <text:list-item>
          <text:p text:style-name="P100">Метка в С<text:span text:style-name="T12">1</text:span> является меткой оператора, следующего за единственным оператором <text:span text:style-name="T206">START </text:span>с функцией <text:span text:style-name="T207">f</text:span><text:span text:style-name="T206">, </text:span>а значения промежуточных переменных в первой конфигурации равны <text:span text:style-name="T207">f</text:span><text:span text:style-name="T206">(</text:span><text:span text:style-name="T208">x</text:span><text:span text:style-name="T206">), </text:span>где <text:span text:style-name="T10">х</text:span><text:span text:style-name="T206"> – </text:span>значения входных переменных.</text:p>
        </text:list-item>
        <text:list-item>
          <text:p text:style-name="P100">Если метка <text:span text:style-name="T50"></text:span><text:span text:style-name="T13">i</text:span> оператора в конфигурации C<text:span text:style-name="T13">i</text:span> является меткой оператора<text:span text:style-name="T206"> </text:span><text:span text:style-name="T4">n</text:span><text:span text:style-name="T13">i</text:span> вида ASSIGN с функцией <text:span text:style-name="T4">g</text:span>, то следующая конфигурация C<text:span text:style-name="T13">i+1</text:span> состоит из метки оператора <text:span text:style-name="T4">succ</text:span>(<text:span text:style-name="T4">n</text:span><text:span text:style-name="T13">i</text:span>, <text:span text:style-name="T30"></text:span>) и вектора значений переменных <text:span text:style-name="T30"></text:span><text:span text:style-name="T13">i+1</text:span> = <text:span text:style-name="T30"></text:span><text:span text:style-name="T13">i</text:span>[<text:span text:style-name="T10">y</text:span> <text:span text:style-name="T30"></text:span> <text:span text:style-name="T4">g</text:span><text:span text:style-name="T146">(</text:span><text:span text:style-name="T10">x</text:span><text:span text:style-name="T4">, </text:span><text:span text:style-name="T10">y</text:span><text:span text:style-name="T146">)</text:span>].</text:p>
        </text:list-item>
        <text:list-item>
          <text:p text:style-name="P100">Если метка <text:span text:style-name="T50"></text:span><text:span text:style-name="T13">i</text:span> текущего оператора конфигурации C<text:span text:style-name="T13">i</text:span> является меткой оператора <text:span text:style-name="T4">n</text:span><text:span text:style-name="T13">i </text:span>вида TEST с предикатом <text:span text:style-name="T4">t</text:span>, то следующая конфигурация C<text:span text:style-name="T13">i</text:span><text:span text:style-name="T21">+1</text:span> состоит из метки оператора <text:span text:style-name="T4">succ</text:span>(<text:span text:style-name="T4">n</text:span><text:span text:style-name="T13">i</text:span>, <text:span text:style-name="T207">t</text:span><text:span text:style-name="T206">(</text:span><text:span text:style-name="T208">x</text:span><text:span text:style-name="T206">, </text:span><text:span text:style-name="T208">y</text:span><text:span text:style-name="T206">)</text:span>) и вектора значений переменных <text:span text:style-name="T30"></text:span><text:span text:style-name="T13">i</text:span><text:span text:style-name="T21">+1</text:span> = <text:span text:style-name="T30"></text:span><text:span text:style-name="T13">i</text:span>.</text:p>
        </text:list-item>
        <text:list-item>
          <text:p text:style-name="P100"><text:soft-page-break/>Если метка <text:span text:style-name="T50"></text:span><text:span text:style-name="T13">i</text:span> текущего оператора конфигурации C<text:span text:style-name="T13">i</text:span> является меткой оператора <text:span text:style-name="T4">n</text:span><text:span text:style-name="T13">i </text:span>вида JOIN, <text:span text:style-name="T103">то следующая конфигурация C</text:span><text:span text:style-name="T14">i</text:span><text:span text:style-name="T22">+1</text:span><text:span text:style-name="T103"> состоит из метки оператора </text:span><text:span text:style-name="T7">succ</text:span><text:span text:style-name="T103">(</text:span><text:span text:style-name="T9">n</text:span><text:span text:style-name="T14">i</text:span><text:span text:style-name="T103">, </text:span><text:span text:style-name="T32"></text:span><text:span text:style-name="T103">) и вектора значений переменных </text:span><text:span text:style-name="T32"></text:span><text:span text:style-name="T14">i</text:span><text:span text:style-name="T22">+1</text:span><text:span text:style-name="T103"> = </text:span><text:span text:style-name="T32"></text:span><text:span text:style-name="T14">i</text:span><text:span text:style-name="T103">.</text:span></text:p>
        </text:list-item>
        <text:list-item>
          <text:p text:style-name="P102">Если метка <text:span text:style-name="T50"></text:span><text:span text:style-name="T13">i</text:span> текущего оператора конфигурации C<text:span text:style-name="T13">i</text:span> является меткой оператора вида HALT: <text:span text:style-name="T10">z</text:span> <text:span text:style-name="T30"></text:span> <text:span text:style-name="T4">h(</text:span><text:span text:style-name="T10">x</text:span><text:span text:style-name="T4">, </text:span><text:span text:style-name="T10">y</text:span><text:span text:style-name="T4">)</text:span>, то C<text:span text:style-name="T13">i</text:span> является последней конфигурацией вычисления.</text:p>
        </text:list-item>
      </text:list>
      <text:p text:style-name="P105"><text:tab/></text:p>
      <text:p text:style-name="P105"><text:tab/>Нетрудно заметить, что в каждой конфигурации вычисления переменные имеют значения перед выполнением оператора, метка которого указана в конфигурации. Если вычисление конечно, то в его последней конфигурации метка оператора — это метка одно из операторов <text:span text:style-name="T206">HALT.</text:span> </text:p>
      <text:p text:style-name="P105"/>
      <text:p text:style-name="P6"><text:span text:style-name="T10">Лемма </text:span><text:span text:style-name="T10"><text:sequence text:ref-name="refЛемма0" text:name="Лемма" text:formula="ooow:Лемма+1" style:num-format="1">1</text:sequence></text:span><text:span text:style-name="T10">.</text:span> <text:span text:style-name="T4">Для каждой блок-схемы P и вектора значений ее входных переменных </text:span><text:span text:style-name="T6">x</text:span><text:span text:style-name="T4"> существует единственное вычисление, в первой конфигурации которого значения входных переменных равны </text:span><text:span text:style-name="T6">x</text:span><text:span text:style-name="T4">.</text:span></text:p>
      <text:p text:style-name="P5"><text:span text:style-name="T103">Каждой блок-схеме P мы поставим в соответствие функцию M[P] из входного домена блок-схемы в выходной домен, расширенный специальным значением </text:span><text:span text:style-name="T32"></text:span><text:span text:style-name="T103"> (M[P]: D</text:span><text:span text:style-name="T16">x</text:span><text:span text:style-name="T103"> </text:span><text:span text:style-name="T32"></text:span><text:span text:style-name="T103"> D</text:span><text:span text:style-name="T16">z</text:span><text:span text:style-name="T44">+</text:span><text:span text:style-name="T103">). Если вычисление блок-схемы P на векторе входных переменных </text:span><text:span text:style-name="T11">x</text:span><text:span text:style-name="T103"> является конечным</text:span><text:span text:style-name="T103">, то функция </text:span><text:span text:style-name="T103">M[P] (</text:span><text:span text:style-name="T11">x</text:span><text:span text:style-name="T103">) принимает значение </text:span><text:span text:style-name="T7">h(</text:span><text:span text:style-name="T11">x</text:span><text:span text:style-name="T7">, </text:span><text:span text:style-name="T11">y</text:span><text:span text:style-name="T24">n</text:span><text:span text:style-name="T7">)</text:span><text:span text:style-name="T103">, где </text:span><text:span text:style-name="T7">h </text:span><text:span text:style-name="T103">– функция завершающего оператора последней конфигурац</text:span>ии вычисления, а <text:span text:style-name="T10">y</text:span><text:span text:style-name="T12">n</text:span> – вектор значений промежуточных переменных из последней конфигурации вычисления. В противном случае функция M[P] (<text:span text:style-name="T10">x</text:span>) принимает значение <text:span text:style-name="T30"></text:span>.</text:p>
      <text:h text:style-name="P95" text:outline-level="3"><text:soft-page-break/>Задачи и упражнения</text:h>
      <text:p text:style-name="P4">В данных задачах предполагается, что доменом всех входных и выходных переменных является множество целых чисел, а <text:span text:style-name="T205">функции</text:span>, приписанные операторам, должны задаваться арифметическими формулами над операциями сложения, вычитания и умножения и операциями сравнения.</text:p>
      <text:h text:style-name="P79" text:outline-level="4">Перечислите все операторы в блок-схеме целочисленного деления, приведенной на рисунке <text:reference-ref text:reference-format="text" text:ref-name="Рисунок: блок-схема деления">2</text:reference-ref>.</text:h>
      <text:p text:style-name="P20"/>
      <text:h text:style-name="P79" text:outline-level="4">Приведите блок-схему с единственной входной и единственной выходной переменной, вычисляющую квадрат входной переменной.</text:h>
      <text:p text:style-name="P20"/>
      <text:h text:style-name="P79" text:outline-level="4">Приведите <text:span text:style-name="T103">блок-схему с единственной входной и единственной выходной переменной, вычисляющую факториал значения входной переменной, если оно неотрицательно. </text:span><text:span text:style-name="T103">Можно предполагать, что отрицательные значения </text:span><text:span text:style-name="T147">входной переменной</text:span><text:span text:style-name="T103"> не будут использоваться в вычислениях этой блок-схемы.</text:span></text:h>
      <text:p text:style-name="P18"/>
      <text:h text:style-name="P79" text:outline-level="4"><text:span text:style-name="T103">Приведите блок-схему с единственной входной и единственной выходной переменной, вычисляющую функцию </text:span><text:span text:style-name="T103"><draw:frame draw:style-name="fr10" draw:name="Объект16" text:anchor-type="as-char" svg:width="1.471cm" svg:height="1.097cm" draw:z-index="69"><draw:object xlink:href="./Object 19" xlink:type="simple" xlink:show="embed" xlink:actuate="onLoad"/><draw:image xlink:href="./ObjectReplacements/Object 19" xlink:type="simple" xlink:show="embed" xlink:actuate="onLoad"/></draw:frame></text:span><text:span text:style-name="T103"> , где </text:span><text:span text:style-name="T7">х</text:span><text:span text:style-name="T103"> — это значение входной переменной</text:span><text:span text:style-name="T103">. Можно предполагать, что неположительные значения </text:span><text:span text:style-name="T7">х</text:span><text:span text:style-name="T103"> не будут использоваться в вычислениях этой блок-схемы.</text:span></text:h>
      <text:p text:style-name="P18"/>
      <text:h text:style-name="P79" text:outline-level="4"><text:soft-page-break/><text:span text:style-name="T103">Приведите блок-схему с единственной входной и единственной выходной переменной, вычисляющую функцию </text:span><text:span text:style-name="T103"><draw:frame draw:style-name="fr10" draw:name="Объект22" text:anchor-type="as-char" svg:width="1.762cm" svg:height="1.016cm" draw:z-index="70"><draw:object xlink:href="./Object 25" xlink:type="simple" xlink:show="embed" xlink:actuate="onLoad"/><draw:image xlink:href="./ObjectReplacements/Object 25" xlink:type="simple" xlink:show="embed" xlink:actuate="onLoad"/><svg:desc>формула</svg:desc></draw:frame></text:span><text:span text:style-name="T103"> , где </text:span><text:span text:style-name="T7">х</text:span><text:span text:style-name="T103"> — это значение входной переменной.</text:span></text:h>
      <text:p text:style-name="P25"/>
      <text:h text:style-name="P80" text:outline-level="4">Приведите блок-схему с единственной входной переменной, не завершающуюся на бесконечном числе ее значений.</text:h>
      <text:p text:style-name="P18"/>
      <text:p text:style-name="P18"/>
      <text:h text:style-name="P79" text:outline-level="4"><text:span text:style-name="T103">Приведите блок-схему с двумя входными переменными </text:span><text:span text:style-name="T7">x</text:span><text:span text:style-name="T24">1</text:span><text:span text:style-name="T103"> </text:span><text:span text:style-name="T103">и </text:span><text:span text:style-name="T7">x</text:span><text:span text:style-name="T24">2</text:span><text:span text:style-name="T103"> </text:span><text:span text:style-name="T103">и единственной выходной переменной,</text:span><text:span text:style-name="T103"> </text:span><text:span text:style-name="T103">которая вычисляет количество простых чисел между </text:span><text:span text:style-name="T7">x</text:span><text:span text:style-name="T24">1</text:span><text:span text:style-name="T103"> </text:span><text:span text:style-name="T103">и </text:span><text:span text:style-name="T7">x</text:span><text:span text:style-name="T24">2</text:span><text:span text:style-name="T103">.</text:span></text:h>
      <text:p text:style-name="P18"/>
      <text:h text:style-name="P79" text:outline-level="4"><text:span text:style-name="T103">Ответьте на вопрос, зацикливается ли блок-схема, изображенная на рисунке </text:span><text:span text:style-name="T103"><text:reference-ref text:reference-format="text" text:ref-name="Рисунок: блок-схема деления">2</text:reference-ref></text:span><text:span text:style-name="T103">. Если да, то приведите всевозможные пары значений входных переменных, при которых она зацикливается. Если нет, обоснуйте свой ответ.</text:span></text:h>
      <text:p text:style-name="P20"/>
      <text:h text:style-name="P80" text:outline-level="4">Приведите пример блок-схемы каждого из следующих видов, если они существуют:</text:h>
      <text:list xml:id="list1931719497761160931" text:style-name="L4">
        <text:list-item>
          <text:list>
            <text:list-item>
              <text:p text:style-name="P121">в которых количество циклов меньше числа операторов соединения;</text:p>
            </text:list-item>
            <text:list-item>
              <text:p text:style-name="P121">в которых количество циклов равно числу операторов соединения;</text:p>
            </text:list-item>
            <text:list-item>
              <text:p text:style-name="P121">в которых количество циклов больше числа операторов соединения.</text:p>
              <text:p text:style-name="P121"/>
            </text:list-item>
          </text:list>
        </text:list-item>
      </text:list>
      <text:h text:style-name="P94" text:outline-level="2">Математическая модель требований</text:h>
      <text:p text:style-name="P5">Математическую модель требований к верифицируемой про­грамме мы будем называть <text:span text:style-name="T4">спецификацией программы</text:span>. Ее цель — <text:soft-page-break/>дать формальное описание требований к пове­дению программы. Среди разных требований здесь мы рассматриваем только <text:span text:style-name="T4">тре­бования к функциональности программ</text:span>, т.е. ограничения на результат вычисле­ния программы в зависимости от значений ее входных данных.</text:p>
      <text:h text:style-name="P95" text:outline-level="3">Входной и выходной предикаты</text:h>
      <text:p text:style-name="P5">Спецификацией <text:span text:style-name="T30"></text:span> программы над переменными V мы будем называть два предиката:</text:p>
      <text:list xml:id="list3065186617806309723" text:style-name="L5">
        <text:list-header>
          <text:p text:style-name="P114">входной предикат <text:span text:style-name="T52"></text:span>: D<text:span text:style-name="T15">x</text:span> <text:span text:style-name="T30"></text:span> { Т, F }</text:p>
          <text:p text:style-name="P114">выходной предикат <text:span text:style-name="T30"></text:span>: D<text:span text:style-name="T15">x</text:span> <text:span text:style-name="T30"></text:span> D<text:span text:style-name="T15">z</text:span> <text:span text:style-name="T30"></text:span> { Т, F }</text:p>
        </text:list-header>
      </text:list>
      <text:p text:style-name="P5"><text:span text:style-name="T4">Выходной предикат</text:span> (или <text:span text:style-name="T4">постусловие</text:span>) определяет, какие значе­ния выходных переменных программы являются допустимыми (правильными) относительно значений входных переменных. А <text:span text:style-name="T4">входной предикат</text:span> (или <text:span text:style-name="T4">предусловие</text:span>) определяет, при каких значе­ниях входных переменных требуется выполнение ограничений, описанных в выходном предикате.</text:p>
      <text:h text:style-name="P95" text:outline-level="3">Задачи и упражнения</text:h>
      <text:list xml:id="list38535118" text:continue-list="list1931719497761160931" text:style-name="L4">
        <text:list-header>
          <text:p text:style-name="P121">В двух первых задачах предполагается, что доменом всех входных и выходных переменных является множество целых чисел, а все используемые в качестве предикатов функции должны быть формально определены. Над целыми числами определены операции сложения, вычитания, умножения и операции сравнения (равно, неравно, больше, меньше и т. п.).</text:p>
        </text:list-header>
      </text:list>
      <text:h text:style-name="P79" text:outline-level="4">Опишите словами требования из следующих спецификаций:</text:h>
      <text:list xml:id="list38538408" text:continue-list="list38535118" text:style-name="L4">
        <text:list-item>
          <text:list>
            <text:list-item text:start-value="1">
              <text:p text:style-name="P115"><text:span text:style-name="T52"></text:span><text:span text:style-name="T56">(</text:span><text:span text:style-name="T56">x) = (x &gt; 0)</text:span><text:span text:style-name="T52"> </text:span><text:span text:style-name="T52"><text:s/></text:span><text:span text:style-name="T31"></text:span><text:span text:style-name="T56">(x, z) = (x </text:span><text:span text:style-name="T99">·</text:span><text:span text:style-name="T56"> x = z)</text:span></text:p>
            </text:list-item>
            <text:list-item>
              <text:p text:style-name="P115"><text:soft-page-break/><text:span text:style-name="T52"></text:span><text:span text:style-name="T56">(</text:span><text:span text:style-name="T56">x) = (x &gt; 0)</text:span><text:span text:style-name="T52"> </text:span><text:s/><text:span text:style-name="T30"></text:span><text:span text:style-name="T55">(x, z) = (0 </text:span><text:span text:style-name="T100">≤</text:span><text:span text:style-name="T55"> z &lt; x)</text:span></text:p>
            </text:list-item>
            <text:list-item>
              <text:p text:style-name="P115"><text:span text:style-name="T52"></text:span><text:span text:style-name="T56">(x</text:span><text:span text:style-name="T18">1</text:span><text:span text:style-name="T56">, x</text:span><text:span text:style-name="T18">2</text:span><text:span text:style-name="T56">) = (x</text:span><text:span text:style-name="T18">1</text:span><text:span text:style-name="T56"> &gt; x</text:span><text:span text:style-name="T18">2</text:span><text:span text:style-name="T56"> + 1) </text:span><text:span text:style-name="T52"><text:s/></text:span><text:span text:style-name="T55"><text:s/></text:span><text:span text:style-name="T30"></text:span><text:span text:style-name="T55">(</text:span><text:span text:style-name="T56">x</text:span><text:span text:style-name="T18">1</text:span><text:span text:style-name="T56">, x</text:span><text:span text:style-name="T18">2</text:span><text:span text:style-name="T55">, z) = (</text:span><text:span text:style-name="T56">x</text:span><text:span text:style-name="T18">1</text:span><text:span text:style-name="T56"> &gt; z &gt; x</text:span><text:span text:style-name="T18">2 </text:span><text:span text:style-name="T55">)</text:span></text:p>
            </text:list-item>
            <text:list-item>
              <text:p text:style-name="P115"><text:span text:style-name="T52"></text:span><text:span text:style-name="T56">(x) = (x &gt; 0)</text:span><text:span text:style-name="T52"> </text:span><text:span text:style-name="T55"><text:s/></text:span><text:span text:style-name="T30"></text:span><text:span text:style-name="T55">(x, z) = (x &lt; z &lt; 0)</text:span></text:p>
            </text:list-item>
          </text:list>
        </text:list-item>
      </text:list>
      <text:h text:style-name="P79" text:outline-level="4">Дайте формальную спецификацию каждого из следующих требований:</text:h>
      <text:list xml:id="list38563692" text:continue-list="list38538408" text:style-name="L4">
        <text:list-item>
          <text:list>
            <text:list-item text:start-value="1">
              <text:p text:style-name="P115">программа должна вычислять модуль данного ей числа.</text:p>
            </text:list-item>
            <text:list-item>
              <text:p text:style-name="P115">программа для двух данных целых чисел должна вычислять максимальное из них.</text:p>
            </text:list-item>
            <text:list-item>
              <text:p text:style-name="P115">программа должна для двух данных ей положительных целых чисел вычислять их сумму, а для двух данных ей отрицательных целых чисел — произведение.</text:p>
            </text:list-item>
            <text:list-item>
              <text:p text:style-name="P115">программа должна для любого неотрицательного целого числа вычислять ближайшее снизу приближение к квадратному корню из него.</text:p>
            </text:list-item>
            <text:list-item>
              <text:p text:style-name="P115">программа должна для любого положительного целого числа большего единицы вычислять его максимальный простой делитель.</text:p>
            </text:list-item>
            <text:list-item>
              <text:p text:style-name="P115">программа должна для двух заданных положительных целых чисел вычислять количество простых чисел между ними.</text:p>
            </text:list-item>
          </text:list>
        </text:list-item>
      </text:list>
      <text:h text:style-name="P79" text:outline-level="4">Обоснованно ответьте на следующий вопрос. Является ли для любых спецификаций вида (<text:span text:style-name="T30">a</text:span>, <text:span text:style-name="T30">b</text:span>) над переменными (<text:span text:style-name="T4">A</text:span>, <text:span text:style-name="T4">Y*</text:span>, <text:span text:style-name="T4">B</text:span>) и (<text:span text:style-name="T30">b</text:span>, <text:span text:style-name="T30">g</text:span>) над переменными (<text:span text:style-name="T4">B</text:span>, <text:span text:style-name="T4">Y**</text:span>, <text:span text:style-name="T4">C</text:span>) пара утверждений (<text:span text:style-name="T30">a</text:span>, <text:span text:style-name="T30">g</text:span>) спецификацией над переменными (<text:span text:style-name="T4">A</text:span>, <text:span text:style-name="T4">Y***</text:span>, <text:span text:style-name="T4">C</text:span>) при некоторых <text:span text:style-name="T4">Y*</text:span>, <text:span text:style-name="T4">Y**</text:span>, <text:span text:style-name="T4">Y***</text:span>? Зависит ли ответ от выбора указанных множеств переменных?</text:h>
      <text:p text:style-name="P4"/>
      <text:h text:style-name="P93" text:outline-level="2"><text:soft-page-break/>Задача верификации</text:h>
      <text:h text:style-name="P95" text:outline-level="3">Частичная и полная корректность программ</text:h>
      <text:p text:style-name="P5">Пусть программа задана своей моделью в виде блок-схемы P, а ее спецификация <text:span text:style-name="T30"></text:span> – предикатами <text:span text:style-name="T52"></text:span> и <text:span text:style-name="T30"></text:span>. Мы будем говорить, что</text:p>
      <text:list xml:id="list5048978233511895314" text:style-name="L6">
        <text:list-item>
          <text:p text:style-name="P116">программа P <text:span text:style-name="T4">частично корректна</text:span> относительно <text:span text:style-name="T52"></text:span> и <text:span text:style-name="T30"></text:span>, если для любого вектора значений входных переменных <text:span text:style-name="T87">х</text:span>, такого что <text:span text:style-name="T52"></text:span><text:span text:style-name="T56">(</text:span><text:span text:style-name="T84">х</text:span><text:span text:style-name="T85">) </text:span>= Т и M[P]<text:span text:style-name="T56">(</text:span><text:span text:style-name="T84">х</text:span><text:span text:style-name="T85">) </text:span><text:span text:style-name="T30"> ,</text:span> выполнено ограничение <text:span text:style-name="T30"></text:span>(<text:span text:style-name="T84">х</text:span>, M[P]<text:span text:style-name="T56">(</text:span><text:span text:style-name="T84">х</text:span><text:span text:style-name="T85">)</text:span>)=Т. Частичную корректность программы P относительно <text:span text:style-name="T52"></text:span> и <text:span text:style-name="T30"></text:span> мы будем обозначать {<text:span text:style-name="T52"></text:span>}P{<text:span text:style-name="T30"></text:span>}.</text:p>
        </text:list-item>
        <text:list-item>
          <text:p text:style-name="P116">программа P <text:span text:style-name="T4">полностью корректна</text:span> относительно <text:span text:style-name="T52"></text:span> и <text:span text:style-name="T30"></text:span>, если для любого вектора значений входных переменных <text:span text:style-name="T84">х</text:span>, такого что <text:span text:style-name="T52"></text:span><text:span text:style-name="T56">(</text:span><text:span text:style-name="T84">х</text:span><text:span text:style-name="T85">)</text:span> = Т, выполнены ограничения M[P] <text:span text:style-name="T56">(</text:span><text:span text:style-name="T84">х</text:span><text:span text:style-name="T85">)</text:span> <text:span text:style-name="T30"></text:span><text:span text:style-name="T55"> </text:span><text:span text:style-name="T30"></text:span> и <text:span text:style-name="T30"></text:span>(<text:span text:style-name="T84">х</text:span>, M[P]<text:span text:style-name="T56">(</text:span><text:span text:style-name="T84">х</text:span><text:span text:style-name="T85">)</text:span>) = Т. Полную корректность программы P относительно <text:span text:style-name="T52"></text:span> и <text:span text:style-name="T30"></text:span> мы будем обозначать <text:span text:style-name="T52"></text:span>P<text:span text:style-name="T52"></text:span><text:span text:style-name="T30"></text:span><text:span text:style-name="T52"></text:span>.</text:p>
        </text:list-item>
      </text:list>
      <text:p text:style-name="P5">Заметим, что полная корректность программы P относительно входного предиката <text:s/><text:span text:style-name="T52"></text:span> и выходного предиката T эквивалентна тому, что программа P завершается всегда, когда вектор значений входных переменных <text:span text:style-name="T103">удовлетворяет </text:span><text:span text:style-name="T54"></text:span><text:span text:style-name="T103">. В этом случае мы будем говорить, что P </text:span><text:span text:style-name="T7">завершается</text:span><text:span text:style-name="T103"> на </text:span><text:span text:style-name="T54"></text:span><text:span text:style-name="T103">.</text:span></text:p>
      <text:p text:style-name="P6"><text:span text:style-name="T10">Лемма </text:span><text:span text:style-name="T10"><text:sequence text:ref-name="refЛемма1" text:name="Лемма" text:formula="ooow:Лемма+1" style:num-format="1">2</text:sequence></text:span><text:span text:style-name="T10">.</text:span> <text:span text:style-name="T4">Пусть даны программа</text:span> P <text:span text:style-name="T4">и спецификация</text:span> <text:span text:style-name="T30"></text:span> = ( <text:span text:style-name="T52"></text:span>, <text:span text:style-name="T30"></text:span> ). <text:span text:style-name="T4">В этом случае </text:span><text:span text:style-name="T53"></text:span>P<text:span text:style-name="T52"></text:span><text:span text:style-name="T30"></text:span><text:span text:style-name="T52"></text:span> <text:span text:style-name="T4">тогда и только тогда, когда </text:span>{<text:span text:style-name="T52"></text:span>}P{<text:span text:style-name="T30"></text:span>} <text:span text:style-name="T4">и </text:span><text:span text:style-name="T53"></text:span><text:span text:style-name="T52"></text:span>P<text:span text:style-name="T52"></text:span>T<text:span text:style-name="T52">.</text:span></text:p>
      <text:p text:style-name="P52"><text:span text:style-name="T103">Исходя из данной леммы, для доказател</text:span>ьства полной корректности программы необходимо и достаточно доказать ее частичную корректность и завершаемость.</text:p>
      <text:p text:style-name="P52"><text:soft-page-break/>Из определения корректности также следует, что и частичная, и полная корректность сохраняется при замене входного предиката на более сильный и выходного на более слабый. Таким образом, верна следующая лемма:</text:p>
      <text:p text:style-name="P5"><text:span text:style-name="T10">Лемма </text:span><text:span text:style-name="T10"><text:sequence text:ref-name="refЛемма2" text:name="Лемма" text:formula="ooow:Лемма+1" style:num-format="1">3</text:sequence></text:span><text:span text:style-name="T10">.</text:span> <text:span text:style-name="T4">Пусть дана программа</text:span> P. <text:span text:style-name="T4">Пусть предикаты</text:span> <text:span text:style-name="T52"></text:span>, <text:span text:style-name="T52"></text:span>', <text:span text:style-name="T30"></text:span> <text:span text:style-name="T4">и</text:span> <text:span text:style-name="T30"></text:span>' <text:span text:style-name="T4">таковы, что формулы</text:span> <text:span text:style-name="T52"></text:span>' <text:span text:style-name="T30"> </text:span><text:span text:style-name="T52"></text:span> <text:span text:style-name="T4">и</text:span> <text:span text:style-name="T30"></text:span> <text:span text:style-name="T30"></text:span> <text:span text:style-name="T30"></text:span>' <text:span text:style-name="T4">истинны. Тогда</text:span></text:p>
      <text:list xml:id="list2932442774453269994" text:style-name="L7">
        <text:list-item>
          <text:p text:style-name="P117"><text:span text:style-name="T4">из </text:span>{<text:span text:style-name="T52"></text:span>}P{<text:span text:style-name="T30"></text:span>}<text:span text:style-name="T4"> следует </text:span>{<text:span text:style-name="T52"></text:span>'}P{<text:span text:style-name="T30"></text:span>}<text:span text:style-name="T4"> и </text:span>{<text:span text:style-name="T52"></text:span>}P{<text:span text:style-name="T30"></text:span>'},</text:p>
        </text:list-item>
        <text:list-item>
          <text:p text:style-name="P117"><text:span text:style-name="T4">из </text:span><text:span text:style-name="T53"></text:span><text:span text:style-name="T52"></text:span>P<text:span text:style-name="T52"></text:span><text:span text:style-name="T30"></text:span><text:span text:style-name="T52"></text:span><text:span text:style-name="T4"> следует </text:span><text:span text:style-name="T53"></text:span><text:span text:style-name="T52"></text:span>'<text:span text:style-name="T52"></text:span>P<text:span text:style-name="T52"></text:span><text:span text:style-name="T30"></text:span><text:span text:style-name="T52"></text:span><text:span text:style-name="T4"> и </text:span><text:span text:style-name="T53"></text:span><text:span text:style-name="T52"></text:span>P<text:span text:style-name="T52"></text:span><text:span text:style-name="T30"></text:span>'<text:span text:style-name="T52"></text:span>.</text:p>
        </text:list-item>
      </text:list>
      <text:p text:style-name="P5">Следующая лемма позволяет по нескольким утверждениям о частичной и полной корректности получать новые утверждения:</text:p>
      <text:p text:style-name="P5"><text:span text:style-name="T10">Лемма </text:span><text:span text:style-name="T10"><text:sequence text:ref-name="refЛемма3" text:name="Лемма" text:formula="ooow:Лемма+1" style:num-format="1">4</text:sequence></text:span><text:span text:style-name="T10">.</text:span> <text:span text:style-name="T4">Пусть дана программа</text:span> P. <text:span text:style-name="T4">Тогда для любых предикатов</text:span> <text:span text:style-name="T52"></text:span>, <text:span text:style-name="T30"></text:span><text:span text:style-name="T12">1</text:span> <text:span text:style-name="T4">и</text:span> <text:span text:style-name="T30"></text:span><text:span text:style-name="T12">2</text:span> <text:span text:style-name="T4">выполнены следующие утверждения:</text:span></text:p>
      <text:list xml:id="list6130511423651804346" text:style-name="L8">
        <text:list-item>
          <text:p text:style-name="P118"><text:span text:style-name="T4">из </text:span>{<text:span text:style-name="T52"></text:span>}P{<text:span text:style-name="T30"></text:span><text:span text:style-name="T12">1</text:span>}<text:span text:style-name="T4"> и </text:span>{<text:span text:style-name="T52"></text:span>}P{<text:span text:style-name="T30"></text:span><text:span text:style-name="T12">2</text:span>}<text:span text:style-name="T4"> следует </text:span>{<text:span text:style-name="T52"></text:span>}P{<text:span text:style-name="T30"></text:span><text:span text:style-name="T12">1</text:span> <text:span text:style-name="T30">∧</text:span> <text:span text:style-name="T30"></text:span><text:span text:style-name="T12">2</text:span>},</text:p>
        </text:list-item>
        <text:list-item>
          <text:p text:style-name="P118"><text:span text:style-name="T4">из </text:span><text:span text:style-name="T53"></text:span><text:span text:style-name="T52"></text:span>P<text:span text:style-name="T52"></text:span><text:span text:style-name="T30"></text:span><text:span text:style-name="T12">1</text:span><text:span text:style-name="T66"></text:span><text:span text:style-name="T4"> и </text:span><text:span text:style-name="T53"></text:span><text:span text:style-name="T52"></text:span>P<text:span text:style-name="T52"></text:span><text:span text:style-name="T30"></text:span><text:span text:style-name="T12">2</text:span><text:span text:style-name="T66"></text:span><text:span text:style-name="T4"> следует </text:span><text:span text:style-name="T53"></text:span><text:span text:style-name="T52"></text:span>P<text:span text:style-name="T52"></text:span><text:span text:style-name="T30"></text:span><text:span text:style-name="T12">1</text:span> <text:span text:style-name="T30">∧</text:span> <text:span text:style-name="T30"></text:span><text:span text:style-name="T12">2</text:span><text:span text:style-name="T66">.</text:span></text:p>
        </text:list-item>
      </text:list>
      <text:h text:style-name="P95" text:outline-level="3">Верификация программы целочисленного деления</text:h>
      <text:p text:style-name="P5">В дальнейшем мы сформулируем методы доказательства полной корректности программ в общем случае, но сначала обратимся к примеру.</text:p>
      <text:p text:style-name="P5">Для этого вернемся к программе целочисленного деления, блок-схема которой <text:s/>представлена на рисунке <text:reference-ref text:reference-format="text" text:ref-name="Рисунок: блок-схема деления">2</text:reference-ref> (далее она будет обозначаться как P<text:span text:style-name="T13">div</text:span>). Мы докажем ее полную корректность относительно спецификации, заданной следующими предикатами:</text:p>
      <text:p text:style-name="P5"><text:span text:style-name="T52"></text:span> <text:span text:style-name="T30"></text:span> (<text:span text:style-name="T4">x</text:span><text:span text:style-name="T21">1</text:span> <text:span text:style-name="T30"></text:span> 0) <text:span text:style-name="T30">∧</text:span> (<text:span text:style-name="T4">x</text:span><text:span text:style-name="T21">2</text:span> &gt; 0)</text:p>
      <text:p text:style-name="P5"><text:span text:style-name="T30"></text:span> <text:span text:style-name="T30"></text:span> (<text:span text:style-name="T4">x</text:span><text:span text:style-name="T21">1</text:span> = <text:span text:style-name="T4">z</text:span><text:span text:style-name="T21">1</text:span><text:span text:style-name="T4">x</text:span><text:span text:style-name="T21">2</text:span> + <text:span text:style-name="T4">z</text:span><text:span text:style-name="T21">2</text:span>) <text:span text:style-name="T30">∧</text:span> (0 <text:span text:style-name="T30"></text:span> <text:span text:style-name="T4">z</text:span><text:span text:style-name="T21">2</text:span> &lt; <text:span text:style-name="T4">x</text:span><text:span text:style-name="T21">2</text:span>)</text:p>
      <text:p text:style-name="P5">Входной предикат спецификации утверждает, что нас будет ин­тересовать поведение программы только на неотрицательных значе­ниях переменной <text:span text:style-name="T4">x</text:span><text:span text:style-name="T21">1</text:span> и положительных значениях переменной <text:span text:style-name="T4">x</text:span><text:span text:style-name="T21">2</text:span>. <text:soft-page-break/>Выходной предикат определяет, что значения выходных перемен­ных программы должно удовлетворять определению целочисленно­го деления с остатком.</text:p>
      <text:p text:style-name="P5">Доказательство полной корректности будет разбито на два эта­па. Сначала мы докажем, что программа является частично кор­ректной относительно входного предиката <text:s/><text:span text:style-name="T52"></text:span><text:span text:style-name="T12">0 </text:span><text:span text:style-name="T30"> </text:span>(<text:span text:style-name="T4">x</text:span><text:span text:style-name="T21">1 </text:span><text:span text:style-name="T30"> </text:span>0) <text:span text:style-name="T30">∧</text:span> (<text:span text:style-name="T4">x</text:span><text:span text:style-name="T21">2 </text:span><text:span text:style-name="T30"> </text:span>0) и выходного предиката <text:span text:style-name="T30"></text:span>. А затем мы докажем завершаемость про­граммы на <text:span text:style-name="T52"></text:span>. Из этого, по леммам 2 и 3, будет следовать требуемое утверждение.</text:p>
      <text:p text:style-name="P5">Заметим, что входной предикат <text:span text:style-name="T52"></text:span><text:span text:style-name="T12">0</text:span>, используемый при доказа­тельстве частичной корректности, является более слабым, чем <text:span text:style-name="T52"></text:span><text:span text:style-name="T12">. </text:span>Это связано с тем, что при значении входной переменной <text:span text:style-name="T4">x</text:span><text:span text:style-name="T13">2</text:span> рав­ном 0, программа является частично корректной, но не завершает­ся.</text:p>
      <text:p text:style-name="P5"><text:span text:style-name="T6">Частичная корректность.</text:span> <text:s/>Поставим в соответствие начально­му оператору блок-схемы входной предикат <text:span text:style-name="T52"></text:span><text:span text:style-name="T12">0</text:span>, завершающему опе­ратору – выходной предикат <text:span text:style-name="T30"></text:span>, а ребру между оператором соедине­ния и условным оператором – промежуточный предикат p, задавае­мый формулой p(<text:span text:style-name="T4">x</text:span><text:span text:style-name="T21">1</text:span>,<text:span text:style-name="T4"> </text:span><text:span text:style-name="T4">x</text:span><text:span text:style-name="T21">2</text:span>,<text:span text:style-name="T4"> </text:span><text:span text:style-name="T4">y</text:span><text:span text:style-name="T21">1</text:span>,<text:span text:style-name="T4"> </text:span><text:span text:style-name="T4">y</text:span><text:span text:style-name="T21">2</text:span>) <text:span text:style-name="T30"></text:span> (<text:span text:style-name="T4">x</text:span><text:span text:style-name="T21">1</text:span> = <text:span text:style-name="T4">y</text:span><text:span text:style-name="T21">1</text:span><text:span text:style-name="T4">x</text:span><text:span text:style-name="T21">2</text:span> + <text:span text:style-name="T4">y</text:span><text:span text:style-name="T21">2</text:span>) <text:span text:style-name="T30">∧</text:span> (<text:span text:style-name="T4">y</text:span><text:span text:style-name="T21">2</text:span> <text:span text:style-name="T30"></text:span> 0). Это ре­бро на рисунке <text:reference-ref text:reference-format="text" text:ref-name="Рисунок: деление с инвариантами">3</text:reference-ref> обозначено буквой B.</text:p>
      <text:p text:style-name="P64">1. Рассмотрим путь от начального оператора программы до ре­бра B. После выполнения начального оператора переменные при­нимают следующие значения: </text:p>
      <table:table table:name="Table1" table:style-name="Table1">
        <table:table-column table:style-name="Table1.A"/>
        <table:table-column table:style-name="Table1.B"/>
        <table:table-row table:style-name="Table1.1">
          <table:table-cell table:style-name="Table1.A1" office:value-type="string">
            <text:p text:style-name="P41"><text:span text:style-name="T4">x</text:span><text:span text:style-name="T13">1</text:span></text:p>
          </table:table-cell>
          <table:table-cell table:style-name="Table1.B1" office:value-type="string">
            <text:p text:style-name="P41"><text:span text:style-name="T4">x</text:span><text:span text:style-name="T13">1</text:span></text:p>
          </table:table-cell>
        </table:table-row>
        <table:table-row table:style-name="Table1.1">
          <table:table-cell table:style-name="Table1.A2" office:value-type="string">
            <text:p text:style-name="P41"><text:span text:style-name="T4">x</text:span><text:span text:style-name="T13">2</text:span></text:p>
          </table:table-cell>
          <table:table-cell table:style-name="Table1.B2" office:value-type="string">
            <text:p text:style-name="P41"><text:span text:style-name="T4">x</text:span><text:span text:style-name="T13">2</text:span></text:p>
          </table:table-cell>
        </table:table-row>
        <table:table-row table:style-name="Table1.3">
          <table:table-cell table:style-name="Table1.A2" office:value-type="string">
            <text:p text:style-name="P41"><text:span text:style-name="T4">y</text:span><text:span text:style-name="T13">1</text:span></text:p>
          </table:table-cell>
          <table:table-cell table:style-name="Table1.B2" office:value-type="string">
            <text:p text:style-name="P41">0</text:p>
          </table:table-cell>
        </table:table-row>
        <table:table-row table:style-name="Table1.4">
          <table:table-cell table:style-name="Table1.A2" office:value-type="string">
            <text:p text:style-name="P34"><text:span text:style-name="T4">y</text:span><text:span text:style-name="T13">2</text:span></text:p>
          </table:table-cell>
          <table:table-cell table:style-name="Table1.B2" office:value-type="string">
            <text:p text:style-name="P34"><text:span text:style-name="T4">x</text:span><text:span text:style-name="T13">1</text:span></text:p>
          </table:table-cell>
        </table:table-row>
      </table:table>
      <text:p text:style-name="P65"><text:soft-page-break/>Таким образом, p(<text:span text:style-name="T4">x</text:span><text:span text:style-name="T21">1</text:span>,<text:span text:style-name="T4"> </text:span><text:span text:style-name="T4">x</text:span><text:span text:style-name="T21">2</text:span>,<text:span text:style-name="T4"> </text:span><text:span text:style-name="T4">y</text:span><text:span text:style-name="T21">1</text:span><text:span text:style-name="T4">, </text:span><text:span text:style-name="T4">y</text:span><text:span text:style-name="T21">2</text:span>) <text:span text:style-name="T30"></text:span> (<text:span text:style-name="T4">x</text:span><text:span text:style-name="T21">1</text:span> = <text:span text:style-name="T4">y</text:span><text:span text:style-name="T21">1</text:span><text:span text:style-name="T4">x</text:span><text:span text:style-name="T21">2</text:span> + <text:span text:style-name="T4">y</text:span><text:span text:style-name="T21">2</text:span>) <text:span text:style-name="T52">∧</text:span> (<text:span text:style-name="T4">y</text:span><text:span text:style-name="T21">2</text:span> <text:span text:style-name="T30"></text:span> 0) <text:span text:style-name="T30"></text:span> (<text:span text:style-name="T4">x</text:span><text:span text:style-name="T13">1</text:span> = 0<text:span text:style-name="T30"></text:span><text:span text:style-name="T4">x</text:span><text:span text:style-name="T13">2</text:span> + <text:span text:style-name="T4">x</text:span><text:span text:style-name="T13">1</text:span>) <text:span text:style-name="T52">∧</text:span> (<text:span text:style-name="T4">x</text:span><text:span text:style-name="T13">1</text:span> <text:span text:style-name="T30"></text:span> 0) <text:span text:style-name="T30"></text:span> (<text:span text:style-name="T4">x</text:span><text:span text:style-name="T13">1</text:span> <text:span text:style-name="T30"></text:span> 0). А последнее неравенство является истинным в предположении, что выполнено предусловие програм­мы <text:span text:style-name="T52"></text:span><text:span text:style-name="T12">0</text:span> <text:span text:style-name="T30"></text:span> (<text:span text:style-name="T4">x</text:span><text:span text:style-name="T13">1</text:span> <text:span text:style-name="T30"></text:span> 0) <text:span text:style-name="T52">∧</text:span> (<text:span text:style-name="T4">x</text:span><text:span text:style-name="T13">2</text:span> <text:span text:style-name="T30"></text:span> 0). То есть: <text:span text:style-name="T52"></text:span><text:span text:style-name="T12">0</text:span> <text:span text:style-name="T30"></text:span> (<text:span text:style-name="T4">x</text:span><text:span text:style-name="T13">1</text:span> <text:span text:style-name="T30"></text:span> 0).</text:p>
      <text:p text:style-name="P5">2. Предположим, что предикат p истинен в точке B и рассмот­рим путь B-D-B. </text:p>
      <text:p text:style-name="P5">После выполнения условного оператора значения переменных не изменяются, то есть в точке D предикат p также будет истинен, а так как точка D лежит на ребре, помеченном символом T, то в точке D будет истинно следующее утверждение:</text:p>
      <text:p text:style-name="P5">(<text:span text:style-name="T4">x</text:span><text:span text:style-name="T13">1</text:span> = <text:span text:style-name="T4">y</text:span><text:span text:style-name="T13">1</text:span><text:span text:style-name="T4">x</text:span><text:span text:style-name="T13">2</text:span> + <text:span text:style-name="T4">y</text:span><text:span text:style-name="T13">2</text:span>) <text:span text:style-name="T30">∧</text:span> (<text:span text:style-name="T4">y</text:span><text:span text:style-name="T13">2</text:span> <text:span text:style-name="T30"></text:span> 0) <text:span text:style-name="T52">∧</text:span> (<text:span text:style-name="T4">y</text:span><text:span text:style-name="T13">2</text:span> <text:span text:style-name="T30"></text:span> <text:span text:style-name="T4">x</text:span><text:span text:style-name="T13">2</text:span>)</text:p>
      <text:p text:style-name="P5"><draw:frame draw:style-name="fr3" draw:name="Врезка21" text:anchor-type="char" svg:x="0.829cm" svg:y="0.143cm" svg:width="13.563cm" draw:z-index="11"><draw:text-box fo:min-height="8.257cm"><text:p text:style-name="P71"><draw:g text:anchor-type="paragraph" draw:z-index="12" draw:style-name="gr10"><draw:g draw:style-name="gr2"><draw:g draw:style-name="gr2"><draw:g draw:style-name="gr2"><draw:custom-shape draw:style-name="gr5" draw:text-style-name="P158" svg:width="4.1cm" svg:height="1.588cm" svg:x="3.228cm" svg:y="0.84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797cm" svg:height="1.472cm" svg:x="3.38cm" svg:y="0.903cm"><draw:text-box><text:p text:style-name="P157"><text:span text:style-name="T214">START:</text:span></text:p><text:p text:style-name="P157"><text:span text:style-name="T214">( </text:span><text:span text:style-name="T212">y</text:span><text:span text:style-name="T217">1</text:span><text:span text:style-name="T212">, y</text:span><text:span text:style-name="T217">2</text:span><text:span text:style-name="T212"> </text:span><text:span text:style-name="T214">) </text:span><text:span text:style-name="T215"></text:span><text:span text:style-name="T214"> </text:span><text:span text:style-name="T212">( 0, x</text:span><text:span text:style-name="T217">1</text:span><text:span text:style-name="T212"> )</text:span></text:p></draw:text-box></draw:frame></draw:g><draw:line draw:style-name="gr5" draw:text-style-name="P156" svg:x1="5.278cm" svg:y1="2.431cm" svg:x2="5.278cm" svg:y2="3.384cm"><text:p/></draw:line><draw:line draw:style-name="gr3" draw:text-style-name="P156" svg:x1="5.278cm" svg:y1="3.373cm" svg:x2="5.278cm" svg:y2="4.324cm"><text:p/></draw:line><draw:g draw:style-name="gr2"><draw:custom-shape draw:style-name="gr5" draw:text-style-name="P158" svg:width="3.493cm" svg:height="0.953cm" svg:x="3.537cm" svg:y="4.35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236cm" svg:height="0.883cm" svg:x="3.666cm" svg:y="4.392cm"><draw:text-box><text:p text:style-name="P157"><text:span text:style-name="T212">y</text:span><text:span text:style-name="T217">2</text:span><text:span text:style-name="T214"> </text:span><text:span text:style-name="T218"></text:span><text:span text:style-name="T214"> </text:span><text:span text:style-name="T212">x</text:span><text:span text:style-name="T217">2</text:span></text:p></draw:text-box></draw:frame></draw:g><draw:line draw:style-name="gr5" draw:text-style-name="P156" svg:x1="7.038cm" svg:y1="4.831cm" svg:x2="7.788cm" svg:y2="4.831cm"><text:p/></draw:line><draw:line draw:style-name="gr5" draw:text-style-name="P156" svg:x1="2.78cm" svg:y1="4.831cm" svg:x2="3.53cm" svg:y2="4.831cm"><text:p/></draw:line><draw:line draw:style-name="gr3" draw:text-style-name="P156" svg:x1="2.773cm" svg:y1="4.831cm" svg:x2="2.773cm" svg:y2="5.784cm"><text:p/></draw:line><draw:line draw:style-name="gr3" draw:text-style-name="P156" svg:x1="7.788cm" svg:y1="4.831cm" svg:x2="7.788cm" svg:y2="5.784cm"><text:p/></draw:line><draw:frame draw:style-name="gr4" draw:text-style-name="P157" svg:width="0.953cm" svg:height="0.636cm" svg:x="7.082cm" svg:y="4.198cm"><draw:text-box><text:p text:style-name="P157"><text:span text:style-name="T214">F</text:span></text:p></draw:text-box></draw:frame><draw:frame draw:style-name="gr4" draw:text-style-name="P157" svg:width="0.953cm" svg:height="0.636cm" svg:x="2.532cm" svg:y="4.198cm"><draw:text-box><text:p text:style-name="P157"><text:span text:style-name="T214">T</text:span></text:p></draw:text-box></draw:frame><draw:frame draw:style-name="gr8" draw:text-style-name="P157" svg:width="5cm" svg:height="0.953cm" svg:x="0.274cm" svg:y="5.823cm"><draw:text-box><text:p text:style-name="P157"><text:span text:style-name="T214">( </text:span><text:span text:style-name="T212">y</text:span><text:span text:style-name="T217">1</text:span><text:span text:style-name="T212">, y</text:span><text:span text:style-name="T217">2</text:span><text:span text:style-name="T214"> ) </text:span><text:span text:style-name="T215"></text:span><text:span text:style-name="T214"> </text:span><text:span text:style-name="T212">( y</text:span><text:span text:style-name="T217">1</text:span><text:span text:style-name="T212">+</text:span><text:span text:style-name="T214">1</text:span><text:span text:style-name="T212">, y</text:span><text:span text:style-name="T217">2</text:span><text:span text:style-name="T212">- x</text:span><text:span text:style-name="T217">2</text:span><text:span text:style-name="T212"> )</text:span></text:p></draw:text-box></draw:frame><draw:line draw:style-name="gr5" draw:text-style-name="P156" svg:x1="2.773cm" svg:y1="6.772cm" svg:x2="2.773cm" svg:y2="7.723cm"><text:p/></draw:line><draw:line draw:style-name="gr5" draw:text-style-name="P156" svg:x1="2.778cm" svg:y1="7.728cm" svg:x2="0.009cm" svg:y2="7.728cm"><text:p/></draw:line><draw:line draw:style-name="gr5" draw:text-style-name="P156" svg:x1="0.009cm" svg:y1="7.728cm" svg:x2="0.009cm" svg:y2="3.283cm"><text:p/></draw:line><draw:line draw:style-name="gr3" draw:text-style-name="P156" svg:x1="0.004cm" svg:y1="3.283cm" svg:x2="5.283cm" svg:y2="3.283cm"><text:p/></draw:line><draw:g draw:style-name="gr2"><draw:custom-shape draw:style-name="gr5" draw:text-style-name="P158" svg:width="4.1cm" svg:height="1.318cm" svg:x="5.742cm" svg:y="5.82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797cm" svg:height="1.223cm" svg:x="5.894cm" svg:y="5.867cm"><draw:text-box><text:p text:style-name="P161"><text:span text:style-name="T214">HALT:</text:span><text:span text:style-name="T214"><text:line-break/></text:span><text:span text:style-name="T214">( </text:span><text:span text:style-name="T212">z</text:span><text:span text:style-name="T217">1</text:span><text:span text:style-name="T212">, z</text:span><text:span text:style-name="T217">2</text:span><text:span text:style-name="T214"> ) </text:span><text:span text:style-name="T215"></text:span><text:span text:style-name="T214"> </text:span><text:span text:style-name="T212">( y</text:span><text:span text:style-name="T217">1</text:span><text:span text:style-name="T212">, y</text:span><text:span text:style-name="T217">2</text:span><text:span text:style-name="T212"> )</text:span></text:p></draw:text-box></draw:frame></draw:g><draw:line draw:style-name="gr11" draw:text-style-name="P156" svg:x1="5.267cm" svg:y1="3.687cm" svg:x2="7.766cm" svg:y2="3.687cm"><text:p/></draw:line><draw:frame draw:style-name="gr4" draw:text-style-name="P157" svg:width="0.953cm" svg:height="0.636cm" svg:x="4.437cm" svg:y="3.369cm"><draw:text-box><text:p text:style-name="P157"><text:span text:style-name="T214">B</text:span></text:p></draw:text-box></draw:frame><draw:frame draw:style-name="gr4" draw:text-style-name="P157" svg:width="6.033cm" svg:height="0.953cm" svg:x="3.396cm" svg:y="0cm"><draw:text-box><text:p><text:span text:style-name="T214">A: </text:span><text:span text:style-name="T219"></text:span><text:span text:style-name="T220">0</text:span><text:span text:style-name="T214">(</text:span><text:span text:style-name="T212"> x</text:span><text:span text:style-name="T217">1</text:span><text:span text:style-name="T214">, </text:span><text:span text:style-name="T212">x</text:span><text:span text:style-name="T217">2</text:span><text:span text:style-name="T214"> ) </text:span><text:span text:style-name="T218"></text:span><text:span text:style-name="T214"> (</text:span><text:span text:style-name="T212">x</text:span><text:span text:style-name="T217">1</text:span><text:span text:style-name="T214"> </text:span><text:span text:style-name="T218"></text:span><text:span text:style-name="T214"> 0) </text:span><text:span text:style-name="T218"></text:span><text:span text:style-name="T214"> (</text:span><text:span text:style-name="T212">x</text:span><text:span text:style-name="T217">2</text:span><text:span text:style-name="T214"> </text:span><text:span text:style-name="T218"></text:span><text:span text:style-name="T214"> 0)</text:span></text:p><text:p text:style-name="P160"><text:span text:style-name="T214"/></text:p></draw:text-box></draw:frame><draw:frame draw:style-name="gr4" draw:text-style-name="P157" svg:width="9.208cm" svg:height="0.953cm" svg:x="4.348cm" svg:y="7.303cm"><draw:text-box><text:p text:style-name="P157"><text:span text:style-name="T210">С: </text:span><text:span text:style-name="T215"></text:span><text:span text:style-name="T210">(</text:span><text:span text:style-name="T221"> </text:span><text:span text:style-name="T212">x</text:span><text:span text:style-name="T222">1</text:span><text:span text:style-name="T210">, </text:span><text:span text:style-name="T212">x</text:span><text:span text:style-name="T222">2</text:span><text:span text:style-name="T210">, </text:span><text:span text:style-name="T212">z</text:span><text:span text:style-name="T222">1</text:span><text:span text:style-name="T210">, </text:span><text:span text:style-name="T221">z</text:span><text:span text:style-name="T222">2</text:span><text:span text:style-name="T210"> ) </text:span><text:span text:style-name="T218"></text:span><text:span text:style-name="T210"> (</text:span><text:span text:style-name="T212">x</text:span><text:span text:style-name="T222">1</text:span><text:span text:style-name="T210"> = </text:span><text:span text:style-name="T212">z</text:span><text:span text:style-name="T222">1</text:span><text:span text:style-name="T212">x</text:span><text:span text:style-name="T222">2</text:span><text:span text:style-name="T210"> + </text:span><text:span text:style-name="T212">z</text:span><text:span text:style-name="T222">2</text:span><text:span text:style-name="T210">) </text:span><text:span text:style-name="T218"></text:span><text:span text:style-name="T210"> (0 </text:span><text:span text:style-name="T218"></text:span><text:span text:style-name="T210"> </text:span><text:span text:style-name="T212">z</text:span><text:span text:style-name="T222">2</text:span><text:span text:style-name="T210"> &lt; </text:span><text:span text:style-name="T212">x</text:span><text:span text:style-name="T222">2</text:span><text:span text:style-name="T210">)</text:span></text:p><text:p text:style-name="P160"><text:span text:style-name="T210"/></text:p></draw:text-box></draw:frame><draw:frame draw:style-name="gr4" draw:text-style-name="P162" svg:width="5.181cm" svg:height="1.588cm" svg:x="7.839cm" svg:y="2.893cm"><draw:text-box><text:p text:style-name="P162"><text:span text:style-name="T212"><text:s/></text:span><text:span text:style-name="T212">p</text:span><text:span text:style-name="T214">(</text:span><text:span text:style-name="T212"> x</text:span><text:span text:style-name="T217">1</text:span><text:span text:style-name="T214">, </text:span><text:span text:style-name="T212">x</text:span><text:span text:style-name="T217">2</text:span><text:span text:style-name="T214">, </text:span><text:span text:style-name="T212">y</text:span><text:span text:style-name="T217">1</text:span><text:span text:style-name="T214">, </text:span><text:span text:style-name="T212">y</text:span><text:span text:style-name="T217">2</text:span><text:span text:style-name="T214"> ) </text:span><text:span text:style-name="T218"></text:span></text:p><text:p text:style-name="P159"><text:span text:style-name="T214"><text:s/></text:span><text:span text:style-name="T214">(</text:span><text:span text:style-name="T212">x</text:span><text:span text:style-name="T217">1</text:span><text:span text:style-name="T214"> = </text:span><text:span text:style-name="T212">y</text:span><text:span text:style-name="T217">1</text:span><text:span text:style-name="T212">x</text:span><text:span text:style-name="T217">2</text:span><text:span text:style-name="T214"> + </text:span><text:span text:style-name="T212">y</text:span><text:span text:style-name="T217">2</text:span><text:span text:style-name="T214">) </text:span><text:span text:style-name="T223">∧</text:span><text:span text:style-name="T214"> (</text:span><text:span text:style-name="T212">y</text:span><text:span text:style-name="T217">2</text:span><text:span text:style-name="T214"> </text:span><text:span text:style-name="T218"></text:span><text:span text:style-name="T214"> 0)</text:span></text:p></draw:text-box></draw:frame></draw:g></draw:g><draw:frame draw:style-name="gr4" draw:text-style-name="P157" svg:width="0.653cm" svg:height="0.636cm" svg:x="1.99cm" svg:y="4.763cm"><draw:text-box><text:p text:style-name="P157"><text:span text:style-name="T214">D</text:span></text:p></draw:text-box></draw:frame><draw:line draw:style-name="gr12" draw:text-style-name="P156" svg:x1="2.66cm" svg:y1="5.098cm" svg:x2="2.761cm" svg:y2="5.098cm"><text:p/></draw:line><draw:line draw:style-name="gr12" draw:text-style-name="P156" svg:x1="7.673cm" svg:y1="5.075cm" svg:x2="7.774cm" svg:y2="5.075cm"><text:p/></draw:line><draw:frame draw:style-name="gr4" draw:text-style-name="P157" svg:width="0.653cm" svg:height="0.636cm" svg:x="7.973cm" svg:y="4.759cm"><draw:text-box><text:p text:style-name="P157"><text:span text:style-name="T214">E</text:span></text:p></draw:text-box></draw:frame></draw:g>Рисунок <text:reference-mark-start text:name="Рисунок: деление с инвариантами"/><text:sequence text:ref-name="refDrawing2" text:name="Drawing" text:formula="ooow:Drawing+1" style:num-format="1">3</text:sequence><text:reference-mark-end text:name="Рисунок: деление с инвариантами"/>. Блок-схема целочисленного деления и её предикаты</text:p></draw:text-box></draw:frame>Докажем, что после выполнения последующего оператора присваивания предикат p также будет истинен:</text:p>
      <text:p text:style-name="P5">D: <text:s/>(<text:span text:style-name="T4">x</text:span><text:span text:style-name="T13">1</text:span> <text:span text:style-name="T30"></text:span> <text:span text:style-name="T4">y</text:span><text:span text:style-name="T13">1</text:span><text:span text:style-name="T4">x</text:span><text:span text:style-name="T13">2</text:span> + <text:span text:style-name="T4">y</text:span><text:span text:style-name="T13">2</text:span>) <text:span text:style-name="T30">∧</text:span> (<text:span text:style-name="T4">y</text:span><text:span text:style-name="T13">2</text:span> <text:span text:style-name="T30"></text:span> 0) <text:span text:style-name="T30">∧</text:span> (<text:span text:style-name="T4">y</text:span><text:span text:style-name="T13">2</text:span> <text:span text:style-name="T30"></text:span> <text:span text:style-name="T4">x</text:span><text:span text:style-name="T13">2</text:span>)</text:p>
      <text:p text:style-name="P5">B: <text:s/>p( <text:span text:style-name="T4">x</text:span><text:span text:style-name="T13">1</text:span>,<text:span text:style-name="T4"> x</text:span><text:span text:style-name="T13">2</text:span>,<text:span text:style-name="T4"> y</text:span><text:span text:style-name="T13">1</text:span> + 1,<text:span text:style-name="T4"> y</text:span><text:span text:style-name="T13">2</text:span> <text:span text:style-name="T30"></text:span> <text:span text:style-name="T4">x</text:span><text:span text:style-name="T13">2</text:span> ) <text:span text:style-name="T30"></text:span> (<text:span text:style-name="T4">x</text:span><text:span text:style-name="T13">1</text:span> <text:span text:style-name="T30"></text:span> (<text:span text:style-name="T4">y</text:span><text:span text:style-name="T13">1</text:span><text:span text:style-name="T4">+</text:span>1)<text:span text:style-name="T30"></text:span><text:span text:style-name="T4">x</text:span><text:span text:style-name="T13">2</text:span> + <text:span text:style-name="T4">y</text:span><text:span text:style-name="T13">2</text:span> <text:span text:style-name="T30"></text:span> <text:span text:style-name="T4">x</text:span><text:span text:style-name="T13">2</text:span>) <text:span text:style-name="T30">∧</text:span> (<text:span text:style-name="T4">y</text:span><text:span text:style-name="T13">2 </text:span><text:span text:style-name="T30"> </text:span><text:span text:style-name="T4">x</text:span><text:span text:style-name="T13">2 </text:span><text:span text:style-name="T30"> </text:span>0)</text:p>
      <text:p text:style-name="P5">поэтому нужно показать, что истинно следующее утверждение:</text:p>
      <text:p text:style-name="P66"><text:soft-page-break/>(<text:span text:style-name="T4">x</text:span><text:span text:style-name="T13">1</text:span> <text:span text:style-name="T30"></text:span> <text:span text:style-name="T4">y</text:span><text:span text:style-name="T13">1</text:span><text:span text:style-name="T4">x</text:span><text:span text:style-name="T13">2</text:span> + <text:span text:style-name="T4">y</text:span><text:span text:style-name="T13">2</text:span>) <text:span text:style-name="T30">∧</text:span> (<text:span text:style-name="T4">y</text:span><text:span text:style-name="T13">2</text:span> <text:span text:style-name="T30"></text:span> 0) <text:span text:style-name="T30">∧</text:span> (<text:span text:style-name="T4">y</text:span><text:span text:style-name="T13">2</text:span> <text:span text:style-name="T30"></text:span> <text:span text:style-name="T4">x</text:span><text:span text:style-name="T13">2</text:span>) <text:span text:style-name="T30"></text:span> (<text:span text:style-name="T4">x</text:span><text:span text:style-name="T13">1</text:span> <text:span text:style-name="T30"></text:span> (<text:span text:style-name="T4">y</text:span><text:span text:style-name="T13">1</text:span><text:span text:style-name="T4">+</text:span>1)<text:span text:style-name="T30"></text:span><text:span text:style-name="T4">x</text:span><text:span text:style-name="T13">2</text:span> + <text:span text:style-name="T4">y</text:span><text:span text:style-name="T13">2</text:span> <text:span text:style-name="T30"> </text:span><text:span text:style-name="T4">x</text:span><text:span text:style-name="T13">2</text:span>) <text:span text:style-name="T30">∧</text:span> (<text:span text:style-name="T4">y</text:span><text:span text:style-name="T13">2</text:span> <text:span text:style-name="T30"></text:span> <text:span text:style-name="T4">x</text:span><text:span text:style-name="T13">2</text:span> <text:span text:style-name="T30"></text:span> 0)</text:p>
      <text:p text:style-name="P66">(<text:span text:style-name="T4">x</text:span><text:span text:style-name="T13">1</text:span> <text:span text:style-name="T30"></text:span> <text:span text:style-name="T4">y</text:span><text:span text:style-name="T13">1</text:span><text:span text:style-name="T4">x</text:span><text:span text:style-name="T13">2</text:span> + <text:span text:style-name="T4">y</text:span><text:span text:style-name="T13">2</text:span>) <text:span text:style-name="T30">∧</text:span> (<text:span text:style-name="T4">y</text:span><text:span text:style-name="T13">2</text:span> <text:span text:style-name="T30"></text:span> 0) <text:span text:style-name="T30">∧</text:span> (<text:span text:style-name="T4">y</text:span><text:span text:style-name="T13">2</text:span> <text:span text:style-name="T30"></text:span> <text:span text:style-name="T4">x</text:span><text:span text:style-name="T13">2</text:span>) <text:span text:style-name="T30"></text:span> (<text:span text:style-name="T4">x</text:span><text:span text:style-name="T13">1</text:span> <text:span text:style-name="T30"></text:span> <text:span text:style-name="T4">y</text:span><text:span text:style-name="T13">1</text:span><text:span text:style-name="T30"></text:span><text:span text:style-name="T4">x</text:span><text:span text:style-name="T13">2</text:span> + <text:span text:style-name="T4">y</text:span><text:span text:style-name="T13">2</text:span>) <text:span text:style-name="T30">∧</text:span> (<text:span text:style-name="T4">y</text:span><text:span text:style-name="T13">2</text:span> <text:span text:style-name="T30"></text:span> <text:span text:style-name="T4">x</text:span><text:span text:style-name="T13">2</text:span> <text:span text:style-name="T30"></text:span> 0)</text:p>
      <text:p text:style-name="P66">T</text:p>
      <text:p text:style-name="P5">3. И в завершении рассмотрим последний путь: от точки B до завершающего оператора.</text:p>
      <text:p text:style-name="P5">Предположим, что в точке B истинен предикат p. Тогда при попадании в точку E будет истинно следующее утверждение:</text:p>
      <text:p text:style-name="P63">(<text:span text:style-name="T4">x</text:span><text:span text:style-name="T13">1</text:span> = <text:span text:style-name="T4">y</text:span><text:span text:style-name="T13">1</text:span><text:span text:style-name="T4">x</text:span><text:span text:style-name="T13">2</text:span> + <text:span text:style-name="T4">y</text:span><text:span text:style-name="T13">2</text:span>) <text:span text:style-name="T52">∧</text:span> (<text:span text:style-name="T4">y</text:span><text:span text:style-name="T13">2</text:span> <text:span text:style-name="T30"></text:span> 0) <text:span text:style-name="T52">∧</text:span> (<text:span text:style-name="T4">y</text:span><text:span text:style-name="T13">2</text:span> &lt; <text:span text:style-name="T4">x</text:span><text:span text:style-name="T13">2</text:span>)</text:p>
      <text:p text:style-name="P5">Докажем, что после завершающего оператора будет истинен выходной предикат <text:span text:style-name="T30"></text:span>:</text:p>
      <text:p text:style-name="P5">E: <text:s/>(<text:span text:style-name="T4">x</text:span><text:span text:style-name="T13">1</text:span> = <text:span text:style-name="T4">y</text:span><text:span text:style-name="T13">1</text:span><text:span text:style-name="T4">x</text:span><text:span text:style-name="T13">2</text:span> + <text:span text:style-name="T4">y</text:span><text:span text:style-name="T13">2</text:span>) <text:span text:style-name="T52">∧</text:span> (<text:span text:style-name="T4">y</text:span><text:span text:style-name="T13">2</text:span> <text:span text:style-name="T30"></text:span> 0) <text:span text:style-name="T52">∧</text:span> (<text:span text:style-name="T4">y</text:span><text:span text:style-name="T13">2</text:span> &lt; <text:span text:style-name="T4">x</text:span><text:span text:style-name="T13">2</text:span>)</text:p>
      <text:p text:style-name="P5">C: <text:s/><text:span text:style-name="T30"></text:span>(<text:span text:style-name="T4"> x</text:span><text:span text:style-name="T13">1</text:span>, <text:span text:style-name="T4">x</text:span><text:span text:style-name="T13">2</text:span>, <text:span text:style-name="T4">y</text:span><text:span text:style-name="T13">1</text:span>, <text:span text:style-name="T4">y</text:span><text:span text:style-name="T13">2</text:span> ) <text:span text:style-name="T30"></text:span> (<text:span text:style-name="T4">x</text:span><text:span text:style-name="T13">1</text:span> = <text:span text:style-name="T4">y</text:span><text:span text:style-name="T13">1</text:span><text:span text:style-name="T4">x</text:span><text:span text:style-name="T13">2</text:span> + <text:span text:style-name="T4">y</text:span><text:span text:style-name="T13">2</text:span>) <text:span text:style-name="T52">∧</text:span> (0 <text:span text:style-name="T30"></text:span> <text:span text:style-name="T4">y</text:span><text:span text:style-name="T13">2</text:span> &lt; <text:span text:style-name="T4">x</text:span><text:span text:style-name="T13">2</text:span>)</text:p>
      <text:p text:style-name="P5">для этого необходимо показать, что истинно следующее утверждение:</text:p>
      <text:p text:style-name="P66">(<text:span text:style-name="T4">x</text:span><text:span text:style-name="T13">1</text:span> = <text:span text:style-name="T4">y</text:span><text:span text:style-name="T13">1</text:span><text:span text:style-name="T4">x</text:span><text:span text:style-name="T13">2</text:span> + <text:span text:style-name="T4">y</text:span><text:span text:style-name="T13">2</text:span>) <text:span text:style-name="T52">∧</text:span> (<text:span text:style-name="T4">y</text:span><text:span text:style-name="T13">2</text:span> <text:span text:style-name="T30"></text:span> 0) <text:span text:style-name="T52">∧</text:span> (<text:span text:style-name="T4">y</text:span><text:span text:style-name="T13">2</text:span> &lt; <text:span text:style-name="T4">x</text:span><text:span text:style-name="T13">2</text:span>) <text:span text:style-name="T30"></text:span> (<text:span text:style-name="T4">x</text:span><text:span text:style-name="T13">1</text:span> = <text:span text:style-name="T4">y</text:span><text:span text:style-name="T13">1</text:span><text:span text:style-name="T4">x</text:span><text:span text:style-name="T13">2</text:span> + <text:span text:style-name="T4">y</text:span><text:span text:style-name="T13">2</text:span>) <text:span text:style-name="T52">∧</text:span> (0 <text:span text:style-name="T30"></text:span> <text:span text:style-name="T4">y</text:span><text:span text:style-name="T13">2</text:span> &lt; <text:span text:style-name="T4">x</text:span><text:span text:style-name="T13">2</text:span>)</text:p>
      <text:p text:style-name="P66">T</text:p>
      <text:p text:style-name="P5">Из рассмотренных свойств программы следует, что для любого конечного вычисления программы целочисленного деления при значениях входных переменных, удовлетворяющих предусловию, значения выходных переменных будут удовлетворять постусловию. Или, другими словами, что программа целочисленного деления яв­ляется частично корректной относительно спецификации <text:span text:style-name="T30"></text:span><text:span text:style-name="T12">0 </text:span>= (<text:span text:style-name="T52"></text:span><text:span text:style-name="T12">0</text:span>, <text:span text:style-name="T30"></text:span>).</text:p>
      <text:p text:style-name="P5"/>
      <text:p text:style-name="P5"><text:soft-page-break/><text:span text:style-name="T6">Завершаемость.</text:span> До сих пор мы доказали корректность про­граммы только условно. Мы доказали, что если программа завер­шается, то ее результат удовлетворяет предъявляемым к нему тре­бованиям. Теперь докажем, что программа целочисленного деления действительно завершается при значениях входных переменных, удовлетворяющих входному предикату <text:span text:style-name="T52"></text:span>.</text:p>
      <text:p text:style-name="P5">Во время доказательства частичной корректности программы мы доказали, что если значения входных переменных удовлетворя­ют предикату <text:span text:style-name="T52"></text:span><text:span text:style-name="T12">0</text:span>, то при всяком прохождении точки B значения входных и промежуточных переменных будут удовлетворять следую­щему условию: (<text:span text:style-name="T4">x</text:span><text:span text:style-name="T13">1</text:span> = <text:span text:style-name="T4">y</text:span><text:span text:style-name="T13">1</text:span><text:span text:style-name="T4">x</text:span><text:span text:style-name="T13">2</text:span> + <text:span text:style-name="T4">y</text:span><text:span text:style-name="T13">2</text:span>) <text:span text:style-name="T52">∧</text:span> (<text:span text:style-name="T4">y</text:span><text:span text:style-name="T13">2</text:span> <text:span text:style-name="T30"></text:span> 0). Из этого следует, что если значения входных переменных удовлетворяют более силь­ному предикату <text:span text:style-name="T52"></text:span>, то при всяком прохождении точки B значение промежуточной переменной <text:span text:style-name="T4">y</text:span><text:span text:style-name="T13">2</text:span> будет неотрицательным. С другой стороны, значения входных переменных не изменяются в ходе вы­полнения программы, поэтому предикат <text:span text:style-name="T52"></text:span> является истинным в любой промежуточной точке. Отсюда следует, что в точке B будет выполнено следующее условие: (<text:span text:style-name="T4">y</text:span><text:span text:style-name="T13">2</text:span> <text:span text:style-name="T30"></text:span> 0) <text:span text:style-name="T52">∧</text:span> (<text:span text:style-name="T4">x</text:span><text:span text:style-name="T13">2</text:span> <text:span text:style-name="T30"></text:span> 0).</text:p>
      <text:p text:style-name="P5">Рассмотрим цикл B-D-B. После прохождения этого пути значе­ние переменной <text:span text:style-name="T4">y</text:span><text:span text:style-name="T13">2</text:span> уменьшится на положительную величину (<text:span text:style-name="T4">x</text:span><text:span text:style-name="T13">2</text:span>). С другой стороны, значение переменной <text:span text:style-name="T4">y</text:span><text:span text:style-name="T13">2</text:span> останется неотрицатель­ным. И так как не существует бесконечной убывающей последова­тельности неотрицательных целых чисел, то цикл B-D-B не может выполняться бесконечное число раз, если значения входных пере­менных программы удовлетворяли предикату <text:span text:style-name="T52"></text:span>. Следовательно, программа целочисленного деления завершается на входном предикате <text:span text:style-name="T52"></text:span>.</text:p>
      <text:p text:style-name="P5"><text:soft-page-break/>Мы доказали, что {<text:span text:style-name="T52"></text:span><text:span text:style-name="T12">0</text:span>}P<text:span text:style-name="T13">div</text:span>{<text:span text:style-name="T30"></text:span>} и <text:span text:style-name="T52"></text:span><text:span text:style-name="T52"></text:span>P<text:span text:style-name="T13">div</text:span><text:span text:style-name="T52"></text:span>T<text:span text:style-name="T52"></text:span>. Отсюда, по леммам 2 и 3, следует <text:span text:style-name="T52"></text:span><text:span text:style-name="T52"></text:span>P<text:span text:style-name="T13">div</text:span><text:span text:style-name="T52"></text:span><text:span text:style-name="T30"></text:span><text:span text:style-name="T52">, </text:span>то есть полная корректность программы цело­численного деления относительно <text:span text:style-name="T52"></text:span> и <text:span text:style-name="T30"></text:span>.</text:p>
      <text:h text:style-name="P95" text:outline-level="3">Задачи и упражнения</text:h>
      <text:h text:style-name="P79" text:outline-level="4">Для указанной ниже блок-схемы и каждой из спецификаций ответить на вопрос, является ли эта блок-схема частично корректной относительной этой спецификации, является ли эта блок-схема полностью корректной относительно той же спецификации. Множество переменных состоит из одной входной, двух промежуточных и одной выходной переменной V = {<text:span text:style-name="T4">x</text:span>, <text:span text:style-name="T4">y</text:span><text:span text:style-name="T12">1</text:span>, <text:span text:style-name="T4">y</text:span><text:span text:style-name="T12">2</text:span>, <text:span text:style-name="T4">z</text:span>}. Доменом всех переменных является множество целых чисел.</text:h>
      <text:p text:style-name="P33"><draw:frame draw:style-name="fr11" draw:name="Объект1" text:anchor-type="paragraph" svg:x="1.513cm" svg:y="-0.093cm" svg:width="11.991cm" svg:height="6.394cm" draw:z-index="0"><draw:object xlink:href="./Object 1" xlink:type="simple" xlink:show="embed" xlink:actuate="onLoad"/><draw:image xlink:href="./ObjectReplacements/Object 1" xlink:type="simple" xlink:show="embed" xlink:actuate="onLoad"/></draw:frame></text:p>
      <text:p text:style-name="P33"/>
      <text:p text:style-name="P33"/>
      <text:p text:style-name="P33"/>
      <text:p text:style-name="P33"/>
      <text:p text:style-name="P33"/>
      <text:p text:style-name="P33"/>
      <text:p text:style-name="P33"/>
      <text:p text:style-name="P33"/>
      <text:section text:style-name="Sect2" text:name="Раздел1">
        <text:list xml:id="list3328889957707063754" text:style-name="L9">
          <text:list-item>
            <text:list>
              <text:list-item>
                <text:p text:style-name="P119"><text:span text:style-name="T52"></text:span><text:span text:style-name="T56">(</text:span><text:span text:style-name="T59">x</text:span><text:span text:style-name="T56">) = (</text:span><text:span text:style-name="T59">x</text:span><text:span text:style-name="T56"> </text:span><text:span text:style-name="T56">=</text:span><text:span text:style-name="T56"> 0)</text:span></text:p>
                <text:p text:style-name="P119"><text:span text:style-name="T31"></text:span><text:span text:style-name="T56">(</text:span><text:span text:style-name="T59">x</text:span><text:span text:style-name="T56">, </text:span><text:span text:style-name="T59">z</text:span><text:span text:style-name="T56">) = (</text:span><text:span text:style-name="T59">z</text:span><text:span text:style-name="T56"> </text:span><text:span text:style-name="T56">= 0</text:span><text:span text:style-name="T56">)</text:span></text:p>
              </text:list-item>
              <text:list-item>
                <text:p text:style-name="P119"><text:span text:style-name="T52"></text:span><text:span text:style-name="T56">(</text:span><text:span text:style-name="T59">x</text:span><text:span text:style-name="T56">) = (</text:span><text:span text:style-name="T59">x</text:span><text:span text:style-name="T56"> </text:span><text:span text:style-name="T56">=</text:span><text:span text:style-name="T56"> 0)</text:span></text:p>
                <text:p text:style-name="P119"><text:span text:style-name="T31"></text:span><text:span text:style-name="T56">(</text:span><text:span text:style-name="T59">x</text:span><text:span text:style-name="T56">, </text:span><text:span text:style-name="T59">z</text:span><text:span text:style-name="T56">) = (</text:span><text:span text:style-name="T59">z</text:span><text:span text:style-name="T56"> </text:span><text:span text:style-name="T56">= 1</text:span><text:span text:style-name="T56">)</text:span></text:p>
              </text:list-item>
              <text:list-item>
                <text:p text:style-name="P119"><text:span text:style-name="T52"></text:span><text:span text:style-name="T56">(</text:span><text:span text:style-name="T59">x</text:span><text:span text:style-name="T56">) = (</text:span><text:span text:style-name="T59">x</text:span><text:span text:style-name="T56"> </text:span><text:span text:style-name="T100">≥</text:span><text:span text:style-name="T56"> 0)</text:span></text:p>
                <text:p text:style-name="P119"><text:span text:style-name="T31"></text:span><text:span text:style-name="T56">(</text:span><text:span text:style-name="T59">x</text:span><text:span text:style-name="T56">, </text:span><text:span text:style-name="T59">z</text:span><text:span text:style-name="T56">) = (</text:span><text:span text:style-name="T59">z</text:span><text:span text:style-name="T56"> </text:span><text:span text:style-name="T56">= </text:span><text:span text:style-name="T59">x</text:span><text:span text:style-name="T42">2</text:span><text:span text:style-name="T56">)</text:span></text:p>
              </text:list-item>
              <text:list-item>
                <text:p text:style-name="P119"><text:span text:style-name="T52"></text:span><text:span text:style-name="T56">(</text:span><text:span text:style-name="T59">x</text:span><text:span text:style-name="T56">) = T</text:span></text:p>
                <text:p text:style-name="P119"><text:span text:style-name="T31"></text:span><text:span text:style-name="T56">(</text:span><text:span text:style-name="T59">x</text:span><text:span text:style-name="T56">, </text:span><text:span text:style-name="T59">z</text:span><text:span text:style-name="T56">) = (</text:span><text:span text:style-name="T59">z</text:span><text:span text:style-name="T56"> </text:span><text:span text:style-name="T56">= </text:span><text:span text:style-name="T59">x</text:span><text:span text:style-name="T42">2</text:span><text:span text:style-name="T56">)</text:span></text:p>
              </text:list-item>
              <text:list-item>
                <text:p text:style-name="P119"><text:span text:style-name="T52"></text:span><text:span text:style-name="T56">(</text:span><text:span text:style-name="T59">x</text:span><text:span text:style-name="T56">) = (|</text:span><text:span text:style-name="T59">x</text:span><text:span text:style-name="T56">| &gt; 10)</text:span></text:p>
                <text:p text:style-name="P119"><text:span text:style-name="T31"></text:span><text:span text:style-name="T56">(</text:span><text:span text:style-name="T59">x</text:span><text:span text:style-name="T56">, </text:span><text:span text:style-name="T59">z</text:span><text:span text:style-name="T56">) = (|</text:span><text:span text:style-name="T59">z</text:span><text:span text:style-name="T56">| &gt; 100)</text:span></text:p>
              </text:list-item>
              <text:list-item>
                <text:p text:style-name="P119"><text:span text:style-name="T52"></text:span><text:span text:style-name="T56">(</text:span><text:span text:style-name="T59">x</text:span><text:span text:style-name="T56">) = (</text:span><text:span text:style-name="T59">x</text:span><text:span text:style-name="T56"> </text:span><text:span text:style-name="T100">&gt;</text:span><text:span text:style-name="T56"> 0)</text:span></text:p>
                <text:p text:style-name="P119"><text:span text:style-name="T31"></text:span><text:span text:style-name="T56">(</text:span><text:span text:style-name="T59">x</text:span><text:span text:style-name="T56">, </text:span><text:span text:style-name="T59">z</text:span><text:span text:style-name="T56">) = (</text:span><text:span text:style-name="T59">z</text:span><text:span text:style-name="T56"> &gt;</text:span><text:span text:style-name="T56"> </text:span><text:span text:style-name="T59">x</text:span><text:span text:style-name="T56">)</text:span></text:p>
              </text:list-item>
              <text:list-item>
                <text:p text:style-name="P119"><text:soft-page-break/><text:span text:style-name="T52"></text:span><text:span text:style-name="T56">(</text:span><text:span text:style-name="T59">x</text:span><text:span text:style-name="T56">) = (</text:span><text:span text:style-name="T59">x</text:span><text:span text:style-name="T56"> </text:span><text:span text:style-name="T100">≥</text:span><text:span text:style-name="T56"> 0)</text:span></text:p>
                <text:p text:style-name="P119"><text:span text:style-name="T31"></text:span><text:span text:style-name="T56">(</text:span><text:span text:style-name="T59">x</text:span><text:span text:style-name="T56">, </text:span><text:span text:style-name="T59">z</text:span><text:span text:style-name="T56">) = (</text:span><text:span text:style-name="T59">z</text:span><text:span text:style-name="T56"> </text:span><text:span text:style-name="T100">≥</text:span><text:span text:style-name="T56"> </text:span><text:span text:style-name="T59">x</text:span><text:span text:style-name="T56">) <text:s text:c="28"/></text:span></text:p>
              </text:list-item>
            </text:list>
          </text:list-item>
        </text:list>
      </text:section>
      <text:h text:style-name="P79" text:outline-level="4">Для каждой из указанных ниже спецификаций приведите следующие блок-схемы или обоснуйте, почему они не существуют. Доменом всех входных, промежуточных и выходных переменных должно быть множество целых чисел. В качестве функций, приписанных операторам блок-схемы, можно использовать любую функцию, задаваемую арифметической формулой над операциями сложения, вычитания и умножения, и операциями сравнения (равно, неравно, больше, меньше и т. п.).</text:h>
      <text:list xml:id="list6507852861699631545" text:style-name="L10">
        <text:list-item>
          <text:p text:style-name="P122">не являющуюся частично корректной относительно данной спецификации;</text:p>
        </text:list-item>
        <text:list-item>
          <text:p text:style-name="P122">являющуюся частично корректной, но не являющуюся полностью корректной относительно данной спецификации;</text:p>
        </text:list-item>
        <text:list-item>
          <text:p text:style-name="P122">являющуюся частично, но не полностью корректной относительно данной спецификации, и при этом завершающуюся на максимально возможном числе входных данных (т. е. завершающуюся при всех значениях входных данных, удовлетворяющих предусловию, при которых существуют значения выходных переменных, на которых выполнено постусловие);</text:p>
        </text:list-item>
        <text:list-item>
          <text:p text:style-name="P122">являющуюся полностью корректной относительно данной спецификации.</text:p>
          <text:p text:style-name="P122"/>
        </text:list-item>
      </text:list>
      <text:list xml:id="list38559285" text:continue-list="list3328889957707063754" text:style-name="L9">
        <text:list-item>
          <text:list>
            <text:list-item text:start-value="1">
              <text:p text:style-name="P119"><text:span text:style-name="T52"></text:span><text:span text:style-name="T56">(</text:span><text:span text:style-name="T59">x</text:span><text:span text:style-name="T56">) = T</text:span><text:span text:style-name="T52"> <text:s/></text:span><text:span text:style-name="T31"></text:span><text:span text:style-name="T56">(</text:span><text:span text:style-name="T59">x</text:span><text:span text:style-name="T56">, </text:span><text:span text:style-name="T59">z</text:span><text:span text:style-name="T56">) = T</text:span></text:p>
            </text:list-item>
            <text:list-item>
              <text:p text:style-name="P119"><text:span text:style-name="T52"></text:span><text:span text:style-name="T56">(</text:span><text:span text:style-name="T59">x</text:span><text:span text:style-name="T56">) = T</text:span><text:span text:style-name="T52"> <text:s/></text:span><text:span text:style-name="T31"></text:span><text:span text:style-name="T56">(</text:span><text:span text:style-name="T59">x</text:span><text:span text:style-name="T56">, </text:span><text:span text:style-name="T59">z</text:span><text:span text:style-name="T56">) = F</text:span></text:p>
            </text:list-item>
            <text:list-item>
              <text:p text:style-name="P119"><text:span text:style-name="T52"></text:span><text:span text:style-name="T56">(</text:span><text:span text:style-name="T59">x</text:span><text:span text:style-name="T56">) = F</text:span><text:span text:style-name="T52"> <text:s/></text:span><text:span text:style-name="T31"></text:span><text:span text:style-name="T56">(</text:span><text:span text:style-name="T59">x</text:span><text:span text:style-name="T56">, </text:span><text:span text:style-name="T59">z</text:span><text:span text:style-name="T56">) = T</text:span></text:p>
            </text:list-item>
            <text:list-item>
              <text:p text:style-name="P119"><text:span text:style-name="T52"></text:span><text:span text:style-name="T56">(</text:span><text:span text:style-name="T59">x</text:span><text:span text:style-name="T56">) = (</text:span><text:span text:style-name="T59">x</text:span><text:span text:style-name="T56"> = 0)</text:span><text:span text:style-name="T52"> <text:s/></text:span><text:span text:style-name="T31"></text:span><text:span text:style-name="T56">(</text:span><text:span text:style-name="T59">x</text:span><text:span text:style-name="T56">, </text:span><text:span text:style-name="T59">z</text:span><text:span text:style-name="T56">) = (</text:span><text:span text:style-name="T59">z</text:span><text:span text:style-name="T56"> = 0)</text:span></text:p>
            </text:list-item>
            <text:list-item>
              <text:p text:style-name="P119"><text:soft-page-break/><text:span text:style-name="T52"></text:span><text:span text:style-name="T56">(</text:span><text:span text:style-name="T59">x</text:span><text:span text:style-name="T19">1</text:span><text:span text:style-name="T62">,</text:span><text:span text:style-name="T59"> x</text:span><text:span text:style-name="T19">2</text:span><text:span text:style-name="T56">) = (</text:span><text:span text:style-name="T59">x</text:span><text:span text:style-name="T19">1 </text:span><text:span text:style-name="T62">=</text:span><text:span text:style-name="T59"> x</text:span><text:span text:style-name="T19">2</text:span><text:span text:style-name="T56">)</text:span><text:span text:style-name="T52"> <text:s/></text:span><text:span text:style-name="T31"></text:span><text:span text:style-name="T56">(</text:span><text:span text:style-name="T59">x</text:span><text:span text:style-name="T19">1</text:span><text:span text:style-name="T62">,</text:span><text:span text:style-name="T59"> x</text:span><text:span text:style-name="T19">2</text:span><text:span text:style-name="T56">, </text:span><text:span text:style-name="T59">z</text:span><text:span text:style-name="T56">) = (</text:span><text:span text:style-name="T59">x</text:span><text:span text:style-name="T19">1 </text:span><text:span text:style-name="T62">= </text:span><text:span text:style-name="T59">z</text:span><text:span text:style-name="T62"> +</text:span><text:span text:style-name="T59"> x</text:span><text:span text:style-name="T19">2</text:span><text:span text:style-name="T56">)</text:span></text:p>
            </text:list-item>
            <text:list-item>
              <text:p text:style-name="P119"><text:span text:style-name="T54"></text:span><text:span text:style-name="T64">(</text:span><text:span text:style-name="T60">x</text:span><text:span text:style-name="T20">1</text:span><text:span text:style-name="T63">,</text:span><text:span text:style-name="T60"> x</text:span><text:span text:style-name="T20">2</text:span><text:span text:style-name="T64">)</text:span><text:span text:style-name="T104"> = (</text:span><text:span text:style-name="T60">x</text:span><text:span text:style-name="T20">1 </text:span><text:span text:style-name="T104">&gt; </text:span><text:span text:style-name="T60">x</text:span><text:span text:style-name="T20">2 <text:s/></text:span><text:span text:style-name="T101">≥</text:span><text:span text:style-name="T104"> 0) <text:s text:c="2"/></text:span><text:span text:style-name="T33"></text:span><text:span text:style-name="T64">(</text:span><text:span text:style-name="T60">x</text:span><text:span text:style-name="T20">1</text:span><text:span text:style-name="T63">,</text:span><text:span text:style-name="T60"> x</text:span><text:span text:style-name="T20">2</text:span><text:span text:style-name="T64">, </text:span><text:span text:style-name="T60">z</text:span><text:span text:style-name="T20">1</text:span><text:span text:style-name="T63">,</text:span><text:span text:style-name="T60"> z</text:span><text:span text:style-name="T20">2</text:span><text:span text:style-name="T64">)</text:span><text:span text:style-name="T104"> = (</text:span><text:span text:style-name="T60">z</text:span><text:span text:style-name="T20">1 </text:span><text:span text:style-name="T104">&gt; </text:span><text:span text:style-name="T60">x</text:span><text:span text:style-name="T20">1 </text:span><text:span text:style-name="T104">&gt; </text:span><text:span text:style-name="T60">z</text:span><text:span text:style-name="T20">2</text:span><text:span text:style-name="T64"> </text:span><text:span text:style-name="T104">&gt; </text:span><text:span text:style-name="T60">x</text:span><text:span text:style-name="T20">2</text:span><text:span text:style-name="T104">)</text:span></text:p>
            </text:list-item>
            <text:list-item>
              <text:p text:style-name="P119"><text:span text:style-name="T54"></text:span><text:span text:style-name="T64">(</text:span><text:span text:style-name="T60">x</text:span><text:span text:style-name="T20">1</text:span><text:span text:style-name="T63">,</text:span><text:span text:style-name="T60"> x</text:span><text:span text:style-name="T20">2</text:span><text:span text:style-name="T64">)</text:span><text:span text:style-name="T103"> = (0 &gt; </text:span><text:span text:style-name="T60">x</text:span><text:span text:style-name="T20">1 </text:span><text:span text:style-name="T103">&gt; </text:span><text:span text:style-name="T60">x</text:span><text:span text:style-name="T20">2</text:span><text:span text:style-name="T103">) <text:s text:c="2"/></text:span><text:span text:style-name="T33"></text:span><text:span text:style-name="T64">(</text:span><text:span text:style-name="T60">x</text:span><text:span text:style-name="T20">1</text:span><text:span text:style-name="T63">,</text:span><text:span text:style-name="T60"> x</text:span><text:span text:style-name="T20">2</text:span><text:span text:style-name="T64">, </text:span><text:span text:style-name="T60">z</text:span><text:span text:style-name="T20">1</text:span><text:span text:style-name="T63">,</text:span><text:span text:style-name="T60"> z</text:span><text:span text:style-name="T20">2</text:span><text:span text:style-name="T64">)</text:span><text:span text:style-name="T103"> = (</text:span><text:span text:style-name="T60">x</text:span><text:span text:style-name="T20">1</text:span><text:span text:style-name="T43">2</text:span><text:span text:style-name="T103"> &gt; </text:span><text:span text:style-name="T60">z</text:span><text:span text:style-name="T20">1 </text:span><text:span text:style-name="T103">&gt; </text:span><text:span text:style-name="T60">x</text:span><text:span text:style-name="T20">2</text:span><text:span text:style-name="T43">2</text:span><text:span text:style-name="T103"> &gt; </text:span><text:span text:style-name="T60">z</text:span><text:span text:style-name="T20">2</text:span><text:span text:style-name="T103">)</text:span></text:p>
            </text:list-item>
            <text:list-item>
              <text:p text:style-name="P119"><text:span text:style-name="T54"></text:span><text:span text:style-name="T64">(</text:span><text:span text:style-name="T60">x</text:span><text:span text:style-name="T20">1</text:span><text:span text:style-name="T63">,</text:span><text:span text:style-name="T60"> x</text:span><text:span text:style-name="T20">2</text:span><text:span text:style-name="T64">)</text:span><text:span text:style-name="T103"> = (</text:span><text:span text:style-name="T60">x</text:span><text:span text:style-name="T20">1 </text:span><text:span text:style-name="T103">&gt; </text:span><text:span text:style-name="T60">x</text:span><text:span text:style-name="T20">2</text:span><text:span text:style-name="T103"> </text:span><text:span text:style-name="T101">≥</text:span><text:span text:style-name="T103"> 0) <text:s text:c="2"/></text:span><text:span text:style-name="T33"></text:span><text:span text:style-name="T64">(</text:span><text:span text:style-name="T60">x</text:span><text:span text:style-name="T20">1</text:span><text:span text:style-name="T63">,</text:span><text:span text:style-name="T60"> x</text:span><text:span text:style-name="T20">2</text:span><text:span text:style-name="T64">, </text:span><text:span text:style-name="T60">z</text:span><text:span text:style-name="T20">1</text:span><text:span text:style-name="T63">,</text:span><text:span text:style-name="T60"> z</text:span><text:span text:style-name="T20">2</text:span><text:span text:style-name="T64">)</text:span><text:span text:style-name="T103"> = (</text:span><text:span text:style-name="T60">x</text:span><text:span text:style-name="T20">2</text:span><text:span text:style-name="T43">2</text:span><text:span text:style-name="T103"> &gt; </text:span><text:span text:style-name="T60">z</text:span><text:span text:style-name="T20">1 </text:span><text:span text:style-name="T103">&gt; </text:span><text:span text:style-name="T60">x</text:span><text:span text:style-name="T20">1</text:span><text:span text:style-name="T43">2</text:span><text:span text:style-name="T103"> &gt; </text:span><text:span text:style-name="T60">z</text:span><text:span text:style-name="T20">2</text:span><text:span text:style-name="T103">)</text:span></text:p>
            </text:list-item>
            <text:list-item>
              <text:p text:style-name="P126"><text:span text:style-name="T106"><text:s/></text:span><text:span text:style-name="T137">(</text:span><text:span text:style-name="T142">x</text:span><text:span text:style-name="T117">1</text:span><text:span text:style-name="T137">)</text:span><text:span text:style-name="T136"> = (</text:span><text:span text:style-name="T142">x</text:span><text:span text:style-name="T117">1 </text:span><text:span text:style-name="T136">&gt; 0) <text:s text:c="11"/></text:span><text:span text:style-name="T118"></text:span><text:span text:style-name="T137">(</text:span><text:span text:style-name="T142">x</text:span><text:span text:style-name="T117">1</text:span><text:span text:style-name="T137">, </text:span><text:span text:style-name="T142">z</text:span><text:span text:style-name="T117">1</text:span><text:span text:style-name="T138">,</text:span><text:span text:style-name="T142"> z</text:span><text:span text:style-name="T117">2</text:span><text:span text:style-name="T137">)</text:span><text:span text:style-name="T136"> = (</text:span><text:span text:style-name="T142">z</text:span><text:span text:style-name="T117">1 </text:span><text:span text:style-name="T136">= x</text:span><text:span text:style-name="T136">1</text:span><text:span text:style-name="T105"> </text:span><text:span text:style-name="T136">* </text:span><text:span text:style-name="T142">z</text:span><text:span text:style-name="T117">2</text:span><text:span text:style-name="T136">) ∧ (</text:span><text:span text:style-name="T142">z</text:span><text:span text:style-name="T117">1 </text:span><text:span text:style-name="T136">&lt; </text:span><text:span text:style-name="T142">z</text:span><text:span text:style-name="T117">2</text:span><text:span text:style-name="T136">)</text:span> </text:p>
            </text:list-item>
            <text:list-item>
              <text:p text:style-name="P119"><text:span text:style-name="T54"></text:span><text:span text:style-name="T64">(</text:span><text:span text:style-name="T60">x</text:span><text:span text:style-name="T20">1</text:span><text:span text:style-name="T63">,</text:span><text:span text:style-name="T60"> x</text:span><text:span text:style-name="T20">2</text:span><text:span text:style-name="T64">)</text:span><text:span text:style-name="T103"> = (</text:span><text:span text:style-name="T60">x</text:span><text:span text:style-name="T20">1 </text:span><text:span text:style-name="T103">+ </text:span><text:span text:style-name="T60">x</text:span><text:span text:style-name="T20">2</text:span><text:span text:style-name="T103"> </text:span><text:span text:style-name="T101">&lt; 3</text:span><text:span text:style-name="T103">) <text:s text:c="2"/></text:span><text:span text:style-name="T33"></text:span><text:span text:style-name="T64">(</text:span><text:span text:style-name="T60">x</text:span><text:span text:style-name="T20">1</text:span><text:span text:style-name="T63">,</text:span><text:span text:style-name="T60"> x</text:span><text:span text:style-name="T20">2</text:span><text:span text:style-name="T64">, </text:span><text:span text:style-name="T60">z</text:span><text:span text:style-name="T20">1</text:span><text:span text:style-name="T63">,</text:span><text:span text:style-name="T60"> z</text:span><text:span text:style-name="T20">2</text:span><text:span text:style-name="T64">)</text:span><text:span text:style-name="T103"> = (</text:span><text:span text:style-name="T60">z</text:span><text:span text:style-name="T20">1</text:span><text:span text:style-name="T103"> </text:span><text:span text:style-name="T103">+</text:span><text:span text:style-name="T103"> </text:span><text:span text:style-name="T60">x</text:span><text:span text:style-name="T20">2 </text:span><text:span text:style-name="T103">&gt; </text:span><text:span text:style-name="T60">z</text:span><text:span text:style-name="T20">2</text:span><text:span text:style-name="T103">)</text:span><text:span text:style-name="T119"> ∧ (</text:span><text:span text:style-name="T120">z</text:span><text:span text:style-name="T107">1 </text:span><text:span text:style-name="T119">&lt; </text:span><text:span text:style-name="T120">x</text:span><text:span text:style-name="T107">1</text:span><text:span text:style-name="T119"> </text:span><text:span text:style-name="T119">+</text:span><text:span text:style-name="T119"> </text:span><text:span text:style-name="T120">z</text:span><text:span text:style-name="T107">2</text:span><text:span text:style-name="T119">)</text:span></text:p>
            </text:list-item>
          </text:list>
        </text:list-item>
      </text:list>
      <text:h text:style-name="P79" text:outline-level="4">Доказать или опровергнуть утверждение. Заглавными буквами обозначены блок-схемы, строчными — предикаты.</text:h>
      <text:list xml:id="list38532161" text:continue-list="list38559285" text:style-name="L9">
        <text:list-item>
          <text:list>
            <text:list-item text:start-value="1">
              <text:p text:style-name="P119"><text:span text:style-name="T145">∀</text:span><text:span text:style-name="T57"> </text:span><text:span text:style-name="T55">a </text:span><text:span text:style-name="T145">∀</text:span><text:span text:style-name="T55"> P </text:span><text:span text:style-name="T145">∃</text:span><text:span text:style-name="T55"> b <text:s/>{a}P{b} </text:span><text:span text:style-name="T145">⇒</text:span><text:span text:style-name="T55"> {b}P{a}</text:span></text:p>
            </text:list-item>
            <text:list-item>
              <text:p text:style-name="P119"><text:span text:style-name="T145">∀</text:span><text:span text:style-name="T57"> </text:span><text:span text:style-name="T55">a </text:span><text:span text:style-name="T145">∀</text:span><text:span text:style-name="T55"> P </text:span><text:span text:style-name="T145">∃</text:span><text:span text:style-name="T55"> b <text:s/></text:span><text:span text:style-name="T145">〈</text:span><text:span text:style-name="T55">a</text:span><text:span text:style-name="T145">〉</text:span><text:span text:style-name="T55">P</text:span><text:span text:style-name="T145">〈</text:span><text:span text:style-name="T55">b</text:span><text:span text:style-name="T145">〉</text:span><text:span text:style-name="T55"> </text:span><text:span text:style-name="T145">⇒</text:span><text:span text:style-name="T55"> {b}P{a}</text:span></text:p>
            </text:list-item>
            <text:list-item>
              <text:p text:style-name="P119"><text:span text:style-name="T145">∀</text:span><text:span text:style-name="T57"> P</text:span><text:span text:style-name="T55"> </text:span><text:span text:style-name="T145">∃</text:span><text:span text:style-name="T55"> a </text:span><text:span text:style-name="T145">∃</text:span><text:span text:style-name="T55"> b <text:s/></text:span><text:span text:style-name="T58">{a}</text:span><text:span text:style-name="T55">P{b}</text:span></text:p>
            </text:list-item>
            <text:list-item>
              <text:p text:style-name="P119"><text:span text:style-name="T145">∀</text:span><text:span text:style-name="T57"> P</text:span><text:span text:style-name="T55"> </text:span><text:span text:style-name="T145">∃</text:span><text:span text:style-name="T55"> a </text:span><text:span text:style-name="T145">∃</text:span><text:span text:style-name="T55"> b <text:s/></text:span><text:span text:style-name="T145">〈</text:span><text:span text:style-name="T55">a</text:span><text:span text:style-name="T145">〉</text:span><text:span text:style-name="T55">P</text:span><text:span text:style-name="T145">〈</text:span><text:span text:style-name="T55">b</text:span><text:span text:style-name="T145">〉</text:span></text:p>
            </text:list-item>
            <text:list-item>
              <text:p text:style-name="P119"><text:span text:style-name="T145">∀</text:span><text:span text:style-name="T57"> P</text:span><text:span text:style-name="T58"> </text:span><text:span text:style-name="T145">∃</text:span><text:span text:style-name="T58"> a </text:span><text:span text:style-name="T145">∃</text:span><text:span text:style-name="T58"> b <text:s/>{a}P{b} </text:span><text:span text:style-name="T145">∧</text:span><text:span text:style-name="T58"> </text:span><text:span text:style-name="T145">¬</text:span><text:span text:style-name="T58"> </text:span><text:span text:style-name="T145">〈</text:span><text:span text:style-name="T58">a</text:span><text:span text:style-name="T145">〉</text:span><text:span text:style-name="T58">P</text:span><text:span text:style-name="T145">〈</text:span><text:span text:style-name="T58">b</text:span><text:span text:style-name="T145">〉</text:span></text:p>
            </text:list-item>
          </text:list>
        </text:list-item>
      </text:list>
      <text:h text:style-name="P93" text:outline-level="2">Формулировка методов Флойда для доказательства корректности программ</text:h>
      <text:p text:style-name="P5">Мы рассмотрели доказательство полной корректности програм­мы на примере программы целочисленного деления. Теперь мы определим методы доказательства корректности программ, пред­ставленных в виде блок-схем, в общем случае.</text:p>
      <text:p text:style-name="P5">Как и в примере, доказательство полной корректности будет проводиться в два этапа. Сначала доказывается частичная коррект­ность программы. Для этого мы будем использовать <text:span text:style-name="T4">метод </text:span><text:span text:style-name="T4">индук­тивных утверждений Флойда</text:span>. Вторым шагом проводится доказа­тельство завершаемости программы. Для решения этой зада­чи мы будем использовать <text:span text:style-name="T4">метод фундированных множеств Флой­да</text:span>.</text:p>
      <text:h text:style-name="P96" text:outline-level="3"><text:soft-page-break/>Метод индуктивных утверждений Флойда</text:h>
      <text:p text:style-name="P6">Введем формально понятие <text:span text:style-name="T4">множества псевдосвязок</text:span> для каждой блок-схемы. Оно состоит из одной псевдосвязки, соответствующей единственному оператору <text:span text:style-name="T206">START, </text:span>и по одной псевдосвязке для каждого оператора <text:span text:style-name="T206">HALT. </text:span>Псевдосвязка, соответствующая оператору <text:span text:style-name="T206">START, </text:span>входит в него.<text:span text:style-name="T206"> </text:span>Пседосвязка, соответствующая оператору <text:span text:style-name="T206">HALT, </text:span>выходит из него.</text:p>
      <text:p text:style-name="P6">Будем рассматривать пути в блок-схемах и обозначать их следую­щим образом: <text:span text:style-name="T30"></text:span> – путь в блок-схеме, начинающийся со связки или псевдосвязки <text:span text:style-name="T4">e</text:span><text:span text:style-name="T12">1</text:span> и завершающийся связкой или псевдосвязкой <text:span text:style-name="T4">e</text:span><text:span text:style-name="T13">k</text:span>: –<text:span text:style-name="T4">e</text:span><text:span text:style-name="T12">1</text:span><text:span text:style-name="T30"></text:span> <text:span text:style-name="T4">n</text:span><text:span text:style-name="T12">2</text:span> –<text:span text:style-name="T4">e</text:span><text:span text:style-name="T12">2</text:span><text:span text:style-name="T30"></text:span> … <text:s/><text:span text:style-name="T4">n</text:span><text:span text:style-name="T29">k</text:span> –<text:span text:style-name="T4">e</text:span><text:span text:style-name="T13">k</text:span><text:span text:style-name="T30"></text:span><text:span text:style-name="T65">. Внутри этого пути находятся операторы </text:span><text:span text:style-name="T71">n</text:span><text:span text:style-name="T12">2</text:span><text:span text:style-name="T65">, </text:span><text:span text:style-name="T71">n</text:span><text:span text:style-name="T12">3</text:span><text:span text:style-name="T65">,..., </text:span><text:span text:style-name="T71">n</text:span><text:span text:style-name="T13">k</text:span><text:span text:style-name="T65">.</text:span></text:p>
      <text:p text:style-name="P6">Дадим несколько вспомогательных определений. Определим <text:span text:style-name="T4">предикат допустимости пути </text:span><text:span text:style-name="T36"></text:span><text:span text:style-name="T38"> </text:span><text:span text:style-name="T146">(или</text:span><text:span text:style-name="T4"> </text:span><text:span text:style-name="T146">просто, </text:span><text:span text:style-name="T4">предикат пути</text:span><text:span text:style-name="T146"> </text:span><text:span text:style-name="T36">)</text:span> R<text:span text:style-name="T17"></text:span>(<text:span text:style-name="T10">x</text:span>,<text:span text:style-name="T10">y</text:span>) : D<text:span text:style-name="T15">x</text:span> <text:span text:style-name="T30"></text:span> D<text:span text:style-name="T15">y</text:span> <text:span text:style-name="T30"></text:span> {Т, F} и <text:span text:style-name="T4">функцию пути</text:span> <text:span text:style-name="T36"> </text:span>r<text:span text:style-name="T17"></text:span>(<text:span text:style-name="T10">x</text:span>,<text:span text:style-name="T10">y</text:span>) : D<text:span text:style-name="T15">x</text:span> <text:span text:style-name="T30"></text:span> D<text:span text:style-name="T15">y</text:span> <text:span text:style-name="T30"></text:span> D<text:span text:style-name="T15">y</text:span>. Предикат пути R<text:span text:style-name="T17"></text:span>(<text:span text:style-name="T10">x</text:span>,<text:span text:style-name="T10">y</text:span>) определяет, какое должно быть значение входных и промежуточных переменных в начале пути, чтобы дальнейшее вычисление шло по пути <text:span text:style-name="T30"></text:span>. Функция пути r<text:span text:style-name="T17"></text:span>(<text:span text:style-name="T10">x</text:span>,<text:span text:style-name="T10">y</text:span>) определяет, как изменятся значения промежуточных переменных в результате исполнения по­следовательности операторов блок-схемы, находящихся внутри пути <text:span text:style-name="T30"></text:span>.</text:p>
      <text:p text:style-name="P6">Наиболее простым способом составления формул для предиката пути R<text:span text:style-name="T17"></text:span>(<text:span text:style-name="T10">x</text:span>,<text:span text:style-name="T10">y</text:span>) и функции пути r<text:span text:style-name="T17"></text:span>(<text:span text:style-name="T10">x</text:span>,<text:span text:style-name="T10">y</text:span>) является <text:span text:style-name="T4">метод обратных подстановок</text:span>.</text:p>
      <text:p text:style-name="P6">Для каждого <text:span text:style-name="T4">m</text:span> <text:span text:style-name="T30"></text:span> { 1, …, <text:span text:style-name="T4">k</text:span> } определим предикат R<text:span text:style-name="T17"></text:span><text:span text:style-name="T41">m</text:span>(<text:span text:style-name="T10">x</text:span>,<text:span text:style-name="T10">y</text:span>) и функцию r<text:span text:style-name="T17"></text:span><text:span text:style-name="T41">m</text:span>(<text:span text:style-name="T10">x</text:span>,<text:span text:style-name="T10">y</text:span>). При <text:span text:style-name="T4">m</text:span> <text:span text:style-name="T30">= </text:span><text:span text:style-name="T4">k</text:span> это будут предикат и функция пути, в котором нет операторов. При положительных целых <text:span text:style-name="T4">m</text:span> &lt; <text:span text:style-name="T4">k</text:span> это <text:soft-page-break/>будут предикат и функция пути, проходящего через операторы <text:span text:style-name="T4">n</text:span><text:span text:style-name="T13">m</text:span><text:span text:style-name="T12">+1</text:span>, …, <text:span text:style-name="T4">n</text:span><text:span text:style-name="T13">k</text:span>.</text:p>
      <text:p text:style-name="P6">Таким образом,</text:p>
      <text:p text:style-name="P6"><text:tab/>R<text:span text:style-name="T17"></text:span>(<text:span text:style-name="T10">x</text:span>,<text:span text:style-name="T10">y</text:span>) <text:span text:style-name="T30"></text:span> R<text:span text:style-name="T17"></text:span><text:span text:style-name="T40">1</text:span>(<text:span text:style-name="T10">x</text:span>,<text:span text:style-name="T10">y</text:span>)</text:p>
      <text:p text:style-name="P6"><text:tab/>r<text:span text:style-name="T17"></text:span>(<text:span text:style-name="T10">x</text:span>,<text:span text:style-name="T10">y</text:span>) <text:span text:style-name="T30"></text:span> r<text:span text:style-name="T17"></text:span><text:span text:style-name="T40">1</text:span>(<text:span text:style-name="T10">x</text:span>,<text:span text:style-name="T10">y</text:span>)</text:p>
      <text:p text:style-name="P6">Предикаты R<text:span text:style-name="T17"></text:span><text:span text:style-name="T41">m</text:span>(<text:span text:style-name="T10">x</text:span>,<text:span text:style-name="T10">y</text:span>) и функции r<text:span text:style-name="T17"></text:span><text:span text:style-name="T41">m</text:span>(<text:span text:style-name="T10">x</text:span>,<text:span text:style-name="T10">y</text:span>) определим индукцией по <text:span text:style-name="T4">m</text:span>.</text:p>
      <text:p text:style-name="P6"><text:span text:style-name="T4">Базис индукции (для путей без операторов):</text:span> </text:p>
      <text:p text:style-name="P6"><text:tab/>R<text:span text:style-name="T17"></text:span><text:span text:style-name="T41">k</text:span>(<text:span text:style-name="T10">x</text:span>, <text:span text:style-name="T10">y</text:span>) <text:span text:style-name="T30"></text:span> T</text:p>
      <text:p text:style-name="P6"><text:tab/>r<text:span text:style-name="T17"></text:span><text:span text:style-name="T41">k</text:span>(<text:span text:style-name="T10">x</text:span>, <text:span text:style-name="T10">y</text:span>) <text:span text:style-name="T30"></text:span> <text:span text:style-name="T10">y</text:span></text:p>
      <text:p text:style-name="P6"><text:span text:style-name="T4">Индуктивное предположение:</text:span> </text:p>
      <text:p text:style-name="P6"><text:tab/>Зафиксируем некоторое <text:span text:style-name="T4">m</text:span> &lt; <text:span text:style-name="T4">k</text:span>. Предположим, что R<text:span text:style-name="T17"></text:span><text:span text:style-name="T41">m</text:span><text:span text:style-name="T40">+1</text:span>(<text:span text:style-name="T10">x</text:span>,<text:span text:style-name="T10">y</text:span>) и r<text:span text:style-name="T17"></text:span><text:span text:style-name="T41">m</text:span><text:span text:style-name="T40">+1</text:span>(<text:span text:style-name="T10">x</text:span>,<text:span text:style-name="T10">y</text:span>) <text:s/>уже определены, т. е. определены предикат и функция пути –<text:span text:style-name="T4">e</text:span><text:span text:style-name="T13">m</text:span><text:span text:style-name="T12">+1</text:span><text:span text:style-name="T30"></text:span> … <text:span text:style-name="T4">n</text:span><text:span text:style-name="T13">k</text:span> –<text:span text:style-name="T4">e</text:span><text:span text:style-name="T13">k</text:span><text:span text:style-name="T30"></text:span> <text:span text:style-name="T4">n</text:span><text:span text:style-name="T13">k</text:span><text:span text:style-name="T12">+1</text:span>, проходящего через операторы <text:span text:style-name="T4">n</text:span><text:span text:style-name="T13">m</text:span><text:span text:style-name="T12">+2</text:span>, …, <text:span text:style-name="T4">n</text:span><text:span text:style-name="T13">k</text:span>.</text:p>
      <text:p text:style-name="P6"><text:span text:style-name="T4">Индуктивный переход:</text:span> </text:p>
      <text:p text:style-name="P6"><text:tab/>Тогда в пути из <text:span text:style-name="T4">e</text:span><text:span text:style-name="T13">m</text:span><text:span text:style-name="T12"> </text:span>в <text:span text:style-name="T4">e</text:span><text:span text:style-name="T13">k</text:span><text:span text:style-name="T12"> </text:span><text:s/>связка или псевдосвязка <text:span text:style-name="T4">e</text:span><text:span text:style-name="T13">m </text:span>будет входить в оператор <text:span text:style-name="T4">n</text:span><text:span text:style-name="T13">m</text:span><text:span text:style-name="T12">+1</text:span>, за которым идет путь, рассмотренный в индуктив­ном предположении. Поэтому можно определить R<text:span text:style-name="T17"></text:span><text:span text:style-name="T41">m</text:span>(<text:span text:style-name="T10">x</text:span>,<text:span text:style-name="T10">y</text:span>) и r<text:span text:style-name="T17"></text:span><text:span text:style-name="T41">m</text:span>(<text:span text:style-name="T10">x</text:span>,<text:span text:style-name="T10">y</text:span>) в зависимости от оператора <text:span text:style-name="T4">n</text:span><text:span text:style-name="T13">m</text:span><text:span text:style-name="T12">+1</text:span>:</text:p>
      <text:list xml:id="list543442023939900290" text:style-name="WW8Num4">
        <text:list-item>
          <text:list>
            <text:list-item text:start-value="1">
              <text:p text:style-name="P144">Если <text:span text:style-name="T4">n</text:span><text:span text:style-name="T13">m</text:span><text:span text:style-name="T12">+1</text:span> – оператор <text:span text:style-name="T206">START</text:span>: <text:span text:style-name="T10">y</text:span> <text:span text:style-name="T30"></text:span> <text:span text:style-name="T207">f</text:span><text:span text:style-name="T146">(</text:span><text:span text:style-name="T10">x</text:span><text:span text:style-name="T146">)</text:span>, то </text:p>
            </text:list-item>
          </text:list>
          <text:p text:style-name="P146">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text:span text:style-name="T4"> </text:span><text:span text:style-name="T207">f</text:span><text:span text:style-name="T146">(</text:span><text:span text:style-name="T10">x</text:span><text:span text:style-name="T146">)</text:span>) </text:p>
          <text:p text:style-name="P146">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text:span text:style-name="T4"> </text:span><text:span text:style-name="T207">f</text:span><text:span text:style-name="T146">(</text:span><text:span text:style-name="T10">x</text:span><text:span text:style-name="T146">)</text:span>)</text:p>
          <text:list>
            <text:list-item text:start-value="1">
              <text:p text:style-name="P144">Если <text:span text:style-name="T4">n</text:span><text:span text:style-name="T13">m</text:span><text:span text:style-name="T12">+1</text:span> – оператор ASSIGN: <text:span text:style-name="T10">y</text:span> <text:span text:style-name="T30"></text:span> <text:span text:style-name="T4">g</text:span><text:span text:style-name="T146">(</text:span><text:span text:style-name="T10">x</text:span><text:span text:style-name="T4">, </text:span><text:span text:style-name="T10">y</text:span><text:span text:style-name="T146">)</text:span>, то </text:p>
            </text:list-item>
          </text:list>
          <text:p text:style-name="P146">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text:span text:style-name="T4"> g</text:span><text:span text:style-name="T146">(</text:span><text:span text:style-name="T10">x</text:span><text:span text:style-name="T4">, </text:span><text:span text:style-name="T10">y</text:span><text:span text:style-name="T146">)</text:span>) </text:p>
          <text:p text:style-name="P146">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text:span text:style-name="T4"> g</text:span><text:span text:style-name="T146">(</text:span><text:span text:style-name="T10">x</text:span><text:span text:style-name="T4">, </text:span><text:span text:style-name="T10">y</text:span><text:span text:style-name="T146">)</text:span>)</text:p>
          <text:list>
            <text:list-item>
              <text:p text:style-name="P144"><text:soft-page-break/>Если <text:span text:style-name="T4">n</text:span><text:span text:style-name="T13">m</text:span><text:span text:style-name="T12">+1</text:span> – оператор TEST: <text:span text:style-name="T4">t</text:span><text:span text:style-name="T146">(</text:span><text:span text:style-name="T10">x</text:span><text:span text:style-name="T4">, </text:span><text:span text:style-name="T10">y</text:span><text:span text:style-name="T146">)</text:span> и связка <text:span text:style-name="T4">e</text:span><text:span text:style-name="T13">m</text:span> помечена символом T, то</text:p>
            </text:list-item>
          </text:list>
          <text:p text:style-name="P146">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 <text:span text:style-name="T10">y</text:span>) <text:span text:style-name="T30">∧</text:span> <text:s/><text:span text:style-name="T4">t</text:span><text:span text:style-name="T146">(</text:span><text:span text:style-name="T10">x</text:span><text:span text:style-name="T4">, </text:span><text:span text:style-name="T10">y</text:span><text:span text:style-name="T146">)</text:span></text:p>
          <text:p text:style-name="P145">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 <text:span text:style-name="T10">y</text:span>)</text:p>
          <text:list>
            <text:list-item>
              <text:p text:style-name="P143">Если <text:span text:style-name="T4">n</text:span><text:span text:style-name="T13">m</text:span><text:span text:style-name="T12">+1</text:span> – оператор TEST: <text:span text:style-name="T4">t</text:span><text:span text:style-name="T146">(</text:span><text:span text:style-name="T10">x</text:span><text:span text:style-name="T4">, </text:span><text:span text:style-name="T10">y</text:span><text:span text:style-name="T146">)</text:span> и связка <text:span text:style-name="T4">e</text:span><text:span text:style-name="T13">m</text:span> помечена символом F, то</text:p>
            </text:list-item>
          </text:list>
          <text:p text:style-name="P146">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 <text:span text:style-name="T10">y</text:span>) <text:span text:style-name="T30">∧</text:span> <text:s/><text:span text:style-name="T30"></text:span><text:span text:style-name="T4">t</text:span><text:span text:style-name="T146">(</text:span><text:span text:style-name="T10">x</text:span><text:span text:style-name="T4">, </text:span><text:span text:style-name="T10">y</text:span><text:span text:style-name="T146">)</text:span></text:p>
          <text:p text:style-name="P145">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 <text:span text:style-name="T10">y</text:span>)</text:p>
          <text:list>
            <text:list-item>
              <text:p text:style-name="P143">Если <text:span text:style-name="T4">n</text:span><text:span text:style-name="T13">m</text:span><text:span text:style-name="T21">+1</text:span> – оператор JOIN, то</text:p>
            </text:list-item>
          </text:list>
          <text:p text:style-name="P145">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 <text:span text:style-name="T10">y</text:span>)</text:p>
          <text:p text:style-name="P145">r<text:span text:style-name="T17"></text:span><text:span text:style-name="T41">m</text:span>(<text:span text:style-name="T10">x</text:span>, <text:span text:style-name="T10">y</text:span>) <text:span text:style-name="T30"></text:span> r<text:span text:style-name="T17"></text:span><text:span text:style-name="T41">m</text:span><text:span text:style-name="T40">+1</text:span>(<text:span text:style-name="T10">x</text:span>, <text:span text:style-name="T10">y</text:span>)</text:p>
        </text:list-item>
      </text:list>
      <text:p text:style-name="P6"><text:span text:style-name="T6">Индуктивные утверждения.</text:span> <text:s/>Пусть P – блок-схема, а <text:span text:style-name="T30"></text:span> = (<text:span text:style-name="T52"></text:span>, <text:span text:style-name="T30"></text:span>) – ее спецификация. Рассмотрим следующий метод доказатель­ства частичной корректности программы P относительно специфи­кации <text:span text:style-name="T30"></text:span>.</text:p>
      <text:p text:style-name="P6"><text:span text:style-name="T51">Шаг 1. Точки сечения.</text:span> <text:s/>Выберем подмножество связок блок-схе­мы. Эти связки мы будем называть <text:span text:style-name="T4">точками сечения</text:span>. Выбранное множество точек сечения должно быть таким, чтобы каждый цикл в блок-схеме содержал, по крайней мере, одну точку сечения.</text:p>
      <text:p text:style-name="P6">Формально составим множество <text:span text:style-name="T4">псевдо точек сечения</text:span> (п.т.с.) — ровно по одно<text:tab/> для каждой псевдосвязки.</text:p>
      <text:p text:style-name="P5"><text:span text:style-name="T103">Все ориентированные пути между точками сечения и п.т.с., не содержа­щие других точек сечения, мы будем называть </text:span><text:span text:style-name="T7">базовыми путями</text:span><text:span text:style-name="T103">.</text:span></text:p>
      <text:p text:style-name="P5"><text:span text:style-name="T51">Шаг 2. Индуктивные утверждения.</text:span> <text:s/>Выберем для каждой точ­ки сечения <text:span text:style-name="T4">i</text:span> предикат p<text:span text:style-name="T13">i</text:span>(<text:span text:style-name="T10">x</text:span>, <text:span text:style-name="T10">y</text:span>), который характеризует отношение между переменными блок-схемы при прохождении данной связки. Будем называть эти предикаты <text:span text:style-name="T4">индуктивными утверждениями</text:span>. <text:soft-page-break/>Кроме того, свяжем предикат <text:span text:style-name="T52"></text:span>(<text:span text:style-name="T10">x</text:span>) с п.т.с. оператора <text:span text:style-name="T206">START </text:span>и <text:s/>предикат <text:span text:style-name="T30"></text:span>(<text:span text:style-name="T10">x</text:span>, <text:span text:style-name="T207">h</text:span><text:span text:style-name="T206">(</text:span><text:span text:style-name="T208">x</text:span><text:span text:style-name="T206">, </text:span><text:span text:style-name="T208">y</text:span><text:span text:style-name="T206">)</text:span>) с каждой п.т.с. операторов <text:span text:style-name="T206">HALT </text:span>(функция <text:span text:style-name="T207">h</text:span><text:span text:style-name="T206"> </text:span>сопоставлена соответствующему оператору <text:span text:style-name="T206">HALT)</text:span>.</text:p>
      <text:p text:style-name="P5"><text:span text:style-name="T51">Шаг 3. Условия верификации.</text:span> <text:s/>На третьем шаге сконструируем для каждого базового пути <text:span text:style-name="T30"></text:span> <text:span text:style-name="T4">условие вери­фикации </text:span><text:span text:style-name="T146">(предикат p</text:span><text:span text:style-name="T21">1 </text:span><text:span text:style-name="T146">сопоставлен началу пути, предикат p</text:span><text:span text:style-name="T21">2 </text:span><text:span text:style-name="T146">сопоставлен концу пути)</text:span>:</text:p>
      <text:p text:style-name="P47"><text:span text:style-name="T30"></text:span> <text:span text:style-name="T10">x</text:span> <text:span text:style-name="T30"></text:span> D<text:span text:style-name="T15">x</text:span> <text:s/><text:span text:style-name="T30"></text:span> <text:span text:style-name="T10">y</text:span> <text:span text:style-name="T30"></text:span> D<text:span text:style-name="T15">y</text:span> [<text:span text:style-name="T52"></text:span>(<text:span text:style-name="T10">x</text:span>) <text:span text:style-name="T30">∧</text:span> p<text:span text:style-name="T21">1</text:span>(<text:span text:style-name="T10">x</text:span>, <text:span text:style-name="T10">y</text:span>) <text:span text:style-name="T30">∧</text:span> R<text:span text:style-name="T17"></text:span>(<text:span text:style-name="T10">x</text:span>, <text:span text:style-name="T10">y</text:span>) <text:span text:style-name="T30"></text:span> p<text:span text:style-name="T21">2</text:span>(<text:span text:style-name="T10">x</text:span>, r<text:span text:style-name="T17"></text:span>(<text:span text:style-name="T10">x</text:span>, <text:span text:style-name="T10">y</text:span>))]</text:p>
      <text:p text:style-name="P5">Это условие утверждает, что если предикат p<text:span text:style-name="T21">1</text:span>(<text:span text:style-name="T10">x</text:span>, <text:span text:style-name="T10">y</text:span>) истинен для некоторых значений переменных <text:span text:style-name="T10">x</text:span> и <text:span text:style-name="T10">y</text:span>, и эти значения такие, что, начиная из начала пути <text:span text:style-name="T30"></text:span><text:span text:style-name="T4">,</text:span> вычисление пойдет по этому пути и успешно достигнет конца пути, то предикат p<text:span text:style-name="T21">2</text:span>(<text:span text:style-name="T10">x</text:span>, <text:span text:style-name="T10">y</text:span>) будет истинен для значений переменных <text:span text:style-name="T10">x</text:span> и <text:span text:style-name="T10">y</text:span>, после прохождения по пути <text:span text:style-name="T30"></text:span>.</text:p>
      <text:p text:style-name="P5"/>
      <text:p text:style-name="P5"><text:span text:style-name="T10">Лемма </text:span><text:span text:style-name="T10"><text:sequence text:ref-name="refЛемма4" text:name="Лемма" text:formula="ooow:Лемма+1" style:num-format="1">5</text:sequence></text:span><text:span text:style-name="T10">.</text:span> <text:span text:style-name="T4">Пусть все условия верификации истинны. Пусть дано вычисление блок-схемы </text:span>P<text:span text:style-name="T4">, входные переменные которого удовлетво­ряют входному предикату </text:span><text:span text:style-name="T53"></text:span>. <text:span text:style-name="T4">Тогда для каждого прохода вычисле­ния</text:span> C<text:span text:style-name="T13">k</text:span> – C<text:span text:style-name="T13">k</text:span><text:span text:style-name="T13">+1</text:span> <text:span text:style-name="T4">через точку сечения </text:span><text:span text:style-name="T4">i, предикат</text:span> p<text:span text:style-name="T13">i</text:span>(<text:span text:style-name="T10">x</text:span>, <text:span text:style-name="T10">y</text:span>) <text:span text:style-name="T4">будет исти­нен на значениях переменных</text:span> <text:span text:style-name="T10">x</text:span> <text:span text:style-name="T4">и</text:span> <text:span text:style-name="T10">y</text:span> <text:span text:style-name="T4">в конфигурации</text:span> C<text:span text:style-name="T13">k</text:span>.</text:p>
      <text:p text:style-name="P5"/>
      <text:p text:style-name="P5"><text:span text:style-name="T10">Теорема </text:span><text:reference-mark-start text:name="Теорема: метод индук-х утв-й"/><text:span text:style-name="T10"><text:sequence text:ref-name="refТеорема0" text:name="Теорема" text:formula="ooow:Теорема+1" style:num-format="1">1</text:sequence></text:span><text:reference-mark-end text:name="Теорема: метод индук-х утв-й"/><text:span text:style-name="T10">. </text:span><text:span text:style-name="T6">(Метод индуктивных утверждений Флойда)</text:span></text:p>
      <text:p text:style-name="P5"><text:span text:style-name="T4">Пусть даны блок-схема</text:span> P <text:span text:style-name="T4">и ее спецификация</text:span> <text:span text:style-name="T30"></text:span> = (<text:span text:style-name="T52"></text:span>, <text:span text:style-name="T30"></text:span>). <text:span text:style-name="T4">Выпол­ним следующие действия:</text:span></text:p>
      <text:list xml:id="list5487501209384461510" text:style-name="WW8Num3">
        <text:list-item>
          <text:p text:style-name="P104">Выберем точки сечения;</text:p>
        </text:list-item>
        <text:list-item>
          <text:p text:style-name="P104">Найдем подходящий набор индуктивных утверждений;</text:p>
        </text:list-item>
        <text:list-item>
          <text:p text:style-name="P104">Построим условия верификации для всех базовых путей.</text:p>
        </text:list-item>
      </text:list>
      <text:p text:style-name="P5"><text:span text:style-name="T4">Если все условия шага 3 истинны, то блок-схема </text:span>P<text:span text:style-name="T4"> частично корректна относительно спецификации </text:span><text:span text:style-name="T30"></text:span><text:span text:style-name="T4">.</text:span></text:p>
      <text:p text:style-name="P9"><text:soft-page-break/>Доказательства леммы и теоремы предоставляется читателю в качестве упражнения.</text:p>
      <text:p text:style-name="P67"><text:span text:style-name="T103">Все шаги метода Флойда, за исключением второго, могут быть выполнены относительно автоматически. Выбор подходящего набора индуктивных утверждений требует хорошего понимания функциониро</text:span>вания программы и поэтому сложно поддается авто­матизации.</text:p>
      <text:h text:style-name="P95" text:outline-level="3">Метод фундированных множеств Флойда</text:h>
      <text:p text:style-name="P5">Далее мы рассмотрим метод доказательства завершаемости про­грамм, представленных в виде блок-схем.</text:p>
      <text:p text:style-name="P21">Напомним некоторые определения. <text:span text:style-name="T4">Частично-упорядоченным множеством</text:span> (W, <text:span text:style-name="T143">≺</text:span>) называется непустое множество W и любое бинарное отношение <text:span text:style-name="T143">≺</text:span><text:span text:style-name="T98"> <text:s text:c="2"/></text:span>на этом множестве, которое удовлетворяет следующим свойствам:</text:p>
      <text:list xml:id="list5108498883694639570" text:style-name="WW8Num8">
        <text:list-item>
          <text:p text:style-name="P106">Для всех a, b, c <text:span text:style-name="T30"></text:span> W из a <text:span text:style-name="T143">≺</text:span> b и b <text:span text:style-name="T143">≺</text:span> c следует<text:line-break/> a <text:span text:style-name="T143">≺ </text:span>c [Транзитивность]</text:p>
        </text:list-item>
        <text:list-item>
          <text:p text:style-name="P106">Для всех a, b <text:span text:style-name="T30"></text:span> W из a <text:span text:style-name="T143">≺</text:span> b следует <text:span text:style-name="T30"></text:span>( b <text:span text:style-name="T143">≺</text:span> a ) [Асиметрич­ность]</text:p>
        </text:list-item>
        <text:list-item>
          <text:p text:style-name="P106">Для всех a <text:span text:style-name="T30"></text:span> W <text:span text:style-name="T30"></text:span>( a <text:span text:style-name="T143">≺</text:span> a ) [Иррефлексивность]</text:p>
        </text:list-item>
      </text:list>
      <text:p text:style-name="P21">Знаком <text:span text:style-name="T144">≻ </text:span>будем обозначать бинарное отношение такое, что для любых a, b <text:span text:style-name="T30"></text:span> W a <text:span text:style-name="T144">≻ b </text:span><text:span text:style-name="T144">тогда и только тогда, когда</text:span> b <text:span text:style-name="T143">≺</text:span> a. Частич­но-упорядоченное множество (W, <text:span text:style-name="T143">≺</text:span>) <text:s/>называется <text:span text:style-name="T4">фундированным</text:span>, если не существует бесконечно убывающей последовательности его эле­ментов, т. е. такой последовательности {a<text:span text:style-name="T12">i</text:span>}, что a<text:span text:style-name="T12">1</text:span> <text:span text:style-name="T143">≻</text:span> a<text:span text:style-name="T12">2</text:span> <text:span text:style-name="T143">≻</text:span> a<text:span text:style-name="T12">3</text:span> <text:span text:style-name="T143">≻</text:span> … . Наиболее известным примером фундированного множества являет­ся множество натуральных чисел с отношени<text:span text:style-name="T103">ем порядка &lt;.</text:span></text:p>
      <text:p text:style-name="P22"><text:soft-page-break/>Пусть P – блок-схема, а <text:span text:style-name="T52"></text:span> – ее входной предикат. Рассмотрим следующий метод доказательства завершаемости программы P на <text:span text:style-name="T52"></text:span>.</text:p>
      <text:p text:style-name="P22"><text:span text:style-name="T51">Шаг 1. Точки сечения.</text:span> <text:s/>Выберем множество точек сечения блок-схемы таким образом, чтобы каждый цикл в блок-схеме содержал, по крайней мере, одну точку сечения, и некоторое фундированное множество (W, <text:span text:style-name="T143">≺</text:span>). Для каждой точки сечения <text:span text:style-name="T4">i</text:span> выберем индуктив­ное утверждение q<text:span text:style-name="T13">i</text:span>(<text:span text:style-name="T10">x</text:span>, <text:span text:style-name="T10">y</text:span>). Псевдосвязке перед оператором <text:span text:style-name="T206">START </text:span>сопоставим предикат <text:span text:style-name="T52"></text:span>(<text:span text:style-name="T10">x</text:span>). Построим условия верификации для ин­дуктивных утверждений q<text:span text:style-name="T13">i</text:span>(<text:span text:style-name="T10">x</text:span>, <text:span text:style-name="T10">y</text:span>) согласно методу, рассмотренному ранее, для базовых путей, кроме тех, которые завершаются в псевдосвязке операторов <text:span text:style-name="T206">HALT,</text:span> и докажем их истинность.</text:p>
      <text:p text:style-name="P22"><text:span text:style-name="T51">Шаг 2. Оценочные функции.</text:span> <text:s text:c="2"/>Определим для каждой точки се­чения <text:span text:style-name="T4">i</text:span> <text:span text:style-name="T4">оценочную функцию</text:span> u<text:span text:style-name="T13">i</text:span>(<text:span text:style-name="T10">x</text:span>, <text:span text:style-name="T10">y</text:span>) : D<text:span text:style-name="T15">x</text:span> <text:span text:style-name="T30"></text:span> D<text:span text:style-name="T15">y</text:span> <text:span text:style-name="T30"></text:span> W<text:span text:style-name="T13">i</text:span>, где W<text:span text:style-name="T13">i </text:span><text:span text:style-name="T151">⊇ </text:span>W, и сформулируем <text:span text:style-name="T3">условие корректности определения оценочной функ­ции</text:span>:</text:p>
      <text:p text:style-name="P44"><text:span text:style-name="T30"></text:span> <text:span text:style-name="T10">x</text:span> <text:span text:style-name="T30"></text:span> D<text:span text:style-name="T15">x</text:span> <text:s/><text:span text:style-name="T30"></text:span> <text:span text:style-name="T10">y</text:span> <text:span text:style-name="T30"></text:span> D<text:span text:style-name="T15">y</text:span> <text:s/>[ <text:span text:style-name="T52"></text:span>(<text:span text:style-name="T10">x</text:span>) <text:span text:style-name="T30">∧</text:span> q<text:span text:style-name="T13">i</text:span>(<text:span text:style-name="T10">x</text:span>, <text:span text:style-name="T10">y</text:span>) <text:span text:style-name="T30"></text:span> u<text:span text:style-name="T13">i</text:span>(<text:span text:style-name="T10">x</text:span>,<text:span text:style-name="T10">y</text:span>) <text:span text:style-name="T30"></text:span> W]</text:p>
      <text:p text:style-name="P21"><text:span text:style-name="T103">Это условие утвержда</text:span>ет, что для всех векторов значений пере­менных <text:span text:style-name="T10">x</text:span> и <text:span text:style-name="T10">y</text:span>, удовлетворяющих в точке сечения <text:span text:style-name="T4">i</text:span> индуктивному утверждению q<text:span text:style-name="T13">i</text:span>(<text:span text:style-name="T10">x</text:span>, <text:span text:style-name="T10">y</text:span>), оценочная функция ставит в соответствие элемент множества W (а не его надмножества).</text:p>
      <text:p text:style-name="P21"><text:span text:style-name="T51">Шаг 3. Условия завершимости.</text:span> <text:s/>Сконструируем для каждого <text:s/>базового пути <text:span text:style-name="T30"></text:span>, начинающегося в точке сечения <text:span text:style-name="T4">i</text:span> и завершающегося в точке сечения <text:span text:style-name="T4">j</text:span>, <text:span text:style-name="T4">условие завершимости</text:span>:</text:p>
      <text:p text:style-name="P45"><text:span text:style-name="T30"></text:span> <text:span text:style-name="T10">x</text:span> <text:span text:style-name="T30"></text:span> D<text:span text:style-name="T15">x</text:span> <text:s/><text:span text:style-name="T30"></text:span> <text:span text:style-name="T10">y</text:span> <text:span text:style-name="T30"></text:span> D<text:span text:style-name="T15">y</text:span> <text:s/>[ <text:span text:style-name="T52"></text:span>(<text:span text:style-name="T10">x</text:span>) <text:span text:style-name="T30">∧</text:span> q<text:span text:style-name="T13">i</text:span>(<text:span text:style-name="T10">x</text:span>, <text:span text:style-name="T10">y</text:span>) <text:span text:style-name="T52">∧</text:span> R<text:span text:style-name="T17"></text:span>(<text:span text:style-name="T10">x</text:span>, <text:span text:style-name="T10">y</text:span>) <text:span text:style-name="T30"></text:span> ( u<text:span text:style-name="T13">i</text:span>(<text:span text:style-name="T10">x</text:span>,<text:span text:style-name="T10">y</text:span>) <text:span text:style-name="T143">≻</text:span> <text:s/>u<text:span text:style-name="T13">j</text:span>(<text:span text:style-name="T10">x</text:span>, r<text:span text:style-name="T17"></text:span>(<text:span text:style-name="T10">x</text:span>, <text:span text:style-name="T10">y</text:span>) ) ) ]</text:p>
      <text:p text:style-name="P21"><text:soft-page-break/>Условие завершимости утверждает, что если предикат q<text:span text:style-name="T13">i</text:span>(<text:span text:style-name="T10">x</text:span>, <text:span text:style-name="T10">y</text:span>) истинен для некоторых значений переменных <text:span text:style-name="T10">x</text:span> и <text:span text:style-name="T10">y</text:span>, и эти значения такие, что, начиная из точки сечения <text:span text:style-name="T4">i,</text:span> вычисление пойдет по пути <text:span text:style-name="T30"></text:span>, то результат оценочной функции u<text:span text:style-name="T13">j</text:span>(<text:span text:style-name="T10">x</text:span>, <text:span text:style-name="T10">y</text:span>) на значениях перемен­ных <text:span text:style-name="T10">x</text:span> и <text:span text:style-name="T10">y</text:span> после прохождения по пути <text:span text:style-name="T30"></text:span> будет меньше результата оценочной функции u<text:span text:style-name="T13">i</text:span>(<text:span text:style-name="T10">x</text:span>, <text:span text:style-name="T10">y</text:span>) на исходны<text:span text:style-name="T103">х значениях.</text:span></text:p>
      <text:p text:style-name="P22"/>
      <text:p text:style-name="P22"><text:span text:style-name="T10">Теорема </text:span><text:reference-mark-start text:name="Теорема: метод фунд-х мн-в"/><text:span text:style-name="T10"><text:sequence text:ref-name="refТеорема1" text:name="Теорема" text:formula="ooow:Теорема+1" style:num-format="1">2</text:sequence></text:span><text:reference-mark-end text:name="Теорема: метод фунд-х мн-в"/><text:span text:style-name="T10">. </text:span><text:span text:style-name="T6">(Метод фундированных множеств Флойда)</text:span></text:p>
      <text:p text:style-name="P22"><text:span text:style-name="T4">Пусть даны блок-схема</text:span> P <text:span text:style-name="T4">и ее входной предикат</text:span> <text:span text:style-name="T52"></text:span>. <text:span text:style-name="T4">Выполним следующие действия:</text:span></text:p>
      <text:list xml:id="list129406912271351050" text:style-name="WW8Num7">
        <text:list-item>
          <text:p text:style-name="P107">Выберем точки сечения с набором индуктив­ных утверждений и фундированное множество;</text:p>
        </text:list-item>
        <text:list-item>
          <text:p text:style-name="P107">Выберем набор оценочных функций;</text:p>
        </text:list-item>
        <text:list-item>
          <text:p text:style-name="P103"><text:span text:style-name="T149">Построим условия верификации для всех базовых путей, не входящих в псевдосвязку операторов </text:span><text:span text:style-name="T150">HALT</text:span><text:span text:style-name="T149">, условия </text:span><text:span text:style-name="T4">корректности </text:span><text:span text:style-name="T3">опре­деления всех оценочных функций</text:span><text:span text:style-name="T4"> и условия завершимо­сти для всех базовых путей между точками сечения.</text:span></text:p>
        </text:list-item>
      </text:list>
      <text:p text:style-name="P6"><text:span text:style-name="T4">Если все условия на шаге 3 истинны, то блок-схема </text:span>P<text:span text:style-name="T4"> успешно завершается на </text:span><text:span text:style-name="T53"></text:span><text:span text:style-name="T4">.</text:span></text:p>
      <text:p text:style-name="P10"/>
      <text:p text:style-name="P9">Доказательство теоремы предоставляется читателю в качестве упражнения.</text:p>
      <text:p text:style-name="P9"/>
      <text:h text:style-name="P96" text:outline-level="3">Замечания к методам Флойда</text:h>
      <text:p text:style-name="P9">При доказательстве полной корректности блок-схемы на этапе доказательства завершаемости можно использовать те же точки се­чения и индуктивные утверждения, которые были использованы <text:soft-page-break/>для доказательства частичной корректности. Это позволит сокра­тить объем доказательства полной корректности. Однако если ин­дуктивные утверждения достаточно громоздки, при доказательстве завершаемости следует рассмотреть возможность использования «новых» индуктивных утверждений, более компактных.</text:p>
      <text:p text:style-name="P9">После успешного доказательства частичной корректности с не­которыми индуктивными утверждениями можно использовать их следствия при доказательстве успешной завершимости и не состав­лять и передоказывать условия верификации для них.</text:p>
      <text:p text:style-name="P6"><text:span text:style-name="T146">Далеко не всегда удается сразу предложить набор индуктивных утверждений, достаточный для доказательства частичной коррект­ности или завершаемости. При этом если в процессе доказатель­ства обнаружится, что выбранного индуктивного утверждения недостаточно, необходимо начать доказательство частичной кор­ректности сначала, чтобы составить все необходимые условия верификации с нужными измененными индуктивными утвержде­ниями и доказать их истинность. К сожалению, этим часто прене­брегают, что ведет к неверным доказательствам полной корректно­сти, например, <text:s/>из-за того, что измененные индуктивные утвержде­ния не являются корректными для путей, уже ранее рассмотрен­ных в этом доказательстве.</text:span></text:p>
      <text:h text:style-name="P96" text:outline-level="3"><text:span text:style-name="T146">Доказательство полной корректности программы целочисленного деления при помощи методов Флойда</text:span></text:h>
      <text:p text:style-name="P127"><text:span text:style-name="T2">Докажем полную корректности блок-схемы целочисленного де­ления, представленной на рисунке </text:span><text:span text:style-name="T2"><text:reference-ref text:reference-format="text" text:ref-name="Рисунок: блок-схема деления">2</text:reference-ref></text:span><text:span text:style-name="T2">, относительно следующей спе­цификации:</text:span></text:p>
      <text:p text:style-name="P6"><text:span text:style-name="T52"></text:span> <text:span text:style-name="T30"></text:span> (<text:span text:style-name="T4">x</text:span><text:span text:style-name="T21">1</text:span> <text:span text:style-name="T30"></text:span> 0) <text:span text:style-name="T30">∧</text:span> (<text:span text:style-name="T4">x</text:span><text:span text:style-name="T21">2</text:span> &gt; 0)</text:p>
      <text:p text:style-name="P6"><text:soft-page-break/><text:span text:style-name="T30"></text:span> <text:span text:style-name="T30"></text:span> (<text:span text:style-name="T4">x</text:span><text:span text:style-name="T21">1</text:span> = <text:span text:style-name="T4">z</text:span><text:span text:style-name="T21">1</text:span><text:span text:style-name="T4">x</text:span><text:span text:style-name="T21">2</text:span> + <text:span text:style-name="T4">z</text:span><text:span text:style-name="T21">2</text:span>) <text:span text:style-name="T30">∧</text:span> (0 <text:span text:style-name="T30"></text:span> <text:span text:style-name="T4">z</text:span><text:span text:style-name="T21">2</text:span> &lt; <text:span text:style-name="T4">x</text:span><text:span text:style-name="T21">2</text:span>)</text:p>
      <text:p text:style-name="P6">Доказательство разбиваем на два этапа: сначала покажем ча­стичную корректность этой блок-схемы относительно указанной спецификации (при помощи метода индуктивных утверждений), а затем – завершаемость блок-схемы (при помощи метода фундированных множеств).</text:p>
      <text:p text:style-name="P6"/>
      <text:p text:style-name="P6">Доказываем частичную корректность. Выберем в качестве единственную точку сечения – В. Она разбивает единственный цикл в этой блок-схеме. Сопоставим этой точке сечения индуктив­ное утверждение p(<text:span text:style-name="T4">x</text:span><text:span text:style-name="T21">1</text:span>,<text:span text:style-name="T4"> x</text:span><text:span text:style-name="T21">2</text:span>,<text:span text:style-name="T4"> y</text:span><text:span text:style-name="T21">1</text:span>,<text:span text:style-name="T4"> y</text:span><text:span text:style-name="T21">2</text:span>) <text:span text:style-name="T30"></text:span> (<text:span text:style-name="T4">x</text:span><text:span text:style-name="T21">1</text:span> = <text:span text:style-name="T4">y</text:span><text:span text:style-name="T21">1</text:span><text:span text:style-name="T4">x</text:span><text:span text:style-name="T21">2</text:span> + <text:span text:style-name="T4">y</text:span><text:span text:style-name="T21">2</text:span>) <text:span text:style-name="T52">∧</text:span> (<text:span text:style-name="T4">y</text:span><text:span text:style-name="T21">2</text:span> <text:span text:style-name="T30"></text:span> 0) – см. рисунок <text:reference-ref text:reference-format="text" text:ref-name="Рисунок: деление с инвариантами">3</text:reference-ref>. Необходимо составить условия верификации для следую­щих путей в блок-схеме: START – B, B – T –<text:span text:style-name="T12"> </text:span><text:span text:style-name="T65">B, B – F – HALT.</text:span></text:p>
      <text:p text:style-name="P6"><text:span text:style-name="T65">Условие верификации для пути </text:span><text:span text:style-name="T65">START – B:</text:span></text:p>
      <text:p text:style-name="P46"><text:span text:style-name="T68"></text:span><text:span text:style-name="T65"> </text:span><text:span text:style-name="T71">x</text:span><text:span text:style-name="T12">1</text:span><text:span text:style-name="T65">, </text:span><text:span text:style-name="T71">x</text:span><text:span text:style-name="T12">2</text:span><text:span text:style-name="T65"> </text:span><text:span text:style-name="T68"></text:span><text:span text:style-name="T65"> </text:span><text:span text:style-name="T87">Z</text:span><text:span text:style-name="T65"> <text:s/>[ </text:span><text:span text:style-name="T66"></text:span><text:span text:style-name="T65">(</text:span><text:span text:style-name="T71">x</text:span><text:span text:style-name="T12">1</text:span><text:span text:style-name="T65">, </text:span><text:span text:style-name="T71">x</text:span><text:span text:style-name="T12">2</text:span><text:span text:style-name="T65">) </text:span><text:span text:style-name="T68"></text:span><text:span text:style-name="T65"> p(</text:span><text:span text:style-name="T71">x</text:span><text:span text:style-name="T12">1</text:span><text:span text:style-name="T65">, </text:span><text:span text:style-name="T71">x</text:span><text:span text:style-name="T12">2</text:span><text:span text:style-name="T65">, 0, </text:span><text:span text:style-name="T71">x</text:span><text:span text:style-name="T12">1</text:span><text:span text:style-name="T65">) ]</text:span></text:p>
      <text:p text:style-name="P48">Подставляем определения предикатов:</text:p>
      <text:p text:style-name="P46"><text:span text:style-name="T68"></text:span><text:span text:style-name="T65"> </text:span><text:span text:style-name="T71">x</text:span><text:span text:style-name="T12">1</text:span><text:span text:style-name="T65">, </text:span><text:span text:style-name="T71">x</text:span><text:span text:style-name="T12">2</text:span><text:span text:style-name="T65">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8"></text:span><text:span text:style-name="T65"> (</text:span><text:span text:style-name="T71">x</text:span><text:span text:style-name="T21">1</text:span><text:span text:style-name="T65"> = 0</text:span><text:span text:style-name="T21"> </text:span><text:span text:style-name="T78">· </text:span><text:span text:style-name="T71">x</text:span><text:span text:style-name="T21">2</text:span><text:span text:style-name="T65"> + </text:span><text:span text:style-name="T71">x</text:span><text:span text:style-name="T21">1</text:span><text:span text:style-name="T65">) </text:span><text:span text:style-name="T66">∧</text:span><text:span text:style-name="T65"> (</text:span><text:span text:style-name="T71">x</text:span><text:span text:style-name="T21">1</text:span><text:span text:style-name="T65"> </text:span><text:span text:style-name="T68"></text:span><text:span text:style-name="T65"> 0) ]</text:span></text:p>
      <text:p text:style-name="P48">Очевидно, что данное утверждение истинно.</text:p>
      <text:p text:style-name="P46"><text:span text:style-name="T65">Условие верификации для пути </text:span><text:span text:style-name="T65">B – T –</text:span><text:span text:style-name="T12"> </text:span><text:span text:style-name="T65">B:</text:span></text:p>
      <text:p text:style-name="P46"><text:span text:style-name="T68"></text:span><text:span text:style-name="T65"> </text:span><text:span text:style-name="T71">x</text:span><text:span text:style-name="T12">1</text:span><text:span text:style-name="T65">, </text:span><text:span text:style-name="T71">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p(</text:span><text:span text:style-name="T71">x</text:span><text:span text:style-name="T12">1</text:span><text:span text:style-name="T65">, </text:span><text:span text:style-name="T71">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6">∧</text:span><text:span text:style-name="T65"> (</text:span><text:span text:style-name="T71">y</text:span><text:span text:style-name="T21">2</text:span><text:span text:style-name="T65"> </text:span><text:span text:style-name="T68"></text:span><text:span text:style-name="T65"> </text:span><text:span text:style-name="T71">x</text:span><text:span text:style-name="T12">2</text:span><text:span text:style-name="T65">) </text:span><text:span text:style-name="T68"></text:span><text:span text:style-name="T65"> p(</text:span><text:span text:style-name="T71">x</text:span><text:span text:style-name="T12">1</text:span><text:span text:style-name="T65">, </text:span><text:span text:style-name="T71">x</text:span><text:span text:style-name="T12">2</text:span><text:span text:style-name="T65">, </text:span><text:span text:style-name="T71">y</text:span><text:span text:style-name="T12">1 </text:span><text:span text:style-name="T65">+ 1, </text:span><text:span text:style-name="T71">y</text:span><text:span text:style-name="T12">2 <text:s/></text:span><text:span text:style-name="T65">- </text:span><text:span text:style-name="T71">x</text:span><text:span text:style-name="T12">2</text:span><text:span text:style-name="T65">) ]</text:span></text:p>
      <text:p text:style-name="P48">Подставляем определения предикатов:</text:p>
      <text:p text:style-name="P46"><text:span text:style-name="T68"></text:span><text:span text:style-name="T65"> </text:span><text:span text:style-name="T71">x</text:span><text:span text:style-name="T12">1</text:span><text:span text:style-name="T65">, </text:span><text:span text:style-name="T71">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text:span><text:span text:style-name="T71">x</text:span><text:span text:style-name="T21">1</text:span><text:span text:style-name="T65"> = </text:span><text:span text:style-name="T71">y</text:span><text:span text:style-name="T21">1</text:span><text:span text:style-name="T71">x</text:span><text:span text:style-name="T21">2</text:span><text:span text:style-name="T65"> + </text:span><text:span text:style-name="T71">y</text:span><text:span text:style-name="T21">2</text:span><text:span text:style-name="T65">) </text:span><text:span text:style-name="T66">∧</text:span><text:span text:style-name="T65"> (</text:span><text:span text:style-name="T71">y</text:span><text:span text:style-name="T21">2</text:span><text:span text:style-name="T65"> </text:span><text:span text:style-name="T68"></text:span><text:span text:style-name="T65"> 0) </text:span><text:span text:style-name="T66">∧</text:span><text:span text:style-name="T65"> (</text:span><text:span text:style-name="T71">y</text:span><text:span text:style-name="T21">2</text:span><text:span text:style-name="T65"> </text:span><text:span text:style-name="T68"></text:span><text:span text:style-name="T65"> </text:span><text:span text:style-name="T71">x</text:span><text:span text:style-name="T12">2</text:span><text:span text:style-name="T65">) </text:span><text:span text:style-name="T68"></text:span><text:span text:style-name="T65"> (</text:span><text:span text:style-name="T71">x</text:span><text:span text:style-name="T21">1</text:span><text:span text:style-name="T65"> = </text:span><text:span text:style-name="T65">(</text:span><text:span text:style-name="T71">y</text:span><text:span text:style-name="T21">1 </text:span><text:span text:style-name="T79">+ 1)</text:span><text:span text:style-name="T77">·</text:span><text:span text:style-name="T71">x</text:span><text:span text:style-name="T21">2</text:span><text:span text:style-name="T65"> + </text:span><text:span text:style-name="T71">y</text:span><text:span text:style-name="T21">2 </text:span><text:span text:style-name="T65">- </text:span><text:span text:style-name="T71">x</text:span><text:span text:style-name="T21">2</text:span><text:span text:style-name="T65">) </text:span><text:span text:style-name="T66">∧</text:span><text:span text:style-name="T65"> (</text:span><text:span text:style-name="T71">y</text:span><text:span text:style-name="T12">2 <text:s/></text:span><text:span text:style-name="T65">- </text:span><text:span text:style-name="T71">x</text:span><text:span text:style-name="T12">2</text:span><text:span text:style-name="T65"> </text:span><text:span text:style-name="T68"></text:span><text:span text:style-name="T65"> 0) ]</text:span></text:p>
      <text:p text:style-name="P48"><text:soft-page-break/>Достаточно раскрыть скобки и убедиться в истинности этого утверждения.</text:p>
      <text:p text:style-name="P46"><text:span text:style-name="T65">Условие верификации для пути </text:span><text:span text:style-name="T65">B – F – HALT:</text:span></text:p>
      <text:p text:style-name="P46"><text:span text:style-name="T68"></text:span><text:span text:style-name="T65"> </text:span><text:span text:style-name="T71">x</text:span><text:span text:style-name="T12">1</text:span><text:span text:style-name="T65">, </text:span><text:span text:style-name="T71">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p(</text:span><text:span text:style-name="T71">x</text:span><text:span text:style-name="T12">1</text:span><text:span text:style-name="T65">, </text:span><text:span text:style-name="T71">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6">∧</text:span><text:span text:style-name="T65"> </text:span><text:span text:style-name="T68"> </text:span><text:span text:style-name="T65">(</text:span><text:span text:style-name="T71">y</text:span><text:span text:style-name="T21">2</text:span><text:span text:style-name="T65"> </text:span><text:span text:style-name="T68"></text:span><text:span text:style-name="T65"> </text:span><text:span text:style-name="T71">x</text:span><text:span text:style-name="T12">2</text:span><text:span text:style-name="T65">) </text:span><text:span text:style-name="T68"></text:span><text:span text:style-name="T65"> </text:span><text:span text:style-name="T68"></text:span><text:span text:style-name="T65">(</text:span><text:span text:style-name="T71">x</text:span><text:span text:style-name="T12">1</text:span><text:span text:style-name="T65">, </text:span><text:span text:style-name="T71">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p>
      <text:p text:style-name="P48">Подставляем определения предикатов:</text:p>
      <text:p text:style-name="P46"><text:span text:style-name="T68"></text:span><text:span text:style-name="T65"> </text:span><text:span text:style-name="T71">x</text:span><text:span text:style-name="T12">1</text:span><text:span text:style-name="T65">, </text:span><text:span text:style-name="T71">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text:span><text:span text:style-name="T71">x</text:span><text:span text:style-name="T21">1</text:span><text:span text:style-name="T65"> = </text:span><text:span text:style-name="T71">y</text:span><text:span text:style-name="T21">1</text:span><text:span text:style-name="T71">x</text:span><text:span text:style-name="T21">2</text:span><text:span text:style-name="T65"> + </text:span><text:span text:style-name="T71">y</text:span><text:span text:style-name="T21">2</text:span><text:span text:style-name="T65">) </text:span><text:span text:style-name="T66">∧</text:span><text:span text:style-name="T65"> (</text:span><text:span text:style-name="T71">y</text:span><text:span text:style-name="T21">2</text:span><text:span text:style-name="T65"> </text:span><text:span text:style-name="T68"></text:span><text:span text:style-name="T65"> 0) </text:span><text:span text:style-name="T66">∧</text:span><text:span text:style-name="T65"> </text:span><text:span text:style-name="T68"></text:span><text:span text:style-name="T65">(</text:span><text:span text:style-name="T71">y</text:span><text:span text:style-name="T21">2</text:span><text:span text:style-name="T65"> </text:span><text:span text:style-name="T68"></text:span><text:span text:style-name="T65"> </text:span><text:span text:style-name="T71">x</text:span><text:span text:style-name="T12">2</text:span><text:span text:style-name="T65">) </text:span><text:span text:style-name="T68"></text:span><text:span text:style-name="T65"> (</text:span><text:span text:style-name="T71">x</text:span><text:span text:style-name="T21">1</text:span><text:span text:style-name="T65"> = </text:span><text:span text:style-name="T71">y</text:span><text:span text:style-name="T21">1</text:span><text:span text:style-name="T71">x</text:span><text:span text:style-name="T21">2</text:span><text:span text:style-name="T65"> + </text:span><text:span text:style-name="T71">y</text:span><text:span text:style-name="T21">2</text:span><text:span text:style-name="T65">) </text:span><text:span text:style-name="T68">∧</text:span><text:span text:style-name="T65"> (0 </text:span><text:span text:style-name="T68"></text:span><text:span text:style-name="T65"> </text:span><text:span text:style-name="T71">y</text:span><text:span text:style-name="T21">2</text:span><text:span text:style-name="T65"> &lt; </text:span><text:span text:style-name="T71">x</text:span><text:span text:style-name="T21">2</text:span><text:span text:style-name="T65">) ]</text:span></text:p>
      <text:p text:style-name="P48">Очевидно, что и это утверждение истинно.</text:p>
      <text:p text:style-name="P46"><text:span text:style-name="T65">Тем самым, согласно теореме </text:span><text:span text:style-name="T65"><text:reference-ref text:reference-format="text" text:ref-name="Теорема: метод индук-х утв-й">1</text:reference-ref></text:span><text:span text:style-name="T65"> блок-схема целочисленного де­ления на рисунке </text:span><text:span text:style-name="T65"><text:reference-ref text:reference-format="text" text:ref-name="Рисунок: блок-схема деления">2</text:reference-ref></text:span><text:span text:style-name="T65"> является частично корректной относительно указанной выше спецификации.</text:span></text:p>
      <text:p text:style-name="P48"/>
      <text:p text:style-name="P46"><text:span text:style-name="T65">Доказываем завершаемость блок-схемы целочисленного деления на рисунке </text:span><text:span text:style-name="T65"><text:reference-ref text:reference-format="text" text:ref-name="Рисунок: блок-схема деления">2</text:reference-ref></text:span><text:span text:style-name="T65"> при всех значениях входных данных, удовлетворяю­щих предикату </text:span><text:span text:style-name="T66"></text:span><text:span text:style-name="T65"> </text:span><text:span text:style-name="T68"></text:span><text:span text:style-name="T65"> (</text:span><text:span text:style-name="T71">x</text:span><text:span text:style-name="T21">1</text:span><text:span text:style-name="T65"> </text:span><text:span text:style-name="T68"></text:span><text:span text:style-name="T65"> 0) </text:span><text:span text:style-name="T68">∧</text:span><text:span text:style-name="T65"> (</text:span><text:span text:style-name="T71">x</text:span><text:span text:style-name="T21">2</text:span><text:span text:style-name="T65"> &gt; 0)</text:span><text:span text:style-name="T65">.</text:span></text:p>
      <text:p text:style-name="P46"><text:span text:style-name="T65">В качестве множества точек сечения выберем единственную точку сечения В (ту же, которая была использована для доказательства частичной корректности) и стандартное фундированное множество ({0, 1, 2, …}, &lt;). В этой точке сечения выберем то же индуктивное утверждение, которое было использовано при доказательстве частичной корректности, а в качестве оценочной функции выберем функцию u </text:span><text:span text:style-name="T68"></text:span><text:span text:style-name="T65"> </text:span><text:span text:style-name="T71">y</text:span><text:span text:style-name="T12">2</text:span><text:span text:style-name="T65"> (см. рисунок </text:span><text:span text:style-name="T65"><text:reference-ref text:reference-format="text" text:ref-name="Рисунок: деление с оценочн.">4</text:reference-ref></text:span><text:span text:style-name="T65">). В этом случае условия верификации повторно составлять не нужно – их мы возьмем из доказательства частичной корректности. Необходимо составить условие корректности </text:span><text:soft-page-break/><text:span text:style-name="T65">определения оценочной функции для точки сечения В и условие завершимости для единственного промежуточного базового пути B – T –</text:span><text:span text:style-name="T12"> </text:span><text:span text:style-name="T65">B.</text:span></text:p>
      <text:p text:style-name="P43"><draw:frame draw:style-name="fr4" draw:name="Врезка3" text:anchor-type="char" svg:x="-0.138cm" svg:y="0.106cm" svg:width="16.064cm" draw:z-index="144"><draw:text-box fo:min-height="8.246cm"><text:p text:style-name="P71"><draw:g text:anchor-type="as-char" draw:z-index="145" draw:style-name="gr46"><draw:g draw:style-name="gr2"><draw:g draw:style-name="gr2"><draw:custom-shape draw:style-name="gr5" draw:text-style-name="P158" svg:width="4.313cm" svg:height="1.588cm" svg:x="3.39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994cm" svg:height="1.472cm" svg:x="3.549cm" svg:y="0.058cm"><draw:text-box><text:p text:style-name="P157"><text:span text:style-name="T214">START:</text:span></text:p><text:p text:style-name="P157"><text:span text:style-name="T214">( </text:span><text:span text:style-name="T212">y</text:span><text:span text:style-name="T217">1</text:span><text:span text:style-name="T212">, y</text:span><text:span text:style-name="T217">2</text:span><text:span text:style-name="T212"> </text:span><text:span text:style-name="T214">) </text:span><text:span text:style-name="T215"></text:span><text:span text:style-name="T214"> </text:span><text:span text:style-name="T212">( 0, x</text:span><text:span text:style-name="T217">1</text:span><text:span text:style-name="T212"> )</text:span></text:p></draw:text-box></draw:frame></draw:g><draw:line draw:style-name="gr5" draw:text-style-name="P156" svg:x1="5.547cm" svg:y1="1.589cm" svg:x2="5.547cm" svg:y2="2.542cm"><text:p/></draw:line><draw:line draw:style-name="gr3" draw:text-style-name="P156" svg:x1="5.547cm" svg:y1="2.529cm" svg:x2="5.547cm" svg:y2="3.48cm"><text:p/></draw:line><draw:g draw:style-name="gr2"><draw:custom-shape draw:style-name="gr5" draw:text-style-name="P158" svg:width="3.675cm" svg:height="0.953cm" svg:x="3.715cm" svg:y="3.51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403cm" svg:height="0.883cm" svg:x="3.849cm" svg:y="3.547cm"><draw:text-box><text:p text:style-name="P157"><text:span text:style-name="T212">y</text:span><text:span text:style-name="T217">2</text:span><text:span text:style-name="T214"> </text:span><text:span text:style-name="T218"></text:span><text:span text:style-name="T214"> </text:span><text:span text:style-name="T212">x</text:span><text:span text:style-name="T217">2</text:span></text:p></draw:text-box></draw:frame></draw:g><draw:line draw:style-name="gr5" draw:text-style-name="P156" svg:x1="7.393cm" svg:y1="3.988cm" svg:x2="8.182cm" svg:y2="3.988cm"><text:p/></draw:line><draw:line draw:style-name="gr5" draw:text-style-name="P156" svg:x1="2.917cm" svg:y1="3.988cm" svg:x2="3.706cm" svg:y2="3.988cm"><text:p/></draw:line><draw:line draw:style-name="gr3" draw:text-style-name="P156" svg:x1="2.912cm" svg:y1="3.988cm" svg:x2="2.912cm" svg:y2="4.941cm"><text:p/></draw:line><draw:line draw:style-name="gr3" draw:text-style-name="P156" svg:x1="8.188cm" svg:y1="3.988cm" svg:x2="8.188cm" svg:y2="4.941cm"><text:p/></draw:line><draw:frame draw:style-name="gr4" draw:text-style-name="P157" svg:width="1.001cm" svg:height="0.636cm" svg:x="7.445cm" svg:y="3.353cm"><draw:text-box><text:p text:style-name="P157"><text:span text:style-name="T214">F</text:span></text:p></draw:text-box></draw:frame><draw:frame draw:style-name="gr4" draw:text-style-name="P157" svg:width="1.001cm" svg:height="0.636cm" svg:x="2.658cm" svg:y="3.353cm"><draw:text-box><text:p text:style-name="P157"><text:span text:style-name="T214">T</text:span></text:p></draw:text-box></draw:frame><draw:frame draw:style-name="gr8" draw:text-style-name="P157" svg:width="5.259cm" svg:height="0.953cm" svg:x="0.282cm" svg:y="4.976cm"><draw:text-box><text:p text:style-name="P157"><text:span text:style-name="T214">( </text:span><text:span text:style-name="T212">y</text:span><text:span text:style-name="T217">1</text:span><text:span text:style-name="T212">, y</text:span><text:span text:style-name="T217">2</text:span><text:span text:style-name="T214"> ) </text:span><text:span text:style-name="T215"></text:span><text:span text:style-name="T214"> </text:span><text:span text:style-name="T212">( y</text:span><text:span text:style-name="T217">1</text:span><text:span text:style-name="T212">+</text:span><text:span text:style-name="T214">1</text:span><text:span text:style-name="T212">, y</text:span><text:span text:style-name="T217">2</text:span><text:span text:style-name="T212">- x</text:span><text:span text:style-name="T217">2</text:span><text:span text:style-name="T212"> )</text:span></text:p></draw:text-box></draw:frame><draw:line draw:style-name="gr5" draw:text-style-name="P156" svg:x1="2.912cm" svg:y1="5.928cm" svg:x2="2.912cm" svg:y2="6.879cm"><text:p/></draw:line><draw:line draw:style-name="gr5" draw:text-style-name="P156" svg:x1="2.918cm" svg:y1="6.884cm" svg:x2="0.005cm" svg:y2="6.884cm"><text:p/></draw:line><draw:line draw:style-name="gr5" draw:text-style-name="P156" svg:x1="0.005cm" svg:y1="6.884cm" svg:x2="0.005cm" svg:y2="2.439cm"><text:p/></draw:line><draw:line draw:style-name="gr3" draw:text-style-name="P156" svg:x1="0cm" svg:y1="2.439cm" svg:x2="5.553cm" svg:y2="2.439cm"><text:p/></draw:line><draw:g draw:style-name="gr2"><draw:custom-shape draw:style-name="gr5" draw:text-style-name="P158" svg:width="4.313cm" svg:height="1.318cm" svg:x="6.033cm" svg:y="4.97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157" svg:width="3.994cm" svg:height="1.223cm" svg:x="6.193cm" svg:y="5.022cm"><draw:text-box><text:p text:style-name="P157"><text:span text:style-name="T274">HALT:</text:span></text:p><text:p text:style-name="P157"><text:span text:style-name="T274">( </text:span><text:span text:style-name="T275">z</text:span><text:span text:style-name="T276">1</text:span><text:span text:style-name="T275">, z</text:span><text:span text:style-name="T276">2</text:span><text:span text:style-name="T274"> ) </text:span><text:span text:style-name="T277"></text:span><text:span text:style-name="T274"> </text:span><text:span text:style-name="T275">( y</text:span><text:span text:style-name="T276">1</text:span><text:span text:style-name="T275">, y</text:span><text:span text:style-name="T276">2</text:span><text:span text:style-name="T275"> )</text:span></text:p></draw:text-box></draw:frame></draw:g><draw:line draw:style-name="gr11" draw:text-style-name="P156" svg:x1="5.533cm" svg:y1="2.843cm" svg:x2="8.162cm" svg:y2="2.843cm"><text:p/></draw:line><draw:frame draw:style-name="gr4" draw:text-style-name="P157" svg:width="1.001cm" svg:height="0.636cm" svg:x="4.662cm" svg:y="2.524cm"><draw:text-box><text:p text:style-name="P157"><text:span text:style-name="T214">B</text:span></text:p></draw:text-box></draw:frame><draw:frame draw:style-name="gr4" draw:text-style-name="P159" svg:width="7.069cm" svg:height="1.588cm" svg:x="8.243cm" svg:y="2.048cm"><draw:text-box><text:p><text:span text:style-name="T212">p</text:span><text:span text:style-name="T214">(</text:span><text:span text:style-name="T212">x</text:span><text:span text:style-name="T278">1</text:span><text:span text:style-name="T214">, </text:span><text:span text:style-name="T212">x</text:span><text:span text:style-name="T278">2</text:span><text:span text:style-name="T214">, </text:span><text:span text:style-name="T212">y</text:span><text:span text:style-name="T278">1</text:span><text:span text:style-name="T214">, </text:span><text:span text:style-name="T212">y</text:span><text:span text:style-name="T278">2</text:span><text:span text:style-name="T214">) </text:span><text:span text:style-name="T218"></text:span><text:span text:style-name="T214"> (</text:span><text:span text:style-name="T212">x</text:span><text:span text:style-name="T279">1</text:span><text:span text:style-name="T214"> = </text:span><text:span text:style-name="T212">y</text:span><text:span text:style-name="T279">1</text:span><text:span text:style-name="T212">x</text:span><text:span text:style-name="T279">2</text:span><text:span text:style-name="T214"> + </text:span><text:span text:style-name="T212">y</text:span><text:span text:style-name="T279">2</text:span><text:span text:style-name="T214">)</text:span><text:span text:style-name="T214"><text:line-break/></text:span><text:span text:style-name="T214"> <text:s text:c="19"/></text:span><text:span text:style-name="T280">∧</text:span><text:span text:style-name="T214">(</text:span><text:span text:style-name="T212">y</text:span><text:span text:style-name="T279">2</text:span><text:span text:style-name="T214"> </text:span><text:span text:style-name="T218"></text:span><text:span text:style-name="T214"> 0)</text:span></text:p><text:p text:style-name="P159"><text:span text:style-name="T212">u</text:span><text:span text:style-name="T214">(</text:span><text:span text:style-name="T212">x</text:span><text:span text:style-name="T278">1</text:span><text:span text:style-name="T214">, </text:span><text:span text:style-name="T212">x</text:span><text:span text:style-name="T278">2</text:span><text:span text:style-name="T214">, </text:span><text:span text:style-name="T212">y</text:span><text:span text:style-name="T278">1</text:span><text:span text:style-name="T214">, </text:span><text:span text:style-name="T212">y</text:span><text:span text:style-name="T278">2</text:span><text:span text:style-name="T214">) </text:span><text:span text:style-name="T218"></text:span><text:span text:style-name="T214"> </text:span><text:span text:style-name="T212">y</text:span><text:span text:style-name="T278">2</text:span></text:p></draw:text-box></draw:frame></draw:g><draw:frame draw:style-name="gr4" draw:text-style-name="P157" svg:width="0.689cm" svg:height="0.636cm" svg:x="2.087cm" svg:y="3.918cm"><draw:text-box><text:p text:style-name="P157"><text:span text:style-name="T214">D</text:span></text:p></draw:text-box></draw:frame><draw:line draw:style-name="gr12" draw:text-style-name="P156" svg:x1="2.793cm" svg:y1="4.256cm" svg:x2="2.899cm" svg:y2="4.256cm"><text:p/></draw:line></draw:g></text:p><text:p text:style-name="P71">Рисунок <text:reference-mark-start text:name="Рисунок: деление с оценочн."/><text:sequence text:ref-name="refDrawing3" text:name="Drawing" text:formula="ooow:Drawing+1" style:num-format="1">4</text:sequence><text:reference-mark-end text:name="Рисунок: деление с оценочн."/>. Доказательство завершаемости программы целочисленного деления</text:p></draw:text-box></draw:frame></text:p>
      <text:p text:style-name="P48">Условие корректности определения оценочной функции в точке сечения В:</text:p>
      <text:p text:style-name="P46"><text:span text:style-name="T68"></text:span><text:span text:style-name="T65"> </text:span><text:span text:style-name="T71">x</text:span><text:span text:style-name="T12">1</text:span><text:span text:style-name="T65">, </text:span><text:span text:style-name="T74">x</text:span><text:span text:style-name="T12">2</text:span><text:span text:style-name="T65">, </text:span><text:span text:style-name="T71">y</text:span><text:span text:style-name="T12">1</text:span><text:span text:style-name="T65">, </text:span><text:span text:style-name="T71">y</text:span><text:span text:style-name="T12">2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text:span><text:span text:style-name="T80">p</text:span><text:span text:style-name="T65">(</text:span><text:span text:style-name="T71">x</text:span><text:span text:style-name="T12">1</text:span><text:span text:style-name="T65">, </text:span><text:span text:style-name="T74">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8"></text:span><text:span text:style-name="T65"> u(</text:span><text:span text:style-name="T76">x</text:span><text:span text:style-name="T23">1</text:span><text:span text:style-name="T83">, </text:span><text:span text:style-name="T75">x</text:span><text:span text:style-name="T23">2</text:span><text:span text:style-name="T83">, </text:span><text:span text:style-name="T76">y</text:span><text:span text:style-name="T23">1</text:span><text:span text:style-name="T83">, </text:span><text:span text:style-name="T76">y</text:span><text:span text:style-name="T23">2</text:span><text:span text:style-name="T65">) </text:span><text:span text:style-name="T68"></text:span><text:span text:style-name="T65"> W]</text:span></text:p>
      <text:p text:style-name="P46"><text:span text:style-name="T65">Подставляем определения предиката </text:span><text:span text:style-name="T65">p, </text:span><text:span text:style-name="T65">функции </text:span><text:span text:style-name="T65">u </text:span><text:span text:style-name="T65">и множества </text:span><text:span text:style-name="T65">W:</text:span></text:p>
      <text:p text:style-name="P46"><text:span text:style-name="T68"></text:span><text:span text:style-name="T65"> </text:span><text:span text:style-name="T71">x</text:span><text:span text:style-name="T12">1</text:span><text:span text:style-name="T65">, </text:span><text:span text:style-name="T74">x</text:span><text:span text:style-name="T12">2</text:span><text:span text:style-name="T65">, </text:span><text:span text:style-name="T71">y</text:span><text:span text:style-name="T12">1</text:span><text:span text:style-name="T65">, </text:span><text:span text:style-name="T71">y</text:span><text:span text:style-name="T12">2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text:span><text:span text:style-name="T71">x</text:span><text:span text:style-name="T21">1</text:span><text:span text:style-name="T65"> = </text:span><text:span text:style-name="T71">y</text:span><text:span text:style-name="T21">1</text:span><text:span text:style-name="T71">x</text:span><text:span text:style-name="T21">2</text:span><text:span text:style-name="T65"> + </text:span><text:span text:style-name="T71">y</text:span><text:span text:style-name="T21">2</text:span><text:span text:style-name="T65">) </text:span><text:span text:style-name="T66">∧</text:span><text:span text:style-name="T65"> (</text:span><text:span text:style-name="T71">y</text:span><text:span text:style-name="T21">2</text:span><text:span text:style-name="T65"> </text:span><text:span text:style-name="T68"></text:span><text:span text:style-name="T65"> 0) </text:span><text:span text:style-name="T68"></text:span><text:span text:style-name="T65"> (</text:span><text:span text:style-name="T71">y</text:span><text:span text:style-name="T21">2</text:span><text:span text:style-name="T65"> </text:span><text:span text:style-name="T68"></text:span><text:span text:style-name="T65"> 0) ]</text:span></text:p>
      <text:p text:style-name="P48">Очевидно, что это условие истинно.</text:p>
      <text:p text:style-name="P48"/>
      <text:p text:style-name="P46"><text:span text:style-name="T65">Условие завершимости для пути </text:span><text:span text:style-name="T65">B – T –</text:span><text:span text:style-name="T12"> </text:span><text:span text:style-name="T65">B:</text:span></text:p>
      <text:p text:style-name="P46"><text:soft-page-break/><text:span text:style-name="T68"></text:span><text:span text:style-name="T65"> </text:span><text:span text:style-name="T71">x</text:span><text:span text:style-name="T12">1</text:span><text:span text:style-name="T65">, </text:span><text:span text:style-name="T74">x</text:span><text:span text:style-name="T12">2</text:span><text:span text:style-name="T65">, </text:span><text:span text:style-name="T71">y</text:span><text:span text:style-name="T12">1</text:span><text:span text:style-name="T65">, </text:span><text:span text:style-name="T71">y</text:span><text:span text:style-name="T12">2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text:span><text:span text:style-name="T80">p</text:span><text:span text:style-name="T65">(</text:span><text:span text:style-name="T71">x</text:span><text:span text:style-name="T12">1</text:span><text:span text:style-name="T65">, </text:span><text:span text:style-name="T74">x</text:span><text:span text:style-name="T12">2</text:span><text:span text:style-name="T65">, </text:span><text:span text:style-name="T71">y</text:span><text:span text:style-name="T12">1</text:span><text:span text:style-name="T65">, </text:span><text:span text:style-name="T71">y</text:span><text:span text:style-name="T12">2</text:span><text:span text:style-name="T65">) </text:span><text:span text:style-name="T66">∧</text:span><text:span text:style-name="T65"> (</text:span><text:span text:style-name="T71">y</text:span><text:span text:style-name="T21">2</text:span><text:span text:style-name="T65"> </text:span><text:span text:style-name="T68"></text:span><text:span text:style-name="T65"> </text:span><text:span text:style-name="T71">x</text:span><text:span text:style-name="T12">2</text:span><text:span text:style-name="T65">) </text:span><text:span text:style-name="T68"></text:span><text:span text:style-name="T65"> u(</text:span><text:span text:style-name="T76">x</text:span><text:span text:style-name="T23">1</text:span><text:span text:style-name="T83">, </text:span><text:span text:style-name="T75">x</text:span><text:span text:style-name="T23">2</text:span><text:span text:style-name="T83">, </text:span><text:span text:style-name="T76">y</text:span><text:span text:style-name="T23">1</text:span><text:span text:style-name="T83">, </text:span><text:span text:style-name="T76">y</text:span><text:span text:style-name="T23">2</text:span><text:span text:style-name="T65">) &gt; u(</text:span><text:span text:style-name="T76">x</text:span><text:span text:style-name="T23">1</text:span><text:span text:style-name="T83">, </text:span><text:span text:style-name="T75">x</text:span><text:span text:style-name="T23">2</text:span><text:span text:style-name="T83">, </text:span><text:span text:style-name="T76">y</text:span><text:span text:style-name="T23">1 </text:span><text:span text:style-name="T83">+ 1, </text:span><text:span text:style-name="T76">y</text:span><text:span text:style-name="T23">2</text:span><text:span text:style-name="T65"> - </text:span><text:span text:style-name="T71">x</text:span><text:span text:style-name="T12">2</text:span><text:span text:style-name="T65">) ]</text:span></text:p>
      <text:p text:style-name="P46"><text:span text:style-name="T65">Подставляем определения предиката </text:span><text:span text:style-name="T65">p </text:span><text:span text:style-name="T65">и</text:span><text:span text:style-name="T65"> </text:span><text:span text:style-name="T65">функции </text:span><text:span text:style-name="T65">u:</text:span></text:p>
      <text:p text:style-name="P46"><text:span text:style-name="T68"></text:span><text:span text:style-name="T65"> </text:span><text:span text:style-name="T71">x</text:span><text:span text:style-name="T12">1</text:span><text:span text:style-name="T65">, </text:span><text:span text:style-name="T74">x</text:span><text:span text:style-name="T12">2</text:span><text:span text:style-name="T65">, </text:span><text:span text:style-name="T71">y</text:span><text:span text:style-name="T12">1</text:span><text:span text:style-name="T65">, </text:span><text:span text:style-name="T71">y</text:span><text:span text:style-name="T12">2 </text:span><text:span text:style-name="T68"></text:span><text:span text:style-name="T65"> </text:span><text:span text:style-name="T87">Z</text:span><text:span text:style-name="T65"> <text:s/>[ (</text:span><text:span text:style-name="T71">x</text:span><text:span text:style-name="T12">1</text:span><text:span text:style-name="T65"> </text:span><text:span text:style-name="T68"></text:span><text:span text:style-name="T65"> 0) </text:span><text:span text:style-name="T66">∧</text:span><text:span text:style-name="T65"> </text:span><text:span text:style-name="T65">(</text:span><text:span text:style-name="T71">x</text:span><text:span text:style-name="T21">2</text:span><text:span text:style-name="T65"> &gt; 0) </text:span><text:span text:style-name="T66">∧</text:span><text:span text:style-name="T65"> (</text:span><text:span text:style-name="T71">x</text:span><text:span text:style-name="T21">1</text:span><text:span text:style-name="T65"> = </text:span><text:span text:style-name="T71">y</text:span><text:span text:style-name="T21">1</text:span><text:span text:style-name="T71">x</text:span><text:span text:style-name="T21">2</text:span><text:span text:style-name="T65"> + </text:span><text:span text:style-name="T71">y</text:span><text:span text:style-name="T21">2</text:span><text:span text:style-name="T65">) </text:span><text:span text:style-name="T66">∧</text:span><text:span text:style-name="T65"> (</text:span><text:span text:style-name="T71">y</text:span><text:span text:style-name="T21">2</text:span><text:span text:style-name="T65"> </text:span><text:span text:style-name="T68"></text:span><text:span text:style-name="T65"> 0) </text:span><text:span text:style-name="T66">∧</text:span><text:span text:style-name="T65"> (</text:span><text:span text:style-name="T71">y</text:span><text:span text:style-name="T21">2</text:span><text:span text:style-name="T65"> </text:span><text:span text:style-name="T68"></text:span><text:span text:style-name="T65"> </text:span><text:span text:style-name="T71">x</text:span><text:span text:style-name="T12">2</text:span><text:span text:style-name="T65">) </text:span><text:span text:style-name="T68"></text:span><text:span text:style-name="T65"> </text:span><text:span text:style-name="T76">y</text:span><text:span text:style-name="T23">2</text:span><text:span text:style-name="T65"> &gt; </text:span><text:span text:style-name="T76">y</text:span><text:span text:style-name="T23">2</text:span><text:span text:style-name="T65"> - </text:span><text:span text:style-name="T71">x</text:span><text:span text:style-name="T12">2</text:span><text:span text:style-name="T65"> ]</text:span></text:p>
      <text:p text:style-name="P48">Это условие является истинным.</text:p>
      <text:p text:style-name="P46"><text:span text:style-name="T65">Тем самым, согласно теореме </text:span><text:span text:style-name="T65"><text:reference-ref text:reference-format="text" text:ref-name="Теорема: метод фунд-х мн-в">2</text:reference-ref></text:span><text:span text:style-name="T65"> блок-схема целочисленного деления на рисунке </text:span><text:span text:style-name="T65"><text:reference-ref text:reference-format="text" text:ref-name="Рисунок: блок-схема деления">2</text:reference-ref></text:span><text:span text:style-name="T65"> завершается при всех значениях входных данных, удовлетворяющих предикату </text:span><text:span text:style-name="T66"></text:span><text:span text:style-name="T65">.</text:span></text:p>
      <text:p text:style-name="P48">Нами доказана частичная корректность и завершаемость блок-схемы, а, значит, доказана полная корректность.</text:p>
      <text:h text:style-name="P96" text:outline-level="3">Задачи и упражнения</text:h>
      <text:p text:style-name="P4">В некоторых задачах верифицируемая программа записана в виде функции на языке программирования Си. При решении задачи необходимо (явно или неявно) составить модель этой функции в виде блок-схемы. Блок-схема должна дословно повторять текст функции без преобразования выражений, моделируя последовательность операторов функции последовательностью соответствующих подсхем, условный оператор и операторы цикла – при помощи соответствующих операторов языка блок-схем. Все локальные переменные функции объявляются в её начале и моделируются соответствующим оператором START. Для упрощения считать, что все арифметические операции выполняются точно, разрядной сетки хватает для проведения всех необходимых вычислений в этой функции.</text:p>
      <text:h text:style-name="P80" text:outline-level="4"><text:soft-page-break/><text:span text:style-name="T65">В блок-схеме на рисунке </text:span><text:span text:style-name="T65"><text:reference-ref text:reference-format="text" text:ref-name="К задаче: Н">5</text:reference-ref></text:span><text:span text:style-name="T65"> заданы путь </text:span><text:span text:style-name="T68"> </text:span><text:span text:style-name="T65">и предикат </text:span><text:span text:style-name="T71">p</text:span><text:span text:style-name="T12">1</text:span><text:span text:style-name="T65">: D</text:span><text:span text:style-name="T15">x</text:span><text:span text:style-name="T65"> </text:span><text:span text:style-name="T68"></text:span><text:span text:style-name="T65"> D</text:span><text:span text:style-name="T15">y</text:span><text:span text:style-name="T65"> </text:span><text:span text:style-name="T68"></text:span><text:span text:style-name="T65"> {Т, F}</text:span><text:span text:style-name="T65"> </text:span><text:span text:style-name="T65">– </text:span><text:span text:style-name="T65">на значения</text:span><text:span text:style-name="T65"> </text:span><text:span text:style-name="T65">входных и промежуточных переменных в начале этого пути.</text:span></text:h>
      <text:p text:style-name="P13"/>
      <text:p text:style-name="P4"><draw:frame draw:style-name="fr5" draw:name="Врезка20" text:anchor-type="as-char" svg:y="-8.433cm" svg:width="12.682cm" draw:z-index="13"><draw:text-box fo:min-height="7.646cm"><text:p text:style-name="P72"><draw:frame draw:style-name="fr12" draw:name="Объект20" text:anchor-type="as-char" svg:width="11.934cm" svg:height="7.117cm" style:rel-height="scale" draw:z-index="14"><draw:object xlink:href="./Object 3" xlink:type="simple" xlink:show="embed" xlink:actuate="onLoad"/><draw:image xlink:href="./ObjectReplacements/Object 3" xlink:type="simple" xlink:show="embed" xlink:actuate="onLoad"/></draw:frame></text:p><text:p text:style-name="P72">Рисунок <text:reference-mark-start text:name="К задаче: Н"/><text:sequence text:ref-name="refDrawing4" text:name="Drawing" text:formula="ooow:Drawing+1" style:num-format="1">5</text:sequence><text:reference-mark-end text:name="К задаче: Н"/>. Рисунок к задаче</text:p></draw:text-box></draw:frame></text:p>
      <text:p text:style-name="P4"/>
      <text:p text:style-name="P4">Записать точный предикат <text:span text:style-name="T4">p</text:span><text:span text:style-name="T12">2</text:span>: <text:span text:style-name="T97">D</text:span><text:span text:style-name="T16">x</text:span>  <text:span text:style-name="T97">D</text:span><text:span text:style-name="T16">y</text:span>  {Т, F} – на значения входных и промежуточных переменных в конце этого пути, если вычисление идет по пути  <text:s/>и начинается из конфигурации со значениями входных и промежуточных переменных, удовлетворяющими предикату <text:span text:style-name="T4">p</text:span><text:span text:style-name="T21">1</text:span>.</text:p>
      <text:p text:style-name="P4">Т.е. записать предикат <text:span text:style-name="T4">p</text:span><text:span text:style-name="T12">2</text:span> истинный на тех и только тех значениях x'  <text:span text:style-name="T97">D</text:span><text:span text:style-name="T16">x</text:span> и y'  <text:span text:style-name="T97">D</text:span><text:span text:style-name="T16">y</text:span>, для которых существуют x  <text:span text:style-name="T97">D</text:span><text:span text:style-name="T16">x</text:span> и y  <text:span text:style-name="T97">D</text:span><text:span text:style-name="T16">y</text:span> такие, что выполнено <text:span text:style-name="T4">p</text:span><text:span text:style-name="T12">1</text:span>(x, y), и существует вычисление, начинающееся в конфигурации со значениями переменных (x, y), выполняющееся по пути  и завершающееся в конфигурации в конце пути со значениями переменных (x', y'). Множество переменных V = {x, y<text:span text:style-name="T12">1</text:span>, y<text:span text:style-name="T12">2</text:span>, z} состоит из одной входной, двух промежуточных и одной выходной переменной. Доменами всех переменных является множество целых чисел.</text:p>
      <text:p text:style-name="P4"><text:soft-page-break/></text:p>
      <text:list xml:id="list38557211" text:continue-list="list38532161" text:style-name="L9">
        <text:list-item>
          <text:list>
            <text:list-item text:start-value="1">
              <text:p text:style-name="P128"><text:span text:style-name="T83"></text:span><text:span text:style-name="T83">: </text:span><text:span text:style-name="T83">B – C; <text:s/></text:span><text:span text:style-name="T76">p</text:span><text:span text:style-name="T23">1</text:span><text:span text:style-name="T83">(</text:span><text:span text:style-name="T76">x</text:span><text:span text:style-name="T83">, </text:span><text:span text:style-name="T76">y</text:span><text:span text:style-name="T23">1</text:span><text:span text:style-name="T83">, </text:span><text:span text:style-name="T76">y</text:span><text:span text:style-name="T23">2</text:span><text:span text:style-name="T83">) = (</text:span><text:span text:style-name="T76">x</text:span><text:span text:style-name="T83"> = 0 </text:span><text:span text:style-name="T128">∧ </text:span><text:span text:style-name="T134">y</text:span><text:span text:style-name="T112">1</text:span><text:span text:style-name="T128"> = 0 ∧ </text:span><text:span text:style-name="T134">y</text:span><text:span text:style-name="T112">2</text:span><text:span text:style-name="T128"> = 1)</text:span></text:p>
            </text:list-item>
            <text:list-item>
              <text:p text:style-name="P129"><text:span text:style-name="T128"></text:span><text:span text:style-name="T128">: </text:span><text:span text:style-name="T128">B – C;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2</text:span><text:span text:style-name="T128"> = 1)</text:span></text:p>
            </text:list-item>
            <text:list-item>
              <text:p text:style-name="P129"><text:span text:style-name="T128"></text:span><text:span text:style-name="T128">: </text:span><text:span text:style-name="T128">B – C;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1</text:span><text:span text:style-name="T128"> = </text:span><text:span text:style-name="T134">x</text:span><text:span text:style-name="T128">)</text:span></text:p>
            </text:list-item>
            <text:list-item>
              <text:p text:style-name="P129"><text:span text:style-name="T128"></text:span><text:span text:style-name="T128">: </text:span><text:span text:style-name="T128">B – C;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1 &lt; </text:span><text:span text:style-name="T134">y</text:span><text:span text:style-name="T112">1</text:span><text:span text:style-name="T128"> &lt; 10 ∧ </text:span><text:span text:style-name="T134">y</text:span><text:span text:style-name="T112">2</text:span><text:span text:style-name="T128"> &gt; </text:span><text:span text:style-name="T134">x</text:span><text:span text:style-name="T128">)</text:span></text:p>
            </text:list-item>
            <text:list-item>
              <text:p text:style-name="P129"><text:span text:style-name="T128"></text:span><text:span text:style-name="T128">: </text:span><text:span text:style-name="T128">B – C – B;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1</text:span><text:span text:style-name="T128">·</text:span><text:span text:style-name="T134">x</text:span><text:span text:style-name="T128"> = </text:span><text:span text:style-name="T134">y</text:span><text:span text:style-name="T112">2</text:span><text:span text:style-name="T128">)</text:span></text:p>
            </text:list-item>
            <text:list-item>
              <text:p text:style-name="P129"><text:span text:style-name="T128"></text:span><text:span text:style-name="T128">: </text:span><text:span text:style-name="T128">B – C – B – C – B;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1</text:span><text:span text:style-name="T128">·</text:span><text:span text:style-name="T134">x</text:span><text:span text:style-name="T128"> = </text:span><text:span text:style-name="T134">y</text:span><text:span text:style-name="T112">2</text:span><text:span text:style-name="T128">)</text:span></text:p>
            </text:list-item>
            <text:list-item>
              <text:p text:style-name="P129"><text:span text:style-name="T128"></text:span><text:span text:style-name="T128">: </text:span><text:span text:style-name="T128">C – B – C;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1</text:span><text:span text:style-name="T128">·</text:span><text:span text:style-name="T134">x</text:span><text:span text:style-name="T128"> = </text:span><text:span text:style-name="T134">y</text:span><text:span text:style-name="T112">2</text:span><text:span text:style-name="T128">)</text:span></text:p>
            </text:list-item>
            <text:list-item>
              <text:p text:style-name="P129"><text:span text:style-name="T128"></text:span><text:span text:style-name="T128">: </text:span><text:span text:style-name="T128">C – B – C;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2</text:span><text:span text:style-name="T128"> &lt; 0)</text:span></text:p>
            </text:list-item>
            <text:list-item>
              <text:p text:style-name="P129"><text:span text:style-name="T128"></text:span><text:span text:style-name="T128">: </text:span><text:span text:style-name="T128">A – B – C – A;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1</text:span><text:span text:style-name="T128"> </text:span><text:span text:style-name="T128">≥ </text:span><text:span text:style-name="T134">x</text:span><text:span text:style-name="T128">)</text:span></text:p>
            </text:list-item>
            <text:list-item>
              <text:p text:style-name="P129"><text:span text:style-name="T128"></text:span><text:span text:style-name="T128">: </text:span><text:span text:style-name="T128">B – C – D;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1</text:span><text:span text:style-name="T128"> </text:span><text:span text:style-name="T128">= 1 ∧ </text:span><text:span text:style-name="T134">y</text:span><text:span text:style-name="T112">2</text:span><text:span text:style-name="T128"> = 0)</text:span></text:p>
            </text:list-item>
            <text:list-item>
              <text:p text:style-name="P129"><text:span text:style-name="T128"></text:span><text:span text:style-name="T128">: </text:span><text:span text:style-name="T128">B – C – D;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y</text:span><text:span text:style-name="T112">1</text:span><text:span text:style-name="T128"> </text:span><text:span text:style-name="T128">= 1)</text:span></text:p>
            </text:list-item>
            <text:list-item>
              <text:p text:style-name="P129"><text:span text:style-name="T128"></text:span><text:span text:style-name="T128">: </text:span><text:span text:style-name="T128">START – A – B – C – B – C – A – D – HALT; </text:span><text:span text:style-name="T134">p</text:span><text:span text:style-name="T112">1</text:span><text:span text:style-name="T128">(</text:span><text:span text:style-name="T134">x</text:span><text:span text:style-name="T128">, </text:span><text:span text:style-name="T134">y</text:span><text:span text:style-name="T112">1</text:span><text:span text:style-name="T128">, </text:span><text:span text:style-name="T134">y</text:span><text:span text:style-name="T112">2</text:span><text:span text:style-name="T128">) = (</text:span><text:span text:style-name="T134">x</text:span><text:span text:style-name="T128"> = 2 ∧ 0 ≤ </text:span><text:span text:style-name="T134">y</text:span><text:span text:style-name="T112">1</text:span><text:span text:style-name="T128"> &lt; </text:span><text:span text:style-name="T134">x</text:span><text:span text:style-name="T128">)</text:span></text:p>
            </text:list-item>
          </text:list>
        </text:list-item>
      </text:list>
      <text:h text:style-name="P79" text:outline-level="4">Для заданной блок-схемы, спецификации, точек сечения, индуктивных утверждений, фундированного множества и оценочных функций выпишите все те и только те условия верификации, корректности и завершимости, которые не являются истинными при доказательстве полной корректности блок-схемы относительно спецификации при помощи методов Флойда. Доменами всех переменных является множество всех целых чисел.</text:h>
      <text:p text:style-name="P4"><draw:frame draw:style-name="fr13" draw:name="Object2" text:anchor-type="char" svg:x="6.066cm" svg:y="0.025cm" svg:width="9.364cm" svg:height="6.546cm" draw:z-index="2"><draw:object xlink:href="./Object 16" xlink:type="simple" xlink:show="embed" xlink:actuate="onLoad"/><draw:image xlink:href="./ObjectReplacements/Object 16" xlink:type="simple" xlink:show="embed" xlink:actuate="onLoad"/></draw:frame></text:p>
      <text:list xml:id="list38544860" text:continue-list="list38557211" text:style-name="L9">
        <text:list-item>
          <text:list>
            <text:list-item text:start-value="1">
              <text:p text:style-name="P130">φ(x) = (x &gt; 0)</text:p>
              <text:p text:style-name="P134"><text:span text:style-name="T130">ψ(x, z) = (</text:span><text:bookmark text:name="docs-internal-guid-4daff55c-5e3d-60f0-8ecc-d03c3b401d14111"/><text:span text:style-name="T130">z </text:span><text:span text:style-name="T128">&gt; 0</text:span><text:span text:style-name="T130">)</text:span></text:p>
              <text:p text:style-name="P134"><text:soft-page-break/><text:span text:style-name="T130">p</text:span><text:span text:style-name="T115">A</text:span><text:span text:style-name="T130">(x, y</text:span><text:span text:style-name="T115">1</text:span><text:span text:style-name="T130">, y</text:span><text:span text:style-name="T115">2</text:span><text:span text:style-name="T130">) = (y</text:span><text:span text:style-name="T115">1</text:span><text:span text:style-name="T130"> </text:span><text:span text:style-name="T128">≤</text:span><text:span text:style-name="T130"> 2y</text:span><text:span text:style-name="T115">2</text:span><text:span text:style-name="T130">)</text:span></text:p>
              <text:p text:style-name="P134"><text:span text:style-name="T130">W = (Nat</text:span><text:span text:style-name="T115">0</text:span><text:span text:style-name="T130">, &lt;)</text:span></text:p>
              <text:p text:style-name="P134"><text:span text:style-name="T130">u</text:span><text:span text:style-name="T115">A</text:span><text:span text:style-name="T130">(x, y</text:span><text:span text:style-name="T115">1</text:span><text:span text:style-name="T130">, y</text:span><text:span text:style-name="T115">2</text:span><text:span text:style-name="T130">) = <text:s/>y</text:span><text:span text:style-name="T115">1</text:span></text:p>
            </text:list-item>
          </text:list>
        </text:list-item>
      </text:list>
      <text:p text:style-name="P49"/>
      <text:p text:style-name="P49"/>
      <text:list xml:id="list38532458" text:continue-numbering="true" text:style-name="L9">
        <text:list-item>
          <text:list>
            <text:list-item>
              <text:p text:style-name="P109"><draw:frame draw:style-name="fr11" draw:name="Объект18" text:anchor-type="paragraph" svg:x="9.86cm" svg:y="-0.39cm" svg:width="5.657cm" svg:height="9.631cm" draw:z-index="3"><draw:object xlink:href="./Object 22" xlink:type="simple" xlink:show="embed" xlink:actuate="onLoad"/><draw:image xlink:href="./ObjectReplacements/Object 22" xlink:type="simple" xlink:show="embed" xlink:actuate="onLoad"/><svg:desc>OLE-объект</svg:desc></draw:frame>φ(x) = (|x| &lt; 10)</text:p>
              <text:p text:style-name="P111"><text:span text:style-name="T121"><text:s text:c="5"/>ψ(x, z) = (</text:span><text:bookmark text:name="docs-internal-guid-4daff55c-5e3d-60f0-8ecc-d03c3b401d1411111"/><text:span text:style-name="T121">|x| = |z|</text:span><text:span text:style-name="T122">)</text:span></text:p>
              <text:p text:style-name="P136"><text:span text:style-name="T122">p</text:span><text:span text:style-name="T108">A</text:span><text:span text:style-name="T122">(x, y</text:span><text:span text:style-name="T108">1</text:span><text:span text:style-name="T122">, y</text:span><text:span text:style-name="T108">2</text:span><text:span text:style-name="T122">) = (y</text:span><text:span text:style-name="T108">1</text:span><text:span text:style-name="T122"> </text:span><text:span text:style-name="T125">= -x</text:span><text:span text:style-name="T122">)</text:span></text:p>
              <text:p text:style-name="P136"><text:span text:style-name="T122">p</text:span><text:span text:style-name="T108">B</text:span><text:span text:style-name="T122">(x, y</text:span><text:span text:style-name="T108">1</text:span><text:span text:style-name="T122">, y</text:span><text:span text:style-name="T108">2</text:span><text:span text:style-name="T122">) = (y</text:span><text:span text:style-name="T108">1</text:span><text:span text:style-name="T122"> </text:span><text:span text:style-name="T125">= -x</text:span><text:span text:style-name="T122">)</text:span></text:p>
              <text:p text:style-name="P136"><text:span text:style-name="T122">p</text:span><text:span text:style-name="T108">C</text:span><text:span text:style-name="T122">(x, y</text:span><text:span text:style-name="T108">1</text:span><text:span text:style-name="T122">, y</text:span><text:span text:style-name="T108">2</text:span><text:span text:style-name="T122">) = (y</text:span><text:span text:style-name="T108">2</text:span><text:span text:style-name="T122"> </text:span><text:span text:style-name="T125">= x ∧ x &gt; 0</text:span><text:span text:style-name="T122">)</text:span></text:p>
              <text:p text:style-name="P136"><text:span text:style-name="T122">W = (Nat</text:span><text:span text:style-name="T108">0</text:span><text:span text:style-name="T122">, &lt;)</text:span></text:p>
              <text:p text:style-name="P136"><text:span text:style-name="T122">u</text:span><text:span text:style-name="T108">B</text:span><text:span text:style-name="T122">(x, y</text:span><text:span text:style-name="T108">1</text:span><text:span text:style-name="T122">, y</text:span><text:span text:style-name="T108">2</text:span><text:span text:style-name="T122">) = y</text:span><text:span text:style-name="T108">1 </text:span><text:span text:style-name="T122">– 1</text:span></text:p>
              <text:p text:style-name="P136"><text:span text:style-name="T122">u</text:span><text:span text:style-name="T108">A</text:span><text:span text:style-name="T122">(x, y</text:span><text:span text:style-name="T108">1</text:span><text:span text:style-name="T122">, y</text:span><text:span text:style-name="T108">2</text:span><text:span text:style-name="T122">) = y</text:span><text:span text:style-name="T108">1</text:span></text:p>
              <text:p text:style-name="P136"><text:span text:style-name="T122">u</text:span><text:span text:style-name="T108">C</text:span><text:span text:style-name="T122">(x, y</text:span><text:span text:style-name="T108">1</text:span><text:span text:style-name="T122">, y</text:span><text:span text:style-name="T108">2</text:span><text:span text:style-name="T122">) = y</text:span><text:span text:style-name="T108">1 </text:span></text:p>
              <text:p text:style-name="P133"/>
            </text:list-item>
            <text:list-item>
              <text:p text:style-name="P133">φ(x) = (x &gt; 0)</text:p>
              <text:p text:style-name="P134"><text:span text:style-name="T139">ψ(x, z) = (</text:span><text:bookmark text:name="docs-internal-guid-4daff55c-5e3d-60f0-8ecc-d03c3b401d1411"/><text:span text:style-name="T131">z </text:span><text:span text:style-name="T129">≥</text:span><text:span text:style-name="T133"> x</text:span><text:span text:style-name="T131">)</text:span></text:p>
              <text:p text:style-name="P134"><text:span text:style-name="T131">p</text:span><text:span text:style-name="T114">A</text:span><text:span text:style-name="T131">(x, y</text:span><text:span text:style-name="T114">1</text:span><text:span text:style-name="T131">, y</text:span><text:span text:style-name="T114">2</text:span><text:span text:style-name="T131">) = (y</text:span><text:span text:style-name="T114">1</text:span><text:span text:style-name="T131"> = x)</text:span></text:p>
              <text:p text:style-name="P134"><text:span text:style-name="T131">W = (Nat</text:span><text:span text:style-name="T114">0</text:span><text:span text:style-name="T131">, &lt;)</text:span></text:p>
              <text:p text:style-name="P134"><text:span text:style-name="T131">u</text:span><text:span text:style-name="T114">A</text:span><text:span text:style-name="T131">(x, y</text:span><text:span text:style-name="T114">1</text:span><text:span text:style-name="T131">, y</text:span><text:span text:style-name="T114">2</text:span><text:span text:style-name="T131">) = <text:s/>y</text:span><text:span text:style-name="T114">2</text:span></text:p>
              <text:p text:style-name="P131"><draw:frame draw:style-name="fr11" draw:name="Object1" text:anchor-type="paragraph" svg:x="4.117cm" svg:y="-0.101cm" svg:width="10.825cm" svg:height="7.645cm" draw:z-index="1"><draw:object xlink:href="./Object 17" xlink:type="simple" xlink:show="embed" xlink:actuate="onLoad"/><draw:image xlink:href="./ObjectReplacements/Object 17" xlink:type="simple" xlink:show="embed" xlink:actuate="onLoad"/><svg:desc>OLE-объект</svg:desc></draw:frame><text:line-break/><text:line-break/><text:line-break/></text:p>
              <text:p text:style-name="P131"/>
              <text:p text:style-name="P131"><text:soft-page-break/></text:p>
              <text:p text:style-name="P131"/>
              <text:p text:style-name="P131"/>
            </text:list-item>
            <text:list-item>
              <text:p text:style-name="P134"><text:span text:style-name="T139">φ(x) = (|x| &lt; 5</text:span><draw:frame draw:style-name="fr13" draw:name="Объект2" text:anchor-type="char" svg:x="5.868cm" svg:y="0.039cm" svg:width="9.659cm" svg:height="6.456cm" draw:z-index="63"><draw:object xlink:href="./Object 2" xlink:type="simple" xlink:show="embed" xlink:actuate="onLoad"/><draw:image xlink:href="./ObjectReplacements/Object 2" xlink:type="simple" xlink:show="embed" xlink:actuate="onLoad"/></draw:frame><text:span text:style-name="T139">)</text:span></text:p>
              <text:p text:style-name="P134"><text:span text:style-name="T139">ψ(x, z) = (z </text:span><text:span text:style-name="T140">≥</text:span><text:span text:style-name="T141"> 0</text:span><text:span text:style-name="T131">)</text:span></text:p>
              <text:p text:style-name="P134"><text:span text:style-name="T131">p</text:span><text:span text:style-name="T114">A</text:span><text:span text:style-name="T131">(x, y</text:span><text:span text:style-name="T114">1</text:span><text:span text:style-name="T131">, y</text:span><text:span text:style-name="T114">2</text:span><text:span text:style-name="T131">) = (y</text:span><text:span text:style-name="T114">1</text:span><text:span text:style-name="T131"> </text:span><text:span text:style-name="T129">= -x</text:span><text:span text:style-name="T131">)</text:span></text:p>
              <text:p text:style-name="P134"><text:span text:style-name="T131">p</text:span><text:span text:style-name="T114">B</text:span><text:span text:style-name="T131">(x, y</text:span><text:span text:style-name="T114">1</text:span><text:span text:style-name="T131">, y</text:span><text:span text:style-name="T114">2</text:span><text:span text:style-name="T131">) = (y</text:span><text:span text:style-name="T114">1</text:span><text:span text:style-name="T131"> </text:span><text:span text:style-name="T129">= -x</text:span><text:span text:style-name="T131">)</text:span></text:p>
              <text:p text:style-name="P134"><text:span text:style-name="T131">p</text:span><text:span text:style-name="T114">C</text:span><text:span text:style-name="T131">(x, y</text:span><text:span text:style-name="T114">1</text:span><text:span text:style-name="T131">, y</text:span><text:span text:style-name="T114">2</text:span><text:span text:style-name="T131">) =</text:span></text:p>
              <text:p text:style-name="P134"><text:span text:style-name="T131"><text:s text:c="7"/>(y</text:span><text:span text:style-name="T114">2</text:span><text:span text:style-name="T131"> </text:span><text:span text:style-name="T129">= x ∧ x &gt; 0</text:span><text:span text:style-name="T131">)</text:span></text:p>
              <text:p text:style-name="P134"><text:span text:style-name="T132">W = (Nat</text:span><text:span text:style-name="T116">0</text:span><text:span text:style-name="T132">, &lt;)</text:span></text:p>
              <text:p text:style-name="P134"><text:span text:style-name="T132">u</text:span><text:span text:style-name="T116">B</text:span><text:span text:style-name="T132">(x, y</text:span><text:span text:style-name="T116">1</text:span><text:span text:style-name="T132">, y</text:span><text:span text:style-name="T116">2</text:span><text:span text:style-name="T132">) = y</text:span><text:span text:style-name="T116">1 </text:span><text:span text:style-name="T132">– 1</text:span></text:p>
              <text:p text:style-name="P134"><text:span text:style-name="T132">u</text:span><text:span text:style-name="T116">A</text:span><text:span text:style-name="T132">(x, y</text:span><text:span text:style-name="T116">1</text:span><text:span text:style-name="T132">, y</text:span><text:span text:style-name="T116">2</text:span><text:span text:style-name="T132">) = y</text:span><text:span text:style-name="T116">1</text:span></text:p>
              <text:p text:style-name="P134"><text:span text:style-name="T132">u</text:span><text:span text:style-name="T116">C</text:span><text:span text:style-name="T132">(x, y</text:span><text:span text:style-name="T116">1</text:span><text:span text:style-name="T132">, y</text:span><text:span text:style-name="T116">2</text:span><text:span text:style-name="T132">) = y</text:span><text:span text:style-name="T116">1</text:span></text:p>
              <text:p text:style-name="P110"/>
            </text:list-item>
            <text:list-item>
              <text:p text:style-name="P135"><text:span text:style-name="T130">φ(x) = (x </text:span><text:span text:style-name="T128">≥</text:span><text:span text:style-name="T130"> 0)</text:span><draw:frame draw:style-name="fr13" draw:name="Объект21" text:anchor-type="char" svg:x="8.691cm" svg:y="-0.39cm" svg:width="6.803cm" svg:height="11.441cm" draw:z-index="64"><draw:object xlink:href="./Object 23" xlink:type="simple" xlink:show="embed" xlink:actuate="onLoad"/><draw:image xlink:href="./ObjectReplacements/Object 23" xlink:type="simple" xlink:show="embed" xlink:actuate="onLoad"/></draw:frame></text:p>
              <text:p text:style-name="P135"><text:span text:style-name="T139">ψ(x, z) = (z &gt; 0</text:span><text:span text:style-name="T131">)</text:span></text:p>
              <text:p text:style-name="P134"><text:span text:style-name="T131">p</text:span><text:span text:style-name="T114">A</text:span><text:span text:style-name="T131">(x, y</text:span><text:span text:style-name="T114">1</text:span><text:span text:style-name="T131">, y</text:span><text:span text:style-name="T114">2</text:span><text:span text:style-name="T131">) = (y</text:span><text:span text:style-name="T114">2</text:span><text:span text:style-name="T131"> </text:span><text:span text:style-name="T129">= x</text:span><text:span text:style-name="T131">)</text:span></text:p>
              <text:p text:style-name="P134"><text:span text:style-name="T131">p</text:span><text:span text:style-name="T114">B</text:span><text:span text:style-name="T131">(x, y</text:span><text:span text:style-name="T114">1</text:span><text:span text:style-name="T131">, y</text:span><text:span text:style-name="T114">2</text:span><text:span text:style-name="T131">) = (y</text:span><text:span text:style-name="T114">2</text:span><text:span text:style-name="T131"> </text:span><text:span text:style-name="T129">= x</text:span><text:span text:style-name="T131">)</text:span></text:p>
              <text:p text:style-name="P134"><text:span text:style-name="T131">p</text:span><text:span text:style-name="T114">C</text:span><text:span text:style-name="T131">(x, y</text:span><text:span text:style-name="T114">1</text:span><text:span text:style-name="T131">, y</text:span><text:span text:style-name="T114">2</text:span><text:span text:style-name="T131">) = (y</text:span><text:span text:style-name="T114">2</text:span><text:span text:style-name="T131"> </text:span><text:span text:style-name="T129">= x ∧ y</text:span><text:span text:style-name="T113">1</text:span><text:span text:style-name="T129"> ≥ 0</text:span><text:span text:style-name="T131">)</text:span></text:p>
              <text:p text:style-name="P134"><text:span text:style-name="T131">W = (Nat</text:span><text:span text:style-name="T114">0</text:span><text:span text:style-name="T131">, &lt;)</text:span></text:p>
              <text:p text:style-name="P134"><text:span text:style-name="T131">u</text:span><text:span text:style-name="T114">A</text:span><text:span text:style-name="T131">(x, y</text:span><text:span text:style-name="T114">1</text:span><text:span text:style-name="T131">, y</text:span><text:span text:style-name="T114">2</text:span><text:span text:style-name="T131">) = y</text:span><text:span text:style-name="T114">1 </text:span><text:span text:style-name="T131">+ 2</text:span></text:p>
              <text:p text:style-name="P134"><text:span text:style-name="T131">u</text:span><text:span text:style-name="T114">B</text:span><text:span text:style-name="T131">(x, y</text:span><text:span text:style-name="T114">1</text:span><text:span text:style-name="T131">, y</text:span><text:span text:style-name="T114">2</text:span><text:span text:style-name="T131">) = y</text:span><text:span text:style-name="T114">1</text:span></text:p>
              <text:p text:style-name="P134"><text:span text:style-name="T131">u</text:span><text:span text:style-name="T114">C</text:span><text:span text:style-name="T131">(x, y</text:span><text:span text:style-name="T114">1</text:span><text:span text:style-name="T131">, y</text:span><text:span text:style-name="T114">2</text:span><text:span text:style-name="T131">) = y</text:span><text:span text:style-name="T114">1 </text:span><text:span text:style-name="T131">+ 1</text:span></text:p>
              <text:p text:style-name="P132"><text:soft-page-break/></text:p>
            </text:list-item>
          </text:list>
        </text:list-item>
      </text:list>
      <text:p text:style-name="P50"/>
      <text:p text:style-name="P50"/>
      <text:list xml:id="list38547623" text:continue-numbering="true" text:style-name="L9">
        <text:list-item>
          <text:list>
            <text:list-item>
              <text:p text:style-name="P136"><text:span text:style-name="T122">φ(x) = </text:span><text:span text:style-name="T122">(x</text:span><text:span text:style-name="T122"> </text:span><text:span text:style-name="T125">≥</text:span><text:span text:style-name="T122"> 0</text:span><text:span text:style-name="T122">) <text:s text:c="7"/>ψ(x, z) = </text:span><text:span text:style-name="T122">(|z| </text:span><text:span text:style-name="T125">= x</text:span><text:span text:style-name="T122">)</text:span></text:p>
              <text:p text:style-name="P136"><text:span text:style-name="T122">p</text:span><text:span text:style-name="T108">A</text:span><text:span text:style-name="T122">(x, y</text:span><text:span text:style-name="T108">1</text:span><text:span text:style-name="T122">, y</text:span><text:span text:style-name="T108">2</text:span><text:span text:style-name="T122">) = (y</text:span><text:span text:style-name="T108">2</text:span><text:span text:style-name="T122"> </text:span><text:span text:style-name="T125">= x ∧ y</text:span><text:span text:style-name="T110">1</text:span><text:span text:style-name="T125"> = 0</text:span><text:span text:style-name="T122">)</text:span></text:p>
              <text:p text:style-name="P136"><text:span text:style-name="T122">p</text:span><text:span text:style-name="T108">B</text:span><text:span text:style-name="T122">(x, y</text:span><text:span text:style-name="T108">1</text:span><text:span text:style-name="T122">, y</text:span><text:span text:style-name="T108">2</text:span><text:span text:style-name="T122">) = (y</text:span><text:span text:style-name="T108">2</text:span><text:span text:style-name="T122"> </text:span><text:span text:style-name="T125">= 0 <text:s/></text:span><text:span text:style-name="T127"></text:span><text:span text:style-name="T125"> y</text:span><text:span text:style-name="T110">1</text:span><text:span text:style-name="T125"> = 0</text:span><text:span text:style-name="T122">) <text:s text:c="6"/></text:span><text:span text:style-name="T123">p</text:span><text:span text:style-name="T109">C</text:span><text:span text:style-name="T123">(x, y</text:span><text:span text:style-name="T109">1</text:span><text:span text:style-name="T123">, y</text:span><text:span text:style-name="T109">2</text:span><text:span text:style-name="T123">) = (2y</text:span><text:span text:style-name="T109">1</text:span><text:span text:style-name="T123"> </text:span><text:span text:style-name="T126">= y</text:span><text:span text:style-name="T111">2 </text:span><text:span text:style-name="T126">+ x</text:span><text:span text:style-name="T123">)</text:span></text:p>
              <text:p text:style-name="P137"><text:span text:style-name="T122">W = (Nat</text:span><text:span text:style-name="T108">0</text:span><text:span text:style-name="T122">, &lt;) <text:s text:c="3"/>u</text:span><text:span text:style-name="T108">C</text:span><text:span text:style-name="T122">(x, y</text:span><text:span text:style-name="T108">1</text:span><text:span text:style-name="T122">, y</text:span><text:span text:style-name="T108">2</text:span><text:span text:style-name="T122">) = y</text:span><text:span text:style-name="T108">2 <text:s/></text:span><text:span text:style-name="T122">– 1 <text:s text:c="3"/>u</text:span><text:span text:style-name="T108">A</text:span><text:span text:style-name="T122">(x, y</text:span><text:span text:style-name="T108">1</text:span><text:span text:style-name="T122">, y</text:span><text:span text:style-name="T108">2</text:span><text:span text:style-name="T122">) = y</text:span><text:span text:style-name="T108">2</text:span></text:p>
              <text:p text:style-name="P137"><text:span text:style-name="T122">u</text:span><text:span text:style-name="T108">B</text:span><text:span text:style-name="T122">(x, y</text:span><text:span text:style-name="T108">1</text:span><text:span text:style-name="T122">, y</text:span><text:span text:style-name="T108">2</text:span><text:span text:style-name="T122">) = y</text:span><text:span text:style-name="T108">2 </text:span><text:span text:style-name="T122">+ </text:span><text:span text:style-name="T124">1</text:span></text:p>
            </text:list-item>
          </text:list>
        </text:list-item>
      </text:list>
      <text:h text:style-name="P81" text:outline-level="4" text:is-list-header="true"><draw:frame draw:style-name="fr14" draw:name="Объект19" text:anchor-type="char" svg:x="0.575cm" svg:y="0.407cm" svg:width="12.37cm" svg:height="7.811cm" draw:z-index="146"><draw:object xlink:href="./Object 21" xlink:type="simple" xlink:show="embed" xlink:actuate="onLoad"/><draw:image xlink:href="./ObjectReplacements/Object 21" xlink:type="simple" xlink:show="embed" xlink:actuate="onLoad"/></draw:frame></text:h>
      <text:h text:style-name="P79" text:outline-level="4">При помощи метода индуктивных утверждений доказать, что следующая блок-схема частично корректна относительно указанной спецификации (<text:span text:style-name="T151">φ</text:span>, <text:span text:style-name="T151">ψ</text:span>). Доменом каждой переменной является множество всех целых чисел.</text:h>
      <text:p text:style-name="P30"><text:span text:style-name="T1">Спецификация: <text:s/></text:span><text:span text:style-name="T153">φ</text:span><text:span text:style-name="T159">(</text:span><text:span text:style-name="T160">x</text:span><text:span text:style-name="T159">) = T <text:s text:c="2"/></text:span><text:span text:style-name="T153">ψ</text:span><text:span text:style-name="T159">(</text:span><text:span text:style-name="T160">x</text:span><text:span text:style-name="T159">, </text:span><text:span text:style-name="T160">z</text:span><text:span text:style-name="T159">) = (</text:span><text:span text:style-name="T160">z</text:span><text:span text:style-name="T159"> = 2</text:span><text:span text:style-name="T48">x</text:span><text:span text:style-name="T159">)</text:span></text:p>
      <text:p text:style-name="P15"><draw:frame draw:style-name="fr13" draw:name="Объект4" text:anchor-type="char" svg:x="2.655cm" svg:y="-0.185cm" svg:width="11.329cm" svg:height="6.04cm" draw:z-index="147"><draw:object xlink:href="./Object 5" xlink:type="simple" xlink:show="embed" xlink:actuate="onLoad"/><draw:image xlink:href="./ObjectReplacements/Object 5" xlink:type="simple" xlink:show="embed" xlink:actuate="onLoad"/></draw:frame><text:soft-page-break/></text:p>
      <text:h text:style-name="P79" text:outline-level="4" text:is-list-header="true"/>
      <text:p text:style-name="P4"/>
      <text:p text:style-name="P4"/>
      <text:p text:style-name="P4"/>
      <text:h text:style-name="P79" text:outline-level="4">При помощи метода индуктивных утверждений доказать, что следующая блок-схема частично корректна относительно указанной спецификации (<text:span text:style-name="T151">φ</text:span>, <text:span text:style-name="T151">ψ</text:span>). Доменом каждой переменной является множество всех целых чисел.</text:h>
      <text:p text:style-name="P4"><draw:frame draw:style-name="fr14" draw:name="Объект3" text:anchor-type="char" svg:x="0.799cm" svg:y="-0.078cm" svg:width="11.18cm" svg:height="5.978cm" draw:z-index="148"><draw:object xlink:href="./Object 4" xlink:type="simple" xlink:show="embed" xlink:actuate="onLoad"/><draw:image xlink:href="./ObjectReplacements/Object 4" xlink:type="simple" xlink:show="embed" xlink:actuate="onLoad"/></draw:frame>Спецификация:<text:line-break/><text:tab/><text:span text:style-name="T151">φ</text:span><text:span text:style-name="T155">(</text:span><text:span text:style-name="T156">x</text:span><text:span text:style-name="T27">1</text:span><text:span text:style-name="T155">, </text:span><text:span text:style-name="T156">x</text:span><text:span text:style-name="T27">2</text:span><text:span text:style-name="T155">) = (</text:span><text:span text:style-name="T156">x</text:span><text:span text:style-name="T27">2</text:span><text:span text:style-name="T155"> </text:span><text:span text:style-name="T152">≥</text:span><text:span text:style-name="T155"> 0) <text:s text:c="4"/></text:span><text:span text:style-name="T151">ψ</text:span><text:span text:style-name="T155">(</text:span><text:span text:style-name="T156">x</text:span><text:span text:style-name="T27">1</text:span><text:span text:style-name="T155">, </text:span><text:span text:style-name="T156">x</text:span><text:span text:style-name="T27">2</text:span><text:span text:style-name="T155">, </text:span><text:span text:style-name="T156">z</text:span><text:span text:style-name="T27">1</text:span><text:span text:style-name="T155">, </text:span><text:span text:style-name="T156">z</text:span><text:span text:style-name="T27">2</text:span><text:span text:style-name="T155">) = (</text:span><text:span text:style-name="T156">z</text:span><text:span text:style-name="T27">1</text:span><text:span text:style-name="T155"> - </text:span><text:span text:style-name="T156">x</text:span><text:span text:style-name="T27">1</text:span><text:span text:style-name="T155"> = </text:span><text:span text:style-name="T156">z</text:span><text:span text:style-name="T27">2</text:span><text:span text:style-name="T155"> – </text:span><text:span text:style-name="T156">x</text:span><text:span text:style-name="T27">2</text:span><text:span text:style-name="T155">)</text:span></text:p>
      <text:h text:style-name="Heading_20_4" text:outline-level="4"><text:soft-page-break/>При помощи метода индуктивных утверждений доказать, что следующая блок-схема частично корректна относительно указанной спецификации (<text:span text:style-name="T151">φ</text:span>, <text:span text:style-name="T151">ψ</text:span>), доменом всех переменных является множество всех целых чисел:</text:h>
      <text:h text:style-name="Heading_20_4" text:outline-level="4" text:is-list-header="true"><text:span text:style-name="T151">φ</text:span><text:span text:style-name="T155">(</text:span><text:span text:style-name="T156">x</text:span><text:span text:style-name="T155">) = (</text:span><text:span text:style-name="T156">x</text:span><text:span text:style-name="T155"> </text:span><text:span text:style-name="T152">≥</text:span><text:span text:style-name="T155"> 0) <text:s text:c="3"/></text:span><text:span text:style-name="T151">ψ</text:span><text:span text:style-name="T155">(</text:span><text:span text:style-name="T156">x</text:span><text:span text:style-name="T155">, </text:span><text:span text:style-name="T156">z</text:span><text:span text:style-name="T155">) = (</text:span><text:span text:style-name="T156">z</text:span><text:span text:style-name="T46">2</text:span><text:span text:style-name="T155"> </text:span><text:span text:style-name="T152">≤ </text:span><text:span text:style-name="T156">x</text:span><text:span text:style-name="T155"> &lt; (z + 1)</text:span><text:span text:style-name="T46">2</text:span><text:span text:style-name="T155">)</text:span></text:h>
      <text:p text:style-name="P16"><draw:frame draw:style-name="fr14" draw:name="Объект5" text:anchor-type="char" svg:x="0.681cm" svg:y="-0.023cm" svg:width="11.763cm" svg:height="7.08cm" draw:z-index="149"><draw:object xlink:href="./Object 6" xlink:type="simple" xlink:show="embed" xlink:actuate="onLoad"/><draw:image xlink:href="./ObjectReplacements/Object 6" xlink:type="simple" xlink:show="embed" xlink:actuate="onLoad"/></draw:frame></text:p>
      <text:h text:style-name="P81" text:outline-level="4" text:is-list-header="true"><text:soft-page-break/></text:h>
      <text:h text:style-name="P79" text:outline-level="4">Следующая функция языка Си была промоделирована указанной ниже блок-схемой. В блок-схеме выделена точка сечения А, которой приписано утверждение <text:span text:style-name="T4">p</text:span>(<text:span text:style-name="T4">x</text:span>, <text:span text:style-name="T4">y</text:span><text:span text:style-name="T12">1</text:span>, <text:span text:style-name="T4">y</text:span><text:span text:style-name="T12">2</text:span>) = (0 ≤ <text:span text:style-name="T4">y</text:span><text:span text:style-name="T12">1</text:span> &lt; <text:span text:style-name="T4">x</text:span>). Обос­нуйте или опровергните следующее утверждение: p выполнено вся­кий раз, когда вычисление находится в точке А (т. е. может быть использовано для доказательства частичной корректности). Функ­ция вызывается только с положительными значениями <text:span text:style-name="T4">х</text:span>.</text:h>
      <text:p text:style-name="P57"><draw:frame draw:style-name="fr14" draw:name="Объект28" text:anchor-type="char" svg:x="0.441cm" svg:y="6.63cm" svg:width="13.34cm" svg:height="8.162cm" draw:z-index="65"><draw:object xlink:href="./Object 31" xlink:type="simple" xlink:show="embed" xlink:actuate="onLoad"/><draw:image xlink:href="./ObjectReplacements/Object 31" xlink:type="simple" xlink:show="embed" xlink:actuate="onLoad"/></draw:frame><draw:frame draw:style-name="fr14" draw:name="Объект6" text:anchor-type="char" svg:x="3.671cm" svg:y="0.06cm" svg:width="6.309cm" svg:height="5.863cm" draw:z-index="66"><draw:object xlink:href="./Object 7" xlink:type="simple" xlink:show="embed" xlink:actuate="onLoad"/><draw:image xlink:href="./ObjectReplacements/Object 7" xlink:type="simple" xlink:show="embed" xlink:actuate="onLoad"/></draw:frame></text:p>
      <text:h text:style-name="P79" text:outline-level="4"><text:soft-page-break/>Обоснованно ответить на вопрос: какое требуется мини­мальное число точек сечения, чтобы доказать <text:span text:style-name="T10">частичную коррект­ность</text:span> хотя бы одной блок-схемы, имеющей указанные особенности, относительно хотя бы одной спецификации при помощи методов Флойда, если блок-схемы с указанными особенностями существу­ют.</text:h>
      <text:p text:style-name="P4">Если ответ зависит от спецификации, привести не менее двух разных ответов и обосновать их.</text:p>
      <text:list xml:id="list5063915543919853489" text:style-name="L11">
        <text:list-item>
          <text:p text:style-name="P123">блок-схема содержит 2 цикла;</text:p>
        </text:list-item>
        <text:list-item>
          <text:p text:style-name="P123">блок-схема содержит не менее одного оператора соединения;</text:p>
        </text:list-item>
        <text:list-item>
          <text:p text:style-name="P123">блок-схема зацикливается на всех значениях входных данных из своих доменов;</text:p>
        </text:list-item>
        <text:list-item>
          <text:p text:style-name="P123">операторы и связки блок-схемы разбиваются на 3 независи­мые связные части так, что первая и вторая часть обладают единственной общей связкой, вторая и третья часть обладают единственной общей связкой, а первая и третья часть не об­ладают общими связками. Общих операторов у частей нет.</text:p>
        </text:list-item>
      </text:list>
      <text:h text:style-name="P79" text:outline-level="4">Обоснованно ответить на вопрос: какое требуется мини­мальное число точек сечения, чтобы доказать <text:span text:style-name="T10">завершаемость</text:span> хотя бы одной блок-схемы, имеющей указанные особенности, относи­тельно хотя бы одной спецификации при помощи методов Флойда, если блок-схемы с указанными особенностями существуют. Если ответ зависит от спецификации, привести не менее двух разных от­ветов и обосновать их. Если доказать завершаемость невозможно, обоснуйте это.</text:h>
      <text:list xml:id="list5880597630376279716" text:style-name="L12">
        <text:list-item>
          <text:p text:style-name="P124">блок-схема содержит 2 цикла;</text:p>
        </text:list-item>
        <text:list-item>
          <text:p text:style-name="P124">блок-схема содержит не менее одного оператора соединения;</text:p>
        </text:list-item>
        <text:list-item>
          <text:p text:style-name="P124"><text:soft-page-break/>блок-схема зацикливается на всех значениях входных данных из своих доменов;</text:p>
        </text:list-item>
        <text:list-item>
          <text:p text:style-name="P124">операторы и связки блок-схемы разбиваются на 3 независи­мые связные части так, что первая и вторая часть обладают единственной общей связкой, вторая и третья часть обладают единственной общей связкой, а первая и третья часть не об­ладают общими связками. Общих операторов у частей нет.</text:p>
        </text:list-item>
      </text:list>
      <text:h text:style-name="P79" text:outline-level="4">Дано выражение. Обосновать или опровергнуть утверждение: существует блок-схема P, спецификация (, ψ) для нее и доказательство Pψ при помощи методов Флойда, в котором данное выражение используется в качестве оценочной функции.</text:h>
      <text:list xml:id="list8564643329577731417" text:style-name="L13">
        <text:list-item>
          <text:p text:style-name="P125">x (x – целое число);</text:p>
        </text:list-item>
        <text:list-item>
          <text:p text:style-name="P125">x<text:span text:style-name="T40">2</text:span> (x – целое число);</text:p>
        </text:list-item>
        <text:list-item>
          <text:p text:style-name="P125">sin<text:span text:style-name="T40">2</text:span> x + cos<text:span text:style-name="T40">2</text:span> x (x – вещественное число);</text:p>
        </text:list-item>
        <text:list-item>
          <text:p text:style-name="P125">1 / x (x – вещественное число);</text:p>
        </text:list-item>
        <text:list-item>
          <text:p text:style-name="P125">x (x – очередь из целых чисел);</text:p>
        </text:list-item>
        <text:list-item>
          <text:p text:style-name="P125">x (x – очередь из неотрицательных целых чисел).</text:p>
        </text:list-item>
      </text:list>
      <text:h text:style-name="P79" text:outline-level="4">Каково минимальное и максимальное число утверждений, которые необходимо доказать при использовании лишь одной точки сечения в рамках доказательства частичной корректности P (она задана в виде программой на языке Си)? полной корректности? </text:h>
      <text:p text:style-name="P4">Ответ обосновать. Если одной точки сечения недостаточно, обосновать это. Напишите, как зависит ответ от спецификации этой блок-схемы.</text:p>
      <text:list xml:id="list6874077675372642113" text:style-name="L14">
        <text:list-item>
          <text:p text:style-name="P149"><text:soft-page-break/>int P(int x) {<text:line-break/> int y1 = x, y2 = x;<text:line-break/> do {<text:line-break/> <text:tab/>if (y1 &gt; y2 + y2) {<text:line-break/> <text:tab/><text:tab/>y2 ++;<text:line-break/> <text:tab/>}<text:line-break/> <text:tab/>y1 += y2;<text:line-break/> } while (y1 &lt; y2);<text:line-break/> return y1 + y2;<text:line-break/>}</text:p>
        </text:list-item>
        <text:list-item>
          <text:p text:style-name="P152">int P(int x1, int x2) {<text:line-break/> int y1 = x1, y2 = x2;<text:line-break/> while (x1 &gt; y1) {<text:line-break/> <text:tab/>switch (y1 + y2) {<text:line-break/> <text:tab/><text:tab/>case 0: y1 ++;<text:line-break/> <text:tab/><text:tab/>case 1: y2 ++;<text:line-break/> <text:tab/>}<text:line-break/> <text:tab/>return -1;<text:line-break/> }<text:line-break/> return y1 + y2;<text:line-break/>}</text:p>
        </text:list-item>
        <text:list-item>
          <text:p text:style-name="P149"><text:span text:style-name="T135">int P(int </text:span><text:span text:style-name="T135">x1,</text:span><text:span text:style-name="T135"> </text:span><text:span text:style-name="T135">int x2</text:span><text:span text:style-name="T135">) {<text:line-break/> <text:tab/>int y1 = x1, y2 = x2, </text:span><text:span text:style-name="T135">y3 = 0</text:span><text:span text:style-name="T135">;<text:line-break/><text:tab/></text:span><text:span text:style-name="T135">while (y3 &lt; x) {<text:line-break/><text:tab/></text:span><text:span text:style-name="T135"><text:tab/></text:span><text:span text:style-name="T135">if (y1 &lt; y2)<text:line-break/> <text:s text:c="7"/><text:tab/><text:tab/>return y3;<text:line-break/><text:tab/><text:tab/>y1 = y2 = y3;<text:line-break/></text:span><text:soft-page-break/><text:span text:style-name="T135"> <text:s text:c="2"/><text:tab/>}<text:line-break/> <text:s text:c="2"/><text:tab/>while (y2 &gt; 0) {<text:line-break/><text:tab/><text:tab/>if (y1 &lt; 2 * y3)<text:line-break/> <text:s text:c="8"/><text:tab/><text:tab/>break;<text:line-break/><text:tab/><text:tab/>y2 --;<text:line-break/> <text:s text:c="2"/><text:tab/>}</text:span><text:span text:style-name="T135"><text:line-break/></text:span><text:span text:style-name="T135"> <text:s text:c="2"/><text:tab/>return </text:span><text:span text:style-name="T135">0</text:span><text:span text:style-name="T135">;<text:line-break/>}</text:span></text:p>
        </text:list-item>
        <text:list-item>
          <text:p text:style-name="P155">char *strcpy(char *dest, const char *src) {<text:line-break/> <text:s text:c="3"/>char *p = dest, *q = src;<text:line-break/><text:tab/>while (*q != 0) {<text:line-break/><text:tab/><text:tab/>*p = *q;<text:line-break/><text:tab/><text:tab/>q++;<text:line-break/><text:tab/>}<text:line-break/><text:tab/>return dest;<text:line-break/>}</text:p>
        </text:list-item>
      </text:list>
      <text:h text:style-name="P80" text:outline-level="4"><text:span text:style-name="T135">Можно ли только при помощи методов Флойда доказать, что в </text:span><text:span text:style-name="T135">указанной функции</text:span><text:span text:style-name="T135"> на языке Си значение указанной пере­менной всегда принадлежит указанному множеству значений? Если да, покажите, как (предъявив хотя бы несколько формальных вы­кладок). Если нет, обоснуйте это. Если спецификация не указана, считается, что она содержит тождественно истинные предусловие и постусловие. Если в этой функции указанная переменная не всегда принадлежит указанному множеству значений, обоснуйте это.</text:span></text:h>
      <text:list xml:id="list5278755521738616241" text:style-name="L15">
        <text:list-item>
          <text:p text:style-name="P150"><text:span text:style-name="T135">void</text:span><text:span text:style-name="T135"> </text:span><text:span text:style-name="T135">swap</text:span><text:span text:style-name="T135">(</text:span><text:span text:style-name="T135">int *x, int *y</text:span><text:span text:style-name="T135">) {<text:line-break/><text:tab/></text:span><text:span text:style-name="T135">int t = *x;<text:line-break/></text:span><text:span text:style-name="T135"><text:tab/>*x = *y;<text:line-break/></text:span><text:soft-page-break/><text:span text:style-name="T135"><text:tab/>*y = t;<text:line-break/></text:span><text:span text:style-name="T135">}<text:line-break/></text:span><text:span text:style-name="T135">переменная: </text:span><text:span text:style-name="T135">x</text:span><text:span text:style-name="T135">, область значений: не-</text:span><text:span text:style-name="T135">0</text:span><text:span text:style-name="T135"> </text:span><text:span text:style-name="T135">указатели.</text:span></text:p>
        </text:list-item>
        <text:list-item>
          <text:p text:style-name="P150"><text:span text:style-name="T135">int abs(int *x) {<text:line-break/><text:tab/>int y = -1;<text:line-break/></text:span><text:span text:style-name="T135"><text:tab/>if (x != 0 &amp;&amp; (y = *x) &lt; 0) {<text:line-break/><text:tab/><text:tab/>*x = - y;<text:line-break/><text:tab/><text:tab/>return *x;<text:line-break/><text:tab/>}<text:line-break/><text:tab/>return -1;<text:line-break/></text:span><text:span text:style-name="T135">}<text:line-break/></text:span><text:span text:style-name="T135">переменная: </text:span><text:span text:style-name="T135">y</text:span><text:span text:style-name="T135">, область значений: отрицательные числа; предусловие: </text:span><text:span text:style-name="T135">x != 0.</text:span></text:p>
        </text:list-item>
        <text:list-item>
          <text:p text:style-name="P153">int search(int x, int *data, size_t len) {<text:line-break/><text:tab/>int i = 0;<text:line-break/><text:tab/>for ( ; i &lt; len; i++) {<text:line-break/><text:tab/><text:tab/>if (data[i] == x) return i;<text:line-break/><text:tab/>}<text:line-break/><text:tab/>return -1;<text:line-break/>}<text:line-break/>переменная: i, область значений: 0 &lt;= i &lt; len; предусловие: data указывает на массив размера не менее len.</text:p>
        </text:list-item>
      </text:list>
      <text:h text:style-name="P82" text:outline-level="4"><text:soft-page-break/>Можно ли только при помощи методов Флойда доказать, что в приведенной ниже функции на языке Си никогда не выпол­няется указанное условие на значения переменных? Если да, пока­жите, как (предъявив хотя бы несколько формальных выкладок). Если нет, обоснуйте это. Если спецификация не указана, считается, что она содержит тождественно истинные предусловие и постусло­вие. Если в функции указанное условие может быть выполнено, обоснуйте это.</text:h>
      <text:list xml:id="list5361152529019401190" text:style-name="L16">
        <text:list-item>
          <text:p text:style-name="P151">void swap(int *x, int *y) {<text:line-break/><text:tab/>int t = *x;<text:line-break/><text:tab/>*x = *y;<text:line-break/><text:tab/>*y = t;<text:line-break/>}<text:line-break/><text:span text:style-name="T205">непосредственно</text:span> в этой функции происходит разыменование нулевого указателя.</text:p>
        </text:list-item>
        <text:list-item>
          <text:p text:style-name="P154"><text:span text:style-name="T203">long list_sum(struct node_t *list) {<text:line-break/><text:tab/>long sum = 0L; struct_node_t *p = list;<text:line-break/><text:tab/>while (p != 0) {<text:line-break/><text:tab/><text:tab/>sum += p-&gt;value;<text:line-break/><text:tab/><text:tab/>p = p-&gt;next;<text:line-break/><text:tab/>}<text:line-break/><text:tab/>return sum;<text:line-break/>}<text:line-break/></text:span><text:span text:style-name="T203">сумма элементов списка из одного элемента больше заглавного элемента.</text:span><text:line-break/></text:p>
        </text:list-item>
      </text:list>
      <text:h text:style-name="P90" text:outline-level="1">Практикум по методам Флойда</text:h>
      <text:p text:style-name="P6">В данном разделе приводится большое число задач на доказательство полной корректности блок-схем.</text:p>
      <text:p text:style-name="P6"/>
      <text:h text:style-name="P92" text:outline-level="2">Построение индуктивных утверждений и оценочных функций на основе контрпримеров</text:h>
      <text:p text:style-name="P6">Основной сложностью данных задач является выбор подходя­щих индуктивных утверждений и оценочных функций.</text:p>
      <text:p text:style-name="P51">Индуктивные утверждения выбираются, исходя из семантики программы, как инварианты на значение переменных в соответ­ствующей точке. Эти инварианты должны быть достаточны для до­казательства всех условий в методе индуктивных утверждений (и, при необходимости, в методе фундированных множеств).</text:p>
      <text:p text:style-name="P51">Для выбора индуктивных утверждений бывает полезно выпи­сать значения всех промежуточных переменных в предполагаемой точке сечения для нескольких наборов входных данных. Это может подсказать зависимость между переменными и выразить её в виде предиката. Последующая проверка корректности выбранных утвер­ждений выполняется при доказательстве сформулированных усло­вий верификации, корректности и завершимости. Если какое-то из условий не доказывается, то, как правило, становится видно, что именно необходимо изменить в индуктивном утверждении для ис­правления ситуации.</text:p>
      <text:p text:style-name="P51">Оценочные функции выбираются для обеспечения монотонного убывания некоторой величины при каждом переходе по промежу­точному базовому пути.</text:p>
      <text:p text:style-name="P51"><text:soft-page-break/>Прокомментируем сказанное об индуктивных утверждениях на примере. Требуется доказать частичную корректность блок-схемы на рисунке <text:reference-ref text:reference-format="text" text:ref-name="к задаче Ы">6</text:reference-ref> относительно входного предиката <text:span text:style-name="T52"></text:span> <text:span text:style-name="T30"></text:span> (<text:span text:style-name="T4">x</text:span> <text:span text:style-name="T100">≥</text:span> 0) и вы­ходного предиката <text:span text:style-name="T30"></text:span> <text:span text:style-name="T30"></text:span> ( <text:span text:style-name="T4">z</text:span> <text:span text:style-name="T30"></text:span> <text:span text:style-name="T4">x</text:span><text:span text:style-name="T49">2</text:span> ). Домены всех переменных — целые числа.</text:p>
      <text:p text:style-name="P56"><draw:frame draw:style-name="fr6" draw:name="Врезка23" text:anchor-type="char" svg:x="0.533cm" svg:y="-0.012cm" svg:width="14.797cm" draw:z-index="67"><draw:text-box fo:min-height="7.987cm"><text:p text:style-name="P72"><draw:frame draw:style-name="fr15" draw:name="Объект27" text:anchor-type="paragraph" svg:x="0.423cm" svg:y="0cm" svg:width="14.374cm" svg:height="7.299cm" style:rel-height="scale" draw:z-index="68"><draw:object xlink:href="./Object 30" xlink:type="simple" xlink:show="embed" xlink:actuate="onLoad"/><draw:image xlink:href="./ObjectReplacements/Object 30" xlink:type="simple" xlink:show="embed" xlink:actuate="onLoad"/></draw:frame>Рисунок <text:reference-mark-start text:name="к задаче Ы"/><text:sequence text:ref-name="refDrawing7" text:name="Drawing" text:formula="ooow:Drawing+1" style:num-format="1">6</text:sequence><text:reference-mark-end text:name="к задаче Ы"/>. К демонстрации метода построения индуктивых утверждений</text:p></draw:text-box></draw:frame></text:p>
      <text:p text:style-name="P51">Выберем точки сечения так, чтобы уменьшить число условий верификации. Для этого можно выбрать точку А, как это показано на рисунке <text:reference-ref text:reference-format="text" text:ref-name="к задаче Ы">6</text:reference-ref>, и обозначить индуктивное утверждение, приписанное этой точке, как <text:span text:style-name="T4">p</text:span>(<text:span text:style-name="T4">x</text:span>, <text:span text:style-name="T4">y</text:span><text:span text:style-name="T12">1</text:span>, <text:span text:style-name="T4">y</text:span><text:span text:style-name="T12">2</text:span>, <text:span text:style-name="T4">y</text:span><text:span text:style-name="T12">3</text:span>, <text:span text:style-name="T4">y</text:span><text:span text:style-name="T12">4</text:span>). Тогда мы должны подобрать такое выражение для предиката <text:span text:style-name="T4">p</text:span>, чтобы были выполнены все следующие условия верификации (для сокращения записи кванторы опущены):</text:p>
      <text:p text:style-name="P53"/>
      <text:list xml:id="list474113821235205774" text:style-name="L18">
        <text:list-item>
          <text:p text:style-name="P75"><text:span text:style-name="T7">x</text:span><text:span text:style-name="T103"> </text:span><text:span text:style-name="T200">≥</text:span><text:span text:style-name="T158"> 0 </text:span><text:span text:style-name="T34"></text:span><text:span text:style-name="T158"> </text:span><text:span text:style-name="T157">p</text:span><text:span text:style-name="T158">(</text:span><text:span text:style-name="T157">x</text:span><text:span text:style-name="T158">, 0, -1, 1, </text:span><text:span text:style-name="T157">x</text:span><text:span text:style-name="T154">)</text:span></text:p>
        </text:list-item>
        <text:list-item>
          <text:p text:style-name="P75"><text:span text:style-name="T157">x</text:span><text:span text:style-name="T158"> </text:span><text:span text:style-name="T200">≥</text:span><text:span text:style-name="T158"> 0 </text:span><text:span text:style-name="T34">∧ </text:span><text:span text:style-name="T163">0 </text:span><text:span text:style-name="T168">≤</text:span><text:span text:style-name="T163"> </text:span><text:span text:style-name="T178">y</text:span><text:span text:style-name="T174">2</text:span><text:span text:style-name="T170"> </text:span><text:span text:style-name="T163">+ </text:span><text:span text:style-name="T178">y</text:span><text:span text:style-name="T174">3</text:span><text:span text:style-name="T170"> </text:span><text:span text:style-name="T168">≤</text:span><text:span text:style-name="T163"> </text:span><text:span text:style-name="T165">x</text:span><text:span text:style-name="T158"> </text:span><text:span text:style-name="T34">∧ </text:span><text:span text:style-name="T157">p</text:span><text:span text:style-name="T158">(</text:span><text:span text:style-name="T157">x</text:span><text:span text:style-name="T158">, </text:span><text:span text:style-name="T157">y</text:span><text:span text:style-name="T25">1</text:span><text:span text:style-name="T158">, </text:span><text:span text:style-name="T157">y</text:span><text:span text:style-name="T25">2</text:span><text:span text:style-name="T158">, </text:span><text:span text:style-name="T157">y</text:span><text:span text:style-name="T25">3</text:span><text:span text:style-name="T158">, </text:span><text:span text:style-name="T157">y</text:span><text:span text:style-name="T25">4</text:span><text:span text:style-name="T158">) </text:span><text:span text:style-name="T34"> </text:span><text:span text:style-name="T157">p</text:span><text:span text:style-name="T158">(</text:span><text:span text:style-name="T157">x, y</text:span><text:span text:style-name="T28">1 </text:span><text:span text:style-name="T158">+ </text:span><text:span text:style-name="T157">y</text:span><text:span text:style-name="T25">4</text:span><text:span text:style-name="T158">, </text:span><text:span text:style-name="T157">y</text:span><text:span text:style-name="T25">2</text:span><text:span text:style-name="T158"> + </text:span><text:span text:style-name="T157">y</text:span><text:span text:style-name="T25">3</text:span><text:span text:style-name="T158">, </text:span><text:span text:style-name="T157">y</text:span><text:span text:style-name="T25">3</text:span><text:span text:style-name="T158">, </text:span><text:span text:style-name="T157">y</text:span><text:span text:style-name="T25">4</text:span><text:span text:style-name="T158">)</text:span></text:p>
        </text:list-item>
        <text:list-item>
          <text:p text:style-name="P75"><text:span text:style-name="T157">x</text:span><text:span text:style-name="T158"> </text:span><text:span text:style-name="T200">≥</text:span><text:span text:style-name="T158"> 0 </text:span><text:span text:style-name="T34">∧ </text:span><text:span text:style-name="T157">y</text:span><text:span text:style-name="T25">2</text:span><text:span text:style-name="T170"> </text:span><text:span text:style-name="T163">+ </text:span><text:span text:style-name="T178">y</text:span><text:span text:style-name="T174">3</text:span><text:span text:style-name="T170"> <text:s/></text:span><text:span text:style-name="T168">&gt;</text:span><text:span text:style-name="T163"> </text:span><text:span text:style-name="T165">x</text:span><text:span text:style-name="T158"> </text:span><text:span text:style-name="T34">∧ </text:span><text:span text:style-name="T157">p</text:span><text:span text:style-name="T158">(</text:span><text:span text:style-name="T157">x</text:span><text:span text:style-name="T158">, </text:span><text:span text:style-name="T157">y</text:span><text:span text:style-name="T25">1</text:span><text:span text:style-name="T158">, </text:span><text:span text:style-name="T157">y</text:span><text:span text:style-name="T25">2</text:span><text:span text:style-name="T158">, </text:span><text:span text:style-name="T157">y</text:span><text:span text:style-name="T25">3</text:span><text:span text:style-name="T158">, </text:span><text:span text:style-name="T157">y</text:span><text:span text:style-name="T25">4</text:span><text:span text:style-name="T158">) </text:span><text:span text:style-name="T34"> </text:span><text:span text:style-name="T157">p</text:span><text:span text:style-name="T158">(</text:span><text:span text:style-name="T157">x, y</text:span><text:span text:style-name="T28">1</text:span><text:span text:style-name="T158">, </text:span><text:span text:style-name="T157">y</text:span><text:span text:style-name="T25">2</text:span><text:span text:style-name="T158">, -</text:span><text:span text:style-name="T157">y</text:span><text:span text:style-name="T25">3</text:span><text:span text:style-name="T158">, -1)</text:span></text:p>
        </text:list-item>
        <text:list-item>
          <text:p text:style-name="P75"><text:span text:style-name="T157">x</text:span><text:span text:style-name="T158"> </text:span><text:span text:style-name="T200">≥</text:span><text:span text:style-name="T158"> 0 </text:span><text:span text:style-name="T34">∧ </text:span><text:span text:style-name="T157">y</text:span><text:span text:style-name="T25">2</text:span><text:span text:style-name="T170"> </text:span><text:span text:style-name="T163">+ </text:span><text:span text:style-name="T178">y</text:span><text:span text:style-name="T174">3</text:span><text:span text:style-name="T170"> </text:span><text:span text:style-name="T168">&lt; 0</text:span><text:span text:style-name="T158"> </text:span><text:span text:style-name="T34">∧ </text:span><text:span text:style-name="T157">p</text:span><text:span text:style-name="T158">(</text:span><text:span text:style-name="T157">x</text:span><text:span text:style-name="T158">, </text:span><text:span text:style-name="T157">y</text:span><text:span text:style-name="T25">1</text:span><text:span text:style-name="T158">, </text:span><text:span text:style-name="T157">y</text:span><text:span text:style-name="T25">2</text:span><text:span text:style-name="T158">, </text:span><text:span text:style-name="T157">y</text:span><text:span text:style-name="T25">3</text:span><text:span text:style-name="T158">, </text:span><text:span text:style-name="T157">y</text:span><text:span text:style-name="T25">4</text:span><text:span text:style-name="T158">) </text:span><text:span text:style-name="T34"> </text:span><text:span text:style-name="T157">y</text:span><text:span text:style-name="T28">1</text:span><text:span text:style-name="T157"> = x</text:span><text:span text:style-name="T45">2</text:span></text:p>
        </text:list-item>
      </text:list>
      <text:p text:style-name="P54"><text:soft-page-break/></text:p>
      <text:p text:style-name="P14">Самым простым индуктивным утверждением, инвариантом, является тождественно истинный инвариант. Проверим, может ли быть</text:p>
      <text:p text:style-name="P4"><text:span text:style-name="T157">p</text:span><text:span text:style-name="T154">(</text:span><text:span text:style-name="T157">x, y</text:span><text:span text:style-name="T28">1</text:span><text:span text:style-name="T157">, y</text:span><text:span text:style-name="T28">2</text:span><text:span text:style-name="T157">, y</text:span><text:span text:style-name="T28">3</text:span><text:span text:style-name="T157">, y</text:span><text:span text:style-name="T28">4</text:span><text:span text:style-name="T154">) </text:span><text:span text:style-name="T37"> </text:span><text:span text:style-name="T37">T</text:span></text:p>
      <text:p text:style-name="P4">При таком <text:span text:style-name="T4">p</text:span> первые три формулы истинны, а последняя ложна. Посмотрим контрпример для последней формулы, если <text:span text:style-name="T157">p</text:span><text:span text:style-name="T154"> </text:span><text:span text:style-name="T37"> T</text:span>, т. е. подберем такие значения для переменных, при которых посылка истинна, а заключение ложно. Например, контрпримером будут такие значения: x = 0, <text:span text:style-name="T157">y</text:span><text:span text:style-name="T25">1</text:span> = 1, <text:span text:style-name="T7">y</text:span><text:span text:style-name="T24">2</text:span> = 0, <text:span text:style-name="T7">y</text:span><text:span text:style-name="T24">3</text:span> = -1, <text:span text:style-name="T7">y</text:span><text:span text:style-name="T24">4</text:span> = 0.</text:p>
      <text:p text:style-name="P4">Проанализируем, может ли такой контрпример реализоваться при указанном х. Для этого достаточно выписывать вычисление при этом значении переменной х. Получится, что, например, <text:span text:style-name="T157">y</text:span><text:span text:style-name="T25">1</text:span> во всех конфигурациях равен 0, но не 1, как в контрпримере. Т.е. индуктивное утверждение <text:span text:style-name="T157">p</text:span><text:span text:style-name="T154"> </text:span><text:span text:style-name="T37"> T </text:span>не позволяет доказать последнюю формулу, т. е. из него не следует, что <text:span text:style-name="T157">y</text:span><text:span text:style-name="T28">1</text:span><text:span text:style-name="T157"> = x</text:span><text:span text:style-name="T45">2</text:span><text:span text:style-name="T88">. Проанализируем, какие инвариантные свойства обеспечит выполнение этого условия. Можно попытаться это определить, выписав разные вычисления.</text:span></text:p>
      <text:p text:style-name="P4"><text:span text:style-name="T88">Можно сделать вывод, что </text:span><text:span text:style-name="T89">y</text:span><text:span text:style-name="T25">1</text:span><text:span text:style-name="T88"> сначала возрастает, начиная с 0, увеличиваясь на х, а затем убывает до </text:span><text:span text:style-name="T89">x</text:span><text:span text:style-name="T45">2</text:span><text:span text:style-name="T88">. Причем при возрастании </text:span><text:span text:style-name="T89">y</text:span><text:span text:style-name="T25">3</text:span><text:span text:style-name="T88"> равен 1, а при убывании он равен -1. Тогда можно сформулировать такие следствия:</text:span></text:p>
      <text:p text:style-name="P4"><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p>
      <text:p text:style-name="P4"><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p>
      <text:p text:style-name="P31"><text:span text:style-name="T88">Тогда возьмем в качестве </text:span><text:span text:style-name="T88">p </text:span><text:span text:style-name="T88">такой предикат: (</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 и подставим его в написанные выше 4 формулы:</text:span></text:p>
      <text:list xml:id="list8560707419152947369" text:style-name="L19">
        <text:list-item>
          <text:p text:style-name="P76"><text:span text:style-name="T7">x</text:span><text:span text:style-name="T103"> </text:span><text:span text:style-name="T200">≥</text:span><text:span text:style-name="T158"> 0 </text:span><text:span text:style-name="T34"></text:span><text:span text:style-name="T158"> </text:span><text:span text:style-name="T90">(1</text:span><text:span text:style-name="T90"> = 1 </text:span><text:span text:style-name="T69"></text:span><text:span text:style-name="T90"> </text:span><text:span text:style-name="T90">0</text:span><text:span text:style-name="T90"> = </text:span><text:span text:style-name="T89">x</text:span><text:span text:style-name="T90"> (</text:span><text:span text:style-name="T90">-1</text:span><text:span text:style-name="T90"> + 1)</text:span><text:span text:style-name="T90">)</text:span><text:span text:style-name="T90"> </text:span><text:span text:style-name="T69">∧ </text:span><text:span text:style-name="T90">(1</text:span><text:span text:style-name="T90"> = -1 </text:span><text:span text:style-name="T69"></text:span><text:span text:style-name="T90"> </text:span><text:span text:style-name="T90">0</text:span><text:span text:style-name="T90"> = </text:span><text:span text:style-name="T89">x</text:span><text:span text:style-name="T47">2</text:span><text:span text:style-name="T90"> + </text:span><text:span text:style-name="T90">(-1))</text:span></text:p>
        </text:list-item>
        <text:list-item>
          <text:p text:style-name="P76"><text:soft-page-break/><text:span text:style-name="T157">x</text:span><text:span text:style-name="T158"> </text:span><text:span text:style-name="T200">≥</text:span><text:span text:style-name="T158"> 0 </text:span><text:span text:style-name="T34">∧ </text:span><text:span text:style-name="T163">0 </text:span><text:span text:style-name="T168">≤</text:span><text:span text:style-name="T163"> </text:span><text:span text:style-name="T178">y</text:span><text:span text:style-name="T174">2</text:span><text:span text:style-name="T170"> </text:span><text:span text:style-name="T163">+ </text:span><text:span text:style-name="T178">y</text:span><text:span text:style-name="T174">3</text:span><text:span text:style-name="T170"> </text:span><text:span text:style-name="T168">≤</text:span><text:span text:style-name="T163"> </text:span><text:span text:style-name="T165">x</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 </text:span><text:span text:style-name="T88">+ </text:span><text:span text:style-name="T89">y</text:span><text:span text:style-name="T25">4</text:span><text:span text:style-name="T88"> = </text:span><text:span text:style-name="T89">x</text:span><text:span text:style-name="T88"> (</text:span><text:span text:style-name="T89">y</text:span><text:span text:style-name="T25">2</text:span><text:span text:style-name="T88"> + </text:span><text:span text:style-name="T89">y</text:span><text:span text:style-name="T25">3</text:span><text:span text:style-name="T88"> + 1)</text:span><text:span text:style-name="T88">)</text:span><text:span text:style-name="T88"> </text:span><text:span text:style-name="T70">∧ </text:span><text:span text:style-name="T88">(</text:span><text:span text:style-name="T89">y</text:span><text:span text:style-name="T25">3</text:span><text:span text:style-name="T88"> = -1 </text:span><text:span text:style-name="T70"> </text:span><text:span text:style-name="T89">y</text:span><text:span text:style-name="T25">1</text:span><text:span text:style-name="T88"> </text:span><text:span text:style-name="T70">+</text:span><text:span text:style-name="T88"> </text:span><text:span text:style-name="T89">y</text:span><text:span text:style-name="T25">4</text:span><text:span text:style-name="T88"> = </text:span><text:span text:style-name="T89">x</text:span><text:span text:style-name="T45">2</text:span><text:span text:style-name="T88"> + </text:span><text:span text:style-name="T89">y</text:span><text:span text:style-name="T25">2 </text:span><text:span text:style-name="T88">+ </text:span><text:span text:style-name="T89">y</text:span><text:span text:style-name="T25">3</text:span><text:span text:style-name="T88">)</text:span></text:p>
        </text:list-item>
        <text:list-item>
          <text:p text:style-name="P76"><text:span text:style-name="T157">x</text:span><text:span text:style-name="T158"> </text:span><text:span text:style-name="T200">≥</text:span><text:span text:style-name="T158"> 0 </text:span><text:span text:style-name="T34">∧ </text:span><text:span text:style-name="T157">y</text:span><text:span text:style-name="T25">2</text:span><text:span text:style-name="T170"> </text:span><text:span text:style-name="T163">+ </text:span><text:span text:style-name="T178">y</text:span><text:span text:style-name="T174">3</text:span><text:span text:style-name="T170"> <text:s/></text:span><text:span text:style-name="T168">&gt;</text:span><text:span text:style-name="T163"> </text:span><text:span text:style-name="T165">x</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text:span></text:p>
        </text:list-item>
        <text:list-item>
          <text:p text:style-name="P76"><text:span text:style-name="T89">x</text:span><text:span text:style-name="T88"> </text:span><text:span text:style-name="T91">≥</text:span><text:span text:style-name="T88"> 0 </text:span><text:span text:style-name="T70">∧ </text:span><text:span text:style-name="T89">y</text:span><text:span text:style-name="T25">2</text:span><text:span text:style-name="T172"> </text:span><text:span text:style-name="T179">+ </text:span><text:span text:style-name="T183">y</text:span><text:span text:style-name="T174">3</text:span><text:span text:style-name="T172"> </text:span><text:span text:style-name="T185">&lt; 0</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text:span><text:span text:style-name="T88"> </text:span><text:span text:style-name="T70"> </text:span><text:span text:style-name="T89">y</text:span><text:span text:style-name="T28">1</text:span><text:span text:style-name="T89"> = x</text:span><text:span text:style-name="T45">2</text:span></text:p>
        </text:list-item>
      </text:list>
      <text:p text:style-name="P12">Первая формула истинна, т. к. истинно следствие.</text:p>
      <text:p text:style-name="P12">Проведем эквивалентное преобразование второй формулы, разбив ее на три случая:</text:p>
      <text:list xml:id="list38538957" text:continue-numbering="true" text:style-name="L19">
        <text:list-header>
          <text:p text:style-name="P76"><text:span text:style-name="T90">2а. </text:span><text:span text:style-name="T89">y</text:span><text:span text:style-name="T26">3</text:span><text:span text:style-name="T90"> = 1 </text:span><text:span text:style-name="T69"></text:span><text:span text:style-name="T90"> </text:span><text:span text:style-name="T90">(</text:span><text:span text:style-name="T89">x</text:span><text:span text:style-name="T88"> </text:span><text:span text:style-name="T91">≥</text:span><text:span text:style-name="T88"> 0 </text:span><text:span text:style-name="T70">∧ </text:span><text:span text:style-name="T179">0 </text:span><text:span text:style-name="T185">≤</text:span><text:span text:style-name="T179"> </text:span><text:span text:style-name="T183">y</text:span><text:span text:style-name="T174">2</text:span><text:span text:style-name="T172"> </text:span><text:span text:style-name="T179">+ 1</text:span><text:span text:style-name="T172"> </text:span><text:span text:style-name="T185">≤</text:span><text:span text:style-name="T179"> </text:span><text:span text:style-name="T180">x</text:span><text:span text:style-name="T88"> </text:span><text:span text:style-name="T70">∧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span text:style-name="T88"> </text:span><text:span text:style-name="T88"><text:s/></text:span><text:span text:style-name="T70"> </text:span><text:span text:style-name="T89">y</text:span><text:span text:style-name="T25">4</text:span><text:span text:style-name="T88"> = </text:span><text:span text:style-name="T89">x</text:span><text:span text:style-name="T88">)</text:span></text:p>
          <text:p text:style-name="P76"><text:span text:style-name="T88">2б. </text:span><text:span text:style-name="T89">y</text:span><text:span text:style-name="T25">3</text:span><text:span text:style-name="T88"> = -1 </text:span><text:span text:style-name="T70"></text:span><text:span text:style-name="T88"> </text:span><text:span text:style-name="T88">(</text:span><text:span text:style-name="T89">x</text:span><text:span text:style-name="T88"> </text:span><text:span text:style-name="T91">≥</text:span><text:span text:style-name="T88"> 0 </text:span><text:span text:style-name="T70">∧ </text:span><text:span text:style-name="T179">0 </text:span><text:span text:style-name="T185">≤</text:span><text:span text:style-name="T179"> </text:span><text:span text:style-name="T183">y</text:span><text:span text:style-name="T174">2</text:span><text:span text:style-name="T172"> <text:s/></text:span><text:span text:style-name="T179">- 1</text:span><text:span text:style-name="T172"> </text:span><text:span text:style-name="T185">≤</text:span><text:span text:style-name="T179"> </text:span><text:span text:style-name="T180">x</text:span><text:span text:style-name="T88">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 </text:span><text:span text:style-name="T70"> </text:span><text:span text:style-name="T89">y</text:span><text:span text:style-name="T25">4</text:span><text:span text:style-name="T88"> = </text:span><text:span text:style-name="T88">-1)</text:span></text:p>
          <text:p text:style-name="P76"><text:span text:style-name="T88">2в. </text:span><text:span text:style-name="T89">y</text:span><text:span text:style-name="T26">3</text:span><text:span text:style-name="T90"> </text:span><text:span text:style-name="T92">≠</text:span><text:span text:style-name="T90"> 1 </text:span><text:span text:style-name="T69">∧</text:span><text:span text:style-name="T90"> <text:s/></text:span><text:span text:style-name="T89">y</text:span><text:span text:style-name="T26">3</text:span><text:span text:style-name="T90"> </text:span><text:span text:style-name="T92">≠</text:span><text:span text:style-name="T90"> </text:span><text:span text:style-name="T90">-</text:span><text:span text:style-name="T90">1 </text:span><text:span text:style-name="T69"></text:span><text:span text:style-name="T90"> </text:span><text:span text:style-name="T90">(</text:span><text:span text:style-name="T89">x</text:span><text:span text:style-name="T90"> </text:span><text:span text:style-name="T92">≥</text:span><text:span text:style-name="T90"> 0 </text:span><text:span text:style-name="T69">∧ </text:span><text:span text:style-name="T179">0 </text:span><text:span text:style-name="T185">≤</text:span><text:span text:style-name="T179"> </text:span><text:span text:style-name="T183">y</text:span><text:span text:style-name="T174">2</text:span><text:span text:style-name="T172"> </text:span><text:span text:style-name="T179">+ </text:span><text:span text:style-name="T183">y</text:span><text:span text:style-name="T174">3</text:span><text:span text:style-name="T172"> </text:span><text:span text:style-name="T185">≤</text:span><text:span text:style-name="T179"> </text:span><text:span text:style-name="T180">x</text:span><text:span text:style-name="T90"> </text:span><text:span text:style-name="T69"> </text:span><text:span text:style-name="T90">T)</text:span></text:p>
        </text:list-header>
      </text:list>
      <text:p text:style-name="P12">Формулы 2a и 2б опровержимы: для 2а достаточно взять <text:span text:style-name="T4">y</text:span><text:span text:style-name="T12">4</text:span> не равным х, а для 2б взять <text:span text:style-name="T4">y</text:span><text:span text:style-name="T12">4</text:span> не равным -1. Посмотрев еще раз на рассмотренные только что вычисления, можно заметить, что, действительно, при <text:span text:style-name="T4">y</text:span><text:span text:style-name="T12">3</text:span> = 1 выполнено, что <text:span text:style-name="T4">y</text:span><text:span text:style-name="T12">4</text:span> = x, а при <text:span text:style-name="T4">y</text:span><text:span text:style-name="T12">3</text:span> = -1 выполнено, что <text:span text:style-name="T4">y</text:span><text:span text:style-name="T12">4</text:span> = -1. Тогда рассмотрим в качестве p такой предикат:</text:p>
      <text:p text:style-name="P37">(<text:span text:style-name="T4">y</text:span><text:span text:style-name="T12">3</text:span> = 1 <text:span text:style-name="T30"></text:span> <text:span text:style-name="T4">y</text:span><text:span text:style-name="T12">1</text:span> = <text:span text:style-name="T4">x</text:span> (<text:span text:style-name="T4">y</text:span><text:span text:style-name="T12">2</text:span> + 1) <text:span text:style-name="T30">∧ <text:s/></text:span><text:span text:style-name="T4">y</text:span><text:span text:style-name="T12">4</text:span> = <text:span text:style-name="T4">x</text:span>) <text:span text:style-name="T30">∧ </text:span>(<text:span text:style-name="T4">y</text:span><text:span text:style-name="T12">3</text:span> = -1 <text:span text:style-name="T30"></text:span> <text:span text:style-name="T4">y</text:span><text:span text:style-name="T12">1</text:span> = <text:span text:style-name="T4">x</text:span><text:span text:style-name="T40">2</text:span> + <text:span text:style-name="T4">y</text:span><text:span text:style-name="T12">2</text:span> <text:span text:style-name="T30">∧ <text:s/></text:span><text:span text:style-name="T4">y</text:span><text:span text:style-name="T12">4</text:span> = -1)</text:p>
      <text:p text:style-name="P12">Подставим его в указанные выше 4 формулы:</text:p>
      <text:list xml:id="list38558961" text:continue-list="list38538957" text:style-name="L19">
        <text:list-item text:start-value="1">
          <text:p text:style-name="P76"><text:span text:style-name="T7">x</text:span><text:span text:style-name="T103"> </text:span><text:span text:style-name="T200">≥</text:span><text:span text:style-name="T158"> 0 </text:span><text:span text:style-name="T34"></text:span><text:span text:style-name="T158"> </text:span><text:span text:style-name="T90">(1</text:span><text:span text:style-name="T90"> = 1 </text:span><text:span text:style-name="T69"></text:span><text:span text:style-name="T90"> </text:span><text:span text:style-name="T90">0</text:span><text:span text:style-name="T90"> = </text:span><text:span text:style-name="T89">x</text:span><text:span text:style-name="T90"> (</text:span><text:span text:style-name="T90">-1</text:span><text:span text:style-name="T90"> + 1) </text:span><text:span text:style-name="T69">∧ </text:span><text:span text:style-name="T89">x</text:span><text:span text:style-name="T90"> = </text:span><text:span text:style-name="T89">x</text:span><text:span text:style-name="T90">)</text:span><text:span text:style-name="T90"> </text:span><text:span text:style-name="T69">∧ </text:span><text:span text:style-name="T90">(1</text:span><text:span text:style-name="T90"> = -1 </text:span><text:span text:style-name="T69"></text:span><text:span text:style-name="T90"> </text:span><text:span text:style-name="T90">0</text:span><text:span text:style-name="T90"> = </text:span><text:span text:style-name="T89">x</text:span><text:span text:style-name="T47">2</text:span><text:span text:style-name="T90"> + </text:span><text:span text:style-name="T90">(-1)</text:span><text:span text:style-name="T90"> </text:span><text:span text:style-name="T69">∧ <text:s/></text:span><text:span text:style-name="T89">x</text:span><text:span text:style-name="T90"> = </text:span><text:span text:style-name="T90">-1)</text:span></text:p>
        </text:list-item>
        <text:list-item>
          <text:p text:style-name="P76"><text:soft-page-break/><text:span text:style-name="T157">x</text:span><text:span text:style-name="T158"> </text:span><text:span text:style-name="T200">≥</text:span><text:span text:style-name="T158"> 0 </text:span><text:span text:style-name="T34">∧ </text:span><text:span text:style-name="T163">0 </text:span><text:span text:style-name="T168">≤</text:span><text:span text:style-name="T163"> </text:span><text:span text:style-name="T178">y</text:span><text:span text:style-name="T174">2</text:span><text:span text:style-name="T170"> </text:span><text:span text:style-name="T163">+ </text:span><text:span text:style-name="T178">y</text:span><text:span text:style-name="T174">3</text:span><text:span text:style-name="T170"> </text:span><text:span text:style-name="T168">≤</text:span><text:span text:style-name="T163"> </text:span><text:span text:style-name="T165">x</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 </text:span><text:span text:style-name="T70">∧ <text:s/></text:span><text:span text:style-name="T89">y</text:span><text:span text:style-name="T25">4</text:span><text:span text:style-name="T88"> = </text:span><text:span text:style-name="T89">x</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 </text:span><text:span text:style-name="T70">∧ <text:s/></text:span><text:span text:style-name="T89">y</text:span><text:span text:style-name="T25">4</text:span><text:span text:style-name="T88"> = -1</text:span><text:span text:style-name="T88">)</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 </text:span><text:span text:style-name="T88">+ </text:span><text:span text:style-name="T89">y</text:span><text:span text:style-name="T25">4</text:span><text:span text:style-name="T88"> = </text:span><text:span text:style-name="T89">x</text:span><text:span text:style-name="T88"> (</text:span><text:span text:style-name="T89">y</text:span><text:span text:style-name="T25">2</text:span><text:span text:style-name="T88"> + </text:span><text:span text:style-name="T89">y</text:span><text:span text:style-name="T25">3</text:span><text:span text:style-name="T88"> + 1) </text:span><text:span text:style-name="T70">∧ <text:s/></text:span><text:span text:style-name="T89">y</text:span><text:span text:style-name="T25">4</text:span><text:span text:style-name="T88"> = </text:span><text:span text:style-name="T89">x</text:span><text:span text:style-name="T88">)</text:span><text:span text:style-name="T88"> </text:span><text:span text:style-name="T70">∧ </text:span><text:span text:style-name="T88">(</text:span><text:span text:style-name="T89">y</text:span><text:span text:style-name="T25">3</text:span><text:span text:style-name="T88"> = -1 </text:span><text:span text:style-name="T70"> </text:span><text:span text:style-name="T89">y</text:span><text:span text:style-name="T25">1</text:span><text:span text:style-name="T88"> </text:span><text:span text:style-name="T70">+</text:span><text:span text:style-name="T88"> </text:span><text:span text:style-name="T89">y</text:span><text:span text:style-name="T25">4</text:span><text:span text:style-name="T88"> = </text:span><text:span text:style-name="T89">x</text:span><text:span text:style-name="T45">2</text:span><text:span text:style-name="T88"> + </text:span><text:span text:style-name="T89">y</text:span><text:span text:style-name="T25">2 </text:span><text:span text:style-name="T88">+ </text:span><text:span text:style-name="T89">y</text:span><text:span text:style-name="T25">3</text:span><text:span text:style-name="T88"> </text:span><text:span text:style-name="T70">∧ <text:s/></text:span><text:span text:style-name="T89">y</text:span><text:span text:style-name="T25">4</text:span><text:span text:style-name="T88"> = -1</text:span><text:span text:style-name="T88">)</text:span></text:p>
        </text:list-item>
        <text:list-item>
          <text:p text:style-name="P76"><text:span text:style-name="T157">x</text:span><text:span text:style-name="T158"> </text:span><text:span text:style-name="T200">≥</text:span><text:span text:style-name="T158"> 0 </text:span><text:span text:style-name="T34">∧ </text:span><text:span text:style-name="T157">y</text:span><text:span text:style-name="T25">2</text:span><text:span text:style-name="T170"> </text:span><text:span text:style-name="T163">+ </text:span><text:span text:style-name="T178">y</text:span><text:span text:style-name="T174">3</text:span><text:span text:style-name="T170"> <text:s/></text:span><text:span text:style-name="T168">&gt;</text:span><text:span text:style-name="T163"> </text:span><text:span text:style-name="T165">x</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 </text:span><text:span text:style-name="T70">∧ <text:s/></text:span><text:span text:style-name="T89">y</text:span><text:span text:style-name="T25">4</text:span><text:span text:style-name="T88"> = </text:span><text:span text:style-name="T89">x</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 </text:span><text:span text:style-name="T70">∧ <text:s/></text:span><text:span text:style-name="T89">y</text:span><text:span text:style-name="T25">4</text:span><text:span text:style-name="T88"> = -1</text:span><text:span text:style-name="T88">)</text:span><text:span text:style-name="T158"> </text:span><text:span text:style-name="T34">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88"> (</text:span><text:span text:style-name="T89">y</text:span><text:span text:style-name="T25">2</text:span><text:span text:style-name="T88"> + 1) </text:span><text:span text:style-name="T70">∧ <text:s/></text:span><text:span text:style-name="T90">-1</text:span><text:span text:style-name="T88"> = </text:span><text:span text:style-name="T89">x</text:span><text:span text:style-name="T88">)</text:span><text:span text:style-name="T88"> </text:span><text:span text:style-name="T70">∧ </text:span><text:span text:style-name="T88">(-</text:span><text:span text:style-name="T89">y</text:span><text:span text:style-name="T25">3</text:span><text:span text:style-name="T88"> = -1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 </text:span><text:span text:style-name="T70">∧ <text:s/></text:span><text:span text:style-name="T90">-1</text:span><text:span text:style-name="T88"> = -1</text:span><text:span text:style-name="T88">)</text:span></text:p>
        </text:list-item>
        <text:list-item>
          <text:p text:style-name="P77"><text:span text:style-name="T4">x</text:span> <text:span text:style-name="T201">≥</text:span> 0 <text:span text:style-name="T30">∧ </text:span><text:span text:style-name="T4">y</text:span><text:span text:style-name="T12">2</text:span><text:span text:style-name="T171"> </text:span><text:span text:style-name="T164">+ </text:span><text:span text:style-name="T194">y</text:span><text:span text:style-name="T175">3</text:span><text:span text:style-name="T171"> </text:span><text:span text:style-name="T168">&lt; 0</text:span> <text:span text:style-name="T30">∧ </text:span>(<text:span text:style-name="T4">y</text:span><text:span text:style-name="T12">3</text:span> = 1 <text:span text:style-name="T30"></text:span> <text:span text:style-name="T4">y</text:span><text:span text:style-name="T12">1</text:span> = <text:span text:style-name="T4">x</text:span> (<text:span text:style-name="T4">y</text:span><text:span text:style-name="T12">2</text:span> + 1) <text:span text:style-name="T30">∧ <text:s/></text:span><text:span text:style-name="T4">y</text:span><text:span text:style-name="T12">4</text:span> = <text:span text:style-name="T4">x</text:span>) <text:span text:style-name="T30">∧ </text:span>(<text:span text:style-name="T4">y</text:span><text:span text:style-name="T12">3</text:span> = -1 <text:span text:style-name="T30"></text:span> <text:span text:style-name="T4">y</text:span><text:span text:style-name="T12">1</text:span> = <text:span text:style-name="T4">x</text:span><text:span text:style-name="T40">2</text:span> + <text:span text:style-name="T4">y</text:span><text:span text:style-name="T12">2</text:span> <text:span text:style-name="T30">∧ <text:s/></text:span><text:span text:style-name="T4">y</text:span><text:span text:style-name="T12">4</text:span> = -1) <text:span text:style-name="T30"> </text:span><text:span text:style-name="T4">y</text:span><text:span text:style-name="T13">1</text:span><text:span text:style-name="T4"> = x</text:span><text:span text:style-name="T40">2</text:span></text:p>
        </text:list-item>
      </text:list>
      <text:p text:style-name="P4">Первая формула, очевидно, истинна. Вторую формулу разобьем на три формулы, как это было сделано ранее:</text:p>
      <text:list xml:id="list38548034" text:continue-numbering="true" text:style-name="L19">
        <text:list-header>
          <text:p text:style-name="P76"><text:span text:style-name="T90">2а. </text:span><text:span text:style-name="T89">y</text:span><text:span text:style-name="T26">3</text:span><text:span text:style-name="T90">=1 </text:span><text:span text:style-name="T69"></text:span><text:span text:style-name="T90"> </text:span><text:span text:style-name="T90">(</text:span><text:span text:style-name="T89">x</text:span><text:span text:style-name="T88"> </text:span><text:span text:style-name="T91">≥</text:span><text:span text:style-name="T88"> 0 </text:span><text:span text:style-name="T70">∧ </text:span><text:span text:style-name="T179">0 </text:span><text:span text:style-name="T185">≤</text:span><text:span text:style-name="T179"> </text:span><text:span text:style-name="T183">y</text:span><text:span text:style-name="T174">2</text:span><text:span text:style-name="T172"> </text:span><text:span text:style-name="T179">+ 1</text:span><text:span text:style-name="T172"> </text:span><text:span text:style-name="T185">≤</text:span><text:span text:style-name="T179"> </text:span><text:span text:style-name="T180">x</text:span><text:span text:style-name="T88"> </text:span><text:span text:style-name="T70">∧ </text:span><text:span text:style-name="T89">y</text:span><text:span text:style-name="T25">1</text:span><text:span text:style-name="T88"> = </text:span><text:span text:style-name="T89">x</text:span><text:span text:style-name="T88"> (</text:span><text:span text:style-name="T89">y</text:span><text:span text:style-name="T25">2</text:span><text:span text:style-name="T88"> + 1)</text:span><text:span text:style-name="T88"> </text:span><text:span text:style-name="T88"><text:s/></text:span><text:span text:style-name="T70">∧ <text:s/></text:span><text:span text:style-name="T89">y</text:span><text:span text:style-name="T25">4</text:span><text:span text:style-name="T88"> = </text:span><text:span text:style-name="T89">x</text:span><text:span text:style-name="T88"> </text:span><text:span text:style-name="T70"> </text:span><text:span text:style-name="T89">y</text:span><text:span text:style-name="T25">4</text:span><text:span text:style-name="T88">=</text:span><text:span text:style-name="T89">x</text:span><text:span text:style-name="T88">)</text:span></text:p>
          <text:p text:style-name="P76"><text:span text:style-name="T88">2б. </text:span><text:span text:style-name="T89">y</text:span><text:span text:style-name="T25">3</text:span><text:span text:style-name="T88">=-1 </text:span><text:span text:style-name="T70"></text:span><text:span text:style-name="T88"> </text:span><text:span text:style-name="T88">(</text:span><text:span text:style-name="T89">x</text:span><text:span text:style-name="T88"> </text:span><text:span text:style-name="T91">≥</text:span><text:span text:style-name="T88"> 0 </text:span><text:span text:style-name="T70">∧ </text:span><text:span text:style-name="T179">0 </text:span><text:span text:style-name="T185">≤</text:span><text:span text:style-name="T179"> </text:span><text:span text:style-name="T183">y</text:span><text:span text:style-name="T174">2</text:span><text:span text:style-name="T172"> <text:s/></text:span><text:span text:style-name="T179">- 1</text:span><text:span text:style-name="T172"> </text:span><text:span text:style-name="T185">≤</text:span><text:span text:style-name="T179"> </text:span><text:span text:style-name="T180">x</text:span><text:span text:style-name="T88"> </text:span><text:span text:style-name="T70">∧</text:span><text:span text:style-name="T88"> </text:span><text:span text:style-name="T89">y</text:span><text:span text:style-name="T25">1</text:span><text:span text:style-name="T88"> = </text:span><text:span text:style-name="T89">x</text:span><text:span text:style-name="T45">2</text:span><text:span text:style-name="T88"> + </text:span><text:span text:style-name="T89">y</text:span><text:span text:style-name="T25">2</text:span><text:span text:style-name="T88"> <text:s/></text:span><text:span text:style-name="T70">∧ <text:s/></text:span><text:span text:style-name="T89">y</text:span><text:span text:style-name="T25">4</text:span><text:span text:style-name="T88"> = </text:span><text:span text:style-name="T90">-1</text:span><text:span text:style-name="T89"> </text:span><text:span text:style-name="T70"> </text:span><text:span text:style-name="T89">y</text:span><text:span text:style-name="T25">4</text:span><text:span text:style-name="T88"> = </text:span><text:span text:style-name="T88">-1)</text:span></text:p>
          <text:p text:style-name="P76"><text:span text:style-name="T88">2в. </text:span><text:span text:style-name="T89">y</text:span><text:span text:style-name="T26">3</text:span><text:span text:style-name="T90"> </text:span><text:span text:style-name="T92">≠</text:span><text:span text:style-name="T90"> 1 </text:span><text:span text:style-name="T69">∧</text:span><text:span text:style-name="T90"> <text:s/></text:span><text:span text:style-name="T89">y</text:span><text:span text:style-name="T26">3</text:span><text:span text:style-name="T90"> </text:span><text:span text:style-name="T92">≠</text:span><text:span text:style-name="T90"> </text:span><text:span text:style-name="T90">-</text:span><text:span text:style-name="T90">1 </text:span><text:span text:style-name="T69"></text:span><text:span text:style-name="T90"> </text:span><text:span text:style-name="T90">(</text:span><text:span text:style-name="T89">x</text:span><text:span text:style-name="T90"> </text:span><text:span text:style-name="T92">≥</text:span><text:span text:style-name="T90"> 0 </text:span><text:span text:style-name="T69">∧ </text:span><text:span text:style-name="T179">0 </text:span><text:span text:style-name="T185">≤</text:span><text:span text:style-name="T179"> </text:span><text:span text:style-name="T183">y</text:span><text:span text:style-name="T174">2</text:span><text:span text:style-name="T172"> </text:span><text:span text:style-name="T179">+ </text:span><text:span text:style-name="T183">y</text:span><text:span text:style-name="T174">3</text:span><text:span text:style-name="T172"> </text:span><text:span text:style-name="T185">≤</text:span><text:span text:style-name="T179"> </text:span><text:span text:style-name="T180">x</text:span><text:span text:style-name="T90"> </text:span><text:span text:style-name="T69"> </text:span><text:span text:style-name="T90">T)</text:span></text:p>
        </text:list-header>
      </text:list>
      <text:p text:style-name="P55">Все три формулы истинны. Сделаем теперь то же с третьей формулой:</text:p>
      <text:list xml:id="list38553717" text:continue-numbering="true" text:style-name="L19">
        <text:list-header>
          <text:p text:style-name="P76"><text:span text:style-name="T90">3а. </text:span><text:span text:style-name="T89">y</text:span><text:span text:style-name="T26">3</text:span><text:span text:style-name="T90"> = 1 </text:span><text:span text:style-name="T69"> </text:span><text:span text:style-name="T69">(</text:span><text:span text:style-name="T89">x</text:span><text:span text:style-name="T90"> </text:span><text:span text:style-name="T92">≥</text:span><text:span text:style-name="T90"> 0 </text:span><text:span text:style-name="T69">∧ </text:span><text:span text:style-name="T89">y</text:span><text:span text:style-name="T26">2</text:span><text:span text:style-name="T172"> </text:span><text:span text:style-name="T179">+ </text:span><text:span text:style-name="T179">1</text:span><text:span text:style-name="T172"> <text:s/></text:span><text:span text:style-name="T185">&gt;</text:span><text:span text:style-name="T179"> </text:span><text:span text:style-name="T180">x</text:span><text:span text:style-name="T90"> </text:span><text:span text:style-name="T69">∧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text:span><text:span text:style-name="T89">y</text:span><text:span text:style-name="T26">4</text:span><text:span text:style-name="T90"> = </text:span><text:span text:style-name="T89">x</text:span><text:span text:style-name="T90"> </text:span><text:span text:style-name="T69">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text:span></text:p>
          <text:p text:style-name="P76"><text:span text:style-name="T90">3б. </text:span><text:span text:style-name="T89">y</text:span><text:span text:style-name="T26">3</text:span><text:span text:style-name="T90"> = </text:span><text:span text:style-name="T90">-</text:span><text:span text:style-name="T90">1 </text:span><text:span text:style-name="T69"></text:span><text:span text:style-name="T90"> </text:span><text:span text:style-name="T90">(</text:span><text:span text:style-name="T89">x</text:span><text:span text:style-name="T90"> </text:span><text:span text:style-name="T92">≥</text:span><text:span text:style-name="T90"> 0 </text:span><text:span text:style-name="T69">∧ </text:span><text:span text:style-name="T89">y</text:span><text:span text:style-name="T26">2</text:span><text:span text:style-name="T172"> </text:span><text:span text:style-name="T179">-1</text:span><text:span text:style-name="T172"> <text:s/></text:span><text:span text:style-name="T185">&gt;</text:span><text:span text:style-name="T179"> </text:span><text:span text:style-name="T180">x</text:span><text:span text:style-name="T90"> </text:span><text:span text:style-name="T69">∧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89">y</text:span><text:span text:style-name="T26">4</text:span><text:span text:style-name="T90"> = -1 </text:span><text:span text:style-name="T69">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text:span><text:span text:style-name="T90">-1 = </text:span><text:span text:style-name="T89">x</text:span><text:span text:style-name="T90">)</text:span></text:p>
          <text:p text:style-name="P76"><text:span text:style-name="T90">3в. </text:span><text:span text:style-name="T89">y</text:span><text:span text:style-name="T26">3</text:span><text:span text:style-name="T90"> </text:span><text:span text:style-name="T92">≠</text:span><text:span text:style-name="T90"> 1 </text:span><text:span text:style-name="T69">∧</text:span><text:span text:style-name="T90"> <text:s/></text:span><text:span text:style-name="T89">y</text:span><text:span text:style-name="T26">3</text:span><text:span text:style-name="T90"> </text:span><text:span text:style-name="T92">≠</text:span><text:span text:style-name="T90"> </text:span><text:span text:style-name="T90">-</text:span><text:span text:style-name="T90">1 </text:span><text:span text:style-name="T69"></text:span><text:span text:style-name="T90"> </text:span><text:span text:style-name="T90">(</text:span><text:span text:style-name="T89">x</text:span><text:span text:style-name="T90"> </text:span><text:span text:style-name="T92">≥</text:span><text:span text:style-name="T90"> 0 </text:span><text:span text:style-name="T69">∧ </text:span><text:span text:style-name="T89">y</text:span><text:span text:style-name="T26">2</text:span><text:span text:style-name="T172"> </text:span><text:span text:style-name="T179">+ </text:span><text:span text:style-name="T183">y</text:span><text:span text:style-name="T174">3</text:span><text:span text:style-name="T172"> <text:s/></text:span><text:span text:style-name="T185">&gt;</text:span><text:span text:style-name="T179"> </text:span><text:span text:style-name="T180">x</text:span><text:span text:style-name="T90"> </text:span><text:span text:style-name="T69"> </text:span><text:span text:style-name="T90">T)</text:span></text:p>
        </text:list-header>
      </text:list>
      <text:p text:style-name="P52"><text:span text:style-name="T90">Формула 3а опровержима, контрпример: x = 3, </text:span><text:span text:style-name="T89">y</text:span><text:span text:style-name="T26">1</text:span><text:span text:style-name="T90"> = 15, </text:span><text:span text:style-name="T89">y</text:span><text:span text:style-name="T26">2</text:span><text:span text:style-name="T90"> = 4, </text:span><text:span text:style-name="T89">y</text:span><text:span text:style-name="T26">3</text:span><text:span text:style-name="T90"> = 1, </text:span><text:span text:style-name="T89">y</text:span><text:span text:style-name="T26">4</text:span><text:span text:style-name="T90"> = 3. Анализируем вычисление при x = 3. Получаем, что </text:span><text:span text:style-name="T89">y</text:span><text:span text:style-name="T26">2</text:span><text:span text:style-name="T90"> не может принимать значение 4, т. к. он не должен быть больше х. Если добавить в индуктивное утверждение условие </text:span><text:span text:style-name="T183">y</text:span><text:span text:style-name="T174">2</text:span><text:span text:style-name="T179"> </text:span><text:span text:style-name="T185">≤</text:span><text:span text:style-name="T179"> </text:span><text:span text:style-name="T180">x</text:span><text:span text:style-name="T90">, то формулы 3а и 3б становятся истинными. Формула 3в осталась </text:span><text:soft-page-break/><text:span text:style-name="T90">истинной. Тем самым, предлагаем в качестве нового индуктивного утверждения следующее:</text:span></text:p>
      <text:p text:style-name="P38"><text:span text:style-name="T194">y</text:span><text:span text:style-name="T175">2</text:span><text:span text:style-name="T164"> </text:span><text:span text:style-name="T168">≤</text:span><text:span text:style-name="T164"> </text:span><text:span text:style-name="T166">x </text:span><text:span text:style-name="T195"><text:s/></text:span><text:span text:style-name="T198">∧ </text:span><text:span text:style-name="T90">(</text:span><text:span text:style-name="T4">y</text:span><text:span text:style-name="T21">3</text:span><text:span text:style-name="T146"> = 1 </text:span><text:span text:style-name="T36"></text:span><text:span text:style-name="T146"> </text:span><text:span text:style-name="T4">y</text:span><text:span text:style-name="T21">1</text:span><text:span text:style-name="T146"> = </text:span><text:span text:style-name="T4">x</text:span><text:span text:style-name="T146"> (</text:span><text:span text:style-name="T4">y</text:span><text:span text:style-name="T21">2</text:span><text:span text:style-name="T146"> + 1) </text:span><text:span text:style-name="T36">∧ <text:s/></text:span><text:span text:style-name="T4">y</text:span><text:span text:style-name="T21">4</text:span><text:span text:style-name="T146"> = </text:span><text:span text:style-name="T4">x</text:span><text:span text:style-name="T90">)</text:span><text:span text:style-name="T146"> </text:span><text:span text:style-name="T36">∧ </text:span><text:span text:style-name="T90">(</text:span><text:span text:style-name="T4">y</text:span><text:span text:style-name="T21">3</text:span><text:span text:style-name="T146"> = -1 </text:span><text:span text:style-name="T36"></text:span><text:span text:style-name="T146"> </text:span><text:span text:style-name="T4">y</text:span><text:span text:style-name="T21">1</text:span><text:span text:style-name="T146"> = </text:span><text:span text:style-name="T4">x</text:span><text:span text:style-name="T49">2</text:span><text:span text:style-name="T146"> + </text:span><text:span text:style-name="T4">y</text:span><text:span text:style-name="T21">2</text:span><text:span text:style-name="T146"> </text:span><text:span text:style-name="T36">∧ <text:s/></text:span><text:span text:style-name="T4">y</text:span><text:span text:style-name="T21">4</text:span><text:span text:style-name="T146"> = -1</text:span><text:span text:style-name="T90">)</text:span></text:p>
      <text:p text:style-name="P55">Подставляем в условия верификации:</text:p>
      <text:list xml:id="list38536216" text:continue-list="list474113821235205774" text:style-name="L18">
        <text:list-item text:start-value="1">
          <text:p text:style-name="P75"><text:span text:style-name="T7">x</text:span><text:span text:style-name="T103"> </text:span><text:span text:style-name="T200">≥</text:span><text:span text:style-name="T158"> 0 </text:span><text:span text:style-name="T34"></text:span><text:span text:style-name="T158"> </text:span><text:span text:style-name="T184">-1</text:span><text:span text:style-name="T179"> </text:span><text:span text:style-name="T185">≤</text:span><text:span text:style-name="T179"> </text:span><text:span text:style-name="T180">x </text:span><text:span text:style-name="T184"><text:s/></text:span><text:span text:style-name="T188">∧ </text:span><text:span text:style-name="T90">(1</text:span><text:span text:style-name="T90"> = 1 </text:span><text:span text:style-name="T69"></text:span><text:span text:style-name="T90"> </text:span><text:span text:style-name="T90">0</text:span><text:span text:style-name="T90"> = </text:span><text:span text:style-name="T89">x</text:span><text:span text:style-name="T90"> (</text:span><text:span text:style-name="T90">-1</text:span><text:span text:style-name="T90"> + 1) </text:span><text:span text:style-name="T69">∧ <text:s/></text:span><text:span text:style-name="T89">x</text:span><text:span text:style-name="T90"> = </text:span><text:span text:style-name="T89">x</text:span><text:span text:style-name="T90">)</text:span><text:span text:style-name="T90"> </text:span><text:span text:style-name="T69">∧ </text:span><text:span text:style-name="T90">(</text:span><text:span text:style-name="T90">1 = -1 </text:span><text:span text:style-name="T69"></text:span><text:span text:style-name="T90"> 0 = </text:span><text:span text:style-name="T89">x</text:span><text:span text:style-name="T47">2</text:span><text:span text:style-name="T90"> -1 </text:span><text:span text:style-name="T69">∧ <text:s/></text:span><text:span text:style-name="T89">x</text:span><text:span text:style-name="T90"> = -1</text:span><text:span text:style-name="T90">)</text:span></text:p>
        </text:list-item>
        <text:list-item>
          <text:p text:style-name="P75"><text:span text:style-name="T157">x</text:span><text:span text:style-name="T158"> </text:span><text:span text:style-name="T200">≥</text:span><text:span text:style-name="T158"> 0 </text:span><text:span text:style-name="T34">∧ </text:span><text:span text:style-name="T163">0 </text:span><text:span text:style-name="T168">≤</text:span><text:span text:style-name="T163"> </text:span><text:span text:style-name="T178">y</text:span><text:span text:style-name="T174">2</text:span><text:span text:style-name="T170"> </text:span><text:span text:style-name="T163">+ </text:span><text:span text:style-name="T178">y</text:span><text:span text:style-name="T174">3</text:span><text:span text:style-name="T170"> <text:s/></text:span><text:span text:style-name="T168">≤</text:span><text:span text:style-name="T163"> </text:span><text:span text:style-name="T165">x</text:span><text:span text:style-name="T158"> </text:span><text:span text:style-name="T34">∧ </text:span><text:span text:style-name="T183">y</text:span><text:span text:style-name="T174">2</text:span><text:span text:style-name="T179"> </text:span><text:span text:style-name="T185">≤</text:span><text:span text:style-name="T179"> </text:span><text:span text:style-name="T180">x </text:span><text:span text:style-name="T184"><text:s/></text:span><text:span text:style-name="T188">∧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text:span><text:span text:style-name="T89">y</text:span><text:span text:style-name="T26">4</text:span><text:span text:style-name="T90"> = </text:span><text:span text:style-name="T89">x</text:span><text:span text:style-name="T90">) </text:span><text:span text:style-name="T69">∧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89">y</text:span><text:span text:style-name="T26">4</text:span><text:span text:style-name="T90"> = -1) </text:span><text:span text:style-name="T34"> </text:span><text:span text:style-name="T183">y</text:span><text:span text:style-name="T174">2</text:span><text:span text:style-name="T179"> + </text:span><text:span text:style-name="T191">y</text:span><text:span text:style-name="T177">3</text:span><text:span text:style-name="T179"> </text:span><text:span text:style-name="T185">≤</text:span><text:span text:style-name="T179"> </text:span><text:span text:style-name="T180">x </text:span><text:span text:style-name="T184"><text:s/></text:span><text:span text:style-name="T188">∧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y</text:span><text:span text:style-name="T26">4</text:span><text:span text:style-name="T90"> = </text:span><text:span text:style-name="T89">x</text:span><text:span text:style-name="T90"> (</text:span><text:span text:style-name="T89">y</text:span><text:span text:style-name="T26">2</text:span><text:span text:style-name="T90"> + </text:span><text:span text:style-name="T89">y</text:span><text:span text:style-name="T26">3 <text:s/></text:span><text:span text:style-name="T90">+ 1) </text:span><text:span text:style-name="T69">∧ <text:s/></text:span><text:span text:style-name="T89">y</text:span><text:span text:style-name="T26">4</text:span><text:span text:style-name="T90"> = </text:span><text:span text:style-name="T89">x</text:span><text:span text:style-name="T90">) </text:span><text:span text:style-name="T69">∧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y</text:span><text:span text:style-name="T26">4</text:span><text:span text:style-name="T90"> = </text:span><text:span text:style-name="T89">x</text:span><text:span text:style-name="T47">2</text:span><text:span text:style-name="T90"> + </text:span><text:span text:style-name="T89">y</text:span><text:span text:style-name="T26">2</text:span><text:span text:style-name="T90"> + </text:span><text:span text:style-name="T89">y</text:span><text:span text:style-name="T26">3 </text:span><text:span text:style-name="T90"><text:s/></text:span><text:span text:style-name="T69">∧ <text:s/></text:span><text:span text:style-name="T89">y</text:span><text:span text:style-name="T26">4</text:span><text:span text:style-name="T90"> = -1)</text:span></text:p>
        </text:list-item>
        <text:list-item>
          <text:p text:style-name="P75"><text:span text:style-name="T157">x</text:span><text:span text:style-name="T158"> </text:span><text:span text:style-name="T200">≥</text:span><text:span text:style-name="T158"> 0 </text:span><text:span text:style-name="T34">∧ </text:span><text:span text:style-name="T157">y</text:span><text:span text:style-name="T25">2</text:span><text:span text:style-name="T170"> </text:span><text:span text:style-name="T163">+ </text:span><text:span text:style-name="T178">y</text:span><text:span text:style-name="T174">3</text:span><text:span text:style-name="T170"> <text:s/></text:span><text:span text:style-name="T168">&gt;</text:span><text:span text:style-name="T163"> </text:span><text:span text:style-name="T165">x</text:span><text:span text:style-name="T158"> </text:span><text:span text:style-name="T34">∧ </text:span><text:span text:style-name="T183">y</text:span><text:span text:style-name="T174">2</text:span><text:span text:style-name="T179"> </text:span><text:span text:style-name="T185">≤</text:span><text:span text:style-name="T179"> </text:span><text:span text:style-name="T180">x </text:span><text:span text:style-name="T184"><text:s/></text:span><text:span text:style-name="T188">∧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text:span><text:span text:style-name="T89">y</text:span><text:span text:style-name="T26">4</text:span><text:span text:style-name="T90"> = </text:span><text:span text:style-name="T89">x</text:span><text:span text:style-name="T90">)</text:span><text:span text:style-name="T90"> </text:span><text:span text:style-name="T69">∧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89">y</text:span><text:span text:style-name="T26">4</text:span><text:span text:style-name="T90"> = -1</text:span><text:span text:style-name="T90">)</text:span><text:span text:style-name="T158"> </text:span><text:span text:style-name="T34"> </text:span><text:span text:style-name="T183">y</text:span><text:span text:style-name="T174">2</text:span><text:span text:style-name="T179"> </text:span><text:span text:style-name="T185">≤</text:span><text:span text:style-name="T179"> </text:span><text:span text:style-name="T180">x </text:span><text:span text:style-name="T184"><text:s/></text:span><text:span text:style-name="T188">∧ </text:span><text:span text:style-name="T90">(</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text:span><text:span text:style-name="T94">-1</text:span><text:span text:style-name="T90"> = </text:span><text:span text:style-name="T89">x</text:span><text:span text:style-name="T90">)</text:span><text:span text:style-name="T90"> </text:span><text:span text:style-name="T69">∧ </text:span><text:span text:style-name="T90">(</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90">-1 = -1</text:span><text:span text:style-name="T90">)</text:span></text:p>
        </text:list-item>
        <text:list-item>
          <text:p text:style-name="P75"><text:span text:style-name="T89">x</text:span><text:span text:style-name="T90"> </text:span><text:span text:style-name="T92">≥</text:span><text:span text:style-name="T90"> 0 </text:span><text:span text:style-name="T69">∧ </text:span><text:span text:style-name="T89">y</text:span><text:span text:style-name="T26">2</text:span><text:span text:style-name="T172"> </text:span><text:span text:style-name="T179">+ </text:span><text:span text:style-name="T183">y</text:span><text:span text:style-name="T174">3</text:span><text:span text:style-name="T172"> </text:span><text:span text:style-name="T185">&lt; 0</text:span><text:span text:style-name="T90"> </text:span><text:span text:style-name="T69">∧ </text:span><text:span text:style-name="T183">y</text:span><text:span text:style-name="T174">2</text:span><text:span text:style-name="T179"> </text:span><text:span text:style-name="T185">≤</text:span><text:span text:style-name="T179"> </text:span><text:span text:style-name="T180">x </text:span><text:span text:style-name="T184"><text:s/></text:span><text:span text:style-name="T188">∧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text:span><text:span text:style-name="T89">y</text:span><text:span text:style-name="T26">4</text:span><text:span text:style-name="T90"> = </text:span><text:span text:style-name="T89">x</text:span><text:span text:style-name="T90">)</text:span><text:span text:style-name="T90"> </text:span><text:span text:style-name="T69">∧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89">y</text:span><text:span text:style-name="T26">4</text:span><text:span text:style-name="T90"> = -1</text:span><text:span text:style-name="T90">)</text:span><text:span text:style-name="T90"> </text:span><text:span text:style-name="T69"> </text:span><text:span text:style-name="T89">y</text:span><text:span text:style-name="T28">1</text:span><text:span text:style-name="T89"> = x</text:span><text:span text:style-name="T47">2</text:span></text:p>
        </text:list-item>
      </text:list>
      <text:p text:style-name="P55">Первые три формулы истинны. Четвертую формулу разобьем на три подформулы:</text:p>
      <text:p text:style-name="P4"><text:span text:style-name="T154">4а. </text:span><text:span text:style-name="T89">y</text:span><text:span text:style-name="T26">3</text:span><text:span text:style-name="T90"> = 1 </text:span><text:span text:style-name="T69"></text:span><text:span text:style-name="T90"> </text:span><text:span text:style-name="T90">(</text:span><text:span text:style-name="T89">x</text:span><text:span text:style-name="T90"> </text:span><text:span text:style-name="T92">≥</text:span><text:span text:style-name="T90"> 0 </text:span><text:span text:style-name="T69">∧ </text:span><text:span text:style-name="T89">y</text:span><text:span text:style-name="T26">2</text:span><text:span text:style-name="T172"> </text:span><text:span text:style-name="T179">&lt; -</text:span><text:span text:style-name="T189">1</text:span><text:span text:style-name="T90"> </text:span><text:span text:style-name="T69">∧ </text:span><text:span text:style-name="T183">y</text:span><text:span text:style-name="T174">2</text:span><text:span text:style-name="T179"> </text:span><text:span text:style-name="T185">≤</text:span><text:span text:style-name="T179"> </text:span><text:span text:style-name="T180">x </text:span><text:span text:style-name="T188">∧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text:span><text:span text:style-name="T89">y</text:span><text:span text:style-name="T26">4</text:span><text:span text:style-name="T90"> = </text:span><text:span text:style-name="T89">x</text:span><text:span text:style-name="T90"> </text:span><text:span text:style-name="T69"> </text:span><text:span text:style-name="T89">y</text:span><text:span text:style-name="T26">1</text:span><text:span text:style-name="T89"> = x</text:span><text:span text:style-name="T47">2</text:span><text:span text:style-name="T90">)</text:span></text:p>
      <text:p text:style-name="P4"><text:span text:style-name="T90">4б. </text:span><text:span text:style-name="T89">y</text:span><text:span text:style-name="T26">3</text:span><text:span text:style-name="T90"> = </text:span><text:span text:style-name="T90">-</text:span><text:span text:style-name="T90">1 </text:span><text:span text:style-name="T69"></text:span><text:span text:style-name="T90"> </text:span><text:span text:style-name="T90">(</text:span><text:span text:style-name="T89">x</text:span><text:span text:style-name="T90"> </text:span><text:span text:style-name="T92">≥</text:span><text:span text:style-name="T90"> 0 </text:span><text:span text:style-name="T69">∧ </text:span><text:span text:style-name="T89">y</text:span><text:span text:style-name="T26">2</text:span><text:span text:style-name="T172"> </text:span><text:span text:style-name="T189">&lt; </text:span><text:span text:style-name="T189">1</text:span><text:span text:style-name="T90"> </text:span><text:span text:style-name="T69">∧ </text:span><text:span text:style-name="T183">y</text:span><text:span text:style-name="T174">2</text:span><text:span text:style-name="T179"> </text:span><text:span text:style-name="T185">≤</text:span><text:span text:style-name="T179"> </text:span><text:span text:style-name="T180">x </text:span><text:span text:style-name="T188">∧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89">y</text:span><text:span text:style-name="T26">4</text:span><text:span text:style-name="T90"> = -1 </text:span><text:span text:style-name="T69"> </text:span><text:span text:style-name="T89">y</text:span><text:span text:style-name="T26">1</text:span><text:span text:style-name="T89"> = x</text:span><text:span text:style-name="T47">2</text:span><text:span text:style-name="T90">)</text:span></text:p>
      <text:p text:style-name="P4"><text:span text:style-name="T90">4в. </text:span><text:span text:style-name="T89">y</text:span><text:span text:style-name="T26">3</text:span><text:span text:style-name="T90"> </text:span><text:span text:style-name="T92">≠</text:span><text:span text:style-name="T90"> 1 </text:span><text:span text:style-name="T69">∧</text:span><text:span text:style-name="T90"> <text:s/></text:span><text:span text:style-name="T89">y</text:span><text:span text:style-name="T26">3</text:span><text:span text:style-name="T90"> </text:span><text:span text:style-name="T92">≠</text:span><text:span text:style-name="T90"> </text:span><text:span text:style-name="T90">-</text:span><text:span text:style-name="T90">1 </text:span><text:span text:style-name="T69"></text:span><text:span text:style-name="T90"> </text:span><text:span text:style-name="T90">(</text:span><text:span text:style-name="T89">x</text:span><text:span text:style-name="T90"> </text:span><text:span text:style-name="T92">≥</text:span><text:span text:style-name="T90"> 0 </text:span><text:span text:style-name="T69">∧ </text:span><text:span text:style-name="T89">y</text:span><text:span text:style-name="T26">2</text:span><text:span text:style-name="T172"> </text:span><text:span text:style-name="T179">+ </text:span><text:span text:style-name="T183">y</text:span><text:span text:style-name="T174">3</text:span><text:span text:style-name="T172"> </text:span><text:span text:style-name="T185">&lt; 0</text:span><text:span text:style-name="T90"> </text:span><text:span text:style-name="T69">∧ </text:span><text:span text:style-name="T183">y</text:span><text:span text:style-name="T174">2</text:span><text:span text:style-name="T179"> </text:span><text:span text:style-name="T185">≤</text:span><text:span text:style-name="T179"> </text:span><text:span text:style-name="T180">x</text:span><text:span text:style-name="T90"> </text:span><text:span text:style-name="T69"> </text:span><text:span text:style-name="T89">y</text:span><text:span text:style-name="T28">1</text:span><text:span text:style-name="T89"> = x</text:span><text:span text:style-name="T47">2</text:span><text:span text:style-name="T90">)</text:span></text:p>
      <text:p text:style-name="P54">Формула 4а ложна, контрпример: x = 2, <text:span text:style-name="T4">y</text:span><text:span text:style-name="T12">1</text:span> = -2, <text:span text:style-name="T4">y</text:span><text:span text:style-name="T12">2</text:span> = -2, <text:span text:style-name="T4">y</text:span><text:span text:style-name="T12">3</text:span> = 1, <text:span text:style-name="T4">y</text:span><text:span text:style-name="T12">4</text:span> = 2. Но этот контрпример не реализуется при вычислении х = 2, т. к. <text:span text:style-name="T4">y</text:span><text:span text:style-name="T12">2</text:span> не может быть равен -2, он должен быть больше или равен -1. Формула 4б ложна даже при выполнении только что <text:soft-page-break/>найденного условия для <text:span text:style-name="T4">y</text:span><text:span text:style-name="T12">2</text:span>, контрпример: x = 2, <text:span text:style-name="T4">y</text:span><text:span text:style-name="T12">1</text:span> = 3, <text:span text:style-name="T4">y</text:span><text:span text:style-name="T12">2</text:span> = -1, <text:span text:style-name="T4">y</text:span><text:span text:style-name="T12">3</text:span> = -1, <text:span text:style-name="T4">y</text:span><text:span text:style-name="T12">4</text:span> = -1. В этом вычислении при <text:span text:style-name="T4">y</text:span><text:span text:style-name="T12">3</text:span> = -1 <text:span text:style-name="T4">y</text:span><text:span text:style-name="T12">2</text:span> не может быть равен -1. Формула 4в ложна, т. к. всегда можно подобрать значение <text:span text:style-name="T4">y</text:span><text:span text:style-name="T12">1</text:span>, не равное <text:span text:style-name="T4">x</text:span><text:span text:style-name="T40">2</text:span>, контрпример: x = 0, <text:span text:style-name="T4">y</text:span><text:span text:style-name="T12">1</text:span> = 1, <text:span text:style-name="T4">y</text:span><text:span text:style-name="T12">2</text:span> = 0, <text:span text:style-name="T4">y</text:span><text:span text:style-name="T12">3</text:span> = -2, <text:span text:style-name="T4">y</text:span><text:span text:style-name="T12">4</text:span> = 0. Этот пример не реализуется, т. к. <text:span text:style-name="T4">y</text:span><text:span text:style-name="T12">3</text:span> не может равняться -2: из анализа вычислений следует, что <text:span text:style-name="T4">y</text:span><text:span text:style-name="T12">3</text:span> всегда равно 1 или -1. Объединяя вышесказанное, составляем новый вариант индуктивного утверждения:</text:p>
      <text:p text:style-name="P39"><text:span text:style-name="T199">-1</text:span><text:span text:style-name="T167"> </text:span><text:span text:style-name="T169">≤</text:span><text:span text:style-name="T167"> </text:span><text:span text:style-name="T194">y</text:span><text:span text:style-name="T176">2</text:span><text:span text:style-name="T167"> </text:span><text:span text:style-name="T169">≤</text:span><text:span text:style-name="T167"> </text:span><text:span text:style-name="T166">x</text:span><text:span text:style-name="T196"> </text:span><text:span text:style-name="T197">∧ </text:span><text:span text:style-name="T197">(</text:span>(<text:span text:style-name="T4">y</text:span><text:span text:style-name="T12">3</text:span> = 1 <text:span text:style-name="T30">∧</text:span> <text:span text:style-name="T4">y</text:span><text:span text:style-name="T12">1</text:span> = <text:span text:style-name="T4">x</text:span> (<text:span text:style-name="T4">y</text:span><text:span text:style-name="T12">2</text:span> + 1) <text:span text:style-name="T30">∧ </text:span><text:span text:style-name="T4">y</text:span><text:span text:style-name="T12">4</text:span> = <text:span text:style-name="T4">x</text:span>) <text:span text:style-name="T202"></text:span><text:span text:style-name="T30"> </text:span>(<text:span text:style-name="T4">y</text:span><text:span text:style-name="T12">3</text:span> = -1 <text:span text:style-name="T30">∧</text:span> <text:span text:style-name="T4">y</text:span><text:span text:style-name="T12">1</text:span> = <text:span text:style-name="T4">x</text:span><text:span text:style-name="T40">2</text:span> + <text:span text:style-name="T4">y</text:span><text:span text:style-name="T12">2</text:span> <text:span text:style-name="T30">∧ <text:s/></text:span><text:span text:style-name="T4">y</text:span><text:span text:style-name="T12">4</text:span> = -1 <text:s/><text:span text:style-name="T30">∧</text:span> <text:span text:style-name="T4">y</text:span><text:span text:style-name="T12">2</text:span> <text:span text:style-name="T201">≥</text:span> 0))</text:p>
      <text:p text:style-name="P54">Подставим это индуктивное утверждение в 4 формулы:</text:p>
      <text:list xml:id="list38557026" text:continue-list="list38536216" text:style-name="L18">
        <text:list-item text:start-value="1">
          <text:p text:style-name="P75"><text:span text:style-name="T7">x</text:span><text:span text:style-name="T103"> </text:span><text:span text:style-name="T200">≥</text:span><text:span text:style-name="T158"> 0 </text:span><text:span text:style-name="T34"></text:span><text:span text:style-name="T158"> </text:span><text:span text:style-name="T189">-1</text:span><text:span text:style-name="T179"> </text:span><text:span text:style-name="T185">≤</text:span><text:span text:style-name="T179"> </text:span><text:span text:style-name="T189">-1</text:span><text:span text:style-name="T179"> </text:span><text:span text:style-name="T185">≤</text:span><text:span text:style-name="T179"> </text:span><text:span text:style-name="T180">x</text:span><text:span text:style-name="T184"> </text:span><text:span text:style-name="T188">∧ </text:span><text:span text:style-name="T188">(</text:span><text:span text:style-name="T90">(1</text:span><text:span text:style-name="T90"> = 1 </text:span><text:span text:style-name="T69">∧</text:span><text:span text:style-name="T90"> </text:span><text:span text:style-name="T90">0</text:span><text:span text:style-name="T90"> = </text:span><text:span text:style-name="T89">x</text:span><text:span text:style-name="T90"> (</text:span><text:span text:style-name="T90">-1</text:span><text:span text:style-name="T90"> + 1) </text:span><text:span text:style-name="T69">∧ </text:span><text:span text:style-name="T89">x</text:span><text:span text:style-name="T90"> = </text:span><text:span text:style-name="T89">x</text:span><text:span text:style-name="T90">)</text:span><text:span text:style-name="T90"> </text:span><text:span text:style-name="T95"></text:span><text:span text:style-name="T69"> </text:span><text:span text:style-name="T90">(</text:span><text:span text:style-name="T90">1 = -1 </text:span><text:span text:style-name="T69">∧</text:span><text:span text:style-name="T90"> 0 = </text:span><text:span text:style-name="T89">x</text:span><text:span text:style-name="T47">2</text:span><text:span text:style-name="T90"> - 1 </text:span><text:span text:style-name="T69">∧ <text:s/></text:span><text:span text:style-name="T89">x</text:span><text:span text:style-name="T90"> = -1 <text:s/></text:span><text:span text:style-name="T69">∧</text:span><text:span text:style-name="T90"> -1 </text:span><text:span text:style-name="T92">≥</text:span><text:span text:style-name="T90"> 0</text:span><text:span text:style-name="T90">)</text:span><text:span text:style-name="T90">)</text:span></text:p>
        </text:list-item>
        <text:list-item>
          <text:p text:style-name="P75"><text:span text:style-name="T157">x</text:span><text:span text:style-name="T158"> </text:span><text:span text:style-name="T200">≥</text:span><text:span text:style-name="T158"> 0 </text:span><text:span text:style-name="T34">∧ </text:span><text:span text:style-name="T163">0 </text:span><text:span text:style-name="T168">≤</text:span><text:span text:style-name="T163"> </text:span><text:span text:style-name="T178">y</text:span><text:span text:style-name="T174">2</text:span><text:span text:style-name="T170"> </text:span><text:span text:style-name="T163">+ </text:span><text:span text:style-name="T178">y</text:span><text:span text:style-name="T174">3</text:span><text:span text:style-name="T170"> </text:span><text:span text:style-name="T168">≤</text:span><text:span text:style-name="T163"> </text:span><text:span text:style-name="T165">x</text:span><text:span text:style-name="T158"> </text:span><text:span text:style-name="T34">∧ </text:span><text:span text:style-name="T189">-1</text:span><text:span text:style-name="T179"> </text:span><text:span text:style-name="T185">≤</text:span><text:span text:style-name="T179"> </text:span><text:span text:style-name="T183">y</text:span><text:span text:style-name="T174">2</text:span><text:span text:style-name="T179"> </text:span><text:span text:style-name="T185">≤</text:span><text:span text:style-name="T179"> </text:span><text:span text:style-name="T180">x</text:span><text:span text:style-name="T184"> </text:span><text:span text:style-name="T188">∧ </text:span><text:span text:style-name="T188">(</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pan><text:span text:style-name="T89">y</text:span><text:span text:style-name="T26">4</text:span><text:span text:style-name="T90"> = </text:span><text:span text:style-name="T89">x</text:span><text:span text:style-name="T90">)</text:span><text:span text:style-name="T90"> </text:span><text:span text:style-name="T95"></text:span><text:span text:style-name="T69">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89">y</text:span><text:span text:style-name="T26">4</text:span><text:span text:style-name="T90"> = -1 <text:s/></text:span><text:span text:style-name="T69">∧</text:span><text:span text:style-name="T90"> </text:span><text:span text:style-name="T89">y</text:span><text:span text:style-name="T26">2</text:span><text:span text:style-name="T90"> </text:span><text:span text:style-name="T92">≥</text:span><text:span text:style-name="T90"> 0</text:span><text:span text:style-name="T90">))</text:span><text:span text:style-name="T158"> </text:span><text:span text:style-name="T34"> </text:span><text:span text:style-name="T189">-1</text:span><text:span text:style-name="T179"> </text:span><text:span text:style-name="T185">≤</text:span><text:span text:style-name="T179"> </text:span><text:span text:style-name="T183">y</text:span><text:span text:style-name="T174">2</text:span><text:span text:style-name="T179"> + </text:span><text:span text:style-name="T183">y</text:span><text:span text:style-name="T174">3</text:span><text:span text:style-name="T179"> </text:span><text:span text:style-name="T185">≤</text:span><text:span text:style-name="T179"> </text:span><text:span text:style-name="T180">x</text:span><text:span text:style-name="T184"> </text:span><text:span text:style-name="T188">∧ </text:span><text:span text:style-name="T188">(</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y</text:span><text:span text:style-name="T26">4 </text:span><text:span text:style-name="T90"><text:s/>= </text:span><text:span text:style-name="T89">x</text:span><text:span text:style-name="T90"> (</text:span><text:span text:style-name="T89">y</text:span><text:span text:style-name="T26">2</text:span><text:span text:style-name="T90"> + </text:span><text:span text:style-name="T89">y</text:span><text:span text:style-name="T26">3</text:span><text:span text:style-name="T90"> + 1) </text:span><text:span text:style-name="T69">∧ </text:span><text:span text:style-name="T89">y</text:span><text:span text:style-name="T26">4</text:span><text:span text:style-name="T90"> = </text:span><text:span text:style-name="T89">x</text:span><text:span text:style-name="T90">)</text:span><text:span text:style-name="T90"> </text:span><text:span text:style-name="T95"></text:span><text:span text:style-name="T69">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y</text:span><text:span text:style-name="T26">4 </text:span><text:span text:style-name="T90"><text:s/>= </text:span><text:span text:style-name="T89">x</text:span><text:span text:style-name="T47">2</text:span><text:span text:style-name="T90"> + </text:span><text:span text:style-name="T89">y</text:span><text:span text:style-name="T26">2</text:span><text:span text:style-name="T90"> + </text:span><text:span text:style-name="T89">y</text:span><text:span text:style-name="T26">3</text:span><text:span text:style-name="T90"> </text:span><text:span text:style-name="T69">∧ <text:s/></text:span><text:span text:style-name="T89">y</text:span><text:span text:style-name="T26">4</text:span><text:span text:style-name="T90"> = -1 <text:s/></text:span><text:span text:style-name="T69">∧</text:span><text:span text:style-name="T90"> </text:span><text:span text:style-name="T89">y</text:span><text:span text:style-name="T26">2</text:span><text:span text:style-name="T90"> + </text:span><text:span text:style-name="T89">y</text:span><text:span text:style-name="T26">3</text:span><text:span text:style-name="T90"> </text:span><text:span text:style-name="T92">≥</text:span><text:span text:style-name="T90"> 0</text:span><text:span text:style-name="T90">))</text:span></text:p>
        </text:list-item>
        <text:list-item>
          <text:p text:style-name="P75"><text:span text:style-name="T157">x</text:span><text:span text:style-name="T158"> </text:span><text:span text:style-name="T200">≥</text:span><text:span text:style-name="T158"> 0 </text:span><text:span text:style-name="T34">∧ </text:span><text:span text:style-name="T157">y</text:span><text:span text:style-name="T25">2</text:span><text:span text:style-name="T170"> </text:span><text:span text:style-name="T163">+ </text:span><text:span text:style-name="T178">y</text:span><text:span text:style-name="T174">3</text:span><text:span text:style-name="T170"> <text:s/></text:span><text:span text:style-name="T168">&gt;</text:span><text:span text:style-name="T163"> </text:span><text:span text:style-name="T165">x</text:span><text:span text:style-name="T158"> </text:span><text:span text:style-name="T34">∧ </text:span><text:span text:style-name="T189">-1</text:span><text:span text:style-name="T179"> </text:span><text:span text:style-name="T185">≤</text:span><text:span text:style-name="T179"> </text:span><text:span text:style-name="T183">y</text:span><text:span text:style-name="T174">2</text:span><text:span text:style-name="T179"> </text:span><text:span text:style-name="T185">≤</text:span><text:span text:style-name="T179"> </text:span><text:span text:style-name="T180">x</text:span><text:span text:style-name="T184"> </text:span><text:span text:style-name="T188">∧ </text:span><text:span text:style-name="T188">(</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pan><text:span text:style-name="T89">y</text:span><text:span text:style-name="T26">4</text:span><text:span text:style-name="T90"> = </text:span><text:span text:style-name="T89">x</text:span><text:span text:style-name="T90">)</text:span><text:span text:style-name="T90"> </text:span><text:span text:style-name="T95"></text:span><text:span text:style-name="T69"> </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89">y</text:span><text:span text:style-name="T26">4</text:span><text:span text:style-name="T90"> = -1 </text:span><text:span text:style-name="T69">∧</text:span><text:span text:style-name="T90"> </text:span><text:span text:style-name="T89">y</text:span><text:span text:style-name="T26">2</text:span><text:span text:style-name="T90"> </text:span><text:span text:style-name="T92">≥</text:span><text:span text:style-name="T90"> </text:span><text:span text:style-name="T90">0</text:span><text:span text:style-name="T90">))</text:span><text:span text:style-name="T158"> </text:span><text:span text:style-name="T34"> </text:span><text:span text:style-name="T189">-1</text:span><text:span text:style-name="T179"> </text:span><text:span text:style-name="T185">≤</text:span><text:span text:style-name="T179"> </text:span><text:span text:style-name="T183">y</text:span><text:span text:style-name="T174">2</text:span><text:span text:style-name="T179"> </text:span><text:span text:style-name="T185">≤</text:span><text:span text:style-name="T179"> </text:span><text:span text:style-name="T180">x</text:span><text:span text:style-name="T184"> </text:span><text:span text:style-name="T188">∧ </text:span><text:span text:style-name="T188">(</text:span><text:span text:style-name="T90">(</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90"> (</text:span><text:span text:style-name="T89">y</text:span><text:span text:style-name="T26">2</text:span><text:span text:style-name="T90"> + 1) </text:span><text:span text:style-name="T69">∧ </text:span><text:span text:style-name="T94">-1</text:span><text:span text:style-name="T90"> = </text:span><text:span text:style-name="T89">x</text:span><text:span text:style-name="T90">)</text:span><text:span text:style-name="T90"> </text:span><text:span text:style-name="T95"></text:span><text:span text:style-name="T69"> </text:span><text:span text:style-name="T90">(</text:span><text:span text:style-name="T90">-</text:span><text:span text:style-name="T89">y</text:span><text:span text:style-name="T26">3</text:span><text:span text:style-name="T90"> = -1 </text:span><text:span text:style-name="T69">∧</text:span><text:span text:style-name="T90"> </text:span><text:span text:style-name="T89">y</text:span><text:span text:style-name="T26">1</text:span><text:span text:style-name="T90"> = </text:span><text:span text:style-name="T89">x</text:span><text:span text:style-name="T47">2</text:span><text:span text:style-name="T90"> + </text:span><text:span text:style-name="T89">y</text:span><text:span text:style-name="T26">2</text:span><text:span text:style-name="T90"> </text:span><text:span text:style-name="T69">∧ <text:s/></text:span><text:span text:style-name="T90">-1 = -1 <text:s/></text:span><text:span text:style-name="T69">∧</text:span><text:span text:style-name="T90"> </text:span><text:span text:style-name="T89">y</text:span><text:span text:style-name="T26">2</text:span><text:span text:style-name="T90"> </text:span><text:span text:style-name="T92">≥</text:span><text:span text:style-name="T90"> 0</text:span><text:span text:style-name="T90">))</text:span></text:p>
        </text:list-item>
        <text:list-item>
          <text:p text:style-name="P78"><text:span text:style-name="T4">x</text:span> <text:span text:style-name="T201">≥</text:span> 0 <text:span text:style-name="T30">∧ </text:span><text:span text:style-name="T4">y</text:span><text:span text:style-name="T12">2</text:span><text:span text:style-name="T173"> </text:span><text:span text:style-name="T167">+ </text:span><text:span text:style-name="T194">y</text:span><text:span text:style-name="T176">3</text:span><text:span text:style-name="T173"> </text:span><text:span text:style-name="T169">&lt; 0</text:span> <text:span text:style-name="T30">∧ </text:span><text:span text:style-name="T190">-1</text:span><text:span text:style-name="T182"> </text:span><text:span text:style-name="T186">≤</text:span><text:span text:style-name="T182"> </text:span><text:span text:style-name="T192">y</text:span><text:span text:style-name="T176">2</text:span><text:span text:style-name="T182"> </text:span><text:span text:style-name="T186">≤</text:span><text:span text:style-name="T182"> </text:span><text:span text:style-name="T181">x</text:span><text:span text:style-name="T193"> </text:span><text:span text:style-name="T187">∧ </text:span><text:span text:style-name="T187">(</text:span><text:span text:style-name="T65">(</text:span><text:span text:style-name="T71">y</text:span><text:span text:style-name="T12">3</text:span><text:span text:style-name="T65"> = 1 </text:span><text:span text:style-name="T68">∧</text:span><text:span text:style-name="T65"> </text:span><text:span text:style-name="T71">y</text:span><text:span text:style-name="T12">1</text:span><text:span text:style-name="T65"> = </text:span><text:span text:style-name="T71">x</text:span><text:span text:style-name="T65"> (</text:span><text:span text:style-name="T71">y</text:span><text:span text:style-name="T12">2</text:span><text:span text:style-name="T65"> + 1) </text:span><text:span text:style-name="T68">∧ </text:span><text:span text:style-name="T71">y</text:span><text:span text:style-name="T12">4</text:span><text:span text:style-name="T65"> = </text:span><text:span text:style-name="T71">x</text:span><text:span text:style-name="T65">)</text:span><text:span text:style-name="T65"> </text:span><text:span text:style-name="T96"></text:span><text:span text:style-name="T68"> </text:span><text:span text:style-name="T65">(</text:span><text:span text:style-name="T71">y</text:span><text:span text:style-name="T12">3</text:span><text:span text:style-name="T65"> = -1 </text:span><text:span text:style-name="T68">∧</text:span><text:span text:style-name="T65"> </text:span><text:span text:style-name="T71">y</text:span><text:span text:style-name="T12">1</text:span><text:span text:style-name="T65"> = </text:span><text:span text:style-name="T71">x</text:span><text:span text:style-name="T40">2</text:span><text:span text:style-name="T65"> + </text:span><text:span text:style-name="T71">y</text:span><text:span text:style-name="T12">2</text:span><text:span text:style-name="T65"> </text:span><text:span text:style-name="T68">∧ <text:s/></text:span><text:span text:style-name="T71">y</text:span><text:span text:style-name="T12">4</text:span><text:span text:style-name="T65"> = -1 </text:span><text:span text:style-name="T68">∧</text:span><text:span text:style-name="T65"> </text:span><text:span text:style-name="T71">y</text:span><text:span text:style-name="T12">2</text:span><text:span text:style-name="T65"> </text:span><text:span text:style-name="T93">≥</text:span><text:span text:style-name="T65"> 0</text:span><text:span text:style-name="T65">))</text:span> <text:span text:style-name="T30"> </text:span><text:span text:style-name="T4">y</text:span><text:span text:style-name="T13">1</text:span><text:span text:style-name="T4"> = x</text:span><text:span text:style-name="T40">2</text:span></text:p>
        </text:list-item>
      </text:list>
      <text:p text:style-name="P54">Все формулы истинны, подходящее индуктивное утверждение найдено.</text:p>
      <text:h text:style-name="P92" text:outline-level="2"><text:soft-page-break/>Задачи на метод индуктивных утверждений</text:h>
      <text:p text:style-name="P4">Во всех следующих задачах нужно доказать частичную коррект­ность блок-схемы при помощи метода индуктивных утверждений относительно спецификации (<text:span text:style-name="T54"></text:span>, <text:span text:style-name="T33"></text:span>). Доменом всех переменных яв­ляются целые числа.</text:p>
      <text:h text:style-name="P79" text:outline-level="4"><text:span text:style-name="T103">Блок-схема на рисунке </text:span><text:span text:style-name="T103"><text:reference-ref text:reference-format="text" text:ref-name="К задаче: А">7</text:reference-ref></text:span><text:span text:style-name="T103">, </text:span><text:span text:style-name="T54"></text:span><text:span text:style-name="T64">(</text:span><text:span text:style-name="T60">x</text:span><text:span text:style-name="T64">)</text:span><text:span text:style-name="T104"> = (</text:span><text:span text:style-name="T60">x</text:span><text:span text:style-name="T20"> <text:s/></text:span><text:span text:style-name="T101">≥</text:span><text:span text:style-name="T104"> 0), </text:span><text:span text:style-name="T33"></text:span><text:span text:style-name="T64">(</text:span><text:span text:style-name="T60">x</text:span><text:span text:style-name="T64">, </text:span><text:span text:style-name="T60">z</text:span><text:span text:style-name="T64">)</text:span><text:span text:style-name="T104"> = (</text:span><text:span text:style-name="T60">z </text:span><text:span text:style-name="T101">≥ </text:span><text:span text:style-name="T104">0)</text:span><text:span text:style-name="T103">.</text:span></text:h>
      <text:p text:style-name="P24"><draw:frame draw:style-name="fr6" draw:name="Врезка6" text:anchor-type="char" svg:x="0.616cm" svg:y="-0.215cm" svg:width="14.471cm" draw:z-index="71"><draw:text-box fo:min-height="8.825cm"><text:p text:style-name="P71"><draw:frame draw:style-name="fr16" draw:name="Объект7" text:anchor-type="paragraph" svg:width="14.09cm" svg:height="8.05cm" style:rel-height="scale" draw:z-index="72"><draw:object xlink:href="./Object 8" xlink:type="simple" xlink:show="embed" xlink:actuate="onLoad"/><draw:image xlink:href="./ObjectReplacements/Object 8" xlink:type="simple" xlink:show="embed" xlink:actuate="onLoad"/></draw:frame>Рисунок <text:reference-mark-start text:name="К задаче: А"/><text:reference-mark-start text:name="А"/><text:sequence text:ref-name="refDrawing8" text:name="Drawing" text:formula="ooow:Drawing+1" style:num-format="1">7</text:sequence><text:reference-mark-end text:name="А"/><text:reference-mark-end text:name="К задаче: А"/>. Рисунок к задаче</text:p></draw:text-box></draw:frame></text:p>
      <text:h text:style-name="P80" text:outline-level="4"><text:span text:style-name="T204">Блок-схема на рисунке </text:span><text:span text:style-name="T204"><text:reference-ref text:reference-format="text" text:ref-name="К задаче Б">8</text:reference-ref></text:span><text:span text:style-name="T204">, </text:span><text:span text:style-name="T52"></text:span><text:span text:style-name="T56">(</text:span><text:span text:style-name="T59">x</text:span><text:span text:style-name="T56">)</text:span><text:span text:style-name="T204"> = (</text:span><text:span text:style-name="T59">x</text:span><text:span text:style-name="T19"> </text:span><text:span text:style-name="T204"><text:s/>&gt; 0), </text:span><text:span text:style-name="T31"></text:span><text:span text:style-name="T56">(</text:span><text:span text:style-name="T59">x</text:span><text:span text:style-name="T56">, </text:span><text:span text:style-name="T59">z</text:span><text:span text:style-name="T56">)</text:span><text:span text:style-name="T204"> = (</text:span><text:span text:style-name="T59">z</text:span><text:span text:style-name="T19"> </text:span><text:span text:style-name="T204"><text:s/>&gt; 0).</text:span></text:h>
      <text:p text:style-name="P23"><draw:frame draw:style-name="fr6" draw:name="Врезка7" text:anchor-type="char" svg:x="0.736cm" svg:y="-0.06cm" svg:width="14.092cm" draw:z-index="150"><draw:text-box fo:min-height="6.525cm"><text:p text:style-name="P71"><draw:frame draw:style-name="fr16" draw:name="Объект8" text:anchor-type="paragraph" svg:width="13.804cm" svg:height="5.754cm" style:rel-height="scale" draw:z-index="151"><draw:object xlink:href="./Object 9" xlink:type="simple" xlink:show="embed" xlink:actuate="onLoad"/><draw:image xlink:href="./ObjectReplacements/Object 9" xlink:type="simple" xlink:show="embed" xlink:actuate="onLoad"/><svg:desc>OLE-объект</svg:desc></draw:frame>Рисунок <text:reference-mark-start text:name="К задаче Б"/><text:sequence text:ref-name="refDrawing9" text:name="Drawing" text:formula="ooow:Drawing+1" style:num-format="1">8</text:sequence><text:reference-mark-end text:name="К задаче Б"/>. Рисунок к задаче</text:p></draw:text-box></draw:frame></text:p>
      <text:h text:style-name="P80" text:outline-level="4"><text:soft-page-break/><text:span text:style-name="T204">Блок-схема на рисунке </text:span><text:span text:style-name="T204"><text:reference-ref text:reference-format="text" text:ref-name="К задаче Б">8</text:reference-ref></text:span><text:span text:style-name="T204">, </text:span><text:span text:style-name="T52"></text:span><text:span text:style-name="T56">(</text:span><text:span text:style-name="T59">x</text:span><text:span text:style-name="T56">)</text:span><text:span text:style-name="T204"> = (</text:span><text:span text:style-name="T59">x</text:span><text:span text:style-name="T204"> &lt; 0), </text:span><text:span text:style-name="T31"></text:span><text:span text:style-name="T56">(</text:span><text:span text:style-name="T59">x</text:span><text:span text:style-name="T56">, </text:span><text:span text:style-name="T59">z</text:span><text:span text:style-name="T56">)</text:span><text:span text:style-name="T204"> = (</text:span><text:span text:style-name="T59">z</text:span><text:span text:style-name="T19"> </text:span><text:span text:style-name="T204"><text:s/>&lt; 0).</text:span></text:h>
      <text:p text:style-name="P19"/>
      <text:h text:style-name="P79" text:outline-level="4"><text:span text:style-name="T104">Блок-схема на рисунке </text:span><text:span text:style-name="T104"><text:reference-ref text:reference-format="text" text:ref-name="К задаче: В">9</text:reference-ref></text:span><text:span text:style-name="T104">, </text:span><text:span text:style-name="T54"></text:span><text:span text:style-name="T64">(</text:span><text:span text:style-name="T60">x</text:span><text:span text:style-name="T20">1</text:span><text:span text:style-name="T60">, x</text:span><text:span text:style-name="T20">2</text:span><text:span text:style-name="T64">)</text:span><text:span text:style-name="T104"> = (</text:span><text:span text:style-name="T60">x</text:span><text:span text:style-name="T20">1 </text:span><text:span text:style-name="T60">&gt; x</text:span><text:span text:style-name="T20">2</text:span><text:span text:style-name="T104">), </text:span><text:span text:style-name="T33"></text:span><text:span text:style-name="T64">(</text:span><text:span text:style-name="T60">x</text:span><text:span text:style-name="T20">1</text:span><text:span text:style-name="T60">, x</text:span><text:span text:style-name="T20">2</text:span><text:span text:style-name="T64">, </text:span><text:span text:style-name="T60">z</text:span><text:span text:style-name="T20">1</text:span><text:span text:style-name="T60">, z</text:span><text:span text:style-name="T20">2</text:span><text:span text:style-name="T64">)</text:span><text:span text:style-name="T104"> = (</text:span><text:span text:style-name="T60">z</text:span><text:span text:style-name="T20">1 </text:span><text:span text:style-name="T60">– x</text:span><text:span text:style-name="T20">1 <text:s/></text:span><text:span text:style-name="T60">=</text:span><text:span text:style-name="T104"> </text:span><text:span text:style-name="T60">z</text:span><text:span text:style-name="T20">2 </text:span><text:span text:style-name="T86">–</text:span><text:span text:style-name="T60"> x</text:span><text:span text:style-name="T20">2</text:span><text:span text:style-name="T104">).</text:span></text:h>
      <text:p text:style-name="P19"><draw:frame draw:style-name="fr7" draw:name="Врезка9" text:anchor-type="char" svg:x="0.663cm" svg:y="-0.162cm" svg:width="14.085cm" svg:height="8.144cm" style:rel-height="scale-min" draw:z-index="73"><draw:text-box><text:p text:style-name="P71"><draw:frame draw:style-name="fr16" draw:name="Объект9" text:anchor-type="paragraph" svg:width="14.148cm" svg:height="7.449cm" style:rel-height="scale" draw:z-index="74"><draw:object xlink:href="./Object 10" xlink:type="simple" xlink:show="embed" xlink:actuate="onLoad"/><draw:image xlink:href="./ObjectReplacements/Object 10" xlink:type="simple" xlink:show="embed" xlink:actuate="onLoad"/><svg:desc>OLE-объект</svg:desc></draw:frame>Рисунок <text:reference-mark-start text:name="К задаче: В"/><text:sequence text:ref-name="refDrawing10" text:name="Drawing" text:formula="ooow:Drawing+1" style:num-format="1">9</text:sequence><text:reference-mark-end text:name="К задаче: В"/>. Рисунок к задаче</text:p></draw:text-box></draw:frame></text:p>
      <text:h text:style-name="P79" text:outline-level="4"><text:soft-page-break/><text:span text:style-name="T104">Блок-схема на рисунке </text:span><text:span text:style-name="T104"><text:reference-ref text:reference-format="text" text:ref-name="К задаче: Д">10</text:reference-ref></text:span><text:span text:style-name="T104">, </text:span><text:span text:style-name="T54"></text:span><text:span text:style-name="T64">(</text:span><text:span text:style-name="T60">x</text:span><text:span text:style-name="T64">)</text:span><text:span text:style-name="T104"> = (</text:span><text:span text:style-name="T60">x </text:span><text:span text:style-name="T102">≥</text:span><text:span text:style-name="T60"> </text:span><text:span text:style-name="T63">0</text:span><text:span text:style-name="T104">), </text:span><text:span text:style-name="T33"></text:span><text:span text:style-name="T64">(</text:span><text:span text:style-name="T60">x</text:span><text:span text:style-name="T64">, </text:span><text:span text:style-name="T60">z</text:span><text:span text:style-name="T64">)</text:span><text:span text:style-name="T104"> = (</text:span><text:span text:style-name="T60">z</text:span><text:span text:style-name="T20"> </text:span><text:span text:style-name="T60">=</text:span><text:span text:style-name="T20"> </text:span><text:span text:style-name="T60">x</text:span><text:span text:style-name="T43">2</text:span><text:span text:style-name="T104">).</text:span></text:h>
      <text:p text:style-name="P35"><draw:frame draw:style-name="fr8" draw:name="Врезка10" text:anchor-type="paragraph" svg:x="0.471cm" svg:y="0.169cm" svg:width="14.363cm" draw:z-index="15"><draw:text-box fo:min-height="10.724cm"><text:p text:style-name="P71"><draw:frame draw:style-name="fr16" draw:name="Объект17" text:anchor-type="paragraph" svg:width="14.363cm" svg:height="10.724cm" style:rel-height="scale" draw:z-index="16"><draw:object xlink:href="./Object 12" xlink:type="simple" xlink:show="embed" xlink:actuate="onLoad"/><draw:image xlink:href="./ObjectReplacements/Object 12" xlink:type="simple" xlink:show="embed" xlink:actuate="onLoad"/><svg:desc>OLE-объект</svg:desc></draw:frame>Рисунок <text:reference-mark-start text:name="К задаче: Д"/><text:sequence text:ref-name="refDrawing11" text:name="Drawing" text:formula="ooow:Drawing+1" style:num-format="1">10</text:sequence><text:reference-mark-end text:name="К задаче: Д"/>. Рисунок к задаче</text:p></draw:text-box></draw:frame></text:p>
      <text:h text:style-name="P79" text:outline-level="4"><text:soft-page-break/><text:span text:style-name="T104">Блок-схема на рисунке </text:span><text:span text:style-name="T104"><text:reference-ref text:reference-format="text" text:ref-name="К задаче: Г">11</text:reference-ref></text:span><text:span text:style-name="T104">, </text:span><text:span text:style-name="T54"></text:span><text:span text:style-name="T64">(</text:span><text:span text:style-name="T60">x</text:span><text:span text:style-name="T64">)</text:span><text:span text:style-name="T104"> = (</text:span><text:span text:style-name="T60">x</text:span><text:span text:style-name="T20"> <text:s/></text:span><text:span text:style-name="T102">≥</text:span><text:span text:style-name="T60"> </text:span><text:span text:style-name="T63">0</text:span><text:span text:style-name="T104">), </text:span><text:span text:style-name="T33"></text:span><text:span text:style-name="T64">(</text:span><text:span text:style-name="T60">x</text:span><text:span text:style-name="T64">, </text:span><text:span text:style-name="T60">z</text:span><text:span text:style-name="T64">)</text:span><text:span text:style-name="T104"> = (</text:span><text:span text:style-name="T60">z</text:span><text:span text:style-name="T43">2</text:span><text:span text:style-name="T60"> </text:span><text:span text:style-name="T102">≤</text:span><text:span text:style-name="T60"> <text:s/>x &lt; </text:span><text:span text:style-name="T63">(</text:span><text:span text:style-name="T60">z</text:span><text:span text:style-name="T20"> </text:span><text:span text:style-name="T60">+ </text:span><text:span text:style-name="T63">1)</text:span><text:span text:style-name="T43">2</text:span><text:span text:style-name="T104">).</text:span></text:h>
      <text:h text:style-name="P93" text:outline-level="2" text:is-list-header="true"><draw:frame draw:style-name="fr6" draw:name="Врезка8" text:anchor-type="char" svg:x="1.166cm" svg:y="-0.085cm" svg:width="13.076cm" draw:z-index="75"><draw:text-box fo:min-height="7.017cm"><text:p text:style-name="P71"><draw:frame draw:style-name="fr15" draw:name="Объект10" text:anchor-type="paragraph" svg:x="0cm" svg:y="0cm" svg:width="13.076cm" svg:height="7.017cm" style:rel-height="scale" draw:z-index="76"><draw:object xlink:href="./Object 11" xlink:type="simple" xlink:show="embed" xlink:actuate="onLoad"/><draw:image xlink:href="./ObjectReplacements/Object 11" xlink:type="simple" xlink:show="embed" xlink:actuate="onLoad"/></draw:frame>Рисунок <text:reference-mark-start text:name="К задаче: Г"/><text:sequence text:ref-name="refDrawing12" text:name="Drawing" text:formula="ooow:Drawing+1" style:num-format="1">11</text:sequence><text:reference-mark-end text:name="К задаче: Г"/>. Рисунок к задаче</text:p></draw:text-box></draw:frame></text:h>
      <text:h text:style-name="P93" text:outline-level="2">Задачи на метод фундированных множеств</text:h>
      <text:p text:style-name="P5">Во всех задачах доменом всех переменных является множество целых чисел. Доказательство проводить при помощи метода фундированных множеств.</text:p>
      <text:h text:style-name="P79" text:outline-level="4">Доказать, что <text:span text:style-name="T104">блок-схем</text:span><text:span text:style-name="T104">а на рисунке </text:span><text:span text:style-name="T104"><text:reference-ref text:reference-format="text" text:ref-name="К задаче: Е">12</text:reference-ref></text:span><text:span text:style-name="T104"> всегда завершается.</text:span></text:h>
      <text:p text:style-name="P7"><draw:frame draw:style-name="fr6" draw:name="Врезка11" text:anchor-type="char" svg:x="-0.035cm" svg:y="0.215cm" svg:width="15.563cm" draw:z-index="17"><draw:text-box fo:min-height="6.221cm"><text:p text:style-name="P71"><draw:frame draw:style-name="fr15" draw:name="Объект11" text:anchor-type="paragraph" svg:x="-0.004cm" svg:y="0.005cm" svg:width="15.409cm" svg:height="5.436cm" style:rel-height="scale" draw:z-index="18"><draw:object xlink:href="./Object 13" xlink:type="simple" xlink:show="embed" xlink:actuate="onLoad"/><draw:image xlink:href="./ObjectReplacements/Object 13" xlink:type="simple" xlink:show="embed" xlink:actuate="onLoad"/></draw:frame>Рисунок <text:reference-mark-start text:name="К задаче: Е"/><text:sequence text:ref-name="refDrawing13" text:name="Drawing" text:formula="ooow:Drawing+1" style:num-format="1">12</text:sequence><text:reference-mark-end text:name="К задаче: Е"/>. Рисунок к задаче</text:p></draw:text-box></draw:frame></text:p>
      <text:h text:style-name="P79" text:outline-level="4"><text:soft-page-break/>Доказать, что <text:span text:style-name="T104">блок-схем</text:span><text:span text:style-name="T104">а на рисунке </text:span><text:span text:style-name="T104"><text:reference-ref text:reference-format="text" text:ref-name="К задаче: Ё">13</text:reference-ref></text:span><text:span text:style-name="T104"> завершается при всех неотрицательных значениях входной переменной </text:span><text:span text:style-name="T8">х</text:span><text:span text:style-name="T104">.</text:span></text:h>
      <text:p text:style-name="P7"><draw:frame draw:style-name="fr6" draw:name="Врезка12" text:anchor-type="char" svg:x="0.432cm" svg:y="-0.192cm" svg:width="14.584cm" draw:z-index="19"><draw:text-box fo:min-height="9.604cm"><text:p text:style-name="P71"><draw:frame draw:style-name="fr15" draw:name="Объект12" text:anchor-type="paragraph" svg:x="0cm" svg:y="-0.055cm" svg:width="14.584cm" svg:height="8.991cm" style:rel-height="scale" draw:z-index="20"><draw:object xlink:href="./Object 14" xlink:type="simple" xlink:show="embed" xlink:actuate="onLoad"/><draw:image xlink:href="./ObjectReplacements/Object 14" xlink:type="simple" xlink:show="embed" xlink:actuate="onLoad"/></draw:frame>Рисунок <text:reference-mark-start text:name="К задаче: Ё"/><text:sequence text:ref-name="refDrawing14" text:name="Drawing" text:formula="ooow:Drawing+1" style:num-format="1">13</text:sequence><text:reference-mark-end text:name="К задаче: Ё"/>. Рисунок к задаче</text:p></draw:text-box></draw:frame></text:p>
      <text:h text:style-name="P79" text:outline-level="4"><text:span text:style-name="T104">Доказать, что блок-схема </text:span><text:span text:style-name="T104">на рисунке </text:span><text:span text:style-name="T104"><text:reference-ref text:reference-format="text" text:ref-name="К задаче: Ж">14</text:reference-ref></text:span><text:span text:style-name="T104"> завершается при всех неотрицательных значениях входной переменной </text:span><text:span text:style-name="T8">х</text:span><text:span text:style-name="T104">.</text:span></text:h>
      <text:p text:style-name="P7"><draw:frame draw:style-name="fr6" draw:name="Врезка13" text:anchor-type="char" svg:x="0.549cm" svg:y="-0.046cm" svg:width="14.838cm" draw:z-index="21"><draw:text-box fo:min-height="8.827cm"><text:p text:style-name="P71"><draw:frame draw:style-name="fr16" draw:name="Объект13" text:anchor-type="paragraph" svg:width="14.741cm" svg:height="8.087cm" style:rel-height="scale" draw:z-index="22"><draw:object xlink:href="./Object 15" xlink:type="simple" xlink:show="embed" xlink:actuate="onLoad"/><draw:image xlink:href="./ObjectReplacements/Object 15" xlink:type="simple" xlink:show="embed" xlink:actuate="onLoad"/></draw:frame>Рисунок <text:reference-mark-start text:name="К задаче: Ж"/><text:sequence text:ref-name="refDrawing15" text:name="Drawing" text:formula="ooow:Drawing+1" style:num-format="1">14</text:sequence><text:reference-mark-end text:name="К задаче: Ж"/>. Рисунок к задаче</text:p></draw:text-box></draw:frame></text:p>
      <text:h text:style-name="P79" text:outline-level="4"><text:soft-page-break/><text:span text:style-name="T104">Доказать, что блок-схема на рисунке </text:span><text:span text:style-name="T104"><text:reference-ref text:reference-format="text" text:ref-name="К задаче: З">15</text:reference-ref></text:span><text:span text:style-name="T104"> завершается при всех неотрицательных значениях входной переменной </text:span><text:span text:style-name="T8">х</text:span><text:span text:style-name="T104">.</text:span></text:h>
      <text:p text:style-name="P26"><draw:frame draw:style-name="fr6" draw:name="Врезка14" text:anchor-type="char" svg:x="0.183cm" svg:y="0.266cm" svg:width="14.365cm" draw:z-index="23"><draw:text-box fo:min-height="8.206cm"><text:p text:style-name="P71"><draw:frame draw:style-name="fr16" draw:name="Объект14" text:anchor-type="paragraph" svg:width="13.714cm" svg:height="7.343cm" style:rel-height="scale" draw:z-index="24"><draw:object xlink:href="./Object 18" xlink:type="simple" xlink:show="embed" xlink:actuate="onLoad"/><draw:image xlink:href="./ObjectReplacements/Object 18" xlink:type="simple" xlink:show="embed" xlink:actuate="onLoad"/></draw:frame>Рисунок <text:reference-mark-start text:name="К задаче: З"/><text:sequence text:ref-name="refDrawing16" text:name="Drawing" text:formula="ooow:Drawing+1" style:num-format="1">15</text:sequence><text:reference-mark-end text:name="К задаче: З"/>. Рисунок к задаче</text:p></draw:text-box></draw:frame></text:p>
      <text:h text:style-name="P79" text:outline-level="4"><text:span text:style-name="T104">Доказать, что блок-схема на рисунке </text:span><text:span text:style-name="T104"><text:reference-ref text:reference-format="text" text:ref-name="К задаче: И">16</text:reference-ref></text:span><text:span text:style-name="T104"> завершается при всех значениях входной переменной </text:span><text:span text:style-name="T8">х&gt;0</text:span><text:span text:style-name="T104">. </text:span></text:h>
      <text:p text:style-name="P23"><draw:frame draw:style-name="fr6" draw:name="Врезка15" text:anchor-type="char" svg:x="0.99cm" svg:y="-0.141cm" svg:width="14.224cm" draw:z-index="25"><draw:text-box fo:min-height="10.857cm"><text:p text:style-name="P71"><draw:frame draw:style-name="fr15" draw:name="Объект15" text:anchor-type="paragraph" svg:x="0.007cm" svg:y="-0.007cm" svg:width="13.945cm" svg:height="10.112cm" style:rel-height="scale" draw:z-index="26"><draw:object xlink:href="./Object 20" xlink:type="simple" xlink:show="embed" xlink:actuate="onLoad"/><draw:image xlink:href="./ObjectReplacements/Object 20" xlink:type="simple" xlink:show="embed" xlink:actuate="onLoad"/></draw:frame>Рисунок <text:reference-mark-start text:name="К задаче: И"/><text:sequence text:ref-name="refDrawing17" text:name="Drawing" text:formula="ooow:Drawing+1" style:num-format="1">16</text:sequence><text:reference-mark-end text:name="К задаче: И"/>. Рисунок к задаче</text:p></draw:text-box></draw:frame></text:p>
      <text:h text:style-name="P79" text:outline-level="4"><text:soft-page-break/><text:span text:style-name="T104">Доказать, что блок-схема </text:span><text:span text:style-name="T104">на рисунке </text:span><text:span text:style-name="T104"><text:reference-ref text:reference-format="text" text:ref-name="К задаче: Й">17</text:reference-ref></text:span><text:span text:style-name="T104"> завершается при всех </text:span><text:span text:style-name="T104">неотрицательных</text:span><text:span text:style-name="T104"> значениях входной переменной </text:span><text:span text:style-name="T8">х</text:span><text:span text:style-name="T104">.</text:span></text:h>
      <text:p text:style-name="P7"><draw:frame draw:style-name="fr6" draw:name="Врезка16" text:anchor-type="char" svg:x="0.769cm" svg:y="-0.213cm" svg:width="11.474cm" draw:z-index="152"><draw:text-box fo:min-height="8.169cm"><text:p text:style-name="P71"><draw:frame draw:style-name="fr15" draw:name="Объект23" text:anchor-type="paragraph" svg:x="0.007cm" svg:y="-0.005cm" svg:width="11.467cm" svg:height="7.586cm" style:rel-height="scale" draw:z-index="153"><draw:object xlink:href="./Object 24" xlink:type="simple" xlink:show="embed" xlink:actuate="onLoad"/><draw:image xlink:href="./ObjectReplacements/Object 24" xlink:type="simple" xlink:show="embed" xlink:actuate="onLoad"/></draw:frame>Рисунок <text:reference-mark-start text:name="К задаче: Й"/><text:sequence text:ref-name="refDrawing18" text:name="Drawing" text:formula="ooow:Drawing+1" style:num-format="1">17</text:sequence><text:reference-mark-end text:name="К задаче: Й"/>. Рисунок к задаче</text:p></draw:text-box></draw:frame></text:p>
      <text:h text:style-name="P79" text:outline-level="4"><text:span text:style-name="T104">Доказать, что блок-схема на рисунке </text:span><text:span text:style-name="T104"><text:reference-ref text:reference-format="text" text:ref-name="К задаче: К">18</text:reference-ref></text:span><text:span text:style-name="T104"> завершается при всех положительных значениях входной переменной </text:span><text:span text:style-name="T8">х</text:span><text:span text:style-name="T104">. </text:span></text:h>
      <text:p text:style-name="P7"><draw:frame draw:style-name="fr6" draw:name="Врезка17" text:anchor-type="char" svg:x="1.215cm" svg:y="-0.199cm" svg:width="12.942cm" draw:z-index="27"><draw:text-box fo:min-height="10.777cm"><text:p text:style-name="P71"><draw:frame draw:style-name="fr15" draw:name="Объект24" text:anchor-type="paragraph" svg:x="-0.002cm" svg:y="0.051cm" svg:width="12.801cm" svg:height="9.924cm" style:rel-height="scale" draw:z-index="28"><draw:object xlink:href="./Object 26" xlink:type="simple" xlink:show="embed" xlink:actuate="onLoad"/><draw:image xlink:href="./ObjectReplacements/Object 26" xlink:type="simple" xlink:show="embed" xlink:actuate="onLoad"/></draw:frame>Рисунок <text:reference-mark-start text:name="К задаче: К"/><text:sequence text:ref-name="refDrawing19" text:name="Drawing" text:formula="ooow:Drawing+1" style:num-format="1">18</text:sequence><text:reference-mark-end text:name="К задаче: К"/>. Рисунок к задаче</text:p></draw:text-box></draw:frame></text:p>
      <text:h text:style-name="P83" text:outline-level="4" text:is-list-header="true"><text:soft-page-break/></text:h>
      <text:h text:style-name="P79" text:outline-level="4"><text:span text:style-name="T104">Доказать, что блок-схема на рисунке </text:span><text:span text:style-name="T104"><text:reference-ref text:reference-format="text" text:ref-name="К задаче: Л">19</text:reference-ref></text:span><text:span text:style-name="T104"> завершается при всех неотрицательных значениях входной переменной </text:span><text:span text:style-name="T8">х</text:span><text:span text:style-name="T104">.</text:span></text:h>
      <text:p text:style-name="P7"><draw:frame draw:style-name="fr9" draw:name="Врезка18" text:anchor-type="char" svg:x="0.182cm" svg:y="0.898cm" svg:width="15.184cm" draw:z-index="29"><draw:text-box fo:min-height="8.643cm"><text:p text:style-name="P71"><draw:frame draw:style-name="fr15" draw:name="Объект25" text:anchor-type="paragraph" svg:x="0cm" svg:y="-0.46cm" svg:width="15.041cm" svg:height="8.407cm" style:rel-height="scale" draw:z-index="30"><draw:object xlink:href="./Object 27" xlink:type="simple" xlink:show="embed" xlink:actuate="onLoad"/><draw:image xlink:href="./ObjectReplacements/Object 27" xlink:type="simple" xlink:show="embed" xlink:actuate="onLoad"/></draw:frame>Рисунок <text:reference-mark-start text:name="К задаче: Л"/><text:sequence text:ref-name="refDrawing20" text:name="Drawing" text:formula="ooow:Drawing+1" style:num-format="1">19</text:sequence><text:reference-mark-end text:name="К задаче: Л"/>. Рисунок к задаче</text:p></draw:text-box></draw:frame></text:p>
      <text:p text:style-name="P27"/>
      <text:h text:style-name="P79" text:outline-level="4"><text:span text:style-name="T104">Доказать, что блок-схема на рисунке </text:span><text:span text:style-name="T104"><text:reference-ref text:reference-format="text" text:ref-name="К задаче: М">20</text:reference-ref></text:span><text:span text:style-name="T104"> всегда завершается.</text:span></text:h>
      <text:p text:style-name="P4"><draw:frame draw:style-name="fr6" draw:name="Врезка19" text:anchor-type="char" svg:x="0.392cm" svg:y="-0.06cm" svg:width="15.169cm" draw:z-index="154"><draw:text-box fo:min-height="9.024cm"><text:p text:style-name="P71"><draw:frame draw:style-name="fr15" draw:name="Объект26" text:anchor-type="paragraph" svg:x="0cm" svg:y="0cm" svg:width="15.131cm" svg:height="8.301cm" style:rel-height="scale" draw:z-index="155"><draw:object xlink:href="./Object 28" xlink:type="simple" xlink:show="embed" xlink:actuate="onLoad"/><draw:image xlink:href="./ObjectReplacements/Object 28" xlink:type="simple" xlink:show="embed" xlink:actuate="onLoad"/><svg:desc>OLE-объект</svg:desc></draw:frame>Рисунок <text:reference-mark-start text:name="К задаче: М"/><text:sequence text:ref-name="refDrawing21" text:name="Drawing" text:formula="ooow:Drawing+1" style:num-format="1">20</text:sequence><text:reference-mark-end text:name="К задаче: М"/>. Рисунок к задаче</text:p></draw:text-box></draw:frame></text:p>
      <text:p text:style-name="P138"/>
      <text:h text:style-name="P92" text:outline-level="2">Общие задачи</text:h>
      <text:h text:style-name="P79" text:outline-level="4">Доказать полную корректность программы относительно входного предиката <text:span text:style-name="T52"></text:span> <text:span text:style-name="T30"></text:span> (<text:span text:style-name="T5">x</text:span> <text:span text:style-name="T30"></text:span> 0) <text:span text:style-name="T52">∧</text:span><text:span text:style-name="T57"> (</text:span><text:span text:style-name="T61">x</text:span><text:span text:style-name="T57"> </text:span><text:span text:style-name="T52">⋮</text:span><text:span text:style-name="T57"> 3)</text:span> и выходного предиката <text:span text:style-name="T52"></text:span> <text:span text:style-name="T30"></text:span> ( 3<text:span text:style-name="T67"></text:span><text:span text:style-name="T5">z</text:span> <text:span text:style-name="T30"></text:span> <text:span text:style-name="T72">x</text:span><text:span text:style-name="T41">2</text:span><text:span text:style-name="T71"> </text:span>) при помощи методов Флойда. Доменом всех переменных является множество целых чисел.</text:h>
      <text:h text:style-name="P79" text:outline-level="4" text:is-list-header="true"><draw:g text:anchor-type="char" draw:z-index="31" draw:style-name="gr7"><draw:custom-shape draw:style-name="gr13" draw:text-style-name="P158" svg:width="5.945cm" svg:height="1.595cm" svg:x="10.241cm" svg:y="-0.3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4" draw:text-style-name="P164" svg:width="5.511cm" svg:height="1.479cm" svg:x="10.46cm" svg:y="-0.282cm"><draw:text-box><text:p text:style-name="P163"><text:span text:style-name="T224">START:</text:span></text:p><text:p text:style-name="P163"><text:span text:style-name="T224">( </text:span><text:span text:style-name="T225">y</text:span><text:span text:style-name="T226">1</text:span><text:span text:style-name="T224">, </text:span><text:span text:style-name="T225">y</text:span><text:span text:style-name="T226">2</text:span><text:span text:style-name="T227">, y</text:span><text:span text:style-name="T228">3</text:span><text:span text:style-name="T224">) </text:span><text:span text:style-name="T229"> </text:span><text:span text:style-name="T224">( </text:span><text:span text:style-name="T230">0</text:span><text:span text:style-name="T224">,</text:span><text:span text:style-name="T225"> </text:span><text:span text:style-name="T231">0, 0</text:span><text:span text:style-name="T224"> )</text:span></text:p></draw:text-box></draw:frame></draw:g><draw:line text:anchor-type="char" draw:z-index="32" draw:style-name="gr15" draw:text-style-name="P156" svg:x1="13.134cm" svg:y1="1.256cm" svg:x2="13.134cm" svg:y2="2.213cm"><text:p/></draw:line><draw:line text:anchor-type="char" draw:z-index="33" draw:style-name="gr16" draw:text-style-name="P156" svg:x1="13.134cm" svg:y1="2.2cm" svg:x2="13.134cm" svg:y2="3.155cm"><text:p/></draw:line><draw:g text:anchor-type="char" draw:z-index="34" draw:style-name="gr7"><draw:custom-shape draw:style-name="gr13" draw:text-style-name="P158" svg:width="4.017cm" svg:height="0.959cm" svg:x="11.381cm" svg:y="3.1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4" svg:width="3.721cm" svg:height="0.888cm" svg:x="11.529cm" svg:y="3.179cm"><draw:text-box><text:p text:style-name="P163"><text:span text:style-name="T227">y</text:span><text:span text:style-name="T228">3</text:span><text:span text:style-name="T232"> </text:span><text:span text:style-name="T233">≥</text:span><text:span text:style-name="T232"> </text:span><text:span text:style-name="T227">x</text:span></text:p></draw:text-box></draw:frame></draw:g><draw:line text:anchor-type="char" draw:z-index="35" draw:style-name="gr15" draw:text-style-name="P156" svg:x1="15.401cm" svg:y1="3.618cm" svg:x2="16.405cm" svg:y2="3.618cm"><text:p/></draw:line><draw:line text:anchor-type="char" draw:z-index="36" draw:style-name="gr15" draw:text-style-name="P156" svg:x1="10.378cm" svg:y1="3.618cm" svg:x2="11.382cm" svg:y2="3.618cm"><text:p/></draw:line><draw:line text:anchor-type="char" draw:z-index="37" draw:style-name="gr16" draw:text-style-name="P156" svg:x1="10.375cm" svg:y1="3.625cm" svg:x2="10.375cm" svg:y2="4.582cm"><text:p/></draw:line><draw:line text:anchor-type="char" draw:z-index="38" draw:style-name="gr16" draw:text-style-name="P156" svg:x1="16.394cm" svg:y1="3.625cm" svg:x2="16.394cm" svg:y2="4.582cm"><text:p/></draw:line><draw:frame text:anchor-type="char" draw:z-index="39" draw:style-name="gr18" draw:text-style-name="P163" svg:width="0.957cm" svg:height="0.638cm" svg:x="15.418cm" svg:y="2.986cm"><draw:text-box><text:p text:style-name="P163"><text:span text:style-name="T234">T</text:span></text:p></draw:text-box></draw:frame><draw:frame text:anchor-type="char" draw:z-index="40" draw:style-name="gr18" draw:text-style-name="P163" svg:width="0.957cm" svg:height="0.638cm" svg:x="10.319cm" svg:y="2.986cm"><draw:text-box><text:p text:style-name="P163"><text:span text:style-name="T214">F</text:span></text:p></draw:text-box></draw:frame><draw:line text:anchor-type="char" draw:z-index="43" draw:style-name="gr16" draw:text-style-name="P156" svg:x1="4.396cm" svg:y1="2.042cm" svg:x2="13.131cm" svg:y2="2.042cm"><text:p/></draw:line> </text:h>
      <text:p text:style-name="P4"/>
      <text:p text:style-name="P4"><draw:line text:anchor-type="char" draw:z-index="42" draw:style-name="gr15" draw:text-style-name="P156" svg:x1="4.401cm" svg:y1="5.002cm" svg:x2="4.401cm" svg:y2="0.049cm"><text:p/></draw:line></text:p>
      <text:p text:style-name="P4"><draw:line text:anchor-type="char" draw:z-index="46" draw:style-name="gr15" draw:text-style-name="P156" svg:x1="10.366cm" svg:y1="2.903cm" svg:x2="10.384cm" svg:y2="4.164cm"><text:p/></draw:line><draw:line text:anchor-type="char" draw:z-index="41" draw:style-name="gr15" draw:text-style-name="P156" svg:x1="10.383cm" svg:y1="4.165cm" svg:x2="4.413cm" svg:y2="4.165cm"><text:p/></draw:line><draw:frame text:anchor-type="char" draw:z-index="45" draw:style-name="gr20" draw:text-style-name="P164" svg:width="7.945cm" svg:height="1.105cm" svg:x="5.805cm" svg:y="1.799cm"><draw:text-box><text:p text:style-name="P163"><text:span text:style-name="T224">( </text:span><text:span text:style-name="T225">y</text:span><text:span text:style-name="T226">1</text:span><text:span text:style-name="T224">, </text:span><text:span text:style-name="T225">y</text:span><text:span text:style-name="T226">2</text:span><text:span text:style-name="T232">, </text:span><text:span text:style-name="T227">y</text:span><text:span text:style-name="T228">3</text:span><text:span text:style-name="T224">) </text:span><text:span text:style-name="T229"></text:span><text:span text:style-name="T224"> ( </text:span><text:span text:style-name="T225">y</text:span><text:span text:style-name="T226">1</text:span><text:span text:style-name="T236">+</text:span><text:span text:style-name="T235">y</text:span><text:span text:style-name="T228">3</text:span><text:span text:style-name="T236">+</text:span><text:span text:style-name="T237">4</text:span><text:span text:style-name="T224">, </text:span><text:span text:style-name="T227">y</text:span><text:span text:style-name="T228">2</text:span><text:span text:style-name="T238">+5</text:span><text:span text:style-name="T239">, </text:span><text:span text:style-name="T235">y</text:span><text:span text:style-name="T228">3</text:span><text:span text:style-name="T238">+3</text:span><text:span text:style-name="T228"> </text:span><text:span text:style-name="T224">)</text:span></text:p></draw:text-box></draw:frame><draw:g text:anchor-type="char" draw:z-index="44" draw:style-name="gr7"><draw:custom-shape draw:style-name="gr13" draw:text-style-name="P158" svg:width="4.714cm" svg:height="1.534cm" svg:x="14.321cm" svg:y="1.74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9" draw:text-style-name="P164" svg:width="4.366cm" svg:height="1.421cm" svg:x="14.494cm" svg:y="1.799cm"><draw:text-box><text:p text:style-name="P163"><text:span text:style-name="T224">HALT:</text:span></text:p><text:p text:style-name="P165"><text:span text:style-name="T225">z</text:span><text:span text:style-name="T224"> </text:span><text:span text:style-name="T229"></text:span><text:span text:style-name="T224"> 2</text:span><text:span text:style-name="T235">y</text:span><text:span text:style-name="T228">1</text:span><text:span text:style-name="T235">- y</text:span><text:span text:style-name="T228">2</text:span></text:p></draw:text-box></draw:frame></draw:g></text:p>
      <text:h text:style-name="P87" text:outline-level="4"><draw:g text:anchor-type="char" draw:z-index="47" draw:style-name="gr21"><draw:g draw:style-name="gr2"><draw:custom-shape draw:style-name="gr22" draw:text-style-name="P158" svg:width="7.019cm" svg:height="2.34cm" svg:x="16.111cm" svg:y="0.2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3" draw:text-style-name="P166" svg:width="6.502cm" svg:height="2.169cm" svg:x="16.37cm" svg:y="0.36cm"><draw:text-box><text:p text:style-name="P163"><text:span text:style-name="T240">START:</text:span></text:p><text:p text:style-name="P163"><text:span text:style-name="T240">( </text:span><text:span text:style-name="T241">y</text:span><text:span text:style-name="T242">1</text:span><text:span text:style-name="T241">, y</text:span><text:span text:style-name="T242">2</text:span><text:span text:style-name="T241">, y</text:span><text:span text:style-name="T242">3</text:span><text:span text:style-name="T241"> </text:span><text:span text:style-name="T240">) </text:span><text:span text:style-name="T243"></text:span><text:span text:style-name="T240"> ( </text:span><text:span text:style-name="T241">0, 0, 1</text:span><text:span text:style-name="T240"> )</text:span></text:p></draw:text-box></draw:frame></draw:g><draw:line draw:style-name="gr5" draw:text-style-name="P156" svg:x1="19.618cm" svg:y1="2.615cm" svg:x2="19.618cm" svg:y2="4.02cm"><text:p/></draw:line><draw:line draw:style-name="gr3" draw:text-style-name="P156" svg:x1="19.618cm" svg:y1="3.999cm" svg:x2="19.618cm" svg:y2="5.401cm"><text:p/></draw:line><draw:g draw:style-name="gr2"><draw:custom-shape draw:style-name="gr22" draw:text-style-name="P158" svg:width="5.148cm" svg:height="1.407cm" svg:x="17.046cm" svg:y="8.18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4.769cm" svg:height="1.301cm" svg:x="17.235cm" svg:y="8.234cm"><draw:text-box><text:p text:style-name="P163"><text:span text:style-name="T241">y</text:span><text:span text:style-name="T242">2</text:span><text:span text:style-name="T240"> </text:span><text:span text:style-name="T243"></text:span><text:span text:style-name="T240"> </text:span><text:span text:style-name="T241">x</text:span></text:p></draw:text-box></draw:frame></draw:g><draw:line draw:style-name="gr5" draw:text-style-name="P156" svg:x1="22.214cm" svg:y1="8.88cm" svg:x2="23.32cm" svg:y2="8.88cm"><text:p/></draw:line><draw:line draw:style-name="gr5" draw:text-style-name="P156" svg:x1="15.935cm" svg:y1="8.88cm" svg:x2="17.041cm" svg:y2="8.88cm"><text:p/></draw:line><draw:line draw:style-name="gr3" draw:text-style-name="P156" svg:x1="15.901cm" svg:y1="8.88cm" svg:x2="15.901cm" svg:y2="10.285cm"><text:p/></draw:line><draw:line draw:style-name="gr3" draw:text-style-name="P156" svg:x1="23.308cm" svg:y1="8.88cm" svg:x2="23.308cm" svg:y2="10.285cm"><text:p/></draw:line><draw:frame draw:style-name="gr4" draw:text-style-name="P163" svg:width="1.405cm" svg:height="0.937cm" svg:x="22.285cm" svg:y="7.948cm"><draw:text-box><text:p text:style-name="P163"><text:span text:style-name="T214">T</text:span></text:p></draw:text-box></draw:frame><draw:frame draw:style-name="gr4" draw:text-style-name="P163" svg:width="1.41cm" svg:height="0.937cm" svg:x="15.57cm" svg:y="7.948cm"><draw:text-box><text:p text:style-name="P163"><text:span text:style-name="T214">F</text:span></text:p></draw:text-box></draw:frame><draw:frame draw:style-name="gr8" draw:text-style-name="P166" svg:width="7.635cm" svg:height="1.405cm" svg:x="12.088cm" svg:y="10.34cm"><draw:text-box><text:p text:style-name="P163"><text:span text:style-name="T240">( </text:span><text:span text:style-name="T241">y</text:span><text:span text:style-name="T242">1</text:span><text:span text:style-name="T241">, y</text:span><text:span text:style-name="T242">3</text:span><text:span text:style-name="T240"> ) </text:span><text:span text:style-name="T243"></text:span><text:span text:style-name="T240"> ( </text:span><text:span text:style-name="T241">y</text:span><text:span text:style-name="T242">1</text:span><text:span text:style-name="T241">+</text:span><text:span text:style-name="T240">1</text:span><text:span text:style-name="T241">, y</text:span><text:span text:style-name="T242">3</text:span><text:span text:style-name="T241"> + 2</text:span><text:span text:style-name="T240"> )</text:span></text:p></draw:text-box></draw:frame><draw:line draw:style-name="gr5" draw:text-style-name="P156" svg:x1="15.931cm" svg:y1="11.744cm" svg:x2="15.931cm" svg:y2="13.146cm"><text:p/></draw:line><draw:line draw:style-name="gr5" draw:text-style-name="P156" svg:x1="15.936cm" svg:y1="13.148cm" svg:x2="11.854cm" svg:y2="13.148cm"><text:p/></draw:line><draw:line draw:style-name="gr5" draw:text-style-name="P156" svg:x1="11.861cm" svg:y1="13.145cm" svg:x2="11.861cm" svg:y2="3.889cm"><text:p/></draw:line><draw:line draw:style-name="gr3" draw:text-style-name="P156" svg:x1="11.854cm" svg:y1="3.865cm" svg:x2="19.608cm" svg:y2="3.865cm"><text:p/></draw:line><draw:g draw:style-name="gr2"><draw:custom-shape draw:style-name="gr22" draw:text-style-name="P158" svg:width="4.68cm" svg:height="2.116cm" svg:x="20.978cm" svg:y="10.3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4.34cm" svg:height="1.96cm" svg:x="21.149cm" svg:y="10.41cm"><draw:text-box><text:p text:style-name="P163"><text:span text:style-name="T240">HALT:</text:span></text:p><text:p text:style-name="P163"><text:span text:style-name="T241">z</text:span><text:span text:style-name="T240"> </text:span><text:span text:style-name="T243"></text:span><text:span text:style-name="T240"> </text:span><text:span text:style-name="T241">y</text:span><text:span text:style-name="T242">1</text:span></text:p></draw:text-box></draw:frame></draw:g><draw:frame draw:style-name="gr8" draw:text-style-name="P166" svg:width="5.148cm" svg:height="1.405cm" svg:x="17.039cm" svg:y="5.397cm"><draw:text-box><text:p text:style-name="P163"><text:span text:style-name="T241"><text:s/></text:span><text:span text:style-name="T241">y</text:span><text:span text:style-name="T242">2</text:span><text:span text:style-name="T240"> </text:span><text:span text:style-name="T243"></text:span><text:span text:style-name="T240"> </text:span><text:span text:style-name="T241">y</text:span><text:span text:style-name="T242">2</text:span><text:span text:style-name="T241"> </text:span><text:span text:style-name="T240">+</text:span><text:span text:style-name="T241"> y</text:span><text:span text:style-name="T242">3</text:span></text:p></draw:text-box></draw:frame><draw:line draw:style-name="gr3" draw:text-style-name="P156" svg:x1="19.618cm" svg:y1="6.806cm" svg:x2="19.618cm" svg:y2="8.177cm"><text:p/></draw:line></draw:g>Доказать полную корректность програм­мы относительно входного предиката <text:span text:style-name="T52"></text:span> <text:span text:style-name="T30"></text:span> (<text:span text:style-name="T4">x</text:span> <text:span text:style-name="T30"></text:span> 0) и выходного предиката <text:span text:style-name="T52"></text:span> <text:span text:style-name="T30"></text:span> ( <text:span text:style-name="T4">z</text:span><text:span text:style-name="T40">2</text:span> <text:span text:style-name="T30"></text:span> <text:span text:style-name="T4">x</text:span> <text:span text:style-name="T30"></text:span> (<text:span text:style-name="T4">z</text:span><text:span text:style-name="T4"> </text:span><text:span text:style-name="T146">+ 1</text:span>)<text:span text:style-name="T40">2</text:span> ). До­меном всех переменных является множество це­лых чисел.</text:h>
      <text:p text:style-name="P4"/>
      <text:p text:style-name="P4"/>
      <text:p text:style-name="P4"/>
      <text:h text:style-name="P79" text:outline-level="4"><draw:g text:anchor-type="char" draw:z-index="48" draw:style-name="gr7"><draw:g draw:style-name="gr2"><draw:custom-shape draw:style-name="gr13" draw:text-style-name="P158" svg:width="6.113cm" svg:height="1.952cm" svg:x="11.557cm" svg:y="2.86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4" draw:text-style-name="P164" svg:width="5.661cm" svg:height="1.807cm" svg:x="11.783cm" svg:y="2.933cm"><draw:text-box><text:p text:style-name="P163"><text:span text:style-name="T224">START:</text:span></text:p><text:p text:style-name="P163"><text:span text:style-name="T224">( </text:span><text:span text:style-name="T225">y</text:span><text:span text:style-name="T226">1</text:span><text:span text:style-name="T224">, </text:span><text:span text:style-name="T225">y</text:span><text:span text:style-name="T226">2</text:span><text:span text:style-name="T225"> </text:span><text:span text:style-name="T224">) </text:span><text:span text:style-name="T229"> </text:span><text:span text:style-name="T224">( 2</text:span><text:span text:style-name="T227">x</text:span><text:span text:style-name="T224">,</text:span><text:span text:style-name="T225"> </text:span><text:span text:style-name="T231">1</text:span><text:span text:style-name="T224"> )</text:span></text:p></draw:text-box></draw:frame></draw:g><draw:line draw:style-name="gr26" draw:text-style-name="P156" svg:x1="14.613cm" svg:y1="4.814cm" svg:x2="14.613cm" svg:y2="5.985cm"><text:p/></draw:line><draw:line draw:style-name="gr27" draw:text-style-name="P156" svg:x1="14.613cm" svg:y1="5.968cm" svg:x2="14.613cm" svg:y2="7.136cm"><text:p/></draw:line><draw:g draw:style-name="gr2"><draw:custom-shape draw:style-name="gr13" draw:text-style-name="P158" svg:width="4.915cm" svg:height="1.172cm" svg:x="12.467cm" svg:y="7.1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4" svg:width="4.55cm" svg:height="1.084cm" svg:x="12.65cm" svg:y="7.167cm"><draw:text-box><text:p text:style-name="P163"><text:span text:style-name="T227">y</text:span><text:span text:style-name="T228">1</text:span><text:span text:style-name="T232"> </text:span><text:span text:style-name="T233">≠</text:span><text:span text:style-name="T232"> 0</text:span></text:p></draw:text-box></draw:frame></draw:g><draw:line draw:style-name="gr26" draw:text-style-name="P156" svg:x1="17.387cm" svg:y1="7.704cm" svg:x2="18.615cm" svg:y2="7.704cm"><text:p/></draw:line><draw:line draw:style-name="gr26" draw:text-style-name="P156" svg:x1="11.241cm" svg:y1="7.704cm" svg:x2="12.469cm" svg:y2="7.704cm"><text:p/></draw:line><draw:line draw:style-name="gr27" draw:text-style-name="P156" svg:x1="11.237cm" svg:y1="7.713cm" svg:x2="11.237cm" svg:y2="8.884cm"><text:p/></draw:line><draw:line draw:style-name="gr27" draw:text-style-name="P156" svg:x1="18.602cm" svg:y1="7.713cm" svg:x2="18.602cm" svg:y2="8.884cm"><text:p/></draw:line><draw:frame draw:style-name="gr28" draw:text-style-name="P163" svg:width="1.172cm" svg:height="0.78cm" svg:x="17.408cm" svg:y="6.929cm"><draw:text-box><text:p text:style-name="P163"><text:span text:style-name="T234">F</text:span></text:p></draw:text-box></draw:frame><draw:frame draw:style-name="gr28" draw:text-style-name="P163" svg:width="1.17cm" svg:height="0.78cm" svg:x="11.167cm" svg:y="6.929cm"><draw:text-box><text:p text:style-name="P163"><text:span text:style-name="T214">T</text:span></text:p></draw:text-box></draw:frame><draw:line draw:style-name="gr26" draw:text-style-name="P156" svg:x1="7.612cm" svg:y1="12.302cm" svg:x2="7.612cm" svg:y2="13.47cm"><text:p/></draw:line><draw:line draw:style-name="gr26" draw:text-style-name="P156" svg:x1="14.939cm" svg:y1="13.471cm" svg:x2="3.921cm" svg:y2="13.471cm"><text:p/></draw:line><draw:line draw:style-name="gr26" draw:text-style-name="P156" svg:x1="3.928cm" svg:y1="13.452cm" svg:x2="3.928cm" svg:y2="5.775cm"><text:p/></draw:line><draw:line draw:style-name="gr27" draw:text-style-name="P156" svg:x1="3.921cm" svg:y1="5.775cm" svg:x2="14.609cm" svg:y2="5.775cm"><text:p/></draw:line><draw:g draw:style-name="gr2"><draw:custom-shape draw:style-name="gr13" draw:text-style-name="P158" svg:width="5.07cm" svg:height="1.874cm" svg:x="16.065cm" svg:y="8.87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9" draw:text-style-name="P164" svg:width="4.7cm" svg:height="1.738cm" svg:x="16.251cm" svg:y="8.941cm"><draw:text-box><text:p text:style-name="P163"><text:span text:style-name="T224">HALT:</text:span></text:p><text:p text:style-name="P163"><text:span text:style-name="T225">z</text:span><text:span text:style-name="T224"> </text:span><text:span text:style-name="T229"></text:span><text:span text:style-name="T224"> </text:span><text:span text:style-name="T235">y</text:span><text:span text:style-name="T228">2</text:span></text:p></draw:text-box></draw:frame></draw:g><draw:g draw:style-name="gr2"><draw:custom-shape draw:style-name="gr29" draw:text-style-name="P158" svg:width="4.913cm" svg:height="1.343cm" svg:x="8.83cm" svg:y="8.89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0" draw:text-style-name="P164" svg:width="4.552cm" svg:height="1.243cm" svg:x="9.012cm" svg:y="8.946cm"><draw:text-box><text:p text:style-name="P163"><text:span text:style-name="T225">y</text:span><text:span text:style-name="T226">1</text:span><text:span text:style-name="T224"> </text:span><text:span text:style-name="T244">&gt;</text:span><text:span text:style-name="T224"> 0</text:span></text:p></draw:text-box></draw:frame></draw:g><draw:line draw:style-name="gr26" draw:text-style-name="P156" svg:x1="13.748cm" svg:y1="9.613cm" svg:x2="14.976cm" svg:y2="9.613cm"><text:p/></draw:line><draw:line draw:style-name="gr26" draw:text-style-name="P156" svg:x1="7.603cm" svg:y1="9.613cm" svg:x2="8.831cm" svg:y2="9.613cm"><text:p/></draw:line><draw:line draw:style-name="gr27" draw:text-style-name="P156" svg:x1="7.603cm" svg:y1="9.613cm" svg:x2="7.598cm" svg:y2="10.963cm"><text:p/></draw:line><draw:line draw:style-name="gr27" draw:text-style-name="P156" svg:x1="14.962cm" svg:y1="9.613cm" svg:x2="14.962cm" svg:y2="10.963cm"><text:p/></draw:line><draw:frame draw:style-name="gr28" draw:text-style-name="P163" svg:width="1.17cm" svg:height="0.78cm" svg:x="13.771cm" svg:y="8.703cm"><draw:text-box><text:p text:style-name="P163"><text:span text:style-name="T214">T</text:span></text:p></draw:text-box></draw:frame><draw:frame draw:style-name="gr28" draw:text-style-name="P163" svg:width="1.17cm" svg:height="0.78cm" svg:x="7.53cm" svg:y="8.703cm"><draw:text-box><text:p text:style-name="P163"><text:span text:style-name="T214">F</text:span></text:p></draw:text-box></draw:frame><draw:frame draw:style-name="gr31" draw:text-style-name="P164" svg:width="8.908cm" svg:height="1.352cm" svg:x="11.832cm" svg:y="10.97cm"><draw:text-box><text:p text:style-name="P163"><text:span text:style-name="T224">( </text:span><text:span text:style-name="T227">y</text:span><text:span text:style-name="T228">1</text:span><text:span text:style-name="T232">, </text:span><text:span text:style-name="T225">y</text:span><text:span text:style-name="T226">2</text:span><text:span text:style-name="T224"> ) </text:span><text:span text:style-name="T229"></text:span><text:span text:style-name="T224"> ( -</text:span><text:span text:style-name="T227">y</text:span><text:span text:style-name="T228">1</text:span><text:span text:style-name="T224"> +</text:span><text:span text:style-name="T232"> </text:span><text:span text:style-name="T227">1</text:span><text:span text:style-name="T232">, -</text:span><text:span text:style-name="T227">y</text:span><text:span text:style-name="T228">1</text:span><text:span text:style-name="T245">⋅</text:span><text:span text:style-name="T235">y</text:span><text:span text:style-name="T228">2</text:span><text:span text:style-name="T224"> )</text:span></text:p></draw:text-box></draw:frame><draw:frame draw:style-name="gr31" draw:text-style-name="P164" svg:width="6.268cm" svg:height="1.354cm" svg:x="4.461cm" svg:y="10.955cm"><draw:text-box><text:p text:style-name="P163"><text:span text:style-name="T224">( </text:span><text:span text:style-name="T225">y</text:span><text:span text:style-name="T226">1</text:span><text:span text:style-name="T224">, </text:span><text:span text:style-name="T225">y</text:span><text:span text:style-name="T226">2</text:span><text:span text:style-name="T224"> ) </text:span><text:span text:style-name="T229"></text:span><text:span text:style-name="T224"> ( -</text:span><text:span text:style-name="T225">y</text:span><text:span text:style-name="T226">1</text:span><text:span text:style-name="T236">- </text:span><text:span text:style-name="T237">1</text:span><text:span text:style-name="T224">, </text:span><text:span text:style-name="T227">y</text:span><text:span text:style-name="T228">1</text:span><text:span text:style-name="T245">⋅</text:span><text:span text:style-name="T235">y</text:span><text:span text:style-name="T228">2</text:span><text:span text:style-name="T226"> </text:span><text:span text:style-name="T224">)</text:span></text:p></draw:text-box></draw:frame><draw:line draw:style-name="gr26" draw:text-style-name="P156" svg:x1="14.957cm" svg:y1="12.302cm" svg:x2="14.957cm" svg:y2="13.47cm"><text:p/></draw:line></draw:g><text:soft-page-break/>Доказать полную корректность программы относительно входного предиката <text:span text:style-name="T52"></text:span> <text:span text:style-name="T30"></text:span> (<text:span text:style-name="T5">x</text:span> <text:span text:style-name="T30"></text:span> 0) и выходного предиката <text:span text:style-name="T52"></text:span> <text:span text:style-name="T30"></text:span> ( <text:span text:style-name="T5">z</text:span> <text:span text:style-name="T30"></text:span> (2<text:span text:style-name="T4">x</text:span><text:span text:style-name="T146">)</text:span><text:span text:style-name="T80">!</text:span> ) при помощи методов Флойда. Доменом всех переменных является множество це­лых чисел. </text:h>
      <text:p text:style-name="P61"/>
      <text:p text:style-name="P59"/>
      <text:p text:style-name="P70"/>
      <text:p text:style-name="P8"><text:s text:c="2"/></text:p>
      <text:p text:style-name="P8"/>
      <text:p text:style-name="P8"/>
      <text:p text:style-name="P8"/>
      <text:p text:style-name="P8"/>
      <text:p text:style-name="P8"/>
      <text:p text:style-name="P8"/>
      <text:h text:style-name="P87" text:outline-level="4"><draw:g text:anchor-type="char" draw:z-index="49" draw:style-name="gr1"><draw:g draw:style-name="gr2"><draw:custom-shape draw:style-name="gr22" draw:text-style-name="P167" svg:width="6.839cm" svg:height="1.816cm" svg:x="11.616cm" svg:y="2.1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6.335cm" svg:height="1.684cm" svg:x="11.868cm" svg:y="2.214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0">, </text:span><text:span text:style-name="T241">y</text:span><text:span text:style-name="T242">3</text:span><text:span text:style-name="T241"> </text:span><text:span text:style-name="T240">) </text:span><text:span text:style-name="T243"></text:span><text:span text:style-name="T240"> ( </text:span><text:span text:style-name="T246">1, 3, </text:span><text:span text:style-name="T240">-2</text:span><text:span text:style-name="T241"> </text:span><text:span text:style-name="T240">)</text:span></text:p></draw:text-box></draw:frame></draw:g><draw:line draw:style-name="gr3" draw:text-style-name="P156" svg:x1="14.959cm" svg:y1="3.92cm" svg:x2="14.959cm" svg:y2="5.394cm"><text:p/></draw:line><draw:g draw:style-name="gr2"><draw:line draw:style-name="gr5" draw:text-style-name="P156" svg:x1="16.743cm" svg:y1="6cm" svg:x2="20.164cm" svg:y2="6cm"><text:p/></draw:line><draw:line draw:style-name="gr3" draw:text-style-name="P156" svg:x1="20.119cm" svg:y1="6.002cm" svg:x2="20.119cm" svg:y2="7.091cm"><text:p/></draw:line><draw:frame draw:style-name="gr4" draw:text-style-name="P168" svg:width="3.257cm" svg:height="0.726cm" svg:x="16.8cm" svg:y="5.278cm"><draw:text-box><text:p text:style-name="P163"><text:span text:style-name="T214">F</text:span></text:p><text:p text:style-name="P158"><text:span text:style-name="T214"/></text:p></draw:text-box></draw:frame></draw:g><draw:line draw:style-name="gr5" draw:text-style-name="P156" svg:x1="11.602cm" svg:y1="6cm" svg:x2="13.315cm" svg:y2="6cm"><text:p/></draw:line><draw:line draw:style-name="gr3" draw:text-style-name="P156" svg:x1="11.602cm" svg:y1="6.002cm" svg:x2="11.602cm" svg:y2="7.091cm"><text:p/></draw:line><draw:frame draw:style-name="gr4" draw:text-style-name="P168" svg:width="1.091cm" svg:height="0.726cm" svg:x="12.111cm" svg:y="5.052cm"><draw:text-box><text:p text:style-name="P158"><text:span text:style-name="T214">T</text:span></text:p></draw:text-box></draw:frame><draw:g draw:style-name="gr2"><draw:custom-shape draw:style-name="gr22" draw:text-style-name="P167" svg:width="4.717cm" svg:height="1.507cm" svg:x="17.796cm" svg:y="7.1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4.372cm" svg:height="1.4cm" svg:x="17.969cm" svg:y="7.209cm"><draw:text-box><text:p text:style-name="P163"><text:span text:style-name="T240">HALT:</text:span></text:p><text:p text:style-name="P165"><text:span text:style-name="T241">z</text:span><text:span text:style-name="T240"> </text:span><text:span text:style-name="T243"></text:span><text:span text:style-name="T247"> </text:span><text:span text:style-name="T241">y</text:span><text:span text:style-name="T242">2</text:span><text:span text:style-name="T248"> +</text:span><text:span text:style-name="T249"> y</text:span><text:span text:style-name="T250">3 </text:span><text:span text:style-name="T248">+ </text:span><text:span text:style-name="T251">2</text:span></text:p></draw:text-box></draw:frame></draw:g><draw:frame draw:style-name="gr32" draw:text-style-name="P166" svg:width="6.933cm" svg:height="1.26cm" svg:x="5.483cm" svg:y="8.707cm"><draw:text-box><text:p text:style-name="P163"><text:span text:style-name="T240">( </text:span><text:span text:style-name="T241">y</text:span><text:span text:style-name="T242">1</text:span><text:span text:style-name="T240">, </text:span><text:span text:style-name="T241">y</text:span><text:span text:style-name="T242">2 </text:span><text:span text:style-name="T240">) </text:span><text:span text:style-name="T243"></text:span><text:span text:style-name="T240"> ( </text:span><text:span text:style-name="T241">y</text:span><text:span text:style-name="T242">1</text:span><text:span text:style-name="T240"> + </text:span><text:span text:style-name="T246">1</text:span><text:span text:style-name="T240">, </text:span><text:span text:style-name="T241">y</text:span><text:span text:style-name="T242">2</text:span><text:span text:style-name="T240"> </text:span><text:span text:style-name="T243">-</text:span><text:span text:style-name="T240"> </text:span><text:span text:style-name="T241">y</text:span><text:span text:style-name="T252">1</text:span><text:span text:style-name="T240"> + 3)</text:span></text:p></draw:text-box></draw:frame><draw:g draw:style-name="gr2"><draw:custom-shape draw:style-name="gr22" draw:text-style-name="P167" svg:width="3.43cm" svg:height="1.089cm" svg:x="13.29cm" svg:y="5.33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178cm" svg:height="1.008cm" svg:x="13.413cm" svg:y="5.369cm"><draw:text-box><text:p text:style-name="P165"><text:span text:style-name="T241">y</text:span><text:span text:style-name="T242">1</text:span><text:span text:style-name="T240"> ≤ <text:s/></text:span><text:span text:style-name="T241">х</text:span></text:p></draw:text-box></draw:frame></draw:g><draw:g draw:style-name="gr2"><draw:custom-shape draw:style-name="gr22" draw:text-style-name="P167" svg:width="3.432cm" svg:height="1.089cm" svg:x="9.945cm" svg:y="7.06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176cm" svg:height="1.011cm" svg:x="10.069cm" svg:y="7.098cm"><draw:text-box><text:p text:style-name="P163"><text:span text:style-name="T241">y</text:span><text:span text:style-name="T242">2</text:span><text:span text:style-name="T240"> &gt; </text:span><text:span text:style-name="T253">y</text:span><text:span text:style-name="T254">3</text:span><text:span text:style-name="T255"> </text:span><text:span text:style-name="T240">+ 6</text:span></text:p></draw:text-box></draw:frame></draw:g><draw:frame draw:style-name="gr32" draw:text-style-name="P166" svg:width="5.829cm" svg:height="1.258cm" svg:x="5.925cm" svg:y="11.113cm"><draw:text-box><text:p text:style-name="P163"><text:span text:style-name="T241">y</text:span><text:span text:style-name="T242">3</text:span><text:span text:style-name="T240"> </text:span><text:span text:style-name="T243"></text:span><text:span text:style-name="T240"> 3</text:span><text:span text:style-name="T241">y</text:span><text:span text:style-name="T242">1</text:span><text:span text:style-name="T240"> + </text:span><text:span text:style-name="T241">y</text:span><text:span text:style-name="T242">3</text:span><text:span text:style-name="T240"> </text:span><text:span text:style-name="T243">- 5</text:span></text:p></draw:text-box></draw:frame><draw:frame draw:style-name="gr32" draw:text-style-name="P166" svg:width="3.07cm" svg:height="1.26cm" svg:x="14.097cm" svg:y="8.659cm"><draw:text-box><text:p text:style-name="P163"><text:span text:style-name="T241"><text:s/></text:span><text:span text:style-name="T241">y</text:span><text:span text:style-name="T252">1</text:span><text:span text:style-name="T240"> </text:span><text:span text:style-name="T243"></text:span><text:span text:style-name="T240"> 0</text:span></text:p></draw:text-box></draw:frame><draw:g draw:style-name="gr2"><draw:line draw:style-name="gr5" draw:text-style-name="P156" svg:x1="8.778cm" svg:y1="7.577cm" svg:x2="9.921cm" svg:y2="7.577cm"><text:p/></draw:line><draw:line draw:style-name="gr3" draw:text-style-name="P156" svg:x1="8.773cm" svg:y1="7.581cm" svg:x2="8.773cm" svg:y2="8.67cm"><text:p/></draw:line><draw:frame draw:style-name="gr4" draw:text-style-name="P168" svg:width="1.089cm" svg:height="0.729cm" svg:x="8.705cm" svg:y="6.855cm"><draw:text-box><text:p text:style-name="P163"><text:span text:style-name="T214">F</text:span></text:p></draw:text-box></draw:frame></draw:g><draw:line draw:style-name="gr5" draw:text-style-name="P156" svg:x1="4.702cm" svg:y1="4.432cm" svg:x2="4.702cm" svg:y2="13.338cm"><text:p/></draw:line><draw:g draw:style-name="gr2"><draw:line draw:style-name="gr5" draw:text-style-name="P156" svg:x1="13.389cm" svg:y1="7.535cm" svg:x2="15.566cm" svg:y2="7.535cm"><text:p/></draw:line><draw:line draw:style-name="gr3" draw:text-style-name="P156" svg:x1="15.539cm" svg:y1="7.544cm" svg:x2="15.539cm" svg:y2="8.633cm"><text:p/></draw:line><draw:frame draw:style-name="gr4" draw:text-style-name="P168" svg:width="2.075cm" svg:height="0.729cm" svg:x="13.424cm" svg:y="6.812cm"><draw:text-box><text:p text:style-name="P163"><text:span text:style-name="T214">T</text:span></text:p></draw:text-box></draw:frame></draw:g><draw:line draw:style-name="gr3" draw:text-style-name="P156" svg:x1="4.702cm" svg:y1="4.432cm" svg:x2="14.957cm" svg:y2="4.432cm"><text:p/></draw:line><draw:line draw:style-name="gr33" draw:text-style-name="P156" svg:x1="8.727cm" svg:y1="9.968cm" svg:x2="8.727cm" svg:y2="11.057cm"><text:p/></draw:line><draw:line draw:style-name="gr5" draw:text-style-name="P156" svg:x1="15.569cm" svg:y1="13.34cm" svg:x2="4.752cm" svg:y2="13.34cm"><text:p/></draw:line><draw:line draw:style-name="gr5" draw:text-style-name="P156" svg:x1="15.569cm" svg:y1="9.918cm" svg:x2="15.569cm" svg:y2="13.338cm"><text:p/></draw:line><draw:line draw:style-name="gr5" draw:text-style-name="P156" svg:x1="8.741cm" svg:y1="12.37cm" svg:x2="8.741cm" svg:y2="13.325cm"><text:p/></draw:line></draw:g>Доказать полную корректность программы относительно спецификации <text:span text:style-name="T52"></text:span> <text:span text:style-name="T30"></text:span> (<text:span text:style-name="T5">x</text:span> <text:span text:style-name="T161"></text:span> 0) <text:span text:style-name="T52">∧</text:span><text:span text:style-name="T57"> (</text:span><text:span text:style-name="T61">x</text:span><text:span text:style-name="T57"> </text:span><text:span text:style-name="T52">⋮</text:span><text:span text:style-name="T57"> 2)</text:span> и <text:span text:style-name="T52"></text:span> <text:span text:style-name="T30"></text:span> ( <text:span text:style-name="T5">z</text:span> <text:span text:style-name="T30"></text:span> <text:span text:style-name="T72">x</text:span><text:span text:style-name="T41">2</text:span><text:span text:style-name="T71"> </text:span><text:span text:style-name="T80">+</text:span><text:span text:style-name="T71"> </text:span><text:span text:style-name="T80">2</text:span><text:span text:style-name="T72">x</text:span><text:span text:style-name="T71"> </text:span><text:span text:style-name="T81">+</text:span><text:span text:style-name="T72"> </text:span><text:span text:style-name="T81">3</text:span>). Доменом всех переменных является множество целых чисел.</text:h>
      <text:h text:style-name="P79" text:outline-level="4"><text:soft-page-break/>Доказать полную корректность программы относительно спецификации   (<text:span text:style-name="T205">x</text:span>  1) ∧ (<text:span text:style-name="T205">x</text:span> ⋮ 3) и   ( <text:span text:style-name="T205">z</text:span>  (2<text:span text:style-name="T205">x</text:span> + 1)<text:span text:style-name="T40">2</text:span>). Доменом всех переменных является множество целых чисел. </text:h>
      <text:p text:style-name="P31"><draw:g text:anchor-type="char" draw:z-index="58" draw:style-name="gr1"><draw:g draw:style-name="gr2"><draw:custom-shape draw:style-name="gr22" draw:text-style-name="P167" svg:width="6.975cm" svg:height="1.853cm" svg:x="7.526cm" svg:y="0.22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6.46cm" svg:height="1.717cm" svg:x="7.784cm" svg:y="0.297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0">, </text:span><text:span text:style-name="T241">y</text:span><text:span text:style-name="T242">3</text:span><text:span text:style-name="T241"> </text:span><text:span text:style-name="T240">) </text:span><text:span text:style-name="T243"></text:span><text:span text:style-name="T240"> ( </text:span><text:span text:style-name="T246">1, 2</text:span><text:span text:style-name="T240">, -2</text:span><text:span text:style-name="T241"> </text:span><text:span text:style-name="T240">)</text:span></text:p></draw:text-box></draw:frame></draw:g><draw:line draw:style-name="gr3" draw:text-style-name="P156" svg:x1="10.929cm" svg:y1="2.078cm" svg:x2="10.929cm" svg:y2="3.502cm"><text:p/></draw:line><draw:g draw:style-name="gr2"><draw:line draw:style-name="gr5" draw:text-style-name="P156" svg:x1="12.751cm" svg:y1="4.145cm" svg:x2="16.24cm" svg:y2="4.145cm"><text:p/></draw:line><draw:line draw:style-name="gr3" draw:text-style-name="P156" svg:x1="16.196cm" svg:y1="4.152cm" svg:x2="16.196cm" svg:y2="5.263cm"><text:p/></draw:line><draw:frame draw:style-name="gr4" draw:text-style-name="P168" svg:width="3.322cm" svg:height="0.74cm" svg:x="12.811cm" svg:y="3.408cm"><draw:text-box><text:p text:style-name="P163"><text:span text:style-name="T214">F</text:span></text:p><text:p text:style-name="P158"><text:span text:style-name="T214"/></text:p></draw:text-box></draw:frame></draw:g><draw:line draw:style-name="gr5" draw:text-style-name="P156" svg:x1="7.5cm" svg:y1="4.145cm" svg:x2="9.247cm" svg:y2="4.145cm"><text:p/></draw:line><draw:line draw:style-name="gr3" draw:text-style-name="P156" svg:x1="7.5cm" svg:y1="4.152cm" svg:x2="7.5cm" svg:y2="5.263cm"><text:p/></draw:line><draw:frame draw:style-name="gr4" draw:text-style-name="P168" svg:width="1.112cm" svg:height="0.742cm" svg:x="8.031cm" svg:y="3.177cm"><draw:text-box><text:p text:style-name="P158"><text:span text:style-name="T214">T</text:span></text:p></draw:text-box></draw:frame><draw:g draw:style-name="gr2"><draw:custom-shape draw:style-name="gr22" draw:text-style-name="P167" svg:width="4.811cm" svg:height="1.539cm" svg:x="13.827cm" svg:y="5.32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4.46cm" svg:height="1.428cm" svg:x="14.005cm" svg:y="5.378cm"><draw:text-box><text:p text:style-name="P163"><text:span text:style-name="T240">HALT:</text:span></text:p><text:p text:style-name="P165"><text:span text:style-name="T241">z</text:span><text:span text:style-name="T240"> </text:span><text:span text:style-name="T243"></text:span><text:span text:style-name="T247"> </text:span><text:span text:style-name="T241">y</text:span><text:span text:style-name="T242">2</text:span><text:span text:style-name="T248"> +</text:span><text:span text:style-name="T249"> y</text:span><text:span text:style-name="T250">3 </text:span><text:span text:style-name="T248">+ </text:span><text:span text:style-name="T251">1</text:span></text:p></draw:text-box></draw:frame></draw:g><draw:frame draw:style-name="gr32" draw:text-style-name="P166" svg:width="7.07cm" svg:height="1.285cm" svg:x="1.271cm" svg:y="6.906cm"><draw:text-box><text:p text:style-name="P163"><text:span text:style-name="T240">( </text:span><text:span text:style-name="T241">y</text:span><text:span text:style-name="T242">1</text:span><text:span text:style-name="T240">, </text:span><text:span text:style-name="T241">y</text:span><text:span text:style-name="T242">2 </text:span><text:span text:style-name="T240">) </text:span><text:span text:style-name="T243"></text:span><text:span text:style-name="T240"> ( </text:span><text:span text:style-name="T241">y</text:span><text:span text:style-name="T242">1</text:span><text:span text:style-name="T240"> + </text:span><text:span text:style-name="T246">1</text:span><text:span text:style-name="T240">, </text:span><text:span text:style-name="T241">y</text:span><text:span text:style-name="T242">2</text:span><text:span text:style-name="T240"> </text:span><text:span text:style-name="T243">-</text:span><text:span text:style-name="T240"> </text:span><text:span text:style-name="T241">y</text:span><text:span text:style-name="T252">1</text:span><text:span text:style-name="T240"> + 2)</text:span></text:p></draw:text-box></draw:frame><draw:g draw:style-name="gr2"><draw:custom-shape draw:style-name="gr22" draw:text-style-name="P167" svg:width="3.5cm" svg:height="1.112cm" svg:x="9.232cm" svg:y="3.46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239cm" svg:height="1.029cm" svg:x="9.359cm" svg:y="3.502cm"><draw:text-box><text:p text:style-name="P165"><text:span text:style-name="T241">y</text:span><text:span text:style-name="T242">1</text:span><text:span text:style-name="T240"> ≤ <text:s/></text:span><text:span text:style-name="T241">х</text:span></text:p></draw:text-box></draw:frame></draw:g><draw:g draw:style-name="gr2"><draw:custom-shape draw:style-name="gr22" draw:text-style-name="P167" svg:width="3.499cm" svg:height="1.11cm" svg:x="5.822cm" svg:y="5.22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241cm" svg:height="1.031cm" svg:x="5.947cm" svg:y="5.265cm"><draw:text-box><text:p text:style-name="P163"><text:span text:style-name="T241">y</text:span><text:span text:style-name="T242">2</text:span><text:span text:style-name="T240"> &gt; </text:span><text:span text:style-name="T253">y</text:span><text:span text:style-name="T254">3</text:span><text:span text:style-name="T255"> </text:span><text:span text:style-name="T240">+ 4</text:span></text:p></draw:text-box></draw:frame></draw:g><draw:frame draw:style-name="gr32" draw:text-style-name="P166" svg:width="5.945cm" svg:height="1.283cm" svg:x="1.721cm" svg:y="9.361cm"><draw:text-box><text:p text:style-name="P163"><text:span text:style-name="T241">y</text:span><text:span text:style-name="T242">3</text:span><text:span text:style-name="T240"> </text:span><text:span text:style-name="T243"></text:span><text:span text:style-name="T240"> 9</text:span><text:span text:style-name="T241">y</text:span><text:span text:style-name="T242">1</text:span><text:span text:style-name="T240"> + </text:span><text:span text:style-name="T241">y</text:span><text:span text:style-name="T242">3</text:span><text:span text:style-name="T240"> </text:span><text:span text:style-name="T243">- 11</text:span></text:p></draw:text-box></draw:frame><draw:frame draw:style-name="gr32" draw:text-style-name="P166" svg:width="3.13cm" svg:height="1.287cm" svg:x="10.057cm" svg:y="6.856cm"><draw:text-box><text:p text:style-name="P163"><text:span text:style-name="T241"><text:s/></text:span><text:span text:style-name="T241">y</text:span><text:span text:style-name="T252">1</text:span><text:span text:style-name="T240"> </text:span><text:span text:style-name="T243"></text:span><text:span text:style-name="T240"> 0</text:span></text:p></draw:text-box></draw:frame><draw:g draw:style-name="gr2"><draw:line draw:style-name="gr5" draw:text-style-name="P156" svg:x1="4.628cm" svg:y1="5.752cm" svg:x2="5.793cm" svg:y2="5.752cm"><text:p/></draw:line><draw:line draw:style-name="gr3" draw:text-style-name="P156" svg:x1="4.622cm" svg:y1="5.759cm" svg:x2="4.622cm" svg:y2="6.87cm"><text:p/></draw:line><draw:frame draw:style-name="gr4" draw:text-style-name="P168" svg:width="1.112cm" svg:height="0.743cm" svg:x="4.556cm" svg:y="5.017cm"><draw:text-box><text:p text:style-name="P163"><text:span text:style-name="T214">F</text:span></text:p><text:p text:style-name="P158"><text:span text:style-name="T214"/></text:p></draw:text-box></draw:frame></draw:g><draw:line draw:style-name="gr5" draw:text-style-name="P156" svg:x1="0.474cm" svg:y1="2.595cm" svg:x2="0.474cm" svg:y2="11.628cm"><text:p/></draw:line><draw:g draw:style-name="gr2"><draw:line draw:style-name="gr5" draw:text-style-name="P156" svg:x1="9.33cm" svg:y1="5.709cm" svg:x2="11.55cm" svg:y2="5.709cm"><text:p/></draw:line><draw:line draw:style-name="gr3" draw:text-style-name="P156" svg:x1="11.524cm" svg:y1="5.716cm" svg:x2="11.524cm" svg:y2="6.827cm"><text:p/></draw:line><draw:frame draw:style-name="gr4" draw:text-style-name="P168" svg:width="2.116cm" svg:height="0.742cm" svg:x="9.369cm" svg:y="4.974cm"><draw:text-box><text:p text:style-name="P163"><text:span text:style-name="T214">T</text:span></text:p><text:p text:style-name="P158"><text:span text:style-name="T214"/></text:p></draw:text-box></draw:frame></draw:g><draw:line draw:style-name="gr3" draw:text-style-name="P156" svg:x1="0.474cm" svg:y1="2.595cm" svg:x2="10.932cm" svg:y2="2.595cm"><text:p/></draw:line><draw:line draw:style-name="gr33" draw:text-style-name="P156" svg:x1="4.577cm" svg:y1="8.188cm" svg:x2="4.577cm" svg:y2="9.299cm"><text:p/></draw:line><draw:line draw:style-name="gr5" draw:text-style-name="P156" svg:x1="11.554cm" svg:y1="11.628cm" svg:x2="0.522cm" svg:y2="11.628cm"><text:p/></draw:line><draw:line draw:style-name="gr5" draw:text-style-name="P156" svg:x1="11.549cm" svg:y1="8.142cm" svg:x2="11.549cm" svg:y2="11.63cm"><text:p/></draw:line><draw:line draw:style-name="gr5" draw:text-style-name="P156" svg:x1="4.593cm" svg:y1="10.645cm" svg:x2="4.593cm" svg:y2="11.619cm"><text:p/></draw:line></draw:g></text:p>
      <text:h text:style-name="P87" text:outline-level="4">Доказать полную корректность программы относительно входного предиката <text:span text:style-name="T52"></text:span> <text:span text:style-name="T30"></text:span> (<text:span text:style-name="T4">x</text:span><text:span text:style-name="T13">1</text:span> <text:span text:style-name="T30"></text:span> 0) <text:span text:style-name="T52">∧ </text:span>(<text:span text:style-name="T4">x</text:span><text:span text:style-name="T13">2</text:span> <text:span text:style-name="T30"></text:span> 0) и выходного предиката <text:span text:style-name="T52"></text:span> <text:span text:style-name="T30"></text:span> (0 <text:span text:style-name="T30"></text:span> <text:span text:style-name="T4">z</text:span><text:span text:style-name="T13">2</text:span> <text:span text:style-name="T30"></text:span> <text:span text:style-name="T4">x</text:span><text:span text:style-name="T13">2</text:span>) <text:span text:style-name="T52">∧</text:span> (<text:span text:style-name="T4">x</text:span><text:span text:style-name="T13">1</text:span> <text:span text:style-name="T30"></text:span> <text:span text:style-name="T4">z</text:span><text:span text:style-name="T13">1</text:span><text:span text:style-name="T30"></text:span><text:span text:style-name="T4">x</text:span><text:span text:style-name="T13">2</text:span> + <text:span text:style-name="T4">z</text:span><text:span text:style-name="T13">2</text:span>). Доменом всех переменных является множество целых чисел.</text:h>
      <text:p text:style-name="P4"><draw:g text:anchor-type="char" draw:z-index="62" draw:style-name="gr1"><draw:g draw:style-name="gr2"><draw:custom-shape draw:style-name="gr22" draw:text-style-name="P158" svg:width="6.767cm" svg:height="2.16cm" svg:x="7.642cm" svg:y="-0.16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4" draw:text-style-name="P166" svg:width="6.268cm" svg:height="2.001cm" svg:x="7.89cm" svg:y="-0.083cm"><draw:text-box><text:p text:style-name="P163"><text:span text:style-name="T240">START:</text:span></text:p><text:p text:style-name="P163"><text:span text:style-name="T240">( </text:span><text:span text:style-name="T241">y</text:span><text:span text:style-name="T242">1</text:span><text:span text:style-name="T241">, y</text:span><text:span text:style-name="T242">2</text:span><text:span text:style-name="T241">, y</text:span><text:span text:style-name="T242">3</text:span><text:span text:style-name="T241"> </text:span><text:span text:style-name="T240">) </text:span><text:span text:style-name="T243"></text:span><text:span text:style-name="T240"> ( </text:span><text:span text:style-name="T241">0, 0, x</text:span><text:span text:style-name="T242">1</text:span><text:span text:style-name="T240"> )</text:span></text:p></draw:text-box></draw:frame></draw:g><draw:line draw:style-name="gr5" draw:text-style-name="P156" svg:x1="11.027cm" svg:y1="2.002cm" svg:x2="11.027cm" svg:y2="3.298cm"><text:p/></draw:line><draw:line draw:style-name="gr3" draw:text-style-name="P156" svg:x1="11.027cm" svg:y1="3.279cm" svg:x2="11.027cm" svg:y2="4.573cm"><text:p/></draw:line><draw:g draw:style-name="gr2"><draw:custom-shape draw:style-name="gr22" draw:text-style-name="P158" svg:width="5.442cm" svg:height="1.295cm" svg:x="8.649cm" svg:y="4.55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5.04cm" svg:height="1.2cm" svg:x="8.85cm" svg:y="4.606cm"><draw:text-box><text:p text:style-name="P163"><text:span text:style-name="T241">y</text:span><text:span text:style-name="T242">3</text:span><text:span text:style-name="T240"> </text:span><text:span text:style-name="T243"></text:span><text:span text:style-name="T240"> 0</text:span></text:p></draw:text-box></draw:frame></draw:g><draw:line draw:style-name="gr5" draw:text-style-name="P156" svg:x1="14.098cm" svg:y1="5.2cm" svg:x2="15.458cm" svg:y2="5.2cm"><text:p/></draw:line><draw:line draw:style-name="gr5" draw:text-style-name="P156" svg:x1="7.299cm" svg:y1="5.2cm" svg:x2="8.659cm" svg:y2="5.2cm"><text:p/></draw:line><draw:line draw:style-name="gr3" draw:text-style-name="P156" svg:x1="7.286cm" svg:y1="5.21cm" svg:x2="7.286cm" svg:y2="6.506cm"><text:p/></draw:line><draw:line draw:style-name="gr3" draw:text-style-name="P156" svg:x1="15.444cm" svg:y1="5.21cm" svg:x2="15.444cm" svg:y2="6.506cm"><text:p/></draw:line><draw:frame draw:style-name="gr4" draw:text-style-name="P163" svg:width="1.295cm" svg:height="0.865cm" svg:x="14.12cm" svg:y="4.341cm"><draw:text-box><text:p text:style-name="P163"><text:span text:style-name="T214">T</text:span></text:p><text:p text:style-name="P158"><text:span text:style-name="T214"/></text:p></draw:text-box></draw:frame><draw:frame draw:style-name="gr4" draw:text-style-name="P163" svg:width="1.297cm" svg:height="0.865cm" svg:x="7.211cm" svg:y="4.341cm"><draw:text-box><text:p text:style-name="P163"><text:span text:style-name="T214">F</text:span></text:p><text:p text:style-name="P158"><text:span text:style-name="T214"/></text:p></draw:text-box></draw:frame><draw:frame draw:style-name="gr8" draw:text-style-name="P170" svg:width="10.078cm" svg:height="3.086cm" svg:x="2.288cm" svg:y="6.55cm"><draw:text-box><text:p text:style-name="P158"><text:span text:style-name="T271">y</text:span><text:span text:style-name="T272">1</text:span><text:span text:style-name="T273"> </text:span><text:span text:style-name="T243"></text:span><text:span text:style-name="T273"> </text:span><text:span text:style-name="T271">if</text:span><text:span text:style-name="T273"> (</text:span><text:span text:style-name="T271">y</text:span><text:span text:style-name="T272">2</text:span><text:span text:style-name="T271">+</text:span><text:span text:style-name="T273">1 </text:span><text:span text:style-name="T243"></text:span><text:span text:style-name="T273"> </text:span><text:span text:style-name="T271">x</text:span><text:span text:style-name="T272">2</text:span><text:span text:style-name="T273">) </text:span><text:span text:style-name="T271">then</text:span><text:span text:style-name="T273"> (</text:span><text:span text:style-name="T271">y</text:span><text:span text:style-name="T272">1</text:span><text:span text:style-name="T271"> </text:span><text:span text:style-name="T273">+ 1) </text:span><text:span text:style-name="T271">else</text:span><text:span text:style-name="T273"> </text:span><text:span text:style-name="T271">y</text:span><text:span text:style-name="T272">1</text:span></text:p><text:p text:style-name="P158"><text:span text:style-name="T272"><text:s/></text:span><text:span text:style-name="T271">y</text:span><text:span text:style-name="T272">2</text:span><text:span text:style-name="T273"> </text:span><text:span text:style-name="T243"></text:span><text:span text:style-name="T273"> </text:span><text:span text:style-name="T271">if</text:span><text:span text:style-name="T273"> (</text:span><text:span text:style-name="T271">y</text:span><text:span text:style-name="T272">2</text:span><text:span text:style-name="T271">+</text:span><text:span text:style-name="T273">1 </text:span><text:span text:style-name="T243"></text:span><text:span text:style-name="T273"> </text:span><text:span text:style-name="T271">x</text:span><text:span text:style-name="T272">2</text:span><text:span text:style-name="T273">) </text:span><text:span text:style-name="T271">then</text:span><text:span text:style-name="T273"> 0 </text:span><text:span text:style-name="T271">else</text:span><text:span text:style-name="T273"> (</text:span><text:span text:style-name="T271">y</text:span><text:span text:style-name="T272">2</text:span><text:span text:style-name="T271"> +</text:span><text:span text:style-name="T273"> 1</text:span><text:span text:style-name="T271">)</text:span><text:span text:style-name="T271"><text:line-break/></text:span><text:span text:style-name="T272"> </text:span><text:span text:style-name="T271">y</text:span><text:span text:style-name="T272">3</text:span><text:span text:style-name="T273"> </text:span><text:span text:style-name="T243"></text:span><text:span text:style-name="T273"> </text:span><text:span text:style-name="T271">y</text:span><text:span text:style-name="T272">3</text:span><text:span text:style-name="T273"> </text:span><text:span text:style-name="T243"></text:span><text:span text:style-name="T273"> 1</text:span><text:span text:style-name="T272"> <text:s/></text:span></text:p></draw:text-box></draw:frame><draw:line draw:style-name="gr5" draw:text-style-name="P156" svg:x1="7.308cm" svg:y1="9.639cm" svg:x2="7.308cm" svg:y2="10.414cm"><text:p/></draw:line><draw:line draw:style-name="gr5" draw:text-style-name="P156" svg:x1="7.315cm" svg:y1="10.414cm" svg:x2="1.595cm" svg:y2="10.414cm"><text:p/></draw:line><draw:line draw:style-name="gr5" draw:text-style-name="P156" svg:x1="1.588cm" svg:y1="10.403cm" svg:x2="1.588cm" svg:y2="3.059cm"><text:p/></draw:line><draw:line draw:style-name="gr3" draw:text-style-name="P156" svg:x1="1.588cm" svg:y1="3.065cm" svg:x2="11.042cm" svg:y2="3.065cm"><text:p/></draw:line><draw:g draw:style-name="gr2"><draw:custom-shape draw:style-name="gr22" draw:text-style-name="P158" svg:width="5.615cm" svg:height="2.054cm" svg:x="12.656cm" svg:y="6.55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5.202cm" svg:height="1.906cm" svg:x="12.866cm" svg:y="6.618cm"><draw:text-box><text:p text:style-name="P163"><text:span text:style-name="T240">HALT:</text:span></text:p><text:p text:style-name="P163"><text:span text:style-name="T240">(</text:span><text:span text:style-name="T241"> z</text:span><text:span text:style-name="T242">1</text:span><text:span text:style-name="T241">, z</text:span><text:span text:style-name="T242">2</text:span><text:span text:style-name="T240"> ) </text:span><text:span text:style-name="T243"></text:span><text:span text:style-name="T240"> (</text:span><text:span text:style-name="T241"> y</text:span><text:span text:style-name="T242">1</text:span><text:span text:style-name="T241">, y</text:span><text:span text:style-name="T242">2</text:span><text:span text:style-name="T240"> )</text:span></text:p></draw:text-box></draw:frame></draw:g></draw:g></text:p>
      <text:h text:style-name="P79" text:outline-level="4"><text:soft-page-break/>Доказать полную корректность программы относительно спецификации <text:span text:style-name="T52"></text:span> <text:span text:style-name="T30"></text:span> (<text:span text:style-name="T5">x</text:span> <text:span text:style-name="T161"></text:span> 3) и <text:span text:style-name="T52"></text:span> <text:span text:style-name="T30"></text:span> ( <text:span text:style-name="T5">z</text:span> <text:span text:style-name="T30"></text:span> (<text:span text:style-name="T72">x</text:span><text:span text:style-name="T71"> </text:span><text:span text:style-name="T80">+</text:span><text:span text:style-name="T71"> </text:span><text:span text:style-name="T80">2)</text:span><text:span text:style-name="T41">2</text:span><text:span text:style-name="T72"> </text:span>). Доменом всех переменных является множество целых чисел.</text:h>
      <text:p text:style-name="P4"><draw:g text:anchor-type="as-char" svg:y="-3.965cm" draw:z-index="77" draw:style-name="gr45"><draw:g draw:style-name="gr2"><draw:custom-shape draw:style-name="gr22" draw:text-style-name="P167" svg:width="6.864cm" svg:height="1.823cm" svg:x="6.937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6.356cm" svg:height="1.691cm" svg:x="7.191cm" svg:y="0.069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0">, </text:span><text:span text:style-name="T241">y</text:span><text:span text:style-name="T242">3</text:span><text:span text:style-name="T241"> </text:span><text:span text:style-name="T240">) </text:span><text:span text:style-name="T243"></text:span><text:span text:style-name="T240"> ( </text:span><text:span text:style-name="T246">1, 1</text:span><text:span text:style-name="T240">, 1</text:span><text:span text:style-name="T241"> </text:span><text:span text:style-name="T240">)</text:span></text:p></draw:text-box></draw:frame></draw:g><draw:line draw:style-name="gr3" draw:text-style-name="P156" svg:x1="10.291cm" svg:y1="1.822cm" svg:x2="10.291cm" svg:y2="3.223cm"><text:p/></draw:line><draw:g draw:style-name="gr2"><draw:line draw:style-name="gr5" draw:text-style-name="P156" svg:x1="12.081cm" svg:y1="3.854cm" svg:x2="15.514cm" svg:y2="3.854cm"><text:p/></draw:line><draw:line draw:style-name="gr3" draw:text-style-name="P156" svg:x1="15.471cm" svg:y1="3.86cm" svg:x2="15.471cm" svg:y2="4.953cm"><text:p/></draw:line><draw:frame draw:style-name="gr4" draw:text-style-name="P168" svg:width="3.269cm" svg:height="0.731cm" svg:x="12.141cm" svg:y="3.131cm"><draw:text-box><text:p text:style-name="P163"><text:span text:style-name="T214">F</text:span></text:p><text:p text:style-name="P158"><text:span text:style-name="T214"/></text:p></draw:text-box></draw:frame></draw:g><draw:line draw:style-name="gr5" draw:text-style-name="P156" svg:x1="6.918cm" svg:y1="3.854cm" svg:x2="8.637cm" svg:y2="3.854cm"><text:p/></draw:line><draw:line draw:style-name="gr3" draw:text-style-name="P156" svg:x1="6.918cm" svg:y1="3.86cm" svg:x2="6.918cm" svg:y2="4.953cm"><text:p/></draw:line><draw:frame draw:style-name="gr4" draw:text-style-name="P168" svg:width="1.096cm" svg:height="0.727cm" svg:x="7.435cm" svg:y="2.905cm"><draw:text-box><text:p text:style-name="P158"><text:span text:style-name="T214">T</text:span></text:p></draw:text-box></draw:frame><draw:g draw:style-name="gr2"><draw:custom-shape draw:style-name="gr22" draw:text-style-name="P167" svg:width="4.733cm" svg:height="1.514cm" svg:x="13.141cm" svg:y="5.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4.386cm" svg:height="1.405cm" svg:x="13.317cm" svg:y="5.071cm"><draw:text-box><text:p text:style-name="P163"><text:span text:style-name="T240">HALT:</text:span></text:p><text:p text:style-name="P165"><text:span text:style-name="T241">z</text:span><text:span text:style-name="T240"> </text:span><text:span text:style-name="T243"></text:span><text:span text:style-name="T247"> </text:span><text:span text:style-name="T241">y</text:span><text:span text:style-name="T242">2</text:span><text:span text:style-name="T248"> + </text:span><text:span text:style-name="T251">2</text:span><text:span text:style-name="T249"> y</text:span><text:span text:style-name="T250">3 </text:span><text:span text:style-name="T248">+ </text:span><text:span text:style-name="T251">1</text:span></text:p></draw:text-box></draw:frame></draw:g><draw:frame draw:style-name="gr32" draw:text-style-name="P166" svg:width="6.956cm" svg:height="1.265cm" svg:x="0.785cm" svg:y="6.574cm"><draw:text-box><text:p text:style-name="P163"><text:span text:style-name="T240">( </text:span><text:span text:style-name="T241">y</text:span><text:span text:style-name="T242">1</text:span><text:span text:style-name="T240">, </text:span><text:span text:style-name="T241">y</text:span><text:span text:style-name="T242">2 </text:span><text:span text:style-name="T240">) </text:span><text:span text:style-name="T243"></text:span><text:span text:style-name="T240"> ( </text:span><text:span text:style-name="T241">y</text:span><text:span text:style-name="T242">1</text:span><text:span text:style-name="T240">+</text:span><text:span text:style-name="T246">1</text:span><text:span text:style-name="T240">, </text:span><text:span text:style-name="T241">y</text:span><text:span text:style-name="T242">2</text:span><text:span text:style-name="T240"> </text:span><text:span text:style-name="T243">-</text:span><text:span text:style-name="T240"> 2</text:span><text:span text:style-name="T241">y</text:span><text:span text:style-name="T252">1</text:span><text:span text:style-name="T240"> + 1)</text:span></text:p></draw:text-box></draw:frame><draw:g draw:style-name="gr2"><draw:custom-shape draw:style-name="gr22" draw:text-style-name="P167" svg:width="3.444cm" svg:height="1.094cm" svg:x="8.617cm" svg:y="3.18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188cm" svg:height="1.01cm" svg:x="8.742cm" svg:y="3.226cm"><draw:text-box><text:p text:style-name="P165"><text:span text:style-name="T241">y</text:span><text:span text:style-name="T242">1</text:span><text:span text:style-name="T240"> ≤ <text:s/></text:span><text:span text:style-name="T241">х</text:span></text:p></draw:text-box></draw:frame></draw:g><draw:g draw:style-name="gr2"><draw:custom-shape draw:style-name="gr22" draw:text-style-name="P167" svg:width="3.447cm" svg:height="1.093cm" svg:x="5.26cm" svg:y="4.92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188cm" svg:height="1.017cm" svg:x="5.387cm" svg:y="4.958cm"><draw:text-box><text:p text:style-name="P163"><text:span text:style-name="T241">y</text:span><text:span text:style-name="T242">2</text:span><text:span text:style-name="T240"> &gt; </text:span><text:span text:style-name="T253">y</text:span><text:span text:style-name="T254">3</text:span></text:p></draw:text-box></draw:frame></draw:g><draw:frame draw:style-name="gr32" draw:text-style-name="P166" svg:width="5.846cm" svg:height="1.264cm" svg:x="1.229cm" svg:y="8.989cm"><draw:text-box><text:p text:style-name="P163"><text:span text:style-name="T241">y</text:span><text:span text:style-name="T242">3</text:span><text:span text:style-name="T240"> </text:span><text:span text:style-name="T243"></text:span><text:span text:style-name="T240"> 2</text:span><text:span text:style-name="T241">y</text:span><text:span text:style-name="T242">1</text:span><text:span text:style-name="T240"> + </text:span><text:span text:style-name="T241">y</text:span><text:span text:style-name="T242">3</text:span><text:span text:style-name="T240"> </text:span><text:span text:style-name="T243">- 1</text:span></text:p></draw:text-box></draw:frame><draw:frame draw:style-name="gr32" draw:text-style-name="P166" svg:width="3.081cm" svg:height="1.265cm" svg:x="9.428cm" svg:y="6.525cm"><draw:text-box><text:p text:style-name="P163"><text:span text:style-name="T241"><text:s/></text:span><text:span text:style-name="T241">y</text:span><text:span text:style-name="T252">1</text:span><text:span text:style-name="T240"> </text:span><text:span text:style-name="T243"></text:span><text:span text:style-name="T240"> 0</text:span></text:p></draw:text-box></draw:frame><draw:g draw:style-name="gr2"><draw:line draw:style-name="gr5" draw:text-style-name="P156" svg:x1="4.088cm" svg:y1="5.436cm" svg:x2="5.235cm" svg:y2="5.436cm"><text:p/></draw:line><draw:line draw:style-name="gr3" draw:text-style-name="P156" svg:x1="4.082cm" svg:y1="5.443cm" svg:x2="4.082cm" svg:y2="6.536cm"><text:p/></draw:line><draw:frame draw:style-name="gr4" draw:text-style-name="P168" svg:width="1.094cm" svg:height="0.733cm" svg:x="4.018cm" svg:y="4.713cm"><draw:text-box><text:p text:style-name="P163"><text:span text:style-name="T214">F</text:span></text:p><text:p text:style-name="P158"><text:span text:style-name="T214"/></text:p></draw:text-box></draw:frame></draw:g><draw:line draw:style-name="gr5" draw:text-style-name="P156" svg:x1="0cm" svg:y1="2.332cm" svg:x2="0cm" svg:y2="11.221cm"><text:p/></draw:line><draw:g draw:style-name="gr2"><draw:line draw:style-name="gr5" draw:text-style-name="P156" svg:x1="8.715cm" svg:y1="5.395cm" svg:x2="10.899cm" svg:y2="5.395cm"><text:p/></draw:line><draw:line draw:style-name="gr3" draw:text-style-name="P156" svg:x1="10.873cm" svg:y1="5.4cm" svg:x2="10.873cm" svg:y2="6.493cm"><text:p/></draw:line><draw:frame draw:style-name="gr4" draw:text-style-name="P168" svg:width="2.084cm" svg:height="0.731cm" svg:x="8.751cm" svg:y="4.673cm"><draw:text-box><text:p text:style-name="P163"><text:span text:style-name="T214">T</text:span></text:p><text:p text:style-name="P158"><text:span text:style-name="T214"/></text:p></draw:text-box></draw:frame></draw:g><draw:line draw:style-name="gr3" draw:text-style-name="P156" svg:x1="0cm" svg:y1="2.332cm" svg:x2="10.291cm" svg:y2="2.332cm"><text:p/></draw:line><draw:line draw:style-name="gr33" draw:text-style-name="P156" svg:x1="4.037cm" svg:y1="7.833cm" svg:x2="4.037cm" svg:y2="8.926cm"><text:p/></draw:line><draw:line draw:style-name="gr5" draw:text-style-name="P156" svg:x1="10.902cm" svg:y1="11.219cm" svg:x2="0.047cm" svg:y2="11.219cm"><text:p/></draw:line><draw:line draw:style-name="gr5" draw:text-style-name="P156" svg:x1="10.9cm" svg:y1="7.789cm" svg:x2="10.9cm" svg:y2="11.221cm"><text:p/></draw:line><draw:line draw:style-name="gr5" draw:text-style-name="P156" svg:x1="4.053cm" svg:y1="10.248cm" svg:x2="4.053cm" svg:y2="11.207cm"><text:p/></draw:line></draw:g></text:p>
      <text:h text:style-name="P87" text:outline-level="4">Доказать полную корректность программы относительно входного предиката <text:span text:style-name="T52"></text:span> <text:span text:style-name="T30"></text:span> (<text:span text:style-name="T5">x</text:span> <text:span text:style-name="T30"></text:span> 0) и выходного предиката <text:span text:style-name="T52"></text:span> <text:span text:style-name="T30"></text:span> ( <text:span text:style-name="T5">z</text:span> <text:span text:style-name="T30"></text:span> <text:span text:style-name="T4">x</text:span><text:span text:style-name="T40">2</text:span> ). Доменом всех переменных является множество целых чисел. Оператор odd(<text:span text:style-name="T4">y</text:span>) принимает истинное значение тогда и только тогда, когда <text:span text:style-name="T4">y </text:span>нечетно. </text:h>
      <text:p text:style-name="P32"><draw:g text:anchor-type="char" draw:z-index="50" draw:style-name="gr1"><draw:g draw:style-name="gr2"><draw:custom-shape draw:style-name="gr22" draw:text-style-name="P158" svg:width="7.185cm" svg:height="1.953cm" svg:x="7.813cm" svg:y="-0.23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4" draw:text-style-name="P166" svg:width="6.658cm" svg:height="1.812cm" svg:x="8.077cm" svg:y="-0.16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0">, </text:span><text:span text:style-name="T241">y</text:span><text:span text:style-name="T242">3</text:span><text:span text:style-name="T241"> </text:span><text:span text:style-name="T240">) </text:span><text:span text:style-name="T243"></text:span><text:span text:style-name="T240"> ( 0,</text:span><text:span text:style-name="T241"> </text:span><text:span text:style-name="T246">1</text:span><text:span text:style-name="T240">, 1-</text:span><text:span text:style-name="T253">x</text:span><text:span text:style-name="T240"> )</text:span></text:p></draw:text-box></draw:frame></draw:g><draw:line draw:style-name="gr5" draw:text-style-name="P156" svg:x1="11.386cm" svg:y1="1.724cm" svg:x2="11.386cm" svg:y2="2.896cm"><text:p/></draw:line><draw:line draw:style-name="gr3" draw:text-style-name="P156" svg:x1="11.386cm" svg:y1="2.878cm" svg:x2="11.386cm" svg:y2="4.047cm"><text:p/></draw:line><draw:g draw:style-name="gr2"><draw:custom-shape draw:style-name="gr22" draw:text-style-name="P158" svg:width="4.92cm" svg:height="1.172cm" svg:x="9.238cm" svg:y="4.0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4.555cm" svg:height="1.086cm" svg:x="9.42cm" svg:y="4.078cm"><draw:text-box><text:p text:style-name="P163"><text:span text:style-name="T241">y</text:span><text:span text:style-name="T242">3</text:span><text:span text:style-name="T240"> </text:span><text:span text:style-name="T256">≥</text:span><text:span text:style-name="T240"> </text:span><text:span text:style-name="T241">x</text:span></text:p></draw:text-box></draw:frame></draw:g><draw:line draw:style-name="gr5" draw:text-style-name="P156" svg:x1="14.164cm" svg:y1="4.617cm" svg:x2="15.394cm" svg:y2="4.617cm"><text:p/></draw:line><draw:line draw:style-name="gr5" draw:text-style-name="P156" svg:x1="8.01cm" svg:y1="4.617cm" svg:x2="9.24cm" svg:y2="4.617cm"><text:p/></draw:line><draw:line draw:style-name="gr3" draw:text-style-name="P156" svg:x1="8.01cm" svg:y1="4.625cm" svg:x2="8.01cm" svg:y2="5.797cm"><text:p/></draw:line><draw:line draw:style-name="gr3" draw:text-style-name="P156" svg:x1="15.378cm" svg:y1="4.625cm" svg:x2="15.378cm" svg:y2="5.797cm"><text:p/></draw:line><draw:frame draw:style-name="gr4" draw:text-style-name="P163" svg:width="1.172cm" svg:height="0.782cm" svg:x="14.184cm" svg:y="3.84cm"><draw:text-box><text:p text:style-name="P163"><text:span text:style-name="T214">T</text:span></text:p><text:p text:style-name="P158"><text:span text:style-name="T214"/></text:p></draw:text-box></draw:frame><draw:frame draw:style-name="gr4" draw:text-style-name="P163" svg:width="1.17cm" svg:height="0.782cm" svg:x="7.938cm" svg:y="3.84cm"><draw:text-box><text:p text:style-name="P163"><text:span text:style-name="T214">F</text:span></text:p><text:p text:style-name="P158"><text:span text:style-name="T214"/></text:p></draw:text-box></draw:frame><draw:line draw:style-name="gr5" draw:text-style-name="P156" svg:x1="4.381cm" svg:y1="9.221cm" svg:x2="4.381cm" svg:y2="10.39cm"><text:p/></draw:line><draw:line draw:style-name="gr5" draw:text-style-name="P156" svg:x1="11.712cm" svg:y1="10.39cm" svg:x2="0.683cm" svg:y2="10.39cm"><text:p/></draw:line><draw:line draw:style-name="gr5" draw:text-style-name="P156" svg:x1="0.689cm" svg:y1="10.373cm" svg:x2="0.689cm" svg:y2="2.689cm"><text:p/></draw:line><draw:line draw:style-name="gr3" draw:text-style-name="P156" svg:x1="0.683cm" svg:y1="2.689cm" svg:x2="11.381cm" svg:y2="2.689cm"><text:p/></draw:line><draw:g draw:style-name="gr2"><draw:custom-shape draw:style-name="gr22" draw:text-style-name="P158" svg:width="5.075cm" svg:height="1.773cm" svg:x="12.861cm" svg:y="5.83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4.705cm" svg:height="1.646cm" svg:x="13.046cm" svg:y="5.895cm"><draw:text-box><text:p text:style-name="P163"><text:span text:style-name="T240">HALT:</text:span></text:p><text:p text:style-name="P163"><text:span text:style-name="T241">z</text:span><text:span text:style-name="T240"> </text:span><text:span text:style-name="T243"></text:span><text:span text:style-name="T240"> </text:span><text:span text:style-name="T241">y</text:span><text:span text:style-name="T242">1</text:span></text:p></draw:text-box></draw:frame></draw:g><draw:g draw:style-name="gr2"><draw:custom-shape draw:style-name="gr22" draw:text-style-name="P158" svg:width="4.92cm" svg:height="1.345cm" svg:x="5.597cm" svg:y="5.81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5" draw:text-style-name="P166" svg:width="4.555cm" svg:height="1.243cm" svg:x="5.779cm" svg:y="5.863cm"><draw:text-box><text:p text:style-name="P163"><text:span text:style-name="T240">odd(</text:span><text:span text:style-name="T241">y</text:span><text:span text:style-name="T242">2</text:span><text:span text:style-name="T240">)</text:span></text:p></draw:text-box></draw:frame></draw:g><draw:line draw:style-name="gr5" draw:text-style-name="P156" svg:x1="10.52cm" svg:y1="6.526cm" svg:x2="11.75cm" svg:y2="6.526cm"><text:p/></draw:line><draw:line draw:style-name="gr5" draw:text-style-name="P156" svg:x1="4.372cm" svg:y1="6.526cm" svg:x2="5.602cm" svg:y2="6.526cm"><text:p/></draw:line><draw:line draw:style-name="gr3" draw:text-style-name="P156" svg:x1="4.369cm" svg:y1="6.526cm" svg:x2="4.364cm" svg:y2="7.877cm"><text:p/></draw:line><draw:line draw:style-name="gr3" draw:text-style-name="P156" svg:x1="11.737cm" svg:y1="6.526cm" svg:x2="11.737cm" svg:y2="7.877cm"><text:p/></draw:line><draw:frame draw:style-name="gr4" draw:text-style-name="P163" svg:width="1.172cm" svg:height="0.782cm" svg:x="10.541cm" svg:y="5.616cm"><draw:text-box><text:p text:style-name="P163"><text:span text:style-name="T214">T</text:span></text:p><text:p text:style-name="P158"><text:span text:style-name="T214"/></text:p></draw:text-box></draw:frame><draw:frame draw:style-name="gr4" draw:text-style-name="P163" svg:width="1.174cm" svg:height="0.782cm" svg:x="4.294cm" svg:y="5.616cm"><draw:text-box><text:p text:style-name="P163"><text:span text:style-name="T214">F</text:span></text:p><text:p text:style-name="P158"><text:span text:style-name="T214"/></text:p></draw:text-box></draw:frame><draw:frame draw:style-name="gr36" draw:text-style-name="P166" svg:width="8.919cm" svg:height="1.355cm" svg:x="8.599cm" svg:y="7.885cm"><draw:text-box><text:p text:style-name="P163"><text:span text:style-name="T240">( </text:span><text:span text:style-name="T253">y</text:span><text:span text:style-name="T254">1</text:span><text:span text:style-name="T255">, </text:span><text:span text:style-name="T241">y</text:span><text:span text:style-name="T242">2</text:span><text:span text:style-name="T240">, </text:span><text:span text:style-name="T241">y</text:span><text:span text:style-name="T242">3</text:span><text:span text:style-name="T240"> ) </text:span><text:span text:style-name="T243"></text:span><text:span text:style-name="T240"> ( </text:span><text:span text:style-name="T253">y</text:span><text:span text:style-name="T254">1</text:span><text:span text:style-name="T240"> </text:span><text:span text:style-name="T255">+ </text:span><text:span text:style-name="T253">y</text:span><text:span text:style-name="T254">2</text:span><text:span text:style-name="T255">, </text:span><text:span text:style-name="T241">y</text:span><text:span text:style-name="T242">2</text:span><text:span text:style-name="T257">+</text:span><text:span text:style-name="T246">1</text:span><text:span text:style-name="T258">,</text:span><text:span text:style-name="T240"> </text:span><text:span text:style-name="T255"><text:s/></text:span><text:span text:style-name="T253">y</text:span><text:span text:style-name="T254">3</text:span><text:span text:style-name="T259">+</text:span><text:span text:style-name="T260">1</text:span><text:span text:style-name="T240"> )</text:span></text:p></draw:text-box></draw:frame><draw:frame draw:style-name="gr36" draw:text-style-name="P166" svg:width="6.273cm" svg:height="1.355cm" svg:x="1.225cm" svg:y="7.872cm"><draw:text-box><text:p text:style-name="P163"><text:span text:style-name="T240">( </text:span><text:span text:style-name="T241">y</text:span><text:span text:style-name="T242">2</text:span><text:span text:style-name="T240">, </text:span><text:span text:style-name="T241">y</text:span><text:span text:style-name="T242">3</text:span><text:span text:style-name="T240"> ) </text:span><text:span text:style-name="T243"></text:span><text:span text:style-name="T240"> ( </text:span><text:span text:style-name="T241">y</text:span><text:span text:style-name="T242">2</text:span><text:span text:style-name="T248">+</text:span><text:span text:style-name="T261">1</text:span><text:span text:style-name="T240">, </text:span><text:span text:style-name="T241">y</text:span><text:span text:style-name="T252">3</text:span><text:span text:style-name="T242"> </text:span><text:span text:style-name="T241">+</text:span><text:span text:style-name="T246">1</text:span><text:span text:style-name="T240"> )</text:span></text:p></draw:text-box></draw:frame><draw:line draw:style-name="gr5" draw:text-style-name="P156" svg:x1="11.73cm" svg:y1="9.221cm" svg:x2="11.73cm" svg:y2="10.39cm"><text:p/></draw:line></draw:g></text:p>
      <text:h text:style-name="P84" text:outline-level="4"><draw:g text:anchor-type="char" draw:z-index="51" draw:style-name="gr21"><draw:g draw:style-name="gr2"><draw:custom-shape draw:style-name="gr13" draw:text-style-name="P158" svg:width="6.469cm" svg:height="1.71cm" svg:x="13.905cm" svg:y="0.20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4" svg:width="5.993cm" svg:height="1.583cm" svg:x="14.145cm" svg:y="0.27cm"><draw:text-box><text:p text:style-name="P163"><text:span text:style-name="T224">START:</text:span></text:p><text:p text:style-name="P163"><text:span text:style-name="T224">(</text:span><text:span text:style-name="T225">y</text:span><text:span text:style-name="T226">1</text:span><text:span text:style-name="T224">, </text:span><text:span text:style-name="T225">y</text:span><text:span text:style-name="T226">2</text:span><text:span text:style-name="T224">, </text:span><text:span text:style-name="T225">y</text:span><text:span text:style-name="T226">3</text:span><text:span text:style-name="T227">, y</text:span><text:span text:style-name="T228">4 </text:span><text:span text:style-name="T224">) </text:span><text:span text:style-name="T229"></text:span><text:span text:style-name="T224"> (</text:span><text:span text:style-name="T225">1</text:span><text:span text:style-name="T224">, </text:span><text:span text:style-name="T225">1</text:span><text:span text:style-name="T224">, </text:span><text:span text:style-name="T225">0, 1</text:span><text:span text:style-name="T224">)</text:span></text:p></draw:text-box></draw:frame></draw:g><draw:line draw:style-name="gr27" draw:text-style-name="P156" svg:x1="17.132cm" svg:y1="1.914cm" svg:x2="17.132cm" svg:y2="3.314cm"><text:p/></draw:line><draw:g draw:style-name="gr2"><draw:custom-shape draw:style-name="gr13" draw:text-style-name="P158" svg:width="3.23cm" svg:height="1.027cm" svg:x="15.517cm" svg:y="3.3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4" svg:width="2.989cm" svg:height="0.95cm" svg:x="15.635cm" svg:y="3.341cm"><draw:text-box><text:p text:style-name="P163"><text:span text:style-name="T225">y</text:span><text:span text:style-name="T226">1</text:span><text:span text:style-name="T224"> </text:span><text:span text:style-name="T229"></text:span><text:span text:style-name="T224"> </text:span><text:span text:style-name="T225">х</text:span></text:p></draw:text-box></draw:frame></draw:g><draw:g draw:style-name="gr2"><draw:line draw:style-name="gr26" draw:text-style-name="P156" svg:x1="18.739cm" svg:y1="3.812cm" svg:x2="21.4cm" svg:y2="3.812cm"><text:p/></draw:line><draw:line draw:style-name="gr27" draw:text-style-name="P156" svg:x1="21.368cm" svg:y1="3.812cm" svg:x2="21.368cm" svg:y2="4.838cm"><text:p/></draw:line><draw:frame draw:style-name="gr37" draw:text-style-name="P163" svg:width="2.537cm" svg:height="0.685cm" svg:x="18.786cm" svg:y="3.13cm"><draw:text-box><text:p text:style-name="P163"><text:span text:style-name="T214">F</text:span></text:p></draw:text-box></draw:frame></draw:g><draw:line draw:style-name="gr26" draw:text-style-name="P156" svg:x1="13.891cm" svg:y1="3.812cm" svg:x2="15.505cm" svg:y2="3.812cm"><text:p/></draw:line><draw:line draw:style-name="gr27" draw:text-style-name="P156" svg:x1="13.891cm" svg:y1="3.812cm" svg:x2="13.891cm" svg:y2="4.838cm"><text:p/></draw:line><draw:frame draw:style-name="gr37" draw:text-style-name="P163" svg:width="1.026cm" svg:height="0.685cm" svg:x="14.378cm" svg:y="3.13cm"><draw:text-box><text:p text:style-name="P163"><text:span text:style-name="T214">T</text:span></text:p></draw:text-box></draw:frame><draw:line draw:style-name="gr38" draw:text-style-name="P156" svg:x1="13.891cm" svg:y1="6.082cm" svg:x2="13.891cm" svg:y2="6.707cm"><text:p/></draw:line><draw:line draw:style-name="gr26" draw:text-style-name="P156" svg:x1="16.557cm" svg:y1="10.07cm" svg:x2="11.171cm" svg:y2="10.07cm"><text:p/></draw:line><draw:line draw:style-name="gr27" draw:text-style-name="P156" svg:x1="9.279cm" svg:y1="2.476cm" svg:x2="17.125cm" svg:y2="2.476cm"><text:p/></draw:line><draw:g draw:style-name="gr2"><draw:custom-shape draw:style-name="gr13" draw:text-style-name="P158" svg:width="4.391cm" svg:height="1.514cm" svg:x="19.29cm" svg:y="9.3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9" draw:text-style-name="P164" svg:width="4.067cm" svg:height="1.405cm" svg:x="19.452cm" svg:y="9.427cm"><draw:text-box><text:p text:style-name="P163"><text:span text:style-name="T224">HALT:</text:span></text:p><text:p text:style-name="P163"><text:span text:style-name="T225">z</text:span><text:span text:style-name="T224"> </text:span><text:span text:style-name="T229"></text:span><text:span text:style-name="T232"> </text:span><text:span text:style-name="T227">y</text:span><text:span text:style-name="T228">3 </text:span><text:span text:style-name="T229">+</text:span><text:span text:style-name="T232"> </text:span><text:span text:style-name="T227">y</text:span><text:span text:style-name="T228">4</text:span></text:p></draw:text-box></draw:frame></draw:g><draw:frame draw:style-name="gr39" draw:text-style-name="P164" svg:width="3.165cm" svg:height="1.19cm" svg:x="22.474cm" svg:y="6.37cm"><draw:text-box><text:p text:style-name="P163"><text:span text:style-name="T225">y</text:span><text:span text:style-name="T226">3</text:span><text:span text:style-name="T224"> </text:span><text:span text:style-name="T229"></text:span><text:span text:style-name="T224"> </text:span><text:span text:style-name="T227">y</text:span><text:span text:style-name="T228">4 </text:span></text:p></draw:text-box></draw:frame><draw:frame draw:style-name="gr39" draw:text-style-name="P164" svg:width="2.996cm" svg:height="1.186cm" svg:x="12.307cm" svg:y="4.862cm"><draw:text-box><text:p text:style-name="P163"><text:span text:style-name="T224"> </text:span><text:span text:style-name="T225">y</text:span><text:span text:style-name="T226">1</text:span><text:span text:style-name="T224"> <text:s/></text:span><text:span text:style-name="T229"></text:span><text:span text:style-name="T224"> <text:s/></text:span><text:span text:style-name="T225">y</text:span><text:span text:style-name="T226">1</text:span><text:span text:style-name="T224"> </text:span><text:span text:style-name="T229"></text:span><text:span text:style-name="T224"> </text:span><text:span text:style-name="T225">1</text:span></text:p></draw:text-box></draw:frame><draw:g draw:style-name="gr2"><draw:custom-shape draw:style-name="gr13" draw:text-style-name="P158" svg:width="3.236cm" svg:height="1.027cm" svg:x="19.735cm" svg:y="4.83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4" svg:width="2.992cm" svg:height="0.948cm" svg:x="19.853cm" svg:y="4.872cm"><draw:text-box><text:p text:style-name="P163"><text:span text:style-name="T225">y</text:span><text:span text:style-name="T226">3</text:span><text:span text:style-name="T224"> ≥</text:span><text:span text:style-name="T225"> 0</text:span></text:p></draw:text-box></draw:frame></draw:g><draw:g draw:style-name="gr2"><draw:line draw:style-name="gr26" draw:text-style-name="P156" svg:x1="22.958cm" svg:y1="5.341cm" svg:x2="24.035cm" svg:y2="5.341cm"><text:p/></draw:line><draw:line draw:style-name="gr27" draw:text-style-name="P156" svg:x1="24.026cm" svg:y1="5.35cm" svg:x2="24.026cm" svg:y2="6.376cm"><text:p/></draw:line><draw:frame draw:style-name="gr37" draw:text-style-name="P163" svg:width="1.024cm" svg:height="0.685cm" svg:x="22.977cm" svg:y="4.664cm"><draw:text-box><text:p text:style-name="P163"><text:span text:style-name="T214">F</text:span></text:p></draw:text-box></draw:frame></draw:g><draw:line draw:style-name="gr26" draw:text-style-name="P156" svg:x1="18.657cm" svg:y1="5.341cm" svg:x2="19.734cm" svg:y2="5.341cm"><text:p/></draw:line><draw:frame draw:style-name="gr37" draw:text-style-name="P163" svg:width="1.026cm" svg:height="0.685cm" svg:x="18.597cm" svg:y="4.664cm"><draw:text-box><text:p text:style-name="P163">T</text:p></draw:text-box></draw:frame><draw:g draw:style-name="gr2"><draw:custom-shape draw:style-name="gr13" draw:text-style-name="P158" svg:width="3.232cm" svg:height="1.027cm" svg:x="12.242cm" svg:y="6.71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4" svg:width="2.991cm" svg:height="0.953cm" svg:x="12.358cm" svg:y="6.753cm"><draw:text-box><text:p text:style-name="P163"><text:span text:style-name="T225">y</text:span><text:span text:style-name="T226">2</text:span><text:span text:style-name="T224"> &gt; 0</text:span></text:p></draw:text-box></draw:frame></draw:g><draw:g draw:style-name="gr2"><draw:line draw:style-name="gr26" draw:text-style-name="P156" svg:x1="15.464cm" svg:y1="7.225cm" svg:x2="16.541cm" svg:y2="7.225cm"><text:p/></draw:line><draw:line draw:style-name="gr27" draw:text-style-name="P156" svg:x1="16.528cm" svg:y1="7.232cm" svg:x2="16.528cm" svg:y2="8.258cm"><text:p/></draw:line><draw:frame draw:style-name="gr37" draw:text-style-name="P163" svg:width="1.027cm" svg:height="0.685cm" svg:x="15.484cm" svg:y="6.543cm"><draw:text-box><text:p text:style-name="P163"><text:span text:style-name="T214">F</text:span></text:p></draw:text-box></draw:frame></draw:g><draw:g draw:style-name="gr2"><draw:line draw:style-name="gr26" draw:text-style-name="P156" svg:x1="11.164cm" svg:y1="7.225cm" svg:x2="12.241cm" svg:y2="7.225cm"><text:p/></draw:line><draw:line draw:style-name="gr27" draw:text-style-name="P156" svg:x1="11.164cm" svg:y1="7.232cm" svg:x2="11.164cm" svg:y2="8.258cm"><text:p/></draw:line><draw:frame draw:style-name="gr37" draw:text-style-name="P163" svg:width="1.024cm" svg:height="0.685cm" svg:x="11.104cm" svg:y="6.543cm"><draw:text-box><text:p text:style-name="P163"><text:span text:style-name="T214">T</text:span></text:p></draw:text-box></draw:frame></draw:g><draw:frame draw:style-name="gr39" draw:text-style-name="P164" svg:width="2.989cm" svg:height="1.186cm" svg:x="9.774cm" svg:y="8.225cm"><draw:text-box><text:p text:style-name="P163"><text:span text:style-name="T224"> </text:span><text:span text:style-name="T225">y</text:span><text:span text:style-name="T226">4</text:span><text:span text:style-name="T224"> <text:s/></text:span><text:span text:style-name="T229"></text:span><text:span text:style-name="T224"> <text:s/></text:span><text:span text:style-name="T225">y</text:span><text:span text:style-name="T226">4</text:span><text:span text:style-name="T229">-</text:span><text:span text:style-name="T224"> </text:span><text:span text:style-name="T227">y</text:span><text:span text:style-name="T228">1</text:span></text:p></draw:text-box></draw:frame><draw:frame draw:style-name="gr39" draw:text-style-name="P164" svg:width="2.994cm" svg:height="1.186cm" svg:x="15.159cm" svg:y="8.254cm"><draw:text-box><text:p text:style-name="P163"><text:span text:style-name="T224"> </text:span><text:span text:style-name="T225">y</text:span><text:span text:style-name="T226">4</text:span><text:span text:style-name="T224"> <text:s/></text:span><text:span text:style-name="T229"></text:span><text:span text:style-name="T224"> <text:s/></text:span><text:span text:style-name="T225">y</text:span><text:span text:style-name="T226">4</text:span><text:span text:style-name="T229">+</text:span><text:span text:style-name="T227">y</text:span><text:span text:style-name="T228">1</text:span></text:p></draw:text-box></draw:frame><draw:line draw:style-name="gr26" draw:text-style-name="P156" svg:x1="11.171cm" svg:y1="9.421cm" svg:x2="11.171cm" svg:y2="10.046cm"><text:p/></draw:line><draw:line draw:style-name="gr26" draw:text-style-name="P156" svg:x1="16.556cm" svg:y1="9.421cm" svg:x2="16.556cm" svg:y2="10.046cm"><text:p/></draw:line><draw:frame draw:style-name="gr39" draw:text-style-name="P164" svg:width="5.615cm" svg:height="1.188cm" svg:x="11.111cm" svg:y="11.296cm"><draw:text-box><text:p text:style-name="P163"><text:span text:style-name="T224">( </text:span><text:span text:style-name="T225">y</text:span><text:span text:style-name="T226">2</text:span><text:span text:style-name="T224"> , </text:span><text:span text:style-name="T227">y</text:span><text:span text:style-name="T228">3</text:span><text:span text:style-name="T232"> </text:span><text:span text:style-name="T224">) </text:span><text:span text:style-name="T229"></text:span><text:span text:style-name="T224"> <text:s/>(</text:span><text:span text:style-name="T225">y</text:span><text:span text:style-name="T226">1</text:span><text:span text:style-name="T224"> </text:span><text:span text:style-name="T227">y</text:span><text:span text:style-name="T228">4 </text:span><text:span text:style-name="T229">, </text:span><text:span text:style-name="T227">y</text:span><text:span text:style-name="T228">3</text:span><text:span text:style-name="T232"> + </text:span><text:span text:style-name="T227">y</text:span><text:span text:style-name="T228">4</text:span><text:span text:style-name="T224">)</text:span></text:p></draw:text-box></draw:frame><draw:line draw:style-name="gr27" draw:text-style-name="P156" svg:x1="13.891cm" svg:y1="10.079cm" svg:x2="13.891cm" svg:y2="11.297cm"><text:p/></draw:line><draw:line draw:style-name="gr26" draw:text-style-name="P156" svg:x1="9.279cm" svg:y1="13.061cm" svg:x2="9.279cm" svg:y2="2.476cm"><text:p/></draw:line><draw:line draw:style-name="gr26" draw:text-style-name="P156" svg:x1="13.907cm" svg:y1="13.067cm" svg:x2="9.279cm" svg:y2="13.067cm"><text:p/></draw:line><draw:line draw:style-name="gr26" draw:text-style-name="P156" svg:x1="13.891cm" svg:y1="13.04cm" svg:x2="13.891cm" svg:y2="12.483cm"><text:p/></draw:line><draw:line draw:style-name="gr26" draw:text-style-name="P156" svg:x1="24.098cm" svg:y1="7.577cm" svg:x2="24.098cm" svg:y2="8.202cm"><text:p/></draw:line><draw:line draw:style-name="gr26" draw:text-style-name="P156" svg:x1="18.657cm" svg:y1="5.349cm" svg:x2="18.657cm" svg:y2="8.189cm"><text:p/></draw:line><draw:line draw:style-name="gr26" draw:text-style-name="P156" svg:x1="24.08cm" svg:y1="8.188cm" svg:x2="18.694cm" svg:y2="8.188cm"><text:p/></draw:line><draw:line draw:style-name="gr27" draw:text-style-name="P156" svg:x1="21.389cm" svg:y1="8.188cm" svg:x2="21.389cm" svg:y2="9.406cm"><text:p/></draw:line></draw:g><text:soft-page-break/>Доказать полную корректность программы относительно входного пре­диката <text:span text:style-name="T52"></text:span> <text:span text:style-name="T30"></text:span> (<text:span text:style-name="T4">x</text:span> <text:span text:style-name="T148">&gt;</text:span> 0) и выходного преди­ката <text:span text:style-name="T52"></text:span> <text:span text:style-name="T30"></text:span> ( |<text:span text:style-name="T4">z</text:span><text:span text:style-name="T146">|</text:span> <text:span text:style-name="T30"></text:span> |<text:span text:style-name="T4">x</text:span><text:span text:style-name="T146">|</text:span> ) при помощи методов Флойда. Доменом всех переменных яв­ляется множество целых чисел. </text:h>
      <text:p text:style-name="P60"/>
      <text:p text:style-name="P58"/>
      <text:h text:style-name="P85" text:outline-level="4"><draw:g text:anchor-type="char" draw:z-index="52" draw:style-name="gr1"><draw:g draw:style-name="gr2"><draw:custom-shape draw:style-name="gr22" draw:text-style-name="P158" svg:width="8.035cm" svg:height="2.565cm" svg:x="7.842cm" svg:y="1.86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7.443cm" svg:height="2.378cm" svg:x="8.138cm" svg:y="1.954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0">, </text:span><text:span text:style-name="T241">y</text:span><text:span text:style-name="T242">3</text:span><text:span text:style-name="T241"> </text:span><text:span text:style-name="T240">) </text:span><text:span text:style-name="T243"></text:span><text:span text:style-name="T240"> ( </text:span><text:span text:style-name="T241">x</text:span><text:span text:style-name="T240">, </text:span><text:span text:style-name="T241">1</text:span><text:span text:style-name="T240">, </text:span><text:span text:style-name="T241">x</text:span><text:span text:style-name="T240"> )</text:span></text:p></draw:text-box></draw:frame></draw:g><draw:line draw:style-name="gr3" draw:text-style-name="P156" svg:x1="11.857cm" svg:y1="4.329cm" svg:x2="11.857cm" svg:y2="6.284cm"><text:p/></draw:line><draw:g draw:style-name="gr2"><draw:custom-shape draw:style-name="gr22" draw:text-style-name="P158" svg:width="4.848cm" svg:height="1.539cm" svg:x="9.437cm" svg:y="6.27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4.488cm" svg:height="1.426cm" svg:x="9.611cm" svg:y="6.325cm"><draw:text-box><text:p text:style-name="P163"><text:span text:style-name="T241">y</text:span><text:span text:style-name="T242">2</text:span><text:span text:style-name="T240"> </text:span><text:span text:style-name="T243"></text:span><text:span text:style-name="T240"> </text:span><text:span text:style-name="T241">y</text:span><text:span text:style-name="T242">3</text:span></text:p></draw:text-box></draw:frame></draw:g><draw:g draw:style-name="gr2"><draw:line draw:style-name="gr5" draw:text-style-name="P156" svg:x1="14.27cm" svg:y1="7.029cm" svg:x2="15.885cm" svg:y2="7.029cm"><text:p/></draw:line><draw:line draw:style-name="gr3" draw:text-style-name="P156" svg:x1="15.866cm" svg:y1="7.039cm" svg:x2="15.866cm" svg:y2="8.578cm"><text:p/></draw:line><draw:frame draw:style-name="gr4" draw:text-style-name="P163" svg:width="1.539cm" svg:height="1.026cm" svg:x="14.298cm" svg:y="6.013cm"><draw:text-box><text:p text:style-name="P163"><text:span text:style-name="T214">F</text:span></text:p><text:p text:style-name="P158"><text:span text:style-name="T214"/></text:p></draw:text-box></draw:frame></draw:g><draw:line draw:style-name="gr5" draw:text-style-name="P156" svg:x1="7.004cm" svg:y1="7.029cm" svg:x2="9.425cm" svg:y2="7.029cm"><text:p/></draw:line><draw:line draw:style-name="gr3" draw:text-style-name="P156" svg:x1="7.004cm" svg:y1="7.039cm" svg:x2="7.004cm" svg:y2="8.578cm"><text:p/></draw:line><draw:frame draw:style-name="gr4" draw:text-style-name="P163" svg:width="1.539cm" svg:height="1.026cm" svg:x="7.727cm" svg:y="6.013cm"><draw:text-box><text:p text:style-name="P163"><text:span text:style-name="T214">T</text:span></text:p><text:p text:style-name="P158"><text:span text:style-name="T214"/></text:p></draw:text-box></draw:frame><draw:line draw:style-name="gr5" draw:text-style-name="P156" svg:x1="7.004cm" svg:y1="10.435cm" svg:x2="7.004cm" svg:y2="13.419cm"><text:p/></draw:line><draw:line draw:style-name="gr5" draw:text-style-name="P156" svg:x1="11.792cm" svg:y1="13.415cm" svg:x2="2.098cm" svg:y2="13.415cm"><text:p/></draw:line><draw:line draw:style-name="gr5" draw:text-style-name="P156" svg:x1="2.106cm" svg:y1="13.418cm" svg:x2="2.106cm" svg:y2="5.156cm"><text:p/></draw:line><draw:line draw:style-name="gr3" draw:text-style-name="P156" svg:x1="2.106cm" svg:y1="5.156cm" svg:x2="11.848cm" svg:y2="5.156cm"><text:p/></draw:line><draw:g draw:style-name="gr2"><draw:custom-shape draw:style-name="gr22" draw:text-style-name="P158" svg:width="6.668cm" svg:height="2.128cm" svg:x="16.549cm" svg:y="10.98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6.178cm" svg:height="1.976cm" svg:x="16.794cm" svg:y="11.053cm"><draw:text-box><text:p text:style-name="P163"><text:span text:style-name="T240">HALT:</text:span></text:p><text:p text:style-name="P163"><text:span text:style-name="T241">z</text:span><text:span text:style-name="T240"> </text:span><text:span text:style-name="T243"></text:span><text:span text:style-name="T240"> </text:span><text:span text:style-name="T241">y</text:span><text:span text:style-name="T242">1</text:span></text:p></draw:text-box></draw:frame></draw:g><draw:frame draw:style-name="gr32" draw:text-style-name="P166" svg:width="6.464cm" svg:height="1.779cm" svg:x="8.599cm" svg:y="10.956cm"><draw:text-box><text:p text:style-name="P163"><text:span text:style-name="T241">y</text:span><text:span text:style-name="T242">3</text:span><text:span text:style-name="T240"> </text:span><text:span text:style-name="T243"></text:span><text:span text:style-name="T240"> </text:span><text:span text:style-name="T241">y</text:span><text:span text:style-name="T242">1</text:span></text:p></draw:text-box></draw:frame><draw:frame draw:style-name="gr32" draw:text-style-name="P166" svg:width="8.238cm" svg:height="1.779cm" svg:x="2.866cm" svg:y="8.626cm"><draw:text-box><text:p text:style-name="P163"><text:span text:style-name="T240">( </text:span><text:span text:style-name="T241">y</text:span><text:span text:style-name="T242">1</text:span><text:span text:style-name="T240">, </text:span><text:span text:style-name="T241">y</text:span><text:span text:style-name="T242">2</text:span><text:span text:style-name="T240"> ) </text:span><text:span text:style-name="T243"></text:span><text:span text:style-name="T240"> ( </text:span><text:span text:style-name="T241">y</text:span><text:span text:style-name="T242">1</text:span><text:span text:style-name="T240"> </text:span><text:span text:style-name="T243"></text:span><text:span text:style-name="T240"> </text:span><text:span text:style-name="T241">x</text:span><text:span text:style-name="T240">, </text:span><text:span text:style-name="T241">y</text:span><text:span text:style-name="T242">2</text:span><text:span text:style-name="T240"> </text:span><text:span text:style-name="T243"></text:span><text:span text:style-name="T240"> </text:span><text:span text:style-name="T241">1</text:span><text:span text:style-name="T240"> )</text:span></text:p></draw:text-box></draw:frame><draw:line draw:style-name="gr5" draw:text-style-name="P156" svg:x1="11.819cm" svg:y1="12.714cm" svg:x2="11.819cm" svg:y2="13.446cm"><text:p/></draw:line><draw:g draw:style-name="gr2"><draw:custom-shape draw:style-name="gr22" draw:text-style-name="P158" svg:width="4.848cm" svg:height="1.541cm" svg:x="13.434cm" svg:y="8.63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4.488cm" svg:height="1.424cm" svg:x="13.608cm" svg:y="8.694cm"><draw:text-box><text:p text:style-name="P163"><text:span text:style-name="T241">y</text:span><text:span text:style-name="T242">3</text:span><text:span text:style-name="T240"> </text:span><text:span text:style-name="T243"></text:span><text:span text:style-name="T240"> </text:span><text:span text:style-name="T241">x</text:span></text:p></draw:text-box></draw:frame></draw:g><draw:g draw:style-name="gr2"><draw:line draw:style-name="gr5" draw:text-style-name="P156" svg:x1="18.267cm" svg:y1="9.396cm" svg:x2="19.882cm" svg:y2="9.396cm"><text:p/></draw:line><draw:line draw:style-name="gr3" draw:text-style-name="P156" svg:x1="19.863cm" svg:y1="9.409cm" svg:x2="19.863cm" svg:y2="10.948cm"><text:p/></draw:line><draw:frame draw:style-name="gr4" draw:text-style-name="P163" svg:width="1.541cm" svg:height="1.026cm" svg:x="18.295cm" svg:y="8.38cm"><draw:text-box><text:p text:style-name="P163"><text:span text:style-name="T214">F</text:span></text:p><text:p text:style-name="P158"><text:span text:style-name="T214"/></text:p></draw:text-box></draw:frame></draw:g><draw:g draw:style-name="gr2"><draw:line draw:style-name="gr5" draw:text-style-name="P156" svg:x1="11.82cm" svg:y1="9.396cm" svg:x2="13.435cm" svg:y2="9.396cm"><text:p/></draw:line><draw:line draw:style-name="gr3" draw:text-style-name="P156" svg:x1="11.819cm" svg:y1="9.409cm" svg:x2="11.819cm" svg:y2="10.948cm"><text:p/></draw:line><draw:frame draw:style-name="gr4" draw:text-style-name="P163" svg:width="1.541cm" svg:height="1.026cm" svg:x="11.724cm" svg:y="8.38cm"><draw:text-box><text:p text:style-name="P163"><text:span text:style-name="T214">T</text:span></text:p><text:p text:style-name="P158"><text:span text:style-name="T214"/></text:p></draw:text-box></draw:frame></draw:g></draw:g><text:soft-page-break/>Доказать полную корректность программы относительно входного предиката <text:span text:style-name="T204"></text:span>  (<text:span text:style-name="T4">x</text:span>  1) и выходного предиката <text:span text:style-name="T204"></text:span>  ( <text:span text:style-name="T4">z</text:span>  <text:span text:style-name="T4">x</text:span><text:span text:style-name="T40">3</text:span><text:span text:style-name="T65">)</text:span>. Доменом всех переменных является множество целых чисел. </text:h>
      <text:h text:style-name="P87" text:outline-level="4"><draw:g text:anchor-type="char" draw:z-index="53" draw:style-name="gr21"><draw:g draw:style-name="gr2"><draw:custom-shape draw:style-name="gr22" draw:text-style-name="P167" svg:width="6.737cm" svg:height="1.789cm" svg:x="14.755cm" svg:y="0.18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4" svg:width="6.241cm" svg:height="1.657cm" svg:x="15.006cm" svg:y="0.258cm"><draw:text-box><text:p text:style-name="P163"><text:span text:style-name="T224">START:</text:span></text:p><text:p text:style-name="P163"><text:span text:style-name="T224">( </text:span><text:span text:style-name="T225">y</text:span><text:span text:style-name="T226">1</text:span><text:span text:style-name="T224">, </text:span><text:span text:style-name="T225">y</text:span><text:span text:style-name="T226">2</text:span><text:span text:style-name="T224">, </text:span><text:span text:style-name="T225">y</text:span><text:span text:style-name="T226">3</text:span><text:span text:style-name="T235">, y</text:span><text:span text:style-name="T228">4</text:span><text:span text:style-name="T225"> </text:span><text:span text:style-name="T224">) </text:span><text:span text:style-name="T229"></text:span><text:span text:style-name="T224"> (</text:span><text:span text:style-name="T225">0</text:span><text:span text:style-name="T224">, </text:span><text:span text:style-name="T225">0</text:span><text:span text:style-name="T224">, </text:span><text:span text:style-name="T225">0, 0 </text:span><text:span text:style-name="T224">)</text:span></text:p></draw:text-box></draw:frame></draw:g><draw:line draw:style-name="gr3" draw:text-style-name="P156" svg:x1="18.087cm" svg:y1="1.933cm" svg:x2="18.087cm" svg:y2="3.422cm"><text:p/></draw:line><draw:g draw:style-name="gr2"><draw:line draw:style-name="gr5" draw:text-style-name="P156" svg:x1="19.844cm" svg:y1="4.043cm" svg:x2="23.214cm" svg:y2="4.043cm"><text:p/></draw:line><draw:line draw:style-name="gr3" draw:text-style-name="P156" svg:x1="23.174cm" svg:y1="4.049cm" svg:x2="23.174cm" svg:y2="5.122cm"><text:p/></draw:line><draw:frame draw:style-name="gr4" draw:text-style-name="P168" svg:width="3.209cm" svg:height="0.715cm" svg:x="19.904cm" svg:y="3.334cm"><draw:text-box><text:p text:style-name="P163"><text:span text:style-name="T214">T</text:span></text:p></draw:text-box></draw:frame></draw:g><draw:line draw:style-name="gr5" draw:text-style-name="P156" svg:x1="14.78cm" svg:y1="4.043cm" svg:x2="16.467cm" svg:y2="4.043cm"><text:p/></draw:line><draw:line draw:style-name="gr3" draw:text-style-name="P156" svg:x1="14.78cm" svg:y1="4.049cm" svg:x2="14.78cm" svg:y2="5.122cm"><text:p/></draw:line><draw:frame draw:style-name="gr4" draw:text-style-name="P168" svg:width="1.075cm" svg:height="0.715cm" svg:x="15.286cm" svg:y="3.334cm"><draw:text-box><text:p text:style-name="P163"><text:span text:style-name="T214">F</text:span></text:p></draw:text-box></draw:frame><draw:line draw:style-name="gr5" draw:text-style-name="P156" svg:x1="15.02cm" svg:y1="12.467cm" svg:x2="7.696cm" svg:y2="12.467cm"><text:p/></draw:line><draw:line draw:style-name="gr3" draw:text-style-name="P156" svg:x1="7.696cm" svg:y1="4.426cm" svg:x2="14.782cm" svg:y2="4.426cm"><text:p/></draw:line><draw:g draw:style-name="gr2"><draw:custom-shape draw:style-name="gr22" draw:text-style-name="P167" svg:width="4.647cm" svg:height="1.488cm" svg:x="20.887cm" svg:y="5.18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4" svg:width="4.308cm" svg:height="1.378cm" svg:x="21.056cm" svg:y="5.237cm"><draw:text-box><text:p text:style-name="P163"><text:span text:style-name="T224">HALT:</text:span></text:p><text:p text:style-name="P165"><text:span text:style-name="T225">z</text:span><text:span text:style-name="T224"> </text:span><text:span text:style-name="T229"></text:span><text:span text:style-name="T262"> </text:span><text:span text:style-name="T225">y</text:span><text:span text:style-name="T226">2</text:span><text:span text:style-name="T236"> + y</text:span><text:span text:style-name="T263">3</text:span></text:p></draw:text-box></draw:frame></draw:g><draw:frame draw:style-name="gr32" draw:text-style-name="P164" svg:width="5.742cm" svg:height="1.241cm" svg:x="8.116cm" svg:y="8.432cm"><draw:text-box><text:p text:style-name="P163"><text:span text:style-name="T224">( </text:span><text:span text:style-name="T225">y</text:span><text:span text:style-name="T226">1</text:span><text:span text:style-name="T224">, </text:span><text:span text:style-name="T225">y</text:span><text:span text:style-name="T226">2</text:span><text:span text:style-name="T224"> ) </text:span><text:span text:style-name="T229"></text:span><text:span text:style-name="T224"> ( </text:span><text:span text:style-name="T225">y</text:span><text:span text:style-name="T226">1</text:span><text:span text:style-name="T224"> + </text:span><text:span text:style-name="T231">1</text:span><text:span text:style-name="T224">,</text:span><text:span text:style-name="T225">y</text:span><text:span text:style-name="T226">2</text:span><text:span text:style-name="T224"> </text:span><text:span text:style-name="T229"></text:span><text:span text:style-name="T224"> </text:span><text:span text:style-name="T225">y</text:span><text:span text:style-name="T263">1</text:span><text:span text:style-name="T224"> )</text:span></text:p></draw:text-box></draw:frame><draw:g draw:style-name="gr2"><draw:custom-shape draw:style-name="gr22" draw:text-style-name="P167" svg:width="3.382cm" svg:height="1.071cm" svg:x="16.445cm" svg:y="3.38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4" svg:width="3.132cm" svg:height="0.994cm" svg:x="16.569cm" svg:y="3.426cm"><draw:text-box><text:p text:style-name="P163"><text:span text:style-name="T225">y</text:span><text:span text:style-name="T226">4</text:span><text:span text:style-name="T224"> = 4</text:span></text:p></draw:text-box></draw:frame></draw:g><draw:g draw:style-name="gr2"><draw:custom-shape draw:style-name="gr22" draw:text-style-name="P167" svg:width="3.38cm" svg:height="1.071cm" svg:x="13.152cm" svg:y="5.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4" svg:width="3.13cm" svg:height="0.996cm" svg:x="13.274cm" svg:y="5.13cm"><draw:text-box><text:p text:style-name="P163"><text:span text:style-name="T225">y</text:span><text:span text:style-name="T226">1</text:span><text:span text:style-name="T224"> = </text:span><text:span text:style-name="T225">x</text:span></text:p></draw:text-box></draw:frame></draw:g><draw:g draw:style-name="gr2"><draw:custom-shape draw:style-name="gr22" draw:text-style-name="P167" svg:width="3.379cm" svg:height="1.073cm" svg:x="10.383cm" svg:y="6.73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4" svg:width="3.132cm" svg:height="0.996cm" svg:x="10.503cm" svg:y="6.767cm"><draw:text-box><text:p text:style-name="P163"><text:span text:style-name="T225">y</text:span><text:span text:style-name="T226">3</text:span><text:span text:style-name="T224"> = </text:span><text:span text:style-name="T225">1</text:span></text:p></draw:text-box></draw:frame></draw:g><draw:frame draw:style-name="gr32" draw:text-style-name="P164" svg:width="5.742cm" svg:height="1.239cm" svg:x="11.071cm" svg:y="10.16cm"><draw:text-box><text:p text:style-name="P163"><text:span text:style-name="T224">( </text:span><text:span text:style-name="T225">y</text:span><text:span text:style-name="T226">1</text:span><text:span text:style-name="T224">, </text:span><text:span text:style-name="T225">y</text:span><text:span text:style-name="T226">2</text:span><text:span text:style-name="T224"> ) </text:span><text:span text:style-name="T229"></text:span><text:span text:style-name="T224"> ( </text:span><text:span text:style-name="T225">y</text:span><text:span text:style-name="T226">1</text:span><text:span text:style-name="T224"> + 2, </text:span><text:span text:style-name="T225">y</text:span><text:span text:style-name="T226">2</text:span><text:span text:style-name="T224"> </text:span><text:span text:style-name="T229"></text:span><text:span text:style-name="T224"> 1 )</text:span></text:p></draw:text-box></draw:frame><draw:frame draw:style-name="gr32" draw:text-style-name="P164" svg:width="3.026cm" svg:height="1.244cm" svg:x="17.242cm" svg:y="6.664cm"><draw:text-box><text:p text:style-name="P163"><text:span text:style-name="T225"><text:s/></text:span><text:span text:style-name="T225">y</text:span><text:span text:style-name="T263">1</text:span><text:span text:style-name="T224"> </text:span><text:span text:style-name="T229"></text:span><text:span text:style-name="T224"> 0</text:span></text:p></draw:text-box></draw:frame><draw:frame draw:style-name="gr32" draw:text-style-name="P164" svg:width="3.028cm" svg:height="1.241cm" svg:x="17.211cm" svg:y="8.573cm"><draw:text-box><text:p text:style-name="P163"><text:span text:style-name="T225">y</text:span><text:span text:style-name="T226">4</text:span><text:span text:style-name="T224"> </text:span><text:span text:style-name="T229"></text:span><text:span text:style-name="T224"> 1 + </text:span><text:span text:style-name="T225">y</text:span><text:span text:style-name="T226">4</text:span></text:p></draw:text-box></draw:frame><draw:frame draw:style-name="gr32" draw:text-style-name="P164" svg:width="3.026cm" svg:height="1.239cm" svg:x="17.272cm" svg:y="10.659cm"><draw:text-box><text:p text:style-name="P163"><text:span text:style-name="T225">y</text:span><text:span text:style-name="T226">3</text:span><text:span text:style-name="T236"> </text:span><text:span text:style-name="T229"></text:span><text:span text:style-name="T224"> 1 – <text:s/></text:span><text:span text:style-name="T225">y</text:span><text:span text:style-name="T226">3</text:span></text:p></draw:text-box></draw:frame><draw:g draw:style-name="gr2"><draw:line draw:style-name="gr5" draw:text-style-name="P156" svg:x1="11.998cm" svg:y1="5.599cm" svg:x2="13.124cm" svg:y2="5.599cm"><text:p/></draw:line><draw:line draw:style-name="gr3" draw:text-style-name="P156" svg:x1="11.998cm" svg:y1="5.606cm" svg:x2="11.998cm" svg:y2="6.679cm"><text:p/></draw:line><draw:frame draw:style-name="gr4" draw:text-style-name="P168" svg:width="1.073cm" svg:height="0.717cm" svg:x="11.93cm" svg:y="4.89cm"><draw:text-box><text:p text:style-name="P163"><text:span text:style-name="T214">F</text:span></text:p></draw:text-box></draw:frame></draw:g><draw:g draw:style-name="gr2"><draw:line draw:style-name="gr5" draw:text-style-name="P156" svg:x1="9.257cm" svg:y1="7.35cm" svg:x2="10.383cm" svg:y2="7.35cm"><text:p/></draw:line><draw:line draw:style-name="gr3" draw:text-style-name="P156" svg:x1="9.257cm" svg:y1="7.36cm" svg:x2="9.257cm" svg:y2="8.433cm"><text:p/></draw:line><draw:frame draw:style-name="gr4" draw:text-style-name="P168" svg:width="1.073cm" svg:height="0.719cm" svg:x="9.19cm" svg:y="6.641cm"><draw:text-box><text:p text:style-name="P163"><text:span text:style-name="T214">F</text:span></text:p></draw:text-box></draw:frame></draw:g><draw:line draw:style-name="gr5" draw:text-style-name="P156" svg:x1="7.696cm" svg:y1="4.426cm" svg:x2="7.696cm" svg:y2="12.471cm"><text:p/></draw:line><draw:line draw:style-name="gr5" draw:text-style-name="P156" svg:x1="10.7cm" svg:y1="9.67cm" svg:x2="10.7cm" svg:y2="12.47cm"><text:p/></draw:line><draw:line draw:style-name="gr5" draw:text-style-name="P156" svg:x1="10.7cm" svg:y1="9.67cm" svg:x2="10.7cm" svg:y2="12.47cm"><text:p/></draw:line><draw:line draw:style-name="gr5" draw:text-style-name="P156" svg:x1="7.183cm" svg:y1="2.46cm" svg:x2="7.183cm" svg:y2="12.969cm"><text:p/></draw:line><draw:line draw:style-name="gr5" draw:text-style-name="P156" svg:x1="13.762cm" svg:y1="7.331cm" svg:x2="14.888cm" svg:y2="7.331cm"><text:p/></draw:line><draw:line draw:style-name="gr3" draw:text-style-name="P156" svg:x1="14.875cm" svg:y1="7.331cm" svg:x2="14.875cm" svg:y2="10.143cm"><text:p/></draw:line><draw:frame draw:style-name="gr4" draw:text-style-name="P168" svg:width="1.075cm" svg:height="0.717cm" svg:x="13.78cm" svg:y="6.622cm"><draw:text-box><text:p text:style-name="P163"><text:span text:style-name="T214">T</text:span></text:p></draw:text-box></draw:frame><draw:g draw:style-name="gr2"><draw:line draw:style-name="gr5" draw:text-style-name="P156" svg:x1="16.543cm" svg:y1="5.558cm" svg:x2="18.687cm" svg:y2="5.558cm"><text:p/></draw:line><draw:line draw:style-name="gr3" draw:text-style-name="P156" svg:x1="18.662cm" svg:y1="5.566cm" svg:x2="18.662cm" svg:y2="6.639cm"><text:p/></draw:line><draw:frame draw:style-name="gr4" draw:text-style-name="P168" svg:width="2.042cm" svg:height="0.717cm" svg:x="16.581cm" svg:y="4.847cm"><draw:text-box><text:p text:style-name="P163"><text:span text:style-name="T214">T</text:span></text:p></draw:text-box></draw:frame></draw:g><draw:line draw:style-name="gr3" draw:text-style-name="P156" svg:x1="7.188cm" svg:y1="2.46cm" svg:x2="18.091cm" svg:y2="2.46cm"><text:p/></draw:line><draw:line draw:style-name="gr5" draw:text-style-name="P156" svg:x1="15.017cm" svg:y1="11.4cm" svg:x2="15.017cm" svg:y2="12.473cm"><text:p/></draw:line><draw:line draw:style-name="gr5" draw:text-style-name="P156" svg:x1="18.893cm" svg:y1="11.899cm" svg:x2="18.893cm" svg:y2="12.972cm"><text:p/></draw:line><draw:line draw:style-name="gr5" draw:text-style-name="P156" svg:x1="18.895cm" svg:y1="12.97cm" svg:x2="7.188cm" svg:y2="12.97cm"><text:p/></draw:line><draw:line draw:style-name="gr5" draw:text-style-name="P156" svg:x1="18.805cm" svg:y1="7.902cm" svg:x2="18.805cm" svg:y2="8.57cm"><text:p/></draw:line><draw:line draw:style-name="gr5" draw:text-style-name="P156" svg:x1="18.833cm" svg:y1="9.812cm" svg:x2="18.833cm" svg:y2="10.657cm"><text:p/></draw:line></draw:g>Доказать полную корректность программы отно­сительно входного предиката <text:span text:style-name="T52"></text:span> <text:span text:style-name="T30"></text:span> (<text:span text:style-name="T5">x</text:span> <text:span text:style-name="T161"></text:span> 0) <text:span text:style-name="T52">∧</text:span><text:span text:style-name="T57"> (</text:span><text:span text:style-name="T61">x</text:span><text:span text:style-name="T57"> </text:span><text:span text:style-name="T52">⋮</text:span><text:span text:style-name="T57"> 2)</text:span> и выход­ного предиката <text:span text:style-name="T52"></text:span> <text:span text:style-name="T30"></text:span> ( <text:span text:style-name="T5">z</text:span> <text:span text:style-name="T30"></text:span> <text:span text:style-name="T72">x</text:span><text:span text:style-name="T41">2</text:span><text:span text:style-name="T71"> </text:span>) при помощи методов Флойда. Доменом всех переменных яв­ляется множество целых чи­сел. </text:h>
      <text:h text:style-name="P86" text:outline-level="4"><draw:g text:anchor-type="char" draw:z-index="54" draw:style-name="gr1"><draw:g draw:style-name="gr2"><draw:custom-shape draw:style-name="gr22" draw:text-style-name="P158" svg:width="6.651cm" svg:height="2.123cm" svg:x="9.647cm" svg:y="2.72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6.16cm" svg:height="1.968cm" svg:x="9.892cm" svg:y="2.807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1"> </text:span><text:span text:style-name="T240">) </text:span><text:span text:style-name="T243"></text:span><text:span text:style-name="T240"> ( </text:span><text:span text:style-name="T241">x</text:span><text:span text:style-name="T240">, </text:span><text:span text:style-name="T241">1</text:span><text:span text:style-name="T240"> )</text:span></text:p></draw:text-box></draw:frame></draw:g><draw:line draw:style-name="gr3" draw:text-style-name="P156" svg:x1="12.971cm" svg:y1="4.773cm" svg:x2="12.971cm" svg:y2="6.536cm"><text:p/></draw:line><draw:g draw:style-name="gr2"><draw:custom-shape draw:style-name="gr22" draw:text-style-name="P158" svg:width="5.347cm" svg:height="1.274cm" svg:x="10.638cm" svg:y="6.52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4.954cm" svg:height="1.181cm" svg:x="10.834cm" svg:y="6.571cm"><draw:text-box><text:p text:style-name="P163"><text:span text:style-name="T241">y</text:span><text:span text:style-name="T242">2</text:span><text:span text:style-name="T240"> </text:span><text:span text:style-name="T243"></text:span><text:span text:style-name="T240"> </text:span><text:span text:style-name="T241">x</text:span></text:p></draw:text-box></draw:frame></draw:g><draw:line draw:style-name="gr5" draw:text-style-name="P156" svg:x1="15.99cm" svg:y1="7.156cm" svg:x2="17.327cm" svg:y2="7.156cm"><text:p/></draw:line><draw:line draw:style-name="gr5" draw:text-style-name="P156" svg:x1="9.301cm" svg:y1="7.156cm" svg:x2="10.638cm" svg:y2="7.156cm"><text:p/></draw:line><draw:line draw:style-name="gr3" draw:text-style-name="P156" svg:x1="9.303cm" svg:y1="7.163cm" svg:x2="9.298cm" svg:y2="8.389cm"><text:p/></draw:line><draw:line draw:style-name="gr3" draw:text-style-name="P156" svg:x1="17.312cm" svg:y1="7.163cm" svg:x2="17.312cm" svg:y2="8.437cm"><text:p/></draw:line><draw:frame draw:style-name="gr4" draw:text-style-name="P163" svg:width="1.276cm" svg:height="0.849cm" svg:x="16.013cm" svg:y="6.313cm"><draw:text-box><text:p text:style-name="P163"><text:span text:style-name="T214">F</text:span></text:p><text:p text:style-name="P158"><text:span text:style-name="T214"/></text:p></draw:text-box></draw:frame><draw:frame draw:style-name="gr4" draw:text-style-name="P163" svg:width="1.274cm" svg:height="0.849cm" svg:x="9.222cm" svg:y="6.313cm"><draw:text-box><text:p text:style-name="P163"><text:span text:style-name="T214">T</text:span></text:p><text:p text:style-name="P158"><text:span text:style-name="T214"/></text:p></draw:text-box></draw:frame><draw:line draw:style-name="gr5" draw:text-style-name="P156" svg:x1="5.353cm" svg:y1="12.162cm" svg:x2="5.353cm" svg:y2="13.433cm"><text:p/></draw:line><draw:line draw:style-name="gr5" draw:text-style-name="P156" svg:x1="13.327cm" svg:y1="13.432cm" svg:x2="1.337cm" svg:y2="13.432cm"><text:p/></draw:line><draw:line draw:style-name="gr5" draw:text-style-name="P156" svg:x1="1.344cm" svg:y1="13.409cm" svg:x2="1.344cm" svg:y2="5.5cm"><text:p/></draw:line><draw:line draw:style-name="gr3" draw:text-style-name="P156" svg:x1="1.337cm" svg:y1="5.5cm" svg:x2="12.967cm" svg:y2="5.5cm"><text:p/></draw:line><draw:g draw:style-name="gr2"><draw:custom-shape draw:style-name="gr22" draw:text-style-name="P158" svg:width="5.518cm" svg:height="1.923cm" svg:x="14.575cm" svg:y="8.48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5.114cm" svg:height="1.788cm" svg:x="14.776cm" svg:y="8.545cm"><draw:text-box><text:p text:style-name="P163"><text:span text:style-name="T240">HALT:</text:span></text:p><text:p text:style-name="P163"><text:span text:style-name="T241">z</text:span><text:span text:style-name="T240"> </text:span><text:span text:style-name="T243"></text:span><text:span text:style-name="T240"> </text:span><text:span text:style-name="T241">y</text:span><text:span text:style-name="T242">1</text:span></text:p></draw:text-box></draw:frame></draw:g><draw:g draw:style-name="gr2"><draw:custom-shape draw:style-name="gr22" draw:text-style-name="P158" svg:width="5.347cm" svg:height="1.408cm" svg:x="6.655cm" svg:y="8.38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40" draw:text-style-name="P166" svg:width="4.954cm" svg:height="1.304cm" svg:x="6.851cm" svg:y="8.437cm"><draw:text-box><text:p text:style-name="P163"><text:span text:style-name="T241">2</text:span><text:span text:style-name="T264"></text:span><text:span text:style-name="T241">y</text:span><text:span text:style-name="T265">2</text:span><text:span text:style-name="T240"> </text:span><text:span text:style-name="T243"></text:span><text:span text:style-name="T240"> </text:span><text:span text:style-name="T241">x</text:span></text:p></draw:text-box></draw:frame></draw:g><draw:line draw:style-name="gr5" draw:text-style-name="P156" svg:x1="12.03cm" svg:y1="9.084cm" svg:x2="13.367cm" svg:y2="9.084cm"><text:p/></draw:line><draw:line draw:style-name="gr5" draw:text-style-name="P156" svg:x1="5.344cm" svg:y1="9.084cm" svg:x2="6.681cm" svg:y2="9.084cm"><text:p/></draw:line><draw:line draw:style-name="gr3" draw:text-style-name="P156" svg:x1="5.338cm" svg:y1="9.091cm" svg:x2="5.338cm" svg:y2="10.694cm"><text:p/></draw:line><draw:line draw:style-name="gr3" draw:text-style-name="P156" svg:x1="13.351cm" svg:y1="9.091cm" svg:x2="13.351cm" svg:y2="10.694cm"><text:p/></draw:line><draw:frame draw:style-name="gr4" draw:text-style-name="P163" svg:width="1.274cm" svg:height="0.851cm" svg:x="12.054cm" svg:y="8.243cm"><draw:text-box><text:p text:style-name="P163"><text:span text:style-name="T214">F</text:span></text:p><text:p text:style-name="P158"><text:span text:style-name="T214"/></text:p></draw:text-box></draw:frame><draw:frame draw:style-name="gr4" draw:text-style-name="P163" svg:width="1.276cm" svg:height="0.851cm" svg:x="5.262cm" svg:y="8.243cm"><draw:text-box><text:p text:style-name="P163"><text:span text:style-name="T214">T</text:span></text:p><text:p text:style-name="P158"><text:span text:style-name="T214"/></text:p></draw:text-box></draw:frame><draw:frame draw:style-name="gr32" draw:text-style-name="P166" svg:width="6.818cm" svg:height="1.472cm" svg:x="9.95cm" svg:y="10.711cm"><draw:text-box><text:p text:style-name="P163"><text:span text:style-name="T240">( </text:span><text:span text:style-name="T241">y</text:span><text:span text:style-name="T242">1</text:span><text:span text:style-name="T240">, </text:span><text:span text:style-name="T241">y</text:span><text:span text:style-name="T242">2</text:span><text:span text:style-name="T240"> ) </text:span><text:span text:style-name="T243"></text:span><text:span text:style-name="T240"> ( </text:span><text:span text:style-name="T241">y</text:span><text:span text:style-name="T242">1</text:span><text:span text:style-name="T241"> </text:span><text:span text:style-name="T258"></text:span><text:span text:style-name="T240"> </text:span><text:span text:style-name="T241">x</text:span><text:span text:style-name="T240">, </text:span><text:span text:style-name="T241">y</text:span><text:span text:style-name="T242">2</text:span><text:span text:style-name="T241"> </text:span><text:span text:style-name="T258"></text:span><text:span text:style-name="T240"> </text:span><text:span text:style-name="T241">1</text:span><text:span text:style-name="T240"> )</text:span></text:p></draw:text-box></draw:frame><draw:frame draw:style-name="gr41" draw:text-style-name="P166" svg:width="6.816cm" svg:height="1.472cm" svg:x="1.926cm" svg:y="10.696cm"><draw:text-box><text:p text:style-name="P163"><text:span text:style-name="T240">( </text:span><text:span text:style-name="T241">y</text:span><text:span text:style-name="T242">1</text:span><text:span text:style-name="T240">, </text:span><text:span text:style-name="T241">y</text:span><text:span text:style-name="T242">2</text:span><text:span text:style-name="T240"> ) </text:span><text:span text:style-name="T243"></text:span><text:span text:style-name="T240"> (</text:span><text:span text:style-name="T241">2</text:span><text:span text:style-name="T264"></text:span><text:span text:style-name="T241">y</text:span><text:span text:style-name="T242">1</text:span><text:span text:style-name="T240">, </text:span><text:span text:style-name="T241">2</text:span><text:span text:style-name="T264"></text:span><text:span text:style-name="T241">y</text:span><text:span text:style-name="T242">2</text:span><text:span text:style-name="T240"> )</text:span></text:p></draw:text-box></draw:frame><draw:line draw:style-name="gr5" draw:text-style-name="P156" svg:x1="13.344cm" svg:y1="12.162cm" svg:x2="13.344cm" svg:y2="13.433cm"><text:p/></draw:line></draw:g><text:soft-page-break/>Доказать полную корректность программы относительно входного предиката <text:span text:style-name="T204"></text:span>  (<text:span text:style-name="T4">x</text:span>  0) и выходного предиката <text:span text:style-name="T204"></text:span>  ( <text:span text:style-name="T4">z</text:span>  <text:span text:style-name="T4">x</text:span><text:span text:style-name="T40">2</text:span>) при помощи методов Флойда. Доменом всех переменных является множество целых чисел. </text:h>
      <text:h text:style-name="P87" text:outline-level="4">Доказать полную корректность программы относительно спецификации  <text:span text:style-name="T35"></text:span> (<text:span text:style-name="T5">x</text:span>  0) и  <text:span text:style-name="T35"></text:span> ( if <text:span text:style-name="T4">x</text:span> = 1 then <text:span text:style-name="T4">z</text:span> = 3 else <text:span text:style-name="T5">z</text:span> = <text:span text:style-name="T5">x</text:span><text:span text:style-name="T40">2</text:span> ). Доменом всех переменных является множество целых чисел. <draw:g text:anchor-type="char" draw:z-index="60" draw:style-name="gr1"><draw:g draw:style-name="gr2"><draw:g draw:style-name="gr2"><draw:custom-shape draw:style-name="gr22" draw:text-style-name="P167" svg:width="5.144cm" svg:height="2.091cm" svg:x="6.097cm" svg:y="1.907cm"><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4.763cm" svg:height="1.936cm" svg:x="6.288cm" svg:y="1.986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1"> </text:span><text:span text:style-name="T240">) </text:span><text:span text:style-name="T243"></text:span><text:span text:style-name="T240"> ( </text:span><text:span text:style-name="T241">0</text:span><text:span text:style-name="T240">, </text:span><text:span text:style-name="T241">0 </text:span><text:span text:style-name="T240">)</text:span></text:p></draw:text-box></draw:frame></draw:g><draw:line draw:style-name="gr3" draw:text-style-name="P156" svg:x1="8.689cm" svg:y1="3.996cm" svg:x2="8.689cm" svg:y2="6.368cm"><text:p/></draw:line><draw:line draw:style-name="gr5" draw:text-style-name="P156" svg:x1="10.533cm" svg:y1="12.636cm" svg:x2="1.688cm" svg:y2="12.636cm"><text:p/></draw:line><draw:g draw:style-name="gr2"><draw:custom-shape draw:style-name="gr22" draw:text-style-name="P167" svg:width="5.428cm" svg:height="1.735cm" svg:x="15.885cm" svg:y="11.6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5.033cm" svg:height="1.609cm" svg:x="16.085cm" svg:y="11.667cm"><draw:text-box><text:p text:style-name="P163"><text:span text:style-name="T240">HALT:</text:span></text:p><text:p text:style-name="P165"><text:span text:style-name="T241">z</text:span><text:span text:style-name="T240"> </text:span><text:span text:style-name="T243"></text:span><text:span text:style-name="T247"> </text:span><text:span text:style-name="T241">y</text:span><text:span text:style-name="T242">1</text:span><text:span text:style-name="T248"> + y</text:span><text:span text:style-name="T252">2</text:span></text:p></draw:text-box></draw:frame></draw:g><draw:frame draw:style-name="gr32" draw:text-style-name="P166" svg:width="3.864cm" svg:height="1.449cm" svg:x="0.079cm" svg:y="5.955cm"><draw:text-box><text:p text:style-name="P163"><text:span text:style-name="T241">y</text:span><text:span text:style-name="T242">2</text:span><text:span text:style-name="T240"> <text:s/></text:span><text:span text:style-name="T243"></text:span><text:span text:style-name="T240"> </text:span><text:span text:style-name="T241">y</text:span><text:span text:style-name="T242">2</text:span><text:span text:style-name="T240"> + </text:span><text:span text:style-name="T246">1</text:span></text:p></draw:text-box></draw:frame><draw:g draw:style-name="gr2"><draw:custom-shape draw:style-name="gr22" draw:text-style-name="P167" svg:width="3.948cm" svg:height="1.253cm" svg:x="6.713cm" svg:y="6.35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656cm" svg:height="1.16cm" svg:x="6.856cm" svg:y="6.4cm"><draw:text-box><text:p text:style-name="P163"><text:span text:style-name="T241">y</text:span><text:span text:style-name="T242">1</text:span><text:span text:style-name="T240"> = </text:span><text:span text:style-name="T241">x</text:span></text:p></draw:text-box></draw:frame></draw:g><draw:frame draw:style-name="gr32" draw:text-style-name="P166" svg:width="5.153cm" svg:height="1.449cm" svg:x="2.76cm" svg:y="8.292cm"><draw:text-box><text:p text:style-name="P163"><text:span text:style-name="T241">y</text:span><text:span text:style-name="T242">2</text:span><text:span text:style-name="T240"> </text:span><text:span text:style-name="T243"></text:span><text:span text:style-name="T240"> </text:span><text:span text:style-name="T241">y</text:span><text:span text:style-name="T242">1</text:span><text:span text:style-name="T240"> + </text:span><text:span text:style-name="T241">y</text:span><text:span text:style-name="T242">2</text:span><text:span text:style-name="T240"> </text:span><text:span text:style-name="T243">-</text:span><text:span text:style-name="T240"> 1</text:span></text:p></draw:text-box></draw:frame><draw:frame draw:style-name="gr32" draw:text-style-name="P166" svg:width="3.534cm" svg:height="1.451cm" svg:x="3.633cm" svg:y="10.525cm"><draw:text-box><text:p text:style-name="P163"><text:span text:style-name="T241">y</text:span><text:span text:style-name="T242">1</text:span><text:span text:style-name="T240"> </text:span><text:span text:style-name="T243"></text:span><text:span text:style-name="T240"> 1 + </text:span><text:span text:style-name="T241">y</text:span><text:span text:style-name="T242">1</text:span></text:p></draw:text-box></draw:frame><draw:frame draw:style-name="gr32" draw:text-style-name="P166" svg:width="3.532cm" svg:height="1.447cm" svg:x="10.747cm" svg:y="8.328cm"><draw:text-box><text:p text:style-name="P165"><text:span text:style-name="T241">y</text:span><text:span text:style-name="T242">2</text:span><text:span text:style-name="T248"> </text:span><text:span text:style-name="T243"></text:span><text:span text:style-name="T240"> 2 ∙ </text:span><text:span text:style-name="T241">y</text:span><text:span text:style-name="T242">2</text:span></text:p></draw:text-box></draw:frame><draw:line draw:style-name="gr5" draw:text-style-name="P156" svg:x1="5.393cm" svg:y1="11.975cm" svg:x2="5.393cm" svg:y2="12.636cm"><text:p/></draw:line><draw:line draw:style-name="gr5" draw:text-style-name="P156" svg:x1="1.688cm" svg:y1="7.403cm" svg:x2="1.688cm" svg:y2="12.635cm"><text:p/></draw:line><draw:line draw:style-name="gr5" draw:text-style-name="P156" svg:x1="10.665cm" svg:y1="7.033cm" svg:x2="12.581cm" svg:y2="7.033cm"><text:p/></draw:line><draw:line draw:style-name="gr3" draw:text-style-name="P156" svg:x1="12.549cm" svg:y1="7.044cm" svg:x2="12.549cm" svg:y2="8.297cm"><text:p/></draw:line><draw:frame draw:style-name="gr4" draw:text-style-name="P168" svg:width="2.387cm" svg:height="0.837cm" svg:x="10.114cm" svg:y="6.206cm"><draw:text-box><text:p text:style-name="P163"><text:span text:style-name="T214">T</text:span></text:p></draw:text-box></draw:frame><draw:line draw:style-name="gr5" draw:text-style-name="P156" svg:x1="5.364cm" svg:y1="9.741cm" svg:x2="5.364cm" svg:y2="10.527cm"><text:p/></draw:line><draw:line draw:style-name="gr5" draw:text-style-name="P156" svg:x1="1.658cm" svg:y1="4.643cm" svg:x2="1.658cm" svg:y2="5.955cm"><text:p/></draw:line><draw:g draw:style-name="gr2"><draw:custom-shape draw:style-name="gr22" draw:text-style-name="P167" svg:width="3.948cm" svg:height="1.253cm" svg:x="10.535cm" svg:y="11.98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3.657cm" svg:height="1.16cm" svg:x="10.678cm" svg:y="12.026cm"><draw:text-box><text:p text:style-name="P165"><text:span text:style-name="T241">y</text:span><text:span text:style-name="T242">2</text:span><text:span text:style-name="T240"> <text:s/>≥ <text:s/></text:span><text:span text:style-name="T253">y</text:span><text:span text:style-name="T254">1</text:span></text:p></draw:text-box></draw:frame></draw:g><draw:line draw:style-name="gr3" draw:text-style-name="P156" svg:x1="1.663cm" svg:y1="4.643cm" svg:x2="8.691cm" svg:y2="4.643cm"><text:p/></draw:line><draw:line draw:style-name="gr3" draw:text-style-name="P156" svg:x1="14.478cm" svg:y1="12.611cm" svg:x2="15.881cm" svg:y2="12.611cm"><text:p/></draw:line><draw:line draw:style-name="gr3" draw:text-style-name="P156" svg:x1="12.629cm" svg:y1="9.774cm" svg:x2="12.629cm" svg:y2="12.026cm"><text:p/></draw:line><draw:g draw:style-name="gr2"><draw:line draw:style-name="gr5" draw:text-style-name="P156" svg:x1="5.417cm" svg:y1="6.984cm" svg:x2="6.732cm" svg:y2="6.984cm"><text:p/></draw:line><draw:line draw:style-name="gr3" draw:text-style-name="P156" svg:x1="5.416cm" svg:y1="6.994cm" svg:x2="5.416cm" svg:y2="8.247cm"><text:p/></draw:line><draw:frame draw:style-name="gr4" draw:text-style-name="P168" svg:width="1.253cm" svg:height="0.837cm" svg:x="5.337cm" svg:y="6.154cm"><draw:text-box><text:p text:style-name="P163"><text:span text:style-name="T214">F</text:span></text:p></draw:text-box></draw:frame></draw:g></draw:g><draw:frame draw:style-name="gr4" draw:text-style-name="P168" svg:width="2.387cm" svg:height="0.837cm" svg:x="13.698cm" svg:y="11.61cm"><draw:text-box><text:p text:style-name="P163"><text:span text:style-name="T214">T</text:span></text:p></draw:text-box></draw:frame><draw:frame draw:style-name="gr4" draw:text-style-name="P168" svg:width="2.387cm" svg:height="0.837cm" svg:x="8.438cm" svg:y="11.61cm"><draw:text-box><text:p text:style-name="P163"><text:span text:style-name="T214">F</text:span></text:p></draw:text-box></draw:frame></draw:g></text:h>
      <text:h text:style-name="P79" text:outline-level="4"><text:soft-page-break/>Доказать полную корректность программы относительно входного предиката  <text:span text:style-name="T35"></text:span> (<text:span text:style-name="T4">x</text:span><text:span text:style-name="T21">2</text:span> <text:span text:style-name="T162"></text:span> 0) и выходного предиката  <text:span text:style-name="T35"></text:span> (z = <draw:frame draw:style-name="fr17" draw:name="Object4" text:anchor-type="as-char" svg:width="0.767cm" svg:height="0.711cm" draw:z-index="59"><draw:object xlink:href="./Object 29" xlink:type="simple" xlink:show="embed" xlink:actuate="onLoad"/><draw:image xlink:href="./ObjectReplacements/Object 29" xlink:type="simple" xlink:show="embed" xlink:actuate="onLoad"/><svg:desc>формула</svg:desc></draw:frame>) при помощи методов Флойда. 0<text:span text:style-name="T40">0</text:span> считается равным 1. Доменом всех переменных является множество целых чисел. Оператор odd(y) принимает истинное значение тогда и только тогда, когда нечетно y.</text:h>
      <text:p text:style-name="P4"><draw:g text:anchor-type="char" draw:z-index="61" draw:style-name="gr1"><draw:g draw:style-name="gr2"><draw:custom-shape draw:style-name="gr22" draw:text-style-name="P158" svg:width="5.617cm" svg:height="1.793cm" svg:x="10.136cm" svg:y="-0.02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4" draw:text-style-name="P164" svg:width="5.204cm" svg:height="1.662cm" svg:x="10.342cm" svg:y="0.044cm"><draw:text-box><text:p text:style-name="P163"><text:span text:style-name="T224">START:</text:span></text:p><text:p text:style-name="P163"><text:span text:style-name="T224">( </text:span><text:span text:style-name="T225">y</text:span><text:span text:style-name="T226">1</text:span><text:span text:style-name="T224">, </text:span><text:span text:style-name="T225">y</text:span><text:span text:style-name="T226">2</text:span><text:span text:style-name="T224">, </text:span><text:span text:style-name="T225">y</text:span><text:span text:style-name="T226">3</text:span><text:span text:style-name="T225"> </text:span><text:span text:style-name="T224">) </text:span><text:span text:style-name="T229"></text:span><text:span text:style-name="T224"> (</text:span><text:span text:style-name="T225">x</text:span><text:span text:style-name="T226">1</text:span><text:span text:style-name="T224">,</text:span><text:span text:style-name="T225"> x</text:span><text:span text:style-name="T226">2</text:span><text:span text:style-name="T224">, 1)</text:span></text:p></draw:text-box></draw:frame></draw:g><draw:line draw:style-name="gr5" draw:text-style-name="P156" svg:x1="12.945cm" svg:y1="1.773cm" svg:x2="12.945cm" svg:y2="2.849cm"><text:p/></draw:line><draw:line draw:style-name="gr3" draw:text-style-name="P156" svg:x1="12.945cm" svg:y1="2.835cm" svg:x2="12.945cm" svg:y2="3.909cm"><text:p/></draw:line><draw:g draw:style-name="gr2"><draw:custom-shape draw:style-name="gr22" draw:text-style-name="P158" svg:width="4.518cm" svg:height="1.077cm" svg:x="10.972cm" svg:y="3.89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4" svg:width="4.183cm" svg:height="0.997cm" svg:x="11.139cm" svg:y="3.935cm"><draw:text-box><text:p text:style-name="P163"><text:span text:style-name="T225">y</text:span><text:span text:style-name="T226">2</text:span><text:span text:style-name="T224"> </text:span><text:span text:style-name="T229"></text:span><text:span text:style-name="T224"> 0</text:span></text:p></draw:text-box></draw:frame></draw:g><draw:line draw:style-name="gr5" draw:text-style-name="P156" svg:x1="15.493cm" svg:y1="4.43cm" svg:x2="16.622cm" svg:y2="4.43cm"><text:p/></draw:line><draw:line draw:style-name="gr5" draw:text-style-name="P156" svg:x1="9.844cm" svg:y1="4.43cm" svg:x2="10.973cm" svg:y2="4.43cm"><text:p/></draw:line><draw:line draw:style-name="gr3" draw:text-style-name="P156" svg:x1="9.841cm" svg:y1="4.438cm" svg:x2="9.841cm" svg:y2="5.514cm"><text:p/></draw:line><draw:line draw:style-name="gr3" draw:text-style-name="P156" svg:x1="16.61cm" svg:y1="4.438cm" svg:x2="16.61cm" svg:y2="5.514cm"><text:p/></draw:line><draw:frame draw:style-name="gr4" draw:text-style-name="P163" svg:width="1.075cm" svg:height="0.719cm" svg:x="15.514cm" svg:y="3.717cm"><draw:text-box><text:p text:style-name="P163"><text:span text:style-name="T214">T</text:span></text:p><text:p text:style-name="P158"><text:span text:style-name="T214"/></text:p></draw:text-box></draw:frame><draw:frame draw:style-name="gr4" draw:text-style-name="P163" svg:width="1.075cm" svg:height="0.719cm" svg:x="9.777cm" svg:y="3.717cm"><draw:text-box><text:p text:style-name="P163"><text:span text:style-name="T214">F</text:span></text:p><text:p text:style-name="P158"><text:span text:style-name="T214"/></text:p></draw:text-box></draw:frame><draw:line draw:style-name="gr5" draw:text-style-name="P156" svg:x1="6.509cm" svg:y1="8.657cm" svg:x2="6.509cm" svg:y2="9.731cm"><text:p/></draw:line><draw:line draw:style-name="gr5" draw:text-style-name="P156" svg:x1="13.244cm" svg:y1="9.73cm" svg:x2="3.117cm" svg:y2="9.73cm"><text:p/></draw:line><draw:line draw:style-name="gr5" draw:text-style-name="P156" svg:x1="3.122cm" svg:y1="9.714cm" svg:x2="3.122cm" svg:y2="2.658cm"><text:p/></draw:line><draw:line draw:style-name="gr3" draw:text-style-name="P156" svg:x1="3.117cm" svg:y1="2.658cm" svg:x2="12.94cm" svg:y2="2.658cm"><text:p/></draw:line><draw:g draw:style-name="gr2"><draw:custom-shape draw:style-name="gr22" draw:text-style-name="P158" svg:width="4.661cm" svg:height="1.631cm" svg:x="14.298cm" svg:y="5.5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4" svg:width="4.319cm" svg:height="1.512cm" svg:x="14.469cm" svg:y="5.602cm"><draw:text-box><text:p text:style-name="P163"><text:span text:style-name="T224">HALT:</text:span></text:p><text:p text:style-name="P163"><text:span text:style-name="T225">z</text:span><text:span text:style-name="T224"> </text:span><text:span text:style-name="T229"></text:span><text:span text:style-name="T224"> </text:span><text:span text:style-name="T225">y</text:span><text:span text:style-name="T226">3</text:span></text:p></draw:text-box></draw:frame></draw:g><draw:g draw:style-name="gr2"><draw:custom-shape draw:style-name="gr22" draw:text-style-name="P158" svg:width="4.518cm" svg:height="1.232cm" svg:x="7.627cm" svg:y="5.52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5" draw:text-style-name="P164" svg:width="4.183cm" svg:height="1.142cm" svg:x="7.795cm" svg:y="5.574cm"><draw:text-box><text:p text:style-name="P163"><text:span text:style-name="T224">odd(</text:span><text:span text:style-name="T225">y</text:span><text:span text:style-name="T226">2</text:span><text:span text:style-name="T224">)</text:span></text:p></draw:text-box></draw:frame></draw:g><draw:line draw:style-name="gr5" draw:text-style-name="P156" svg:x1="12.149cm" svg:y1="6.179cm" svg:x2="13.278cm" svg:y2="6.179cm"><text:p/></draw:line><draw:line draw:style-name="gr5" draw:text-style-name="P156" svg:x1="6.501cm" svg:y1="6.179cm" svg:x2="7.63cm" svg:y2="6.179cm"><text:p/></draw:line><draw:line draw:style-name="gr3" draw:text-style-name="P156" svg:x1="6.503cm" svg:y1="6.179cm" svg:x2="6.498cm" svg:y2="7.42cm"><text:p/></draw:line><draw:line draw:style-name="gr3" draw:text-style-name="P156" svg:x1="13.266cm" svg:y1="6.179cm" svg:x2="13.266cm" svg:y2="7.42cm"><text:p/></draw:line><draw:frame draw:style-name="gr4" draw:text-style-name="P163" svg:width="1.077cm" svg:height="0.717cm" svg:x="12.169cm" svg:y="5.348cm"><draw:text-box><text:p text:style-name="P163"><text:span text:style-name="T214">T</text:span></text:p><text:p text:style-name="P158"><text:span text:style-name="T214"/></text:p></draw:text-box></draw:frame><draw:frame draw:style-name="gr4" draw:text-style-name="P163" svg:width="1.077cm" svg:height="0.717cm" svg:x="6.433cm" svg:y="5.348cm"><draw:text-box><text:p text:style-name="P163"><text:span text:style-name="T214">F</text:span></text:p><text:p text:style-name="P158"><text:span text:style-name="T214"/></text:p></draw:text-box></draw:frame><draw:frame draw:style-name="gr36" draw:text-style-name="P164" svg:width="5.76cm" svg:height="1.244cm" svg:x="10.386cm" svg:y="7.431cm"><draw:text-box><text:p text:style-name="P163"><text:span text:style-name="T224">( </text:span><text:span text:style-name="T225">y</text:span><text:span text:style-name="T226">2</text:span><text:span text:style-name="T224">, </text:span><text:span text:style-name="T225">y</text:span><text:span text:style-name="T226">3</text:span><text:span text:style-name="T224"> ) </text:span><text:span text:style-name="T229"></text:span><text:span text:style-name="T224"> ( </text:span><text:span text:style-name="T225">y</text:span><text:span text:style-name="T226">2</text:span><text:span text:style-name="T225"> </text:span><text:span text:style-name="T269"></text:span><text:span text:style-name="T224"> 1, </text:span><text:span text:style-name="T225">y</text:span><text:span text:style-name="T226">1</text:span><text:span text:style-name="T270"></text:span><text:span text:style-name="T225"> y</text:span><text:span text:style-name="T226">3</text:span><text:span text:style-name="T224"> )</text:span></text:p></draw:text-box></draw:frame><draw:frame draw:style-name="gr36" draw:text-style-name="P164" svg:width="5.76cm" svg:height="1.244cm" svg:x="3.614cm" svg:y="7.419cm"><draw:text-box><text:p text:style-name="P163"><text:span text:style-name="T224">( </text:span><text:span text:style-name="T225">y</text:span><text:span text:style-name="T226">1</text:span><text:span text:style-name="T224">, </text:span><text:span text:style-name="T225">y</text:span><text:span text:style-name="T226">2</text:span><text:span text:style-name="T224"> ) </text:span><text:span text:style-name="T229"></text:span><text:span text:style-name="T224"> ( </text:span><text:span text:style-name="T225">y</text:span><text:span text:style-name="T226">1</text:span><text:span text:style-name="T270"></text:span><text:span text:style-name="T236"> </text:span><text:span text:style-name="T225">y</text:span><text:span text:style-name="T226">1</text:span><text:span text:style-name="T224">, </text:span><text:span text:style-name="T225">y</text:span><text:span text:style-name="T226">2 </text:span><text:span text:style-name="T225">/2</text:span><text:span text:style-name="T224"> )</text:span></text:p></draw:text-box></draw:frame><draw:line draw:style-name="gr5" draw:text-style-name="P156" svg:x1="13.26cm" svg:y1="8.657cm" svg:x2="13.26cm" svg:y2="9.731cm"><text:p/></draw:line></draw:g></text:p>
      <text:h text:style-name="P87" text:outline-level="4"><draw:g text:anchor-type="char" draw:z-index="55" draw:style-name="gr42"><draw:g draw:style-name="gr2"><draw:g draw:style-name="gr2"><draw:custom-shape draw:style-name="gr22" draw:text-style-name="P158" svg:width="6.345cm" svg:height="2.116cm" svg:x="16.442cm" svg:y="0.15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4" draw:text-style-name="P166" svg:width="5.876cm" svg:height="1.96cm" svg:x="16.676cm" svg:y="0.23cm"><draw:text-box><text:p text:style-name="P163"><text:span text:style-name="T240">START:</text:span></text:p><text:p text:style-name="P163"><text:span text:style-name="T240">( </text:span><text:span text:style-name="T241">y</text:span><text:span text:style-name="T242">1</text:span><text:span text:style-name="T241">, y</text:span><text:span text:style-name="T242">2</text:span><text:span text:style-name="T241">, y</text:span><text:span text:style-name="T242">3</text:span><text:span text:style-name="T241"> </text:span><text:span text:style-name="T240">) </text:span><text:span text:style-name="T243"></text:span><text:span text:style-name="T240"> ( </text:span><text:span text:style-name="T241">0, 0, 1</text:span><text:span text:style-name="T240"> )</text:span></text:p></draw:text-box></draw:frame></draw:g><draw:line draw:style-name="gr5" draw:text-style-name="P156" svg:x1="19.618cm" svg:y1="2.267cm" svg:x2="19.618cm" svg:y2="3.537cm"><text:p/></draw:line><draw:line draw:style-name="gr3" draw:text-style-name="P156" svg:x1="19.618cm" svg:y1="3.521cm" svg:x2="19.618cm" svg:y2="4.788cm"><text:p/></draw:line><draw:g draw:style-name="gr2"><draw:custom-shape draw:style-name="gr22" draw:text-style-name="P158" svg:width="4.654cm" svg:height="1.271cm" svg:x="17.286cm" svg:y="7.29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4" draw:text-style-name="P166" svg:width="4.31cm" svg:height="1.176cm" svg:x="17.459cm" svg:y="7.345cm"><draw:text-box><text:p text:style-name="P163"><text:span text:style-name="T241">y</text:span><text:span text:style-name="T242">2</text:span><text:span text:style-name="T240"> </text:span><text:span text:style-name="T243"></text:span><text:span text:style-name="T240"> </text:span><text:span text:style-name="T241">x</text:span></text:p></draw:text-box></draw:frame></draw:g><draw:line draw:style-name="gr5" draw:text-style-name="P156" svg:x1="21.962cm" svg:y1="7.929cm" svg:x2="22.961cm" svg:y2="7.929cm"><text:p/></draw:line><draw:line draw:style-name="gr5" draw:text-style-name="P156" svg:x1="16.286cm" svg:y1="7.929cm" svg:x2="17.285cm" svg:y2="7.929cm"><text:p/></draw:line><draw:line draw:style-name="gr3" draw:text-style-name="P156" svg:x1="16.258cm" svg:y1="7.929cm" svg:x2="16.258cm" svg:y2="8.928cm"><text:p/></draw:line><draw:line draw:style-name="gr3" draw:text-style-name="P156" svg:x1="22.957cm" svg:y1="7.929cm" svg:x2="22.957cm" svg:y2="9.199cm"><text:p/></draw:line><draw:frame draw:style-name="gr4" draw:text-style-name="P163" svg:width="1.269cm" svg:height="0.847cm" svg:x="22.021cm" svg:y="7.086cm"><draw:text-box><text:p text:style-name="P163"><text:span text:style-name="T214">T</text:span></text:p></draw:text-box></draw:frame><draw:frame draw:style-name="gr4" draw:text-style-name="P163" svg:width="1.271cm" svg:height="0.847cm" svg:x="15.956cm" svg:y="7.086cm"><draw:text-box><text:p text:style-name="P163"><text:span text:style-name="T214">F</text:span></text:p></draw:text-box></draw:frame><draw:frame draw:style-name="gr8" draw:text-style-name="P166" svg:width="4.663cm" svg:height="1.271cm" svg:x="13.917cm" svg:y="8.91cm"><draw:text-box><text:p text:style-name="P163"><text:span text:style-name="T241">y</text:span><text:span text:style-name="T242">1</text:span><text:span text:style-name="T240"> </text:span><text:span text:style-name="T243"></text:span><text:span text:style-name="T240"> </text:span><text:span text:style-name="T241">y</text:span><text:span text:style-name="T242">1</text:span><text:span text:style-name="T241"> </text:span><text:span text:style-name="T240">+ 1</text:span></text:p></draw:text-box></draw:frame><draw:line draw:style-name="gr5" draw:text-style-name="P156" svg:x1="16.258cm" svg:y1="12.441cm" svg:x2="16.258cm" svg:y2="13.44cm"><text:p/></draw:line><draw:line draw:style-name="gr5" draw:text-style-name="P156" svg:x1="16.232cm" svg:y1="13.435cm" svg:x2="12.568cm" svg:y2="13.435cm"><text:p/></draw:line><draw:line draw:style-name="gr5" draw:text-style-name="P156" svg:x1="12.575cm" svg:y1="13.433cm" svg:x2="12.575cm" svg:y2="3.401cm"><text:p/></draw:line><draw:line draw:style-name="gr3" draw:text-style-name="P156" svg:x1="12.596cm" svg:y1="3.401cm" svg:x2="19.604cm" svg:y2="3.401cm"><text:p/></draw:line><draw:g draw:style-name="gr2"><draw:custom-shape draw:style-name="gr22" draw:text-style-name="P158" svg:width="4.231cm" svg:height="1.756cm" svg:x="20.841cm" svg:y="9.24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5" draw:text-style-name="P166" svg:width="3.92cm" svg:height="1.631cm" svg:x="20.996cm" svg:y="9.307cm"><draw:text-box><text:p text:style-name="P163"><text:span text:style-name="T240">HALT:</text:span></text:p><text:p text:style-name="P163"><text:span text:style-name="T241">z</text:span><text:span text:style-name="T240"> </text:span><text:span text:style-name="T243"></text:span><text:span text:style-name="T240"> </text:span><text:span text:style-name="T241">y</text:span><text:span text:style-name="T242">1</text:span></text:p></draw:text-box></draw:frame></draw:g><draw:frame draw:style-name="gr8" draw:text-style-name="P166" svg:width="4.65cm" svg:height="1.271cm" svg:x="17.283cm" svg:y="4.78cm"><draw:text-box><text:p text:style-name="P163"><text:span text:style-name="T241"><text:s/></text:span><text:span text:style-name="T241">y</text:span><text:span text:style-name="T242">2</text:span><text:span text:style-name="T240"> </text:span><text:span text:style-name="T243"></text:span><text:span text:style-name="T240"> </text:span><text:span text:style-name="T241">y</text:span><text:span text:style-name="T242">2</text:span><text:span text:style-name="T241"> </text:span><text:span text:style-name="T240">+</text:span><text:span text:style-name="T241"> y</text:span><text:span text:style-name="T242">3</text:span></text:p></draw:text-box></draw:frame><draw:line draw:style-name="gr3" draw:text-style-name="P156" svg:x1="19.618cm" svg:y1="6.059cm" svg:x2="19.618cm" svg:y2="7.298cm"><text:p/></draw:line><draw:line draw:style-name="gr3" draw:text-style-name="P156" svg:x1="16.258cm" svg:y1="10.181cm" svg:x2="16.258cm" svg:y2="11.18cm"><text:p/></draw:line><draw:frame draw:style-name="gr8" draw:text-style-name="P166" svg:width="4.663cm" svg:height="1.271cm" svg:x="13.917cm" svg:y="11.173cm"><draw:text-box><text:p text:style-name="P163"><text:span text:style-name="T241">y</text:span><text:span text:style-name="T242">3</text:span><text:span text:style-name="T240"> </text:span><text:span text:style-name="T243"></text:span><text:span text:style-name="T240"> </text:span><text:span text:style-name="T241">y</text:span><text:span text:style-name="T242">3</text:span><text:span text:style-name="T241"> + 6</text:span><text:span text:style-name="T264"></text:span><text:span text:style-name="T240"> </text:span><text:span text:style-name="T241">y</text:span><text:span text:style-name="T242">1</text:span></text:p></draw:text-box></draw:frame></draw:g></draw:g>Доказать полную корректность програм­мы относительно следующего входного предиката <text:span text:style-name="T52"></text:span> <text:span text:style-name="T30"></text:span> (<text:span text:style-name="T4">x</text:span> <text:span text:style-name="T30"></text:span> 0) и выходного предиката <text:span text:style-name="T52"></text:span> <text:span text:style-name="T30"></text:span> ( <text:span text:style-name="T4">z</text:span><text:span text:style-name="T40">3</text:span> <text:span text:style-name="T30"></text:span> <text:span text:style-name="T4">x</text:span> <text:span text:style-name="T30"></text:span> (<text:span text:style-name="T4">z + </text:span><text:span text:style-name="T146">1</text:span>)<text:span text:style-name="T40">3</text:span> ). Доменом всех переменных является множество целых чисел.</text:h>
      <text:p text:style-name="P4"/>
      <text:h text:style-name="P88" text:outline-level="4">Д<draw:g text:anchor-type="char" draw:z-index="56" draw:style-name="gr1"><draw:g draw:style-name="gr2"><draw:custom-shape draw:style-name="gr13" draw:text-style-name="P167" svg:width="6.557cm" svg:height="2.096cm" svg:x="6.557cm" svg:y="2.7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4" draw:text-style-name="P166" svg:width="6.076cm" svg:height="1.939cm" svg:x="6.798cm" svg:y="2.87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53">, y</text:span><text:span text:style-name="T254">3</text:span><text:span text:style-name="T240">) </text:span><text:span text:style-name="T243"> </text:span><text:span text:style-name="T240">( </text:span><text:span text:style-name="T255">0</text:span><text:span text:style-name="T240">,</text:span><text:span text:style-name="T241"> </text:span><text:span text:style-name="T246">0, 0</text:span><text:span text:style-name="T240"> )</text:span></text:p></draw:text-box></draw:frame></draw:g><draw:line draw:style-name="gr26" draw:text-style-name="P156" svg:x1="9.834cm" svg:y1="4.887cm" svg:x2="9.834cm" svg:y2="6.144cm"><text:p/></draw:line><draw:line draw:style-name="gr27" draw:text-style-name="P156" svg:x1="9.834cm" svg:y1="6.126cm" svg:x2="9.834cm" svg:y2="7.38cm"><text:p/></draw:line><draw:g draw:style-name="gr2"><draw:custom-shape draw:style-name="gr13" draw:text-style-name="P167" svg:width="5.275cm" svg:height="1.258cm" svg:x="11.141cm" svg:y="12.2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6" svg:width="4.883cm" svg:height="1.167cm" svg:x="11.333cm" svg:y="12.338cm"><draw:text-box><text:p text:style-name="P163"><text:span text:style-name="T241">y</text:span><text:span text:style-name="T242">3</text:span><text:span text:style-name="T240"> &lt; </text:span><text:span text:style-name="T241">x</text:span></text:p></draw:text-box></draw:frame></draw:g><draw:line draw:style-name="gr26" draw:text-style-name="P156" svg:x1="16.417cm" svg:y1="12.912cm" svg:x2="19.296cm" svg:y2="12.924cm"><text:p/></draw:line><draw:line draw:style-name="gr26" draw:text-style-name="P156" svg:x1="1.75cm" svg:y1="12.912cm" svg:x2="11.141cm" svg:y2="12.912cm"><text:p/></draw:line><draw:line draw:style-name="gr27" draw:text-style-name="P156" svg:x1="19.297cm" svg:y1="12.924cm" svg:x2="19.297cm" svg:y2="8.446cm"><text:p/></draw:line><draw:frame draw:style-name="gr28" draw:text-style-name="P168" svg:width="1.258cm" svg:height="0.84cm" svg:x="16.419cm" svg:y="12.077cm"><draw:text-box><text:p text:style-name="P163"><text:span text:style-name="T234">F</text:span></text:p><text:p text:style-name="P158"><text:span text:style-name="T214"/></text:p></draw:text-box></draw:frame><draw:frame draw:style-name="gr28" draw:text-style-name="P168" svg:width="1.26cm" svg:height="0.84cm" svg:x="9.742cm" svg:y="12.084cm"><draw:text-box><text:p text:style-name="P163"><text:span text:style-name="T214">T</text:span></text:p><text:p text:style-name="P158"><text:span text:style-name="T214"/></text:p></draw:text-box></draw:frame><draw:line draw:style-name="gr26" draw:text-style-name="P156" svg:x1="1.76cm" svg:y1="12.917cm" svg:x2="1.75cm" svg:y2="5.919cm"><text:p/></draw:line><draw:line draw:style-name="gr27" draw:text-style-name="P156" svg:x1="1.75cm" svg:y1="5.919cm" svg:x2="9.83cm" svg:y2="5.919cm"><text:p/></draw:line><draw:g draw:style-name="gr2"><draw:custom-shape draw:style-name="gr13" draw:text-style-name="P167" svg:width="6.723cm" svg:height="2.012cm" svg:x="15.33cm" svg:y="6.43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9" draw:text-style-name="P166" svg:width="6.227cm" svg:height="1.869cm" svg:x="15.577cm" svg:y="6.502cm"><draw:text-box><text:p text:style-name="P163"><text:span text:style-name="T240">HALT:</text:span></text:p><text:p text:style-name="P163"><text:span text:style-name="T241">z</text:span><text:span text:style-name="T240"> </text:span><text:span text:style-name="T243"></text:span><text:span text:style-name="T240"> 2</text:span><text:span text:style-name="T266">⋅</text:span><text:span text:style-name="T246">(</text:span><text:span text:style-name="T241">y</text:span><text:span text:style-name="T242">1</text:span><text:span text:style-name="T249">+ y</text:span><text:span text:style-name="T254">2 </text:span><text:span text:style-name="T267">)</text:span><text:span text:style-name="T249"> - y</text:span><text:span text:style-name="T254">3</text:span><text:span text:style-name="T249"> + </text:span><text:span text:style-name="T267">1</text:span></text:p></draw:text-box></draw:frame></draw:g><draw:g draw:style-name="gr2"><draw:custom-shape draw:style-name="gr29" draw:text-style-name="P167" svg:width="5.277cm" svg:height="1.442cm" svg:x="7.211cm" svg:y="7.3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0" draw:text-style-name="P166" svg:width="4.887cm" svg:height="1.334cm" svg:x="7.409cm" svg:y="7.41cm"><draw:text-box><text:p text:style-name="P163"><text:span text:style-name="T253">y</text:span><text:span text:style-name="T254">3</text:span><text:span text:style-name="T255"> </text:span><text:span text:style-name="T260">⋮ </text:span><text:span text:style-name="T253">2</text:span></text:p></draw:text-box></draw:frame></draw:g><draw:line draw:style-name="gr26" draw:text-style-name="P156" svg:x1="12.49cm" svg:y1="8.117cm" svg:x2="13.808cm" svg:y2="8.117cm"><text:p/></draw:line><draw:line draw:style-name="gr26" draw:text-style-name="P156" svg:x1="5.897cm" svg:y1="8.117cm" svg:x2="7.215cm" svg:y2="8.117cm"><text:p/></draw:line><draw:line draw:style-name="gr27" draw:text-style-name="P156" svg:x1="5.894cm" svg:y1="8.117cm" svg:x2="5.889cm" svg:y2="9.566cm"><text:p/></draw:line><draw:line draw:style-name="gr27" draw:text-style-name="P156" svg:x1="13.793cm" svg:y1="8.117cm" svg:x2="13.793cm" svg:y2="9.566cm"><text:p/></draw:line><draw:frame draw:style-name="gr28" draw:text-style-name="P168" svg:width="1.258cm" svg:height="0.84cm" svg:x="12.513cm" svg:y="7.146cm"><draw:text-box><text:p text:style-name="P163"><text:span text:style-name="T214">T</text:span></text:p><text:p text:style-name="P158"><text:span text:style-name="T214"/></text:p></draw:text-box></draw:frame><draw:frame draw:style-name="gr28" draw:text-style-name="P168" svg:width="1.253cm" svg:height="0.84cm" svg:x="5.819cm" svg:y="7.146cm"><draw:text-box><text:p text:style-name="P163"><text:span text:style-name="T214">F</text:span></text:p><text:p text:style-name="P158"><text:span text:style-name="T214"/></text:p></draw:text-box></draw:frame><draw:frame draw:style-name="gr31" draw:text-style-name="P166" svg:width="7.3cm" svg:height="1.454cm" svg:x="10.225cm" svg:y="9.58cm"><draw:text-box><text:p text:style-name="P163"><text:span text:style-name="T240">( </text:span><text:span text:style-name="T253">y</text:span><text:span text:style-name="T254">1</text:span><text:span text:style-name="T255">, </text:span><text:span text:style-name="T241">y</text:span><text:span text:style-name="T242">3</text:span><text:span text:style-name="T240"> ) </text:span><text:span text:style-name="T243"></text:span><text:span text:style-name="T240"> ( </text:span><text:span text:style-name="T253">y</text:span><text:span text:style-name="T254">1</text:span><text:span text:style-name="T240"> </text:span><text:span text:style-name="T255">+ </text:span><text:span text:style-name="T253">y</text:span><text:span text:style-name="T254">3</text:span><text:span text:style-name="T255">, </text:span><text:span text:style-name="T253">y</text:span><text:span text:style-name="T254">3</text:span><text:span text:style-name="T249"> + 1</text:span><text:span text:style-name="T241"> </text:span><text:span text:style-name="T240">)</text:span></text:p></draw:text-box></draw:frame><draw:frame draw:style-name="gr31" draw:text-style-name="P166" svg:width="7.418cm" svg:height="1.452cm" svg:x="2.203cm" svg:y="9.566cm"><draw:text-box><text:p text:style-name="P163"><text:span text:style-name="T255">( </text:span><text:span text:style-name="T253">y</text:span><text:span text:style-name="T254">2</text:span><text:span text:style-name="T255">, </text:span><text:span text:style-name="T253">y</text:span><text:span text:style-name="T254">3</text:span><text:span text:style-name="T255"> ) </text:span><text:span text:style-name="T268"></text:span><text:span text:style-name="T255"> ( </text:span><text:span text:style-name="T253">y</text:span><text:span text:style-name="T254">2</text:span><text:span text:style-name="T255"> + </text:span><text:span text:style-name="T253">y</text:span><text:span text:style-name="T254">3</text:span><text:span text:style-name="T255">, </text:span><text:span text:style-name="T253">y</text:span><text:span text:style-name="T254">3</text:span><text:span text:style-name="T249"> + 1</text:span><text:span text:style-name="T253"> </text:span><text:span text:style-name="T255">)</text:span></text:p></draw:text-box></draw:frame><draw:line draw:style-name="gr26" draw:text-style-name="P156" svg:x1="5.949cm" svg:y1="11.016cm" svg:x2="5.951cm" svg:y2="12.916cm"><text:p/></draw:line><draw:line draw:style-name="gr43" draw:text-style-name="P169" svg:x1="13.836cm" svg:y1="10.991cm" svg:x2="13.859cm" svg:y2="12.301cm"><text:p/></draw:line></draw:g>оказать полную корректность программы относительно входного предиката <text:span text:style-name="T52"></text:span> <text:span text:style-name="T30"></text:span> (<text:span text:style-name="T5">x</text:span> <text:span text:style-name="T30">&gt;</text:span> 0) <text:span text:style-name="T39"></text:span><text:span text:style-name="T57"> (</text:span><text:span text:style-name="T61">x</text:span><text:span text:style-name="T57"> </text:span><text:span text:style-name="T52">⋮</text:span><text:span text:style-name="T57"> </text:span><text:span text:style-name="T57">2</text:span><text:span text:style-name="T57">)</text:span> и выходного предиката <text:span text:style-name="T52"></text:span> <text:span text:style-name="T30"></text:span> ( <text:span text:style-name="T5">z</text:span> <text:span text:style-name="T30"></text:span> <text:span text:style-name="T4">x</text:span><text:span text:style-name="T49">2</text:span> ) при помощи методов Флойда. Доменом всех переменных является множество целых чисел. </text:h>
      <text:h text:style-name="P79" text:outline-level="4"><text:soft-page-break/>Доказать полную корректность программы относительно входного предиката   (x  0)  (<text:span text:style-name="T205">x</text:span> ⋮ 2) и выходного предиката   ( <text:span text:style-name="T205">z</text:span>  x<text:span text:style-name="T40">2</text:span> ) при помощи методов Флойда. Доменом всех переменных является множество целых чисел. </text:h>
      <text:p text:style-name="P142"><draw:g text:anchor-type="paragraph" draw:z-index="57" draw:style-name="gr44"><draw:g draw:style-name="gr2"><draw:custom-shape draw:style-name="gr13" draw:text-style-name="P158" svg:width="7.275cm" svg:height="2.163cm" svg:x="7.77cm" svg:y="-0.25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6" svg:width="6.737cm" svg:height="2.005cm" svg:x="8.042cm" svg:y="-0.177cm"><draw:text-box><text:p text:style-name="P163"><text:span text:style-name="T240">START:</text:span></text:p><text:p text:style-name="P163"><text:span text:style-name="T240">( </text:span><text:span text:style-name="T241">y</text:span><text:span text:style-name="T242">1</text:span><text:span text:style-name="T240">, </text:span><text:span text:style-name="T241">y</text:span><text:span text:style-name="T242">2</text:span><text:span text:style-name="T240">, </text:span><text:span text:style-name="T241">y</text:span><text:span text:style-name="T242">3</text:span><text:span text:style-name="T241"> </text:span><text:span text:style-name="T240">) </text:span><text:span text:style-name="T243"></text:span><text:span text:style-name="T240"> ( </text:span><text:span text:style-name="T241">x</text:span><text:span text:style-name="T240">, -</text:span><text:span text:style-name="T253">x</text:span><text:span text:style-name="T240">, </text:span><text:span text:style-name="T241">0</text:span><text:span text:style-name="T240"> )</text:span></text:p></draw:text-box></draw:frame></draw:g><draw:line draw:style-name="gr26" draw:text-style-name="P156" svg:x1="11.411cm" svg:y1="1.91cm" svg:x2="11.411cm" svg:y2="3.208cm"><text:p/></draw:line><draw:line draw:style-name="gr27" draw:text-style-name="P156" svg:x1="11.411cm" svg:y1="3.19cm" svg:x2="11.411cm" svg:y2="4.486cm"><text:p/></draw:line><draw:g draw:style-name="gr2"><draw:custom-shape draw:style-name="gr13" draw:text-style-name="P158" svg:width="4.088cm" svg:height="1.299cm" svg:x="9.368cm" svg:y="4.47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6" svg:width="3.784cm" svg:height="1.202cm" svg:x="9.518cm" svg:y="4.519cm"><draw:text-box><text:p text:style-name="P163"><text:span text:style-name="T241">y</text:span><text:span text:style-name="T242">1</text:span><text:span text:style-name="T240"> </text:span><text:span text:style-name="T243">=</text:span><text:span text:style-name="T240"> </text:span><text:span text:style-name="T241">0</text:span></text:p></draw:text-box></draw:frame></draw:g><draw:g draw:style-name="gr2"><draw:line draw:style-name="gr26" draw:text-style-name="P156" svg:x1="13.443cm" svg:y1="5.115cm" svg:x2="14.805cm" svg:y2="5.115cm"><text:p/></draw:line><draw:line draw:style-name="gr27" draw:text-style-name="P156" svg:x1="14.792cm" svg:y1="5.119cm" svg:x2="14.792cm" svg:y2="6.417cm"><text:p/></draw:line><draw:frame draw:style-name="gr37" draw:text-style-name="P163" svg:width="1.299cm" svg:height="0.867cm" svg:x="13.468cm" svg:y="4.254cm"><draw:text-box><text:p text:style-name="P163"><text:span text:style-name="T214">T</text:span></text:p></draw:text-box></draw:frame></draw:g><draw:line draw:style-name="gr26" draw:text-style-name="P156" svg:x1="7.316cm" svg:y1="5.115cm" svg:x2="9.358cm" svg:y2="5.115cm"><text:p/></draw:line><draw:line draw:style-name="gr27" draw:text-style-name="P156" svg:x1="7.316cm" svg:y1="5.119cm" svg:x2="7.316cm" svg:y2="6.417cm"><text:p/></draw:line><draw:frame draw:style-name="gr37" draw:text-style-name="P163" svg:width="1.297cm" svg:height="0.867cm" svg:x="7.927cm" svg:y="4.254cm"><draw:text-box><text:p text:style-name="P163"><text:span text:style-name="T214">F</text:span></text:p></draw:text-box></draw:frame><draw:line draw:style-name="gr26" draw:text-style-name="P156" svg:x1="7.316cm" svg:y1="7.984cm" svg:x2="7.316cm" svg:y2="10.796cm"><text:p/></draw:line><draw:line draw:style-name="gr26" draw:text-style-name="P156" svg:x1="11.354cm" svg:y1="10.796cm" svg:x2="3.179cm" svg:y2="10.796cm"><text:p/></draw:line><draw:line draw:style-name="gr26" draw:text-style-name="P156" svg:x1="3.186cm" svg:y1="10.793cm" svg:x2="3.186cm" svg:y2="2.974cm"><text:p/></draw:line><draw:line draw:style-name="gr27" draw:text-style-name="P156" svg:x1="3.186cm" svg:y1="2.974cm" svg:x2="11.402cm" svg:y2="2.974cm"><text:p/></draw:line><draw:g draw:style-name="gr2"><draw:custom-shape draw:style-name="gr13" draw:text-style-name="P158" svg:width="5.624cm" svg:height="1.796cm" svg:x="15.366cm" svg:y="8.4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9" draw:text-style-name="P166" svg:width="5.211cm" svg:height="1.666cm" svg:x="15.572cm" svg:y="8.505cm"><draw:text-box><text:p text:style-name="P163"><text:span text:style-name="T240">HALT:</text:span></text:p><text:p text:style-name="P163"><text:span text:style-name="T241">z</text:span><text:span text:style-name="T240"> </text:span><text:span text:style-name="T243"></text:span><text:span text:style-name="T240"> </text:span><text:span text:style-name="T241">y</text:span><text:span text:style-name="T242">3</text:span></text:p></draw:text-box></draw:frame></draw:g><draw:frame draw:style-name="gr39" draw:text-style-name="P166" svg:width="6.887cm" svg:height="1.5cm" svg:x="7.943cm" svg:y="8.424cm"><draw:text-box><text:p text:style-name="P163"><text:span text:style-name="T255">( </text:span><text:span text:style-name="T253">y</text:span><text:span text:style-name="T254">1</text:span><text:span text:style-name="T255">, </text:span><text:span text:style-name="T253">y</text:span><text:span text:style-name="T254">2</text:span><text:span text:style-name="T255">, </text:span><text:span text:style-name="T253">y</text:span><text:span text:style-name="T254">3</text:span><text:span text:style-name="T255">) </text:span><text:span text:style-name="T243"></text:span><text:span text:style-name="T240"> (</text:span><text:span text:style-name="T241">x</text:span><text:span text:style-name="T240">, </text:span><text:span text:style-name="T241">y</text:span><text:span text:style-name="T242">2</text:span><text:span text:style-name="T248">+1</text:span><text:span text:style-name="T249">, -y</text:span><text:span text:style-name="T254">3</text:span><text:span text:style-name="T248">)</text:span></text:p></draw:text-box></draw:frame><draw:frame draw:style-name="gr39" draw:text-style-name="P166" svg:width="6.947cm" svg:height="1.5cm" svg:x="3.828cm" svg:y="6.457cm"><draw:text-box><text:p text:style-name="P163"><text:span text:style-name="T240">( </text:span><text:span text:style-name="T241">y</text:span><text:span text:style-name="T242">1</text:span><text:span text:style-name="T240">, </text:span><text:span text:style-name="T241">y</text:span><text:span text:style-name="T242">3</text:span><text:span text:style-name="T240"> ) </text:span><text:span text:style-name="T243"></text:span><text:span text:style-name="T240"> ( </text:span><text:span text:style-name="T241">y</text:span><text:span text:style-name="T242">1</text:span><text:span text:style-name="T240"> </text:span><text:span text:style-name="T243">-</text:span><text:span text:style-name="T240"> </text:span><text:span text:style-name="T241">1</text:span><text:span text:style-name="T240">, </text:span><text:span text:style-name="T241">y</text:span><text:span text:style-name="T242">3</text:span><text:span text:style-name="T240"> </text:span><text:span text:style-name="T243"></text:span><text:span text:style-name="T240"> </text:span><text:span text:style-name="T241">x</text:span><text:span text:style-name="T240"> )</text:span></text:p></draw:text-box></draw:frame><draw:line draw:style-name="gr26" draw:text-style-name="P156" svg:x1="11.378cm" svg:y1="9.906cm" svg:x2="11.378cm" svg:y2="10.806cm"><text:p/></draw:line><draw:g draw:style-name="gr2"><draw:custom-shape draw:style-name="gr13" draw:text-style-name="P158" svg:width="4.089cm" svg:height="1.297cm" svg:x="12.739cm" svg:y="6.46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7" draw:text-style-name="P166" svg:width="3.786cm" svg:height="1.202cm" svg:x="12.886cm" svg:y="6.516cm"><draw:text-box><text:p text:style-name="P163"><text:span text:style-name="T241">y</text:span><text:span text:style-name="T242">2</text:span><text:span text:style-name="T240"> </text:span><text:span text:style-name="T243"></text:span><text:span text:style-name="T240"> 0</text:span></text:p></draw:text-box></draw:frame></draw:g><draw:g draw:style-name="gr2"><draw:line draw:style-name="gr26" draw:text-style-name="P156" svg:x1="16.817cm" svg:y1="7.109cm" svg:x2="18.179cm" svg:y2="7.109cm"><text:p/></draw:line><draw:line draw:style-name="gr27" draw:text-style-name="P156" svg:x1="18.161cm" svg:y1="7.119cm" svg:x2="18.161cm" svg:y2="8.417cm"><text:p/></draw:line><draw:frame draw:style-name="gr37" draw:text-style-name="P163" svg:width="1.299cm" svg:height="0.867cm" svg:x="16.84cm" svg:y="6.251cm"><draw:text-box><text:p text:style-name="P163"><text:span text:style-name="T214">T</text:span></text:p></draw:text-box></draw:frame></draw:g><draw:g draw:style-name="gr2"><draw:line draw:style-name="gr26" draw:text-style-name="P156" svg:x1="11.38cm" svg:y1="7.109cm" svg:x2="12.742cm" svg:y2="7.109cm"><text:p/></draw:line><draw:line draw:style-name="gr27" draw:text-style-name="P156" svg:x1="11.378cm" svg:y1="7.119cm" svg:x2="11.378cm" svg:y2="8.417cm"><text:p/></draw:line><draw:frame draw:style-name="gr37" draw:text-style-name="P163" svg:width="1.299cm" svg:height="0.867cm" svg:x="11.298cm" svg:y="6.251cm"><draw:text-box><text:p text:style-name="P163"><text:span text:style-name="T214">F</text:span></text:p><text:p text:style-name="P158"><text:span text:style-name="T214"/></text:p></draw:text-box></draw:frame></draw:g></draw:g></text:p>
      <text:h text:style-name="P91" text:outline-level="1">Литература<text:tab/></text:h>
      <text:list xml:id="list8907448575725988622" text:style-name="WW8Num1">
        <text:list-item>
          <text:p text:style-name="P139">R. W. Floyd, "Assigning meanings to programs", Proc. Symp. Appl. Math., 19; in: J.T.Schwartz (ed.), Mathematical Aspects of Computer Science, pp. 19-32, American Mathematical Society, Providence, R.I., 1967.</text:p>
        </text:list-item>
        <text:list-item>
          <text:p text:style-name="P139">N. Francez, "Verification of programs", Addison-Wesley Publishers Ltd., 1992. </text:p>
        </text:list-item>
        <text:list-item>
          <text:p text:style-name="P139">Z. Manna, "Mathematical theory of computation", McGraw-Hill, 1974. </text:p>
        </text:list-item>
        <text:list-item>
          <text:p text:style-name="P139">Z. Manna, A. Pnueli, "The Temporal Logic of Reactive and Concurrent Systems", <text:span text:style-name="T103">Springer-Verlag, 1991. </text:span></text:p>
        </text:list-item>
        <text:list-item>
          <text:p text:style-name="P140">Р. Андерсон, "Доказательство правильности программ", Москва, Мир, 1982.</text:p>
        </text:list-item>
        <text:list-item>
          <text:p text:style-name="P140">Д. Жуков, "Методы верификации программ", Переславль-Залесский, 20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charset="x-symbol"/>
    <style:font-face style:name="OpenSymbol3" svg:font-family="OpenSymbol" style:font-adornments="Cyrillic" style:font-charset="x-symbol"/>
    <style:font-face style:name="StarSymbol1" svg:font-family="StarSymbol" style:font-charset="x-symbol"/>
    <style:font-face style:name="Symbol2" svg:font-family="Symbol" style:font-charset="x-symbol"/>
    <style:font-face style:name="Symbol1" svg:font-family="Symbol" style:font-adornments="Cyrillic" style:font-charset="x-symbol"/>
    <style:font-face style:name="Symbol3" svg:font-family="Symbol" style:font-adornments="Обычный" style:font-charset="x-symbol"/>
    <style:font-face style:name="Lucida Sans Unicode3" svg:font-family="'Lucida Sans Unicode'" style:font-pitch="variable" style:font-charset="x-symbol"/>
    <style:font-face style:name="OpenSymbol1" svg:font-family="OpenSymbol" style:font-pitch="variable" style:font-charset="x-symbol"/>
    <style:font-face style:name="OpenSymbol4" svg:font-family="OpenSymbol" style:font-adornments="Regular" style:font-pitch="variable" style:font-charset="x-symbol"/>
    <style:font-face style:name="OpenSymbol5" svg:font-family="OpenSymbol, 'Arial Unicode MS'" style:font-pitch="variable" style:font-charset="x-symbol"/>
    <style:font-face style:name="StarSymbol2" svg:font-family="StarSymbol" style:font-pitch="variable" style:font-charset="x-symbol"/>
    <style:font-face style:name="StarSymbol" svg:font-family="StarSymbol" style:font-adornments="Regular" style:font-pitch="variable" style:font-charset="x-symbol"/>
    <style:font-face style:name="Tahoma4" svg:font-family="Tahoma"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Lucida Sans Unicode4" svg:font-family="'Lucida Sans Unicode'" style:font-family-generic="roman" style:font-pitch="variable" style:font-charset="x-symbol"/>
    <style:font-face style:name="MT Extra" svg:font-family="'MT Extra'" style:font-family-generic="roman" style:font-pitch="variable" style:font-charset="x-symbol"/>
    <style:font-face style:name="Symbol" svg:font-family="Symbol" style:font-family-generic="roman" style:font-pitch="variable" style:font-charset="x-symbol"/>
    <style:font-face style:name="Symbol4" svg:font-family="Symbol" style:font-adornments="Regular" style:font-family-generic="roman" style:font-pitch="variable" style:font-charset="x-symbol"/>
    <style:font-face style:name="Tahoma5" svg:font-family="Tahoma" style:font-family-generic="roman" style:font-pitch="variable" style:font-charset="x-symbol"/>
    <style:font-face style:name="Times New Roman3" svg:font-family="'Times New Roman'" style:font-family-generic="roman" style:font-pitch="variable" style:font-charset="x-symbol"/>
    <style:font-face style:name="Lucida Sans Unicode2" svg:font-family="'Lucida Sans Unicode'" style:font-family-generic="system" style:font-pitch="variable" style:font-charset="x-symbol"/>
    <style:font-face style:name="Tahoma3" svg:font-family="Tahoma" style:font-family-generic="system" style:font-pitch="variable" style:font-charset="x-symbol"/>
    <style:font-face style:name="OpenSymbol" svg:font-family="OpenSymbol"/>
    <style:font-face style:name="Petersburg2" svg:font-family="Petersburg" style:font-adornments="Cyrillic"/>
    <style:font-face style:name="Sylfaen" svg:font-family="Sylfaen"/>
    <style:font-face style:name="Tahoma6" svg:font-family="Tahoma"/>
    <style:font-face style:name="Courier New" svg:font-family="'Courier New'" style:font-family-generic="modern"/>
    <style:font-face style:name="Times New Roman1" svg:font-family="'Times New Roman'" style:font-family-generic="roman"/>
    <style:font-face style:name="Times New Roman2" svg:font-family="'Times New Roman'" style:font-adornments="Cyrillic" style:font-family-generic="roman"/>
    <style:font-face style:name="Consolas" svg:font-family="Consolas" style:font-adornments="Обычный" style:font-family-generic="modern" style:font-pitch="fixed"/>
    <style:font-face style:name="Courier New1" svg:font-family="'Courier New'" style:font-family-generic="modern" style:font-pitch="fixed"/>
    <style:font-face style:name="Mangal" svg:font-family="Mangal" style:font-pitch="variable"/>
    <style:font-face style:name="msam10" svg:font-family="msam10"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adornments="Полужирный" style:font-family-generic="swiss" style:font-pitch="variable"/>
    <style:font-face style:name="Open Sans1" svg:font-family="'Open Sans'" style:font-adornments="Полужирный курсив" style:font-family-generic="swiss" style:font-pitch="variable"/>
    <style:font-face style:name="Petersburg1" svg:font-family="Petersburg" style:font-family-generic="swiss" style:font-pitch="variable"/>
    <style:font-face style:name="Petersburg" svg:font-family="Petersburg" style:font-adornments="Cyril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210 210" svg:d="M105 0l105 210h-210z"/>
    <draw:marker draw:name="msArrowOvalEnd_20_5" draw:display-name="msArrowOvalEnd 5" svg:viewBox="0 0 210 210" svg:d="M210 105c0-57-48-105-105-105s-105 48-105 105 48 105 105 105 105-48 105-105z"/>
    <draw:marker draw:name="Стили_20_стрелок_20_1" draw:display-name="Стили стрелок 1" svg:viewBox="0 0 210 210" svg:d="M210 105c0-57-48-105-105-105s-105 48-105 105 48 105 105 105 105-48 105-105z"/>
    <draw:stroke-dash draw:name="Dash_20_2" draw:display-name="Dash 2"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cm" style:auto-text-indent="false" style:page-number="auto" style:writing-mode="lr-tb"/>
      <style:text-properties style:use-window-font-color="true" style:font-name="Petersburg" fo:font-size="14pt" fo:language="ru" fo:country="RU"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423cm" fo:break-before="page" fo:keep-with-next="always"/>
      <style:text-properties style:font-name="Open Sans" fo:font-size="18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Open Sans1" fo:font-size="16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Open Sans" fo:font-size="14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318cm" fo:margin-bottom="0.106cm" fo:line-height="150%" style:page-number="auto" fo:keep-with-next="always"/>
      <style:text-properties fo:font-weight="normal" style:font-weight-asian="bold" style:font-size-complex="14pt" style:font-weight-complex="bold"/>
    </style:style>
    <style:style style:name="List" style:family="paragraph" style:parent-style-name="Text_20_body" style:class="list">
      <style:text-properties style:font-name-complex="Tahoma6"/>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6"/>
    </style:style>
    <style:style style:name="_2d__20_обычный_20_для_20_таблицы" style:display-name="- обычный для таблицы" style:family="paragraph" style:parent-style-name="Standard" style:list-style-name="WW8Num4">
      <style:paragraph-properties fo:margin-left="0cm" fo:margin-right="0cm" fo:margin-top="0cm" fo:margin-bottom="0cm" fo:text-indent="0cm" style:auto-text-indent="false">
        <style:tab-stops>
          <style:tab-stop style:position="0.93cm"/>
        </style:tab-stops>
      </style:paragraph-properties>
    </style:style>
    <style:style style:name="List_20_Number" style:display-name="List Number" style:family="paragraph" style:parent-style-name="Standard" style:list-style-name="WW8Num1">
      <style:paragraph-properties fo:margin-left="0cm" fo:margin-right="0cm" fo:margin-top="0cm" fo:margin-bottom="0cm" fo:text-indent="0cm" style:auto-text-indent="false"/>
    </style:style>
    <style:style style:name="LiteratureList" style:family="paragraph" style:parent-style-name="List_20_Number">
      <style:paragraph-properties fo:margin-left="1.259cm" fo:margin-right="0cm" fo:margin-top="0cm" fo:margin-bottom="0cm" fo:text-indent="-0.63cm" style:auto-text-indent="false"/>
      <style:text-properties fo:language="en" fo:country="US" style:font-weight-complex="bold"/>
    </style:style>
    <style:style style:name="Comment_20_Text" style:display-name="Comment Text" style:family="paragraph" style:parent-style-name="Standard">
      <style:text-properties fo:font-size="10pt" style:font-size-asian="10pt"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fo:line-height="200%" fo:text-indent="0cm" style:auto-text-indent="false" text:number-lines="false" text:line-number="0"/>
      <style:text-properties style:font-name="Open San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fo:line-height="150%" fo:text-indent="0cm" style:auto-text-indent="false" style:page-number="auto">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002cm" style:type="right" style:leader-style="dotted" style:leader-text="."/>
        </style:tab-stops>
      </style:paragraph-properties>
    </style:style>
    <style:style style:name="Текст_20_примечания1" style:display-name="Текст примечания1" style:family="paragraph" style:parent-style-name="Standard">
      <style:paragraph-properties fo:margin-left="0cm" fo:margin-right="0cm" fo:margin-top="0cm" fo:margin-bottom="0cm" fo:text-align="justify" style:justify-single-word="false" fo:hyphenation-ladder-count="no-limit" fo:text-indent="0.7cm" style:auto-text-indent="false"/>
      <style:text-properties fo:font-size="10pt" fo:language="ru" fo:country="RU" style:font-size-asian="10pt" style:font-size-complex="10pt" fo:hyphenate="false" fo:hyphenation-remain-char-count="2" fo:hyphenation-push-char-count="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Drawing" style:family="paragraph" style:parent-style-name="Caption" style:class="extra"/>
    <style:style style:name="Text" style:family="paragraph" style:parent-style-name="Caption" style:class="extra"/>
    <style:style style:name="Раскрытие_20_определения" style:display-name="Раскрытие определения" style:family="paragraph" style:parent-style-name="Standard" style:list-style-name="WW8Num2">
      <style:paragraph-properties fo:margin-left="0cm" fo:margin-right="0cm" fo:margin-top="0cm" fo:margin-bottom="0cm" fo:text-indent="0cm" style:auto-text-indent="false"/>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Листинг" style:family="paragraph" style:parent-style-name="Text_20_body">
      <style:paragraph-properties fo:margin-top="0.212cm" fo:margin-bottom="0.212cm" fo:text-align="start" style:justify-single-word="false"/>
      <style:text-properties fo:font-variant="normal" fo:text-transform="none" fo:color="#000000" style:text-line-through-styl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_3f__20__3f__3f__3f__20__3f__3f__3f__3f__3f__3f__3f__20__3f__20__3f__3f__3f__3f__3f__3f__3f_" style:display-name="?????? ??? ???????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margin-top="0cm" fo:margin-bottom="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WW8Num4z0" style:family="text">
      <style:text-properties fo:color="#000000" style:font-name="Symbol" style:font-name-asian="Times New Roman" style:font-name-complex="Times New Roman"/>
    </style:style>
    <style:style style:name="WW8Num4z1" style:family="text">
      <style:text-properties style:font-name="Symbol"/>
    </style:style>
    <style:style style:name="WW8Num4z4" style:family="text">
      <style:text-properties style:font-name="Courier New"/>
    </style:style>
    <style:style style:name="WW8Num4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1">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7cm" text:min-label-width="0.635cm"/>
      </text:list-level-style-number>
      <text:list-level-style-number text:level="2" style:num-suffix="." style:num-format="a" style:num-letter-sync="true">
        <style:list-level-properties text:space-before="1.97cm" text:min-label-width="0.635cm"/>
      </text:list-level-style-number>
      <text:list-level-style-number text:level="3" style:num-suffix="." style:num-format="i">
        <style:list-level-properties text:min-label-width="3.875cm" text:min-label-distance="0.318cm" fo:text-align="end"/>
      </text:list-level-style-number>
      <text:list-level-style-number text:level="4" style:num-suffix="." style:num-format="1">
        <style:list-level-properties text:space-before="4.51cm" text:min-label-width="0.635cm"/>
      </text:list-level-style-number>
      <text:list-level-style-number text:level="5" style:num-suffix="." style:num-format="a" style:num-letter-sync="true">
        <style:list-level-properties text:space-before="5.78cm" text:min-label-width="0.635cm"/>
      </text:list-level-style-number>
      <text:list-level-style-number text:level="6" style:num-suffix="." style:num-format="i">
        <style:list-level-properties text:min-label-width="7.685cm" text:min-label-distance="0.318cm" fo:text-align="end"/>
      </text:list-level-style-number>
      <text:list-level-style-number text:level="7" style:num-suffix="." style:num-format="1">
        <style:list-level-properties text:space-before="8.32cm" text:min-label-width="0.635cm"/>
      </text:list-level-style-number>
      <text:list-level-style-number text:level="8" style:num-suffix="." style:num-format="a" style:num-letter-sync="true">
        <style:list-level-properties text:space-before="9.59cm" text:min-label-width="0.635cm"/>
      </text:list-level-style-number>
      <text:list-level-style-number text:level="9" style:num-suffix="." style:num-format="i">
        <style:list-level-properties text:min-label-width="11.4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335cm" text:min-label-width="0.635cm"/>
      </text:list-level-style-number>
      <text:list-level-style-number text:level="2" style:num-suffix="." style:num-format="a" style:num-letter-sync="true">
        <style:list-level-properties text:space-before="2.605cm" text:min-label-width="0.635cm"/>
      </text:list-level-style-number>
      <text:list-level-style-number text:level="3" style:num-suffix="." style:num-format="i">
        <style:list-level-properties text:min-label-width="4.51cm" text:min-label-distance="0.318cm" fo:text-align="end"/>
      </text:list-level-style-number>
      <text:list-level-style-number text:level="4" style:num-suffix="." style:num-format="1">
        <style:list-level-properties text:space-before="5.145cm" text:min-label-width="0.635cm"/>
      </text:list-level-style-number>
      <text:list-level-style-number text:level="5" style:num-suffix="." style:num-format="a" style:num-letter-sync="true">
        <style:list-level-properties text:space-before="6.415cm" text:min-label-width="0.635cm"/>
      </text:list-level-style-number>
      <text:list-level-style-number text:level="6" style:num-suffix="." style:num-format="i">
        <style:list-level-properties text:min-label-width="8.32cm" text:min-label-distance="0.318cm" fo:text-align="end"/>
      </text:list-level-style-number>
      <text:list-level-style-number text:level="7" style:num-suffix="." style:num-format="1">
        <style:list-level-properties text:space-before="8.955cm" text:min-label-width="0.635cm"/>
      </text:list-level-style-number>
      <text:list-level-style-number text:level="8" style:num-suffix="." style:num-format="a" style:num-letter-sync="true">
        <style:list-level-properties text:space-before="10.225cm" text:min-label-width="0.635cm"/>
      </text:list-level-style-number>
      <text:list-level-style-number text:level="9" style:num-suffix="." style:num-format="i">
        <style:list-level-properties text:min-label-width="12.1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4cm"/>
        <style:text-properties style:font-name="Symbol"/>
      </text:list-level-style-bullet>
      <text:list-level-style-bullet text:level="2" text:style-name="WW8Num4z1" text:bullet-char="">
        <style:list-level-properties text:space-before="1.905cm" text:min-label-width="0.635cm"/>
        <style:text-properties style:font-name="Symbol"/>
      </text:list-level-style-bullet>
      <text:list-level-style-number text:level="3" style:num-suffix="." style:num-format="1">
        <style:list-level-properties text:space-before="3.175cm" text:min-label-width="0.635cm"/>
      </text:list-level-style-number>
      <text:list-level-style-bullet text:level="4" text:style-name="WW8Num4z1" text:bullet-char="">
        <style:list-level-properties text:space-before="4.445cm" text:min-label-width="0.635cm"/>
        <style:text-properties style:font-name="Symbol"/>
      </text:list-level-style-bullet>
      <text:list-level-style-bullet text:level="5" text:style-name="WW8Num4z4" text:bullet-char="o">
        <style:list-level-properties text:space-before="5.715cm" text:min-label-width="0.635cm"/>
        <style:text-properties style:font-name="Courier New1"/>
      </text:list-level-style-bullet>
      <text:list-level-style-bullet text:level="6" text:style-name="WW8Num4z5" text:bullet-char="">
        <style:list-level-properties text:space-before="6.985cm" text:min-label-width="0.635cm"/>
        <style:text-properties style:font-name="Wingdings"/>
      </text:list-level-style-bullet>
      <text:list-level-style-bullet text:level="7" text:style-name="WW8Num4z1" text:bullet-char="">
        <style:list-level-properties text:space-before="8.255cm" text:min-label-width="0.635cm"/>
        <style:text-properties style:font-name="Symbol"/>
      </text:list-level-style-bullet>
      <text:list-level-style-bullet text:level="8" text:style-name="WW8Num4z4" text:bullet-char="o">
        <style:list-level-properties text:space-before="9.525cm" text:min-label-width="0.635cm"/>
        <style:text-properties style:font-name="Courier New1"/>
      </text:list-level-style-bullet>
      <text:list-level-style-bullet text:level="9" text:style-name="WW8Num4z5"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7cm" text:min-label-width="1.228cm"/>
      </text:list-level-style-number>
      <text:list-level-style-number text:level="2" style:num-suffix="." style:num-format="a" style:num-letter-sync="true">
        <style:list-level-properties text:space-before="1.97cm" text:min-label-width="0.635cm"/>
      </text:list-level-style-number>
      <text:list-level-style-number text:level="3" style:num-suffix="." style:num-format="i">
        <style:list-level-properties text:min-label-width="3.875cm" text:min-label-distance="0.318cm" fo:text-align="end"/>
      </text:list-level-style-number>
      <text:list-level-style-number text:level="4" style:num-suffix="." style:num-format="1">
        <style:list-level-properties text:space-before="4.51cm" text:min-label-width="0.635cm"/>
      </text:list-level-style-number>
      <text:list-level-style-number text:level="5" style:num-suffix="." style:num-format="a" style:num-letter-sync="true">
        <style:list-level-properties text:space-before="5.78cm" text:min-label-width="0.635cm"/>
      </text:list-level-style-number>
      <text:list-level-style-number text:level="6" style:num-suffix="." style:num-format="i">
        <style:list-level-properties text:min-label-width="7.685cm" text:min-label-distance="0.318cm" fo:text-align="end"/>
      </text:list-level-style-number>
      <text:list-level-style-number text:level="7" style:num-suffix="." style:num-format="1">
        <style:list-level-properties text:space-before="8.32cm" text:min-label-width="0.635cm"/>
      </text:list-level-style-number>
      <text:list-level-style-number text:level="8" style:num-suffix="." style:num-format="a" style:num-letter-sync="true">
        <style:list-level-properties text:space-before="9.59cm" text:min-label-width="0.635cm"/>
      </text:list-level-style-number>
      <text:list-level-style-number text:level="9" style:num-suffix="." style:num-format="i">
        <style:list-level-properties text:min-label-width="11.4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1.335cm" text:min-label-width="0.635cm"/>
      </text:list-level-style-number>
      <text:list-level-style-number text:level="2" style:num-suffix="." style:num-format="a" style:num-letter-sync="true">
        <style:list-level-properties text:space-before="2.605cm" text:min-label-width="0.635cm"/>
      </text:list-level-style-number>
      <text:list-level-style-number text:level="3" style:num-suffix="." style:num-format="i">
        <style:list-level-properties text:min-label-width="4.51cm" text:min-label-distance="0.318cm" fo:text-align="end"/>
      </text:list-level-style-number>
      <text:list-level-style-number text:level="4" style:num-suffix="." style:num-format="1">
        <style:list-level-properties text:space-before="5.145cm" text:min-label-width="0.635cm"/>
      </text:list-level-style-number>
      <text:list-level-style-number text:level="5" style:num-suffix="." style:num-format="a" style:num-letter-sync="true">
        <style:list-level-properties text:space-before="6.415cm" text:min-label-width="0.635cm"/>
      </text:list-level-style-number>
      <text:list-level-style-number text:level="6" style:num-suffix="." style:num-format="i">
        <style:list-level-properties text:min-label-width="8.32cm" text:min-label-distance="0.318cm" fo:text-align="end"/>
      </text:list-level-style-number>
      <text:list-level-style-number text:level="7" style:num-suffix="." style:num-format="1">
        <style:list-level-properties text:space-before="8.955cm" text:min-label-width="0.635cm"/>
      </text:list-level-style-number>
      <text:list-level-style-number text:level="8" style:num-suffix="." style:num-format="a" style:num-letter-sync="true">
        <style:list-level-properties text:space-before="10.225cm" text:min-label-width="0.635cm"/>
      </text:list-level-style-number>
      <text:list-level-style-number text:level="9" style:num-suffix="." style:num-format="i">
        <style:list-level-properties text:min-label-width="12.1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1.335cm" text:min-label-width="0.635cm"/>
      </text:list-level-style-number>
      <text:list-level-style-number text:level="2" style:num-suffix="." style:num-format="a" style:num-letter-sync="true">
        <style:list-level-properties text:space-before="2.605cm" text:min-label-width="0.635cm"/>
      </text:list-level-style-number>
      <text:list-level-style-number text:level="3" style:num-suffix="." style:num-format="i">
        <style:list-level-properties text:min-label-width="4.51cm" text:min-label-distance="0.318cm" fo:text-align="end"/>
      </text:list-level-style-number>
      <text:list-level-style-number text:level="4" style:num-suffix="." style:num-format="1">
        <style:list-level-properties text:space-before="5.145cm" text:min-label-width="0.635cm"/>
      </text:list-level-style-number>
      <text:list-level-style-number text:level="5" style:num-suffix="." style:num-format="a" style:num-letter-sync="true">
        <style:list-level-properties text:space-before="6.415cm" text:min-label-width="0.635cm"/>
      </text:list-level-style-number>
      <text:list-level-style-number text:level="6" style:num-suffix="." style:num-format="i">
        <style:list-level-properties text:min-label-width="8.32cm" text:min-label-distance="0.318cm" fo:text-align="end"/>
      </text:list-level-style-number>
      <text:list-level-style-number text:level="7" style:num-suffix="." style:num-format="1">
        <style:list-level-properties text:space-before="8.955cm" text:min-label-width="0.635cm"/>
      </text:list-level-style-number>
      <text:list-level-style-number text:level="8" style:num-suffix="." style:num-format="a" style:num-letter-sync="true">
        <style:list-level-properties text:space-before="10.225cm" text:min-label-width="0.635cm"/>
      </text:list-level-style-number>
      <text:list-level-style-number text:level="9" style:num-suffix="." style:num-format="i">
        <style:list-level-properties text:min-label-width="12.1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left="0cm" fo:margin-right="0.635cm" fo:text-indent="0.7cm" style:auto-text-indent="false"/>
      <style:text-properties fo:language="ru" fo:country="RU"/>
    </style:style>
    <style:style style:name="MP2" style:family="paragraph" style:parent-style-name="Footer">
      <style:paragraph-properties fo:text-align="center" style:justify-single-word="false"/>
    </style:style>
    <style:style style:name="MP3" style:family="paragraph" style:parent-style-name="Footer">
      <style:text-properties fo:language="ru" fo:country="RU"/>
    </style:style>
    <style:style style:name="MT1" style:family="text">
      <style:text-properties fo:language="ru" fo:country="RU"/>
    </style:style>
    <style:style style:name="Mfr1" style:family="graphic" style:parent-style-name="Frame">
      <style:graphic-properties style:wrap="dynamic" style:number-wrapped-paragraphs="no-limit" style:vertical-pos="from-top" style:vertical-rel="paragraph" style:horizontal-pos="center" style:horizontal-rel="paragraph" fo:background-color="#ffffff" style:background-transparency="100%" style:shadow="none" style:writing-mode="lr-tb" draw:wrap-influence-on-position="once-successive">
        <style:background-image/>
        <style:columns fo:column-count="1" fo:column-gap="0cm"/>
      </style:graphic-properties>
    </style:style>
    <style:page-layout style:name="Mpm1" style:page-usage="mirrored">
      <style:page-layout-properties fo:page-width="21.001cm" fo:page-height="29.7cm" style:num-format="1" style:print-orientation="portrait" fo:margin-top="2.499cm" fo:margin-bottom="1.55cm" fo:margin-left="2.701cm" fo:margin-right="2.701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svg:height="1.53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701cm" fo:margin-right="2.70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701cm" fo:margin-bottom="2.701cm" fo:margin-left="2.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Врезка2" text:anchor-type="paragraph" svg:y="0.928cm" fo:min-width="0.041cm" draw:z-index="83"><draw:text-box fo:min-height="0.37cm"><text:p text:style-name="MP2"><text:span text:style-name="Page_20_Number"><text:span text:style-name="MT1"><text:page-number text:select-page="current">84</text:page-number></text:span></text:span></text:p></draw:text-box></draw:frame></text:p>
      </style:footer>
    </style:master-page>
    <style:master-page style:name="First_20_Page" style:display-name="First Page" style:page-layout-name="Mpm2" style:next-style-name="Standard">
      <style:footer>
        <text:p text:style-name="MP3"/>
      </style:footer>
    </style:master-page>
    <style:master-page style:name="Right_20_Page" style:display-name="Right Page" style:page-layout-name="Mpm3">
      <style:footer>
        <text:p text:style-name="MP3"/>
      </style:footer>
    </style:master-page>
    <style:master-page style:name="Landscape" style:page-layout-name="Mpm4">
      <style:footer>
        <text:p text:style-name="MP2"><text:page-number text:select-page="current">83</text:page-number></text:p>
      </style:footer>
    </style:master-page>
    <style:master-page style:name="Foot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Практикум по дедуктивной верификации программ</dc:title>
    <meta:initial-creator>Alexey V. Khoroshilov</meta:initial-creator>
    <meta:creation-date>2004-03-20T12:19:00</meta:creation-date>
    <dc:date>2020-01-16T18:33:17.78</dc:date>
    <meta:print-date>2004-03-27T17:30:00</meta:print-date>
    <dc:language>ru-RU</dc:language>
    <meta:editing-cycles>5700</meta:editing-cycles>
    <meta:editing-duration>P6DT16H56M51S</meta:editing-duration>
    <meta:document-statistic meta:table-count="1" meta:image-count="0" meta:object-count="31" meta:page-count="84" meta:paragraph-count="585" meta:word-count="11853" meta:character-count="658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style:text-position="sub 58%" fo:font-family="'Times New Roman'" style:font-family-generic="roman" style:font-pitch="variable" fo:font-size="14pt" style:font-size-asian="14pt" style:font-size-complex="14pt"/>
    </style:style>
    <style:style style:name="T5" style:family="text">
      <style:text-properties fo:font-family="'Times New Roman'" style:font-family-generic="roman" style:font-pitch="variable" fo:font-size="14pt" style:font-size-asian="14pt" style:font-size-complex="14pt"/>
    </style:style>
    <style:style style:name="T6" style:family="text">
      <style:text-properties fo:font-family="'Times New Roman'" style:font-family-generic="roman" style:font-pitch="variable"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Обычный">
        <draw:custom-shape draw:style-name="gr1" draw:text-style-name="P2" xml:id="id1" draw:id="id1" draw:layer="layout" svg:width="3.7cm" svg:height="1.5cm" svg:x="3.1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4">2</text:span><text:span text:style-name="T1">) ← (</text:span><text:span text:style-name="T2">x</text:span><text:span text:style-name="T1">,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3.1cm" svg:y="2.5cm">
          <text:p text:style-name="P2"><text:span text:style-name="T2">y</text:span><text:span text:style-name="T3">1 </text:span><text:span text:style-name="T1">= <text:s/>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4.95cm" svg:y1="1.5cm" svg:x2="4.95cm" svg:y2="2.5cm" draw:start-shape="id1" draw:start-glue-point="2" draw:end-shape="id2" draw:end-glue-point="0" svg:d="m4950 1500v1000">
          <text:p/>
        </draw:connector>
        <draw:custom-shape draw:style-name="gr1" draw:text-style-name="P2" xml:id="id3" draw:id="id3" draw:layer="layout" svg:width="3.7cm" svg:height="1.4cm" svg:x="0.1cm" svg:y="4cm">
          <text:p text:style-name="P1"><text:span text:style-name="T1">HALT:</text:span><text:span text:style-name="T1"><text:line-break/></text:span><text:span text:style-name="T2">z</text:span><text:span text:style-name="T1"> ← </text:span><text:span text:style-name="T2">y</text:span><text:span text:style-name="T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5.3cm" svg:height="1.4cm" svg:x="5.4cm" svg:y="4cm">
          <text:p text:style-name="P1"><text:span text:style-name="T5">(</text:span><text:span text:style-name="T6">y</text:span><text:span text:style-name="T4">1</text:span><text:span text:style-name="T5">, </text:span><text:span text:style-name="T6">y</text:span><text:span text:style-name="T4">2</text:span><text:span text:style-name="T1">) ← (</text:span><text:span text:style-name="T6">y</text:span><text:span text:style-name="T4">1</text:span><text:span text:style-name="T1">-1</text:span><text:span text:style-name="T5">, </text:span><text:span text:style-name="T6">x</text:span><text:span text:style-name="T5"> + </text:span><text:span text:style-name="T6">y</text:span><text:span text:style-name="T4">2</text:span><text:span text:style-name="T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3.1cm" svg:y1="3cm" svg:x2="1.95cm" svg:y2="4cm" draw:start-shape="id2" draw:start-glue-point="3" draw:end-shape="id3" svg:d="m3100 3000h-1150v1000">
          <text:p/>
        </draw:connector>
        <draw:connector draw:style-name="gr2" draw:text-style-name="P1" draw:layer="layout" svg:x1="6.8cm" svg:y1="3cm" svg:x2="8.05cm" svg:y2="4cm" draw:start-shape="id2" draw:start-glue-point="1" draw:end-shape="id4" svg:d="m6800 3000h1250v1000">
          <text:p/>
        </draw:connector>
        <draw:custom-shape draw:style-name="gr3" draw:text-style-name="P1" xml:id="id5" draw:id="id5" draw:layer="layout" svg:width="0.1cm" svg:height="0.1cm" svg:x="4.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8.05cm" svg:y1="5.4cm" svg:x2="5cm" svg:y2="1.85cm" draw:start-shape="id4" draw:start-glue-point="2" draw:end-shape="id5" draw:end-glue-point="10" svg:d="m8050 5400v527h3176v-4077h-6226">
          <text:p/>
        </draw:connector>
        <draw:frame draw:style-name="gr4" draw:layer="layout" svg:width="0.896cm" svg:height="0.963cm" svg:x="2.1cm" svg:y="2.1cm">
          <draw:text-box>
            <text:p>T</text:p>
          </draw:text-box>
        </draw:frame>
        <draw:frame draw:style-name="gr4" draw:layer="layout" svg:width="0.891cm" svg:height="0.963cm" svg:x="6.9cm" svg:y="2.101cm">
          <draw:text-box>
            <text:p>F</text:p>
          </draw:text-box>
        </draw:frame>
      </draw:page>
    </office:graphics>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style:text-position="sub 58%" fo:font-family="'Times New Roman'" style:font-family-generic="roman" style:font-pitch="variable" fo:font-size="14pt" fo:font-style="normal" style:font-size-asian="14pt" style:font-style-asian="normal" style:font-size-complex="14pt" style:font-style-complex="normal"/>
    </style:style>
    <style:style style:name="T5" style:family="text">
      <style:text-properties style:text-position="sub 58%" fo:font-family="'Times New Roman'" style:font-family-generic="roman" style:font-pitch="variable" fo:font-size="14pt" fo:font-style="italic" style:font-size-asian="14pt" style:font-style-asian="italic" style:font-size-complex="14pt" style:font-style-complex="italic"/>
    </style:style>
    <style:style style:name="T6"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6.4cm" svg:height="1.5cm" svg:x="3.642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2">x</text:span><text:span text:style-name="T4">1</text:span><text:span text:style-name="T1">- </text:span><text:span text:style-name="T2">x</text:span><text:span text:style-name="T4">2</text:span><text:span text:style-name="T1">,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5cm" svg:y="2.5cm">
          <text:p text:style-name="P1"><text:span text:style-name="T2">y</text:span><text:span text:style-name="T5">1 </text:span><text:span text:style-name="T2">* y</text:span><text:span text:style-name="T3">2 </text:span><text:span text:style-name="T1">&lt; </text:span><text:span text:style-name="T2">x</text:span><text:span text:style-name="T3">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42cm" svg:y1="1.5cm" svg:x2="6.85cm" svg:y2="2.5cm" draw:start-shape="id1" draw:start-glue-point="2" draw:end-shape="id2" draw:end-glue-point="0" svg:d="M6842 1500v501h8v499">
          <text:p/>
        </draw:connector>
        <draw:custom-shape draw:style-name="gr1" draw:text-style-name="P2" xml:id="id6" draw:id="id6" draw:layer="layout" svg:width="4.5cm" svg:height="1.4cm" svg:x="1.5cm" svg:y="4.2cm">
          <text:p text:style-name="P1"><text:span text:style-name="T1">HALT:</text:span><text:span text:style-name="T1"><text:line-break/></text:span><text:span text:style-name="T1">(</text:span><text:span text:style-name="T2">z</text:span><text:span text:style-name="T4">1</text:span><text:span text:style-name="T2">, z</text:span><text:span text:style-name="T4">2</text:span><text:span text:style-name="T6">)</text:span><text:span text:style-name="T1"> ← (</text:span><text:span text:style-name="T2">y</text:span><text:span text:style-name="T3">1</text:span><text:span text:style-name="T1">, </text:span><text:span text:style-name="T2">y</text:span><text:span text:style-name="T3">2</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draw:line-skew="0.332cm 0cm 9.2cm" svg:x1="14.642cm" svg:y1="7.1cm" svg:x2="6.8cm" svg:y2="1.75cm" draw:start-shape="id3" draw:start-glue-point="1" draw:end-shape="id4" draw:end-glue-point="3" svg:d="M14642 7100h858v-3012-2338h-8700">
          <text:p/>
        </draw:connector>
        <draw:custom-shape draw:style-name="gr3" draw:text-style-name="P1" xml:id="id4" draw:id="id4" draw:layer="layout" svg:width="0.1cm" svg:height="0.1cm" svg:x="6.8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3.8cm" svg:height="1.4cm" svg:x="8.9cm" svg:y="4.3cm">
          <text:p text:style-name="P1"><text:span text:style-name="T2">y</text:span><text:span text:style-name="T3">1</text:span><text:span text:style-name="T1"> ← </text:span><text:span text:style-name="T2">y</text:span><text:span text:style-name="T3">1</text:span><text:span text:style-name="T1"> * </text:span><text:span text:style-name="T2">y</text:span><text:span text:style-name="T3">2 </text:span><text:span text:style-name="T1">- </text:span><text:span text:style-name="T2">x</text:span><text:span text:style-name="T3">2</text:span><text:span text:style-name="T1">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8.7cm" svg:y1="3cm" svg:x2="10.8cm" svg:y2="4.3cm" draw:start-shape="id2" draw:start-glue-point="1" draw:end-shape="id5" draw:end-glue-point="0" svg:d="M8700 3000h2100v1300">
          <text:p/>
        </draw:connector>
        <draw:connector draw:style-name="gr2" draw:text-style-name="P1" draw:layer="layout" svg:x1="5cm" svg:y1="3cm" svg:x2="3.75cm" svg:y2="4.2cm" draw:start-shape="id2" draw:start-glue-point="3" draw:end-shape="id6" draw:end-glue-point="0" svg:d="M5000 3000h-1250v1200">
          <text:p/>
        </draw:connector>
        <draw:frame draw:style-name="gr4" draw:layer="layout" svg:width="0.896cm" svg:height="0.963cm" svg:x="8.904cm" svg:y="2.037cm">
          <draw:text-box>
            <text:p>T</text:p>
          </draw:text-box>
        </draw:frame>
        <draw:frame draw:style-name="gr5" draw:layer="layout" svg:width="0.891cm" svg:height="0.963cm" svg:x="4.109cm" svg:y="1.937cm">
          <draw:text-box>
            <text:p>F</text:p>
          </draw:text-box>
        </draw:frame>
        <draw:custom-shape draw:style-name="gr1" draw:text-style-name="P2" xml:id="id3" draw:id="id3" draw:layer="layout" svg:width="7.7cm" svg:height="1.4cm" svg:x="6.942cm" svg:y="6.4cm">
          <text:p text:style-name="P1"><text:span text:style-name="T6">(</text:span><text:span text:style-name="T2">y</text:span><text:span text:style-name="T4">1</text:span><text:span text:style-name="T6"> , </text:span><text:span text:style-name="T2">y</text:span><text:span text:style-name="T4">2</text:span><text:span text:style-name="T6">)</text:span><text:span text:style-name="T1"> ← (</text:span><text:span text:style-name="T2">y</text:span><text:span text:style-name="T3">1</text:span><text:span text:style-name="T1"> + 2</text:span><text:span text:style-name="T2">x</text:span><text:span text:style-name="T3">1</text:span><text:span text:style-name="T1">, <text:s/></text:span><text:span text:style-name="T2">y</text:span><text:span text:style-name="T3">1 </text:span><text:span text:style-name="T1">+ </text:span><text:span text:style-name="T2">x</text:span><text:span text:style-name="T3">1 </text:span><text:span text:style-name="T1">+ </text:span><text:span text:style-name="T2">x</text:span><text:span text:style-name="T3">2</text:span><text:span text:style-name="T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0.8cm" svg:y1="5.7cm" svg:x2="10.792cm" svg:y2="6.4cm" draw:start-shape="id5" draw:start-glue-point="2" draw:end-shape="id3" draw:end-glue-point="0" svg:d="M10800 5700v350h-8v350">
          <text:p/>
        </draw:connector>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5" style:family="text">
      <style:text-properties style:text-position="sub 58%"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6.4cm" svg:height="1.5cm" svg:x="3.642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text:span><text:span text:style-name="T2">y</text:span><text:span text:style-name="T3">3</text:span><text:span text:style-name="T1">) ← (0, 0,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7cm" svg:height="1cm" svg:x="5cm" svg:y="4.7cm">
          <text:p text:style-name="P1"><text:span text:style-name="T2">y</text:span><text:span text:style-name="T3">2 </text:span><text:span text:style-name="T1">&gt;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42cm" svg:y1="1.5cm" svg:x2="6.85cm" svg:y2="2.8cm" draw:start-shape="id1" draw:start-glue-point="2" draw:end-shape="id2" draw:end-glue-point="0" svg:d="M6842 1500v651h8v649">
          <text:p/>
        </draw:connector>
        <draw:custom-shape draw:style-name="gr1" draw:text-style-name="P2" xml:id="id4" draw:id="id4" draw:layer="layout" svg:width="4.5cm" svg:height="1.4cm" svg:x="1.5cm" svg:y="6.5cm">
          <text:p text:style-name="P1"><text:span text:style-name="T1">HALT:</text:span><text:span text:style-name="T1"><text:line-break/></text:span><text:span text:style-name="T2">z</text:span><text:span text:style-name="T1"> ← </text:span><text:span text:style-name="T2">y</text:span><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6" draw:id="id6" draw:layer="layout" svg:width="0.1cm" svg:height="0.1cm" svg:x="6.8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3.9cm" svg:height="1cm" svg:x="4.9cm" svg:y="2.8cm">
          <text:p text:style-name="P1"><text:span text:style-name="T2">y</text:span><text:span text:style-name="T3">2</text:span><text:span text:style-name="T1"> ← </text:span><text:span text:style-name="T2">y</text:span><text:span text:style-name="T3">2</text:span><text:span text:style-name="T1"> + </text:span><text:span text:style-name="T2">y</text:span><text:span text:style-name="T3">3</text:span><text:span text:style-name="T1">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5cm" svg:y1="5.2cm" svg:x2="3.75cm" svg:y2="6.5cm" draw:start-shape="id3" draw:start-glue-point="3" draw:end-shape="id4" draw:end-glue-point="0" svg:d="M5000 5200h-1250v1300">
          <text:p/>
        </draw:connector>
        <draw:frame draw:style-name="gr4" draw:layer="layout" svg:width="0.896cm" svg:height="0.963cm" svg:x="3.9cm" svg:y="4.137cm">
          <draw:text-box>
            <text:p>T</text:p>
          </draw:text-box>
        </draw:frame>
        <draw:frame draw:style-name="gr5" draw:layer="layout" svg:width="0.891cm" svg:height="0.963cm" svg:x="9.009cm" svg:y="4.1cm">
          <draw:text-box>
            <text:p>F</text:p>
          </draw:text-box>
        </draw:frame>
        <draw:custom-shape draw:style-name="gr1" draw:text-style-name="P2" xml:id="id5" draw:id="id5" draw:layer="layout" svg:width="6.242cm" svg:height="1.4cm" svg:x="7.558cm" svg:y="6.5cm">
          <text:p text:style-name="P1"><text:span text:style-name="T4">(</text:span><text:span text:style-name="T2">y</text:span><text:span text:style-name="T5">1</text:span><text:span text:style-name="T4"> , </text:span><text:span text:style-name="T2">y</text:span><text:span text:style-name="T5">3</text:span><text:span text:style-name="T4">)</text:span><text:span text:style-name="T1"> ← (</text:span><text:span text:style-name="T2">y</text:span><text:span text:style-name="T3">1</text:span><text:span text:style-name="T1"> + 1, <text:s/></text:span><text:span text:style-name="T2">y</text:span><text:span text:style-name="T3">3 </text:span><text:span text:style-name="T1">+ 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3.8cm" svg:x2="6.85cm" svg:y2="4.7cm" draw:start-shape="id2" draw:start-glue-point="2" draw:end-shape="id3" draw:end-glue-point="0" svg:d="M6850 3800v900">
          <text:p/>
        </draw:connector>
        <draw:connector draw:style-name="gr2" draw:text-style-name="P1" draw:layer="layout" svg:x1="8.7cm" svg:y1="5.2cm" svg:x2="10.679cm" svg:y2="6.5cm" draw:start-shape="id3" draw:start-glue-point="1" draw:end-shape="id5" svg:d="M8700 5200h1979v1300">
          <text:p/>
        </draw:connector>
        <draw:connector draw:style-name="gr2" draw:text-style-name="P1" draw:layer="layout" svg:x1="13.8cm" svg:y1="7.2cm" svg:x2="6.886cm" svg:y2="1.786cm" draw:start-shape="id5" draw:start-glue-point="1" draw:end-shape="id6" draw:end-glue-point="3" svg:d="M13800 7200h526v-5414h-7440">
          <text:p/>
        </draw:connector>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396cm"/>
    </style:style>
    <style:style style:name="gr7" style:family="graphic" style:parent-style-name="standard">
      <style:graphic-properties draw:stroke="none" svg:stroke-color="#000000" draw:fill="none" draw:fill-color="#ffffff" draw:textarea-horizontal-align="left" draw:auto-grow-height="true" draw:auto-grow-width="true" fo:min-height="0.75cm" fo:min-width="0.391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style:text-position="sub 58%" fo:font-family="'Times New Roman'" style:font-family-generic="roman" style:font-pitch="variable" fo:font-size="14pt" fo:font-style="italic" style:font-size-asian="14pt" style:font-style-asian="italic" style:font-size-complex="14pt" style:font-style-complex="italic"/>
    </style:style>
    <style:style style:name="T5"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6" style:family="text">
      <style:text-properties style:text-position="sub 58%"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6.4cm" svg:height="1.5cm" svg:x="3.642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text:span><text:span text:style-name="T2">y</text:span><text:span text:style-name="T3">3</text:span><text:span text:style-name="T1">) ← (</text:span><text:span text:style-name="T2">x</text:span><text:span text:style-name="T1">, 1,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42cm" svg:y1="1.5cm" svg:x2="6.85cm" svg:y2="2.6cm" draw:start-shape="id1" draw:start-glue-point="2" draw:end-shape="id2" draw:end-glue-point="0" svg:d="M6842 1500v551h8v549">
          <text:p/>
        </draw:connector>
        <draw:custom-shape draw:style-name="gr1" draw:text-style-name="P2" xml:id="id9" draw:id="id9" draw:layer="layout" svg:width="4.5cm" svg:height="1.4cm" svg:x="3.7cm" svg:y="10.7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 </text:span><text:span text:style-name="T1">+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6" draw:id="id6"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3.8cm" svg:height="0.9cm" svg:x="1.6cm" svg:y="4.5cm">
          <text:p text:style-name="P1"><text:span text:style-name="T2">y</text:span><text:span text:style-name="T3">1</text:span><text:span text:style-name="T1"> ← </text:span><text:span text:style-name="T2">y</text:span><text:span text:style-name="T3">1</text:span><text:span text:style-name="T1"> - </text:span><text:span text:style-name="T2">y</text:span><text:span text:style-name="T3">3</text:span><text:span text:style-name="T1">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5cm" svg:y1="3.1cm" svg:x2="3.5cm" svg:y2="4.5cm" draw:start-shape="id2" draw:start-glue-point="3" draw:end-shape="id3" draw:end-glue-point="0" svg:d="M5000 3100h-1500v1400">
          <text:p/>
        </draw:connector>
        <draw:connector draw:style-name="gr2" draw:text-style-name="P1" draw:layer="layout" svg:x1="8.7cm" svg:y1="3.1cm" svg:x2="11.5cm" svg:y2="4.4cm" draw:start-shape="id2" draw:start-glue-point="1" draw:end-shape="id4" svg:d="M8700 3100h2800v1300">
          <text:p/>
        </draw:connector>
        <draw:frame draw:style-name="gr4" draw:layer="layout" svg:width="0.896cm" svg:height="0.963cm" svg:x="1.104cm" svg:y="7.337cm">
          <draw:text-box>
            <text:p>T</text:p>
          </draw:text-box>
        </draw:frame>
        <draw:frame draw:style-name="gr5" draw:layer="layout" svg:width="0.891cm" svg:height="0.963cm" svg:x="2.509cm" svg:y="8.9cm">
          <draw:text-box>
            <text:p>F</text:p>
          </draw:text-box>
        </draw:frame>
        <draw:connector draw:style-name="gr2" draw:text-style-name="P1" draw:layer="layout" svg:x1="3.5cm" svg:y1="5.4cm" svg:x2="3.484cm" svg:y2="7.9cm" draw:start-shape="id3" draw:start-glue-point="2" draw:end-shape="id5" draw:end-glue-point="0" svg:d="M3500 5400v1251h-16v1249">
          <text:p/>
        </draw:connector>
        <draw:custom-shape draw:style-name="gr1" draw:text-style-name="P2" xml:id="id2" draw:id="id2" draw:layer="layout" svg:width="3.7cm" svg:height="1cm" svg:x="5cm" svg:y="2.6cm">
          <text:p text:style-name="P1"><text:span text:style-name="T2">y</text:span><text:span text:style-name="T4">1 </text:span><text:span text:style-name="T1">&gt;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6cm" svg:height="1cm" svg:x="1.684cm" svg:y="7.9cm">
          <text:p text:style-name="P1"><text:span text:style-name="T2">y</text:span><text:span text:style-name="T3">3 </text:span><text:span text:style-name="T1">&gt; 0</text:span><text:span text:style-name="T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7" draw:id="id7" draw:layer="layout" svg:width="3.6cm" svg:height="1cm" svg:x="9.7cm" svg:y="6.4cm">
          <text:p text:style-name="P1"><text:span text:style-name="T2">y</text:span><text:span text:style-name="T4">1 </text:span><text:span text:style-name="T2">&lt; y</text:span><text:span text:style-name="T3">2 </text:span><text:span text:style-name="T1">+ </text:span><text:span text:style-name="T2">x</text:span><text:span text:style-name="T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8" draw:id="id8" draw:layer="layout" svg:width="3.6cm" svg:height="1cm" svg:x="9.7cm" svg:y="10.9cm">
          <text:p text:style-name="P1"><text:span text:style-name="T2">y</text:span><text:span text:style-name="T4">2 </text:span><text:span text:style-name="T2">&lt; -</text:span><text:span text:style-name="T5">2</text:span><text:span text:style-name="T2">x</text:span><text:span text:style-name="T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0" draw:id="id10" draw:layer="layout" svg:width="3.8cm" svg:height="1cm" svg:x="14cm" svg:y="5.7cm">
          <text:p text:style-name="P1"><text:span text:style-name="T2">y</text:span><text:span text:style-name="T3">2</text:span><text:span text:style-name="T1"> ← </text:span><text:span text:style-name="T2">y</text:span><text:span text:style-name="T3">2</text:span><text:span text:style-name="T1"> -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8cm" svg:height="1cm" svg:x="9.6cm" svg:y="4.4cm">
          <text:p text:style-name="P1"><text:span text:style-name="T2">y</text:span><text:span text:style-name="T6">1</text:span><text:span text:style-name="T1"> ← </text:span><text:span text:style-name="T2">y</text:span><text:span text:style-name="T3">1</text:span><text:span text:style-name="T1"> + </text:span><text:span text:style-name="T2">x</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3" draw:id="id13" draw:layer="layout" svg:width="3.8cm" svg:height="1cm" svg:x="5.6cm" svg:y="5.7cm">
          <text:p text:style-name="P1"><text:span text:style-name="T2">y</text:span><text:span text:style-name="T3">3</text:span><text:span text:style-name="T1"> ← </text:span><text:span text:style-name="T2">y</text:span><text:span text:style-name="T3">2</text:span><text:span text:style-name="T1"> - </text:span><text:span text:style-name="T2">y</text:span><text:span text:style-name="T3">3</text:span><text:span text:style-name="T1">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684cm" svg:y1="8.4cm" svg:x2="6.8cm" svg:y2="1.85cm" draw:start-shape="id5" draw:start-glue-point="3" draw:end-shape="id6" draw:end-glue-point="3" svg:d="M1684 8400h-525v-6550h5641">
          <text:p/>
        </draw:connector>
        <draw:connector draw:style-name="gr2" draw:text-style-name="P1" draw:layer="layout" svg:x1="11.5cm" svg:y1="5.4cm" svg:x2="11.5cm" svg:y2="6.4cm" draw:start-shape="id4" draw:start-glue-point="2" draw:end-shape="id7" draw:end-glue-point="0" svg:d="M11500 5400v1000">
          <text:p/>
        </draw:connector>
        <draw:connector draw:style-name="gr2" draw:text-style-name="P1" draw:layer="layout" svg:x1="13.3cm" svg:y1="6.9cm" svg:x2="11.5cm" svg:y2="10.9cm" draw:start-shape="id7" draw:start-glue-point="1" draw:end-shape="id8" draw:end-glue-point="0" svg:d="M13300 6900h527v2251h-2327v1749">
          <text:p/>
        </draw:connector>
        <draw:connector draw:style-name="gr2" draw:text-style-name="P1" draw:layer="layout" svg:x1="9.7cm" svg:y1="11.4cm" svg:x2="8.2cm" svg:y2="11.4cm" draw:start-shape="id8" draw:start-glue-point="3" draw:end-shape="id9" draw:end-glue-point="1" svg:d="M9700 11400h-1500">
          <text:p/>
        </draw:connector>
        <draw:connector draw:style-name="gr2" draw:text-style-name="P1" draw:layer="layout" svg:x1="13.3cm" svg:y1="11.4cm" svg:x2="15.9cm" svg:y2="6.7cm" draw:start-shape="id8" draw:start-glue-point="1" draw:end-shape="id10" svg:d="M13300 11400h2600v-4700">
          <text:p/>
        </draw:connector>
        <draw:custom-shape draw:style-name="gr3" draw:text-style-name="P1" xml:id="id11" draw:id="id11" draw:layer="layout" svg:width="0.1cm" svg:height="0.1cm" svg:x="11.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5.9cm" svg:y1="5.7cm" svg:x2="11.486cm" svg:y2="3.514cm" draw:start-shape="id10" draw:start-glue-point="0" draw:end-shape="id11" draw:end-glue-point="3" svg:d="M15900 5700v-2186h-4414">
          <text:p/>
        </draw:connector>
        <draw:custom-shape draw:style-name="gr1" draw:text-style-name="P2" xml:id="id12" draw:id="id12" draw:layer="layout" svg:width="3.8cm" svg:height="1cm" svg:x="5.6cm" svg:y="7.7cm">
          <text:p text:style-name="P1"><text:span text:style-name="T2">y</text:span><text:span text:style-name="T3">2</text:span><text:span text:style-name="T1"> ← </text:span><text:span text:style-name="T2">y</text:span><text:span text:style-name="T3">2</text:span><text:span text:style-name="T1"> -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1.5cm" svg:y1="7.4cm" svg:x2="9.4cm" svg:y2="8.2cm" draw:start-shape="id7" draw:start-glue-point="2" draw:end-shape="id12" draw:end-glue-point="1" svg:d="M11500 7400v800h-2100">
          <text:p/>
        </draw:connector>
        <draw:connector draw:style-name="gr2" draw:text-style-name="P1" draw:layer="layout" svg:x1="7.5cm" svg:y1="7.7cm" svg:x2="7.5cm" svg:y2="6.7cm" draw:start-shape="id12" draw:start-glue-point="0" draw:end-shape="id13" draw:end-glue-point="2" svg:d="M7500 7700v-1000">
          <text:p/>
        </draw:connector>
        <draw:custom-shape draw:style-name="gr3" draw:text-style-name="P1" xml:id="id14" draw:id="id14" draw:layer="layout" svg:width="0.1cm" svg:height="0.1cm" svg:x="3.4cm" svg:y="6.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5.6cm" svg:y1="6.2cm" svg:x2="3.486cm" svg:y2="6.207cm" draw:start-shape="id13" draw:start-glue-point="3" draw:end-shape="id14" draw:end-glue-point="3" svg:d="M5600 6200h-1062v7h-1052">
          <text:p/>
        </draw:connector>
        <draw:custom-shape draw:style-name="gr3" draw:text-style-name="P1" xml:id="id15" draw:id="id15" draw:layer="layout" svg:width="0.1cm" svg:height="0.1cm" svg:x="11.5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3.484cm" svg:y1="8.9cm" svg:x2="11.514cm" svg:y2="9.786cm" draw:start-shape="id5" draw:start-glue-point="2" draw:end-shape="id15" draw:end-glue-point="3" svg:d="M3484 8900v886h8030">
          <text:p/>
        </draw:connector>
        <draw:frame draw:style-name="gr6" draw:layer="layout" svg:width="0.896cm" svg:height="1cm" svg:x="4.104cm" svg:y="2.1cm">
          <draw:text-box>
            <text:p>T</text:p>
          </draw:text-box>
        </draw:frame>
        <draw:frame draw:style-name="gr6" draw:layer="layout" svg:width="0.896cm" svg:height="1cm" svg:x="13.004cm" svg:y="7.3cm">
          <draw:text-box>
            <text:p>T</text:p>
          </draw:text-box>
        </draw:frame>
        <draw:frame draw:style-name="gr4" draw:layer="layout" svg:width="0.896cm" svg:height="0.963cm" svg:x="8.704cm" svg:y="10.4cm">
          <draw:text-box>
            <text:p>T</text:p>
          </draw:text-box>
        </draw:frame>
        <draw:frame draw:style-name="gr7" draw:layer="layout" svg:width="0.891cm" svg:height="1cm" svg:x="8.809cm" svg:y="2.1cm">
          <draw:text-box>
            <text:p>F</text:p>
          </draw:text-box>
        </draw:frame>
        <draw:frame draw:style-name="gr5" draw:layer="layout" svg:width="0.891cm" svg:height="0.963cm" svg:x="11.4cm" svg:y="7.4cm">
          <draw:text-box>
            <text:p>F</text:p>
          </draw:text-box>
        </draw:frame>
        <draw:frame draw:style-name="gr5" draw:layer="layout" svg:width="0.891cm" svg:height="0.963cm" svg:x="13.409cm" svg:y="10.537cm">
          <draw:text-box>
            <text:p>F</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4.3cm" svg:height="1.5cm" svg:x="4.7cm" svg:y="0cm">
          <text:p text:style-name="P1"><text:span text:style-name="T1">START:</text:span><text:span text:style-name="T1"><text:line-break/></text:span><text:span text:style-name="T2">y</text:span><text:span text:style-name="T3">1</text:span><text:span text:style-name="T1"> ←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5cm" svg:y="2.5cm">
          <text:p text:style-name="P1"><text:span text:style-name="T2">y</text:span><text:span text:style-name="T3">1 </text:span><text:span text:style-name="T1">&gt; </text:span><text:span text:style-name="T2">x</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1.5cm" svg:x2="6.85cm" svg:y2="2.5cm" draw:start-shape="id1" draw:start-glue-point="2" draw:end-shape="id2" draw:end-glue-point="0" svg:d="M6850 1500v1000">
          <text:p/>
        </draw:connector>
        <draw:custom-shape draw:style-name="gr1" draw:text-style-name="P2" xml:id="id5" draw:id="id5" draw:layer="layout" svg:width="3.7cm" svg:height="1.4cm" svg:x="2.2cm" svg:y="3.8cm">
          <text:p text:style-name="P1"><text:span text:style-name="T1">HALT:</text:span><text:span text:style-name="T1"><text:line-break/></text:span><text:span text:style-name="T2">z</text:span><text:span text:style-name="T1"> ← </text:span><text:span text:style-name="T2">y</text:span><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2.7cm" svg:y1="4.5cm" svg:x2="6.9cm" svg:y2="1.85cm" draw:start-shape="id3" draw:start-glue-point="1" draw:end-shape="id4" draw:end-glue-point="1" svg:d="M12700 4500h525v-2650h-6325">
          <text:p/>
        </draw:connector>
        <draw:custom-shape draw:style-name="gr3" draw:text-style-name="P1" xml:id="id4" draw:id="id4"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3.8cm" svg:height="1.4cm" svg:x="8.9cm" svg:y="3.8cm">
          <text:p text:style-name="P1"><text:span text:style-name="T2">y</text:span><text:span text:style-name="T3">1</text:span><text:span text:style-name="T1"> ← </text:span><text:span text:style-name="T2">y</text:span><text:span text:style-name="T3">1 </text:span><text:span text:style-name="T1">+ 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8.7cm" svg:y1="3cm" svg:x2="10.8cm" svg:y2="3.8cm" draw:start-shape="id2" draw:start-glue-point="1" draw:end-shape="id3" draw:end-glue-point="0" svg:d="M8700 3000h2100v800">
          <text:p/>
        </draw:connector>
        <draw:connector draw:style-name="gr2" draw:text-style-name="P1" draw:layer="layout" svg:x1="5cm" svg:y1="3cm" svg:x2="4.05cm" svg:y2="3.8cm" draw:start-shape="id2" draw:start-glue-point="3" draw:end-shape="id5" draw:end-glue-point="0" svg:d="M5000 3000h-950v800">
          <text:p/>
        </draw:connector>
        <draw:frame draw:style-name="gr4" draw:layer="layout" svg:width="0.891cm" svg:height="0.963cm" svg:x="8.904cm" svg:y="2.037cm">
          <draw:text-box>
            <text:p>F</text:p>
          </draw:text-box>
        </draw:frame>
        <draw:frame draw:style-name="gr5" draw:layer="layout" svg:width="0.896cm" svg:height="0.963cm" svg:x="4.109cm" svg:y="1.937cm">
          <draw:text-box>
            <text:p>T</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Обычный">
        <draw:custom-shape draw:style-name="gr1" draw:text-style-name="P2" xml:id="id1" draw:id="id1" draw:layer="layout" svg:width="4.3cm" svg:height="1.5cm" svg:x="4.7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4">0,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7cm" svg:height="1cm" svg:x="5cm" svg:y="4.3cm">
          <text:p text:style-name="P1"><text:span text:style-name="T2">y</text:span><text:span text:style-name="T3">1 </text:span><text:span text:style-name="T1">=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1.5cm" svg:x2="6.85cm" svg:y2="2.6cm" draw:start-shape="id1" draw:start-glue-point="2" draw:end-shape="id2" draw:end-glue-point="0" svg:d="m6850 1500v1100">
          <text:p/>
        </draw:connector>
        <draw:custom-shape draw:style-name="gr1" draw:text-style-name="P2" xml:id="id5" draw:id="id5" draw:layer="layout" svg:width="3.7cm" svg:height="1.4cm" svg:x="2cm" svg:y="6.1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9" draw:id="id9"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3.8cm" svg:height="1cm" svg:x="7.4cm" svg:y="7cm">
          <text:p text:style-name="P1"><text:span text:style-name="T2">y</text:span><text:span text:style-name="T3">1</text:span><text:span text:style-name="T1"> ← </text:span><text:span text:style-name="T2">y</text:span><text:span text:style-name="T3">1 </text:span><text:span text:style-name="T1">+ 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8.7cm" svg:y1="4.8cm" svg:x2="11.85cm" svg:y2="5.5cm" draw:start-shape="id3" draw:start-glue-point="1" draw:end-shape="id4" draw:end-glue-point="0" svg:d="m8700 4800h3150v700">
          <text:p/>
        </draw:connector>
        <draw:connector draw:style-name="gr2" draw:text-style-name="P1" draw:layer="layout" svg:x1="5cm" svg:y1="4.8cm" svg:x2="3.85cm" svg:y2="6.1cm" draw:start-shape="id3" draw:start-glue-point="3" draw:end-shape="id5" draw:end-glue-point="0" svg:d="m5000 4800h-1150v1300">
          <text:p/>
        </draw:connector>
        <draw:frame draw:style-name="gr4" draw:layer="layout" svg:width="0.891cm" svg:height="0.963cm" svg:x="8.8cm" svg:y="3.8cm">
          <draw:text-box>
            <text:p>F</text:p>
          </draw:text-box>
        </draw:frame>
        <draw:frame draw:style-name="gr5" draw:layer="layout" svg:width="0.896cm" svg:height="0.963cm" svg:x="4.104cm" svg:y="3.9cm">
          <draw:text-box>
            <text:p>T</text:p>
          </draw:text-box>
        </draw:frame>
        <draw:custom-shape draw:style-name="gr1" draw:text-style-name="P2" xml:id="id2" draw:id="id2" draw:layer="layout" svg:width="3.7cm" svg:height="1cm" svg:x="5cm" svg:y="2.6cm">
          <text:p text:style-name="P1"><text:span text:style-name="T2">y</text:span><text:span text:style-name="T3">2</text:span><text:span text:style-name="T1"> ← 1 - </text:span><text:span text:style-name="T2">y</text:span><text:span text:style-name="T3">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3.6cm" svg:x2="6.85cm" svg:y2="4.3cm" draw:start-shape="id2" draw:start-glue-point="2" draw:end-shape="id3" draw:end-glue-point="0" svg:d="m6850 3600v700">
          <text:p/>
        </draw:connector>
        <draw:custom-shape draw:style-name="gr1" draw:text-style-name="P2" xml:id="id4" draw:id="id4" draw:layer="layout" svg:width="3.7cm" svg:height="1cm" svg:x="10cm" svg:y="5.5cm">
          <text:p text:style-name="P1"><text:span text:style-name="T2">y</text:span><text:span text:style-name="T3">2 </text:span><text:span text:style-name="T1">= </text:span><text:span text:style-name="T4">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0cm" svg:y1="6cm" svg:x2="9.3cm" svg:y2="7cm" draw:start-shape="id4" draw:start-glue-point="3" draw:end-shape="id6" draw:end-glue-point="0" svg:d="m10000 6000h-700v1000">
          <text:p/>
        </draw:connector>
        <draw:custom-shape draw:style-name="gr1" draw:text-style-name="P2" xml:id="id7" draw:id="id7" draw:layer="layout" svg:width="3.8cm" svg:height="1cm" svg:x="12.8cm" svg:y="7cm">
          <text:p text:style-name="P1"><text:span text:style-name="T2">y</text:span><text:span text:style-name="T3">1</text:span><text:span text:style-name="T1"> ← </text:span><text:span text:style-name="T2">y</text:span><text:span text:style-name="T3">1 <text:s/></text:span><text:span text:style-name="T1">-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3.7cm" svg:y1="6cm" svg:x2="14.7cm" svg:y2="7cm" draw:start-shape="id4" draw:start-glue-point="1" draw:end-shape="id7" draw:end-glue-point="0" svg:d="m13700 6000h1000v1000">
          <text:p/>
        </draw:connector>
        <draw:frame draw:style-name="gr5" draw:layer="layout" svg:width="0.896cm" svg:height="0.963cm" svg:x="9.204cm" svg:y="5.101cm">
          <draw:text-box>
            <text:p>T</text:p>
          </draw:text-box>
        </draw:frame>
        <draw:frame draw:style-name="gr4" draw:layer="layout" svg:width="0.891cm" svg:height="0.963cm" svg:x="13.701cm" svg:y="5.101cm">
          <draw:text-box>
            <text:p>F</text:p>
          </draw:text-box>
        </draw:frame>
        <draw:connector draw:style-name="gr6" draw:text-style-name="P1" xml:id="id8" draw:id="id8" draw:layer="layout" svg:x1="9.3cm" svg:y1="8cm" svg:x2="14.7cm" svg:y2="8cm" draw:start-shape="id6" draw:start-glue-point="2" draw:end-shape="id7" draw:end-glue-point="2" svg:d="m9300 8000v526h5400v-526">
          <text:p/>
        </draw:connector>
        <draw:connector draw:style-name="gr2" draw:text-style-name="P1" draw:layer="layout" draw:line-skew="0cm 8.8cm" svg:x1="12cm" svg:y1="8.526cm" svg:x2="6.9cm" svg:y2="1.85cm" draw:start-shape="id8" draw:start-glue-point="0" draw:end-shape="id9" draw:end-glue-point="1" svg:d="m12000 8526v501h4900v-7177h-10000">
          <text:p/>
        </draw:connector>
      </draw:page>
    </office:graphics>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4.3cm" svg:height="1.5cm" svg:x="5.5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4">0,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5.8cm" svg:y="2.9cm">
          <text:p text:style-name="P1"><text:span text:style-name="T2">y</text:span><text:span text:style-name="T3">1 </text:span><text:span text:style-name="T1">=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65cm" svg:y1="1.5cm" svg:x2="7.65cm" svg:y2="2.9cm" draw:start-shape="id1" draw:start-glue-point="2" draw:end-shape="id2" draw:end-glue-point="0" svg:d="M7650 1500v1400">
          <text:p/>
        </draw:connector>
        <draw:custom-shape draw:style-name="gr1" draw:text-style-name="P2" xml:id="id5" draw:id="id5" draw:layer="layout" svg:width="3.7cm" svg:height="1.4cm" svg:x="12.9cm" svg:y="6.5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5cm" svg:height="1cm" svg:x="6.1cm" svg:y="6.5cm">
          <text:p text:style-name="P1"><text:span text:style-name="T4">(</text:span><text:span text:style-name="T2">y</text:span><text:span text:style-name="T3">1</text:span><text:span text:style-name="T1"> , </text:span><text:span text:style-name="T2">y</text:span><text:span text:style-name="T3">2</text:span><text:span text:style-name="T1">) ← (0, </text:span><text:span text:style-name="T2">y</text:span><text:span text:style-name="T3">2 </text:span><text:span text:style-name="T1">+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5cm" svg:y1="3.4cm" svg:x2="11.55cm" svg:y2="4.8cm" draw:start-shape="id2" draw:start-glue-point="1" draw:end-shape="id3" draw:end-glue-point="0" svg:d="M9500 3400h2050v1400">
          <text:p/>
        </draw:connector>
        <draw:frame draw:style-name="gr4" draw:layer="layout" svg:width="0.891cm" svg:height="0.963cm" svg:x="4.5cm" svg:y="2.537cm">
          <draw:text-box>
            <text:p>F</text:p>
          </draw:text-box>
        </draw:frame>
        <draw:frame draw:style-name="gr5" draw:layer="layout" svg:width="0.896cm" svg:height="0.963cm" svg:x="9.904cm" svg:y="2.437cm">
          <draw:text-box>
            <text:p>T</text:p>
          </draw:text-box>
        </draw:frame>
        <draw:custom-shape draw:style-name="gr1" draw:text-style-name="P2" xml:id="id3" draw:id="id3" draw:layer="layout" svg:width="3.7cm" svg:height="1cm" svg:x="9.7cm" svg:y="4.8cm">
          <text:p text:style-name="P1"><text:span text:style-name="T2">y</text:span><text:span text:style-name="T3">2 </text:span><text:span text:style-name="T1">=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7cm" svg:y1="5.3cm" svg:x2="8.6cm" svg:y2="6.5cm" draw:start-shape="id3" draw:start-glue-point="3" draw:end-shape="id4" draw:end-glue-point="0" svg:d="M9700 5300h-1100v1200">
          <text:p/>
        </draw:connector>
        <draw:custom-shape draw:style-name="gr1" draw:text-style-name="P2" xml:id="id6" draw:id="id6" draw:layer="layout" svg:width="3.8cm" svg:height="1cm" svg:x="2.3cm" svg:y="4.9cm">
          <text:p text:style-name="P1"><text:span text:style-name="T2">y</text:span><text:span text:style-name="T3">1</text:span><text:span text:style-name="T1"> ← </text:span><text:span text:style-name="T2">y</text:span><text:span text:style-name="T3">1 <text:s/></text:span><text:span text:style-name="T1">+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layer="layout" svg:width="0.896cm" svg:height="0.963cm" svg:x="13.504cm" svg:y="4.2cm">
          <draw:text-box>
            <text:p>T</text:p>
          </draw:text-box>
        </draw:frame>
        <draw:frame draw:style-name="gr4" draw:layer="layout" svg:width="0.891cm" svg:height="0.963cm" svg:x="8.809cm" svg:y="4.337cm">
          <draw:text-box>
            <text:p>F</text:p>
          </draw:text-box>
        </draw:frame>
        <draw:connector draw:style-name="gr2" draw:text-style-name="P1" draw:layer="layout" draw:line-skew="0cm -3.575cm" svg:x1="8.6cm" svg:y1="7.5cm" svg:x2="7.607cm" svg:y2="1.86cm" draw:start-shape="id4" draw:start-glue-point="2" svg:d="M8600 7500v526h-6600v-6166h5607">
          <text:p/>
        </draw:connector>
        <draw:connector draw:style-name="gr2" draw:text-style-name="P1" draw:layer="layout" svg:x1="13.4cm" svg:y1="5.3cm" svg:x2="14.75cm" svg:y2="6.5cm" draw:start-shape="id3" draw:start-glue-point="1" draw:end-shape="id5" draw:end-glue-point="0" svg:d="M13400 5300h1350v1200">
          <text:p/>
        </draw:connector>
        <draw:connector draw:style-name="gr6" draw:text-style-name="P1" draw:layer="layout" svg:x1="4.2cm" svg:y1="5.9cm" svg:x2="4.196cm" svg:y2="8.02cm" draw:start-shape="id6" draw:start-glue-point="2" svg:d="M4200 5900v1323h-4v797">
          <text:p/>
        </draw:connector>
        <draw:connector draw:style-name="gr2" draw:text-style-name="P1" draw:layer="layout" svg:x1="5.8cm" svg:y1="3.4cm" svg:x2="4.2cm" svg:y2="4.9cm" draw:start-shape="id2" draw:start-glue-point="3" draw:end-shape="id6" draw:end-glue-point="0" svg:d="M5800 3400h-1600v1500">
          <text:p/>
        </draw:connector>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713cm" fo:min-width="0.391cm" fo:padding-top="0.15cm" fo:padding-bottom="0.15cm" fo:padding-left="0.275cm" fo:padding-right="0.275cm"/>
    </style:style>
    <style:style style:name="gr5"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713cm" fo:min-width="0.425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6"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cm" svg:height="1.3cm" svg:x="5.4cm" svg:y="1.1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0, 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899cm" svg:x="5.401cm" svg:y="3.201cm">
          <text:p text:style-name="P1"><text:span text:style-name="T1">y</text:span><text:span text:style-name="T2">1 </text:span><text:span text:style-name="T1">&lt; 2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8cm" svg:height="0.899cm" svg:x="2.9cm" svg:y="4.801cm">
          <text:p text:style-name="P1"><text:span text:style-name="T1">y</text:span><text:span text:style-name="T2">1 </text:span><text:span text:style-name="T5">←</text:span><text:span text:style-name="T1"> y</text:span><text:span text:style-name="T2">1 </text:span><text:span text:style-name="T6">+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8cm" svg:height="0.899cm" svg:x="8.2cm" svg:y="4.801cm">
          <text:p text:style-name="P1"><text:span text:style-name="T1">y</text:span><text:span text:style-name="T2">1 </text:span><text:span text:style-name="T6">&lt;</text:span><text:span text:style-name="T1"> y</text:span><text:span text:style-name="T2">2</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8cm" svg:height="1.3cm" svg:x="8.2cm" svg:y="6.6cm">
          <text:p text:style-name="P1"><text:span text:style-name="T1">HALT</text:span><text:span text:style-name="T1"><text:line-break/></text:span><text:span text:style-name="T1">z </text:span><text:span text:style-name="T3">← </text:span><text:span text:style-name="T1">y</text:span><text:span text:style-name="T2">2 </text:span><text:span text:style-name="T6">-</text:span><text:span text:style-name="T1"> y</text:span><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3cm" svg:y1="2.4cm" svg:x2="7.301cm" svg:y2="3.201cm" draw:start-shape="id1" draw:start-glue-point="2" draw:end-shape="id2" draw:end-glue-point="0" svg:d="M7300 2400v401h1v400">
          <text:p/>
        </draw:connector>
        <draw:connector draw:style-name="gr2" draw:text-style-name="P1" draw:layer="layout" svg:x1="5.401cm" svg:y1="3.65cm" svg:x2="4.8cm" svg:y2="4.801cm" draw:start-shape="id2" draw:start-glue-point="3" draw:end-shape="id3" draw:end-glue-point="0" svg:d="M5401 3650h-601v1151">
          <text:p/>
        </draw:connector>
        <draw:connector draw:style-name="gr2" draw:text-style-name="P1" draw:layer="layout" svg:x1="9.201cm" svg:y1="3.65cm" svg:x2="10.1cm" svg:y2="4.801cm" draw:start-shape="id2" draw:start-glue-point="1" draw:end-shape="id4" draw:end-glue-point="0" svg:d="M9201 3650h899v1151">
          <text:p/>
        </draw:connector>
        <draw:connector draw:style-name="gr2" draw:text-style-name="P1" draw:layer="layout" svg:x1="10.1cm" svg:y1="5.7cm" svg:x2="10.1cm" svg:y2="6.6cm" draw:start-shape="id4" draw:start-glue-point="2" draw:end-shape="id5" draw:end-glue-point="0" svg:d="M10100 5700v900">
          <text:p/>
        </draw:connector>
        <draw:connector draw:style-name="gr2" draw:text-style-name="P1" draw:layer="layout" svg:x1="4.8cm" svg:y1="5.7cm" svg:x2="7.261cm" svg:y2="2.65cm" draw:start-shape="id3" draw:start-glue-point="2" draw:end-shape="id6" draw:end-glue-point="6" svg:d="M4800 5700v525h-2425v-3575h4886">
          <text:p/>
        </draw:connector>
        <draw:frame draw:style-name="gr3" draw:layer="layout" svg:width="0.946cm" svg:height="1.013cm" svg:x="9.1cm" svg:y="2.7cm">
          <draw:text-box>
            <text:p>T</text:p>
          </draw:text-box>
        </draw:frame>
        <draw:frame draw:style-name="gr4" draw:layer="layout" svg:width="0.941cm" svg:height="1.013cm" svg:x="4.402cm" svg:y="2.803cm">
          <draw:text-box>
            <text:p>F</text:p>
          </draw:text-box>
        </draw:frame>
        <draw:custom-shape draw:style-name="gr5" draw:text-style-name="P1" draw:layer="layout" svg:width="0.1cm" svg:height="0.1cm" svg:x="3.7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line-skew="0.863cm" svg:x1="8.2cm" svg:y1="5.25cm" svg:x2="4.798cm" svg:y2="4.34cm" draw:start-shape="id4" svg:d="M8200 5250h-1100v-910h-2302">
          <text:p/>
        </draw:connector>
        <draw:custom-shape draw:style-name="gr6" draw:text-style-name="P1" xml:id="id6" draw:id="id6" draw:layer="layout" svg:width="0.1cm" svg:height="0.1cm" svg:x="7.2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layer="layout" svg:width="0.946cm" svg:height="1.013cm" svg:x="10.054cm" svg:y="5.6cm">
          <draw:text-box>
            <text:p>T</text:p>
          </draw:text-box>
        </draw:frame>
        <draw:frame draw:style-name="gr4" draw:layer="layout" svg:width="0.941cm" svg:height="1.013cm" svg:x="7.359cm" svg:y="4.4cm">
          <draw:text-box>
            <text:p>F</text:p>
          </draw:text-box>
        </draw:frame>
        <draw:frame draw:style-name="gr7" draw:layer="layout" svg:width="0.975cm" svg:height="1.013cm" svg:x="3.4cm" svg:y="1.5cm">
          <draw:text-box>
            <text:p>A</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cm" svg:height="1.3cm" svg:x="5.4cm" svg:y="1.2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x, 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899cm" svg:x="5.401cm" svg:y="3.201cm">
          <text:p text:style-name="P1"><text:span text:style-name="T1">y</text:span><text:span text:style-name="T2">1 </text:span><text:span text:style-name="T1">&lt; 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8cm" svg:height="0.899cm" svg:x="3.1cm" svg:y="4.801cm">
          <text:p text:style-name="P1"><text:span text:style-name="T1">y</text:span><text:span text:style-name="T2">1 </text:span><text:span text:style-name="T1">&lt; 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8cm" svg:height="0.899cm" svg:x="8.201cm" svg:y="4.801cm">
          <text:p text:style-name="P1"><text:span text:style-name="T1">y</text:span><text:span text:style-name="T2">1 </text:span><text:span text:style-name="T3">←</text:span><text:span text:style-name="T4"> </text:span><text:span text:style-name="T1">0</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8cm" svg:height="1.3cm" svg:x="8.2cm" svg:y="6.6cm">
          <text:p text:style-name="P1"><text:span text:style-name="T1">HALT</text:span><text:span text:style-name="T1"><text:line-break/></text:span><text:span text:style-name="T1">z </text:span><text:span text:style-name="T3">← </text:span><text:span text:style-name="T1">y</text:span><text:span text:style-name="T2">1 </text:span><text:span text:style-name="T1">+ 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3cm" svg:y1="2.5cm" svg:x2="7.301cm" svg:y2="3.201cm" draw:start-shape="id1" draw:start-glue-point="2" draw:end-shape="id2" draw:end-glue-point="0" svg:d="m7300 2500v351h1v350">
          <text:p/>
        </draw:connector>
        <draw:connector draw:style-name="gr2" draw:text-style-name="P1" draw:layer="layout" svg:x1="5.401cm" svg:y1="3.65cm" svg:x2="5cm" svg:y2="4.801cm" draw:start-shape="id2" draw:start-glue-point="3" draw:end-shape="id3" draw:end-glue-point="0" svg:d="m5401 3650h-401v1151">
          <text:p/>
        </draw:connector>
        <draw:connector draw:style-name="gr2" draw:text-style-name="P1" draw:layer="layout" svg:x1="9.201cm" svg:y1="3.65cm" svg:x2="10.101cm" svg:y2="4.801cm" draw:start-shape="id2" draw:start-glue-point="1" draw:end-shape="id4" draw:end-glue-point="0" svg:d="m9201 3650h900v1151">
          <text:p/>
        </draw:connector>
        <draw:connector draw:style-name="gr2" draw:text-style-name="P1" draw:layer="layout" draw:line-skew="-0.894cm" svg:x1="6.9cm" svg:y1="5.25cm" svg:x2="10.16cm" svg:y2="4.268cm" draw:start-shape="id3" draw:start-glue-point="1" svg:d="m6900 5250h1000v-982h2260">
          <text:p/>
        </draw:connector>
        <draw:connector draw:style-name="gr2" draw:text-style-name="P1" draw:layer="layout" svg:x1="10.101cm" svg:y1="5.7cm" svg:x2="10.1cm" svg:y2="6.6cm" draw:start-shape="id4" draw:start-glue-point="2" draw:end-shape="id5" draw:end-glue-point="0" svg:d="m10101 5700v450h-1v450">
          <text:p/>
        </draw:connector>
        <draw:connector draw:style-name="gr2" draw:text-style-name="P1" draw:layer="layout" svg:x1="5cm" svg:y1="5.7cm" svg:x2="7.26cm" svg:y2="2.75cm" draw:start-shape="id3" draw:start-glue-point="2" draw:end-shape="id6" draw:end-glue-point="6" svg:d="m5000 5700v525h-2425v-3475h4685">
          <text:p/>
        </draw:connector>
        <draw:custom-shape draw:style-name="gr3" draw:text-style-name="P1" xml:id="id6" draw:id="id6" draw:layer="layout" svg:width="0.1cm" svg:height="0.1cm" svg:x="7.26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941cm" svg:height="1.013cm" svg:x="9.1cm" svg:y="2.7cm">
          <draw:text-box>
            <text:p>F</text:p>
          </draw:text-box>
        </draw:frame>
        <draw:frame draw:style-name="gr4" draw:layer="layout" svg:width="0.941cm" svg:height="1.013cm" svg:x="4.901cm" svg:y="5.701cm">
          <draw:text-box>
            <text:p>F</text:p>
          </draw:text-box>
        </draw:frame>
        <draw:frame draw:style-name="gr4" draw:layer="layout" svg:width="0.946cm" svg:height="1.013cm" svg:x="6.802cm" svg:y="4.402cm">
          <draw:text-box>
            <text:p>T</text:p>
          </draw:text-box>
        </draw:frame>
        <draw:frame draw:style-name="gr4" draw:layer="layout" svg:width="0.946cm" svg:height="1.013cm" svg:x="4.402cm" svg:y="2.803cm">
          <draw:text-box>
            <text:p>T</text:p>
          </draw:text-box>
        </draw:frame>
        <draw:custom-shape draw:style-name="gr5" draw:text-style-name="P1" draw:layer="layout" svg:width="0.1cm" svg:height="0.1cm" svg:x="4.961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975cm" svg:height="1.013cm" svg:x="4.202cm" svg:y="3.804cm">
          <draw:text-box>
            <text:p>A</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Обычный">
        <draw:custom-shape draw:style-name="gr1" draw:text-style-name="P2" xml:id="id1" draw:id="id1" draw:layer="layout" svg:width="4.3cm" svg:height="1.5cm" svg:x="5.5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2">x</text:span><text:span text:style-name="T4">,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5.8cm" svg:y="2.9cm">
          <text:p text:style-name="P1"><text:span text:style-name="T2">y</text:span><text:span text:style-name="T3">1 </text:span><text:span text:style-name="T1">=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65cm" svg:y1="1.5cm" svg:x2="7.65cm" svg:y2="2.9cm" draw:start-shape="id1" draw:start-glue-point="2" draw:end-shape="id2" draw:end-glue-point="0" svg:d="m7650 1500v1400">
          <text:p/>
        </draw:connector>
        <draw:custom-shape draw:style-name="gr1" draw:text-style-name="P2" xml:id="id3" draw:id="id3" draw:layer="layout" svg:width="3.7cm" svg:height="1.4cm" svg:x="9.3cm" svg:y="4.7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5cm" svg:height="1cm" svg:x="2.3cm" svg:y="4.7cm">
          <text:p text:style-name="P1"><text:span text:style-name="T4">(</text:span><text:span text:style-name="T2">y</text:span><text:span text:style-name="T3">1</text:span><text:span text:style-name="T1"> , </text:span><text:span text:style-name="T2">y</text:span><text:span text:style-name="T3">2</text:span><text:span text:style-name="T1">) ← (</text:span><text:span text:style-name="T2">y</text:span><text:span text:style-name="T3">2 </text:span><text:span text:style-name="T1">- </text:span><text:span text:style-name="T2">y</text:span><text:span text:style-name="T3">1</text:span><text:span text:style-name="T1">, -</text:span><text:span text:style-name="T2">y</text:span><text:span text:style-name="T3">2</text:span><text:span text:style-name="T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5cm" svg:y1="3.4cm" svg:x2="11.15cm" svg:y2="4.7cm" draw:start-shape="id2" draw:start-glue-point="1" draw:end-shape="id3" draw:end-glue-point="0" svg:d="m9500 3400h1650v1300">
          <text:p/>
        </draw:connector>
        <draw:frame draw:style-name="gr4" draw:layer="layout" svg:width="0.891cm" svg:height="0.963cm" svg:x="4.809cm" svg:y="2.437cm">
          <draw:text-box>
            <text:p>F</text:p>
          </draw:text-box>
        </draw:frame>
        <draw:frame draw:style-name="gr5" draw:layer="layout" svg:width="0.896cm" svg:height="1cm" svg:x="9.604cm" svg:y="2.3cm">
          <draw:text-box>
            <text:p>T</text:p>
          </draw:text-box>
        </draw:frame>
        <draw:connector draw:style-name="gr2" draw:text-style-name="P1" draw:layer="layout" draw:line-skew="0cm -5.826cm" svg:x1="4.8cm" svg:y1="5.7cm" svg:x2="7.607cm" svg:y2="1.86cm" draw:start-shape="id4" draw:start-glue-point="2" svg:d="m4800 5700v526h-2800v-4366h5607">
          <text:p/>
        </draw:connector>
        <draw:connector draw:style-name="gr2" draw:text-style-name="P1" draw:layer="layout" svg:x1="5.8cm" svg:y1="3.4cm" svg:x2="4.8cm" svg:y2="4.7cm" draw:start-shape="id2" draw:start-glue-point="3" draw:end-shape="id4" draw:end-glue-point="0" svg:d="m5800 3400h-1000v1300">
          <text:p/>
        </draw:connector>
      </draw:page>
    </office:graphics>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9/content.xml><?xml version="1.0" encoding="utf-8"?>
<math xmlns="http://www.w3.org/1998/Math/MathML">
  <semantics>
    <mrow>
      <mfenced open="[" close="]">
        <mrow>
          <mfrac>
            <mrow>
              <mrow>
                <mi>x</mi>
                <mo stretchy="false">+</mo>
                <mn>1</mn>
              </mrow>
            </mrow>
            <mrow>
              <mi>x</mi>
            </mrow>
          </mfrac>
        </mrow>
      </mfenced>
    </mrow>
    <annotation encoding="StarMath 5.0">left [ {x+1} over {x} right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svg:stroke-width="0.05cm" svg:stroke-color="#000000" draw:fill="none" draw:fill-color="#ffffff" draw:textarea-horizontal-align="left" draw:auto-grow-height="true" draw:auto-grow-width="true" fo:min-height="0.713cm" fo:min-width="0.459cm" fo:padding-top="0.15cm" fo:padding-bottom="0.15cm" fo:padding-left="0.275cm" fo:padding-right="0.275cm"/>
    </style:style>
    <style:style style:name="gr6" style:family="graphic" style:parent-style-name="standard">
      <style:graphic-properties draw:stroke="none" svg:stroke-width="0.05cm" svg:stroke-color="#000000" draw:fill="none" draw:fill-color="#ffffff" draw:textarea-horizontal-align="left" draw:auto-grow-height="true" draw:auto-grow-width="true" fo:min-height="0.713cm" fo:min-width="0.425cm"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713cm" fo:min-width="0.391cm" fo:padding-top="0.15cm" fo:padding-bottom="0.15cm" fo:padding-left="0.275cm" fo:padding-right="0.275cm"/>
    </style:style>
    <style:style style:name="gr8"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6"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cm" svg:height="1.3cm" svg:x="6cm" svg:y="1.1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x,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8cm" svg:height="0.899cm" svg:x="3.2cm" svg:y="6.501cm">
          <text:p text:style-name="P1"><text:span text:style-name="T1">y</text:span><text:span text:style-name="T2">1 </text:span><text:span text:style-name="T1">&gt;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3.8cm" svg:height="0.899cm" svg:x="3.2cm" svg:y="5.1cm">
          <text:p text:style-name="P1"><text:span text:style-name="T1">y</text:span><text:span text:style-name="T2">2 </text:span><text:span text:style-name="T5">←</text:span><text:span text:style-name="T1"> y</text:span><text:span text:style-name="T2">1 </text:span><text:span text:style-name="T6">+ y</text:span><text:span text:style-name="T2">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9cm" svg:x="6cm" svg:y="3.3cm">
          <text:p text:style-name="P1"><text:span text:style-name="T1">y</text:span><text:span text:style-name="T2">1 </text:span><text:span text:style-name="T1">&lt; y</text:span><text:span text:style-name="T2">2</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8cm" svg:height="1.3cm" svg:x="8.7cm" svg:y="4.9cm">
          <text:p text:style-name="P1"><text:span text:style-name="T1">HALT</text:span><text:span text:style-name="T1"><text:line-break/></text:span><text:span text:style-name="T1">z </text:span><text:span text:style-name="T3">← </text:span><text:span text:style-name="T1">y</text:span><text:span text:style-name="T2">1 </text:span><text:span text:style-name="T6">-</text:span><text:span text:style-name="T1"> 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9cm" svg:y1="2.4cm" svg:x2="7.9cm" svg:y2="3.3cm" draw:start-shape="id1" draw:start-glue-point="2" draw:end-shape="id2" draw:end-glue-point="0" svg:d="M7900 2400v900">
          <text:p/>
        </draw:connector>
        <draw:custom-shape draw:style-name="gr3" draw:text-style-name="P1" draw:layer="layout" svg:width="0.1cm" svg:height="0.1cm" svg:x="2.621cm" svg:y="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0.1cm" svg:height="0.1cm" svg:x="7.8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1.009cm" svg:height="1.013cm" svg:x="2.6cm" svg:y="3.287cm">
          <draw:text-box>
            <text:p>C</text:p>
          </draw:text-box>
        </draw:frame>
        <draw:connector draw:style-name="gr2" draw:text-style-name="P1" draw:layer="layout" svg:x1="7cm" svg:y1="6.95cm" svg:x2="5.147cm" svg:y2="4.414cm" draw:start-shape="id3" draw:start-glue-point="1" draw:end-shape="id4" draw:end-glue-point="11" svg:d="M7000 6950h527v-2536h-2380">
          <text:p/>
        </draw:connector>
        <draw:frame draw:style-name="gr6" draw:layer="layout" svg:width="0.975cm" svg:height="1.013cm" svg:x="7.5cm" svg:y="6.087cm">
          <draw:text-box>
            <text:p>B</text:p>
          </draw:text-box>
        </draw:frame>
        <draw:frame draw:style-name="gr6" draw:layer="layout" svg:width="0.975cm" svg:height="1.013cm" svg:x="4.2cm" svg:y="4.2cm">
          <draw:text-box>
            <text:p>A</text:p>
          </draw:text-box>
        </draw:frame>
        <draw:custom-shape draw:style-name="gr3" draw:text-style-name="P1" draw:layer="layout" svg:width="0.1cm" svg:height="0.1cm" svg:x="5.04cm" svg:y="4.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7.481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9.8cm" svg:y1="3.75cm" svg:x2="10.6cm" svg:y2="4.9cm" draw:start-shape="id2" draw:start-glue-point="1" draw:end-shape="id5" draw:end-glue-point="0" svg:d="M9800 3750h800v1150">
          <text:p/>
        </draw:connector>
        <draw:connector draw:style-name="gr2" draw:text-style-name="P1" draw:layer="layout" svg:x1="5.1cm" svg:y1="5.999cm" svg:x2="5.1cm" svg:y2="6.501cm" draw:start-shape="id6" draw:start-glue-point="2" draw:end-shape="id3" draw:end-glue-point="0" svg:d="M5100 5999v502">
          <text:p/>
        </draw:connector>
        <draw:connector draw:style-name="gr2" draw:text-style-name="P1" draw:layer="layout" svg:x1="6cm" svg:y1="3.75cm" svg:x2="5.1cm" svg:y2="5.1cm" draw:start-shape="id2" draw:start-glue-point="3" draw:end-shape="id6" draw:end-glue-point="0" svg:d="M6000 3750h-900v1350">
          <text:p/>
        </draw:connector>
        <draw:connector draw:style-name="gr2" draw:text-style-name="P1" draw:layer="layout" svg:x1="3.2cm" svg:y1="6.95cm" svg:x2="7.875cm" svg:y2="2.686cm" draw:start-shape="id3" draw:start-glue-point="3" draw:end-shape="id7" draw:end-glue-point="7" svg:d="M3200 6950h-525v-4264h5200">
          <text:p/>
        </draw:connector>
        <draw:custom-shape draw:style-name="gr4" draw:text-style-name="P1" xml:id="id4" draw:id="id4" draw:layer="layout" svg:width="0.1cm" svg:height="0.1cm" svg:x="5.061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0.941cm" svg:height="1.013cm" svg:x="9.625cm" svg:y="2.7cm">
          <draw:text-box>
            <text:p>F</text:p>
          </draw:text-box>
        </draw:frame>
        <draw:frame draw:style-name="gr8" draw:layer="layout" svg:width="0.946cm" svg:height="1.013cm" svg:x="5.226cm" svg:y="2.701cm">
          <draw:text-box>
            <text:p>T</text:p>
          </draw:text-box>
        </draw:frame>
        <draw:frame draw:style-name="gr8" draw:layer="layout" svg:width="0.946cm" svg:height="1.013cm" svg:x="6.9cm" svg:y="6.987cm">
          <draw:text-box>
            <text:p>T</text:p>
          </draw:text-box>
        </draw:frame>
        <draw:frame draw:style-name="gr7" draw:layer="layout" svg:width="0.941cm" svg:height="1.013cm" svg:x="2.4cm" svg:y="6.887cm">
          <draw:text-box>
            <text:p>F</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5cm" fo:min-width="0.391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5" style:family="text">
      <style:text-properties fo:font-family="'Times New Roman'" style:font-style-name="Обычный" style:font-family-generic="roman" fo:font-size="14pt" style:font-family-asian="'Times New Roman'" style:font-style-name-asian="Обычный" style:font-family-generic-asian="roman" style:font-size-asian="14pt" style:font-family-complex="'Times New Roman'" style:font-style-name-complex="Обычный" style:font-family-generic-complex="roman"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6.7cm" svg:height="1.5cm" svg:x="4.6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text:span><text:span text:style-name="T2">y</text:span><text:span text:style-name="T3">3</text:span><text:span text:style-name="T1">, </text:span><text:span text:style-name="T2">y</text:span><text:span text:style-name="T3">4</text:span><text:span text:style-name="T1">) ← (</text:span><text:span text:style-name="T2">x</text:span><text:span text:style-name="T4">, 1, </text:span><text:span text:style-name="T2">x</text:span><text:span text:style-name="T4">-1, </text:span><text:span text:style-name="T2">x</text:span><text:span text:style-name="T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6.1cm" svg:y="2.9cm">
          <text:p text:style-name="P1"><text:span text:style-name="T2">y</text:span><text:span text:style-name="T3">1 </text:span><text:span text:style-name="T1">=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95cm" svg:y1="1.5cm" svg:x2="7.95cm" svg:y2="2.9cm" draw:start-shape="id1" draw:start-glue-point="2" draw:end-shape="id2" draw:end-glue-point="0" svg:d="M7950 1500v1400">
          <text:p/>
        </draw:connector>
        <draw:custom-shape draw:style-name="gr1" draw:text-style-name="P2" xml:id="id7" draw:id="id7" draw:layer="layout" svg:width="3.6cm" svg:height="1.4cm" svg:x="8.8cm" svg:y="7.9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5cm" svg:height="1cm" svg:x="2.6cm" svg:y="4.4cm">
          <text:p text:style-name="P1"><text:span text:style-name="T4">(</text:span><text:span text:style-name="T2">y</text:span><text:span text:style-name="T3">2</text:span><text:span text:style-name="T1"> , </text:span><text:span text:style-name="T2">y</text:span><text:span text:style-name="T3">4</text:span><text:span text:style-name="T1">) ← (-</text:span><text:span text:style-name="T2">y</text:span><text:span text:style-name="T3">2</text:span><text:span text:style-name="T1">, </text:span><text:span text:style-name="T2">y</text:span><text:span text:style-name="T3">4</text:span><text:span text:style-name="T1"> -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8cm" svg:y1="3.4cm" svg:x2="10.85cm" svg:y2="4.4cm" draw:start-shape="id2" draw:start-glue-point="1" draw:end-shape="id3" svg:d="M9800 3400h1050v1000">
          <text:p/>
        </draw:connector>
        <draw:frame draw:style-name="gr4" draw:layer="layout" svg:width="0.896cm" svg:height="0.963cm" svg:x="5.109cm" svg:y="2.437cm">
          <draw:text-box>
            <text:p>T</text:p>
          </draw:text-box>
        </draw:frame>
        <draw:frame draw:style-name="gr5" draw:layer="layout" svg:width="0.891cm" svg:height="1cm" svg:x="9.804cm" svg:y="2.5cm">
          <draw:text-box>
            <text:p>F</text:p>
          </draw:text-box>
        </draw:frame>
        <draw:connector draw:style-name="gr2" draw:text-style-name="P1" draw:layer="layout" svg:x1="6.1cm" svg:y1="3.4cm" svg:x2="5.1cm" svg:y2="4.4cm" draw:start-shape="id2" draw:start-glue-point="3" draw:end-shape="id4" draw:end-glue-point="0" svg:d="M6100 3400h-1000v1000">
          <text:p/>
        </draw:connector>
        <draw:custom-shape draw:style-name="gr1" draw:text-style-name="P2" xml:id="id5" draw:id="id5" draw:layer="layout" svg:width="5.6cm" svg:height="1cm" svg:x="2.3cm" svg:y="6.2cm">
          <text:p text:style-name="P1"><text:span text:style-name="T4">(</text:span><text:span text:style-name="T2">y</text:span><text:span text:style-name="T3">1</text:span><text:span text:style-name="T1"> , </text:span><text:span text:style-name="T2">y</text:span><text:span text:style-name="T3">3</text:span><text:span text:style-name="T1">) ← (</text:span><text:span text:style-name="T2">y</text:span><text:span text:style-name="T3">2</text:span><text:span text:style-name="T5">∙</text:span><text:span text:style-name="T1"> </text:span><text:span text:style-name="T2">y</text:span><text:span text:style-name="T3">4</text:span><text:span text:style-name="T1">, </text:span><text:span text:style-name="T2">y</text:span><text:span text:style-name="T3">1</text:span><text:span text:style-name="T1"> - </text:span><text:span text:style-name="T2">y</text:span><text:span text:style-name="T3">2</text:span><text:span text:style-name="T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3.6cm" svg:height="1cm" svg:x="8.8cm" svg:y="6.2cm">
          <text:p text:style-name="P1"><text:span text:style-name="T2">y</text:span><text:span text:style-name="T3">4 </text:span><text:span text:style-name="T1">=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5.7cm" svg:height="1cm" svg:x="8cm" svg:y="4.4cm">
          <text:p text:style-name="P1"><text:span text:style-name="T4">(</text:span><text:span text:style-name="T2">y</text:span><text:span text:style-name="T3">1</text:span><text:span text:style-name="T1"> , </text:span><text:span text:style-name="T2">y</text:span><text:span text:style-name="T3">3</text:span><text:span text:style-name="T1">) ← (</text:span><text:span text:style-name="T2">y</text:span><text:span text:style-name="T3">1 </text:span><text:span text:style-name="T1">- </text:span><text:span text:style-name="T2">y</text:span><text:span text:style-name="T3">2</text:span><text:span text:style-name="T1">, </text:span><text:span text:style-name="T2">y</text:span><text:span text:style-name="T3">3</text:span><text:span text:style-name="T1"> - </text:span><text:span text:style-name="T2">y</text:span><text:span text:style-name="T3">2</text:span><text:span text:style-name="T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5.1cm" svg:y1="5.4cm" svg:x2="5.1cm" svg:y2="6.2cm" draw:start-shape="id4" draw:start-glue-point="2" draw:end-shape="id5" svg:d="M5100 5400v800">
          <text:p/>
        </draw:connector>
        <draw:connector draw:style-name="gr2" draw:text-style-name="P1" draw:layer="layout" svg:x1="7.9cm" svg:y1="6.7cm" svg:x2="8.8cm" svg:y2="6.7cm" draw:start-shape="id5" draw:start-glue-point="1" draw:end-shape="id6" draw:end-glue-point="3" svg:d="M7900 6700h900">
          <text:p/>
        </draw:connector>
        <draw:connector draw:style-name="gr2" draw:text-style-name="P1" draw:layer="layout" svg:x1="10.6cm" svg:y1="7.2cm" svg:x2="10.6cm" svg:y2="7.9cm" draw:start-shape="id6" draw:start-glue-point="2" draw:end-shape="id7" draw:end-glue-point="0" svg:d="M10600 7200v700">
          <text:p/>
        </draw:connector>
        <draw:connector draw:style-name="gr2" draw:text-style-name="P1" draw:layer="layout" draw:line-skew="1.475cm" svg:x1="12.4cm" svg:y1="6.7cm" svg:x2="7.978cm" svg:y2="1.928cm" draw:start-shape="id6" draw:start-glue-point="1" svg:d="M12400 6700h2000v-4772h-6422">
          <text:p/>
        </draw:connector>
        <draw:connector draw:style-name="gr6" draw:text-style-name="P1" draw:layer="layout" svg:x1="13.7cm" svg:y1="4.9cm" svg:x2="14.398cm" svg:y2="4.909cm" draw:start-shape="id3" draw:start-glue-point="1" svg:d="M13700 4900h612v9h86">
          <text:p/>
        </draw:connector>
        <draw:frame draw:style-name="gr4" draw:layer="layout" svg:width="0.896cm" svg:height="0.963cm" svg:x="10.609cm" svg:y="7.138cm">
          <draw:text-box>
            <text:p>T</text:p>
          </draw:text-box>
        </draw:frame>
        <draw:frame draw:style-name="gr5" draw:layer="layout" svg:width="0.891cm" svg:height="1cm" svg:x="12.505cm" svg:y="5.7cm">
          <draw:text-box>
            <text:p>F</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svg:stroke-width="0.05cm" svg:stroke-color="#000000" draw:fill="none" draw:fill-color="#ffffff" draw:textarea-horizontal-align="left" draw:auto-grow-height="true" draw:auto-grow-width="true" fo:min-height="0.713cm" fo:min-width="0.459cm" fo:padding-top="0.15cm" fo:padding-bottom="0.15cm" fo:padding-left="0.275cm" fo:padding-right="0.275cm"/>
    </style:style>
    <style:style style:name="gr6" style:family="graphic" style:parent-style-name="standard">
      <style:graphic-properties draw:stroke="none" svg:stroke-width="0.05cm" svg:stroke-color="#000000" draw:fill="none" draw:fill-color="#ffffff" draw:textarea-horizontal-align="left" draw:auto-grow-height="true" draw:auto-grow-width="true" fo:min-height="0.713cm" fo:min-width="0.425cm"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713cm" fo:min-width="0.391cm" fo:padding-top="0.15cm" fo:padding-bottom="0.15cm" fo:padding-left="0.275cm" fo:padding-right="0.275cm"/>
    </style:style>
    <style:style style:name="gr8" style:family="graphic" style:parent-style-name="standard">
      <style:graphic-properties svg:stroke-width="0.05cm" svg:stroke-color="#000000" draw:marker-end="Arrow" draw:marker-end-width="0.15cm" draw:fill="none" draw:textarea-vertical-align="middle" fo:padding-top="0.15cm" fo:padding-bottom="0.15cm" fo:padding-left="0.275cm" fo:padding-right="0.275cm"/>
    </style:style>
    <style:style style:name="gr9"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cm" svg:height="1.3cm" svg:x="8.2cm" svg:y="1.5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0, 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899cm" svg:x="8.2cm" svg:y="3.8cm">
          <text:p text:style-name="P1"><text:span text:style-name="T1">y</text:span><text:span text:style-name="T2">1 </text:span><text:span text:style-name="T1">&lt; 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8cm" svg:height="0.9cm" svg:x="8.2cm" svg:y="6.5cm">
          <text:p text:style-name="P1"><text:span text:style-name="T1">2y</text:span><text:span text:style-name="T2">1 </text:span><text:span text:style-name="T1">= y</text:span><text:span text:style-name="T2">2</text:span><text:span text:style-name="T1">+ x</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3.8cm" svg:height="1.3cm" svg:x="13.6cm" svg:y="6.3cm">
          <text:p text:style-name="P1"><text:span text:style-name="T1">HALT</text:span><text:span text:style-name="T1"><text:line-break/></text:span><text:span text:style-name="T1">z </text:span><text:span text:style-name="T3">← </text:span><text:span text:style-name="T1">y</text:span><text:span text:style-name="T2">1 </text:span><text:span text:style-name="T5">+</text:span><text:span text:style-name="T1"> 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0.1cm" svg:y1="2.8cm" svg:x2="10.1cm" svg:y2="3.8cm" draw:start-shape="id1" draw:start-glue-point="2" draw:end-shape="id2" svg:d="M10100 2800v1000">
          <text:p/>
        </draw:connector>
        <draw:custom-shape draw:style-name="gr3" draw:text-style-name="P1" draw:layer="layout" svg:width="0.1cm" svg:height="0.1cm" svg:x="7.636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0.1cm" svg:height="0.1cm" svg:x="10.09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1.009cm" svg:height="1.013cm" svg:x="7.691cm" svg:y="5.2cm">
          <draw:text-box>
            <text:p>C</text:p>
          </draw:text-box>
        </draw:frame>
        <draw:custom-shape draw:style-name="gr4" draw:text-style-name="P1" xml:id="id5" draw:id="id5" draw:layer="layout" svg:width="0.1cm" svg:height="0.1cm" svg:x="10.066cm" svg:y="5.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0.975cm" svg:height="1.013cm" svg:x="9.025cm" svg:y="4.7cm">
          <draw:text-box>
            <text:p>B</text:p>
          </draw:text-box>
        </draw:frame>
        <draw:frame draw:style-name="gr6" draw:layer="layout" svg:width="0.975cm" svg:height="1.013cm" svg:x="12.525cm" svg:y="3.187cm">
          <draw:text-box draw:corner-radius="0.975cm">
            <text:p>A</text:p>
          </draw:text-box>
        </draw:frame>
        <draw:custom-shape draw:style-name="gr3" draw:text-style-name="P1" draw:layer="layout" svg:width="0.1cm" svg:height="0.1cm" svg:x="12.947cm" svg:y="4.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10.054cm" svg:y="5.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0.941cm" svg:height="1.013cm" svg:x="11.859cm" svg:y="3.387cm">
          <draw:text-box>
            <text:p>F</text:p>
          </draw:text-box>
        </draw:frame>
        <draw:custom-shape draw:style-name="gr1" draw:text-style-name="P2" xml:id="id4" draw:id="id4" draw:layer="layout" svg:width="3.8cm" svg:height="1cm" svg:x="12.1cm" svg:y="4.924cm">
          <text:p text:style-name="P1"><text:span text:style-name="T1">y</text:span><text:span text:style-name="T2">1 </text:span><text:span text:style-name="T1">+ y</text:span><text:span text:style-name="T2">2 </text:span><text:span text:style-name="T5">&lt;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svg:x1="10.1cm" svg:y1="4.699cm" svg:x2="10.1cm" svg:y2="6.5cm" draw:start-shape="id2" draw:start-glue-point="2" draw:end-shape="id3" draw:end-glue-point="0" svg:d="M10100 4699v1801">
          <text:p/>
        </draw:connector>
        <draw:connector draw:style-name="gr8" draw:text-style-name="P1" draw:layer="layout" svg:x1="12.1cm" svg:y1="5.424cm" svg:x2="10.152cm" svg:y2="5.418cm" draw:start-shape="id4" draw:start-glue-point="3" draw:end-shape="id5" draw:end-glue-point="11" svg:d="M12100 5424h-979v-6h-969">
          <text:p/>
        </draw:connector>
        <draw:connector draw:style-name="gr8" draw:text-style-name="P1" draw:layer="layout" svg:x1="12cm" svg:y1="4.249cm" svg:x2="14cm" svg:y2="4.924cm" draw:start-shape="id2" draw:start-glue-point="1" draw:end-shape="id4" draw:end-glue-point="0" svg:d="M12000 4249h2000v675">
          <text:p/>
        </draw:connector>
        <draw:connector draw:style-name="gr8" draw:text-style-name="P1" draw:layer="layout" svg:x1="12cm" svg:y1="6.95cm" svg:x2="13.6cm" svg:y2="6.95cm" draw:start-shape="id3" draw:start-glue-point="1" draw:end-shape="id6" svg:d="M12000 6950h1600">
          <text:p/>
        </draw:connector>
        <draw:line draw:style-name="gr8" draw:text-style-name="P1" draw:layer="layout" svg:x1="12.6cm" svg:y1="5.9cm" svg:x2="12.6cm" svg:y2="7cm">
          <text:p/>
        </draw:line>
        <draw:connector draw:style-name="gr8" draw:text-style-name="P1" draw:layer="layout" svg:x1="8.2cm" svg:y1="6.95cm" svg:x2="10.104cm" svg:y2="3.114cm" draw:start-shape="id3" draw:start-glue-point="3" draw:end-shape="id7" draw:end-glue-point="5" svg:d="M8200 6950h-525v-3836h2429">
          <text:p/>
        </draw:connector>
        <draw:frame draw:style-name="gr7" draw:layer="layout" svg:width="0.941cm" svg:height="1.013cm" svg:x="11.9cm" svg:y="6.8cm">
          <draw:text-box>
            <text:p>F</text:p>
          </draw:text-box>
        </draw:frame>
        <draw:frame draw:style-name="gr7" draw:layer="layout" svg:width="0.941cm" svg:height="1.013cm" svg:x="12.501cm" svg:y="5.801cm">
          <draw:text-box>
            <text:p>F</text:p>
          </draw:text-box>
        </draw:frame>
        <draw:frame draw:style-name="gr9" draw:layer="layout" svg:width="0.946cm" svg:height="1.013cm" svg:x="11.302cm" svg:y="5.402cm">
          <draw:text-box>
            <text:p>T</text:p>
          </draw:text-box>
        </draw:frame>
        <draw:frame draw:style-name="gr9" draw:layer="layout" svg:width="0.946cm" svg:height="1.013cm" svg:x="10.002cm" svg:y="4.603cm">
          <draw:text-box>
            <text:p>T</text:p>
          </draw:text-box>
        </draw:frame>
        <draw:frame draw:style-name="gr9" draw:layer="layout" svg:width="0.946cm" svg:height="1.013cm" svg:x="7.454cm" svg:y="6.787cm">
          <draw:text-box>
            <text:p>T</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svg:stroke-width="0.05cm" svg:stroke-color="#000000" draw:fill="none" draw:fill-color="#ffffff" draw:textarea-horizontal-align="left" draw:auto-grow-height="true" draw:auto-grow-width="true" fo:min-height="0.713cm" fo:min-width="0.459cm" fo:padding-top="0.15cm" fo:padding-bottom="0.15cm" fo:padding-left="0.275cm" fo:padding-right="0.275cm"/>
    </style:style>
    <style:style style:name="gr6" style:family="graphic" style:parent-style-name="standard">
      <style:graphic-properties draw:stroke="none" svg:stroke-width="0.05cm" svg:stroke-color="#000000" draw:fill="none" draw:fill-color="#ffffff" draw:textarea-horizontal-align="left" draw:auto-grow-height="true" draw:auto-grow-width="true" fo:min-height="0.713cm" fo:min-width="0.425cm"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gr8" style:family="graphic" style:parent-style-name="standard">
      <style:graphic-properties draw:stroke="none" svg:stroke-width="0.05cm" svg:stroke-color="#000000" draw:fill="none" draw:fill-color="#ffffff" draw:textarea-horizontal-align="left" draw:auto-grow-height="true" draw:auto-grow-width="true" fo:min-height="0.713cm" fo:min-width="0.391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6"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cm" svg:height="1.3cm" svg:x="5.4cm" svg:y="1.1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0, 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8cm" svg:height="0.899cm" svg:x="5.4cm" svg:y="5.101cm">
          <text:p text:style-name="P1"><text:span text:style-name="T1">y</text:span><text:span text:style-name="T2">1 </text:span><text:span text:style-name="T1">&lt;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899cm" svg:x="5.4cm" svg:y="3.301cm">
          <text:p text:style-name="P1"><text:span text:style-name="T1">y</text:span><text:span text:style-name="T2">1 </text:span><text:span text:style-name="T5">←</text:span><text:span text:style-name="T1"> y</text:span><text:span text:style-name="T2">1 </text:span><text:span text:style-name="T6">- y</text:span><text:span text:style-name="T2">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8cm" svg:height="0.9cm" svg:x="5.4cm" svg:y="6.9cm">
          <text:p text:style-name="P1"><text:span text:style-name="T1">y</text:span><text:span text:style-name="T2">1 </text:span><text:span text:style-name="T5">≥</text:span><text:span text:style-name="T1"> 1</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8cm" svg:height="1.3cm" svg:x="5.4cm" svg:y="8.4cm">
          <text:p text:style-name="P1"><text:span text:style-name="T1">HALT</text:span><text:span text:style-name="T1"><text:line-break/></text:span><text:span text:style-name="T1">z </text:span><text:span text:style-name="T3">← </text:span><text:span text:style-name="T1">y</text:span><text:span text:style-name="T2">2 </text:span><text:span text:style-name="T6">-</text:span><text:span text:style-name="T1"> y</text:span><text:span text:style-name="T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3cm" svg:y1="2.4cm" svg:x2="7.3cm" svg:y2="3.301cm" draw:start-shape="id1" draw:start-glue-point="2" draw:end-shape="id2" draw:end-glue-point="0" svg:d="M7300 2400v901">
          <text:p/>
        </draw:connector>
        <draw:connector draw:style-name="gr2" draw:text-style-name="P1" draw:layer="layout" svg:x1="7.3cm" svg:y1="7.8cm" svg:x2="7.3cm" svg:y2="8.4cm" draw:start-shape="id3" draw:start-glue-point="2" draw:end-shape="id4" draw:end-glue-point="0" svg:d="M7300 7800v600">
          <text:p/>
        </draw:connector>
        <draw:custom-shape draw:style-name="gr3" draw:text-style-name="P1" draw:layer="layout" svg:width="0.1cm" svg:height="0.1cm" svg:x="4.821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6" draw:id="id6" draw:layer="layout" svg:width="0.1cm" svg:height="0.1cm" svg:x="7.2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1.009cm" svg:height="1.013cm" svg:x="4.8cm" svg:y="4.2cm">
          <draw:text-box>
            <text:p>C</text:p>
          </draw:text-box>
        </draw:frame>
        <draw:connector draw:style-name="gr2" draw:text-style-name="P1" draw:layer="layout" svg:x1="7.3cm" svg:y1="4.2cm" svg:x2="7.3cm" svg:y2="5.101cm" draw:start-shape="id2" draw:start-glue-point="2" draw:end-shape="id5" draw:end-glue-point="0" svg:d="M7300 4200v901">
          <text:p/>
        </draw:connector>
        <draw:connector draw:style-name="gr2" draw:text-style-name="P1" draw:layer="layout" svg:x1="5.4cm" svg:y1="5.55cm" svg:x2="7.275cm" svg:y2="2.686cm" draw:start-shape="id5" draw:start-glue-point="3" draw:end-shape="id6" draw:end-glue-point="7" svg:d="M5400 5550h-525v-2864h2400">
          <text:p/>
        </draw:connector>
        <draw:connector draw:style-name="gr2" draw:text-style-name="P1" draw:layer="layout" svg:x1="7.3cm" svg:y1="6cm" svg:x2="7.3cm" svg:y2="6.9cm" draw:start-shape="id5" draw:start-glue-point="2" draw:end-shape="id3" draw:end-glue-point="0" svg:d="M7300 6000v900">
          <text:p/>
        </draw:connector>
        <draw:custom-shape draw:style-name="gr4" draw:text-style-name="P1" xml:id="id7" draw:id="id7" draw:layer="layout" svg:width="0.1cm" svg:height="0.1cm" svg:x="7.261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9.2cm" svg:y1="7.35cm" svg:x2="7.347cm" svg:y2="4.586cm" draw:start-shape="id3" draw:start-glue-point="1" draw:end-shape="id7" draw:end-glue-point="9" svg:d="M9200 7350h526v-2764h-2379">
          <text:p/>
        </draw:connector>
        <draw:frame draw:style-name="gr6" draw:layer="layout" svg:width="0.975cm" svg:height="1.013cm" svg:x="8.901cm" svg:y="6.101cm">
          <draw:text-box>
            <text:p>B</text:p>
          </draw:text-box>
        </draw:frame>
        <draw:frame draw:style-name="gr6" draw:layer="layout" svg:width="0.975cm" svg:height="1.013cm" svg:x="6.402cm" svg:y="6.102cm">
          <draw:text-box>
            <text:p>A</text:p>
          </draw:text-box>
        </draw:frame>
        <draw:custom-shape draw:style-name="gr3" draw:text-style-name="P1" draw:layer="layout" svg:width="0.1cm" svg:height="0.1cm" svg:x="7.24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9.68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0.946cm" svg:height="1.013cm" svg:x="4.625cm" svg:y="5.487cm">
          <draw:text-box>
            <text:p>T</text:p>
          </draw:text-box>
        </draw:frame>
        <draw:frame draw:style-name="gr8" draw:layer="layout" svg:width="0.941cm" svg:height="1.013cm" svg:x="7.254cm" svg:y="5.8cm">
          <draw:text-box>
            <text:p>F</text:p>
          </draw:text-box>
        </draw:frame>
        <draw:frame draw:style-name="gr8" draw:layer="layout" svg:width="0.941cm" svg:height="1.013cm" svg:x="7.255cm" svg:y="7.601cm">
          <draw:text-box>
            <text:p>F</text:p>
          </draw:text-box>
        </draw:frame>
        <draw:frame draw:style-name="gr7" draw:layer="layout" svg:width="0.946cm" svg:height="1.013cm" svg:x="9.025cm" svg:y="7.288cm">
          <draw:text-box>
            <text:p>T</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svg:stroke-width="0.05cm" svg:stroke-color="#000000" draw:fill="none" draw:fill-color="#ffffff" draw:textarea-horizontal-align="left" draw:auto-grow-height="true" draw:auto-grow-width="true" fo:min-height="0.713cm" fo:min-width="0.459cm" fo:padding-top="0.15cm" fo:padding-bottom="0.15cm" fo:padding-left="0.275cm" fo:padding-right="0.275cm"/>
    </style:style>
    <style:style style:name="gr6" style:family="graphic" style:parent-style-name="standard">
      <style:graphic-properties draw:stroke="none" svg:stroke-width="0.05cm" svg:stroke-color="#000000" draw:fill="none" draw:fill-color="#ffffff" draw:textarea-horizontal-align="left" draw:auto-grow-height="true" draw:auto-grow-width="true" fo:min-height="0.713cm" fo:min-width="0.425cm"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gr8" style:family="graphic" style:parent-style-name="standard">
      <style:graphic-properties draw:stroke="none" svg:stroke-width="0.05cm" svg:stroke-color="#000000" draw:fill="none" draw:fill-color="#ffffff" draw:textarea-horizontal-align="left" draw:auto-grow-height="true" draw:auto-grow-width="true" fo:min-height="0.713cm" fo:min-width="0.391cm" fo:padding-top="0.15cm" fo:padding-bottom="0.15cm" fo:padding-left="0.275cm" fo:padding-right="0.275cm"/>
    </style:style>
    <style:style style:name="gr9" style:family="graphic" style:parent-style-name="standard">
      <style:graphic-properties svg:stroke-width="0.05cm" svg:stroke-color="#000000" draw:marker-end="Arrow" draw:marker-end-width="0.15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cm" svg:height="1.3cm" svg:x="8.2cm" svg:y="1.5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3x, 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899cm" svg:x="8.2cm" svg:y="3.8cm">
          <text:p text:style-name="P1"><text:span text:style-name="T1">y</text:span><text:span text:style-name="T2">1 </text:span><text:span text:style-name="T1">&gt; 2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8cm" svg:height="0.9cm" svg:x="8.2cm" svg:y="9.7cm">
          <text:p text:style-name="P1"><text:span text:style-name="T1">3 | y</text:span><text:span text:style-name="T2">1</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8cm" svg:height="1.3cm" svg:x="8.2cm" svg:y="7.3cm">
          <text:p text:style-name="P1"><text:span text:style-name="T1">HALT</text:span><text:span text:style-name="T1"><text:line-break/></text:span><text:span text:style-name="T1">z </text:span><text:span text:style-name="T3">← </text:span><text:span text:style-name="T1">y</text:span><text:span text:style-name="T2">1 </text:span><text:span text:style-name="T5">+</text:span><text:span text:style-name="T1"> 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0.1cm" svg:y1="2.8cm" svg:x2="10.1cm" svg:y2="3.8cm" draw:start-shape="id1" draw:start-glue-point="2" draw:end-shape="id2" svg:d="M10100 2800v1000">
          <text:p/>
        </draw:connector>
        <draw:custom-shape draw:style-name="gr3" draw:text-style-name="P1" draw:layer="layout" svg:width="0.1cm" svg:height="0.1cm" svg:x="7.445cm" svg:y="9.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0.1cm" svg:height="0.1cm" svg:x="10.09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1.009cm" svg:height="1.013cm" svg:x="7.391cm" svg:y="8.887cm">
          <draw:text-box>
            <text:p>C</text:p>
          </draw:text-box>
        </draw:frame>
        <draw:custom-shape draw:style-name="gr4" draw:text-style-name="P1" xml:id="id6" draw:id="id6" draw:layer="layout" svg:width="0.1cm" svg:height="0.1cm" svg:x="10.066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0.975cm" svg:height="1.013cm" svg:x="11.707cm" svg:y="8.515cm">
          <draw:text-box>
            <text:p>B</text:p>
          </draw:text-box>
        </draw:frame>
        <draw:frame draw:style-name="gr6" draw:layer="layout" svg:width="0.975cm" svg:height="1.013cm" svg:x="7.525cm" svg:y="6cm">
          <draw:text-box>
            <text:p>A</text:p>
          </draw:text-box>
        </draw:frame>
        <draw:custom-shape draw:style-name="gr3" draw:text-style-name="P1" draw:layer="layout" svg:width="0.1cm" svg:height="0.1cm" svg:x="7.947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12.488cm" svg:y="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0.946cm" svg:height="1.013cm" svg:x="9.254cm" svg:y="4.587cm">
          <draw:text-box>
            <text:p>T</text:p>
          </draw:text-box>
        </draw:frame>
        <draw:frame draw:style-name="gr8" draw:layer="layout" svg:width="0.941cm" svg:height="1.013cm" svg:x="7.5cm" svg:y="3.487cm">
          <draw:text-box>
            <text:p>F</text:p>
          </draw:text-box>
        </draw:frame>
        <draw:frame draw:style-name="gr8" draw:layer="layout" svg:width="0.941cm" svg:height="1.013cm" svg:x="9.259cm" svg:y="10.5cm">
          <draw:text-box>
            <text:p>F</text:p>
          </draw:text-box>
        </draw:frame>
        <draw:frame draw:style-name="gr7" draw:layer="layout" svg:width="0.946cm" svg:height="1.013cm" svg:x="11.754cm" svg:y="9.3cm">
          <draw:text-box>
            <text:p>T</text:p>
          </draw:text-box>
        </draw:frame>
        <draw:custom-shape draw:style-name="gr1" draw:text-style-name="P2" xml:id="id3" draw:id="id3" draw:layer="layout" svg:width="3.8cm" svg:height="0.899cm" svg:x="8.2cm" svg:y="5.601cm">
          <text:p text:style-name="P1"><text:span text:style-name="T1">y</text:span><text:span text:style-name="T2">1 </text:span><text:span text:style-name="T1">= y</text:span><text:span text:style-name="T2">2 </text:span><text:span text:style-name="T5">+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svg:x1="10.1cm" svg:y1="4.699cm" svg:x2="10.1cm" svg:y2="5.601cm" draw:start-shape="id2" draw:start-glue-point="2" draw:end-shape="id3" draw:end-glue-point="0" svg:d="M10100 4699v902">
          <text:p/>
        </draw:connector>
        <draw:connector draw:style-name="gr9" draw:text-style-name="P1" draw:layer="layout" svg:x1="10.1cm" svg:y1="6.5cm" svg:x2="10.1cm" svg:y2="7.3cm" draw:start-shape="id3" draw:start-glue-point="2" draw:end-shape="id4" draw:end-glue-point="0" svg:d="M10100 6500v800">
          <text:p/>
        </draw:connector>
        <draw:connector draw:style-name="gr9" draw:text-style-name="P1" draw:layer="layout" svg:x1="12cm" svg:y1="10.15cm" svg:x2="10.152cm" svg:y2="4.986cm" draw:start-shape="id5" draw:start-glue-point="1" draw:end-shape="id6" draw:end-glue-point="9" svg:d="M12000 10150h526v-5164h-2374">
          <text:p/>
        </draw:connector>
        <draw:connector draw:style-name="gr9" draw:text-style-name="P1" draw:layer="layout" draw:line-skew="0cm 0.474cm" svg:x1="10.1cm" svg:y1="10.6cm" svg:x2="10.19cm" svg:y2="3.15cm" draw:start-shape="id5" draw:start-glue-point="2" draw:end-shape="id7" draw:end-glue-point="10" svg:d="M10100 10600v526h2900v-7976h-2810">
          <text:p/>
        </draw:connector>
        <draw:connector draw:style-name="gr9" draw:text-style-name="P1" draw:layer="layout" draw:line-skew="-0.175cm" svg:x1="8.2cm" svg:y1="4.249cm" svg:x2="8.2cm" svg:y2="10.15cm" draw:start-shape="id2" draw:start-glue-point="3" draw:end-shape="id5" svg:d="M8200 4249h-700v5901h700">
          <text:p/>
        </draw:connector>
        <draw:connector draw:style-name="gr9" draw:text-style-name="P1" draw:layer="layout" svg:x1="8.2cm" svg:y1="6.05cm" svg:x2="7.525cm" svg:y2="6.069cm" draw:start-shape="id3" draw:start-glue-point="3" svg:d="M8200 6050h-600v19h-75">
          <text:p/>
        </draw:connector>
        <draw:frame draw:style-name="gr7" draw:layer="layout" svg:width="0.946cm" svg:height="1.013cm" svg:x="9.3cm" svg:y="6.387cm">
          <draw:text-box>
            <text:p>T</text:p>
          </draw:text-box>
        </draw:frame>
        <draw:frame draw:style-name="gr8" draw:layer="layout" svg:width="0.941cm" svg:height="1.013cm" svg:x="7.6cm" svg:y="5.1cm">
          <draw:text-box>
            <text:p>F</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5cm" fo:min-width="0.391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6.7cm" svg:height="1.5cm" svg:x="4.6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4">0,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6.1cm" svg:y="2.7cm">
          <text:p text:style-name="P1"><text:span text:style-name="T2">y</text:span><text:span text:style-name="T3">1 </text:span><text:span text:style-name="T1">= </text:span><text:span text:style-name="T2">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95cm" svg:y1="1.5cm" svg:x2="7.95cm" svg:y2="2.7cm" draw:start-shape="id1" draw:start-glue-point="2" draw:end-shape="id2" draw:end-glue-point="0" svg:d="M7950 1500v1200">
          <text:p/>
        </draw:connector>
        <draw:custom-shape draw:style-name="gr1" draw:text-style-name="P2" xml:id="id6" draw:id="id6" draw:layer="layout" svg:width="3.6cm" svg:height="1.4cm" svg:x="6.3cm" svg:y="7.3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7" draw:id="id7" draw:layer="layout" svg:width="0.1cm" svg:height="0.1cm" svg:x="7.9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2.9cm" svg:height="1cm" svg:x="3.6cm" svg:y="4cm">
          <text:p text:style-name="P1"><text:span text:style-name="T2">y</text:span><text:span text:style-name="T3">2</text:span><text:span text:style-name="T1"> ← -</text:span><text:span text:style-name="T2">х</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8cm" svg:y1="3.2cm" svg:x2="10.9cm" svg:y2="5.6cm" draw:start-shape="id2" draw:start-glue-point="1" draw:end-shape="id3" svg:d="M9800 3200h1100v2400">
          <text:p/>
        </draw:connector>
        <draw:frame draw:style-name="gr4" draw:layer="layout" svg:width="0.896cm" svg:height="0.963cm" svg:x="5.109cm" svg:y="2.237cm">
          <draw:text-box>
            <text:p>T</text:p>
          </draw:text-box>
        </draw:frame>
        <draw:frame draw:style-name="gr5" draw:layer="layout" svg:width="0.891cm" svg:height="1cm" svg:x="9.804cm" svg:y="2.3cm">
          <draw:text-box>
            <text:p>F</text:p>
          </draw:text-box>
        </draw:frame>
        <draw:connector draw:style-name="gr2" draw:text-style-name="P1" draw:layer="layout" svg:x1="6.1cm" svg:y1="3.2cm" svg:x2="5.05cm" svg:y2="4cm" draw:start-shape="id2" draw:start-glue-point="3" draw:end-shape="id4" draw:end-glue-point="0" svg:d="M6100 3200h-1050v800">
          <text:p/>
        </draw:connector>
        <draw:custom-shape draw:style-name="gr1" draw:text-style-name="P2" xml:id="id5" draw:id="id5" draw:layer="layout" svg:width="3.6cm" svg:height="1cm" svg:x="3.5cm" svg:y="5.6cm">
          <text:p text:style-name="P1"><text:span text:style-name="T2">y</text:span><text:span text:style-name="T3">1 </text:span><text:span text:style-name="T1">=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8cm" svg:height="1cm" svg:x="9cm" svg:y="5.6cm">
          <text:p text:style-name="P1"><text:span text:style-name="T2">y</text:span><text:span text:style-name="T3">1</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5cm" svg:y1="4.3cm" svg:x2="10.87cm" svg:y2="4.31cm" svg:d="M6500 4300h2448v10h1922">
          <text:p/>
        </draw:connector>
        <draw:connector draw:style-name="gr2" draw:text-style-name="P1" draw:layer="layout" svg:x1="9cm" svg:y1="6.1cm" svg:x2="7.1cm" svg:y2="6.1cm" draw:start-shape="id3" draw:start-glue-point="3" draw:end-shape="id5" draw:end-glue-point="1" svg:d="M9000 6100h-1900">
          <text:p/>
        </draw:connector>
        <draw:connector draw:style-name="gr2" draw:text-style-name="P1" draw:layer="layout" svg:x1="5.3cm" svg:y1="6.6cm" svg:x2="6.3cm" svg:y2="8cm" draw:start-shape="id5" draw:start-glue-point="2" draw:end-shape="id6" draw:end-glue-point="3" svg:d="M5300 6600v1400h1000">
          <text:p/>
        </draw:connector>
        <draw:connector draw:style-name="gr2" draw:text-style-name="P1" draw:layer="layout" draw:line-skew="-0.875cm" svg:x1="3.5cm" svg:y1="6.1cm" svg:x2="7.9cm" svg:y2="1.95cm" draw:start-shape="id5" draw:start-glue-point="3" draw:end-shape="id7" draw:end-glue-point="3" svg:d="M3500 6100h-1400v-4150h5800">
          <text:p/>
        </draw:connector>
        <draw:frame draw:style-name="gr4" draw:layer="layout" svg:width="0.896cm" svg:height="0.963cm" svg:x="5.3cm" svg:y="6.537cm">
          <draw:text-box>
            <text:p>T</text:p>
          </draw:text-box>
        </draw:frame>
        <draw:frame draw:style-name="gr6" draw:layer="layout" svg:width="0.891cm" svg:height="0.963cm" svg:x="2.6cm" svg:y="5.037cm">
          <draw:text-box>
            <text:p>F</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25/content.xml><?xml version="1.0" encoding="utf-8"?>
<math xmlns="http://www.w3.org/1998/Math/MathML">
  <semantics>
    <mrow>
      <mfrac>
        <mrow>
          <mrow>
            <mi>x</mi>
            <mo stretchy="false">⋅</mo>
            <mrow>
              <mo stretchy="false">(</mo>
              <mrow>
                <mrow>
                  <mi>x</mi>
                  <mo stretchy="false">+</mo>
                  <mn>1</mn>
                </mrow>
              </mrow>
              <mo stretchy="false">)</mo>
            </mrow>
          </mrow>
        </mrow>
        <mrow>
          <mn>2</mn>
        </mrow>
      </mfrac>
    </mrow>
    <annotation encoding="StarMath 5.0">{x  cdot (x+1)} over {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5cm" fo:min-width="0.391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5" style:family="text">
      <style:text-properties fo:font-family="'Times New Roman'" style:font-style-name="Обычный" style:font-family-generic="roman" fo:font-size="14pt" style:font-family-asian="'Times New Roman'" style:font-style-name-asian="Обычный" style:font-family-generic-asian="roman" style:font-size-asian="14pt" style:font-family-complex="'Times New Roman'" style:font-style-name-complex="Обычный" style:font-family-generic-complex="roman"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5.1cm" svg:height="1.5cm" svg:x="5.4cm" svg:y="0.1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1</text:span><text:span text:style-name="T4">,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7cm" svg:height="1cm" svg:x="6.1cm" svg:y="4.2cm">
          <text:p text:style-name="P1"><text:span text:style-name="T2">y</text:span><text:span text:style-name="T3">1 </text:span><text:span text:style-name="T5">≥</text:span><text:span text:style-name="T1"> </text:span><text:span text:style-name="T2">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95cm" svg:y1="1.6cm" svg:x2="7.95cm" svg:y2="2.5cm" draw:start-shape="id1" draw:start-glue-point="2" draw:end-shape="id2" draw:end-glue-point="0" svg:d="M7950 1600v900">
          <text:p/>
        </draw:connector>
        <draw:custom-shape draw:style-name="gr1" draw:text-style-name="P2" xml:id="id7" draw:id="id7" draw:layer="layout" svg:width="3.6cm" svg:height="1.4cm" svg:x="6.3cm" svg:y="9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8" draw:id="id8" draw:layer="layout" svg:width="0.1cm" svg:height="0.1cm" svg:x="7.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2.9cm" svg:height="1cm" svg:x="3.6cm" svg:y="5.7cm">
          <text:p text:style-name="P1"><text:span text:style-name="T2">y</text:span><text:span text:style-name="T3">2</text:span><text:span text:style-name="T1"> ← -</text:span><text:span text:style-name="T2">х</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8cm" svg:y1="4.7cm" svg:x2="10.9cm" svg:y2="7.3cm" draw:start-shape="id3" draw:start-glue-point="1" draw:end-shape="id4" svg:d="M9800 4700h1100v2600">
          <text:p/>
        </draw:connector>
        <draw:frame draw:style-name="gr4" draw:layer="layout" svg:width="0.896cm" svg:height="0.963cm" svg:x="5.109cm" svg:y="3.737cm">
          <draw:text-box>
            <text:p>T</text:p>
          </draw:text-box>
        </draw:frame>
        <draw:frame draw:style-name="gr5" draw:layer="layout" svg:width="0.891cm" svg:height="1cm" svg:x="9.804cm" svg:y="3.8cm">
          <draw:text-box>
            <text:p>F</text:p>
          </draw:text-box>
        </draw:frame>
        <draw:connector draw:style-name="gr2" draw:text-style-name="P1" draw:layer="layout" svg:x1="6.1cm" svg:y1="4.7cm" svg:x2="5.05cm" svg:y2="5.7cm" draw:start-shape="id3" draw:start-glue-point="3" draw:end-shape="id5" draw:end-glue-point="0" svg:d="M6100 4700h-1050v1000">
          <text:p/>
        </draw:connector>
        <draw:custom-shape draw:style-name="gr1" draw:text-style-name="P2" xml:id="id6" draw:id="id6" draw:layer="layout" svg:width="3.6cm" svg:height="1cm" svg:x="3.5cm" svg:y="7.3cm">
          <text:p text:style-name="P1"><text:span text:style-name="T2">y</text:span><text:span text:style-name="T3">1 </text:span><text:span text:style-name="T1">=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8cm" svg:height="1cm" svg:x="9cm" svg:y="7.3cm">
          <text:p text:style-name="P1"><text:span text:style-name="T2">y</text:span><text:span text:style-name="T3">1</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5cm" svg:y1="6.2cm" svg:x2="10.87cm" svg:y2="6.21cm" draw:start-shape="id5" draw:start-glue-point="1" svg:d="M6500 6200h2448v10h1922">
          <text:p/>
        </draw:connector>
        <draw:connector draw:style-name="gr2" draw:text-style-name="P1" draw:layer="layout" svg:x1="9cm" svg:y1="7.8cm" svg:x2="7.1cm" svg:y2="7.8cm" draw:start-shape="id4" draw:start-glue-point="3" draw:end-shape="id6" draw:end-glue-point="1" svg:d="M9000 7800h-1900">
          <text:p/>
        </draw:connector>
        <draw:connector draw:style-name="gr2" draw:text-style-name="P1" draw:layer="layout" svg:x1="5.3cm" svg:y1="8.3cm" svg:x2="6.3cm" svg:y2="9.7cm" draw:start-shape="id6" draw:start-glue-point="2" draw:end-shape="id7" draw:end-glue-point="3" svg:d="M5300 8300v1400h1000">
          <text:p/>
        </draw:connector>
        <draw:connector draw:style-name="gr2" draw:text-style-name="P1" draw:layer="layout" draw:line-skew="-0.875cm" svg:x1="3.5cm" svg:y1="7.8cm" svg:x2="7.9cm" svg:y2="1.85cm" draw:start-shape="id6" draw:start-glue-point="3" draw:end-shape="id8" draw:end-glue-point="3" svg:d="M3500 7800h-1400v-5950h5800">
          <text:p/>
        </draw:connector>
        <draw:frame draw:style-name="gr4" draw:layer="layout" svg:width="0.896cm" svg:height="0.963cm" svg:x="5.3cm" svg:y="8.237cm">
          <draw:text-box>
            <text:p>T</text:p>
          </draw:text-box>
        </draw:frame>
        <draw:frame draw:style-name="gr6" draw:layer="layout" svg:width="0.891cm" svg:height="0.963cm" svg:x="2.6cm" svg:y="6.737cm">
          <draw:text-box>
            <text:p>F</text:p>
          </draw:text-box>
        </draw:frame>
        <draw:custom-shape draw:style-name="gr1" draw:text-style-name="P2" xml:id="id2" draw:id="id2" draw:layer="layout" svg:width="4.9cm" svg:height="1cm" svg:x="5.5cm" svg:y="2.5cm">
          <text:p text:style-name="P1"><text:span text:style-name="T4">(</text:span><text:span text:style-name="T2">y</text:span><text:span text:style-name="T3">1</text:span><text:span text:style-name="T1"> , </text:span><text:span text:style-name="T2">y</text:span><text:span text:style-name="T3">2</text:span><text:span text:style-name="T1">) ← (</text:span><text:span text:style-name="T2">y</text:span><text:span text:style-name="T3">1 </text:span><text:span text:style-name="T1">+ </text:span><text:span text:style-name="T2">y</text:span><text:span text:style-name="T3">2</text:span><text:span text:style-name="T1">,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95cm" svg:y1="3.5cm" svg:x2="7.95cm" svg:y2="4.2cm" draw:start-shape="id2" draw:start-glue-point="2" draw:end-shape="id3" draw:end-glue-point="0" svg:d="M7950 3500v700">
          <text:p/>
        </draw:connector>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0.391cm"/>
    </style:style>
    <style:style style:name="gr5" style:family="graphic" style:parent-style-name="standard">
      <style:graphic-properties draw:stroke="none" svg:stroke-color="#000000" draw:fill="none" draw:fill-color="#ffffff" draw:textarea-horizontal-align="left" draw:auto-grow-height="true" draw:auto-grow-width="true" fo:min-height="0.75cm" fo:min-width="0.396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4.3cm" svg:height="1.5cm" svg:x="6.2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2">x</text:span><text:span text:style-name="T4">,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6.5cm" svg:y="2.9cm">
          <text:p text:style-name="P1"><text:span text:style-name="T2">y</text:span><text:span text:style-name="T3">1 </text:span><text:span text:style-name="T1">=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8.35cm" svg:y1="1.5cm" svg:x2="8.35cm" svg:y2="2.9cm" draw:start-shape="id1" draw:start-glue-point="2" draw:end-shape="id2" draw:end-glue-point="0" svg:d="M8350 1500v1400">
          <text:p/>
        </draw:connector>
        <draw:custom-shape draw:style-name="gr1" draw:text-style-name="P2" xml:id="id5" draw:id="id5" draw:layer="layout" svg:width="3.7cm" svg:height="1.4cm" svg:x="7.6cm" svg:y="6.9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5.9cm" svg:height="1cm" svg:x="2.3cm" svg:y="4.7cm">
          <text:p text:style-name="P1"><text:span text:style-name="T4">(</text:span><text:span text:style-name="T2">y</text:span><text:span text:style-name="T3">1</text:span><text:span text:style-name="T1"> , </text:span><text:span text:style-name="T2">y</text:span><text:span text:style-name="T3">2</text:span><text:span text:style-name="T1">) ← (</text:span><text:span text:style-name="T2">y</text:span><text:span text:style-name="T3">1 </text:span><text:span text:style-name="T1">- 1, </text:span><text:span text:style-name="T2">y</text:span><text:span text:style-name="T3">1 </text:span><text:span text:style-name="T1">+ </text:span><text:span text:style-name="T2">y</text:span><text:span text:style-name="T3">2</text:span><text:span text:style-name="T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0.2cm" svg:y1="3.4cm" svg:x2="12.25cm" svg:y2="4.9cm" draw:start-shape="id2" draw:start-glue-point="1" draw:end-shape="id3" draw:end-glue-point="0" svg:d="M10200 3400h2050v1500">
          <text:p/>
        </draw:connector>
        <draw:frame draw:style-name="gr4" draw:layer="layout" svg:width="0.891cm" svg:height="1cm" svg:x="5.5cm" svg:y="2.4cm">
          <draw:text-box>
            <text:p>F</text:p>
          </draw:text-box>
        </draw:frame>
        <draw:frame draw:style-name="gr5" draw:layer="layout" svg:width="0.896cm" svg:height="1cm" svg:x="10.204cm" svg:y="2.3cm">
          <draw:text-box>
            <text:p>T</text:p>
          </draw:text-box>
        </draw:frame>
        <draw:connector draw:style-name="gr2" draw:text-style-name="P1" draw:layer="layout" draw:line-skew="0cm -6.826cm" svg:x1="5.25cm" svg:y1="5.7cm" svg:x2="8.33cm" svg:y2="1.819cm" draw:start-shape="id4" draw:start-glue-point="2" svg:d="M5250 5700v526h-3350v-4407h6430">
          <text:p/>
        </draw:connector>
        <draw:connector draw:style-name="gr2" draw:text-style-name="P1" draw:layer="layout" svg:x1="6.5cm" svg:y1="3.4cm" svg:x2="5.25cm" svg:y2="4.7cm" draw:start-shape="id2" draw:start-glue-point="3" draw:end-shape="id4" draw:end-glue-point="0" svg:d="M6500 3400h-1250v1300">
          <text:p/>
        </draw:connector>
        <draw:custom-shape draw:style-name="gr1" draw:text-style-name="P2" xml:id="id3" draw:id="id3" draw:layer="layout" svg:width="3.7cm" svg:height="1cm" svg:x="10.4cm" svg:y="4.9cm">
          <text:p text:style-name="P1"><text:span text:style-name="T2">y</text:span><text:span text:style-name="T3">2 </text:span><text:span text:style-name="T1">= </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5.9cm" svg:height="1cm" svg:x="11.9cm" svg:y="7cm">
          <text:p text:style-name="P1"><text:span text:style-name="T4">(</text:span><text:span text:style-name="T2">y</text:span><text:span text:style-name="T3">1</text:span><text:span text:style-name="T1"> , </text:span><text:span text:style-name="T2">y</text:span><text:span text:style-name="T3">2</text:span><text:span text:style-name="T1">) ← (</text:span><text:span text:style-name="T2">y</text:span><text:span text:style-name="T3">1 </text:span><text:span text:style-name="T1">+ </text:span><text:span text:style-name="T2">y</text:span><text:span text:style-name="T3">2</text:span><text:span text:style-name="T2">, y</text:span><text:span text:style-name="T3">2 </text:span><text:span text:style-name="T1">-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0.4cm" svg:y1="5.4cm" svg:x2="9.45cm" svg:y2="6.9cm" draw:start-shape="id3" draw:start-glue-point="3" draw:end-shape="id5" svg:d="M10400 5400h-950v1500">
          <text:p/>
        </draw:connector>
        <draw:connector draw:style-name="gr2" draw:text-style-name="P1" draw:layer="layout" svg:x1="14.1cm" svg:y1="5.4cm" svg:x2="14.85cm" svg:y2="7cm" draw:start-shape="id3" draw:start-glue-point="1" draw:end-shape="id6" draw:end-glue-point="0" svg:d="M14100 5400h750v1600">
          <text:p/>
        </draw:connector>
        <draw:connector draw:style-name="gr2" draw:text-style-name="P1" draw:layer="layout" draw:line-skew="0cm 6.726cm" svg:x1="14.85cm" svg:y1="8cm" svg:x2="12.258cm" svg:y2="3.844cm" draw:start-shape="id6" draw:start-glue-point="2" svg:d="M14850 8000v526h3250v-4682h-5842">
          <text:p/>
        </draw:connector>
        <draw:frame draw:style-name="gr5" draw:layer="layout" svg:width="0.896cm" svg:height="1cm" svg:x="9.404cm" svg:y="4.5cm">
          <draw:text-box>
            <text:p>T</text:p>
          </draw:text-box>
        </draw:frame>
        <draw:frame draw:style-name="gr4" draw:layer="layout" svg:width="0.891cm" svg:height="1cm" svg:x="14.004cm" svg:y="4.5cm">
          <draw:text-box>
            <text:p>F</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5" style:family="text">
      <style:text-properties style:text-position="sub 58%" fo:font-family="'Times New Roman'" style:font-family-generic="roman" style:font-pitch="variable"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4.3cm" svg:height="1.5cm" svg:x="5.5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2">x</text:span><text:span text:style-name="T4">, </text:span><text:span text:style-name="T2">x</text:span><text:span text:style-name="T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5.8cm" svg:y="2.9cm">
          <text:p text:style-name="P1"><text:span text:style-name="T2">y</text:span><text:span text:style-name="T3">1 <text:s/></text:span><text:span text:style-name="T2">&gt; </text:span><text:span text:style-name="T4">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65cm" svg:y1="1.5cm" svg:x2="7.65cm" svg:y2="2.9cm" draw:start-shape="id1" draw:start-glue-point="2" draw:end-shape="id2" draw:end-glue-point="0" svg:d="M7650 1500v1400">
          <text:p/>
        </draw:connector>
        <draw:custom-shape draw:style-name="gr1" draw:text-style-name="P2" xml:id="id5" draw:id="id5" draw:layer="layout" svg:width="3.7cm" svg:height="1.4cm" svg:x="2.7cm" svg:y="4.6cm">
          <text:p text:style-name="P1"><text:span text:style-name="T1">HALT:</text:span><text:span text:style-name="T1"><text:line-break/></text:span><text:span text:style-name="T2">z</text:span><text:span text:style-name="T1"> ← </text:span><text:span text:style-name="T2">y</text:span><text:span text:style-name="T3">1 </text:span><text:span text:style-name="T1">+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1cm" svg:height="0.1cm" svg:x="6.8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6cm" svg:height="1cm" svg:x="5.7cm" svg:y="6.5cm">
          <text:p text:style-name="P1"><text:span text:style-name="T4">(</text:span><text:span text:style-name="T2">y</text:span><text:span text:style-name="T3">1</text:span><text:span text:style-name="T1"> , </text:span><text:span text:style-name="T2">y</text:span><text:span text:style-name="T3">2</text:span><text:span text:style-name="T1">) ← (</text:span><text:span text:style-name="T2">y</text:span><text:span text:style-name="T3">1 </text:span><text:span text:style-name="T1">- 1, </text:span><text:span text:style-name="T2">y</text:span><text:span text:style-name="T3">1</text:span><text:span text:style-name="T1">*</text:span><text:span text:style-name="T2">y</text:span><text:span text:style-name="T3">2 </text:span><text:span text:style-name="T1">+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5cm" svg:y1="3.4cm" svg:x2="11.55cm" svg:y2="4.8cm" draw:start-shape="id2" draw:start-glue-point="1" draw:end-shape="id3" draw:end-glue-point="0" svg:d="M9500 3400h2050v1400">
          <text:p/>
        </draw:connector>
        <draw:frame draw:style-name="gr4" draw:layer="layout" svg:width="0.891cm" svg:height="0.963cm" svg:x="4.5cm" svg:y="2.537cm">
          <draw:text-box>
            <text:p>F</text:p>
          </draw:text-box>
        </draw:frame>
        <draw:frame draw:style-name="gr5" draw:layer="layout" svg:width="0.896cm" svg:height="0.963cm" svg:x="9.904cm" svg:y="2.437cm">
          <draw:text-box>
            <text:p>T</text:p>
          </draw:text-box>
        </draw:frame>
        <draw:custom-shape draw:style-name="gr1" draw:text-style-name="P2" xml:id="id3" draw:id="id3" draw:layer="layout" svg:width="3.7cm" svg:height="1cm" svg:x="9.7cm" svg:y="4.8cm">
          <text:p text:style-name="P1"><text:span text:style-name="T2">y</text:span><text:span text:style-name="T3">2 </text:span><text:span text:style-name="T1">* </text:span><text:span text:style-name="T2">y</text:span><text:span text:style-name="T3">2</text:span><text:span text:style-name="T1"> </text:span><text:span text:style-name="T2">&lt; y</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7cm" svg:y1="5.3cm" svg:x2="8.7cm" svg:y2="6.5cm" draw:start-shape="id3" draw:start-glue-point="3" draw:end-shape="id4" draw:end-glue-point="0" svg:d="M9700 5300h-1000v1200">
          <text:p/>
        </draw:connector>
        <draw:custom-shape draw:style-name="gr1" draw:text-style-name="P2" xml:id="id6" draw:id="id6" draw:layer="layout" svg:width="3.8cm" svg:height="1cm" svg:x="12.8cm" svg:y="6.6cm">
          <text:p text:style-name="P1"><text:span text:style-name="T2">y</text:span><text:span text:style-name="T3">2</text:span><text:span text:style-name="T1"> ← </text:span><text:span text:style-name="T2">y</text:span><text:span text:style-name="T3">2 <text:s/></text:span><text:span text:style-name="T1">- 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0.891cm" svg:height="0.963cm" svg:x="13.504cm" svg:y="4.2cm">
          <draw:text-box>
            <text:p>F</text:p>
          </draw:text-box>
        </draw:frame>
        <draw:frame draw:style-name="gr5" draw:layer="layout" svg:width="0.896cm" svg:height="0.963cm" svg:x="8.809cm" svg:y="4.337cm">
          <draw:text-box>
            <text:p>T</text:p>
          </draw:text-box>
        </draw:frame>
        <draw:connector draw:style-name="gr2" draw:text-style-name="P1" draw:layer="layout" svg:x1="5.8cm" svg:y1="3.4cm" svg:x2="4.55cm" svg:y2="4.6cm" draw:start-shape="id2" draw:start-glue-point="3" draw:end-shape="id5" draw:end-glue-point="0" svg:d="M5800 3400h-1250v1200">
          <text:p/>
        </draw:connector>
        <draw:connector draw:style-name="gr2" draw:text-style-name="P1" draw:layer="layout" svg:x1="13.4cm" svg:y1="5.3cm" svg:x2="14.7cm" svg:y2="6.6cm" draw:start-shape="id3" draw:start-glue-point="1" draw:end-shape="id6" draw:end-glue-point="0" svg:d="M13400 5300h1300v1300">
          <text:p/>
        </draw:connector>
        <draw:connector draw:style-name="gr2" draw:text-style-name="P1" draw:layer="layout" draw:line-skew="0.174cm 11.525cm" svg:x1="8.7cm" svg:y1="7.5cm" svg:x2="7.648cm" svg:y2="1.943cm" draw:start-shape="id4" draw:start-glue-point="2" svg:d="M8700 7500v700h8000v-6257h-9052">
          <text:p/>
        </draw:connector>
        <draw:connector draw:style-name="gr6" draw:text-style-name="P1" draw:layer="layout" svg:x1="14.7cm" svg:y1="7.6cm" svg:x2="14.697cm" svg:y2="8.206cm" draw:start-shape="id6" draw:start-glue-point="2" svg:d="M14700 7600v566h-3v40">
          <text:p/>
        </draw:connector>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29/content.xml><?xml version="1.0" encoding="utf-8"?>
<!DOCTYPE math  PUBLIC '-//OpenOffice.org//DTD Modified W3C MathML 1.01//EN'  'math.dtd'>
<math:math xmlns:math="http://www.w3.org/1998/Math/MathML">
  <math:semantics>
    <math:mrow>
      <math:mstyle math:fontsize="12pt">
        <math:mrow>
          <math:msubsup>
            <math:mi>x</math:mi>
            <math:mstyle math:fontsize="8pt">
              <math:mrow>
                <math:mn>1</math:mn>
              </math:mrow>
            </math:mstyle>
            <math:mstyle math:fontsize="8pt">
              <math:mrow>
                <math:msub>
                  <math:mi>x</math:mi>
                  <math:mstyle math:fontsize="6pt">
                    <math:mrow>
                      <math:mn>2</math:mn>
                    </math:mrow>
                  </math:mstyle>
                </math:msub>
              </math:mrow>
            </math:mstyle>
          </math:msubsup>
        </math:mrow>
      </math:mstyle>
      <math:mrow/>
    </math:mrow>
    <math:annotation math:encoding="StarMath 5.0"> size 12{x rSub { size 8{1} }  rSup { size 8{x rSub { size 6{2} } } } } {}</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draw:stroke="none" svg:stroke-width="0.05cm" svg:stroke-color="#000000" draw:fill="none" draw:fill-color="#ffffff" draw:textarea-horizontal-align="left" draw:auto-grow-height="true" draw:auto-grow-width="true" fo:min-height="0.721cm" fo:min-width="0.396cm"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721cm" fo:min-width="0.391cm" fo:padding-top="0.15cm" fo:padding-bottom="0.15cm" fo:padding-left="0.275cm" fo:padding-right="0.275cm"/>
    </style:style>
    <style:style style:name="gr5"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721cm" fo:min-width="0.425cm" fo:padding-top="0.15cm" fo:padding-bottom="0.15cm" fo:padding-left="0.275cm" fo:padding-right="0.275cm"/>
    </style:style>
    <style:style style:name="gr8" style:family="graphic" style:parent-style-name="standard">
      <style:graphic-properties draw:stroke="none" svg:stroke-width="0.05cm" svg:stroke-color="#000000" draw:fill="none" draw:fill-color="#ffffff" draw:textarea-horizontal-align="left" draw:auto-grow-height="true" draw:auto-grow-width="true" fo:min-height="0.721cm" fo:min-width="0.459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Times New Roman'" style:font-style-name="Обычный" style:font-family-generic="roman" style:font-pitch="variable" fo:font-size="12pt" style:font-size-asian="12pt" style:font-size-complex="12pt"/>
    </style:style>
    <style:style style:name="P3" style:family="paragraph">
      <style:paragraph-properties fo:text-align="center"/>
      <style:text-properties fo:font-family="'Times New Roman'" style:font-style-name="Обычный" style:font-family-generic="roman" style:font-pitch="variable"/>
    </style:style>
    <style:style style:name="P4" style:family="paragraph">
      <style:text-properties fo:font-family="'Times New Roman'" style:font-style-name="Обычный" style:font-family-generic="roman" style:font-pitch="variable"/>
    </style:style>
    <style:style style:name="T1" style:family="text">
      <style:text-properties fo:font-family="'Times New Roman'" style:font-style-name="Обычный" style:font-family-generic="roman" style:font-pitch="variable" fo:font-size="12pt" style:font-size-asian="12pt" style:font-size-complex="12pt"/>
    </style:style>
    <style:style style:name="T2" style:family="text">
      <style:text-properties fo:font-family="'Times New Roman'" style:font-style-name="Обычный" style:font-family-generic="roman" style:font-pitch="variable" fo:font-size="12pt" fo:font-style="italic" style:font-size-asian="12pt" style:font-style-asian="italic" style:font-size-complex="12pt" style:font-style-complex="italic"/>
    </style:style>
    <style:style style:name="T3" style:family="text">
      <style:text-properties style:text-position="sub 58%" fo:font-family="'Times New Roman'" style:font-style-name="Обычный" style:font-family-generic="roman" style:font-pitch="variable" fo:font-size="12pt" style:font-size-asian="12pt" style:font-size-complex="12pt"/>
    </style:style>
    <style:style style:name="T4" style:family="text">
      <style:text-properties fo:font-family="'Times New Roman'" style:font-style-name="Обычный"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family="'Times New Roman'" style:font-style-name="Обычный" style:font-family-generic="roman" style:font-pitch="variable" fo:font-size="12pt" style:font-size-asian="12pt" style:font-size-complex="12pt"/>
    </style:style>
    <style:style style:name="T6" style:family="text">
      <style:text-properties style:text-position="0% 100%" fo:font-family="'Times New Roman'" style:font-style-name="Обычный" style:font-family-generic="roman" style:font-pitch="variable" fo:font-size="12pt" fo:font-style="italic" style:font-size-asian="12pt" style:font-style-asian="italic" style:font-size-complex="12pt" style:font-style-complex="italic"/>
    </style:style>
    <style:style style:name="T7" style:family="text">
      <style:text-properties style:text-position="0% 100%" fo:font-family="'Times New Roman'" style:font-style-name="Обычный"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8" style:family="text">
      <style:text-properties fo:font-family="'Times New Roman'" style:font-style-name="Обычный" style:font-family-generic="roman"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cm" svg:height="1.3cm" svg:x="5.4cm" svg:y="1.1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text:span><text:span text:style-name="T4">← (0,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899cm" svg:x="5.401cm" svg:y="3.701cm">
          <text:p text:style-name="P1"><text:span text:style-name="T2">y</text:span><text:span text:style-name="T3">1 </text:span><text:span text:style-name="T1">=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4.7cm" svg:height="0.899cm" svg:x="2.7cm" svg:y="5.301cm">
          <text:p text:style-name="P1"><text:span text:style-name="T1">(</text:span><text:span text:style-name="T2">y</text:span><text:span text:style-name="T3">1 </text:span><text:span text:style-name="T5">, </text:span><text:span text:style-name="T6">y</text:span><text:span text:style-name="T3">2</text:span><text:span text:style-name="T5">) </text:span><text:span text:style-name="T7">←</text:span><text:span text:style-name="T1"> (</text:span><text:span text:style-name="T2">y</text:span><text:span text:style-name="T3">1 </text:span><text:span text:style-name="T5">+ 1, </text:span><text:span text:style-name="T6">y</text:span><text:span text:style-name="T3">2 </text:span><text:span text:style-name="T5">+ </text:span><text:span text:style-name="T6">x</text:span><text:span text:style-name="T5">)</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8cm" svg:height="1.3cm" svg:x="8cm" svg:y="5.3cm">
          <text:p text:style-name="P1"><text:span text:style-name="T1">HALT</text:span><text:span text:style-name="T1"><text:line-break/></text:span><text:span text:style-name="T2">z</text:span><text:span text:style-name="T1"> </text:span><text:span text:style-name="T4">← </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7.3cm" svg:y1="2.4cm" svg:x2="7.301cm" svg:y2="3.701cm" draw:start-shape="id1" draw:start-glue-point="2" draw:end-shape="id2" draw:end-glue-point="0" svg:d="M7300 2400v651h1v650">
          <text:p/>
        </draw:connector>
        <draw:connector draw:style-name="gr2" draw:text-style-name="P3" draw:layer="layout" svg:x1="5.401cm" svg:y1="4.15cm" svg:x2="5.05cm" svg:y2="5.301cm" draw:start-shape="id2" draw:start-glue-point="3" draw:end-shape="id3" draw:end-glue-point="0" svg:d="M5401 4150h-351v1151">
          <text:p/>
        </draw:connector>
        <draw:connector draw:style-name="gr2" draw:text-style-name="P3" draw:layer="layout" svg:x1="9.201cm" svg:y1="4.15cm" svg:x2="9.9cm" svg:y2="5.3cm" draw:start-shape="id2" draw:start-glue-point="1" draw:end-shape="id4" draw:end-glue-point="0" svg:d="M9201 4150h699v1150">
          <text:p/>
        </draw:connector>
        <draw:connector draw:style-name="gr2" draw:text-style-name="P3" draw:layer="layout" svg:x1="5.05cm" svg:y1="6.2cm" svg:x2="7.261cm" svg:y2="2.85cm" draw:start-shape="id3" draw:start-glue-point="2" draw:end-shape="id5" draw:end-glue-point="6" svg:d="M5050 6200v525h-2875v-3875h5086">
          <text:p/>
        </draw:connector>
        <draw:frame draw:style-name="gr3" draw:text-style-name="P4" draw:layer="layout" svg:width="0.946cm" svg:height="1.021cm" svg:x="9.1cm" svg:y="3.2cm">
          <draw:text-box>
            <text:p><text:span text:style-name="T8">T</text:span></text:p>
          </draw:text-box>
        </draw:frame>
        <draw:frame draw:style-name="gr4" draw:text-style-name="P4" draw:layer="layout" svg:width="0.941cm" svg:height="1.021cm" svg:x="4.402cm" svg:y="3.303cm">
          <draw:text-box>
            <text:p><text:span text:style-name="T8">F</text:span></text:p>
          </draw:text-box>
        </draw:frame>
        <draw:custom-shape draw:style-name="gr5" draw:text-style-name="P3" draw:layer="layout" svg:width="0.1cm" svg:height="0.1cm" svg:x="3.86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5" draw:id="id5" draw:layer="layout" svg:width="0.1cm" svg:height="0.1cm" svg:x="7.26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975cm" svg:height="1.021cm" svg:x="3.4cm" svg:y="1.7cm">
          <draw:text-box>
            <text:p><text:span text:style-name="T8">C</text:span></text:p>
          </draw:text-box>
        </draw:frame>
        <draw:custom-shape draw:style-name="gr5" draw:text-style-name="P3" draw:layer="layout" svg:width="0.1cm" svg:height="0.1cm" svg:x="9.862cm" svg:y="4.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1.009cm" svg:height="1.021cm" svg:x="9.901cm" svg:y="4.113cm">
          <draw:text-box>
            <text:p><text:span text:style-name="T8">D</text:span></text:p>
          </draw:text-box>
        </draw:frame>
        <draw:custom-shape draw:style-name="gr5" draw:text-style-name="P3" draw:layer="layout" svg:width="0.1cm" svg:height="0.1cm" svg:x="7.262cm" svg:y="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1.009cm" svg:height="1.021cm" svg:x="7.401cm" svg:y="2.713cm">
          <draw:text-box>
            <text:p><text:span text:style-name="T8">A</text:span></text:p>
          </draw:text-box>
        </draw:frame>
        <draw:custom-shape draw:style-name="gr5" draw:text-style-name="P3" draw:layer="layout" svg:width="0.1cm" svg:height="0.1cm" svg:x="5cm" svg:y="4.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975cm" svg:height="1.021cm" svg:x="4.101cm" svg:y="4.213cm">
          <draw:text-box>
            <text:p><text:span text:style-name="T8">B</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0.496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gr6" style:family="graphic" style:parent-style-name="objectwithoutfill">
      <style:graphic-properties draw:fill="none" draw:textarea-vertical-align="middle"/>
    </style:style>
    <style:style style:name="gr7"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5" style:family="text">
      <style:text-properties fo:font-family="'Times New Roman'" style:font-style-name="Обычный" style:font-family-generic="roman" fo:font-size="14pt" fo:font-style="normal" style:font-family-asian="'Times New Roman'" style:font-style-name-asian="Обычный" style:font-family-generic-asian="roman" style:font-size-asian="14pt" style:font-style-asian="normal" style:font-family-complex="'Times New Roman'" style:font-style-name-complex="Обычный" style:font-family-generic-complex="roman" style:font-size-complex="14pt" style:font-style-complex="normal"/>
    </style:style>
    <style:style style:name="T6" style:family="text">
      <style:text-properties fo:font-family="'Times New Roman'" style:font-family-generic="roman" style:font-pitch="variable" fo:font-size="14pt" fo:font-style="normal" style:font-family-asian="'Times New Roman'" style:font-style-name-asian="Обычный" style:font-family-generic-asian="roman" style:font-size-asian="14pt" style:font-style-asian="normal" style:font-family-complex="'Times New Roman'" style:font-style-name-complex="Обычный" style:font-family-generic-complex="roman"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9.1cm" svg:height="1.5cm" svg:x="4.7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text:span><text:span text:style-name="T2">y</text:span><text:span text:style-name="T3">3</text:span><text:span text:style-name="T1">, </text:span><text:span text:style-name="T2">y</text:span><text:span text:style-name="T3">4</text:span><text:span text:style-name="T1">) ← (0, -1, 1, </text:span><text:span text:style-name="T2">x</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25cm" svg:y1="1.5cm" svg:x2="9.25cm" svg:y2="3.1cm" draw:start-shape="id1" draw:start-glue-point="2" draw:end-shape="id2" svg:d="M9250 1500v1600">
          <text:p/>
        </draw:connector>
        <draw:custom-shape draw:style-name="gr1" draw:text-style-name="P2" xml:id="id5" draw:id="id5" draw:layer="layout" svg:width="3.7cm" svg:height="1.4cm" svg:x="7.7cm" svg:y="7cm">
          <text:p text:style-name="P1"><text:span text:style-name="T1">HALT:</text:span><text:span text:style-name="T1"><text:line-break/></text:span><text:span text:style-name="T2">z</text:span><text:span text:style-name="T1"> ← </text:span><text:span text:style-name="T2">y</text:span><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1cm" svg:height="0.1cm" svg:x="6.8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5.8cm" svg:height="1.4cm" svg:x="2.8cm" svg:y="4.8cm">
          <text:p text:style-name="P1"><text:span text:style-name="T1">(</text:span><text:span text:style-name="T2">y</text:span><text:span text:style-name="T3">1</text:span><text:span text:style-name="T1">, </text:span><text:span text:style-name="T2">y</text:span><text:span text:style-name="T3">2</text:span><text:span text:style-name="T1">) ← (</text:span><text:span text:style-name="T2">y</text:span><text:span text:style-name="T3">1 </text:span><text:span text:style-name="T1">+ </text:span><text:span text:style-name="T2">y</text:span><text:span text:style-name="T3">4</text:span><text:span text:style-name="T1">, </text:span><text:span text:style-name="T2">y</text:span><text:span text:style-name="T3">2 </text:span><text:span text:style-name="T1">+ </text:span><text:span text:style-name="T2">y</text:span><text:span text:style-name="T3">3</text:span><text:span text:style-name="T4">)</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0.996cm" svg:height="1cm" svg:x="6.1cm" svg:y="2.6cm">
          <draw:text-box>
            <text:p>T</text:p>
          </draw:text-box>
        </draw:frame>
        <draw:frame draw:style-name="gr5" draw:layer="layout" svg:width="0.891cm" svg:height="0.963cm" svg:x="11.4cm" svg:y="2.6cm">
          <draw:text-box>
            <text:p>F</text:p>
          </draw:text-box>
        </draw:frame>
        <draw:custom-shape draw:style-name="gr1" draw:text-style-name="P2" xml:id="id2" draw:id="id2" draw:layer="layout" svg:width="3.7cm" svg:height="1cm" svg:x="7.4cm" svg:y="3.1cm">
          <text:p text:style-name="P1"><text:span text:style-name="T4">0 </text:span><text:span text:style-name="T5">≤</text:span><text:span text:style-name="T6"> </text:span><text:span text:style-name="T2">y</text:span><text:span text:style-name="T3">2 </text:span><text:span text:style-name="T1">+ </text:span><text:span text:style-name="T2">y</text:span><text:span text:style-name="T3">3 </text:span><text:span text:style-name="T5">≤</text:span><text:span text:style-name="T1"> </text:span><text:span text:style-name="T2">x</text:span><text:span text:style-name="T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4cm" svg:y1="3.6cm" svg:x2="5.7cm" svg:y2="4.8cm" draw:start-shape="id2" draw:start-glue-point="3" draw:end-shape="id3" draw:end-glue-point="0" svg:d="M7400 3600h-1700v1200">
          <text:p/>
        </draw:connector>
        <draw:custom-shape draw:style-name="gr1" draw:text-style-name="P2" xml:id="id4" draw:id="id4" draw:layer="layout" svg:width="3.7cm" svg:height="1cm" svg:x="10.8cm" svg:y="5.1cm">
          <text:p text:style-name="P1"><text:span text:style-name="T2">y</text:span><text:span text:style-name="T3">2 </text:span><text:span text:style-name="T1">+ </text:span><text:span text:style-name="T2">y</text:span><text:span text:style-name="T3">3 </text:span><text:span text:style-name="T5">&lt; 0</text:span><text:span text:style-name="T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1.1cm" svg:y1="3.6cm" svg:x2="12.65cm" svg:y2="5.1cm" draw:start-shape="id2" draw:start-glue-point="1" draw:end-shape="id4" svg:d="M11100 3600h1550v1500">
          <text:p/>
        </draw:connector>
        <draw:connector draw:style-name="gr2" draw:text-style-name="P1" draw:layer="layout" svg:x1="10.8cm" svg:y1="5.6cm" svg:x2="9.55cm" svg:y2="7cm" draw:start-shape="id4" draw:start-glue-point="3" draw:end-shape="id5" svg:d="M10800 5600h-1250v1400">
          <text:p/>
        </draw:connector>
        <draw:custom-shape draw:style-name="gr1" draw:text-style-name="P2" xml:id="id6" draw:id="id6" draw:layer="layout" svg:width="4.5cm" svg:height="1.4cm" svg:x="13.6cm" svg:y="6.7cm">
          <text:p text:style-name="P1"><text:span text:style-name="T1">(</text:span><text:span text:style-name="T2">y</text:span><text:span text:style-name="T3">3</text:span><text:span text:style-name="T1">, </text:span><text:span text:style-name="T2">y</text:span><text:span text:style-name="T3">4</text:span><text:span text:style-name="T1">) ← (- </text:span><text:span text:style-name="T2">y</text:span><text:span text:style-name="T3">3</text:span><text:span text:style-name="T1">, -1</text:span><text:span text:style-name="T4">)</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4.5cm" svg:y1="5.6cm" svg:x2="15.85cm" svg:y2="6.7cm" draw:start-shape="id4" draw:start-glue-point="1" draw:end-shape="id6" draw:end-glue-point="0" svg:d="M14500 5600h1350v1100">
          <text:p/>
        </draw:connector>
        <draw:connector draw:style-name="gr6" draw:text-style-name="P1" xml:id="id7" draw:id="id7" draw:layer="layout" draw:type="line" svg:x1="15.85cm" svg:y1="8.1cm" svg:x2="15.875cm" svg:y2="8.612cm" draw:start-shape="id6" draw:start-glue-point="2" svg:d="M15850 8100l25 512">
          <text:p/>
        </draw:connector>
        <draw:connector draw:style-name="gr2" draw:text-style-name="P1" xml:id="id8" draw:id="id8" draw:layer="layout" draw:line-skew="2.324cm" svg:x1="15.875cm" svg:y1="8.612cm" svg:x2="9.245cm" svg:y2="1.86cm" draw:start-shape="id7" draw:start-glue-point="3" svg:d="M15875 8612h2825v-6752h-9455">
          <text:p/>
        </draw:connector>
        <draw:connector draw:style-name="gr2" draw:text-style-name="P1" draw:layer="layout" draw:line-skew="-0.913cm" svg:x1="5.7cm" svg:y1="6.2cm" svg:x2="9.245cm" svg:y2="1.86cm" draw:start-shape="id3" draw:start-glue-point="2" draw:end-shape="id8" draw:end-glue-point="3" svg:d="M5700 6200v2000h-3425v-6340h6970">
          <text:p/>
        </draw:connector>
        <draw:frame draw:style-name="gr5" draw:layer="layout" svg:width="0.891cm" svg:height="0.963cm" svg:x="15.1cm" svg:y="4.237cm">
          <draw:text-box>
            <text:p>F</text:p>
          </draw:text-box>
        </draw:frame>
        <draw:frame draw:style-name="gr4" draw:layer="layout" svg:width="0.996cm" svg:height="1cm" svg:x="10.3cm" svg:y="4.3cm">
          <draw:text-box>
            <text:p>T</text:p>
          </draw:text-box>
        </draw:frame>
        <draw:line draw:style-name="gr7" draw:text-style-name="P1" draw:layer="layout" svg:x1="8.9cm" svg:y1="2.3cm" svg:x2="9.6cm" svg:y2="2.3cm">
          <text:p/>
        </draw:line>
        <draw:frame draw:style-name="gr8" draw:layer="layout" svg:width="0.925cm" svg:height="0.963cm" svg:x="9.509cm" svg:y="1.937cm">
          <draw:text-box>
            <text:p>A</text:p>
          </draw:text-box>
        </draw:fram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gr5" style:family="graphic" style:parent-style-name="standard">
      <style:graphic-properties svg:stroke-width="0.25cm" svg:stroke-color="#000000" draw:marker-start-width="0.8cm" draw:marker-end-width="0.8cm" svg:stroke-opacity="0%" draw:fill="solid" draw:fill-color="#000000" draw:textarea-horizontal-align="justify" draw:textarea-vertical-align="middle" draw:auto-grow-height="false" fo:padding-top="0.25cm" fo:padding-bottom="0.25cm" fo:padding-left="0.375cm" fo:padding-right="0.375cm"/>
    </style:style>
    <style:style style:name="gr6" style:family="graphic" style:parent-style-name="standard">
      <style:graphic-properties draw:stroke="none" svg:stroke-width="0.05cm" svg:stroke-color="#000000" draw:fill="none" draw:fill-color="#ffffff" draw:textarea-horizontal-align="left" draw:auto-grow-height="true" draw:auto-grow-width="true" fo:min-height="0.713cm" fo:min-width="0.425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6"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cm" svg:height="1.3cm" svg:x="11.5cm" svg:y="1.1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0,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6cm" svg:height="0.9cm" svg:x="8.6cm" svg:y="5.1cm">
          <text:p text:style-name="P1"><text:span text:style-name="T1">y</text:span><text:span text:style-name="T2">2 </text:span><text:span text:style-name="T5">←</text:span><text:span text:style-name="T1"> y</text:span><text:span text:style-name="T2">2 </text:span><text:span text:style-name="T6">+</text:span><text:span text:style-name="T1"> y</text:span><text:span text:style-name="T2">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9cm" svg:x="11.6cm" svg:y="3.6cm">
          <text:p text:style-name="P1"><text:span text:style-name="T1">y</text:span><text:span text:style-name="T2">1 </text:span><text:span text:style-name="T1">&lt; x</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3cm" svg:height="1.3cm" svg:x="15.2cm" svg:y="5.3cm">
          <text:p text:style-name="P1"><text:span text:style-name="T1">HALT</text:span><text:span text:style-name="T1"><text:line-break/></text:span><text:span text:style-name="T1">z </text:span><text:span text:style-name="T3">← </text:span><text:span text:style-name="T1">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3.5cm" svg:y1="2.4cm" svg:x2="13.5cm" svg:y2="3.6cm" draw:start-shape="id1" draw:start-glue-point="2" draw:end-shape="id2" draw:end-glue-point="0" svg:d="M13500 2400v1200">
          <text:p/>
        </draw:connector>
        <draw:custom-shape draw:style-name="gr3" draw:text-style-name="P1" xml:id="id6" draw:id="id6" draw:layer="layout" svg:width="0.1cm" svg:height="0.1cm" svg:x="13.4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5.4cm" svg:y1="4.05cm" svg:x2="16.85cm" svg:y2="5.3cm" draw:start-shape="id2" draw:start-glue-point="1" draw:end-shape="id3" draw:end-glue-point="0" svg:d="M15400 4050h1450v1250">
          <text:p/>
        </draw:connector>
        <draw:connector draw:style-name="gr2" draw:text-style-name="P1" draw:layer="layout" svg:x1="11.6cm" svg:y1="4.05cm" svg:x2="10.4cm" svg:y2="5.1cm" draw:start-shape="id2" draw:start-glue-point="3" draw:end-shape="id4" draw:end-glue-point="0" svg:d="M11600 4050h-1200v1050">
          <text:p/>
        </draw:connector>
        <draw:connector draw:style-name="gr2" draw:text-style-name="P1" draw:layer="layout" draw:line-skew="0cm -5.044cm" svg:x1="10.4cm" svg:y1="7.4cm" svg:x2="13.475cm" svg:y2="2.614cm" draw:start-shape="id5" draw:start-glue-point="2" draw:end-shape="id6" draw:end-glue-point="5" svg:d="M10400 7400v526h-2601v-5312h5676">
          <text:p/>
        </draw:connector>
        <draw:frame draw:style-name="gr4" draw:layer="layout" svg:width="0.946cm" svg:height="1.013cm" svg:x="15.525cm" svg:y="2.9cm">
          <draw:text-box>
            <text:p>F</text:p>
          </draw:text-box>
        </draw:frame>
        <draw:frame draw:style-name="gr4" draw:layer="layout" svg:width="0.946cm" svg:height="1.013cm" svg:x="10.726cm" svg:y="2.9cm">
          <draw:text-box>
            <text:p>T</text:p>
          </draw:text-box>
        </draw:frame>
        <draw:custom-shape draw:style-name="gr1" draw:text-style-name="P2" xml:id="id5" draw:id="id5" draw:layer="layout" svg:width="3.6cm" svg:height="0.8cm" svg:x="8.6cm" svg:y="6.6cm">
          <text:p text:style-name="P1"><text:span text:style-name="T1">y</text:span><text:span text:style-name="T2">1 </text:span><text:span text:style-name="T5">←</text:span><text:span text:style-name="T1"> y</text:span><text:span text:style-name="T2">1 </text:span><text:span text:style-name="T6">+</text:span><text:span text:style-name="T1">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10.4cm" svg:y1="6cm" svg:x2="10.4cm" svg:y2="6.6cm" draw:start-shape="id4" draw:start-glue-point="2" draw:end-shape="id5" draw:end-glue-point="0" svg:d="M10400 6000v600">
          <text:p/>
        </draw:connector>
        <draw:custom-shape draw:style-name="gr5" draw:text-style-name="P1" draw:layer="layout" svg:width="0.339cm" svg:height="0.3cm" svg:x="13.361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0.975cm" svg:height="1.013cm" svg:x="13.525cm" svg:y="2.601cm">
          <draw:text-box>
            <text:p>A</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f__3f__3f__3f__3f__3f__3f_" style:display-name="???????" style:family="graphic">
      <style:paragraph-properties style:text-autospace="none"/>
      <style:text-properties fo:font-size="12pt" fo:language="en" fo:country="US" style:font-size-asian="12pt" style:font-size-complex="12pt"/>
    </style:style>
    <style:style style:name="_3f__3f__3f__3f__3f__3f__20__3f__3f__3f__3f__3f__3f__3f__3f__3f_" style:display-name="?????? ?????????" style:family="graphic">
      <style:paragraph-properties style:text-autospace="none"/>
      <style:text-properties fo:font-weight="normal" style:font-weight-asian="normal" style:font-weight-complex="normal"/>
    </style:style>
    <style:style style:name="_3f__3f__3f__3f__3f__3f__3f__3f__20__3f__3f__3f__3f__3f_" style:display-name="???????? ?????" style:family="graphic">
      <style:paragraph-properties fo:margin-top="0cm" fo:margin-bottom="0.374cm" style:text-autospace="none"/>
    </style:style>
    <style:style style:name="Листинг" style:family="graphic">
      <style:paragraph-properties fo:margin-top="0.374cm" fo:margin-bottom="0.374cm" fo:text-align="start" style:text-autospace="none"/>
      <style:text-properties fo:color="#000000" style:text-line-through-style="none" fo:font-family="Consolas" style:font-family-generic="modern" style:font-pitch="fixed" fo:font-size="12pt" fo:font-style="normal" style:text-underline-style="none" fo:font-weight="normal" style:font-size-asian="12pt" style:font-style-asian="normal" style:font-weight-asian="normal" style:font-size-complex="12pt" style:font-style-complex="normal" style:font-weight-complex="normal"/>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sub 58%"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6" style:family="text">
      <style:text-properties style:text-position="0% 100%" fo:font-size="12pt" style:font-size-asian="12pt" style:font-size-complex="12pt"/>
    </style:style>
    <style:style style:name="T7" style:family="text">
      <style:text-properties style:text-position="0% 100%"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8" style:family="text">
      <style:text-properties style:text-position="sub 58%"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7.4cm" svg:height="1.3cm" svg:x="5cm" svg:y="1.1cm">
          <text:p text:style-name="P1"><text:span text:style-name="T1">START</text:span><text:span text:style-name="T1"><text:line-break/></text:span><text:span text:style-name="T1">(y</text:span><text:span text:style-name="T2">1</text:span><text:span text:style-name="T1">, y</text:span><text:span text:style-name="T2">2</text:span><text:span text:style-name="T1">, y</text:span><text:span text:style-name="T2">3</text:span><text:span text:style-name="T1">) </text:span><text:span text:style-name="T3">←</text:span><text:span text:style-name="T4"> (1 + <text:s/>x</text:span><text:span text:style-name="T5">1 </text:span><text:span text:style-name="T4">+ x</text:span><text:span text:style-name="T5">2</text:span><text:span text:style-name="T4">, 1, x</text:span><text:span text:style-name="T5">1 </text:span><text:span text:style-name="T4">+ x</text:span><text:span text:style-name="T5">2</text:span><text:span text:style-name="T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8cm" svg:height="0.799cm" svg:x="4cm" svg:y="6.501cm">
          <text:p text:style-name="P1"><text:span text:style-name="T1">y</text:span><text:span text:style-name="T2">3</text:span><text:span text:style-name="T6"> </text:span><text:span text:style-name="T7">←</text:span><text:span text:style-name="T3"> y</text:span><text:span text:style-name="T8">3 </text:span><text:span text:style-name="T3">- 1</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6.2cm" svg:height="0.899cm" svg:x="2.8cm" svg:y="4.701cm">
          <text:p text:style-name="P1"><text:span text:style-name="T1">(y</text:span><text:span text:style-name="T2">1</text:span><text:span text:style-name="T1">, y</text:span><text:span text:style-name="T2">2</text:span><text:span text:style-name="T6">)</text:span><text:span text:style-name="T2"> </text:span><text:span text:style-name="T7">←</text:span><text:span text:style-name="T1"> </text:span><text:span text:style-name="T3">(y</text:span><text:span text:style-name="T8">1 </text:span><text:span text:style-name="T7">+</text:span><text:span text:style-name="T3"> y</text:span><text:span text:style-name="T8">3</text:span><text:span text:style-name="T3">, 1 + </text:span><text:span text:style-name="T1">y</text:span><text:span text:style-name="T2">2 </text:span><text:span text:style-name="T6">+</text:span><text:span text:style-name="T1"> y</text:span><text:span text:style-name="T2">3</text:span><text:span text:style-name="T6">)</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9cm" svg:x="6.8cm" svg:y="3.3cm">
          <text:p text:style-name="P1"><text:span text:style-name="T1">y</text:span><text:span text:style-name="T2">3 </text:span><text:span text:style-name="T1">= x</text:span><text:span text:style-name="T2">1</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5.9cm" svg:height="1.3cm" svg:x="9cm" svg:y="6.1cm">
          <text:p text:style-name="P1"><text:span text:style-name="T1">HALT</text:span><text:span text:style-name="T1"><text:line-break/></text:span><text:span text:style-name="T1">(z</text:span><text:span text:style-name="T2">1</text:span><text:span text:style-name="T6">,</text:span><text:span text:style-name="T1"> z</text:span><text:span text:style-name="T2">2</text:span><text:span text:style-name="T1">) </text:span><text:span text:style-name="T3">← (y</text:span><text:span text:style-name="T8">1 </text:span><text:span text:style-name="T7">-</text:span><text:span text:style-name="T3"> y</text:span><text:span text:style-name="T8">3</text:span><text:span text:style-name="T3">, x</text:span><text:span text:style-name="T8">2 </text:span><text:span text:style-name="T3">+ 2</text:span><text:span text:style-name="T1">y</text:span><text:span text:style-name="T2">2 </text:span><text:span text:style-name="T6">-</text:span><text:span text:style-name="T1"> y</text:span><text:span text:style-name="T2">1</text:span><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xml:id="id6" draw:id="id6" draw:layer="layout" svg:x1="8.7cm" svg:y1="2.4cm" svg:x2="8.7cm" svg:y2="3.3cm" draw:start-shape="id1" draw:start-glue-point="2" draw:end-shape="id2" draw:end-glue-point="0" svg:d="M8700 2400v900">
          <text:p/>
        </draw:connector>
        <draw:custom-shape draw:style-name="gr3" draw:text-style-name="P1" draw:layer="layout" svg:width="0.1cm" svg:height="0.1cm" svg:x="7.8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0.6cm" svg:y1="3.75cm" svg:x2="11.95cm" svg:y2="6.1cm" draw:start-shape="id2" draw:start-glue-point="1" draw:end-shape="id3" draw:end-glue-point="0" svg:d="M10600 3750h1350v2350">
          <text:p/>
        </draw:connector>
        <draw:connector draw:style-name="gr2" draw:text-style-name="P1" draw:layer="layout" svg:x1="5.9cm" svg:y1="5.6cm" svg:x2="5.9cm" svg:y2="6.501cm" draw:start-shape="id4" draw:start-glue-point="2" draw:end-shape="id5" draw:end-glue-point="0" svg:d="M5900 5600v901">
          <text:p/>
        </draw:connector>
        <draw:connector draw:style-name="gr2" draw:text-style-name="P1" draw:layer="layout" svg:x1="6.8cm" svg:y1="3.75cm" svg:x2="5.9cm" svg:y2="4.701cm" draw:start-shape="id2" draw:start-glue-point="3" draw:end-shape="id4" draw:end-glue-point="0" svg:d="M6800 3750h-900v951">
          <text:p/>
        </draw:connector>
        <draw:connector draw:style-name="gr2" draw:text-style-name="P1" draw:layer="layout" draw:line-skew="-0.975cm" svg:x1="4cm" svg:y1="6.9cm" svg:x2="8.7cm" svg:y2="2.85cm" draw:start-shape="id5" draw:start-glue-point="3" draw:end-shape="id6" draw:end-glue-point="0" svg:d="M4000 6900h-1500v-4050h6200">
          <text:p/>
        </draw:connector>
        <draw:frame draw:style-name="gr4" draw:layer="layout" svg:width="0.946cm" svg:height="1.013cm" svg:x="10.725cm" svg:y="2.9cm">
          <draw:text-box>
            <text:p>T</text:p>
          </draw:text-box>
        </draw:frame>
        <draw:frame draw:style-name="gr4" draw:layer="layout" svg:width="0.946cm" svg:height="1.013cm" svg:x="5.926cm" svg:y="2.9cm">
          <draw:text-box>
            <text:p>F</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size="12pt" style:font-size-asian="12pt" style:font-size-complex="12pt"/>
    </style:style>
    <style:style style:name="T6" style:family="text">
      <style:text-properties style:text-position="0% 100%"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7" style:family="text">
      <style:text-properties style:text-position="sub 58%"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cm" svg:height="1.3cm" svg:x="6.7cm" svg:y="1.1cm">
          <text:p text:style-name="P1"><text:span text:style-name="T1">START</text:span><text:span text:style-name="T1"><text:line-break/></text:span><text:span text:style-name="T1">(y</text:span><text:span text:style-name="T2">1</text:span><text:span text:style-name="T1">, y</text:span><text:span text:style-name="T2">2</text:span><text:span text:style-name="T1">) </text:span><text:span text:style-name="T3">←</text:span><text:span text:style-name="T4"> (0,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5.2cm" svg:height="1.199cm" svg:x="3.3cm" svg:y="5.001cm">
          <text:p text:style-name="P1"><text:span text:style-name="T1">(y</text:span><text:span text:style-name="T2">1</text:span><text:span text:style-name="T1">, y</text:span><text:span text:style-name="T2">2</text:span><text:span text:style-name="T5">)</text:span><text:span text:style-name="T2"> </text:span><text:span text:style-name="T6">←</text:span><text:span text:style-name="T1"> </text:span><text:span text:style-name="T3">(y</text:span><text:span text:style-name="T7">1 </text:span><text:span text:style-name="T6">+ 1,</text:span><text:span text:style-name="T3"> </text:span><text:span text:style-name="T1">y</text:span><text:span text:style-name="T2">2 </text:span><text:span text:style-name="T5">+</text:span><text:span text:style-name="T1"> y</text:span><text:span text:style-name="T2">2</text:span><text:span text:style-name="T5">)</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8cm" svg:height="0.9cm" svg:x="6.8cm" svg:y="3.3cm">
          <text:p text:style-name="P1"><text:span text:style-name="T1">y</text:span><text:span text:style-name="T2">1 </text:span><text:span text:style-name="T1">= x</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3cm" svg:height="1.3cm" svg:x="10.4cm" svg:y="5cm">
          <text:p text:style-name="P1"><text:span text:style-name="T1">HALT</text:span><text:span text:style-name="T1"><text:line-break/></text:span><text:span text:style-name="T1">z </text:span><text:span text:style-name="T3">← </text:span><text:span text:style-name="T1">y</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xml:id="id5" draw:id="id5" draw:layer="layout" svg:x1="8.7cm" svg:y1="2.4cm" svg:x2="8.7cm" svg:y2="3.3cm" draw:start-shape="id1" draw:start-glue-point="2" draw:end-shape="id2" draw:end-glue-point="0" svg:d="M8700 2400v900">
          <text:p/>
        </draw:connector>
        <draw:custom-shape draw:style-name="gr3" draw:text-style-name="P1" draw:layer="layout" svg:width="0.1cm" svg:height="0.1cm" svg:x="7.8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0.6cm" svg:y1="3.75cm" svg:x2="12.05cm" svg:y2="5cm" draw:start-shape="id2" draw:start-glue-point="1" draw:end-shape="id3" draw:end-glue-point="0" svg:d="M10600 3750h1450v1250">
          <text:p/>
        </draw:connector>
        <draw:connector draw:style-name="gr2" draw:text-style-name="P1" draw:layer="layout" svg:x1="6.8cm" svg:y1="3.75cm" svg:x2="5.9cm" svg:y2="5.001cm" draw:start-shape="id2" draw:start-glue-point="3" draw:end-shape="id4" draw:end-glue-point="0" svg:d="M6800 3750h-900v1251">
          <text:p/>
        </draw:connector>
        <draw:connector draw:style-name="gr2" draw:text-style-name="P1" draw:layer="layout" draw:line-skew="0cm -6.575cm" svg:x1="5.9cm" svg:y1="6.2cm" svg:x2="8.7cm" svg:y2="2.85cm" draw:start-shape="id4" draw:start-glue-point="2" draw:end-shape="id5" draw:end-glue-point="0" svg:d="M5900 6200v525h-3200v-3875h6000">
          <text:p/>
        </draw:connector>
        <draw:frame draw:style-name="gr4" draw:layer="layout" svg:width="0.946cm" svg:height="1.013cm" svg:x="10.725cm" svg:y="2.9cm">
          <draw:text-box>
            <text:p>T</text:p>
          </draw:text-box>
        </draw:frame>
        <draw:frame draw:style-name="gr4" draw:layer="layout" svg:width="0.946cm" svg:height="1.013cm" svg:x="5.926cm" svg:y="2.9cm">
          <draw:text-box>
            <text:p>F</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3" style:family="graphic" style:parent-style-name="standard">
      <style:graphic-properties svg:stroke-width="0.05cm" svg:stroke-color="#000000" svg:stroke-opacity="0%"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713cm" fo:min-width="0.396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2pt" style:font-size-asian="12pt" style:font-size-complex="12pt"/>
    </style:style>
    <style:style style:name="T3" style:family="text">
      <style:text-properties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4" style:family="text">
      <style:text-properties fo:font-family="Arial" style:font-family-generic="roman" style:font-pitch="variable"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5" style:family="text">
      <style:text-properties style:text-position="0% 100%" fo:font-size="12pt" style:font-size-asian="12pt" style:font-size-complex="12pt"/>
    </style:style>
    <style:style style:name="T6" style:family="text">
      <style:text-properties style:text-position="0% 100%"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T7" style:family="text">
      <style:text-properties style:text-position="sub 58%" fo:font-family="Arial" style:font-style-name="Regular" style:font-family-generic="swiss" fo:font-size="12pt" style:font-family-asian="Arial" style:font-style-name-asian="Regular" style:font-family-generic-asian="swiss" style:font-size-asian="12pt" style:font-family-complex="Arial" style:font-style-name-complex="Regular" style:font-family-generic-complex="swis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8cm" svg:height="1.3cm" svg:x="6.8cm" svg:y="1.1cm">
          <text:p text:style-name="P1"><text:span text:style-name="T1">START</text:span><text:span text:style-name="T1"><text:line-break/></text:span><text:span text:style-name="T1">(y</text:span><text:span text:style-name="T2">1</text:span><text:span text:style-name="T1">, y</text:span><text:span text:style-name="T2">2</text:span><text:span text:style-name="T1">, y</text:span><text:span text:style-name="T2">3</text:span><text:span text:style-name="T1">) </text:span><text:span text:style-name="T3">←</text:span><text:span text:style-name="T4"> (0, 0,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5.2cm" svg:height="1.2cm" svg:x="3.9cm" svg:y="6.1cm">
          <text:p text:style-name="P1"><text:span text:style-name="T1">(y</text:span><text:span text:style-name="T2">1</text:span><text:span text:style-name="T1">, y</text:span><text:span text:style-name="T2">3</text:span><text:span text:style-name="T1">)</text:span><text:span text:style-name="T5"> </text:span><text:span text:style-name="T6">←</text:span><text:span text:style-name="T3"> (y</text:span><text:span text:style-name="T7">1 </text:span><text:span text:style-name="T3">+ 1, y</text:span><text:span text:style-name="T7">3</text:span><text:span text:style-name="T3"> + 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4.2cm" svg:height="0.899cm" svg:x="7.1cm" svg:y="3.1cm">
          <text:p text:style-name="P1"><text:span text:style-name="T1">y</text:span><text:span text:style-name="T2">2</text:span><text:span text:style-name="T5"> </text:span><text:span text:style-name="T2"><text:s/></text:span><text:span text:style-name="T6">←</text:span><text:span text:style-name="T1"> </text:span><text:span text:style-name="T3">y</text:span><text:span text:style-name="T7">2 </text:span><text:span text:style-name="T6">+</text:span><text:span text:style-name="T3"> y</text:span><text:span text:style-name="T7">3</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 draw:id="id1" draw:layer="layout" svg:width="3.8cm" svg:height="0.9cm" svg:x="7.3cm" svg:y="4.7cm">
          <text:p text:style-name="P1"><text:span text:style-name="T1">y</text:span><text:span text:style-name="T2">2 </text:span><text:span text:style-name="T1">&gt; x</text:span></text:p>
          <draw:enhanced-geometry svg:viewBox="0 0 21600 21600" draw:path-stretchpoint-x="10800" draw:path-stretchpoint-y="10800" draw:text-areas="?f3 ?f4 ?f5 ?f6" draw:type="round-rectangle" draw:modifiers="54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cm" svg:height="1.3cm" svg:x="10.9cm" svg:y="6.1cm">
          <text:p text:style-name="P1"><text:span text:style-name="T1">HALT</text:span><text:span text:style-name="T1"><text:line-break/></text:span><text:span text:style-name="T1">z </text:span><text:span text:style-name="T3">← y</text:span><text:span text:style-name="T7">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9.2cm" svg:y1="2.4cm" svg:x2="9.2cm" svg:y2="3.1cm" svg:d="M9200 2400v700">
          <text:p/>
        </draw:connector>
        <draw:custom-shape draw:style-name="gr3" draw:text-style-name="P1" xml:id="id4" draw:id="id4" draw:layer="layout" svg:width="0.1cm" svg:height="0.1cm" svg:x="9.161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svg:x1="11.1cm" svg:y1="5.15cm" svg:x2="12.4cm" svg:y2="6.1cm" draw:start-shape="id1" draw:start-glue-point="1" draw:end-shape="id2" draw:end-glue-point="0" svg:d="M11100 5150h1300v950">
          <text:p/>
        </draw:connector>
        <draw:connector draw:style-name="gr2" draw:text-style-name="P1" draw:layer="layout" svg:x1="3.9cm" svg:y1="6.7cm" svg:x2="9.161cm" svg:y2="2.65cm" draw:start-shape="id3" draw:start-glue-point="3" draw:end-shape="id4" draw:end-glue-point="6" svg:d="M3900 6700h-525v-4050h5786">
          <text:p/>
        </draw:connector>
        <draw:frame draw:style-name="gr4" draw:layer="layout" svg:width="0.946cm" svg:height="1.013cm" svg:x="11.1cm" svg:y="4.287cm">
          <draw:text-box>
            <text:p>T</text:p>
          </draw:text-box>
        </draw:frame>
        <draw:frame draw:style-name="gr4" draw:layer="layout" svg:width="0.946cm" svg:height="1.013cm" svg:x="6.2cm" svg:y="4.3cm">
          <draw:text-box>
            <text:p>F</text:p>
          </draw:text-box>
        </draw:frame>
        <draw:connector draw:style-name="gr2" draw:text-style-name="P1" draw:layer="layout" svg:x1="7.3cm" svg:y1="5.15cm" svg:x2="6.5cm" svg:y2="6.1cm" draw:start-shape="id1" draw:start-glue-point="3" draw:end-shape="id3" draw:end-glue-point="0" svg:d="M7300 5150h-800v950">
          <text:p/>
        </draw:connector>
        <draw:connector draw:style-name="gr2" draw:text-style-name="P1" draw:layer="layout" svg:x1="9.2cm" svg:y1="3.999cm" svg:x2="9.2cm" svg:y2="4.7cm" draw:start-shape="id5" draw:start-glue-point="2" draw:end-shape="id1" draw:end-glue-point="0" svg:d="M9200 3999v701">
          <text:p/>
        </draw:connector>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4.798cm" fo:min-width="4.997cm"/>
    </style:style>
    <style:style style:name="P1" style:family="paragraph">
      <style:text-properties fo:font-size="14pt" style:font-size-asian="14pt" style:font-size-complex="14pt"/>
    </style:style>
    <style:style style:name="T1" style:family="text">
      <style:text-properties fo:color="#000000" style:text-line-through-style="none" fo:font-family="Consolas" style:font-family-generic="modern" style:font-pitch="fixed"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921cm" svg:height="5.471cm" svg:x="2.291cm" svg:y="1.184cm">
          <draw:text-box>
            <text:p text:style-name="P1"><text:span text:style-name="T1">int sum(int x)</text:span></text:p>
            <text:p text:style-name="P1"><text:span text:style-name="T1">{</text:span><text:span text:style-name="T1"><text:line-break/></text:span><text:span text:style-name="T1"> <text:s text:c="2"/>int i = 0, s = 0;</text:span><text:span text:style-name="T1"><text:line-break/></text:span><text:span text:style-name="T1"> <text:s text:c="2"/>for(; i &lt; x; i++)</text:span></text:p>
            <text:p text:style-name="P1"><text:span text:style-name="T1"><text:s text:c="3"/></text:span><text:span text:style-name="T1">{</text:span><text:span text:style-name="T1"><text:line-break/></text:span><text:span text:style-name="T1"><text:tab/></text:span><text:span text:style-name="T1">s += i;</text:span><text:span text:style-name="T1"><text:line-break/></text:span><text:span text:style-name="T1"> <text:s text:c="2"/>}</text:span><text:span text:style-name="T1"><text:line-break/></text:span><text:span text:style-name="T1"> <text:s text:c="2"/>return s;</text:span><text:span text:style-name="T1"><text:line-break/></text:span><text:span text:style-name="T1">}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f__3f__3f__3f__3f__3f__3f_" style:display-name="???????" style:family="graphic">
      <style:paragraph-properties style:text-autospace="none"/>
      <style:text-properties fo:font-size="12pt" fo:language="en" fo:country="US" style:font-size-asian="12pt" style:font-size-complex="12pt"/>
    </style:style>
    <style:style style:name="_3f__3f__3f__3f__3f__3f__20__3f__3f__3f__3f__3f__3f__3f__3f__3f_" style:display-name="?????? ?????????" style:family="graphic">
      <style:paragraph-properties style:text-autospace="none"/>
      <style:text-properties fo:font-weight="normal" style:font-weight-asian="normal" style:font-weight-complex="normal"/>
    </style:style>
    <style:style style:name="_3f__3f__3f__3f__3f__3f__3f__3f__20__3f__3f__3f__3f__3f_" style:display-name="???????? ?????" style:family="graphic">
      <style:paragraph-properties fo:margin-top="0cm" fo:margin-bottom="0.374cm" style:text-autospace="none"/>
    </style:style>
    <style:style style:name="Листинг" style:family="graphic">
      <style:paragraph-properties fo:margin-top="0.374cm" fo:margin-bottom="0.374cm" fo:text-align="start" style:text-autospace="none"/>
      <style:text-properties fo:color="#000000" style:text-line-through-style="none" fo:font-family="Consolas" style:font-family-generic="modern" style:font-pitch="fixed" fo:font-size="12pt" fo:font-style="normal" style:text-underline-style="none" fo:font-weight="normal" style:font-size-asian="12pt" style:font-style-asian="normal" style:font-weight-asian="normal" style:font-size-complex="12pt" style:font-style-complex="normal" style:font-weight-complex="normal"/>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4.3cm" svg:height="1.5cm" svg:x="4.7cm" svg:y="0cm">
          <text:p text:style-name="P1"><text:span text:style-name="T1">START:</text:span><text:span text:style-name="T1"><text:line-break/></text:span><text:span text:style-name="T1">(</text:span><text:span text:style-name="T2">y</text:span><text:span text:style-name="T3">1</text:span><text:span text:style-name="T1">, </text:span><text:span text:style-name="T2">y</text:span><text:span text:style-name="T3">2</text:span><text:span text:style-name="T1">) ← (</text:span><text:span text:style-name="T2">x</text:span><text:span text:style-name="T1">,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7cm" svg:height="1cm" svg:x="5cm" svg:y="7.1cm">
          <text:p text:style-name="P1"><text:span text:style-name="T2">y</text:span><text:span text:style-name="T3">1 </text:span><text:span text:style-name="T1">&lt; </text:span><text:span text:style-name="T2">x</text:span><text:span text:style-name="T1"> + </text:span><text:span text:style-name="T2">y</text:span><text:span text:style-name="T3">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1.5cm" svg:x2="6.85cm" svg:y2="2.4cm" draw:start-shape="id1" draw:start-glue-point="2" draw:end-shape="id2" draw:end-glue-point="0" svg:d="M6850 1500v900">
          <text:p/>
        </draw:connector>
        <draw:custom-shape draw:style-name="gr1" draw:text-style-name="P2" xml:id="id5" draw:id="id5" draw:layer="layout" svg:width="3.7cm" svg:height="1.4cm" svg:x="10.2cm" svg:y="6.9cm">
          <text:p text:style-name="P1"><text:span text:style-name="T1">HALT:</text:span><text:span text:style-name="T1"><text:line-break/></text:span><text:span text:style-name="T2">z</text:span><text:span text:style-name="T1"> ← </text:span><text:span text:style-name="T2">y</text:span><text:span text:style-name="T3">1 </text:span><text:span text:style-name="T1">+ <text:s/></text:span><text:span text:style-name="T2">y</text:span><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6.2cm" svg:x2="6.85cm" svg:y2="7.1cm" draw:start-shape="id3" draw:start-glue-point="2" draw:end-shape="id4" draw:end-glue-point="0" svg:d="M6850 6200v900">
          <text:p/>
        </draw:connector>
        <draw:custom-shape draw:style-name="gr3" draw:text-style-name="P1" xml:id="id6" draw:id="id6" draw:layer="layout" svg:width="0.1cm" svg:height="0.1cm" svg:x="6.8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9.9cm" svg:height="1.4cm" svg:x="1.9cm" svg:y="2.4cm">
          <text:p text:style-name="P1"><text:span text:style-name="T1">(</text:span><text:span text:style-name="T2">y</text:span><text:span text:style-name="T3">1</text:span><text:span text:style-name="T1">, </text:span><text:span text:style-name="T2">y</text:span><text:span text:style-name="T3">2</text:span><text:span text:style-name="T1">) ← (</text:span><text:span text:style-name="T2">y</text:span><text:span text:style-name="T3">1 </text:span><text:span text:style-name="T1">+ </text:span><text:span text:style-name="T2">x</text:span><text:span text:style-name="T1"> + </text:span><text:span text:style-name="T2">y</text:span><text:span text:style-name="T3">2</text:span><text:span text:style-name="T1">, (</text:span><text:span text:style-name="T2">y</text:span><text:span text:style-name="T3">2 </text:span><text:span text:style-name="T1">+ 1) * </text:span><text:span text:style-name="T2">x</text:span><text:span text:style-name="T1"> + <text:s/></text:span><text:span text:style-name="T2">y</text:span><text:span text:style-name="T3">1</text:span><text:span text:style-name="T1">* </text:span><text:span text:style-name="T2">y</text:span><text:span text:style-name="T3">1</text:span><text:span text:style-name="T1">)</text:span>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5.5cm" svg:height="1.4cm" svg:x="4.1cm" svg:y="4.8cm">
          <text:p text:style-name="P1"><text:span text:style-name="T1">(</text:span><text:span text:style-name="T2">y</text:span><text:span text:style-name="T3">1</text:span><text:span text:style-name="T1">, </text:span><text:span text:style-name="T2">y</text:span><text:span text:style-name="T3">2</text:span><text:span text:style-name="T1">) ← (</text:span><text:span text:style-name="T2">y</text:span><text:span text:style-name="T3">2</text:span><text:span text:style-name="T1">, </text:span><text:span text:style-name="T2">y</text:span><text:span text:style-name="T3">1 </text:span><text:span text:style-name="T1">* </text:span><text:span text:style-name="T2">x</text:span><text:span text:style-name="T4">)</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3.8cm" svg:x2="6.85cm" svg:y2="4.8cm" draw:start-shape="id2" draw:start-glue-point="2" draw:end-shape="id3" draw:end-glue-point="0" svg:d="M6850 3800v1000">
          <text:p/>
        </draw:connector>
        <draw:connector draw:style-name="gr2" draw:text-style-name="P1" draw:layer="layout" svg:x1="8.7cm" svg:y1="7.6cm" svg:x2="10.2cm" svg:y2="7.6cm" draw:start-shape="id4" draw:start-glue-point="1" draw:end-shape="id5" draw:end-glue-point="3" svg:d="M8700 7600h1500">
          <text:p/>
        </draw:connector>
        <draw:connector draw:style-name="gr2" draw:text-style-name="P1" draw:layer="layout" draw:line-skew="-2.975cm" svg:x1="5cm" svg:y1="7.6cm" svg:x2="6.8cm" svg:y2="1.75cm" draw:start-shape="id4" draw:start-glue-point="3" draw:end-shape="id6" draw:end-glue-point="3" svg:d="M5000 7600h-3501v-5850h5301">
          <text:p/>
        </draw:connector>
        <draw:frame draw:style-name="gr4" draw:layer="layout" svg:width="0.896cm" svg:height="0.963cm" svg:x="8.7cm" svg:y="6.6cm">
          <draw:text-box>
            <text:p>T</text:p>
          </draw:text-box>
        </draw:frame>
        <draw:frame draw:style-name="gr5" draw:layer="layout" svg:width="0.891cm" svg:height="0.963cm" svg:x="3.9cm" svg:y="6.601cm">
          <draw:text-box>
            <text:p>F</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8cm" draw:marker-end-width="0.28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fill-color="#8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396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style:font-size-asian="14pt" style:font-size-complex="14pt"/>
    </style:style>
    <style:style style:name="T2"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3" style:family="text">
      <style:text-properties style:text-position="sub 58%" fo:font-family="'Times New Roman'" style:font-family-generic="roman" style:font-pitch="variabl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xml:id="id1" draw:id="id1" draw:layer="layout" svg:width="4.3cm" svg:height="1.5cm" svg:x="4.7cm" svg:y="0cm">
          <text:p text:style-name="P1"><text:span text:style-name="T1">START:</text:span><text:span text:style-name="T1"><text:line-break/></text:span><text:span text:style-name="T2">y</text:span><text:span text:style-name="T3">1</text:span><text:span text:style-name="T1"> ←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3.7cm" svg:height="1cm" svg:x="5cm" svg:y="2.5cm">
          <text:p text:style-name="P1"><text:span text:style-name="T2">y</text:span><text:span text:style-name="T3">1 </text:span><text:span text:style-name="T1">&lt; 0</text:span><text:span text:style-name="T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6.85cm" svg:y1="1.5cm" svg:x2="6.85cm" svg:y2="2.5cm" draw:start-shape="id1" draw:start-glue-point="2" draw:end-shape="id2" draw:end-glue-point="0" svg:d="M6850 1500v1000">
          <text:p/>
        </draw:connector>
        <draw:custom-shape draw:style-name="gr1" draw:text-style-name="P2" xml:id="id5" draw:id="id5" draw:layer="layout" svg:width="3.7cm" svg:height="1.4cm" svg:x="2.3cm" svg:y="4.2cm">
          <text:p text:style-name="P1"><text:span text:style-name="T1">HALT:</text:span><text:span text:style-name="T1"><text:line-break/></text:span><text:span text:style-name="T2">z</text:span><text:span text:style-name="T1"> ← </text:span><text:span text:style-name="T2">y</text:span><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draw:line-skew="0cm 8.1cm" svg:x1="10.8cm" svg:y1="5.7cm" svg:x2="6.8cm" svg:y2="1.75cm" draw:start-shape="id3" draw:start-glue-point="2" draw:end-shape="id4" draw:end-glue-point="3" svg:d="M10800 5700v525h3600v-4475h-7600">
          <text:p/>
        </draw:connector>
        <draw:custom-shape draw:style-name="gr3" draw:text-style-name="P1" xml:id="id4" draw:id="id4" draw:layer="layout" svg:width="0.1cm" svg:height="0.1cm" svg:x="6.8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3.8cm" svg:height="1.4cm" svg:x="8.9cm" svg:y="4.3cm">
          <text:p text:style-name="P1"><text:span text:style-name="T2">y</text:span><text:span text:style-name="T3">1</text:span><text:span text:style-name="T1"> ← -10</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8.7cm" svg:y1="3cm" svg:x2="10.8cm" svg:y2="4.3cm" draw:start-shape="id2" draw:start-glue-point="1" draw:end-shape="id3" draw:end-glue-point="0" svg:d="M8700 3000h2100v1300">
          <text:p/>
        </draw:connector>
        <draw:connector draw:style-name="gr2" draw:text-style-name="P1" draw:layer="layout" svg:x1="5cm" svg:y1="3cm" svg:x2="4.15cm" svg:y2="4.2cm" draw:start-shape="id2" draw:start-glue-point="3" draw:end-shape="id5" draw:end-glue-point="0" svg:d="M5000 3000h-850v1200">
          <text:p/>
        </draw:connector>
        <draw:frame draw:style-name="gr4" draw:layer="layout" svg:width="0.896cm" svg:height="0.963cm" svg:x="8.904cm" svg:y="2.037cm">
          <draw:text-box>
            <text:p>T</text:p>
          </draw:text-box>
        </draw:frame>
        <draw:frame draw:style-name="gr5" draw:layer="layout" svg:width="0.891cm" svg:height="0.963cm" svg:x="4.109cm" svg:y="1.937cm">
          <draw:text-box>
            <text:p>F</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